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747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DATOS DE SIMULACIÓN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</text:p>
          </table:table-cell>
          <table:table-cell office:value-type="string">
            <text:p><text:s/>INT, CRITICIDAD</text:p>
          </table:table-cell>
          <table:table-cell/>
          <table:table-cell office:value-type="string">
            <text:p><text:s/>CAMINO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table:style-name="ce1" office:value-type="percentage" office:value="1">
            <text:p>100,00%</text:p>
          </table:table-cell>
          <table:table-cell table:style-name="ce1"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opt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4"/>
          <table:table-cell office:value-type="string">
            <text:p>pes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EDIA</text:p>
          </table:table-cell>
          <table:table-cell office:value-type="string">
            <text:p><text:s/>DESV, TÍPICA</text:p>
          </table:table-cell>
          <table:table-cell table:number-columns-repeated="4"/>
        </table:table-row>
        <table:table-row table:style-name="ro1">
          <table:table-cell office:value-type="float" office:value="6.00981941888">
            <text:p>6,0098194189</text:p>
          </table:table-cell>
          <table:table-cell office:value-type="float" office:value="1.71462279708">
            <text:p>1,714622797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SIMULACIONES TOTALES</text:p>
          </table:table-cell>
          <table:table-cell table:number-columns-repeated="5"/>
        </table:table-row>
        <table:table-row table:style-name="ro1">
          <table:table-cell office:value-type="float" office:value="1000">
            <text:p>1000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DURACIONES</text:p>
          </table:table-cell>
          <table:table-cell office:value-type="string">
            <text:p>Dur.Ordenadas</text:p>
          </table:table-cell>
          <table:table-cell office:value-type="string">
            <text:p>Frecuencia ac</text:p>
          </table:table-cell>
          <table:table-cell office:value-type="string">
            <text:p>F(X)</text:p>
          </table:table-cell>
          <table:table-cell office:value-type="string">
            <text:p>d+</text:p>
          </table:table-cell>
          <table:table-cell office:value-type="string">
            <text:p>d-</text:p>
          </table:table-cell>
        </table:table-row>
        <table:table-row table:style-name="ro1">
          <table:table-cell office:value-type="float" office:value="5.21391712711">
            <text:p>5,2139171271</text:p>
          </table:table-cell>
          <table:table-cell office:value-type="float" office:value="3.00182884822">
            <text:p>3,0018288482</text:p>
          </table:table-cell>
          <table:table-cell table:formula="of:=FREQUENCY([.B$14:.B$1013];[.B14])/1000" office:value-type="float" office:value="0.001">
            <text:p>0,001</text:p>
          </table:table-cell>
          <table:table-cell table:formula="of:=IF(AND([.F$5]&lt;[.B14];[.B14]&lt;=[.F$6]);([.A14]-[.F$5])/([.F$6]-[.F$5]);1)" office:value-type="float" office:value="0.368986187851667">
            <text:p>0,3689861879</text:p>
          </table:table-cell>
          <table:table-cell table:formula="of:=ABS([.D14]-[.C14])" office:value-type="float" office:value="0.367986187851667">
            <text:p>0,3679861879</text:p>
          </table:table-cell>
          <table:table-cell table:formula="of:=[.D14]" office:value-type="float" office:value="0.368986187851667">
            <text:p>0,3689861879</text:p>
          </table:table-cell>
        </table:table-row>
        <table:table-row table:style-name="ro1">
          <table:table-cell office:value-type="float" office:value="6.85703467711">
            <text:p>6,8570346771</text:p>
          </table:table-cell>
          <table:table-cell office:value-type="float" office:value="3.01771755268">
            <text:p>3,0177175527</text:p>
          </table:table-cell>
          <table:table-cell table:formula="of:=FREQUENCY([.B$14:.B$1013];[.B15])/1000" office:value-type="float" office:value="0.002">
            <text:p>0,002</text:p>
          </table:table-cell>
          <table:table-cell table:formula="of:=IF(AND([.F$5]&lt;[.B15];[.B15]&lt;=[.F$6]);([.A15]-[.F$5])/([.F$6]-[.F$5]);1)" office:value-type="float" office:value="0.642839112851667">
            <text:p>0,6428391129</text:p>
          </table:table-cell>
          <table:table-cell table:formula="of:=[.D15]-[.C15]" office:value-type="float" office:value="0.640839112851667">
            <text:p>0,6408391129</text:p>
          </table:table-cell>
          <table:table-cell table:formula="of:=ABS([.D15]-[.C14])" office:value-type="float" office:value="0.641839112851667">
            <text:p>0,6418391129</text:p>
          </table:table-cell>
        </table:table-row>
        <table:table-row table:style-name="ro1">
          <table:table-cell office:value-type="float" office:value="5.60173895097">
            <text:p>5,601738951</text:p>
          </table:table-cell>
          <table:table-cell office:value-type="float" office:value="3.02441418203">
            <text:p>3,024414182</text:p>
          </table:table-cell>
          <table:table-cell table:formula="of:=FREQUENCY([.B$14:.B$1013];[.B16])/1000" office:value-type="float" office:value="0.003">
            <text:p>0,003</text:p>
          </table:table-cell>
          <table:table-cell table:formula="of:=IF(AND([.F$5]&lt;[.B16];[.B16]&lt;=[.F$6]);([.A16]-[.F$5])/([.F$6]-[.F$5]);1)" office:value-type="float" office:value="0.433623158495">
            <text:p>0,4336231585</text:p>
          </table:table-cell>
          <table:table-cell table:formula="of:=ABS([.D16]-[.C16])" office:value-type="float" office:value="0.430623158495">
            <text:p>0,4306231585</text:p>
          </table:table-cell>
          <table:table-cell table:formula="of:=ABS([.D16]-[.C15])" office:value-type="float" office:value="0.431623158495">
            <text:p>0,4316231585</text:p>
          </table:table-cell>
        </table:table-row>
        <table:table-row table:style-name="ro1">
          <table:table-cell office:value-type="float" office:value="7.64840531692">
            <text:p>7,6484053169</text:p>
          </table:table-cell>
          <table:table-cell office:value-type="float" office:value="3.0253961967">
            <text:p>3,0253961967</text:p>
          </table:table-cell>
          <table:table-cell table:formula="of:=FREQUENCY([.B$14:.B$1013];[.B17])/1000" office:value-type="float" office:value="0.004">
            <text:p>0,004</text:p>
          </table:table-cell>
          <table:table-cell table:formula="of:=IF(AND([.F$5]&lt;[.B17];[.B17]&lt;=[.F$6]);([.A17]-[.F$5])/([.F$6]-[.F$5]);1)" office:value-type="float" office:value="0.774734219486667">
            <text:p>0,7747342195</text:p>
          </table:table-cell>
          <table:table-cell table:formula="of:=ABS([.D17]-[.C17])" office:value-type="float" office:value="0.770734219486667">
            <text:p>0,7707342195</text:p>
          </table:table-cell>
          <table:table-cell table:formula="of:=ABS([.D17]-[.C16])" office:value-type="float" office:value="0.771734219486667">
            <text:p>0,7717342195</text:p>
          </table:table-cell>
        </table:table-row>
        <table:table-row table:style-name="ro1">
          <table:table-cell office:value-type="float" office:value="4.73020274278">
            <text:p>4,7302027428</text:p>
          </table:table-cell>
          <table:table-cell office:value-type="float" office:value="3.02628680988">
            <text:p>3,0262868099</text:p>
          </table:table-cell>
          <table:table-cell table:formula="of:=FREQUENCY([.B$14:.B$1013];[.B18])/1000" office:value-type="float" office:value="0.005">
            <text:p>0,005</text:p>
          </table:table-cell>
          <table:table-cell table:formula="of:=IF(AND([.F$5]&lt;[.B18];[.B18]&lt;=[.F$6]);([.A18]-[.F$5])/([.F$6]-[.F$5]);1)" office:value-type="float" office:value="0.288367123796667">
            <text:p>0,2883671238</text:p>
          </table:table-cell>
          <table:table-cell table:formula="of:=ABS([.D18]-[.C18])" office:value-type="float" office:value="0.283367123796667">
            <text:p>0,2833671238</text:p>
          </table:table-cell>
          <table:table-cell table:formula="of:=ABS([.D18]-[.C17])" office:value-type="float" office:value="0.284367123796667">
            <text:p>0,2843671238</text:p>
          </table:table-cell>
        </table:table-row>
        <table:table-row table:style-name="ro1">
          <table:table-cell office:value-type="float" office:value="6.70471495115">
            <text:p>6,7047149512</text:p>
          </table:table-cell>
          <table:table-cell office:value-type="float" office:value="3.0269798661">
            <text:p>3,0269798661</text:p>
          </table:table-cell>
          <table:table-cell table:formula="of:=FREQUENCY([.B$14:.B$1013];[.B19])/1000" office:value-type="float" office:value="0.006">
            <text:p>0,006</text:p>
          </table:table-cell>
          <table:table-cell table:formula="of:=IF(AND([.F$5]&lt;[.B19];[.B19]&lt;=[.F$6]);([.A19]-[.F$5])/([.F$6]-[.F$5]);1)" office:value-type="float" office:value="0.617452491858333">
            <text:p>0,6174524919</text:p>
          </table:table-cell>
          <table:table-cell table:formula="of:=ABS([.D19]-[.C19])" office:value-type="float" office:value="0.611452491858333">
            <text:p>0,6114524919</text:p>
          </table:table-cell>
          <table:table-cell table:formula="of:=ABS([.D19]-[.C18])" office:value-type="float" office:value="0.612452491858333">
            <text:p>0,6124524919</text:p>
          </table:table-cell>
        </table:table-row>
        <table:table-row table:style-name="ro1">
          <table:table-cell office:value-type="float" office:value="3.96315364071">
            <text:p>3,9631536407</text:p>
          </table:table-cell>
          <table:table-cell office:value-type="float" office:value="3.03482436752">
            <text:p>3,0348243675</text:p>
          </table:table-cell>
          <table:table-cell table:formula="of:=FREQUENCY([.B$14:.B$1013];[.B20])/1000" office:value-type="float" office:value="0.007">
            <text:p>0,007</text:p>
          </table:table-cell>
          <table:table-cell table:formula="of:=IF(AND([.F$5]&lt;[.B20];[.B20]&lt;=[.F$6]);([.A20]-[.F$5])/([.F$6]-[.F$5]);1)" office:value-type="float" office:value="0.160525606785">
            <text:p>0,1605256068</text:p>
          </table:table-cell>
          <table:table-cell table:formula="of:=ABS([.D20]-[.C20])" office:value-type="float" office:value="0.153525606785">
            <text:p>0,1535256068</text:p>
          </table:table-cell>
          <table:table-cell table:formula="of:=ABS([.D20]-[.C19])" office:value-type="float" office:value="0.154525606785">
            <text:p>0,1545256068</text:p>
          </table:table-cell>
        </table:table-row>
        <table:table-row table:style-name="ro1">
          <table:table-cell office:value-type="float" office:value="4.31534778371">
            <text:p>4,3153477837</text:p>
          </table:table-cell>
          <table:table-cell office:value-type="float" office:value="3.05097241497">
            <text:p>3,050972415</text:p>
          </table:table-cell>
          <table:table-cell table:formula="of:=FREQUENCY([.B$14:.B$1013];[.B21])/1000" office:value-type="float" office:value="0.008">
            <text:p>0,008</text:p>
          </table:table-cell>
          <table:table-cell table:formula="of:=IF(AND([.F$5]&lt;[.B21];[.B21]&lt;=[.F$6]);([.A21]-[.F$5])/([.F$6]-[.F$5]);1)" office:value-type="float" office:value="0.219224630618333">
            <text:p>0,2192246306</text:p>
          </table:table-cell>
          <table:table-cell table:formula="of:=ABS([.D21]-[.C21])" office:value-type="float" office:value="0.211224630618333">
            <text:p>0,2112246306</text:p>
          </table:table-cell>
          <table:table-cell table:formula="of:=ABS([.D21]-[.C20])" office:value-type="float" office:value="0.212224630618333">
            <text:p>0,2122246306</text:p>
          </table:table-cell>
        </table:table-row>
        <table:table-row table:style-name="ro1">
          <table:table-cell office:value-type="float" office:value="5.01614331879">
            <text:p>5,0161433188</text:p>
          </table:table-cell>
          <table:table-cell office:value-type="float" office:value="3.0567052458">
            <text:p>3,0567052458</text:p>
          </table:table-cell>
          <table:table-cell table:formula="of:=FREQUENCY([.B$14:.B$1013];[.B22])/1000" office:value-type="float" office:value="0.009">
            <text:p>0,009</text:p>
          </table:table-cell>
          <table:table-cell table:formula="of:=IF(AND([.F$5]&lt;[.B22];[.B22]&lt;=[.F$6]);([.A22]-[.F$5])/([.F$6]-[.F$5]);1)" office:value-type="float" office:value="0.336023886465">
            <text:p>0,3360238865</text:p>
          </table:table-cell>
          <table:table-cell table:formula="of:=ABS([.D22]-[.C22])" office:value-type="float" office:value="0.327023886465">
            <text:p>0,3270238865</text:p>
          </table:table-cell>
          <table:table-cell table:formula="of:=ABS([.D22]-[.C21])" office:value-type="float" office:value="0.328023886465">
            <text:p>0,3280238865</text:p>
          </table:table-cell>
        </table:table-row>
        <table:table-row table:style-name="ro1">
          <table:table-cell office:value-type="float" office:value="7.66989761219">
            <text:p>7,6698976122</text:p>
          </table:table-cell>
          <table:table-cell office:value-type="float" office:value="3.05887733643">
            <text:p>3,0588773364</text:p>
          </table:table-cell>
          <table:table-cell table:formula="of:=FREQUENCY([.B$14:.B$1013];[.B23])/1000" office:value-type="float" office:value="0.01">
            <text:p>0,01</text:p>
          </table:table-cell>
          <table:table-cell table:formula="of:=IF(AND([.F$5]&lt;[.B23];[.B23]&lt;=[.F$6]);([.A23]-[.F$5])/([.F$6]-[.F$5]);1)" office:value-type="float" office:value="0.778316268698333">
            <text:p>0,7783162687</text:p>
          </table:table-cell>
          <table:table-cell table:formula="of:=ABS([.D23]-[.C23])" office:value-type="float" office:value="0.768316268698333">
            <text:p>0,7683162687</text:p>
          </table:table-cell>
          <table:table-cell table:formula="of:=ABS([.D23]-[.C22])" office:value-type="float" office:value="0.769316268698333">
            <text:p>0,7693162687</text:p>
          </table:table-cell>
        </table:table-row>
        <table:table-row table:style-name="ro1">
          <table:table-cell office:value-type="float" office:value="6.71706692022">
            <text:p>6,7170669202</text:p>
          </table:table-cell>
          <table:table-cell office:value-type="float" office:value="3.06446408442">
            <text:p>3,0644640844</text:p>
          </table:table-cell>
          <table:table-cell table:formula="of:=FREQUENCY([.B$14:.B$1013];[.B24])/1000" office:value-type="float" office:value="0.011">
            <text:p>0,011</text:p>
          </table:table-cell>
          <table:table-cell table:formula="of:=IF(AND([.F$5]&lt;[.B24];[.B24]&lt;=[.F$6]);([.A24]-[.F$5])/([.F$6]-[.F$5]);1)" office:value-type="float" office:value="0.61951115337">
            <text:p>0,6195111534</text:p>
          </table:table-cell>
          <table:table-cell table:formula="of:=ABS([.D24]-[.C24])" office:value-type="float" office:value="0.60851115337">
            <text:p>0,6085111534</text:p>
          </table:table-cell>
          <table:table-cell table:formula="of:=ABS([.D24]-[.C23])" office:value-type="float" office:value="0.60951115337">
            <text:p>0,6095111534</text:p>
          </table:table-cell>
        </table:table-row>
        <table:table-row table:style-name="ro1">
          <table:table-cell office:value-type="float" office:value="4.51711966421">
            <text:p>4,5171196642</text:p>
          </table:table-cell>
          <table:table-cell office:value-type="float" office:value="3.06678910236">
            <text:p>3,0667891024</text:p>
          </table:table-cell>
          <table:table-cell table:formula="of:=FREQUENCY([.B$14:.B$1013];[.B25])/1000" office:value-type="float" office:value="0.012">
            <text:p>0,012</text:p>
          </table:table-cell>
          <table:table-cell table:formula="of:=IF(AND([.F$5]&lt;[.B25];[.B25]&lt;=[.F$6]);([.A25]-[.F$5])/([.F$6]-[.F$5]);1)" office:value-type="float" office:value="0.252853277368333">
            <text:p>0,2528532774</text:p>
          </table:table-cell>
          <table:table-cell table:formula="of:=ABS([.D25]-[.C25])" office:value-type="float" office:value="0.240853277368333">
            <text:p>0,2408532774</text:p>
          </table:table-cell>
          <table:table-cell table:formula="of:=ABS([.D25]-[.C24])" office:value-type="float" office:value="0.241853277368333">
            <text:p>0,2418532774</text:p>
          </table:table-cell>
        </table:table-row>
        <table:table-row table:style-name="ro1">
          <table:table-cell office:value-type="float" office:value="8.95409643185">
            <text:p>8,9540964319</text:p>
          </table:table-cell>
          <table:table-cell office:value-type="float" office:value="3.07623081694">
            <text:p>3,0762308169</text:p>
          </table:table-cell>
          <table:table-cell table:formula="of:=FREQUENCY([.B$14:.B$1013];[.B26])/1000" office:value-type="float" office:value="0.013">
            <text:p>0,013</text:p>
          </table:table-cell>
          <table:table-cell table:formula="of:=IF(AND([.F$5]&lt;[.B26];[.B26]&lt;=[.F$6]);([.A26]-[.F$5])/([.F$6]-[.F$5]);1)" office:value-type="float" office:value="0.992349405308333">
            <text:p>0,9923494053</text:p>
          </table:table-cell>
          <table:table-cell table:formula="of:=ABS([.D26]-[.C26])" office:value-type="float" office:value="0.979349405308333">
            <text:p>0,9793494053</text:p>
          </table:table-cell>
          <table:table-cell table:formula="of:=ABS([.D26]-[.C25])" office:value-type="float" office:value="0.980349405308333">
            <text:p>0,9803494053</text:p>
          </table:table-cell>
        </table:table-row>
        <table:table-row table:style-name="ro1">
          <table:table-cell office:value-type="float" office:value="8.93788111066">
            <text:p>8,9378811107</text:p>
          </table:table-cell>
          <table:table-cell office:value-type="float" office:value="3.07656602105">
            <text:p>3,0765660211</text:p>
          </table:table-cell>
          <table:table-cell table:formula="of:=FREQUENCY([.B$14:.B$1013];[.B27])/1000" office:value-type="float" office:value="0.014">
            <text:p>0,014</text:p>
          </table:table-cell>
          <table:table-cell table:formula="of:=IF(AND([.F$5]&lt;[.B27];[.B27]&lt;=[.F$6]);([.A27]-[.F$5])/([.F$6]-[.F$5]);1)" office:value-type="float" office:value="0.989646851776667">
            <text:p>0,9896468518</text:p>
          </table:table-cell>
          <table:table-cell table:formula="of:=ABS([.D27]-[.C27])" office:value-type="float" office:value="0.975646851776667">
            <text:p>0,9756468518</text:p>
          </table:table-cell>
          <table:table-cell table:formula="of:=ABS([.D27]-[.C26])" office:value-type="float" office:value="0.976646851776667">
            <text:p>0,9766468518</text:p>
          </table:table-cell>
        </table:table-row>
        <table:table-row table:style-name="ro1">
          <table:table-cell office:value-type="float" office:value="3.519340985">
            <text:p>3,519340985</text:p>
          </table:table-cell>
          <table:table-cell office:value-type="float" office:value="3.0766772951">
            <text:p>3,0766772951</text:p>
          </table:table-cell>
          <table:table-cell table:formula="of:=FREQUENCY([.B$14:.B$1013];[.B28])/1000" office:value-type="float" office:value="0.015">
            <text:p>0,015</text:p>
          </table:table-cell>
          <table:table-cell table:formula="of:=IF(AND([.F$5]&lt;[.B28];[.B28]&lt;=[.F$6]);([.A28]-[.F$5])/([.F$6]-[.F$5]);1)" office:value-type="float" office:value="0.0865568308333333">
            <text:p>0,0865568308</text:p>
          </table:table-cell>
          <table:table-cell table:formula="of:=ABS([.D28]-[.C28])" office:value-type="float" office:value="0.0715568308333333">
            <text:p>0,0715568308</text:p>
          </table:table-cell>
          <table:table-cell table:formula="of:=ABS([.D28]-[.C27])" office:value-type="float" office:value="0.0725568308333333">
            <text:p>0,0725568308</text:p>
          </table:table-cell>
        </table:table-row>
        <table:table-row table:style-name="ro1">
          <table:table-cell office:value-type="float" office:value="5.74586532051">
            <text:p>5,7458653205</text:p>
          </table:table-cell>
          <table:table-cell office:value-type="float" office:value="3.08186699334">
            <text:p>3,0818669933</text:p>
          </table:table-cell>
          <table:table-cell table:formula="of:=FREQUENCY([.B$14:.B$1013];[.B29])/1000" office:value-type="float" office:value="0.016">
            <text:p>0,016</text:p>
          </table:table-cell>
          <table:table-cell table:formula="of:=IF(AND([.F$5]&lt;[.B29];[.B29]&lt;=[.F$6]);([.A29]-[.F$5])/([.F$6]-[.F$5]);1)" office:value-type="float" office:value="0.457644220085">
            <text:p>0,4576442201</text:p>
          </table:table-cell>
          <table:table-cell table:formula="of:=ABS([.D29]-[.C29])" office:value-type="float" office:value="0.441644220085">
            <text:p>0,4416442201</text:p>
          </table:table-cell>
          <table:table-cell table:formula="of:=ABS([.D29]-[.C28])" office:value-type="float" office:value="0.442644220085">
            <text:p>0,4426442201</text:p>
          </table:table-cell>
        </table:table-row>
        <table:table-row table:style-name="ro1">
          <table:table-cell office:value-type="float" office:value="5.61363258565">
            <text:p>5,6136325857</text:p>
          </table:table-cell>
          <table:table-cell office:value-type="float" office:value="3.08582474797">
            <text:p>3,085824748</text:p>
          </table:table-cell>
          <table:table-cell table:formula="of:=FREQUENCY([.B$14:.B$1013];[.B30])/1000" office:value-type="float" office:value="0.017">
            <text:p>0,017</text:p>
          </table:table-cell>
          <table:table-cell table:formula="of:=IF(AND([.F$5]&lt;[.B30];[.B30]&lt;=[.F$6]);([.A30]-[.F$5])/([.F$6]-[.F$5]);1)" office:value-type="float" office:value="0.435605430941667">
            <text:p>0,4356054309</text:p>
          </table:table-cell>
          <table:table-cell table:formula="of:=ABS([.D30]-[.C30])" office:value-type="float" office:value="0.418605430941667">
            <text:p>0,4186054309</text:p>
          </table:table-cell>
          <table:table-cell table:formula="of:=ABS([.D30]-[.C29])" office:value-type="float" office:value="0.419605430941667">
            <text:p>0,4196054309</text:p>
          </table:table-cell>
        </table:table-row>
        <table:table-row table:style-name="ro1">
          <table:table-cell office:value-type="float" office:value="4.8778716313">
            <text:p>4,8778716313</text:p>
          </table:table-cell>
          <table:table-cell office:value-type="float" office:value="3.09385464412">
            <text:p>3,0938546441</text:p>
          </table:table-cell>
          <table:table-cell table:formula="of:=FREQUENCY([.B$14:.B$1013];[.B31])/1000" office:value-type="float" office:value="0.018">
            <text:p>0,018</text:p>
          </table:table-cell>
          <table:table-cell table:formula="of:=IF(AND([.F$5]&lt;[.B31];[.B31]&lt;=[.F$6]);([.A31]-[.F$5])/([.F$6]-[.F$5]);1)" office:value-type="float" office:value="0.312978605216667">
            <text:p>0,3129786052</text:p>
          </table:table-cell>
          <table:table-cell table:formula="of:=ABS([.D31]-[.C31])" office:value-type="float" office:value="0.294978605216667">
            <text:p>0,2949786052</text:p>
          </table:table-cell>
          <table:table-cell table:formula="of:=ABS([.D31]-[.C30])" office:value-type="float" office:value="0.295978605216667">
            <text:p>0,2959786052</text:p>
          </table:table-cell>
        </table:table-row>
        <table:table-row table:style-name="ro1">
          <table:table-cell office:value-type="float" office:value="8.15974546794">
            <text:p>8,1597454679</text:p>
          </table:table-cell>
          <table:table-cell office:value-type="float" office:value="3.10576341283">
            <text:p>3,1057634128</text:p>
          </table:table-cell>
          <table:table-cell table:formula="of:=FREQUENCY([.B$14:.B$1013];[.B32])/1000" office:value-type="float" office:value="0.019">
            <text:p>0,019</text:p>
          </table:table-cell>
          <table:table-cell table:formula="of:=IF(AND([.F$5]&lt;[.B32];[.B32]&lt;=[.F$6]);([.A32]-[.F$5])/([.F$6]-[.F$5]);1)" office:value-type="float" office:value="0.85995757799">
            <text:p>0,859957578</text:p>
          </table:table-cell>
          <table:table-cell table:formula="of:=ABS([.D32]-[.C32])" office:value-type="float" office:value="0.84095757799">
            <text:p>0,840957578</text:p>
          </table:table-cell>
          <table:table-cell table:formula="of:=ABS([.D32]-[.C31])" office:value-type="float" office:value="0.84195757799">
            <text:p>0,841957578</text:p>
          </table:table-cell>
        </table:table-row>
        <table:table-row table:style-name="ro1">
          <table:table-cell office:value-type="float" office:value="5.38232789742">
            <text:p>5,3823278974</text:p>
          </table:table-cell>
          <table:table-cell office:value-type="float" office:value="3.11741159299">
            <text:p>3,117411593</text:p>
          </table:table-cell>
          <table:table-cell table:formula="of:=FREQUENCY([.B$14:.B$1013];[.B33])/1000" office:value-type="float" office:value="0.02">
            <text:p>0,02</text:p>
          </table:table-cell>
          <table:table-cell table:formula="of:=IF(AND([.F$5]&lt;[.B33];[.B33]&lt;=[.F$6]);([.A33]-[.F$5])/([.F$6]-[.F$5]);1)" office:value-type="float" office:value="0.39705464957">
            <text:p>0,3970546496</text:p>
          </table:table-cell>
          <table:table-cell table:formula="of:=ABS([.D33]-[.C33])" office:value-type="float" office:value="0.37705464957">
            <text:p>0,3770546496</text:p>
          </table:table-cell>
          <table:table-cell table:formula="of:=ABS([.D33]-[.C32])" office:value-type="float" office:value="0.37805464957">
            <text:p>0,3780546496</text:p>
          </table:table-cell>
        </table:table-row>
        <table:table-row table:style-name="ro1">
          <table:table-cell office:value-type="float" office:value="5.03149486477">
            <text:p>5,0314948648</text:p>
          </table:table-cell>
          <table:table-cell office:value-type="float" office:value="3.12349785349">
            <text:p>3,1234978535</text:p>
          </table:table-cell>
          <table:table-cell table:formula="of:=FREQUENCY([.B$14:.B$1013];[.B34])/1000" office:value-type="float" office:value="0.021">
            <text:p>0,021</text:p>
          </table:table-cell>
          <table:table-cell table:formula="of:=IF(AND([.F$5]&lt;[.B34];[.B34]&lt;=[.F$6]);([.A34]-[.F$5])/([.F$6]-[.F$5]);1)" office:value-type="float" office:value="0.338582477461667">
            <text:p>0,3385824775</text:p>
          </table:table-cell>
          <table:table-cell table:formula="of:=ABS([.D34]-[.C34])" office:value-type="float" office:value="0.317582477461667">
            <text:p>0,3175824775</text:p>
          </table:table-cell>
          <table:table-cell table:formula="of:=ABS([.D34]-[.C33])" office:value-type="float" office:value="0.318582477461667">
            <text:p>0,3185824775</text:p>
          </table:table-cell>
        </table:table-row>
        <table:table-row table:style-name="ro1">
          <table:table-cell office:value-type="float" office:value="5.46876524769">
            <text:p>5,4687652477</text:p>
          </table:table-cell>
          <table:table-cell office:value-type="float" office:value="3.13125002131">
            <text:p>3,1312500213</text:p>
          </table:table-cell>
          <table:table-cell table:formula="of:=FREQUENCY([.B$14:.B$1013];[.B35])/1000" office:value-type="float" office:value="0.022">
            <text:p>0,022</text:p>
          </table:table-cell>
          <table:table-cell table:formula="of:=IF(AND([.F$5]&lt;[.B35];[.B35]&lt;=[.F$6]);([.A35]-[.F$5])/([.F$6]-[.F$5]);1)" office:value-type="float" office:value="0.411460874615">
            <text:p>0,4114608746</text:p>
          </table:table-cell>
          <table:table-cell table:formula="of:=ABS([.D35]-[.C35])" office:value-type="float" office:value="0.389460874615">
            <text:p>0,3894608746</text:p>
          </table:table-cell>
          <table:table-cell table:formula="of:=ABS([.D35]-[.C34])" office:value-type="float" office:value="0.390460874615">
            <text:p>0,3904608746</text:p>
          </table:table-cell>
        </table:table-row>
        <table:table-row table:style-name="ro1">
          <table:table-cell office:value-type="float" office:value="4.41415855823">
            <text:p>4,4141585582</text:p>
          </table:table-cell>
          <table:table-cell office:value-type="float" office:value="3.14073878579">
            <text:p>3,1407387858</text:p>
          </table:table-cell>
          <table:table-cell table:formula="of:=FREQUENCY([.B$14:.B$1013];[.B36])/1000" office:value-type="float" office:value="0.023">
            <text:p>0,023</text:p>
          </table:table-cell>
          <table:table-cell table:formula="of:=IF(AND([.F$5]&lt;[.B36];[.B36]&lt;=[.F$6]);([.A36]-[.F$5])/([.F$6]-[.F$5]);1)" office:value-type="float" office:value="0.235693093038333">
            <text:p>0,235693093</text:p>
          </table:table-cell>
          <table:table-cell table:formula="of:=ABS([.D36]-[.C36])" office:value-type="float" office:value="0.212693093038333">
            <text:p>0,212693093</text:p>
          </table:table-cell>
          <table:table-cell table:formula="of:=ABS([.D36]-[.C35])" office:value-type="float" office:value="0.213693093038333">
            <text:p>0,213693093</text:p>
          </table:table-cell>
        </table:table-row>
        <table:table-row table:style-name="ro1">
          <table:table-cell office:value-type="float" office:value="6.58129112893">
            <text:p>6,5812911289</text:p>
          </table:table-cell>
          <table:table-cell office:value-type="float" office:value="3.15196021372">
            <text:p>3,1519602137</text:p>
          </table:table-cell>
          <table:table-cell table:formula="of:=FREQUENCY([.B$14:.B$1013];[.B37])/1000" office:value-type="float" office:value="0.024">
            <text:p>0,024</text:p>
          </table:table-cell>
          <table:table-cell table:formula="of:=IF(AND([.F$5]&lt;[.B37];[.B37]&lt;=[.F$6]);([.A37]-[.F$5])/([.F$6]-[.F$5]);1)" office:value-type="float" office:value="0.596881854821667">
            <text:p>0,5968818548</text:p>
          </table:table-cell>
          <table:table-cell table:formula="of:=ABS([.D37]-[.C37])" office:value-type="float" office:value="0.572881854821667">
            <text:p>0,5728818548</text:p>
          </table:table-cell>
          <table:table-cell table:formula="of:=ABS([.D37]-[.C36])" office:value-type="float" office:value="0.573881854821667">
            <text:p>0,5738818548</text:p>
          </table:table-cell>
        </table:table-row>
        <table:table-row table:style-name="ro1">
          <table:table-cell office:value-type="float" office:value="7.38125546862">
            <text:p>7,3812554686</text:p>
          </table:table-cell>
          <table:table-cell office:value-type="float" office:value="3.15882987489">
            <text:p>3,1588298749</text:p>
          </table:table-cell>
          <table:table-cell table:formula="of:=FREQUENCY([.B$14:.B$1013];[.B38])/1000" office:value-type="float" office:value="0.025">
            <text:p>0,025</text:p>
          </table:table-cell>
          <table:table-cell table:formula="of:=IF(AND([.F$5]&lt;[.B38];[.B38]&lt;=[.F$6]);([.A38]-[.F$5])/([.F$6]-[.F$5]);1)" office:value-type="float" office:value="0.73020924477">
            <text:p>0,7302092448</text:p>
          </table:table-cell>
          <table:table-cell table:formula="of:=ABS([.D38]-[.C38])" office:value-type="float" office:value="0.70520924477">
            <text:p>0,7052092448</text:p>
          </table:table-cell>
          <table:table-cell table:formula="of:=ABS([.D38]-[.C37])" office:value-type="float" office:value="0.70620924477">
            <text:p>0,7062092448</text:p>
          </table:table-cell>
        </table:table-row>
        <table:table-row table:style-name="ro1">
          <table:table-cell office:value-type="float" office:value="3.89207323909">
            <text:p>3,8920732391</text:p>
          </table:table-cell>
          <table:table-cell office:value-type="float" office:value="3.16339211078">
            <text:p>3,1633921108</text:p>
          </table:table-cell>
          <table:table-cell table:formula="of:=FREQUENCY([.B$14:.B$1013];[.B39])/1000" office:value-type="float" office:value="0.026">
            <text:p>0,026</text:p>
          </table:table-cell>
          <table:table-cell table:formula="of:=IF(AND([.F$5]&lt;[.B39];[.B39]&lt;=[.F$6]);([.A39]-[.F$5])/([.F$6]-[.F$5]);1)" office:value-type="float" office:value="0.148678873181667">
            <text:p>0,1486788732</text:p>
          </table:table-cell>
          <table:table-cell table:formula="of:=ABS([.D39]-[.C39])" office:value-type="float" office:value="0.122678873181667">
            <text:p>0,1226788732</text:p>
          </table:table-cell>
          <table:table-cell table:formula="of:=ABS([.D39]-[.C38])" office:value-type="float" office:value="0.123678873181667">
            <text:p>0,1236788732</text:p>
          </table:table-cell>
        </table:table-row>
        <table:table-row table:style-name="ro1">
          <table:table-cell office:value-type="float" office:value="4.96736481062">
            <text:p>4,9673648106</text:p>
          </table:table-cell>
          <table:table-cell office:value-type="float" office:value="3.1635101232">
            <text:p>3,1635101232</text:p>
          </table:table-cell>
          <table:table-cell table:formula="of:=FREQUENCY([.B$14:.B$1013];[.B40])/1000" office:value-type="float" office:value="0.027">
            <text:p>0,027</text:p>
          </table:table-cell>
          <table:table-cell table:formula="of:=IF(AND([.F$5]&lt;[.B40];[.B40]&lt;=[.F$6]);([.A40]-[.F$5])/([.F$6]-[.F$5]);1)" office:value-type="float" office:value="0.327894135103333">
            <text:p>0,3278941351</text:p>
          </table:table-cell>
          <table:table-cell table:formula="of:=ABS([.D40]-[.C40])" office:value-type="float" office:value="0.300894135103333">
            <text:p>0,3008941351</text:p>
          </table:table-cell>
          <table:table-cell table:formula="of:=ABS([.D40]-[.C39])" office:value-type="float" office:value="0.301894135103333">
            <text:p>0,3018941351</text:p>
          </table:table-cell>
        </table:table-row>
        <table:table-row table:style-name="ro1">
          <table:table-cell office:value-type="float" office:value="4.63561569767">
            <text:p>4,6356156977</text:p>
          </table:table-cell>
          <table:table-cell office:value-type="float" office:value="3.1641055348">
            <text:p>3,1641055348</text:p>
          </table:table-cell>
          <table:table-cell table:formula="of:=FREQUENCY([.B$14:.B$1013];[.B41])/1000" office:value-type="float" office:value="0.028">
            <text:p>0,028</text:p>
          </table:table-cell>
          <table:table-cell table:formula="of:=IF(AND([.F$5]&lt;[.B41];[.B41]&lt;=[.F$6]);([.A41]-[.F$5])/([.F$6]-[.F$5]);1)" office:value-type="float" office:value="0.272602616278333">
            <text:p>0,2726026163</text:p>
          </table:table-cell>
          <table:table-cell table:formula="of:=ABS([.D41]-[.C41])" office:value-type="float" office:value="0.244602616278333">
            <text:p>0,2446026163</text:p>
          </table:table-cell>
          <table:table-cell table:formula="of:=ABS([.D41]-[.C40])" office:value-type="float" office:value="0.245602616278333">
            <text:p>0,2456026163</text:p>
          </table:table-cell>
        </table:table-row>
        <table:table-row table:style-name="ro1">
          <table:table-cell office:value-type="float" office:value="5.26650613908">
            <text:p>5,2665061391</text:p>
          </table:table-cell>
          <table:table-cell office:value-type="float" office:value="3.16469803708">
            <text:p>3,1646980371</text:p>
          </table:table-cell>
          <table:table-cell table:formula="of:=FREQUENCY([.B$14:.B$1013];[.B42])/1000" office:value-type="float" office:value="0.029">
            <text:p>0,029</text:p>
          </table:table-cell>
          <table:table-cell table:formula="of:=IF(AND([.F$5]&lt;[.B42];[.B42]&lt;=[.F$6]);([.A42]-[.F$5])/([.F$6]-[.F$5]);1)" office:value-type="float" office:value="0.37775102318">
            <text:p>0,3777510232</text:p>
          </table:table-cell>
          <table:table-cell table:formula="of:=ABS([.D42]-[.C42])" office:value-type="float" office:value="0.34875102318">
            <text:p>0,3487510232</text:p>
          </table:table-cell>
          <table:table-cell table:formula="of:=ABS([.D42]-[.C41])" office:value-type="float" office:value="0.34975102318">
            <text:p>0,3497510232</text:p>
          </table:table-cell>
        </table:table-row>
        <table:table-row table:style-name="ro1">
          <table:table-cell office:value-type="float" office:value="5.75413525012">
            <text:p>5,7541352501</text:p>
          </table:table-cell>
          <table:table-cell office:value-type="float" office:value="3.16594496333">
            <text:p>3,1659449633</text:p>
          </table:table-cell>
          <table:table-cell table:formula="of:=FREQUENCY([.B$14:.B$1013];[.B43])/1000" office:value-type="float" office:value="0.03">
            <text:p>0,03</text:p>
          </table:table-cell>
          <table:table-cell table:formula="of:=IF(AND([.F$5]&lt;[.B43];[.B43]&lt;=[.F$6]);([.A43]-[.F$5])/([.F$6]-[.F$5]);1)" office:value-type="float" office:value="0.459022541686667">
            <text:p>0,4590225417</text:p>
          </table:table-cell>
          <table:table-cell table:formula="of:=ABS([.D43]-[.C43])" office:value-type="float" office:value="0.429022541686667">
            <text:p>0,4290225417</text:p>
          </table:table-cell>
          <table:table-cell table:formula="of:=ABS([.D43]-[.C42])" office:value-type="float" office:value="0.430022541686667">
            <text:p>0,4300225417</text:p>
          </table:table-cell>
        </table:table-row>
        <table:table-row table:style-name="ro1">
          <table:table-cell office:value-type="float" office:value="4.89368127521">
            <text:p>4,8936812752</text:p>
          </table:table-cell>
          <table:table-cell office:value-type="float" office:value="3.16998535771">
            <text:p>3,1699853577</text:p>
          </table:table-cell>
          <table:table-cell table:formula="of:=FREQUENCY([.B$14:.B$1013];[.B44])/1000" office:value-type="float" office:value="0.031">
            <text:p>0,031</text:p>
          </table:table-cell>
          <table:table-cell table:formula="of:=IF(AND([.F$5]&lt;[.B44];[.B44]&lt;=[.F$6]);([.A44]-[.F$5])/([.F$6]-[.F$5]);1)" office:value-type="float" office:value="0.315613545868333">
            <text:p>0,3156135459</text:p>
          </table:table-cell>
          <table:table-cell table:formula="of:=ABS([.D44]-[.C44])" office:value-type="float" office:value="0.284613545868333">
            <text:p>0,2846135459</text:p>
          </table:table-cell>
          <table:table-cell table:formula="of:=ABS([.D44]-[.C43])" office:value-type="float" office:value="0.285613545868333">
            <text:p>0,2856135459</text:p>
          </table:table-cell>
        </table:table-row>
        <table:table-row table:style-name="ro1">
          <table:table-cell office:value-type="float" office:value="3.13125002131">
            <text:p>3,1312500213</text:p>
          </table:table-cell>
          <table:table-cell office:value-type="float" office:value="3.17090305613">
            <text:p>3,1709030561</text:p>
          </table:table-cell>
          <table:table-cell table:formula="of:=FREQUENCY([.B$14:.B$1013];[.B45])/1000" office:value-type="float" office:value="0.032">
            <text:p>0,032</text:p>
          </table:table-cell>
          <table:table-cell table:formula="of:=IF(AND([.F$5]&lt;[.B45];[.B45]&lt;=[.F$6]);([.A45]-[.F$5])/([.F$6]-[.F$5]);1)" office:value-type="float" office:value="0.0218750035516667">
            <text:p>0,0218750036</text:p>
          </table:table-cell>
          <table:table-cell table:formula="of:=ABS([.D45]-[.C45])" office:value-type="float" office:value="0.0101249964483333">
            <text:p>0,0101249964</text:p>
          </table:table-cell>
          <table:table-cell table:formula="of:=ABS([.D45]-[.C44])" office:value-type="float" office:value="0.00912499644833332">
            <text:p>0,0091249964</text:p>
          </table:table-cell>
        </table:table-row>
        <table:table-row table:style-name="ro1">
          <table:table-cell office:value-type="float" office:value="3.45546847324">
            <text:p>3,4554684732</text:p>
          </table:table-cell>
          <table:table-cell office:value-type="float" office:value="3.17720490548">
            <text:p>3,1772049055</text:p>
          </table:table-cell>
          <table:table-cell table:formula="of:=FREQUENCY([.B$14:.B$1013];[.B46])/1000" office:value-type="float" office:value="0.033">
            <text:p>0,033</text:p>
          </table:table-cell>
          <table:table-cell table:formula="of:=IF(AND([.F$5]&lt;[.B46];[.B46]&lt;=[.F$6]);([.A46]-[.F$5])/([.F$6]-[.F$5]);1)" office:value-type="float" office:value="0.0759114122066666">
            <text:p>0,0759114122</text:p>
          </table:table-cell>
          <table:table-cell table:formula="of:=ABS([.D46]-[.C46])" office:value-type="float" office:value="0.0429114122066666">
            <text:p>0,0429114122</text:p>
          </table:table-cell>
          <table:table-cell table:formula="of:=ABS([.D46]-[.C45])" office:value-type="float" office:value="0.0439114122066666">
            <text:p>0,0439114122</text:p>
          </table:table-cell>
        </table:table-row>
        <table:table-row table:style-name="ro1">
          <table:table-cell office:value-type="float" office:value="5.85950521466">
            <text:p>5,8595052147</text:p>
          </table:table-cell>
          <table:table-cell office:value-type="float" office:value="3.19413066887">
            <text:p>3,1941306689</text:p>
          </table:table-cell>
          <table:table-cell table:formula="of:=FREQUENCY([.B$14:.B$1013];[.B47])/1000" office:value-type="float" office:value="0.034">
            <text:p>0,034</text:p>
          </table:table-cell>
          <table:table-cell table:formula="of:=IF(AND([.F$5]&lt;[.B47];[.B47]&lt;=[.F$6]);([.A47]-[.F$5])/([.F$6]-[.F$5]);1)" office:value-type="float" office:value="0.476584202443333">
            <text:p>0,4765842024</text:p>
          </table:table-cell>
          <table:table-cell table:formula="of:=ABS([.D47]-[.C47])" office:value-type="float" office:value="0.442584202443333">
            <text:p>0,4425842024</text:p>
          </table:table-cell>
          <table:table-cell table:formula="of:=ABS([.D47]-[.C46])" office:value-type="float" office:value="0.443584202443333">
            <text:p>0,4435842024</text:p>
          </table:table-cell>
        </table:table-row>
        <table:table-row table:style-name="ro1">
          <table:table-cell office:value-type="float" office:value="4.24086883747">
            <text:p>4,2408688375</text:p>
          </table:table-cell>
          <table:table-cell office:value-type="float" office:value="3.20897423348">
            <text:p>3,2089742335</text:p>
          </table:table-cell>
          <table:table-cell table:formula="of:=FREQUENCY([.B$14:.B$1013];[.B48])/1000" office:value-type="float" office:value="0.035">
            <text:p>0,035</text:p>
          </table:table-cell>
          <table:table-cell table:formula="of:=IF(AND([.F$5]&lt;[.B48];[.B48]&lt;=[.F$6]);([.A48]-[.F$5])/([.F$6]-[.F$5]);1)" office:value-type="float" office:value="0.206811472911667">
            <text:p>0,2068114729</text:p>
          </table:table-cell>
          <table:table-cell table:formula="of:=ABS([.D48]-[.C48])" office:value-type="float" office:value="0.171811472911667">
            <text:p>0,1718114729</text:p>
          </table:table-cell>
          <table:table-cell table:formula="of:=ABS([.D48]-[.C47])" office:value-type="float" office:value="0.172811472911667">
            <text:p>0,1728114729</text:p>
          </table:table-cell>
        </table:table-row>
        <table:table-row table:style-name="ro1">
          <table:table-cell office:value-type="float" office:value="3.1635101232">
            <text:p>3,1635101232</text:p>
          </table:table-cell>
          <table:table-cell office:value-type="float" office:value="3.21094662887">
            <text:p>3,2109466289</text:p>
          </table:table-cell>
          <table:table-cell table:formula="of:=FREQUENCY([.B$14:.B$1013];[.B49])/1000" office:value-type="float" office:value="0.036">
            <text:p>0,036</text:p>
          </table:table-cell>
          <table:table-cell table:formula="of:=IF(AND([.F$5]&lt;[.B49];[.B49]&lt;=[.F$6]);([.A49]-[.F$5])/([.F$6]-[.F$5]);1)" office:value-type="float" office:value="0.0272516872">
            <text:p>0,0272516872</text:p>
          </table:table-cell>
          <table:table-cell table:formula="of:=ABS([.D49]-[.C49])" office:value-type="float" office:value="0.00874831279999999">
            <text:p>0,0087483128</text:p>
          </table:table-cell>
          <table:table-cell table:formula="of:=ABS([.D49]-[.C48])" office:value-type="float" office:value="0.0077483128">
            <text:p>0,0077483128</text:p>
          </table:table-cell>
        </table:table-row>
        <table:table-row table:style-name="ro1">
          <table:table-cell office:value-type="float" office:value="3.81228271844">
            <text:p>3,8122827184</text:p>
          </table:table-cell>
          <table:table-cell office:value-type="float" office:value="3.21164605293">
            <text:p>3,2116460529</text:p>
          </table:table-cell>
          <table:table-cell table:formula="of:=FREQUENCY([.B$14:.B$1013];[.B50])/1000" office:value-type="float" office:value="0.037">
            <text:p>0,037</text:p>
          </table:table-cell>
          <table:table-cell table:formula="of:=IF(AND([.F$5]&lt;[.B50];[.B50]&lt;=[.F$6]);([.A50]-[.F$5])/([.F$6]-[.F$5]);1)" office:value-type="float" office:value="0.135380453073333">
            <text:p>0,1353804531</text:p>
          </table:table-cell>
          <table:table-cell table:formula="of:=ABS([.D50]-[.C50])" office:value-type="float" office:value="0.0983804530733334">
            <text:p>0,0983804531</text:p>
          </table:table-cell>
          <table:table-cell table:formula="of:=ABS([.D50]-[.C49])" office:value-type="float" office:value="0.0993804530733333">
            <text:p>0,0993804531</text:p>
          </table:table-cell>
        </table:table-row>
        <table:table-row table:style-name="ro1">
          <table:table-cell office:value-type="float" office:value="6.01678049977">
            <text:p>6,0167804998</text:p>
          </table:table-cell>
          <table:table-cell office:value-type="float" office:value="3.21230974669">
            <text:p>3,2123097467</text:p>
          </table:table-cell>
          <table:table-cell table:formula="of:=FREQUENCY([.B$14:.B$1013];[.B51])/1000" office:value-type="float" office:value="0.038">
            <text:p>0,038</text:p>
          </table:table-cell>
          <table:table-cell table:formula="of:=IF(AND([.F$5]&lt;[.B51];[.B51]&lt;=[.F$6]);([.A51]-[.F$5])/([.F$6]-[.F$5]);1)" office:value-type="float" office:value="0.502796749961667">
            <text:p>0,50279675</text:p>
          </table:table-cell>
          <table:table-cell table:formula="of:=ABS([.D51]-[.C51])" office:value-type="float" office:value="0.464796749961667">
            <text:p>0,46479675</text:p>
          </table:table-cell>
          <table:table-cell table:formula="of:=ABS([.D51]-[.C50])" office:value-type="float" office:value="0.465796749961667">
            <text:p>0,46579675</text:p>
          </table:table-cell>
        </table:table-row>
        <table:table-row table:style-name="ro1">
          <table:table-cell office:value-type="float" office:value="6.2403202532">
            <text:p>6,2403202532</text:p>
          </table:table-cell>
          <table:table-cell office:value-type="float" office:value="3.21319303651">
            <text:p>3,2131930365</text:p>
          </table:table-cell>
          <table:table-cell table:formula="of:=FREQUENCY([.B$14:.B$1013];[.B52])/1000" office:value-type="float" office:value="0.039">
            <text:p>0,039</text:p>
          </table:table-cell>
          <table:table-cell table:formula="of:=IF(AND([.F$5]&lt;[.B52];[.B52]&lt;=[.F$6]);([.A52]-[.F$5])/([.F$6]-[.F$5]);1)" office:value-type="float" office:value="0.540053375533333">
            <text:p>0,5400533755</text:p>
          </table:table-cell>
          <table:table-cell table:formula="of:=ABS([.D52]-[.C52])" office:value-type="float" office:value="0.501053375533333">
            <text:p>0,5010533755</text:p>
          </table:table-cell>
          <table:table-cell table:formula="of:=ABS([.D52]-[.C51])" office:value-type="float" office:value="0.502053375533333">
            <text:p>0,5020533755</text:p>
          </table:table-cell>
        </table:table-row>
        <table:table-row table:style-name="ro1">
          <table:table-cell office:value-type="float" office:value="6.67242206653">
            <text:p>6,6724220665</text:p>
          </table:table-cell>
          <table:table-cell office:value-type="float" office:value="3.22417380107">
            <text:p>3,2241738011</text:p>
          </table:table-cell>
          <table:table-cell table:formula="of:=FREQUENCY([.B$14:.B$1013];[.B53])/1000" office:value-type="float" office:value="0.04">
            <text:p>0,04</text:p>
          </table:table-cell>
          <table:table-cell table:formula="of:=IF(AND([.F$5]&lt;[.B53];[.B53]&lt;=[.F$6]);([.A53]-[.F$5])/([.F$6]-[.F$5]);1)" office:value-type="float" office:value="0.612070344421667">
            <text:p>0,6120703444</text:p>
          </table:table-cell>
          <table:table-cell table:formula="of:=ABS([.D53]-[.C53])" office:value-type="float" office:value="0.572070344421667">
            <text:p>0,5720703444</text:p>
          </table:table-cell>
          <table:table-cell table:formula="of:=ABS([.D53]-[.C52])" office:value-type="float" office:value="0.573070344421667">
            <text:p>0,5730703444</text:p>
          </table:table-cell>
        </table:table-row>
        <table:table-row table:style-name="ro1">
          <table:table-cell office:value-type="float" office:value="3.65125492014">
            <text:p>3,6512549201</text:p>
          </table:table-cell>
          <table:table-cell office:value-type="float" office:value="3.22572372117">
            <text:p>3,2257237212</text:p>
          </table:table-cell>
          <table:table-cell table:formula="of:=FREQUENCY([.B$14:.B$1013];[.B54])/1000" office:value-type="float" office:value="0.041">
            <text:p>0,041</text:p>
          </table:table-cell>
          <table:table-cell table:formula="of:=IF(AND([.F$5]&lt;[.B54];[.B54]&lt;=[.F$6]);([.A54]-[.F$5])/([.F$6]-[.F$5]);1)" office:value-type="float" office:value="0.10854248669">
            <text:p>0,1085424867</text:p>
          </table:table-cell>
          <table:table-cell table:formula="of:=ABS([.D54]-[.C54])" office:value-type="float" office:value="0.06754248669">
            <text:p>0,0675424867</text:p>
          </table:table-cell>
          <table:table-cell table:formula="of:=ABS([.D54]-[.C53])" office:value-type="float" office:value="0.06854248669">
            <text:p>0,0685424867</text:p>
          </table:table-cell>
        </table:table-row>
        <table:table-row table:style-name="ro1">
          <table:table-cell office:value-type="float" office:value="8.8829005186">
            <text:p>8,8829005186</text:p>
          </table:table-cell>
          <table:table-cell office:value-type="float" office:value="3.23020796421">
            <text:p>3,2302079642</text:p>
          </table:table-cell>
          <table:table-cell table:formula="of:=FREQUENCY([.B$14:.B$1013];[.B55])/1000" office:value-type="float" office:value="0.042">
            <text:p>0,042</text:p>
          </table:table-cell>
          <table:table-cell table:formula="of:=IF(AND([.F$5]&lt;[.B55];[.B55]&lt;=[.F$6]);([.A55]-[.F$5])/([.F$6]-[.F$5]);1)" office:value-type="float" office:value="0.980483419766667">
            <text:p>0,9804834198</text:p>
          </table:table-cell>
          <table:table-cell table:formula="of:=ABS([.D55]-[.C55])" office:value-type="float" office:value="0.938483419766667">
            <text:p>0,9384834198</text:p>
          </table:table-cell>
          <table:table-cell table:formula="of:=ABS([.D55]-[.C54])" office:value-type="float" office:value="0.939483419766667">
            <text:p>0,9394834198</text:p>
          </table:table-cell>
        </table:table-row>
        <table:table-row table:style-name="ro1">
          <table:table-cell office:value-type="float" office:value="3.03482436752">
            <text:p>3,0348243675</text:p>
          </table:table-cell>
          <table:table-cell office:value-type="float" office:value="3.23798139045">
            <text:p>3,2379813905</text:p>
          </table:table-cell>
          <table:table-cell table:formula="of:=FREQUENCY([.B$14:.B$1013];[.B56])/1000" office:value-type="float" office:value="0.043">
            <text:p>0,043</text:p>
          </table:table-cell>
          <table:table-cell table:formula="of:=IF(AND([.F$5]&lt;[.B56];[.B56]&lt;=[.F$6]);([.A56]-[.F$5])/([.F$6]-[.F$5]);1)" office:value-type="float" office:value="0.00580406125333336">
            <text:p>0,0058040613</text:p>
          </table:table-cell>
          <table:table-cell table:formula="of:=ABS([.D56]-[.C56])" office:value-type="float" office:value="0.0371959387466666">
            <text:p>0,0371959387</text:p>
          </table:table-cell>
          <table:table-cell table:formula="of:=ABS([.D56]-[.C55])" office:value-type="float" office:value="0.0361959387466666">
            <text:p>0,0361959387</text:p>
          </table:table-cell>
        </table:table-row>
        <table:table-row table:style-name="ro1">
          <table:table-cell office:value-type="float" office:value="7.9652773637">
            <text:p>7,9652773637</text:p>
          </table:table-cell>
          <table:table-cell office:value-type="float" office:value="3.24226640137">
            <text:p>3,2422664014</text:p>
          </table:table-cell>
          <table:table-cell table:formula="of:=FREQUENCY([.B$14:.B$1013];[.B57])/1000" office:value-type="float" office:value="0.044">
            <text:p>0,044</text:p>
          </table:table-cell>
          <table:table-cell table:formula="of:=IF(AND([.F$5]&lt;[.B57];[.B57]&lt;=[.F$6]);([.A57]-[.F$5])/([.F$6]-[.F$5]);1)" office:value-type="float" office:value="0.827546227283333">
            <text:p>0,8275462273</text:p>
          </table:table-cell>
          <table:table-cell table:formula="of:=ABS([.D57]-[.C57])" office:value-type="float" office:value="0.783546227283333">
            <text:p>0,7835462273</text:p>
          </table:table-cell>
          <table:table-cell table:formula="of:=ABS([.D57]-[.C56])" office:value-type="float" office:value="0.784546227283333">
            <text:p>0,7845462273</text:p>
          </table:table-cell>
        </table:table-row>
        <table:table-row table:style-name="ro1">
          <table:table-cell office:value-type="float" office:value="4.12586623121">
            <text:p>4,1258662312</text:p>
          </table:table-cell>
          <table:table-cell office:value-type="float" office:value="3.24434871805">
            <text:p>3,2443487181</text:p>
          </table:table-cell>
          <table:table-cell table:formula="of:=FREQUENCY([.B$14:.B$1013];[.B58])/1000" office:value-type="float" office:value="0.045">
            <text:p>0,045</text:p>
          </table:table-cell>
          <table:table-cell table:formula="of:=IF(AND([.F$5]&lt;[.B58];[.B58]&lt;=[.F$6]);([.A58]-[.F$5])/([.F$6]-[.F$5]);1)" office:value-type="float" office:value="0.187644371868333">
            <text:p>0,1876443719</text:p>
          </table:table-cell>
          <table:table-cell table:formula="of:=ABS([.D58]-[.C58])" office:value-type="float" office:value="0.142644371868333">
            <text:p>0,1426443719</text:p>
          </table:table-cell>
          <table:table-cell table:formula="of:=ABS([.D58]-[.C57])" office:value-type="float" office:value="0.143644371868333">
            <text:p>0,1436443719</text:p>
          </table:table-cell>
        </table:table-row>
        <table:table-row table:style-name="ro1">
          <table:table-cell office:value-type="float" office:value="5.05296337605">
            <text:p>5,0529633761</text:p>
          </table:table-cell>
          <table:table-cell office:value-type="float" office:value="3.24913614386">
            <text:p>3,2491361439</text:p>
          </table:table-cell>
          <table:table-cell table:formula="of:=FREQUENCY([.B$14:.B$1013];[.B59])/1000" office:value-type="float" office:value="0.046">
            <text:p>0,046</text:p>
          </table:table-cell>
          <table:table-cell table:formula="of:=IF(AND([.F$5]&lt;[.B59];[.B59]&lt;=[.F$6]);([.A59]-[.F$5])/([.F$6]-[.F$5]);1)" office:value-type="float" office:value="0.342160562675">
            <text:p>0,3421605627</text:p>
          </table:table-cell>
          <table:table-cell table:formula="of:=ABS([.D59]-[.C59])" office:value-type="float" office:value="0.296160562675">
            <text:p>0,2961605627</text:p>
          </table:table-cell>
          <table:table-cell table:formula="of:=ABS([.D59]-[.C58])" office:value-type="float" office:value="0.297160562675">
            <text:p>0,2971605627</text:p>
          </table:table-cell>
        </table:table-row>
        <table:table-row table:style-name="ro1">
          <table:table-cell office:value-type="float" office:value="7.97784080311">
            <text:p>7,9778408031</text:p>
          </table:table-cell>
          <table:table-cell office:value-type="float" office:value="3.24993142632">
            <text:p>3,2499314263</text:p>
          </table:table-cell>
          <table:table-cell table:formula="of:=FREQUENCY([.B$14:.B$1013];[.B60])/1000" office:value-type="float" office:value="0.047">
            <text:p>0,047</text:p>
          </table:table-cell>
          <table:table-cell table:formula="of:=IF(AND([.F$5]&lt;[.B60];[.B60]&lt;=[.F$6]);([.A60]-[.F$5])/([.F$6]-[.F$5]);1)" office:value-type="float" office:value="0.829640133851667">
            <text:p>0,8296401339</text:p>
          </table:table-cell>
          <table:table-cell table:formula="of:=ABS([.D60]-[.C60])" office:value-type="float" office:value="0.782640133851667">
            <text:p>0,7826401339</text:p>
          </table:table-cell>
          <table:table-cell table:formula="of:=ABS([.D60]-[.C59])" office:value-type="float" office:value="0.783640133851667">
            <text:p>0,7836401339</text:p>
          </table:table-cell>
        </table:table-row>
        <table:table-row table:style-name="ro1">
          <table:table-cell office:value-type="float" office:value="5.03440564008">
            <text:p>5,0344056401</text:p>
          </table:table-cell>
          <table:table-cell office:value-type="float" office:value="3.26466299256">
            <text:p>3,2646629926</text:p>
          </table:table-cell>
          <table:table-cell table:formula="of:=FREQUENCY([.B$14:.B$1013];[.B61])/1000" office:value-type="float" office:value="0.048">
            <text:p>0,048</text:p>
          </table:table-cell>
          <table:table-cell table:formula="of:=IF(AND([.F$5]&lt;[.B61];[.B61]&lt;=[.F$6]);([.A61]-[.F$5])/([.F$6]-[.F$5]);1)" office:value-type="float" office:value="0.33906760668">
            <text:p>0,3390676067</text:p>
          </table:table-cell>
          <table:table-cell table:formula="of:=ABS([.D61]-[.C61])" office:value-type="float" office:value="0.29106760668">
            <text:p>0,2910676067</text:p>
          </table:table-cell>
          <table:table-cell table:formula="of:=ABS([.D61]-[.C60])" office:value-type="float" office:value="0.29206760668">
            <text:p>0,2920676067</text:p>
          </table:table-cell>
        </table:table-row>
        <table:table-row table:style-name="ro1">
          <table:table-cell office:value-type="float" office:value="4.78055653383">
            <text:p>4,7805565338</text:p>
          </table:table-cell>
          <table:table-cell office:value-type="float" office:value="3.27084999892">
            <text:p>3,2708499989</text:p>
          </table:table-cell>
          <table:table-cell table:formula="of:=FREQUENCY([.B$14:.B$1013];[.B62])/1000" office:value-type="float" office:value="0.049">
            <text:p>0,049</text:p>
          </table:table-cell>
          <table:table-cell table:formula="of:=IF(AND([.F$5]&lt;[.B62];[.B62]&lt;=[.F$6]);([.A62]-[.F$5])/([.F$6]-[.F$5]);1)" office:value-type="float" office:value="0.296759422305">
            <text:p>0,2967594223</text:p>
          </table:table-cell>
          <table:table-cell table:formula="of:=ABS([.D62]-[.C62])" office:value-type="float" office:value="0.247759422305">
            <text:p>0,2477594223</text:p>
          </table:table-cell>
          <table:table-cell table:formula="of:=ABS([.D62]-[.C61])" office:value-type="float" office:value="0.248759422305">
            <text:p>0,2487594223</text:p>
          </table:table-cell>
        </table:table-row>
        <table:table-row table:style-name="ro1">
          <table:table-cell office:value-type="float" office:value="5.65194866678">
            <text:p>5,6519486668</text:p>
          </table:table-cell>
          <table:table-cell office:value-type="float" office:value="3.27344818084">
            <text:p>3,2734481808</text:p>
          </table:table-cell>
          <table:table-cell table:formula="of:=FREQUENCY([.B$14:.B$1013];[.B63])/1000" office:value-type="float" office:value="0.05">
            <text:p>0,05</text:p>
          </table:table-cell>
          <table:table-cell table:formula="of:=IF(AND([.F$5]&lt;[.B63];[.B63]&lt;=[.F$6]);([.A63]-[.F$5])/([.F$6]-[.F$5]);1)" office:value-type="float" office:value="0.441991444463333">
            <text:p>0,4419914445</text:p>
          </table:table-cell>
          <table:table-cell table:formula="of:=ABS([.D63]-[.C63])" office:value-type="float" office:value="0.391991444463333">
            <text:p>0,3919914445</text:p>
          </table:table-cell>
          <table:table-cell table:formula="of:=ABS([.D63]-[.C62])" office:value-type="float" office:value="0.392991444463333">
            <text:p>0,3929914445</text:p>
          </table:table-cell>
        </table:table-row>
        <table:table-row table:style-name="ro1">
          <table:table-cell office:value-type="float" office:value="3.33546956517">
            <text:p>3,3354695652</text:p>
          </table:table-cell>
          <table:table-cell office:value-type="float" office:value="3.27745673553">
            <text:p>3,2774567355</text:p>
          </table:table-cell>
          <table:table-cell table:formula="of:=FREQUENCY([.B$14:.B$1013];[.B64])/1000" office:value-type="float" office:value="0.051">
            <text:p>0,051</text:p>
          </table:table-cell>
          <table:table-cell table:formula="of:=IF(AND([.F$5]&lt;[.B64];[.B64]&lt;=[.F$6]);([.A64]-[.F$5])/([.F$6]-[.F$5]);1)" office:value-type="float" office:value="0.055911594195">
            <text:p>0,0559115942</text:p>
          </table:table-cell>
          <table:table-cell table:formula="of:=ABS([.D64]-[.C64])" office:value-type="float" office:value="0.00491159419499999">
            <text:p>0,0049115942</text:p>
          </table:table-cell>
          <table:table-cell table:formula="of:=ABS([.D64]-[.C63])" office:value-type="float" office:value="0.00591159419499999">
            <text:p>0,0059115942</text:p>
          </table:table-cell>
        </table:table-row>
        <table:table-row table:style-name="ro1">
          <table:table-cell office:value-type="float" office:value="7.01629723777">
            <text:p>7,0162972378</text:p>
          </table:table-cell>
          <table:table-cell office:value-type="float" office:value="3.2998662509">
            <text:p>3,2998662509</text:p>
          </table:table-cell>
          <table:table-cell table:formula="of:=FREQUENCY([.B$14:.B$1013];[.B65])/1000" office:value-type="float" office:value="0.052">
            <text:p>0,052</text:p>
          </table:table-cell>
          <table:table-cell table:formula="of:=IF(AND([.F$5]&lt;[.B65];[.B65]&lt;=[.F$6]);([.A65]-[.F$5])/([.F$6]-[.F$5]);1)" office:value-type="float" office:value="0.669382872961667">
            <text:p>0,669382873</text:p>
          </table:table-cell>
          <table:table-cell table:formula="of:=ABS([.D65]-[.C65])" office:value-type="float" office:value="0.617382872961667">
            <text:p>0,617382873</text:p>
          </table:table-cell>
          <table:table-cell table:formula="of:=ABS([.D65]-[.C64])" office:value-type="float" office:value="0.618382872961667">
            <text:p>0,618382873</text:p>
          </table:table-cell>
        </table:table-row>
        <table:table-row table:style-name="ro1">
          <table:table-cell office:value-type="float" office:value="8.7094579067">
            <text:p>8,7094579067</text:p>
          </table:table-cell>
          <table:table-cell office:value-type="float" office:value="3.30121402821">
            <text:p>3,3012140282</text:p>
          </table:table-cell>
          <table:table-cell table:formula="of:=FREQUENCY([.B$14:.B$1013];[.B66])/1000" office:value-type="float" office:value="0.053">
            <text:p>0,053</text:p>
          </table:table-cell>
          <table:table-cell table:formula="of:=IF(AND([.F$5]&lt;[.B66];[.B66]&lt;=[.F$6]);([.A66]-[.F$5])/([.F$6]-[.F$5]);1)" office:value-type="float" office:value="0.951576317783333">
            <text:p>0,9515763178</text:p>
          </table:table-cell>
          <table:table-cell table:formula="of:=ABS([.D66]-[.C66])" office:value-type="float" office:value="0.898576317783333">
            <text:p>0,8985763178</text:p>
          </table:table-cell>
          <table:table-cell table:formula="of:=ABS([.D66]-[.C65])" office:value-type="float" office:value="0.899576317783333">
            <text:p>0,8995763178</text:p>
          </table:table-cell>
        </table:table-row>
        <table:table-row table:style-name="ro1">
          <table:table-cell office:value-type="float" office:value="4.40750773445">
            <text:p>4,4075077345</text:p>
          </table:table-cell>
          <table:table-cell office:value-type="float" office:value="3.30371888361">
            <text:p>3,3037188836</text:p>
          </table:table-cell>
          <table:table-cell table:formula="of:=FREQUENCY([.B$14:.B$1013];[.B67])/1000" office:value-type="float" office:value="0.054">
            <text:p>0,054</text:p>
          </table:table-cell>
          <table:table-cell table:formula="of:=IF(AND([.F$5]&lt;[.B67];[.B67]&lt;=[.F$6]);([.A67]-[.F$5])/([.F$6]-[.F$5]);1)" office:value-type="float" office:value="0.234584622408333">
            <text:p>0,2345846224</text:p>
          </table:table-cell>
          <table:table-cell table:formula="of:=ABS([.D67]-[.C67])" office:value-type="float" office:value="0.180584622408333">
            <text:p>0,1805846224</text:p>
          </table:table-cell>
          <table:table-cell table:formula="of:=ABS([.D67]-[.C66])" office:value-type="float" office:value="0.181584622408333">
            <text:p>0,1815846224</text:p>
          </table:table-cell>
        </table:table-row>
        <table:table-row table:style-name="ro1">
          <table:table-cell office:value-type="float" office:value="3.38944627243">
            <text:p>3,3894462724</text:p>
          </table:table-cell>
          <table:table-cell office:value-type="float" office:value="3.30913316788">
            <text:p>3,3091331679</text:p>
          </table:table-cell>
          <table:table-cell table:formula="of:=FREQUENCY([.B$14:.B$1013];[.B68])/1000" office:value-type="float" office:value="0.055">
            <text:p>0,055</text:p>
          </table:table-cell>
          <table:table-cell table:formula="of:=IF(AND([.F$5]&lt;[.B68];[.B68]&lt;=[.F$6]);([.A68]-[.F$5])/([.F$6]-[.F$5]);1)" office:value-type="float" office:value="0.0649077120716666">
            <text:p>0,0649077121</text:p>
          </table:table-cell>
          <table:table-cell table:formula="of:=ABS([.D68]-[.C68])" office:value-type="float" office:value="0.00990771207166664">
            <text:p>0,0099077121</text:p>
          </table:table-cell>
          <table:table-cell table:formula="of:=ABS([.D68]-[.C67])" office:value-type="float" office:value="0.0109077120716666">
            <text:p>0,0109077121</text:p>
          </table:table-cell>
        </table:table-row>
        <table:table-row table:style-name="ro1">
          <table:table-cell office:value-type="float" office:value="4.10540916366">
            <text:p>4,1054091637</text:p>
          </table:table-cell>
          <table:table-cell office:value-type="float" office:value="3.31136158336">
            <text:p>3,3113615834</text:p>
          </table:table-cell>
          <table:table-cell table:formula="of:=FREQUENCY([.B$14:.B$1013];[.B69])/1000" office:value-type="float" office:value="0.056">
            <text:p>0,056</text:p>
          </table:table-cell>
          <table:table-cell table:formula="of:=IF(AND([.F$5]&lt;[.B69];[.B69]&lt;=[.F$6]);([.A69]-[.F$5])/([.F$6]-[.F$5]);1)" office:value-type="float" office:value="0.18423486061">
            <text:p>0,1842348606</text:p>
          </table:table-cell>
          <table:table-cell table:formula="of:=ABS([.D69]-[.C69])" office:value-type="float" office:value="0.12823486061">
            <text:p>0,1282348606</text:p>
          </table:table-cell>
          <table:table-cell table:formula="of:=ABS([.D69]-[.C68])" office:value-type="float" office:value="0.12923486061">
            <text:p>0,1292348606</text:p>
          </table:table-cell>
        </table:table-row>
        <table:table-row table:style-name="ro1">
          <table:table-cell office:value-type="float" office:value="8.40352223625">
            <text:p>8,4035222363</text:p>
          </table:table-cell>
          <table:table-cell office:value-type="float" office:value="3.31393024459">
            <text:p>3,3139302446</text:p>
          </table:table-cell>
          <table:table-cell table:formula="of:=FREQUENCY([.B$14:.B$1013];[.B70])/1000" office:value-type="float" office:value="0.057">
            <text:p>0,057</text:p>
          </table:table-cell>
          <table:table-cell table:formula="of:=IF(AND([.F$5]&lt;[.B70];[.B70]&lt;=[.F$6]);([.A70]-[.F$5])/([.F$6]-[.F$5]);1)" office:value-type="float" office:value="0.900587039375">
            <text:p>0,9005870394</text:p>
          </table:table-cell>
          <table:table-cell table:formula="of:=ABS([.D70]-[.C70])" office:value-type="float" office:value="0.843587039375">
            <text:p>0,8435870394</text:p>
          </table:table-cell>
          <table:table-cell table:formula="of:=ABS([.D70]-[.C69])" office:value-type="float" office:value="0.844587039375">
            <text:p>0,8445870394</text:p>
          </table:table-cell>
        </table:table-row>
        <table:table-row table:style-name="ro1">
          <table:table-cell office:value-type="float" office:value="6.36985338693">
            <text:p>6,3698533869</text:p>
          </table:table-cell>
          <table:table-cell office:value-type="float" office:value="3.31393612131">
            <text:p>3,3139361213</text:p>
          </table:table-cell>
          <table:table-cell table:formula="of:=FREQUENCY([.B$14:.B$1013];[.B71])/1000" office:value-type="float" office:value="0.058">
            <text:p>0,058</text:p>
          </table:table-cell>
          <table:table-cell table:formula="of:=IF(AND([.F$5]&lt;[.B71];[.B71]&lt;=[.F$6]);([.A71]-[.F$5])/([.F$6]-[.F$5]);1)" office:value-type="float" office:value="0.561642231155">
            <text:p>0,5616422312</text:p>
          </table:table-cell>
          <table:table-cell table:formula="of:=ABS([.D71]-[.C71])" office:value-type="float" office:value="0.503642231155">
            <text:p>0,5036422312</text:p>
          </table:table-cell>
          <table:table-cell table:formula="of:=ABS([.D71]-[.C70])" office:value-type="float" office:value="0.504642231155">
            <text:p>0,5046422312</text:p>
          </table:table-cell>
        </table:table-row>
        <table:table-row table:style-name="ro1">
          <table:table-cell office:value-type="float" office:value="8.45854403604">
            <text:p>8,458544036</text:p>
          </table:table-cell>
          <table:table-cell office:value-type="float" office:value="3.33546956517">
            <text:p>3,3354695652</text:p>
          </table:table-cell>
          <table:table-cell table:formula="of:=FREQUENCY([.B$14:.B$1013];[.B72])/1000" office:value-type="float" office:value="0.059">
            <text:p>0,059</text:p>
          </table:table-cell>
          <table:table-cell table:formula="of:=IF(AND([.F$5]&lt;[.B72];[.B72]&lt;=[.F$6]);([.A72]-[.F$5])/([.F$6]-[.F$5]);1)" office:value-type="float" office:value="0.90975733934">
            <text:p>0,9097573393</text:p>
          </table:table-cell>
          <table:table-cell table:formula="of:=ABS([.D72]-[.C72])" office:value-type="float" office:value="0.85075733934">
            <text:p>0,8507573393</text:p>
          </table:table-cell>
          <table:table-cell table:formula="of:=ABS([.D72]-[.C71])" office:value-type="float" office:value="0.85175733934">
            <text:p>0,8517573393</text:p>
          </table:table-cell>
        </table:table-row>
        <table:table-row table:style-name="ro1">
          <table:table-cell office:value-type="float" office:value="4.79904322721">
            <text:p>4,7990432272</text:p>
          </table:table-cell>
          <table:table-cell office:value-type="float" office:value="3.35210802111">
            <text:p>3,3521080211</text:p>
          </table:table-cell>
          <table:table-cell table:formula="of:=FREQUENCY([.B$14:.B$1013];[.B73])/1000" office:value-type="float" office:value="0.06">
            <text:p>0,06</text:p>
          </table:table-cell>
          <table:table-cell table:formula="of:=IF(AND([.F$5]&lt;[.B73];[.B73]&lt;=[.F$6]);([.A73]-[.F$5])/([.F$6]-[.F$5]);1)" office:value-type="float" office:value="0.299840537868333">
            <text:p>0,2998405379</text:p>
          </table:table-cell>
          <table:table-cell table:formula="of:=ABS([.D73]-[.C73])" office:value-type="float" office:value="0.239840537868333">
            <text:p>0,2398405379</text:p>
          </table:table-cell>
          <table:table-cell table:formula="of:=ABS([.D73]-[.C72])" office:value-type="float" office:value="0.240840537868333">
            <text:p>0,2408405379</text:p>
          </table:table-cell>
        </table:table-row>
        <table:table-row table:style-name="ro1">
          <table:table-cell office:value-type="float" office:value="5.28311782295">
            <text:p>5,283117823</text:p>
          </table:table-cell>
          <table:table-cell office:value-type="float" office:value="3.36392197509">
            <text:p>3,3639219751</text:p>
          </table:table-cell>
          <table:table-cell table:formula="of:=FREQUENCY([.B$14:.B$1013];[.B74])/1000" office:value-type="float" office:value="0.061">
            <text:p>0,061</text:p>
          </table:table-cell>
          <table:table-cell table:formula="of:=IF(AND([.F$5]&lt;[.B74];[.B74]&lt;=[.F$6]);([.A74]-[.F$5])/([.F$6]-[.F$5]);1)" office:value-type="float" office:value="0.380519637158333">
            <text:p>0,3805196372</text:p>
          </table:table-cell>
          <table:table-cell table:formula="of:=ABS([.D74]-[.C74])" office:value-type="float" office:value="0.319519637158333">
            <text:p>0,3195196372</text:p>
          </table:table-cell>
          <table:table-cell table:formula="of:=ABS([.D74]-[.C73])" office:value-type="float" office:value="0.320519637158333">
            <text:p>0,3205196372</text:p>
          </table:table-cell>
        </table:table-row>
        <table:table-row table:style-name="ro1">
          <table:table-cell office:value-type="float" office:value="3.06678910236">
            <text:p>3,0667891024</text:p>
          </table:table-cell>
          <table:table-cell office:value-type="float" office:value="3.37744483082">
            <text:p>3,3774448308</text:p>
          </table:table-cell>
          <table:table-cell table:formula="of:=FREQUENCY([.B$14:.B$1013];[.B75])/1000" office:value-type="float" office:value="0.062">
            <text:p>0,062</text:p>
          </table:table-cell>
          <table:table-cell table:formula="of:=IF(AND([.F$5]&lt;[.B75];[.B75]&lt;=[.F$6]);([.A75]-[.F$5])/([.F$6]-[.F$5]);1)" office:value-type="float" office:value="0.01113151706">
            <text:p>0,0111315171</text:p>
          </table:table-cell>
          <table:table-cell table:formula="of:=ABS([.D75]-[.C75])" office:value-type="float" office:value="0.05086848294">
            <text:p>0,0508684829</text:p>
          </table:table-cell>
          <table:table-cell table:formula="of:=ABS([.D75]-[.C74])" office:value-type="float" office:value="0.04986848294">
            <text:p>0,0498684829</text:p>
          </table:table-cell>
        </table:table-row>
        <table:table-row table:style-name="ro1">
          <table:table-cell office:value-type="float" office:value="6.50513845428">
            <text:p>6,5051384543</text:p>
          </table:table-cell>
          <table:table-cell office:value-type="float" office:value="3.38749282067">
            <text:p>3,3874928207</text:p>
          </table:table-cell>
          <table:table-cell table:formula="of:=FREQUENCY([.B$14:.B$1013];[.B76])/1000" office:value-type="float" office:value="0.063">
            <text:p>0,063</text:p>
          </table:table-cell>
          <table:table-cell table:formula="of:=IF(AND([.F$5]&lt;[.B76];[.B76]&lt;=[.F$6]);([.A76]-[.F$5])/([.F$6]-[.F$5]);1)" office:value-type="float" office:value="0.58418974238">
            <text:p>0,5841897424</text:p>
          </table:table-cell>
          <table:table-cell table:formula="of:=ABS([.D76]-[.C76])" office:value-type="float" office:value="0.52118974238">
            <text:p>0,5211897424</text:p>
          </table:table-cell>
          <table:table-cell table:formula="of:=ABS([.D76]-[.C75])" office:value-type="float" office:value="0.52218974238">
            <text:p>0,5221897424</text:p>
          </table:table-cell>
        </table:table-row>
        <table:table-row table:style-name="ro1">
          <table:table-cell office:value-type="float" office:value="3.63570091583">
            <text:p>3,6357009158</text:p>
          </table:table-cell>
          <table:table-cell office:value-type="float" office:value="3.38944627243">
            <text:p>3,3894462724</text:p>
          </table:table-cell>
          <table:table-cell table:formula="of:=FREQUENCY([.B$14:.B$1013];[.B77])/1000" office:value-type="float" office:value="0.064">
            <text:p>0,064</text:p>
          </table:table-cell>
          <table:table-cell table:formula="of:=IF(AND([.F$5]&lt;[.B77];[.B77]&lt;=[.F$6]);([.A77]-[.F$5])/([.F$6]-[.F$5]);1)" office:value-type="float" office:value="0.105950152638333">
            <text:p>0,1059501526</text:p>
          </table:table-cell>
          <table:table-cell table:formula="of:=ABS([.D77]-[.C77])" office:value-type="float" office:value="0.0419501526383334">
            <text:p>0,0419501526</text:p>
          </table:table-cell>
          <table:table-cell table:formula="of:=ABS([.D77]-[.C76])" office:value-type="float" office:value="0.0429501526383334">
            <text:p>0,0429501526</text:p>
          </table:table-cell>
        </table:table-row>
        <table:table-row table:style-name="ro1">
          <table:table-cell office:value-type="float" office:value="7.31135496241">
            <text:p>7,3113549624</text:p>
          </table:table-cell>
          <table:table-cell office:value-type="float" office:value="3.39019120486">
            <text:p>3,3901912049</text:p>
          </table:table-cell>
          <table:table-cell table:formula="of:=FREQUENCY([.B$14:.B$1013];[.B78])/1000" office:value-type="float" office:value="0.065">
            <text:p>0,065</text:p>
          </table:table-cell>
          <table:table-cell table:formula="of:=IF(AND([.F$5]&lt;[.B78];[.B78]&lt;=[.F$6]);([.A78]-[.F$5])/([.F$6]-[.F$5]);1)" office:value-type="float" office:value="0.718559160401667">
            <text:p>0,7185591604</text:p>
          </table:table-cell>
          <table:table-cell table:formula="of:=ABS([.D78]-[.C78])" office:value-type="float" office:value="0.653559160401667">
            <text:p>0,6535591604</text:p>
          </table:table-cell>
          <table:table-cell table:formula="of:=ABS([.D78]-[.C77])" office:value-type="float" office:value="0.654559160401667">
            <text:p>0,6545591604</text:p>
          </table:table-cell>
        </table:table-row>
        <table:table-row table:style-name="ro1">
          <table:table-cell office:value-type="float" office:value="7.7529367047">
            <text:p>7,7529367047</text:p>
          </table:table-cell>
          <table:table-cell office:value-type="float" office:value="3.40130622958">
            <text:p>3,4013062296</text:p>
          </table:table-cell>
          <table:table-cell table:formula="of:=FREQUENCY([.B$14:.B$1013];[.B79])/1000" office:value-type="float" office:value="0.066">
            <text:p>0,066</text:p>
          </table:table-cell>
          <table:table-cell table:formula="of:=IF(AND([.F$5]&lt;[.B79];[.B79]&lt;=[.F$6]);([.A79]-[.F$5])/([.F$6]-[.F$5]);1)" office:value-type="float" office:value="0.79215611745">
            <text:p>0,7921561175</text:p>
          </table:table-cell>
          <table:table-cell table:formula="of:=ABS([.D79]-[.C79])" office:value-type="float" office:value="0.72615611745">
            <text:p>0,7261561175</text:p>
          </table:table-cell>
          <table:table-cell table:formula="of:=ABS([.D79]-[.C78])" office:value-type="float" office:value="0.72715611745">
            <text:p>0,7271561175</text:p>
          </table:table-cell>
        </table:table-row>
        <table:table-row table:style-name="ro1">
          <table:table-cell office:value-type="float" office:value="4.06106292856">
            <text:p>4,0610629286</text:p>
          </table:table-cell>
          <table:table-cell office:value-type="float" office:value="3.4085839248">
            <text:p>3,4085839248</text:p>
          </table:table-cell>
          <table:table-cell table:formula="of:=FREQUENCY([.B$14:.B$1013];[.B80])/1000" office:value-type="float" office:value="0.067">
            <text:p>0,067</text:p>
          </table:table-cell>
          <table:table-cell table:formula="of:=IF(AND([.F$5]&lt;[.B80];[.B80]&lt;=[.F$6]);([.A80]-[.F$5])/([.F$6]-[.F$5]);1)" office:value-type="float" office:value="0.176843821426667">
            <text:p>0,1768438214</text:p>
          </table:table-cell>
          <table:table-cell table:formula="of:=ABS([.D80]-[.C80])" office:value-type="float" office:value="0.109843821426667">
            <text:p>0,1098438214</text:p>
          </table:table-cell>
          <table:table-cell table:formula="of:=ABS([.D80]-[.C79])" office:value-type="float" office:value="0.110843821426667">
            <text:p>0,1108438214</text:p>
          </table:table-cell>
        </table:table-row>
        <table:table-row table:style-name="ro1">
          <table:table-cell office:value-type="float" office:value="6.89516879969">
            <text:p>6,8951687997</text:p>
          </table:table-cell>
          <table:table-cell office:value-type="float" office:value="3.4135105181">
            <text:p>3,4135105181</text:p>
          </table:table-cell>
          <table:table-cell table:formula="of:=FREQUENCY([.B$14:.B$1013];[.B81])/1000" office:value-type="float" office:value="0.068">
            <text:p>0,068</text:p>
          </table:table-cell>
          <table:table-cell table:formula="of:=IF(AND([.F$5]&lt;[.B81];[.B81]&lt;=[.F$6]);([.A81]-[.F$5])/([.F$6]-[.F$5]);1)" office:value-type="float" office:value="0.649194799948333">
            <text:p>0,6491947999</text:p>
          </table:table-cell>
          <table:table-cell table:formula="of:=ABS([.D81]-[.C81])" office:value-type="float" office:value="0.581194799948333">
            <text:p>0,5811947999</text:p>
          </table:table-cell>
          <table:table-cell table:formula="of:=ABS([.D81]-[.C80])" office:value-type="float" office:value="0.582194799948333">
            <text:p>0,5821947999</text:p>
          </table:table-cell>
        </table:table-row>
        <table:table-row table:style-name="ro1">
          <table:table-cell office:value-type="float" office:value="5.38729581992">
            <text:p>5,3872958199</text:p>
          </table:table-cell>
          <table:table-cell office:value-type="float" office:value="3.41418868015">
            <text:p>3,4141886802</text:p>
          </table:table-cell>
          <table:table-cell table:formula="of:=FREQUENCY([.B$14:.B$1013];[.B82])/1000" office:value-type="float" office:value="0.069">
            <text:p>0,069</text:p>
          </table:table-cell>
          <table:table-cell table:formula="of:=IF(AND([.F$5]&lt;[.B82];[.B82]&lt;=[.F$6]);([.A82]-[.F$5])/([.F$6]-[.F$5]);1)" office:value-type="float" office:value="0.397882636653333">
            <text:p>0,3978826367</text:p>
          </table:table-cell>
          <table:table-cell table:formula="of:=ABS([.D82]-[.C82])" office:value-type="float" office:value="0.328882636653333">
            <text:p>0,3288826367</text:p>
          </table:table-cell>
          <table:table-cell table:formula="of:=ABS([.D82]-[.C81])" office:value-type="float" office:value="0.329882636653333">
            <text:p>0,3298826367</text:p>
          </table:table-cell>
        </table:table-row>
        <table:table-row table:style-name="ro1">
          <table:table-cell office:value-type="float" office:value="8.17137714648">
            <text:p>8,1713771465</text:p>
          </table:table-cell>
          <table:table-cell office:value-type="float" office:value="3.4289817923">
            <text:p>3,4289817923</text:p>
          </table:table-cell>
          <table:table-cell table:formula="of:=FREQUENCY([.B$14:.B$1013];[.B83])/1000" office:value-type="float" office:value="0.07">
            <text:p>0,07</text:p>
          </table:table-cell>
          <table:table-cell table:formula="of:=IF(AND([.F$5]&lt;[.B83];[.B83]&lt;=[.F$6]);([.A83]-[.F$5])/([.F$6]-[.F$5]);1)" office:value-type="float" office:value="0.86189619108">
            <text:p>0,8618961911</text:p>
          </table:table-cell>
          <table:table-cell table:formula="of:=ABS([.D83]-[.C83])" office:value-type="float" office:value="0.79189619108">
            <text:p>0,7918961911</text:p>
          </table:table-cell>
          <table:table-cell table:formula="of:=ABS([.D83]-[.C82])" office:value-type="float" office:value="0.79289619108">
            <text:p>0,7928961911</text:p>
          </table:table-cell>
        </table:table-row>
        <table:table-row table:style-name="ro1">
          <table:table-cell office:value-type="float" office:value="6.02489004947">
            <text:p>6,0248900495</text:p>
          </table:table-cell>
          <table:table-cell office:value-type="float" office:value="3.44578829125">
            <text:p>3,4457882913</text:p>
          </table:table-cell>
          <table:table-cell table:formula="of:=FREQUENCY([.B$14:.B$1013];[.B84])/1000" office:value-type="float" office:value="0.071">
            <text:p>0,071</text:p>
          </table:table-cell>
          <table:table-cell table:formula="of:=IF(AND([.F$5]&lt;[.B84];[.B84]&lt;=[.F$6]);([.A84]-[.F$5])/([.F$6]-[.F$5]);1)" office:value-type="float" office:value="0.504148341578333">
            <text:p>0,5041483416</text:p>
          </table:table-cell>
          <table:table-cell table:formula="of:=ABS([.D84]-[.C84])" office:value-type="float" office:value="0.433148341578333">
            <text:p>0,4331483416</text:p>
          </table:table-cell>
          <table:table-cell table:formula="of:=ABS([.D84]-[.C83])" office:value-type="float" office:value="0.434148341578333">
            <text:p>0,4341483416</text:p>
          </table:table-cell>
        </table:table-row>
        <table:table-row table:style-name="ro1">
          <table:table-cell office:value-type="float" office:value="3.49130155739">
            <text:p>3,4913015574</text:p>
          </table:table-cell>
          <table:table-cell office:value-type="float" office:value="3.44973775247">
            <text:p>3,4497377525</text:p>
          </table:table-cell>
          <table:table-cell table:formula="of:=FREQUENCY([.B$14:.B$1013];[.B85])/1000" office:value-type="float" office:value="0.072">
            <text:p>0,072</text:p>
          </table:table-cell>
          <table:table-cell table:formula="of:=IF(AND([.F$5]&lt;[.B85];[.B85]&lt;=[.F$6]);([.A85]-[.F$5])/([.F$6]-[.F$5]);1)" office:value-type="float" office:value="0.0818835928983333">
            <text:p>0,0818835929</text:p>
          </table:table-cell>
          <table:table-cell table:formula="of:=ABS([.D85]-[.C85])" office:value-type="float" office:value="0.00988359289833332">
            <text:p>0,0098835929</text:p>
          </table:table-cell>
          <table:table-cell table:formula="of:=ABS([.D85]-[.C84])" office:value-type="float" office:value="0.0108835928983333">
            <text:p>0,0108835929</text:p>
          </table:table-cell>
        </table:table-row>
        <table:table-row table:style-name="ro1">
          <table:table-cell office:value-type="float" office:value="6.37116568046">
            <text:p>6,3711656805</text:p>
          </table:table-cell>
          <table:table-cell office:value-type="float" office:value="3.45479102879">
            <text:p>3,4547910288</text:p>
          </table:table-cell>
          <table:table-cell table:formula="of:=FREQUENCY([.B$14:.B$1013];[.B86])/1000" office:value-type="float" office:value="0.073">
            <text:p>0,073</text:p>
          </table:table-cell>
          <table:table-cell table:formula="of:=IF(AND([.F$5]&lt;[.B86];[.B86]&lt;=[.F$6]);([.A86]-[.F$5])/([.F$6]-[.F$5]);1)" office:value-type="float" office:value="0.561860946743333">
            <text:p>0,5618609467</text:p>
          </table:table-cell>
          <table:table-cell table:formula="of:=ABS([.D86]-[.C86])" office:value-type="float" office:value="0.488860946743333">
            <text:p>0,4888609467</text:p>
          </table:table-cell>
          <table:table-cell table:formula="of:=ABS([.D86]-[.C85])" office:value-type="float" office:value="0.489860946743333">
            <text:p>0,4898609467</text:p>
          </table:table-cell>
        </table:table-row>
        <table:table-row table:style-name="ro1">
          <table:table-cell office:value-type="float" office:value="5.01280706588">
            <text:p>5,0128070659</text:p>
          </table:table-cell>
          <table:table-cell office:value-type="float" office:value="3.45546847324">
            <text:p>3,4554684732</text:p>
          </table:table-cell>
          <table:table-cell table:formula="of:=FREQUENCY([.B$14:.B$1013];[.B87])/1000" office:value-type="float" office:value="0.074">
            <text:p>0,074</text:p>
          </table:table-cell>
          <table:table-cell table:formula="of:=IF(AND([.F$5]&lt;[.B87];[.B87]&lt;=[.F$6]);([.A87]-[.F$5])/([.F$6]-[.F$5]);1)" office:value-type="float" office:value="0.335467844313333">
            <text:p>0,3354678443</text:p>
          </table:table-cell>
          <table:table-cell table:formula="of:=ABS([.D87]-[.C87])" office:value-type="float" office:value="0.261467844313333">
            <text:p>0,2614678443</text:p>
          </table:table-cell>
          <table:table-cell table:formula="of:=ABS([.D87]-[.C86])" office:value-type="float" office:value="0.262467844313333">
            <text:p>0,2624678443</text:p>
          </table:table-cell>
        </table:table-row>
        <table:table-row table:style-name="ro1">
          <table:table-cell office:value-type="float" office:value="4.43650181368">
            <text:p>4,4365018137</text:p>
          </table:table-cell>
          <table:table-cell office:value-type="float" office:value="3.46643446543">
            <text:p>3,4664344654</text:p>
          </table:table-cell>
          <table:table-cell table:formula="of:=FREQUENCY([.B$14:.B$1013];[.B88])/1000" office:value-type="float" office:value="0.075">
            <text:p>0,075</text:p>
          </table:table-cell>
          <table:table-cell table:formula="of:=IF(AND([.F$5]&lt;[.B88];[.B88]&lt;=[.F$6]);([.A88]-[.F$5])/([.F$6]-[.F$5]);1)" office:value-type="float" office:value="0.239416968946667">
            <text:p>0,2394169689</text:p>
          </table:table-cell>
          <table:table-cell table:formula="of:=ABS([.D88]-[.C88])" office:value-type="float" office:value="0.164416968946667">
            <text:p>0,1644169689</text:p>
          </table:table-cell>
          <table:table-cell table:formula="of:=ABS([.D88]-[.C87])" office:value-type="float" office:value="0.165416968946667">
            <text:p>0,1654169689</text:p>
          </table:table-cell>
        </table:table-row>
        <table:table-row table:style-name="ro1">
          <table:table-cell office:value-type="float" office:value="3.47741888248">
            <text:p>3,4774188825</text:p>
          </table:table-cell>
          <table:table-cell office:value-type="float" office:value="3.47477799208">
            <text:p>3,4747779921</text:p>
          </table:table-cell>
          <table:table-cell table:formula="of:=FREQUENCY([.B$14:.B$1013];[.B89])/1000" office:value-type="float" office:value="0.076">
            <text:p>0,076</text:p>
          </table:table-cell>
          <table:table-cell table:formula="of:=IF(AND([.F$5]&lt;[.B89];[.B89]&lt;=[.F$6]);([.A89]-[.F$5])/([.F$6]-[.F$5]);1)" office:value-type="float" office:value="0.0795698137466666">
            <text:p>0,0795698137</text:p>
          </table:table-cell>
          <table:table-cell table:formula="of:=ABS([.D89]-[.C89])" office:value-type="float" office:value="0.00356981374666665">
            <text:p>0,0035698137</text:p>
          </table:table-cell>
          <table:table-cell table:formula="of:=ABS([.D89]-[.C88])" office:value-type="float" office:value="0.00456981374666665">
            <text:p>0,0045698137</text:p>
          </table:table-cell>
        </table:table-row>
        <table:table-row table:style-name="ro1">
          <table:table-cell office:value-type="float" office:value="6.07798079579">
            <text:p>6,0779807958</text:p>
          </table:table-cell>
          <table:table-cell office:value-type="float" office:value="3.47741888248">
            <text:p>3,4774188825</text:p>
          </table:table-cell>
          <table:table-cell table:formula="of:=FREQUENCY([.B$14:.B$1013];[.B90])/1000" office:value-type="float" office:value="0.077">
            <text:p>0,077</text:p>
          </table:table-cell>
          <table:table-cell table:formula="of:=IF(AND([.F$5]&lt;[.B90];[.B90]&lt;=[.F$6]);([.A90]-[.F$5])/([.F$6]-[.F$5]);1)" office:value-type="float" office:value="0.512996799298333">
            <text:p>0,5129967993</text:p>
          </table:table-cell>
          <table:table-cell table:formula="of:=ABS([.D90]-[.C90])" office:value-type="float" office:value="0.435996799298333">
            <text:p>0,4359967993</text:p>
          </table:table-cell>
          <table:table-cell table:formula="of:=ABS([.D90]-[.C89])" office:value-type="float" office:value="0.436996799298333">
            <text:p>0,4369967993</text:p>
          </table:table-cell>
        </table:table-row>
        <table:table-row table:style-name="ro1">
          <table:table-cell office:value-type="float" office:value="7.6404815872">
            <text:p>7,6404815872</text:p>
          </table:table-cell>
          <table:table-cell office:value-type="float" office:value="3.48229584638">
            <text:p>3,4822958464</text:p>
          </table:table-cell>
          <table:table-cell table:formula="of:=FREQUENCY([.B$14:.B$1013];[.B91])/1000" office:value-type="float" office:value="0.078">
            <text:p>0,078</text:p>
          </table:table-cell>
          <table:table-cell table:formula="of:=IF(AND([.F$5]&lt;[.B91];[.B91]&lt;=[.F$6]);([.A91]-[.F$5])/([.F$6]-[.F$5]);1)" office:value-type="float" office:value="0.773413597866667">
            <text:p>0,7734135979</text:p>
          </table:table-cell>
          <table:table-cell table:formula="of:=ABS([.D91]-[.C91])" office:value-type="float" office:value="0.695413597866667">
            <text:p>0,6954135979</text:p>
          </table:table-cell>
          <table:table-cell table:formula="of:=ABS([.D91]-[.C90])" office:value-type="float" office:value="0.696413597866667">
            <text:p>0,6964135979</text:p>
          </table:table-cell>
        </table:table-row>
        <table:table-row table:style-name="ro1">
          <table:table-cell office:value-type="float" office:value="3.5058936522">
            <text:p>3,5058936522</text:p>
          </table:table-cell>
          <table:table-cell office:value-type="float" office:value="3.48447227971">
            <text:p>3,4844722797</text:p>
          </table:table-cell>
          <table:table-cell table:formula="of:=FREQUENCY([.B$14:.B$1013];[.B92])/1000" office:value-type="float" office:value="0.079">
            <text:p>0,079</text:p>
          </table:table-cell>
          <table:table-cell table:formula="of:=IF(AND([.F$5]&lt;[.B92];[.B92]&lt;=[.F$6]);([.A92]-[.F$5])/([.F$6]-[.F$5]);1)" office:value-type="float" office:value="0.0843156087">
            <text:p>0,0843156087</text:p>
          </table:table-cell>
          <table:table-cell table:formula="of:=ABS([.D92]-[.C92])" office:value-type="float" office:value="0.00531560870000003">
            <text:p>0,0053156087</text:p>
          </table:table-cell>
          <table:table-cell table:formula="of:=ABS([.D92]-[.C91])" office:value-type="float" office:value="0.00631560870000003">
            <text:p>0,0063156087</text:p>
          </table:table-cell>
        </table:table-row>
        <table:table-row table:style-name="ro1">
          <table:table-cell office:value-type="float" office:value="7.98160441827">
            <text:p>7,9816044183</text:p>
          </table:table-cell>
          <table:table-cell office:value-type="float" office:value="3.49130155739">
            <text:p>3,4913015574</text:p>
          </table:table-cell>
          <table:table-cell table:formula="of:=FREQUENCY([.B$14:.B$1013];[.B93])/1000" office:value-type="float" office:value="0.08">
            <text:p>0,08</text:p>
          </table:table-cell>
          <table:table-cell table:formula="of:=IF(AND([.F$5]&lt;[.B93];[.B93]&lt;=[.F$6]);([.A93]-[.F$5])/([.F$6]-[.F$5]);1)" office:value-type="float" office:value="0.830267403045">
            <text:p>0,830267403</text:p>
          </table:table-cell>
          <table:table-cell table:formula="of:=ABS([.D93]-[.C93])" office:value-type="float" office:value="0.750267403045">
            <text:p>0,750267403</text:p>
          </table:table-cell>
          <table:table-cell table:formula="of:=ABS([.D93]-[.C92])" office:value-type="float" office:value="0.751267403045">
            <text:p>0,751267403</text:p>
          </table:table-cell>
        </table:table-row>
        <table:table-row table:style-name="ro1">
          <table:table-cell office:value-type="float" office:value="6.28277604593">
            <text:p>6,2827760459</text:p>
          </table:table-cell>
          <table:table-cell office:value-type="float" office:value="3.49196723974">
            <text:p>3,4919672397</text:p>
          </table:table-cell>
          <table:table-cell table:formula="of:=FREQUENCY([.B$14:.B$1013];[.B94])/1000" office:value-type="float" office:value="0.081">
            <text:p>0,081</text:p>
          </table:table-cell>
          <table:table-cell table:formula="of:=IF(AND([.F$5]&lt;[.B94];[.B94]&lt;=[.F$6]);([.A94]-[.F$5])/([.F$6]-[.F$5]);1)" office:value-type="float" office:value="0.547129340988333">
            <text:p>0,547129341</text:p>
          </table:table-cell>
          <table:table-cell table:formula="of:=ABS([.D94]-[.C94])" office:value-type="float" office:value="0.466129340988333">
            <text:p>0,466129341</text:p>
          </table:table-cell>
          <table:table-cell table:formula="of:=ABS([.D94]-[.C93])" office:value-type="float" office:value="0.467129340988333">
            <text:p>0,467129341</text:p>
          </table:table-cell>
        </table:table-row>
        <table:table-row table:style-name="ro1">
          <table:table-cell office:value-type="float" office:value="4.0610202597">
            <text:p>4,0610202597</text:p>
          </table:table-cell>
          <table:table-cell office:value-type="float" office:value="3.5058936522">
            <text:p>3,5058936522</text:p>
          </table:table-cell>
          <table:table-cell table:formula="of:=FREQUENCY([.B$14:.B$1013];[.B95])/1000" office:value-type="float" office:value="0.082">
            <text:p>0,082</text:p>
          </table:table-cell>
          <table:table-cell table:formula="of:=IF(AND([.F$5]&lt;[.B95];[.B95]&lt;=[.F$6]);([.A95]-[.F$5])/([.F$6]-[.F$5]);1)" office:value-type="float" office:value="0.17683670995">
            <text:p>0,17683671</text:p>
          </table:table-cell>
          <table:table-cell table:formula="of:=ABS([.D95]-[.C95])" office:value-type="float" office:value="0.09483670995">
            <text:p>0,09483671</text:p>
          </table:table-cell>
          <table:table-cell table:formula="of:=ABS([.D95]-[.C94])" office:value-type="float" office:value="0.09583670995">
            <text:p>0,09583671</text:p>
          </table:table-cell>
        </table:table-row>
        <table:table-row table:style-name="ro1">
          <table:table-cell office:value-type="float" office:value="4.20576258717">
            <text:p>4,2057625872</text:p>
          </table:table-cell>
          <table:table-cell office:value-type="float" office:value="3.5099975014">
            <text:p>3,5099975014</text:p>
          </table:table-cell>
          <table:table-cell table:formula="of:=FREQUENCY([.B$14:.B$1013];[.B96])/1000" office:value-type="float" office:value="0.083">
            <text:p>0,083</text:p>
          </table:table-cell>
          <table:table-cell table:formula="of:=IF(AND([.F$5]&lt;[.B96];[.B96]&lt;=[.F$6]);([.A96]-[.F$5])/([.F$6]-[.F$5]);1)" office:value-type="float" office:value="0.200960431195">
            <text:p>0,2009604312</text:p>
          </table:table-cell>
          <table:table-cell table:formula="of:=ABS([.D96]-[.C96])" office:value-type="float" office:value="0.117960431195">
            <text:p>0,1179604312</text:p>
          </table:table-cell>
          <table:table-cell table:formula="of:=ABS([.D96]-[.C95])" office:value-type="float" office:value="0.118960431195">
            <text:p>0,1189604312</text:p>
          </table:table-cell>
        </table:table-row>
        <table:table-row table:style-name="ro1">
          <table:table-cell office:value-type="float" office:value="8.05422797507">
            <text:p>8,0542279751</text:p>
          </table:table-cell>
          <table:table-cell office:value-type="float" office:value="3.519340985">
            <text:p>3,519340985</text:p>
          </table:table-cell>
          <table:table-cell table:formula="of:=FREQUENCY([.B$14:.B$1013];[.B97])/1000" office:value-type="float" office:value="0.084">
            <text:p>0,084</text:p>
          </table:table-cell>
          <table:table-cell table:formula="of:=IF(AND([.F$5]&lt;[.B97];[.B97]&lt;=[.F$6]);([.A97]-[.F$5])/([.F$6]-[.F$5]);1)" office:value-type="float" office:value="0.842371329178333">
            <text:p>0,8423713292</text:p>
          </table:table-cell>
          <table:table-cell table:formula="of:=ABS([.D97]-[.C97])" office:value-type="float" office:value="0.758371329178334">
            <text:p>0,7583713292</text:p>
          </table:table-cell>
          <table:table-cell table:formula="of:=ABS([.D97]-[.C96])" office:value-type="float" office:value="0.759371329178333">
            <text:p>0,7593713292</text:p>
          </table:table-cell>
        </table:table-row>
        <table:table-row table:style-name="ro1">
          <table:table-cell office:value-type="float" office:value="8.25424292291">
            <text:p>8,2542429229</text:p>
          </table:table-cell>
          <table:table-cell office:value-type="float" office:value="3.52002162654">
            <text:p>3,5200216265</text:p>
          </table:table-cell>
          <table:table-cell table:formula="of:=FREQUENCY([.B$14:.B$1013];[.B98])/1000" office:value-type="float" office:value="0.085">
            <text:p>0,085</text:p>
          </table:table-cell>
          <table:table-cell table:formula="of:=IF(AND([.F$5]&lt;[.B98];[.B98]&lt;=[.F$6]);([.A98]-[.F$5])/([.F$6]-[.F$5]);1)" office:value-type="float" office:value="0.875707153818333">
            <text:p>0,8757071538</text:p>
          </table:table-cell>
          <table:table-cell table:formula="of:=ABS([.D98]-[.C98])" office:value-type="float" office:value="0.790707153818333">
            <text:p>0,7907071538</text:p>
          </table:table-cell>
          <table:table-cell table:formula="of:=ABS([.D98]-[.C97])" office:value-type="float" office:value="0.791707153818333">
            <text:p>0,7917071538</text:p>
          </table:table-cell>
        </table:table-row>
        <table:table-row table:style-name="ro1">
          <table:table-cell office:value-type="float" office:value="8.8156951644">
            <text:p>8,8156951644</text:p>
          </table:table-cell>
          <table:table-cell office:value-type="float" office:value="3.52011178113">
            <text:p>3,5201117811</text:p>
          </table:table-cell>
          <table:table-cell table:formula="of:=FREQUENCY([.B$14:.B$1013];[.B99])/1000" office:value-type="float" office:value="0.086">
            <text:p>0,086</text:p>
          </table:table-cell>
          <table:table-cell table:formula="of:=IF(AND([.F$5]&lt;[.B99];[.B99]&lt;=[.F$6]);([.A99]-[.F$5])/([.F$6]-[.F$5]);1)" office:value-type="float" office:value="0.9692825274">
            <text:p>0,9692825274</text:p>
          </table:table-cell>
          <table:table-cell table:formula="of:=ABS([.D99]-[.C99])" office:value-type="float" office:value="0.8832825274">
            <text:p>0,8832825274</text:p>
          </table:table-cell>
          <table:table-cell table:formula="of:=ABS([.D99]-[.C98])" office:value-type="float" office:value="0.8842825274">
            <text:p>0,8842825274</text:p>
          </table:table-cell>
        </table:table-row>
        <table:table-row table:style-name="ro1">
          <table:table-cell office:value-type="float" office:value="6.58812568194">
            <text:p>6,5881256819</text:p>
          </table:table-cell>
          <table:table-cell office:value-type="float" office:value="3.52960380763">
            <text:p>3,5296038076</text:p>
          </table:table-cell>
          <table:table-cell table:formula="of:=FREQUENCY([.B$14:.B$1013];[.B100])/1000" office:value-type="float" office:value="0.087">
            <text:p>0,087</text:p>
          </table:table-cell>
          <table:table-cell table:formula="of:=IF(AND([.F$5]&lt;[.B100];[.B100]&lt;=[.F$6]);([.A100]-[.F$5])/([.F$6]-[.F$5]);1)" office:value-type="float" office:value="0.59802094699">
            <text:p>0,598020947</text:p>
          </table:table-cell>
          <table:table-cell table:formula="of:=ABS([.D100]-[.C100])" office:value-type="float" office:value="0.51102094699">
            <text:p>0,511020947</text:p>
          </table:table-cell>
          <table:table-cell table:formula="of:=ABS([.D100]-[.C99])" office:value-type="float" office:value="0.51202094699">
            <text:p>0,512020947</text:p>
          </table:table-cell>
        </table:table-row>
        <table:table-row table:style-name="ro1">
          <table:table-cell office:value-type="float" office:value="3.94983439555">
            <text:p>3,9498343956</text:p>
          </table:table-cell>
          <table:table-cell office:value-type="float" office:value="3.54002174903">
            <text:p>3,540021749</text:p>
          </table:table-cell>
          <table:table-cell table:formula="of:=FREQUENCY([.B$14:.B$1013];[.B101])/1000" office:value-type="float" office:value="0.088">
            <text:p>0,088</text:p>
          </table:table-cell>
          <table:table-cell table:formula="of:=IF(AND([.F$5]&lt;[.B101];[.B101]&lt;=[.F$6]);([.A101]-[.F$5])/([.F$6]-[.F$5]);1)" office:value-type="float" office:value="0.158305732591667">
            <text:p>0,1583057326</text:p>
          </table:table-cell>
          <table:table-cell table:formula="of:=ABS([.D101]-[.C101])" office:value-type="float" office:value="0.0703057325916667">
            <text:p>0,0703057326</text:p>
          </table:table-cell>
          <table:table-cell table:formula="of:=ABS([.D101]-[.C100])" office:value-type="float" office:value="0.0713057325916667">
            <text:p>0,0713057326</text:p>
          </table:table-cell>
        </table:table-row>
        <table:table-row table:style-name="ro1">
          <table:table-cell office:value-type="float" office:value="8.60105123031">
            <text:p>8,6010512303</text:p>
          </table:table-cell>
          <table:table-cell office:value-type="float" office:value="3.54043310262">
            <text:p>3,5404331026</text:p>
          </table:table-cell>
          <table:table-cell table:formula="of:=FREQUENCY([.B$14:.B$1013];[.B102])/1000" office:value-type="float" office:value="0.089">
            <text:p>0,089</text:p>
          </table:table-cell>
          <table:table-cell table:formula="of:=IF(AND([.F$5]&lt;[.B102];[.B102]&lt;=[.F$6]);([.A102]-[.F$5])/([.F$6]-[.F$5]);1)" office:value-type="float" office:value="0.933508538385">
            <text:p>0,9335085384</text:p>
          </table:table-cell>
          <table:table-cell table:formula="of:=ABS([.D102]-[.C102])" office:value-type="float" office:value="0.844508538385">
            <text:p>0,8445085384</text:p>
          </table:table-cell>
          <table:table-cell table:formula="of:=ABS([.D102]-[.C101])" office:value-type="float" office:value="0.845508538385">
            <text:p>0,8455085384</text:p>
          </table:table-cell>
        </table:table-row>
        <table:table-row table:style-name="ro1">
          <table:table-cell office:value-type="float" office:value="6.14122880087">
            <text:p>6,1412288009</text:p>
          </table:table-cell>
          <table:table-cell office:value-type="float" office:value="3.54626641802">
            <text:p>3,546266418</text:p>
          </table:table-cell>
          <table:table-cell table:formula="of:=FREQUENCY([.B$14:.B$1013];[.B103])/1000" office:value-type="float" office:value="0.09">
            <text:p>0,09</text:p>
          </table:table-cell>
          <table:table-cell table:formula="of:=IF(AND([.F$5]&lt;[.B103];[.B103]&lt;=[.F$6]);([.A103]-[.F$5])/([.F$6]-[.F$5]);1)" office:value-type="float" office:value="0.523538133478333">
            <text:p>0,5235381335</text:p>
          </table:table-cell>
          <table:table-cell table:formula="of:=ABS([.D103]-[.C103])" office:value-type="float" office:value="0.433538133478333">
            <text:p>0,4335381335</text:p>
          </table:table-cell>
          <table:table-cell table:formula="of:=ABS([.D103]-[.C102])" office:value-type="float" office:value="0.434538133478333">
            <text:p>0,4345381335</text:p>
          </table:table-cell>
        </table:table-row>
        <table:table-row table:style-name="ro1">
          <table:table-cell office:value-type="float" office:value="4.98950802606">
            <text:p>4,9895080261</text:p>
          </table:table-cell>
          <table:table-cell office:value-type="float" office:value="3.55229588427">
            <text:p>3,5522958843</text:p>
          </table:table-cell>
          <table:table-cell table:formula="of:=FREQUENCY([.B$14:.B$1013];[.B104])/1000" office:value-type="float" office:value="0.091">
            <text:p>0,091</text:p>
          </table:table-cell>
          <table:table-cell table:formula="of:=IF(AND([.F$5]&lt;[.B104];[.B104]&lt;=[.F$6]);([.A104]-[.F$5])/([.F$6]-[.F$5]);1)" office:value-type="float" office:value="0.33158467101">
            <text:p>0,331584671</text:p>
          </table:table-cell>
          <table:table-cell table:formula="of:=ABS([.D104]-[.C104])" office:value-type="float" office:value="0.24058467101">
            <text:p>0,240584671</text:p>
          </table:table-cell>
          <table:table-cell table:formula="of:=ABS([.D104]-[.C103])" office:value-type="float" office:value="0.24158467101">
            <text:p>0,241584671</text:p>
          </table:table-cell>
        </table:table-row>
        <table:table-row table:style-name="ro1">
          <table:table-cell office:value-type="float" office:value="7.27106496446">
            <text:p>7,2710649645</text:p>
          </table:table-cell>
          <table:table-cell office:value-type="float" office:value="3.56279192623">
            <text:p>3,5627919262</text:p>
          </table:table-cell>
          <table:table-cell table:formula="of:=FREQUENCY([.B$14:.B$1013];[.B105])/1000" office:value-type="float" office:value="0.092">
            <text:p>0,092</text:p>
          </table:table-cell>
          <table:table-cell table:formula="of:=IF(AND([.F$5]&lt;[.B105];[.B105]&lt;=[.F$6]);([.A105]-[.F$5])/([.F$6]-[.F$5]);1)" office:value-type="float" office:value="0.711844160743333">
            <text:p>0,7118441607</text:p>
          </table:table-cell>
          <table:table-cell table:formula="of:=ABS([.D105]-[.C105])" office:value-type="float" office:value="0.619844160743333">
            <text:p>0,6198441607</text:p>
          </table:table-cell>
          <table:table-cell table:formula="of:=ABS([.D105]-[.C104])" office:value-type="float" office:value="0.620844160743333">
            <text:p>0,6208441607</text:p>
          </table:table-cell>
        </table:table-row>
        <table:table-row table:style-name="ro1">
          <table:table-cell office:value-type="float" office:value="3.58120924973">
            <text:p>3,5812092497</text:p>
          </table:table-cell>
          <table:table-cell office:value-type="float" office:value="3.56849680111">
            <text:p>3,5684968011</text:p>
          </table:table-cell>
          <table:table-cell table:formula="of:=FREQUENCY([.B$14:.B$1013];[.B106])/1000" office:value-type="float" office:value="0.093">
            <text:p>0,093</text:p>
          </table:table-cell>
          <table:table-cell table:formula="of:=IF(AND([.F$5]&lt;[.B106];[.B106]&lt;=[.F$6]);([.A106]-[.F$5])/([.F$6]-[.F$5]);1)" office:value-type="float" office:value="0.0968682082883334">
            <text:p>0,0968682083</text:p>
          </table:table-cell>
          <table:table-cell table:formula="of:=ABS([.D106]-[.C106])" office:value-type="float" office:value="0.00386820828833335">
            <text:p>0,0038682083</text:p>
          </table:table-cell>
          <table:table-cell table:formula="of:=ABS([.D106]-[.C105])" office:value-type="float" office:value="0.00486820828833336">
            <text:p>0,0048682083</text:p>
          </table:table-cell>
        </table:table-row>
        <table:table-row table:style-name="ro1">
          <table:table-cell office:value-type="float" office:value="3.05887733643">
            <text:p>3,0588773364</text:p>
          </table:table-cell>
          <table:table-cell office:value-type="float" office:value="3.57183652257">
            <text:p>3,5718365226</text:p>
          </table:table-cell>
          <table:table-cell table:formula="of:=FREQUENCY([.B$14:.B$1013];[.B107])/1000" office:value-type="float" office:value="0.094">
            <text:p>0,094</text:p>
          </table:table-cell>
          <table:table-cell table:formula="of:=IF(AND([.F$5]&lt;[.B107];[.B107]&lt;=[.F$6]);([.A107]-[.F$5])/([.F$6]-[.F$5]);1)" office:value-type="float" office:value="0.00981288940500003">
            <text:p>0,0098128894</text:p>
          </table:table-cell>
          <table:table-cell table:formula="of:=ABS([.D107]-[.C107])" office:value-type="float" office:value="0.084187110595">
            <text:p>0,0841871106</text:p>
          </table:table-cell>
          <table:table-cell table:formula="of:=ABS([.D107]-[.C106])" office:value-type="float" office:value="0.083187110595">
            <text:p>0,0831871106</text:p>
          </table:table-cell>
        </table:table-row>
        <table:table-row table:style-name="ro1">
          <table:table-cell office:value-type="float" office:value="5.32540735232">
            <text:p>5,3254073523</text:p>
          </table:table-cell>
          <table:table-cell office:value-type="float" office:value="3.57501318181">
            <text:p>3,5750131818</text:p>
          </table:table-cell>
          <table:table-cell table:formula="of:=FREQUENCY([.B$14:.B$1013];[.B108])/1000" office:value-type="float" office:value="0.095">
            <text:p>0,095</text:p>
          </table:table-cell>
          <table:table-cell table:formula="of:=IF(AND([.F$5]&lt;[.B108];[.B108]&lt;=[.F$6]);([.A108]-[.F$5])/([.F$6]-[.F$5]);1)" office:value-type="float" office:value="0.387567892053333">
            <text:p>0,3875678921</text:p>
          </table:table-cell>
          <table:table-cell table:formula="of:=ABS([.D108]-[.C108])" office:value-type="float" office:value="0.292567892053333">
            <text:p>0,2925678921</text:p>
          </table:table-cell>
          <table:table-cell table:formula="of:=ABS([.D108]-[.C107])" office:value-type="float" office:value="0.293567892053333">
            <text:p>0,2935678921</text:p>
          </table:table-cell>
        </table:table-row>
        <table:table-row table:style-name="ro1">
          <table:table-cell office:value-type="float" office:value="8.5514619875">
            <text:p>8,5514619875</text:p>
          </table:table-cell>
          <table:table-cell office:value-type="float" office:value="3.57839332807">
            <text:p>3,5783933281</text:p>
          </table:table-cell>
          <table:table-cell table:formula="of:=FREQUENCY([.B$14:.B$1013];[.B109])/1000" office:value-type="float" office:value="0.096">
            <text:p>0,096</text:p>
          </table:table-cell>
          <table:table-cell table:formula="of:=IF(AND([.F$5]&lt;[.B109];[.B109]&lt;=[.F$6]);([.A109]-[.F$5])/([.F$6]-[.F$5]);1)" office:value-type="float" office:value="0.925243664583333">
            <text:p>0,9252436646</text:p>
          </table:table-cell>
          <table:table-cell table:formula="of:=ABS([.D109]-[.C109])" office:value-type="float" office:value="0.829243664583333">
            <text:p>0,8292436646</text:p>
          </table:table-cell>
          <table:table-cell table:formula="of:=ABS([.D109]-[.C108])" office:value-type="float" office:value="0.830243664583333">
            <text:p>0,8302436646</text:p>
          </table:table-cell>
        </table:table-row>
        <table:table-row table:style-name="ro1">
          <table:table-cell office:value-type="float" office:value="5.01077161876">
            <text:p>5,0107716188</text:p>
          </table:table-cell>
          <table:table-cell office:value-type="float" office:value="3.58120924973">
            <text:p>3,5812092497</text:p>
          </table:table-cell>
          <table:table-cell table:formula="of:=FREQUENCY([.B$14:.B$1013];[.B110])/1000" office:value-type="float" office:value="0.097">
            <text:p>0,097</text:p>
          </table:table-cell>
          <table:table-cell table:formula="of:=IF(AND([.F$5]&lt;[.B110];[.B110]&lt;=[.F$6]);([.A110]-[.F$5])/([.F$6]-[.F$5]);1)" office:value-type="float" office:value="0.335128603126667">
            <text:p>0,3351286031</text:p>
          </table:table-cell>
          <table:table-cell table:formula="of:=ABS([.D110]-[.C110])" office:value-type="float" office:value="0.238128603126667">
            <text:p>0,2381286031</text:p>
          </table:table-cell>
          <table:table-cell table:formula="of:=ABS([.D110]-[.C109])" office:value-type="float" office:value="0.239128603126667">
            <text:p>0,2391286031</text:p>
          </table:table-cell>
        </table:table-row>
        <table:table-row table:style-name="ro1">
          <table:table-cell office:value-type="float" office:value="3.23020796421">
            <text:p>3,2302079642</text:p>
          </table:table-cell>
          <table:table-cell office:value-type="float" office:value="3.58392310016">
            <text:p>3,5839231002</text:p>
          </table:table-cell>
          <table:table-cell table:formula="of:=FREQUENCY([.B$14:.B$1013];[.B111])/1000" office:value-type="float" office:value="0.098">
            <text:p>0,098</text:p>
          </table:table-cell>
          <table:table-cell table:formula="of:=IF(AND([.F$5]&lt;[.B111];[.B111]&lt;=[.F$6]);([.A111]-[.F$5])/([.F$6]-[.F$5]);1)" office:value-type="float" office:value="0.038367994035">
            <text:p>0,038367994</text:p>
          </table:table-cell>
          <table:table-cell table:formula="of:=ABS([.D111]-[.C111])" office:value-type="float" office:value="0.059632005965">
            <text:p>0,059632006</text:p>
          </table:table-cell>
          <table:table-cell table:formula="of:=ABS([.D111]-[.C110])" office:value-type="float" office:value="0.058632005965">
            <text:p>0,058632006</text:p>
          </table:table-cell>
        </table:table-row>
        <table:table-row table:style-name="ro1">
          <table:table-cell office:value-type="float" office:value="4.21511889713">
            <text:p>4,2151188971</text:p>
          </table:table-cell>
          <table:table-cell office:value-type="float" office:value="3.58527367523">
            <text:p>3,5852736752</text:p>
          </table:table-cell>
          <table:table-cell table:formula="of:=FREQUENCY([.B$14:.B$1013];[.B112])/1000" office:value-type="float" office:value="0.099">
            <text:p>0,099</text:p>
          </table:table-cell>
          <table:table-cell table:formula="of:=IF(AND([.F$5]&lt;[.B112];[.B112]&lt;=[.F$6]);([.A112]-[.F$5])/([.F$6]-[.F$5]);1)" office:value-type="float" office:value="0.202519816188333">
            <text:p>0,2025198162</text:p>
          </table:table-cell>
          <table:table-cell table:formula="of:=ABS([.D112]-[.C112])" office:value-type="float" office:value="0.103519816188333">
            <text:p>0,1035198162</text:p>
          </table:table-cell>
          <table:table-cell table:formula="of:=ABS([.D112]-[.C111])" office:value-type="float" office:value="0.104519816188333">
            <text:p>0,1045198162</text:p>
          </table:table-cell>
        </table:table-row>
        <table:table-row table:style-name="ro1">
          <table:table-cell office:value-type="float" office:value="5.13437174479">
            <text:p>5,1343717448</text:p>
          </table:table-cell>
          <table:table-cell office:value-type="float" office:value="3.58548253114">
            <text:p>3,5854825311</text:p>
          </table:table-cell>
          <table:table-cell table:formula="of:=FREQUENCY([.B$14:.B$1013];[.B113])/1000" office:value-type="float" office:value="0.1">
            <text:p>0,1</text:p>
          </table:table-cell>
          <table:table-cell table:formula="of:=IF(AND([.F$5]&lt;[.B113];[.B113]&lt;=[.F$6]);([.A113]-[.F$5])/([.F$6]-[.F$5]);1)" office:value-type="float" office:value="0.355728624131667">
            <text:p>0,3557286241</text:p>
          </table:table-cell>
          <table:table-cell table:formula="of:=ABS([.D113]-[.C113])" office:value-type="float" office:value="0.255728624131667">
            <text:p>0,2557286241</text:p>
          </table:table-cell>
          <table:table-cell table:formula="of:=ABS([.D113]-[.C112])" office:value-type="float" office:value="0.256728624131667">
            <text:p>0,2567286241</text:p>
          </table:table-cell>
        </table:table-row>
        <table:table-row table:style-name="ro1">
          <table:table-cell office:value-type="float" office:value="6.83381575071">
            <text:p>6,8338157507</text:p>
          </table:table-cell>
          <table:table-cell office:value-type="float" office:value="3.60207530541">
            <text:p>3,6020753054</text:p>
          </table:table-cell>
          <table:table-cell table:formula="of:=FREQUENCY([.B$14:.B$1013];[.B114])/1000" office:value-type="float" office:value="0.101">
            <text:p>0,101</text:p>
          </table:table-cell>
          <table:table-cell table:formula="of:=IF(AND([.F$5]&lt;[.B114];[.B114]&lt;=[.F$6]);([.A114]-[.F$5])/([.F$6]-[.F$5]);1)" office:value-type="float" office:value="0.638969291785">
            <text:p>0,6389692918</text:p>
          </table:table-cell>
          <table:table-cell table:formula="of:=ABS([.D114]-[.C114])" office:value-type="float" office:value="0.537969291785">
            <text:p>0,5379692918</text:p>
          </table:table-cell>
          <table:table-cell table:formula="of:=ABS([.D114]-[.C113])" office:value-type="float" office:value="0.538969291785">
            <text:p>0,5389692918</text:p>
          </table:table-cell>
        </table:table-row>
        <table:table-row table:style-name="ro1">
          <table:table-cell office:value-type="float" office:value="4.23187296997">
            <text:p>4,23187297</text:p>
          </table:table-cell>
          <table:table-cell office:value-type="float" office:value="3.61777242284">
            <text:p>3,6177724228</text:p>
          </table:table-cell>
          <table:table-cell table:formula="of:=FREQUENCY([.B$14:.B$1013];[.B115])/1000" office:value-type="float" office:value="0.102">
            <text:p>0,102</text:p>
          </table:table-cell>
          <table:table-cell table:formula="of:=IF(AND([.F$5]&lt;[.B115];[.B115]&lt;=[.F$6]);([.A115]-[.F$5])/([.F$6]-[.F$5]);1)" office:value-type="float" office:value="0.205312161661667">
            <text:p>0,2053121617</text:p>
          </table:table-cell>
          <table:table-cell table:formula="of:=ABS([.D115]-[.C115])" office:value-type="float" office:value="0.103312161661667">
            <text:p>0,1033121617</text:p>
          </table:table-cell>
          <table:table-cell table:formula="of:=ABS([.D115]-[.C114])" office:value-type="float" office:value="0.104312161661667">
            <text:p>0,1043121617</text:p>
          </table:table-cell>
        </table:table-row>
        <table:table-row table:style-name="ro1">
          <table:table-cell office:value-type="float" office:value="6.91197688846">
            <text:p>6,9119768885</text:p>
          </table:table-cell>
          <table:table-cell office:value-type="float" office:value="3.61875221993">
            <text:p>3,6187522199</text:p>
          </table:table-cell>
          <table:table-cell table:formula="of:=FREQUENCY([.B$14:.B$1013];[.B116])/1000" office:value-type="float" office:value="0.103">
            <text:p>0,103</text:p>
          </table:table-cell>
          <table:table-cell table:formula="of:=IF(AND([.F$5]&lt;[.B116];[.B116]&lt;=[.F$6]);([.A116]-[.F$5])/([.F$6]-[.F$5]);1)" office:value-type="float" office:value="0.651996148076667">
            <text:p>0,6519961481</text:p>
          </table:table-cell>
          <table:table-cell table:formula="of:=ABS([.D116]-[.C116])" office:value-type="float" office:value="0.548996148076667">
            <text:p>0,5489961481</text:p>
          </table:table-cell>
          <table:table-cell table:formula="of:=ABS([.D116]-[.C115])" office:value-type="float" office:value="0.549996148076667">
            <text:p>0,5499961481</text:p>
          </table:table-cell>
        </table:table-row>
        <table:table-row table:style-name="ro1">
          <table:table-cell office:value-type="float" office:value="8.84485796093">
            <text:p>8,8448579609</text:p>
          </table:table-cell>
          <table:table-cell office:value-type="float" office:value="3.62051816293">
            <text:p>3,6205181629</text:p>
          </table:table-cell>
          <table:table-cell table:formula="of:=FREQUENCY([.B$14:.B$1013];[.B117])/1000" office:value-type="float" office:value="0.104">
            <text:p>0,104</text:p>
          </table:table-cell>
          <table:table-cell table:formula="of:=IF(AND([.F$5]&lt;[.B117];[.B117]&lt;=[.F$6]);([.A117]-[.F$5])/([.F$6]-[.F$5]);1)" office:value-type="float" office:value="0.974142993488333">
            <text:p>0,9741429935</text:p>
          </table:table-cell>
          <table:table-cell table:formula="of:=ABS([.D117]-[.C117])" office:value-type="float" office:value="0.870142993488333">
            <text:p>0,8701429935</text:p>
          </table:table-cell>
          <table:table-cell table:formula="of:=ABS([.D117]-[.C116])" office:value-type="float" office:value="0.871142993488333">
            <text:p>0,8711429935</text:p>
          </table:table-cell>
        </table:table-row>
        <table:table-row table:style-name="ro1">
          <table:table-cell office:value-type="float" office:value="5.49801351369">
            <text:p>5,4980135137</text:p>
          </table:table-cell>
          <table:table-cell office:value-type="float" office:value="3.62203699234">
            <text:p>3,6220369923</text:p>
          </table:table-cell>
          <table:table-cell table:formula="of:=FREQUENCY([.B$14:.B$1013];[.B118])/1000" office:value-type="float" office:value="0.105">
            <text:p>0,105</text:p>
          </table:table-cell>
          <table:table-cell table:formula="of:=IF(AND([.F$5]&lt;[.B118];[.B118]&lt;=[.F$6]);([.A118]-[.F$5])/([.F$6]-[.F$5]);1)" office:value-type="float" office:value="0.416335585615">
            <text:p>0,4163355856</text:p>
          </table:table-cell>
          <table:table-cell table:formula="of:=ABS([.D118]-[.C118])" office:value-type="float" office:value="0.311335585615">
            <text:p>0,3113355856</text:p>
          </table:table-cell>
          <table:table-cell table:formula="of:=ABS([.D118]-[.C117])" office:value-type="float" office:value="0.312335585615">
            <text:p>0,3123355856</text:p>
          </table:table-cell>
        </table:table-row>
        <table:table-row table:style-name="ro1">
          <table:table-cell office:value-type="float" office:value="7.59528919345">
            <text:p>7,5952891935</text:p>
          </table:table-cell>
          <table:table-cell office:value-type="float" office:value="3.62597540917">
            <text:p>3,6259754092</text:p>
          </table:table-cell>
          <table:table-cell table:formula="of:=FREQUENCY([.B$14:.B$1013];[.B119])/1000" office:value-type="float" office:value="0.106">
            <text:p>0,106</text:p>
          </table:table-cell>
          <table:table-cell table:formula="of:=IF(AND([.F$5]&lt;[.B119];[.B119]&lt;=[.F$6]);([.A119]-[.F$5])/([.F$6]-[.F$5]);1)" office:value-type="float" office:value="0.765881532241667">
            <text:p>0,7658815322</text:p>
          </table:table-cell>
          <table:table-cell table:formula="of:=ABS([.D119]-[.C119])" office:value-type="float" office:value="0.659881532241667">
            <text:p>0,6598815322</text:p>
          </table:table-cell>
          <table:table-cell table:formula="of:=ABS([.D119]-[.C118])" office:value-type="float" office:value="0.660881532241667">
            <text:p>0,6608815322</text:p>
          </table:table-cell>
        </table:table-row>
        <table:table-row table:style-name="ro1">
          <table:table-cell office:value-type="float" office:value="8.82553967549">
            <text:p>8,8255396755</text:p>
          </table:table-cell>
          <table:table-cell office:value-type="float" office:value="3.63570091583">
            <text:p>3,6357009158</text:p>
          </table:table-cell>
          <table:table-cell table:formula="of:=FREQUENCY([.B$14:.B$1013];[.B120])/1000" office:value-type="float" office:value="0.107">
            <text:p>0,107</text:p>
          </table:table-cell>
          <table:table-cell table:formula="of:=IF(AND([.F$5]&lt;[.B120];[.B120]&lt;=[.F$6]);([.A120]-[.F$5])/([.F$6]-[.F$5]);1)" office:value-type="float" office:value="0.970923279248333">
            <text:p>0,9709232792</text:p>
          </table:table-cell>
          <table:table-cell table:formula="of:=ABS([.D120]-[.C120])" office:value-type="float" office:value="0.863923279248333">
            <text:p>0,8639232792</text:p>
          </table:table-cell>
          <table:table-cell table:formula="of:=ABS([.D120]-[.C119])" office:value-type="float" office:value="0.864923279248333">
            <text:p>0,8649232792</text:p>
          </table:table-cell>
        </table:table-row>
        <table:table-row table:style-name="ro1">
          <table:table-cell office:value-type="float" office:value="3.99258639988">
            <text:p>3,9925863999</text:p>
          </table:table-cell>
          <table:table-cell office:value-type="float" office:value="3.65125492014">
            <text:p>3,6512549201</text:p>
          </table:table-cell>
          <table:table-cell table:formula="of:=FREQUENCY([.B$14:.B$1013];[.B121])/1000" office:value-type="float" office:value="0.108">
            <text:p>0,108</text:p>
          </table:table-cell>
          <table:table-cell table:formula="of:=IF(AND([.F$5]&lt;[.B121];[.B121]&lt;=[.F$6]);([.A121]-[.F$5])/([.F$6]-[.F$5]);1)" office:value-type="float" office:value="0.165431066646667">
            <text:p>0,1654310666</text:p>
          </table:table-cell>
          <table:table-cell table:formula="of:=ABS([.D121]-[.C121])" office:value-type="float" office:value="0.0574310666466667">
            <text:p>0,0574310666</text:p>
          </table:table-cell>
          <table:table-cell table:formula="of:=ABS([.D121]-[.C120])" office:value-type="float" office:value="0.0584310666466667">
            <text:p>0,0584310666</text:p>
          </table:table-cell>
        </table:table-row>
        <table:table-row table:style-name="ro1">
          <table:table-cell office:value-type="float" office:value="5.43478537932">
            <text:p>5,4347853793</text:p>
          </table:table-cell>
          <table:table-cell office:value-type="float" office:value="3.65389934159">
            <text:p>3,6538993416</text:p>
          </table:table-cell>
          <table:table-cell table:formula="of:=FREQUENCY([.B$14:.B$1013];[.B122])/1000" office:value-type="float" office:value="0.109">
            <text:p>0,109</text:p>
          </table:table-cell>
          <table:table-cell table:formula="of:=IF(AND([.F$5]&lt;[.B122];[.B122]&lt;=[.F$6]);([.A122]-[.F$5])/([.F$6]-[.F$5]);1)" office:value-type="float" office:value="0.40579756322">
            <text:p>0,4057975632</text:p>
          </table:table-cell>
          <table:table-cell table:formula="of:=ABS([.D122]-[.C122])" office:value-type="float" office:value="0.29679756322">
            <text:p>0,2967975632</text:p>
          </table:table-cell>
          <table:table-cell table:formula="of:=ABS([.D122]-[.C121])" office:value-type="float" office:value="0.29779756322">
            <text:p>0,2977975632</text:p>
          </table:table-cell>
        </table:table-row>
        <table:table-row table:style-name="ro1">
          <table:table-cell office:value-type="float" office:value="4.21092620653">
            <text:p>4,2109262065</text:p>
          </table:table-cell>
          <table:table-cell office:value-type="float" office:value="3.65928840557">
            <text:p>3,6592884056</text:p>
          </table:table-cell>
          <table:table-cell table:formula="of:=FREQUENCY([.B$14:.B$1013];[.B123])/1000" office:value-type="float" office:value="0.11">
            <text:p>0,11</text:p>
          </table:table-cell>
          <table:table-cell table:formula="of:=IF(AND([.F$5]&lt;[.B123];[.B123]&lt;=[.F$6]);([.A123]-[.F$5])/([.F$6]-[.F$5]);1)" office:value-type="float" office:value="0.201821034421667">
            <text:p>0,2018210344</text:p>
          </table:table-cell>
          <table:table-cell table:formula="of:=ABS([.D123]-[.C123])" office:value-type="float" office:value="0.0918210344216667">
            <text:p>0,0918210344</text:p>
          </table:table-cell>
          <table:table-cell table:formula="of:=ABS([.D123]-[.C122])" office:value-type="float" office:value="0.0928210344216667">
            <text:p>0,0928210344</text:p>
          </table:table-cell>
        </table:table-row>
        <table:table-row table:style-name="ro1">
          <table:table-cell office:value-type="float" office:value="5.16607114543">
            <text:p>5,1660711454</text:p>
          </table:table-cell>
          <table:table-cell office:value-type="float" office:value="3.66263812392">
            <text:p>3,6626381239</text:p>
          </table:table-cell>
          <table:table-cell table:formula="of:=FREQUENCY([.B$14:.B$1013];[.B124])/1000" office:value-type="float" office:value="0.111">
            <text:p>0,111</text:p>
          </table:table-cell>
          <table:table-cell table:formula="of:=IF(AND([.F$5]&lt;[.B124];[.B124]&lt;=[.F$6]);([.A124]-[.F$5])/([.F$6]-[.F$5]);1)" office:value-type="float" office:value="0.361011857571667">
            <text:p>0,3610118576</text:p>
          </table:table-cell>
          <table:table-cell table:formula="of:=ABS([.D124]-[.C124])" office:value-type="float" office:value="0.250011857571667">
            <text:p>0,2500118576</text:p>
          </table:table-cell>
          <table:table-cell table:formula="of:=ABS([.D124]-[.C123])" office:value-type="float" office:value="0.251011857571667">
            <text:p>0,2510118576</text:p>
          </table:table-cell>
        </table:table-row>
        <table:table-row table:style-name="ro1">
          <table:table-cell office:value-type="float" office:value="8.3362688408">
            <text:p>8,3362688408</text:p>
          </table:table-cell>
          <table:table-cell office:value-type="float" office:value="3.66324043322">
            <text:p>3,6632404332</text:p>
          </table:table-cell>
          <table:table-cell table:formula="of:=FREQUENCY([.B$14:.B$1013];[.B125])/1000" office:value-type="float" office:value="0.112">
            <text:p>0,112</text:p>
          </table:table-cell>
          <table:table-cell table:formula="of:=IF(AND([.F$5]&lt;[.B125];[.B125]&lt;=[.F$6]);([.A125]-[.F$5])/([.F$6]-[.F$5]);1)" office:value-type="float" office:value="0.889378140133334">
            <text:p>0,8893781401</text:p>
          </table:table-cell>
          <table:table-cell table:formula="of:=ABS([.D125]-[.C125])" office:value-type="float" office:value="0.777378140133334">
            <text:p>0,7773781401</text:p>
          </table:table-cell>
          <table:table-cell table:formula="of:=ABS([.D125]-[.C124])" office:value-type="float" office:value="0.778378140133334">
            <text:p>0,7783781401</text:p>
          </table:table-cell>
        </table:table-row>
        <table:table-row table:style-name="ro1">
          <table:table-cell office:value-type="float" office:value="6.19521642245">
            <text:p>6,1952164225</text:p>
          </table:table-cell>
          <table:table-cell office:value-type="float" office:value="3.68456204358">
            <text:p>3,6845620436</text:p>
          </table:table-cell>
          <table:table-cell table:formula="of:=FREQUENCY([.B$14:.B$1013];[.B126])/1000" office:value-type="float" office:value="0.113">
            <text:p>0,113</text:p>
          </table:table-cell>
          <table:table-cell table:formula="of:=IF(AND([.F$5]&lt;[.B126];[.B126]&lt;=[.F$6]);([.A126]-[.F$5])/([.F$6]-[.F$5]);1)" office:value-type="float" office:value="0.532536070408333">
            <text:p>0,5325360704</text:p>
          </table:table-cell>
          <table:table-cell table:formula="of:=ABS([.D126]-[.C126])" office:value-type="float" office:value="0.419536070408333">
            <text:p>0,4195360704</text:p>
          </table:table-cell>
          <table:table-cell table:formula="of:=ABS([.D126]-[.C125])" office:value-type="float" office:value="0.420536070408333">
            <text:p>0,4205360704</text:p>
          </table:table-cell>
        </table:table-row>
        <table:table-row table:style-name="ro1">
          <table:table-cell office:value-type="float" office:value="7.82126419519">
            <text:p>7,8212641952</text:p>
          </table:table-cell>
          <table:table-cell office:value-type="float" office:value="3.7003449074">
            <text:p>3,7003449074</text:p>
          </table:table-cell>
          <table:table-cell table:formula="of:=FREQUENCY([.B$14:.B$1013];[.B127])/1000" office:value-type="float" office:value="0.114">
            <text:p>0,114</text:p>
          </table:table-cell>
          <table:table-cell table:formula="of:=IF(AND([.F$5]&lt;[.B127];[.B127]&lt;=[.F$6]);([.A127]-[.F$5])/([.F$6]-[.F$5]);1)" office:value-type="float" office:value="0.803544032531667">
            <text:p>0,8035440325</text:p>
          </table:table-cell>
          <table:table-cell table:formula="of:=ABS([.D127]-[.C127])" office:value-type="float" office:value="0.689544032531667">
            <text:p>0,6895440325</text:p>
          </table:table-cell>
          <table:table-cell table:formula="of:=ABS([.D127]-[.C126])" office:value-type="float" office:value="0.690544032531667">
            <text:p>0,6905440325</text:p>
          </table:table-cell>
        </table:table-row>
        <table:table-row table:style-name="ro1">
          <table:table-cell office:value-type="float" office:value="4.24098675037">
            <text:p>4,2409867504</text:p>
          </table:table-cell>
          <table:table-cell office:value-type="float" office:value="3.71245991646">
            <text:p>3,7124599165</text:p>
          </table:table-cell>
          <table:table-cell table:formula="of:=FREQUENCY([.B$14:.B$1013];[.B128])/1000" office:value-type="float" office:value="0.115">
            <text:p>0,115</text:p>
          </table:table-cell>
          <table:table-cell table:formula="of:=IF(AND([.F$5]&lt;[.B128];[.B128]&lt;=[.F$6]);([.A128]-[.F$5])/([.F$6]-[.F$5]);1)" office:value-type="float" office:value="0.206831125061667">
            <text:p>0,2068311251</text:p>
          </table:table-cell>
          <table:table-cell table:formula="of:=ABS([.D128]-[.C128])" office:value-type="float" office:value="0.0918311250616667">
            <text:p>0,0918311251</text:p>
          </table:table-cell>
          <table:table-cell table:formula="of:=ABS([.D128]-[.C127])" office:value-type="float" office:value="0.0928311250616667">
            <text:p>0,0928311251</text:p>
          </table:table-cell>
        </table:table-row>
        <table:table-row table:style-name="ro1">
          <table:table-cell office:value-type="float" office:value="8.77593188329">
            <text:p>8,7759318833</text:p>
          </table:table-cell>
          <table:table-cell office:value-type="float" office:value="3.72646125662">
            <text:p>3,7264612566</text:p>
          </table:table-cell>
          <table:table-cell table:formula="of:=FREQUENCY([.B$14:.B$1013];[.B129])/1000" office:value-type="float" office:value="0.116">
            <text:p>0,116</text:p>
          </table:table-cell>
          <table:table-cell table:formula="of:=IF(AND([.F$5]&lt;[.B129];[.B129]&lt;=[.F$6]);([.A129]-[.F$5])/([.F$6]-[.F$5]);1)" office:value-type="float" office:value="0.962655313881667">
            <text:p>0,9626553139</text:p>
          </table:table-cell>
          <table:table-cell table:formula="of:=ABS([.D129]-[.C129])" office:value-type="float" office:value="0.846655313881667">
            <text:p>0,8466553139</text:p>
          </table:table-cell>
          <table:table-cell table:formula="of:=ABS([.D129]-[.C128])" office:value-type="float" office:value="0.847655313881667">
            <text:p>0,8476553139</text:p>
          </table:table-cell>
        </table:table-row>
        <table:table-row table:style-name="ro1">
          <table:table-cell office:value-type="float" office:value="7.53449854313">
            <text:p>7,5344985431</text:p>
          </table:table-cell>
          <table:table-cell office:value-type="float" office:value="3.72650844613">
            <text:p>3,7265084461</text:p>
          </table:table-cell>
          <table:table-cell table:formula="of:=FREQUENCY([.B$14:.B$1013];[.B130])/1000" office:value-type="float" office:value="0.117">
            <text:p>0,117</text:p>
          </table:table-cell>
          <table:table-cell table:formula="of:=IF(AND([.F$5]&lt;[.B130];[.B130]&lt;=[.F$6]);([.A130]-[.F$5])/([.F$6]-[.F$5]);1)" office:value-type="float" office:value="0.755749757188333">
            <text:p>0,7557497572</text:p>
          </table:table-cell>
          <table:table-cell table:formula="of:=ABS([.D130]-[.C130])" office:value-type="float" office:value="0.638749757188333">
            <text:p>0,6387497572</text:p>
          </table:table-cell>
          <table:table-cell table:formula="of:=ABS([.D130]-[.C129])" office:value-type="float" office:value="0.639749757188333">
            <text:p>0,6397497572</text:p>
          </table:table-cell>
        </table:table-row>
        <table:table-row table:style-name="ro1">
          <table:table-cell office:value-type="float" office:value="8.58387794508">
            <text:p>8,5838779451</text:p>
          </table:table-cell>
          <table:table-cell office:value-type="float" office:value="3.73918021888">
            <text:p>3,7391802189</text:p>
          </table:table-cell>
          <table:table-cell table:formula="of:=FREQUENCY([.B$14:.B$1013];[.B131])/1000" office:value-type="float" office:value="0.118">
            <text:p>0,118</text:p>
          </table:table-cell>
          <table:table-cell table:formula="of:=IF(AND([.F$5]&lt;[.B131];[.B131]&lt;=[.F$6]);([.A131]-[.F$5])/([.F$6]-[.F$5]);1)" office:value-type="float" office:value="0.93064632418">
            <text:p>0,9306463242</text:p>
          </table:table-cell>
          <table:table-cell table:formula="of:=ABS([.D131]-[.C131])" office:value-type="float" office:value="0.81264632418">
            <text:p>0,8126463242</text:p>
          </table:table-cell>
          <table:table-cell table:formula="of:=ABS([.D131]-[.C130])" office:value-type="float" office:value="0.81364632418">
            <text:p>0,8136463242</text:p>
          </table:table-cell>
        </table:table-row>
        <table:table-row table:style-name="ro1">
          <table:table-cell office:value-type="float" office:value="5.95846113698">
            <text:p>5,958461137</text:p>
          </table:table-cell>
          <table:table-cell office:value-type="float" office:value="3.74175005284">
            <text:p>3,7417500528</text:p>
          </table:table-cell>
          <table:table-cell table:formula="of:=FREQUENCY([.B$14:.B$1013];[.B132])/1000" office:value-type="float" office:value="0.119">
            <text:p>0,119</text:p>
          </table:table-cell>
          <table:table-cell table:formula="of:=IF(AND([.F$5]&lt;[.B132];[.B132]&lt;=[.F$6]);([.A132]-[.F$5])/([.F$6]-[.F$5]);1)" office:value-type="float" office:value="0.493076856163333">
            <text:p>0,4930768562</text:p>
          </table:table-cell>
          <table:table-cell table:formula="of:=ABS([.D132]-[.C132])" office:value-type="float" office:value="0.374076856163333">
            <text:p>0,3740768562</text:p>
          </table:table-cell>
          <table:table-cell table:formula="of:=ABS([.D132]-[.C131])" office:value-type="float" office:value="0.375076856163333">
            <text:p>0,3750768562</text:p>
          </table:table-cell>
        </table:table-row>
        <table:table-row table:style-name="ro1">
          <table:table-cell office:value-type="float" office:value="5.06322874874">
            <text:p>5,0632287487</text:p>
          </table:table-cell>
          <table:table-cell office:value-type="float" office:value="3.74211730972">
            <text:p>3,7421173097</text:p>
          </table:table-cell>
          <table:table-cell table:formula="of:=FREQUENCY([.B$14:.B$1013];[.B133])/1000" office:value-type="float" office:value="0.12">
            <text:p>0,12</text:p>
          </table:table-cell>
          <table:table-cell table:formula="of:=IF(AND([.F$5]&lt;[.B133];[.B133]&lt;=[.F$6]);([.A133]-[.F$5])/([.F$6]-[.F$5]);1)" office:value-type="float" office:value="0.343871458123333">
            <text:p>0,3438714581</text:p>
          </table:table-cell>
          <table:table-cell table:formula="of:=ABS([.D133]-[.C133])" office:value-type="float" office:value="0.223871458123333">
            <text:p>0,2238714581</text:p>
          </table:table-cell>
          <table:table-cell table:formula="of:=ABS([.D133]-[.C132])" office:value-type="float" office:value="0.224871458123333">
            <text:p>0,2248714581</text:p>
          </table:table-cell>
        </table:table-row>
        <table:table-row table:style-name="ro1">
          <table:table-cell office:value-type="float" office:value="3.31393612131">
            <text:p>3,3139361213</text:p>
          </table:table-cell>
          <table:table-cell office:value-type="float" office:value="3.75744782628">
            <text:p>3,7574478263</text:p>
          </table:table-cell>
          <table:table-cell table:formula="of:=FREQUENCY([.B$14:.B$1013];[.B134])/1000" office:value-type="float" office:value="0.121">
            <text:p>0,121</text:p>
          </table:table-cell>
          <table:table-cell table:formula="of:=IF(AND([.F$5]&lt;[.B134];[.B134]&lt;=[.F$6]);([.A134]-[.F$5])/([.F$6]-[.F$5]);1)" office:value-type="float" office:value="0.052322686885">
            <text:p>0,0523226869</text:p>
          </table:table-cell>
          <table:table-cell table:formula="of:=ABS([.D134]-[.C134])" office:value-type="float" office:value="0.068677313115">
            <text:p>0,0686773131</text:p>
          </table:table-cell>
          <table:table-cell table:formula="of:=ABS([.D134]-[.C133])" office:value-type="float" office:value="0.067677313115">
            <text:p>0,0676773131</text:p>
          </table:table-cell>
        </table:table-row>
        <table:table-row table:style-name="ro1">
          <table:table-cell office:value-type="float" office:value="5.07031130802">
            <text:p>5,070311308</text:p>
          </table:table-cell>
          <table:table-cell office:value-type="float" office:value="3.76141541016">
            <text:p>3,7614154102</text:p>
          </table:table-cell>
          <table:table-cell table:formula="of:=FREQUENCY([.B$14:.B$1013];[.B135])/1000" office:value-type="float" office:value="0.122">
            <text:p>0,122</text:p>
          </table:table-cell>
          <table:table-cell table:formula="of:=IF(AND([.F$5]&lt;[.B135];[.B135]&lt;=[.F$6]);([.A135]-[.F$5])/([.F$6]-[.F$5]);1)" office:value-type="float" office:value="0.34505188467">
            <text:p>0,3450518847</text:p>
          </table:table-cell>
          <table:table-cell table:formula="of:=ABS([.D135]-[.C135])" office:value-type="float" office:value="0.22305188467">
            <text:p>0,2230518847</text:p>
          </table:table-cell>
          <table:table-cell table:formula="of:=ABS([.D135]-[.C134])" office:value-type="float" office:value="0.22405188467">
            <text:p>0,2240518847</text:p>
          </table:table-cell>
        </table:table-row>
        <table:table-row table:style-name="ro1">
          <table:table-cell office:value-type="float" office:value="8.28925054315">
            <text:p>8,2892505432</text:p>
          </table:table-cell>
          <table:table-cell office:value-type="float" office:value="3.76180105523">
            <text:p>3,7618010552</text:p>
          </table:table-cell>
          <table:table-cell table:formula="of:=FREQUENCY([.B$14:.B$1013];[.B136])/1000" office:value-type="float" office:value="0.123">
            <text:p>0,123</text:p>
          </table:table-cell>
          <table:table-cell table:formula="of:=IF(AND([.F$5]&lt;[.B136];[.B136]&lt;=[.F$6]);([.A136]-[.F$5])/([.F$6]-[.F$5]);1)" office:value-type="float" office:value="0.881541757191667">
            <text:p>0,8815417572</text:p>
          </table:table-cell>
          <table:table-cell table:formula="of:=ABS([.D136]-[.C136])" office:value-type="float" office:value="0.758541757191667">
            <text:p>0,7585417572</text:p>
          </table:table-cell>
          <table:table-cell table:formula="of:=ABS([.D136]-[.C135])" office:value-type="float" office:value="0.759541757191667">
            <text:p>0,7595417572</text:p>
          </table:table-cell>
        </table:table-row>
        <table:table-row table:style-name="ro1">
          <table:table-cell office:value-type="float" office:value="5.34022004262">
            <text:p>5,3402200426</text:p>
          </table:table-cell>
          <table:table-cell office:value-type="float" office:value="3.78243102278">
            <text:p>3,7824310228</text:p>
          </table:table-cell>
          <table:table-cell table:formula="of:=FREQUENCY([.B$14:.B$1013];[.B137])/1000" office:value-type="float" office:value="0.124">
            <text:p>0,124</text:p>
          </table:table-cell>
          <table:table-cell table:formula="of:=IF(AND([.F$5]&lt;[.B137];[.B137]&lt;=[.F$6]);([.A137]-[.F$5])/([.F$6]-[.F$5]);1)" office:value-type="float" office:value="0.39003667377">
            <text:p>0,3900366738</text:p>
          </table:table-cell>
          <table:table-cell table:formula="of:=ABS([.D137]-[.C137])" office:value-type="float" office:value="0.26603667377">
            <text:p>0,2660366738</text:p>
          </table:table-cell>
          <table:table-cell table:formula="of:=ABS([.D137]-[.C136])" office:value-type="float" office:value="0.26703667377">
            <text:p>0,2670366738</text:p>
          </table:table-cell>
        </table:table-row>
        <table:table-row table:style-name="ro1">
          <table:table-cell office:value-type="float" office:value="8.01281634919">
            <text:p>8,0128163492</text:p>
          </table:table-cell>
          <table:table-cell office:value-type="float" office:value="3.783248045">
            <text:p>3,783248045</text:p>
          </table:table-cell>
          <table:table-cell table:formula="of:=FREQUENCY([.B$14:.B$1013];[.B138])/1000" office:value-type="float" office:value="0.125">
            <text:p>0,125</text:p>
          </table:table-cell>
          <table:table-cell table:formula="of:=IF(AND([.F$5]&lt;[.B138];[.B138]&lt;=[.F$6]);([.A138]-[.F$5])/([.F$6]-[.F$5]);1)" office:value-type="float" office:value="0.835469391531667">
            <text:p>0,8354693915</text:p>
          </table:table-cell>
          <table:table-cell table:formula="of:=ABS([.D138]-[.C138])" office:value-type="float" office:value="0.710469391531667">
            <text:p>0,7104693915</text:p>
          </table:table-cell>
          <table:table-cell table:formula="of:=ABS([.D138]-[.C137])" office:value-type="float" office:value="0.711469391531667">
            <text:p>0,7114693915</text:p>
          </table:table-cell>
        </table:table-row>
        <table:table-row table:style-name="ro1">
          <table:table-cell office:value-type="float" office:value="4.41289312378">
            <text:p>4,4128931238</text:p>
          </table:table-cell>
          <table:table-cell office:value-type="float" office:value="3.78492674816">
            <text:p>3,7849267482</text:p>
          </table:table-cell>
          <table:table-cell table:formula="of:=FREQUENCY([.B$14:.B$1013];[.B139])/1000" office:value-type="float" office:value="0.126">
            <text:p>0,126</text:p>
          </table:table-cell>
          <table:table-cell table:formula="of:=IF(AND([.F$5]&lt;[.B139];[.B139]&lt;=[.F$6]);([.A139]-[.F$5])/([.F$6]-[.F$5]);1)" office:value-type="float" office:value="0.235482187296667">
            <text:p>0,2354821873</text:p>
          </table:table-cell>
          <table:table-cell table:formula="of:=ABS([.D139]-[.C139])" office:value-type="float" office:value="0.109482187296667">
            <text:p>0,1094821873</text:p>
          </table:table-cell>
          <table:table-cell table:formula="of:=ABS([.D139]-[.C138])" office:value-type="float" office:value="0.110482187296667">
            <text:p>0,1104821873</text:p>
          </table:table-cell>
        </table:table-row>
        <table:table-row table:style-name="ro1">
          <table:table-cell office:value-type="float" office:value="6.9556414972">
            <text:p>6,9556414972</text:p>
          </table:table-cell>
          <table:table-cell office:value-type="float" office:value="3.79020969646">
            <text:p>3,7902096965</text:p>
          </table:table-cell>
          <table:table-cell table:formula="of:=FREQUENCY([.B$14:.B$1013];[.B140])/1000" office:value-type="float" office:value="0.127">
            <text:p>0,127</text:p>
          </table:table-cell>
          <table:table-cell table:formula="of:=IF(AND([.F$5]&lt;[.B140];[.B140]&lt;=[.F$6]);([.A140]-[.F$5])/([.F$6]-[.F$5]);1)" office:value-type="float" office:value="0.659273582866667">
            <text:p>0,6592735829</text:p>
          </table:table-cell>
          <table:table-cell table:formula="of:=ABS([.D140]-[.C140])" office:value-type="float" office:value="0.532273582866667">
            <text:p>0,5322735829</text:p>
          </table:table-cell>
          <table:table-cell table:formula="of:=ABS([.D140]-[.C139])" office:value-type="float" office:value="0.533273582866667">
            <text:p>0,5332735829</text:p>
          </table:table-cell>
        </table:table-row>
        <table:table-row table:style-name="ro1">
          <table:table-cell office:value-type="float" office:value="3.9557770657">
            <text:p>3,9557770657</text:p>
          </table:table-cell>
          <table:table-cell office:value-type="float" office:value="3.79415676677">
            <text:p>3,7941567668</text:p>
          </table:table-cell>
          <table:table-cell table:formula="of:=FREQUENCY([.B$14:.B$1013];[.B141])/1000" office:value-type="float" office:value="0.128">
            <text:p>0,128</text:p>
          </table:table-cell>
          <table:table-cell table:formula="of:=IF(AND([.F$5]&lt;[.B141];[.B141]&lt;=[.F$6]);([.A141]-[.F$5])/([.F$6]-[.F$5]);1)" office:value-type="float" office:value="0.159296177616667">
            <text:p>0,1592961776</text:p>
          </table:table-cell>
          <table:table-cell table:formula="of:=ABS([.D141]-[.C141])" office:value-type="float" office:value="0.0312961776166667">
            <text:p>0,0312961776</text:p>
          </table:table-cell>
          <table:table-cell table:formula="of:=ABS([.D141]-[.C140])" office:value-type="float" office:value="0.0322961776166667">
            <text:p>0,0322961776</text:p>
          </table:table-cell>
        </table:table-row>
        <table:table-row table:style-name="ro1">
          <table:table-cell office:value-type="float" office:value="8.38823173449">
            <text:p>8,3882317345</text:p>
          </table:table-cell>
          <table:table-cell office:value-type="float" office:value="3.79679966648">
            <text:p>3,7967996665</text:p>
          </table:table-cell>
          <table:table-cell table:formula="of:=FREQUENCY([.B$14:.B$1013];[.B142])/1000" office:value-type="float" office:value="0.129">
            <text:p>0,129</text:p>
          </table:table-cell>
          <table:table-cell table:formula="of:=IF(AND([.F$5]&lt;[.B142];[.B142]&lt;=[.F$6]);([.A142]-[.F$5])/([.F$6]-[.F$5]);1)" office:value-type="float" office:value="0.898038622415">
            <text:p>0,8980386224</text:p>
          </table:table-cell>
          <table:table-cell table:formula="of:=ABS([.D142]-[.C142])" office:value-type="float" office:value="0.769038622415">
            <text:p>0,7690386224</text:p>
          </table:table-cell>
          <table:table-cell table:formula="of:=ABS([.D142]-[.C141])" office:value-type="float" office:value="0.770038622415">
            <text:p>0,7700386224</text:p>
          </table:table-cell>
        </table:table-row>
        <table:table-row table:style-name="ro1">
          <table:table-cell office:value-type="float" office:value="7.76851064583">
            <text:p>7,7685106458</text:p>
          </table:table-cell>
          <table:table-cell office:value-type="float" office:value="3.81228271844">
            <text:p>3,8122827184</text:p>
          </table:table-cell>
          <table:table-cell table:formula="of:=FREQUENCY([.B$14:.B$1013];[.B143])/1000" office:value-type="float" office:value="0.13">
            <text:p>0,13</text:p>
          </table:table-cell>
          <table:table-cell table:formula="of:=IF(AND([.F$5]&lt;[.B143];[.B143]&lt;=[.F$6]);([.A143]-[.F$5])/([.F$6]-[.F$5]);1)" office:value-type="float" office:value="0.794751774305">
            <text:p>0,7947517743</text:p>
          </table:table-cell>
          <table:table-cell table:formula="of:=ABS([.D143]-[.C143])" office:value-type="float" office:value="0.664751774305">
            <text:p>0,6647517743</text:p>
          </table:table-cell>
          <table:table-cell table:formula="of:=ABS([.D143]-[.C142])" office:value-type="float" office:value="0.665751774305">
            <text:p>0,6657517743</text:p>
          </table:table-cell>
        </table:table-row>
        <table:table-row table:style-name="ro1">
          <table:table-cell office:value-type="float" office:value="8.30421387099">
            <text:p>8,304213871</text:p>
          </table:table-cell>
          <table:table-cell office:value-type="float" office:value="3.81630562578">
            <text:p>3,8163056258</text:p>
          </table:table-cell>
          <table:table-cell table:formula="of:=FREQUENCY([.B$14:.B$1013];[.B144])/1000" office:value-type="float" office:value="0.131">
            <text:p>0,131</text:p>
          </table:table-cell>
          <table:table-cell table:formula="of:=IF(AND([.F$5]&lt;[.B144];[.B144]&lt;=[.F$6]);([.A144]-[.F$5])/([.F$6]-[.F$5]);1)" office:value-type="float" office:value="0.884035645165">
            <text:p>0,8840356452</text:p>
          </table:table-cell>
          <table:table-cell table:formula="of:=ABS([.D144]-[.C144])" office:value-type="float" office:value="0.753035645165">
            <text:p>0,7530356452</text:p>
          </table:table-cell>
          <table:table-cell table:formula="of:=ABS([.D144]-[.C143])" office:value-type="float" office:value="0.754035645165">
            <text:p>0,7540356452</text:p>
          </table:table-cell>
        </table:table-row>
        <table:table-row table:style-name="ro1">
          <table:table-cell office:value-type="float" office:value="8.31598020977">
            <text:p>8,3159802098</text:p>
          </table:table-cell>
          <table:table-cell office:value-type="float" office:value="3.82328986996">
            <text:p>3,82328987</text:p>
          </table:table-cell>
          <table:table-cell table:formula="of:=FREQUENCY([.B$14:.B$1013];[.B145])/1000" office:value-type="float" office:value="0.132">
            <text:p>0,132</text:p>
          </table:table-cell>
          <table:table-cell table:formula="of:=IF(AND([.F$5]&lt;[.B145];[.B145]&lt;=[.F$6]);([.A145]-[.F$5])/([.F$6]-[.F$5]);1)" office:value-type="float" office:value="0.885996701628333">
            <text:p>0,8859967016</text:p>
          </table:table-cell>
          <table:table-cell table:formula="of:=ABS([.D145]-[.C145])" office:value-type="float" office:value="0.753996701628333">
            <text:p>0,7539967016</text:p>
          </table:table-cell>
          <table:table-cell table:formula="of:=ABS([.D145]-[.C144])" office:value-type="float" office:value="0.754996701628333">
            <text:p>0,7549967016</text:p>
          </table:table-cell>
        </table:table-row>
        <table:table-row table:style-name="ro1">
          <table:table-cell office:value-type="float" office:value="7.25949203218">
            <text:p>7,2594920322</text:p>
          </table:table-cell>
          <table:table-cell office:value-type="float" office:value="3.83178504624">
            <text:p>3,8317850462</text:p>
          </table:table-cell>
          <table:table-cell table:formula="of:=FREQUENCY([.B$14:.B$1013];[.B146])/1000" office:value-type="float" office:value="0.133">
            <text:p>0,133</text:p>
          </table:table-cell>
          <table:table-cell table:formula="of:=IF(AND([.F$5]&lt;[.B146];[.B146]&lt;=[.F$6]);([.A146]-[.F$5])/([.F$6]-[.F$5]);1)" office:value-type="float" office:value="0.709915338696667">
            <text:p>0,7099153387</text:p>
          </table:table-cell>
          <table:table-cell table:formula="of:=ABS([.D146]-[.C146])" office:value-type="float" office:value="0.576915338696667">
            <text:p>0,5769153387</text:p>
          </table:table-cell>
          <table:table-cell table:formula="of:=ABS([.D146]-[.C145])" office:value-type="float" office:value="0.577915338696667">
            <text:p>0,5779153387</text:p>
          </table:table-cell>
        </table:table-row>
        <table:table-row table:style-name="ro1">
          <table:table-cell office:value-type="float" office:value="4.6409403715">
            <text:p>4,6409403715</text:p>
          </table:table-cell>
          <table:table-cell office:value-type="float" office:value="3.8350539952">
            <text:p>3,8350539952</text:p>
          </table:table-cell>
          <table:table-cell table:formula="of:=FREQUENCY([.B$14:.B$1013];[.B147])/1000" office:value-type="float" office:value="0.134">
            <text:p>0,134</text:p>
          </table:table-cell>
          <table:table-cell table:formula="of:=IF(AND([.F$5]&lt;[.B147];[.B147]&lt;=[.F$6]);([.A147]-[.F$5])/([.F$6]-[.F$5]);1)" office:value-type="float" office:value="0.273490061916667">
            <text:p>0,2734900619</text:p>
          </table:table-cell>
          <table:table-cell table:formula="of:=ABS([.D147]-[.C147])" office:value-type="float" office:value="0.139490061916667">
            <text:p>0,1394900619</text:p>
          </table:table-cell>
          <table:table-cell table:formula="of:=ABS([.D147]-[.C146])" office:value-type="float" office:value="0.140490061916667">
            <text:p>0,1404900619</text:p>
          </table:table-cell>
        </table:table-row>
        <table:table-row table:style-name="ro1">
          <table:table-cell office:value-type="float" office:value="4.57273141647">
            <text:p>4,5727314165</text:p>
          </table:table-cell>
          <table:table-cell office:value-type="float" office:value="3.84894056342">
            <text:p>3,8489405634</text:p>
          </table:table-cell>
          <table:table-cell table:formula="of:=FREQUENCY([.B$14:.B$1013];[.B148])/1000" office:value-type="float" office:value="0.135">
            <text:p>0,135</text:p>
          </table:table-cell>
          <table:table-cell table:formula="of:=IF(AND([.F$5]&lt;[.B148];[.B148]&lt;=[.F$6]);([.A148]-[.F$5])/([.F$6]-[.F$5]);1)" office:value-type="float" office:value="0.262121902745">
            <text:p>0,2621219027</text:p>
          </table:table-cell>
          <table:table-cell table:formula="of:=ABS([.D148]-[.C148])" office:value-type="float" office:value="0.127121902745">
            <text:p>0,1271219027</text:p>
          </table:table-cell>
          <table:table-cell table:formula="of:=ABS([.D148]-[.C147])" office:value-type="float" office:value="0.128121902745">
            <text:p>0,1281219027</text:p>
          </table:table-cell>
        </table:table-row>
        <table:table-row table:style-name="ro1">
          <table:table-cell office:value-type="float" office:value="7.91938229489">
            <text:p>7,9193822949</text:p>
          </table:table-cell>
          <table:table-cell office:value-type="float" office:value="3.86095330904">
            <text:p>3,860953309</text:p>
          </table:table-cell>
          <table:table-cell table:formula="of:=FREQUENCY([.B$14:.B$1013];[.B149])/1000" office:value-type="float" office:value="0.136">
            <text:p>0,136</text:p>
          </table:table-cell>
          <table:table-cell table:formula="of:=IF(AND([.F$5]&lt;[.B149];[.B149]&lt;=[.F$6]);([.A149]-[.F$5])/([.F$6]-[.F$5]);1)" office:value-type="float" office:value="0.819897049148333">
            <text:p>0,8198970491</text:p>
          </table:table-cell>
          <table:table-cell table:formula="of:=ABS([.D149]-[.C149])" office:value-type="float" office:value="0.683897049148333">
            <text:p>0,6838970491</text:p>
          </table:table-cell>
          <table:table-cell table:formula="of:=ABS([.D149]-[.C148])" office:value-type="float" office:value="0.684897049148333">
            <text:p>0,6848970491</text:p>
          </table:table-cell>
        </table:table-row>
        <table:table-row table:style-name="ro1">
          <table:table-cell office:value-type="float" office:value="6.21976350826">
            <text:p>6,2197635083</text:p>
          </table:table-cell>
          <table:table-cell office:value-type="float" office:value="3.8655788018">
            <text:p>3,8655788018</text:p>
          </table:table-cell>
          <table:table-cell table:formula="of:=FREQUENCY([.B$14:.B$1013];[.B150])/1000" office:value-type="float" office:value="0.137">
            <text:p>0,137</text:p>
          </table:table-cell>
          <table:table-cell table:formula="of:=IF(AND([.F$5]&lt;[.B150];[.B150]&lt;=[.F$6]);([.A150]-[.F$5])/([.F$6]-[.F$5]);1)" office:value-type="float" office:value="0.536627251376667">
            <text:p>0,5366272514</text:p>
          </table:table-cell>
          <table:table-cell table:formula="of:=ABS([.D150]-[.C150])" office:value-type="float" office:value="0.399627251376667">
            <text:p>0,3996272514</text:p>
          </table:table-cell>
          <table:table-cell table:formula="of:=ABS([.D150]-[.C149])" office:value-type="float" office:value="0.400627251376667">
            <text:p>0,4006272514</text:p>
          </table:table-cell>
        </table:table-row>
        <table:table-row table:style-name="ro1">
          <table:table-cell office:value-type="float" office:value="8.3290987586">
            <text:p>8,3290987586</text:p>
          </table:table-cell>
          <table:table-cell office:value-type="float" office:value="3.87428073915">
            <text:p>3,8742807392</text:p>
          </table:table-cell>
          <table:table-cell table:formula="of:=FREQUENCY([.B$14:.B$1013];[.B151])/1000" office:value-type="float" office:value="0.138">
            <text:p>0,138</text:p>
          </table:table-cell>
          <table:table-cell table:formula="of:=IF(AND([.F$5]&lt;[.B151];[.B151]&lt;=[.F$6]);([.A151]-[.F$5])/([.F$6]-[.F$5]);1)" office:value-type="float" office:value="0.888183126433333">
            <text:p>0,8881831264</text:p>
          </table:table-cell>
          <table:table-cell table:formula="of:=ABS([.D151]-[.C151])" office:value-type="float" office:value="0.750183126433333">
            <text:p>0,7501831264</text:p>
          </table:table-cell>
          <table:table-cell table:formula="of:=ABS([.D151]-[.C150])" office:value-type="float" office:value="0.751183126433333">
            <text:p>0,7511831264</text:p>
          </table:table-cell>
        </table:table-row>
        <table:table-row table:style-name="ro1">
          <table:table-cell office:value-type="float" office:value="7.24072408122">
            <text:p>7,2407240812</text:p>
          </table:table-cell>
          <table:table-cell office:value-type="float" office:value="3.87788930189">
            <text:p>3,8778893019</text:p>
          </table:table-cell>
          <table:table-cell table:formula="of:=FREQUENCY([.B$14:.B$1013];[.B152])/1000" office:value-type="float" office:value="0.139">
            <text:p>0,139</text:p>
          </table:table-cell>
          <table:table-cell table:formula="of:=IF(AND([.F$5]&lt;[.B152];[.B152]&lt;=[.F$6]);([.A152]-[.F$5])/([.F$6]-[.F$5]);1)" office:value-type="float" office:value="0.70678734687">
            <text:p>0,7067873469</text:p>
          </table:table-cell>
          <table:table-cell table:formula="of:=ABS([.D152]-[.C152])" office:value-type="float" office:value="0.56778734687">
            <text:p>0,5677873469</text:p>
          </table:table-cell>
          <table:table-cell table:formula="of:=ABS([.D152]-[.C151])" office:value-type="float" office:value="0.56878734687">
            <text:p>0,5687873469</text:p>
          </table:table-cell>
        </table:table-row>
        <table:table-row table:style-name="ro1">
          <table:table-cell office:value-type="float" office:value="7.29318214323">
            <text:p>7,2931821432</text:p>
          </table:table-cell>
          <table:table-cell office:value-type="float" office:value="3.88864644425">
            <text:p>3,8886464443</text:p>
          </table:table-cell>
          <table:table-cell table:formula="of:=FREQUENCY([.B$14:.B$1013];[.B153])/1000" office:value-type="float" office:value="0.14">
            <text:p>0,14</text:p>
          </table:table-cell>
          <table:table-cell table:formula="of:=IF(AND([.F$5]&lt;[.B153];[.B153]&lt;=[.F$6]);([.A153]-[.F$5])/([.F$6]-[.F$5]);1)" office:value-type="float" office:value="0.715530357205">
            <text:p>0,7155303572</text:p>
          </table:table-cell>
          <table:table-cell table:formula="of:=ABS([.D153]-[.C153])" office:value-type="float" office:value="0.575530357205">
            <text:p>0,5755303572</text:p>
          </table:table-cell>
          <table:table-cell table:formula="of:=ABS([.D153]-[.C152])" office:value-type="float" office:value="0.576530357205">
            <text:p>0,5765303572</text:p>
          </table:table-cell>
        </table:table-row>
        <table:table-row table:style-name="ro1">
          <table:table-cell office:value-type="float" office:value="4.43633064915">
            <text:p>4,4363306492</text:p>
          </table:table-cell>
          <table:table-cell office:value-type="float" office:value="3.8910862454">
            <text:p>3,8910862454</text:p>
          </table:table-cell>
          <table:table-cell table:formula="of:=FREQUENCY([.B$14:.B$1013];[.B154])/1000" office:value-type="float" office:value="0.141">
            <text:p>0,141</text:p>
          </table:table-cell>
          <table:table-cell table:formula="of:=IF(AND([.F$5]&lt;[.B154];[.B154]&lt;=[.F$6]);([.A154]-[.F$5])/([.F$6]-[.F$5]);1)" office:value-type="float" office:value="0.239388441525">
            <text:p>0,2393884415</text:p>
          </table:table-cell>
          <table:table-cell table:formula="of:=ABS([.D154]-[.C154])" office:value-type="float" office:value="0.0983884415250001">
            <text:p>0,0983884415</text:p>
          </table:table-cell>
          <table:table-cell table:formula="of:=ABS([.D154]-[.C153])" office:value-type="float" office:value="0.099388441525">
            <text:p>0,0993884415</text:p>
          </table:table-cell>
        </table:table-row>
        <table:table-row table:style-name="ro1">
          <table:table-cell office:value-type="float" office:value="5.44842912288">
            <text:p>5,4484291229</text:p>
          </table:table-cell>
          <table:table-cell office:value-type="float" office:value="3.89151022872">
            <text:p>3,8915102287</text:p>
          </table:table-cell>
          <table:table-cell table:formula="of:=FREQUENCY([.B$14:.B$1013];[.B155])/1000" office:value-type="float" office:value="0.142">
            <text:p>0,142</text:p>
          </table:table-cell>
          <table:table-cell table:formula="of:=IF(AND([.F$5]&lt;[.B155];[.B155]&lt;=[.F$6]);([.A155]-[.F$5])/([.F$6]-[.F$5]);1)" office:value-type="float" office:value="0.40807152048">
            <text:p>0,4080715205</text:p>
          </table:table-cell>
          <table:table-cell table:formula="of:=ABS([.D155]-[.C155])" office:value-type="float" office:value="0.26607152048">
            <text:p>0,2660715205</text:p>
          </table:table-cell>
          <table:table-cell table:formula="of:=ABS([.D155]-[.C154])" office:value-type="float" office:value="0.26707152048">
            <text:p>0,2670715205</text:p>
          </table:table-cell>
        </table:table-row>
        <table:table-row table:style-name="ro1">
          <table:table-cell office:value-type="float" office:value="3.15196021372">
            <text:p>3,1519602137</text:p>
          </table:table-cell>
          <table:table-cell office:value-type="float" office:value="3.89207323909">
            <text:p>3,8920732391</text:p>
          </table:table-cell>
          <table:table-cell table:formula="of:=FREQUENCY([.B$14:.B$1013];[.B156])/1000" office:value-type="float" office:value="0.143">
            <text:p>0,143</text:p>
          </table:table-cell>
          <table:table-cell table:formula="of:=IF(AND([.F$5]&lt;[.B156];[.B156]&lt;=[.F$6]);([.A156]-[.F$5])/([.F$6]-[.F$5]);1)" office:value-type="float" office:value="0.0253267022866666">
            <text:p>0,0253267023</text:p>
          </table:table-cell>
          <table:table-cell table:formula="of:=ABS([.D156]-[.C156])" office:value-type="float" office:value="0.117673297713333">
            <text:p>0,1176732977</text:p>
          </table:table-cell>
          <table:table-cell table:formula="of:=ABS([.D156]-[.C155])" office:value-type="float" office:value="0.116673297713333">
            <text:p>0,1166732977</text:p>
          </table:table-cell>
        </table:table-row>
        <table:table-row table:style-name="ro1">
          <table:table-cell office:value-type="float" office:value="8.40088893231">
            <text:p>8,4008889323</text:p>
          </table:table-cell>
          <table:table-cell office:value-type="float" office:value="3.89761565051">
            <text:p>3,8976156505</text:p>
          </table:table-cell>
          <table:table-cell table:formula="of:=FREQUENCY([.B$14:.B$1013];[.B157])/1000" office:value-type="float" office:value="0.144">
            <text:p>0,144</text:p>
          </table:table-cell>
          <table:table-cell table:formula="of:=IF(AND([.F$5]&lt;[.B157];[.B157]&lt;=[.F$6]);([.A157]-[.F$5])/([.F$6]-[.F$5]);1)" office:value-type="float" office:value="0.900148155385">
            <text:p>0,9001481554</text:p>
          </table:table-cell>
          <table:table-cell table:formula="of:=ABS([.D157]-[.C157])" office:value-type="float" office:value="0.756148155385">
            <text:p>0,7561481554</text:p>
          </table:table-cell>
          <table:table-cell table:formula="of:=ABS([.D157]-[.C156])" office:value-type="float" office:value="0.757148155385">
            <text:p>0,7571481554</text:p>
          </table:table-cell>
        </table:table-row>
        <table:table-row table:style-name="ro1">
          <table:table-cell office:value-type="float" office:value="3.52011178113">
            <text:p>3,5201117811</text:p>
          </table:table-cell>
          <table:table-cell office:value-type="float" office:value="3.91264504311">
            <text:p>3,9126450431</text:p>
          </table:table-cell>
          <table:table-cell table:formula="of:=FREQUENCY([.B$14:.B$1013];[.B158])/1000" office:value-type="float" office:value="0.145">
            <text:p>0,145</text:p>
          </table:table-cell>
          <table:table-cell table:formula="of:=IF(AND([.F$5]&lt;[.B158];[.B158]&lt;=[.F$6]);([.A158]-[.F$5])/([.F$6]-[.F$5]);1)" office:value-type="float" office:value="0.086685296855">
            <text:p>0,0866852969</text:p>
          </table:table-cell>
          <table:table-cell table:formula="of:=ABS([.D158]-[.C158])" office:value-type="float" office:value="0.058314703145">
            <text:p>0,0583147031</text:p>
          </table:table-cell>
          <table:table-cell table:formula="of:=ABS([.D158]-[.C157])" office:value-type="float" office:value="0.057314703145">
            <text:p>0,0573147031</text:p>
          </table:table-cell>
        </table:table-row>
        <table:table-row table:style-name="ro1">
          <table:table-cell office:value-type="float" office:value="6.04932605838">
            <text:p>6,0493260584</text:p>
          </table:table-cell>
          <table:table-cell office:value-type="float" office:value="3.91801333422">
            <text:p>3,9180133342</text:p>
          </table:table-cell>
          <table:table-cell table:formula="of:=FREQUENCY([.B$14:.B$1013];[.B159])/1000" office:value-type="float" office:value="0.146">
            <text:p>0,146</text:p>
          </table:table-cell>
          <table:table-cell table:formula="of:=IF(AND([.F$5]&lt;[.B159];[.B159]&lt;=[.F$6]);([.A159]-[.F$5])/([.F$6]-[.F$5]);1)" office:value-type="float" office:value="0.50822100973">
            <text:p>0,5082210097</text:p>
          </table:table-cell>
          <table:table-cell table:formula="of:=ABS([.D159]-[.C159])" office:value-type="float" office:value="0.36222100973">
            <text:p>0,3622210097</text:p>
          </table:table-cell>
          <table:table-cell table:formula="of:=ABS([.D159]-[.C158])" office:value-type="float" office:value="0.36322100973">
            <text:p>0,3632210097</text:p>
          </table:table-cell>
        </table:table-row>
        <table:table-row table:style-name="ro1">
          <table:table-cell office:value-type="float" office:value="8.13859121428">
            <text:p>8,1385912143</text:p>
          </table:table-cell>
          <table:table-cell office:value-type="float" office:value="3.92626905692">
            <text:p>3,9262690569</text:p>
          </table:table-cell>
          <table:table-cell table:formula="of:=FREQUENCY([.B$14:.B$1013];[.B160])/1000" office:value-type="float" office:value="0.147">
            <text:p>0,147</text:p>
          </table:table-cell>
          <table:table-cell table:formula="of:=IF(AND([.F$5]&lt;[.B160];[.B160]&lt;=[.F$6]);([.A160]-[.F$5])/([.F$6]-[.F$5]);1)" office:value-type="float" office:value="0.856431869046667">
            <text:p>0,856431869</text:p>
          </table:table-cell>
          <table:table-cell table:formula="of:=ABS([.D160]-[.C160])" office:value-type="float" office:value="0.709431869046667">
            <text:p>0,709431869</text:p>
          </table:table-cell>
          <table:table-cell table:formula="of:=ABS([.D160]-[.C159])" office:value-type="float" office:value="0.710431869046667">
            <text:p>0,710431869</text:p>
          </table:table-cell>
        </table:table-row>
        <table:table-row table:style-name="ro1">
          <table:table-cell office:value-type="float" office:value="5.41906842729">
            <text:p>5,4190684273</text:p>
          </table:table-cell>
          <table:table-cell office:value-type="float" office:value="3.93153056014">
            <text:p>3,9315305601</text:p>
          </table:table-cell>
          <table:table-cell table:formula="of:=FREQUENCY([.B$14:.B$1013];[.B161])/1000" office:value-type="float" office:value="0.148">
            <text:p>0,148</text:p>
          </table:table-cell>
          <table:table-cell table:formula="of:=IF(AND([.F$5]&lt;[.B161];[.B161]&lt;=[.F$6]);([.A161]-[.F$5])/([.F$6]-[.F$5]);1)" office:value-type="float" office:value="0.403178071215">
            <text:p>0,4031780712</text:p>
          </table:table-cell>
          <table:table-cell table:formula="of:=ABS([.D161]-[.C161])" office:value-type="float" office:value="0.255178071215">
            <text:p>0,2551780712</text:p>
          </table:table-cell>
          <table:table-cell table:formula="of:=ABS([.D161]-[.C160])" office:value-type="float" office:value="0.256178071215">
            <text:p>0,2561780712</text:p>
          </table:table-cell>
        </table:table-row>
        <table:table-row table:style-name="ro1">
          <table:table-cell office:value-type="float" office:value="4.5146278017">
            <text:p>4,5146278017</text:p>
          </table:table-cell>
          <table:table-cell office:value-type="float" office:value="3.94543442558">
            <text:p>3,9454344256</text:p>
          </table:table-cell>
          <table:table-cell table:formula="of:=FREQUENCY([.B$14:.B$1013];[.B162])/1000" office:value-type="float" office:value="0.149">
            <text:p>0,149</text:p>
          </table:table-cell>
          <table:table-cell table:formula="of:=IF(AND([.F$5]&lt;[.B162];[.B162]&lt;=[.F$6]);([.A162]-[.F$5])/([.F$6]-[.F$5]);1)" office:value-type="float" office:value="0.25243796695">
            <text:p>0,252437967</text:p>
          </table:table-cell>
          <table:table-cell table:formula="of:=ABS([.D162]-[.C162])" office:value-type="float" office:value="0.10343796695">
            <text:p>0,103437967</text:p>
          </table:table-cell>
          <table:table-cell table:formula="of:=ABS([.D162]-[.C161])" office:value-type="float" office:value="0.10443796695">
            <text:p>0,104437967</text:p>
          </table:table-cell>
        </table:table-row>
        <table:table-row table:style-name="ro1">
          <table:table-cell office:value-type="float" office:value="6.98676942048">
            <text:p>6,9867694205</text:p>
          </table:table-cell>
          <table:table-cell office:value-type="float" office:value="3.94983439555">
            <text:p>3,9498343956</text:p>
          </table:table-cell>
          <table:table-cell table:formula="of:=FREQUENCY([.B$14:.B$1013];[.B163])/1000" office:value-type="float" office:value="0.15">
            <text:p>0,15</text:p>
          </table:table-cell>
          <table:table-cell table:formula="of:=IF(AND([.F$5]&lt;[.B163];[.B163]&lt;=[.F$6]);([.A163]-[.F$5])/([.F$6]-[.F$5]);1)" office:value-type="float" office:value="0.66446157008">
            <text:p>0,6644615701</text:p>
          </table:table-cell>
          <table:table-cell table:formula="of:=ABS([.D163]-[.C163])" office:value-type="float" office:value="0.51446157008">
            <text:p>0,5144615701</text:p>
          </table:table-cell>
          <table:table-cell table:formula="of:=ABS([.D163]-[.C162])" office:value-type="float" office:value="0.51546157008">
            <text:p>0,5154615701</text:p>
          </table:table-cell>
        </table:table-row>
        <table:table-row table:style-name="ro1">
          <table:table-cell office:value-type="float" office:value="7.38825573843">
            <text:p>7,3882557384</text:p>
          </table:table-cell>
          <table:table-cell office:value-type="float" office:value="3.9557770657">
            <text:p>3,9557770657</text:p>
          </table:table-cell>
          <table:table-cell table:formula="of:=FREQUENCY([.B$14:.B$1013];[.B164])/1000" office:value-type="float" office:value="0.151">
            <text:p>0,151</text:p>
          </table:table-cell>
          <table:table-cell table:formula="of:=IF(AND([.F$5]&lt;[.B164];[.B164]&lt;=[.F$6]);([.A164]-[.F$5])/([.F$6]-[.F$5]);1)" office:value-type="float" office:value="0.731375956405">
            <text:p>0,7313759564</text:p>
          </table:table-cell>
          <table:table-cell table:formula="of:=ABS([.D164]-[.C164])" office:value-type="float" office:value="0.580375956405">
            <text:p>0,5803759564</text:p>
          </table:table-cell>
          <table:table-cell table:formula="of:=ABS([.D164]-[.C163])" office:value-type="float" office:value="0.581375956405">
            <text:p>0,5813759564</text:p>
          </table:table-cell>
        </table:table-row>
        <table:table-row table:style-name="ro1">
          <table:table-cell office:value-type="float" office:value="3.89761565051">
            <text:p>3,8976156505</text:p>
          </table:table-cell>
          <table:table-cell office:value-type="float" office:value="3.96315364071">
            <text:p>3,9631536407</text:p>
          </table:table-cell>
          <table:table-cell table:formula="of:=FREQUENCY([.B$14:.B$1013];[.B165])/1000" office:value-type="float" office:value="0.152">
            <text:p>0,152</text:p>
          </table:table-cell>
          <table:table-cell table:formula="of:=IF(AND([.F$5]&lt;[.B165];[.B165]&lt;=[.F$6]);([.A165]-[.F$5])/([.F$6]-[.F$5]);1)" office:value-type="float" office:value="0.149602608418333">
            <text:p>0,1496026084</text:p>
          </table:table-cell>
          <table:table-cell table:formula="of:=ABS([.D165]-[.C165])" office:value-type="float" office:value="0.00239739158166671">
            <text:p>0,0023973916</text:p>
          </table:table-cell>
          <table:table-cell table:formula="of:=ABS([.D165]-[.C164])" office:value-type="float" office:value="0.00139739158166671">
            <text:p>0,0013973916</text:p>
          </table:table-cell>
        </table:table-row>
        <table:table-row table:style-name="ro1">
          <table:table-cell office:value-type="float" office:value="5.55912004663">
            <text:p>5,5591200466</text:p>
          </table:table-cell>
          <table:table-cell office:value-type="float" office:value="3.96786424338">
            <text:p>3,9678642434</text:p>
          </table:table-cell>
          <table:table-cell table:formula="of:=FREQUENCY([.B$14:.B$1013];[.B166])/1000" office:value-type="float" office:value="0.153">
            <text:p>0,153</text:p>
          </table:table-cell>
          <table:table-cell table:formula="of:=IF(AND([.F$5]&lt;[.B166];[.B166]&lt;=[.F$6]);([.A166]-[.F$5])/([.F$6]-[.F$5]);1)" office:value-type="float" office:value="0.426520007771667">
            <text:p>0,4265200078</text:p>
          </table:table-cell>
          <table:table-cell table:formula="of:=ABS([.D166]-[.C166])" office:value-type="float" office:value="0.273520007771667">
            <text:p>0,2735200078</text:p>
          </table:table-cell>
          <table:table-cell table:formula="of:=ABS([.D166]-[.C165])" office:value-type="float" office:value="0.274520007771667">
            <text:p>0,2745200078</text:p>
          </table:table-cell>
        </table:table-row>
        <table:table-row table:style-name="ro1">
          <table:table-cell office:value-type="float" office:value="6.05297960053">
            <text:p>6,0529796005</text:p>
          </table:table-cell>
          <table:table-cell office:value-type="float" office:value="3.97069998422">
            <text:p>3,9706999842</text:p>
          </table:table-cell>
          <table:table-cell table:formula="of:=FREQUENCY([.B$14:.B$1013];[.B167])/1000" office:value-type="float" office:value="0.154">
            <text:p>0,154</text:p>
          </table:table-cell>
          <table:table-cell table:formula="of:=IF(AND([.F$5]&lt;[.B167];[.B167]&lt;=[.F$6]);([.A167]-[.F$5])/([.F$6]-[.F$5]);1)" office:value-type="float" office:value="0.508829933421667">
            <text:p>0,5088299334</text:p>
          </table:table-cell>
          <table:table-cell table:formula="of:=ABS([.D167]-[.C167])" office:value-type="float" office:value="0.354829933421667">
            <text:p>0,3548299334</text:p>
          </table:table-cell>
          <table:table-cell table:formula="of:=ABS([.D167]-[.C166])" office:value-type="float" office:value="0.355829933421667">
            <text:p>0,3558299334</text:p>
          </table:table-cell>
        </table:table-row>
        <table:table-row table:style-name="ro1">
          <table:table-cell office:value-type="float" office:value="6.76422621018">
            <text:p>6,7642262102</text:p>
          </table:table-cell>
          <table:table-cell office:value-type="float" office:value="3.98542986321">
            <text:p>3,9854298632</text:p>
          </table:table-cell>
          <table:table-cell table:formula="of:=FREQUENCY([.B$14:.B$1013];[.B168])/1000" office:value-type="float" office:value="0.155">
            <text:p>0,155</text:p>
          </table:table-cell>
          <table:table-cell table:formula="of:=IF(AND([.F$5]&lt;[.B168];[.B168]&lt;=[.F$6]);([.A168]-[.F$5])/([.F$6]-[.F$5]);1)" office:value-type="float" office:value="0.62737103503">
            <text:p>0,627371035</text:p>
          </table:table-cell>
          <table:table-cell table:formula="of:=ABS([.D168]-[.C168])" office:value-type="float" office:value="0.47237103503">
            <text:p>0,472371035</text:p>
          </table:table-cell>
          <table:table-cell table:formula="of:=ABS([.D168]-[.C167])" office:value-type="float" office:value="0.47337103503">
            <text:p>0,473371035</text:p>
          </table:table-cell>
        </table:table-row>
        <table:table-row table:style-name="ro1">
          <table:table-cell office:value-type="float" office:value="8.72428041632">
            <text:p>8,7242804163</text:p>
          </table:table-cell>
          <table:table-cell office:value-type="float" office:value="3.99258639988">
            <text:p>3,9925863999</text:p>
          </table:table-cell>
          <table:table-cell table:formula="of:=FREQUENCY([.B$14:.B$1013];[.B169])/1000" office:value-type="float" office:value="0.156">
            <text:p>0,156</text:p>
          </table:table-cell>
          <table:table-cell table:formula="of:=IF(AND([.F$5]&lt;[.B169];[.B169]&lt;=[.F$6]);([.A169]-[.F$5])/([.F$6]-[.F$5]);1)" office:value-type="float" office:value="0.954046736053333">
            <text:p>0,9540467361</text:p>
          </table:table-cell>
          <table:table-cell table:formula="of:=ABS([.D169]-[.C169])" office:value-type="float" office:value="0.798046736053333">
            <text:p>0,7980467361</text:p>
          </table:table-cell>
          <table:table-cell table:formula="of:=ABS([.D169]-[.C168])" office:value-type="float" office:value="0.799046736053333">
            <text:p>0,7990467361</text:p>
          </table:table-cell>
        </table:table-row>
        <table:table-row table:style-name="ro1">
          <table:table-cell office:value-type="float" office:value="7.07060015481">
            <text:p>7,0706001548</text:p>
          </table:table-cell>
          <table:table-cell office:value-type="float" office:value="3.99992826006">
            <text:p>3,9999282601</text:p>
          </table:table-cell>
          <table:table-cell table:formula="of:=FREQUENCY([.B$14:.B$1013];[.B170])/1000" office:value-type="float" office:value="0.157">
            <text:p>0,157</text:p>
          </table:table-cell>
          <table:table-cell table:formula="of:=IF(AND([.F$5]&lt;[.B170];[.B170]&lt;=[.F$6]);([.A170]-[.F$5])/([.F$6]-[.F$5]);1)" office:value-type="float" office:value="0.678433359135">
            <text:p>0,6784333591</text:p>
          </table:table-cell>
          <table:table-cell table:formula="of:=ABS([.D170]-[.C170])" office:value-type="float" office:value="0.521433359135">
            <text:p>0,5214333591</text:p>
          </table:table-cell>
          <table:table-cell table:formula="of:=ABS([.D170]-[.C169])" office:value-type="float" office:value="0.522433359135">
            <text:p>0,5224333591</text:p>
          </table:table-cell>
        </table:table-row>
        <table:table-row table:style-name="ro1">
          <table:table-cell office:value-type="float" office:value="6.47841195649">
            <text:p>6,4784119565</text:p>
          </table:table-cell>
          <table:table-cell office:value-type="float" office:value="4.01505227517">
            <text:p>4,0150522752</text:p>
          </table:table-cell>
          <table:table-cell table:formula="of:=FREQUENCY([.B$14:.B$1013];[.B171])/1000" office:value-type="float" office:value="0.158">
            <text:p>0,158</text:p>
          </table:table-cell>
          <table:table-cell table:formula="of:=IF(AND([.F$5]&lt;[.B171];[.B171]&lt;=[.F$6]);([.A171]-[.F$5])/([.F$6]-[.F$5]);1)" office:value-type="float" office:value="0.579735326081667">
            <text:p>0,5797353261</text:p>
          </table:table-cell>
          <table:table-cell table:formula="of:=ABS([.D171]-[.C171])" office:value-type="float" office:value="0.421735326081667">
            <text:p>0,4217353261</text:p>
          </table:table-cell>
          <table:table-cell table:formula="of:=ABS([.D171]-[.C170])" office:value-type="float" office:value="0.422735326081667">
            <text:p>0,4227353261</text:p>
          </table:table-cell>
        </table:table-row>
        <table:table-row table:style-name="ro1">
          <table:table-cell office:value-type="float" office:value="8.02133791408">
            <text:p>8,0213379141</text:p>
          </table:table-cell>
          <table:table-cell office:value-type="float" office:value="4.02949758649">
            <text:p>4,0294975865</text:p>
          </table:table-cell>
          <table:table-cell table:formula="of:=FREQUENCY([.B$14:.B$1013];[.B172])/1000" office:value-type="float" office:value="0.159">
            <text:p>0,159</text:p>
          </table:table-cell>
          <table:table-cell table:formula="of:=IF(AND([.F$5]&lt;[.B172];[.B172]&lt;=[.F$6]);([.A172]-[.F$5])/([.F$6]-[.F$5]);1)" office:value-type="float" office:value="0.836889652346667">
            <text:p>0,8368896523</text:p>
          </table:table-cell>
          <table:table-cell table:formula="of:=ABS([.D172]-[.C172])" office:value-type="float" office:value="0.677889652346667">
            <text:p>0,6778896523</text:p>
          </table:table-cell>
          <table:table-cell table:formula="of:=ABS([.D172]-[.C171])" office:value-type="float" office:value="0.678889652346667">
            <text:p>0,6788896523</text:p>
          </table:table-cell>
        </table:table-row>
        <table:table-row table:style-name="ro1">
          <table:table-cell office:value-type="float" office:value="8.75112871304">
            <text:p>8,751128713</text:p>
          </table:table-cell>
          <table:table-cell office:value-type="float" office:value="4.049281699">
            <text:p>4,049281699</text:p>
          </table:table-cell>
          <table:table-cell table:formula="of:=FREQUENCY([.B$14:.B$1013];[.B173])/1000" office:value-type="float" office:value="0.16">
            <text:p>0,16</text:p>
          </table:table-cell>
          <table:table-cell table:formula="of:=IF(AND([.F$5]&lt;[.B173];[.B173]&lt;=[.F$6]);([.A173]-[.F$5])/([.F$6]-[.F$5]);1)" office:value-type="float" office:value="0.958521452173333">
            <text:p>0,9585214522</text:p>
          </table:table-cell>
          <table:table-cell table:formula="of:=ABS([.D173]-[.C173])" office:value-type="float" office:value="0.798521452173333">
            <text:p>0,7985214522</text:p>
          </table:table-cell>
          <table:table-cell table:formula="of:=ABS([.D173]-[.C172])" office:value-type="float" office:value="0.799521452173333">
            <text:p>0,7995214522</text:p>
          </table:table-cell>
        </table:table-row>
        <table:table-row table:style-name="ro1">
          <table:table-cell office:value-type="float" office:value="6.68213242443">
            <text:p>6,6821324244</text:p>
          </table:table-cell>
          <table:table-cell office:value-type="float" office:value="4.05148330761">
            <text:p>4,0514833076</text:p>
          </table:table-cell>
          <table:table-cell table:formula="of:=FREQUENCY([.B$14:.B$1013];[.B174])/1000" office:value-type="float" office:value="0.161">
            <text:p>0,161</text:p>
          </table:table-cell>
          <table:table-cell table:formula="of:=IF(AND([.F$5]&lt;[.B174];[.B174]&lt;=[.F$6]);([.A174]-[.F$5])/([.F$6]-[.F$5]);1)" office:value-type="float" office:value="0.613688737405">
            <text:p>0,6136887374</text:p>
          </table:table-cell>
          <table:table-cell table:formula="of:=ABS([.D174]-[.C174])" office:value-type="float" office:value="0.452688737405">
            <text:p>0,4526887374</text:p>
          </table:table-cell>
          <table:table-cell table:formula="of:=ABS([.D174]-[.C173])" office:value-type="float" office:value="0.453688737405">
            <text:p>0,4536887374</text:p>
          </table:table-cell>
        </table:table-row>
        <table:table-row table:style-name="ro1">
          <table:table-cell office:value-type="float" office:value="5.08352003114">
            <text:p>5,0835200311</text:p>
          </table:table-cell>
          <table:table-cell office:value-type="float" office:value="4.0610202597">
            <text:p>4,0610202597</text:p>
          </table:table-cell>
          <table:table-cell table:formula="of:=FREQUENCY([.B$14:.B$1013];[.B175])/1000" office:value-type="float" office:value="0.162">
            <text:p>0,162</text:p>
          </table:table-cell>
          <table:table-cell table:formula="of:=IF(AND([.F$5]&lt;[.B175];[.B175]&lt;=[.F$6]);([.A175]-[.F$5])/([.F$6]-[.F$5]);1)" office:value-type="float" office:value="0.347253338523333">
            <text:p>0,3472533385</text:p>
          </table:table-cell>
          <table:table-cell table:formula="of:=ABS([.D175]-[.C175])" office:value-type="float" office:value="0.185253338523333">
            <text:p>0,1852533385</text:p>
          </table:table-cell>
          <table:table-cell table:formula="of:=ABS([.D175]-[.C174])" office:value-type="float" office:value="0.186253338523333">
            <text:p>0,1862533385</text:p>
          </table:table-cell>
        </table:table-row>
        <table:table-row table:style-name="ro1">
          <table:table-cell office:value-type="float" office:value="4.98560212758">
            <text:p>4,9856021276</text:p>
          </table:table-cell>
          <table:table-cell office:value-type="float" office:value="4.06106292856">
            <text:p>4,0610629286</text:p>
          </table:table-cell>
          <table:table-cell table:formula="of:=FREQUENCY([.B$14:.B$1013];[.B176])/1000" office:value-type="float" office:value="0.163">
            <text:p>0,163</text:p>
          </table:table-cell>
          <table:table-cell table:formula="of:=IF(AND([.F$5]&lt;[.B176];[.B176]&lt;=[.F$6]);([.A176]-[.F$5])/([.F$6]-[.F$5]);1)" office:value-type="float" office:value="0.33093368793">
            <text:p>0,3309336879</text:p>
          </table:table-cell>
          <table:table-cell table:formula="of:=ABS([.D176]-[.C176])" office:value-type="float" office:value="0.16793368793">
            <text:p>0,1679336879</text:p>
          </table:table-cell>
          <table:table-cell table:formula="of:=ABS([.D176]-[.C175])" office:value-type="float" office:value="0.16893368793">
            <text:p>0,1689336879</text:p>
          </table:table-cell>
        </table:table-row>
        <table:table-row table:style-name="ro1">
          <table:table-cell office:value-type="float" office:value="6.39988043659">
            <text:p>6,3998804366</text:p>
          </table:table-cell>
          <table:table-cell office:value-type="float" office:value="4.06670625158">
            <text:p>4,0667062516</text:p>
          </table:table-cell>
          <table:table-cell table:formula="of:=FREQUENCY([.B$14:.B$1013];[.B177])/1000" office:value-type="float" office:value="0.164">
            <text:p>0,164</text:p>
          </table:table-cell>
          <table:table-cell table:formula="of:=IF(AND([.F$5]&lt;[.B177];[.B177]&lt;=[.F$6]);([.A177]-[.F$5])/([.F$6]-[.F$5]);1)" office:value-type="float" office:value="0.566646739431667">
            <text:p>0,5666467394</text:p>
          </table:table-cell>
          <table:table-cell table:formula="of:=ABS([.D177]-[.C177])" office:value-type="float" office:value="0.402646739431667">
            <text:p>0,4026467394</text:p>
          </table:table-cell>
          <table:table-cell table:formula="of:=ABS([.D177]-[.C176])" office:value-type="float" office:value="0.403646739431667">
            <text:p>0,4036467394</text:p>
          </table:table-cell>
        </table:table-row>
        <table:table-row table:style-name="ro1">
          <table:table-cell office:value-type="float" office:value="3.20897423348">
            <text:p>3,2089742335</text:p>
          </table:table-cell>
          <table:table-cell office:value-type="float" office:value="4.07531548828">
            <text:p>4,0753154883</text:p>
          </table:table-cell>
          <table:table-cell table:formula="of:=FREQUENCY([.B$14:.B$1013];[.B178])/1000" office:value-type="float" office:value="0.165">
            <text:p>0,165</text:p>
          </table:table-cell>
          <table:table-cell table:formula="of:=IF(AND([.F$5]&lt;[.B178];[.B178]&lt;=[.F$6]);([.A178]-[.F$5])/([.F$6]-[.F$5]);1)" office:value-type="float" office:value="0.0348290389133334">
            <text:p>0,0348290389</text:p>
          </table:table-cell>
          <table:table-cell table:formula="of:=ABS([.D178]-[.C178])" office:value-type="float" office:value="0.130170961086667">
            <text:p>0,1301709611</text:p>
          </table:table-cell>
          <table:table-cell table:formula="of:=ABS([.D178]-[.C177])" office:value-type="float" office:value="0.129170961086667">
            <text:p>0,1291709611</text:p>
          </table:table-cell>
        </table:table-row>
        <table:table-row table:style-name="ro1">
          <table:table-cell office:value-type="float" office:value="7.83802482737">
            <text:p>7,8380248274</text:p>
          </table:table-cell>
          <table:table-cell office:value-type="float" office:value="4.08069013729">
            <text:p>4,0806901373</text:p>
          </table:table-cell>
          <table:table-cell table:formula="of:=FREQUENCY([.B$14:.B$1013];[.B179])/1000" office:value-type="float" office:value="0.166">
            <text:p>0,166</text:p>
          </table:table-cell>
          <table:table-cell table:formula="of:=IF(AND([.F$5]&lt;[.B179];[.B179]&lt;=[.F$6]);([.A179]-[.F$5])/([.F$6]-[.F$5]);1)" office:value-type="float" office:value="0.806337471228333">
            <text:p>0,8063374712</text:p>
          </table:table-cell>
          <table:table-cell table:formula="of:=ABS([.D179]-[.C179])" office:value-type="float" office:value="0.640337471228333">
            <text:p>0,6403374712</text:p>
          </table:table-cell>
          <table:table-cell table:formula="of:=ABS([.D179]-[.C178])" office:value-type="float" office:value="0.641337471228333">
            <text:p>0,6413374712</text:p>
          </table:table-cell>
        </table:table-row>
        <table:table-row table:style-name="ro1">
          <table:table-cell office:value-type="float" office:value="4.84769896873">
            <text:p>4,8476989687</text:p>
          </table:table-cell>
          <table:table-cell office:value-type="float" office:value="4.1025403175">
            <text:p>4,1025403175</text:p>
          </table:table-cell>
          <table:table-cell table:formula="of:=FREQUENCY([.B$14:.B$1013];[.B180])/1000" office:value-type="float" office:value="0.167">
            <text:p>0,167</text:p>
          </table:table-cell>
          <table:table-cell table:formula="of:=IF(AND([.F$5]&lt;[.B180];[.B180]&lt;=[.F$6]);([.A180]-[.F$5])/([.F$6]-[.F$5]);1)" office:value-type="float" office:value="0.307949828121667">
            <text:p>0,3079498281</text:p>
          </table:table-cell>
          <table:table-cell table:formula="of:=ABS([.D180]-[.C180])" office:value-type="float" office:value="0.140949828121667">
            <text:p>0,1409498281</text:p>
          </table:table-cell>
          <table:table-cell table:formula="of:=ABS([.D180]-[.C179])" office:value-type="float" office:value="0.141949828121667">
            <text:p>0,1419498281</text:p>
          </table:table-cell>
        </table:table-row>
        <table:table-row table:style-name="ro1">
          <table:table-cell office:value-type="float" office:value="8.96830507585">
            <text:p>8,9683050759</text:p>
          </table:table-cell>
          <table:table-cell office:value-type="float" office:value="4.10387146872">
            <text:p>4,1038714687</text:p>
          </table:table-cell>
          <table:table-cell table:formula="of:=FREQUENCY([.B$14:.B$1013];[.B181])/1000" office:value-type="float" office:value="0.168">
            <text:p>0,168</text:p>
          </table:table-cell>
          <table:table-cell table:formula="of:=IF(AND([.F$5]&lt;[.B181];[.B181]&lt;=[.F$6]);([.A181]-[.F$5])/([.F$6]-[.F$5]);1)" office:value-type="float" office:value="0.994717512641667">
            <text:p>0,9947175126</text:p>
          </table:table-cell>
          <table:table-cell table:formula="of:=ABS([.D181]-[.C181])" office:value-type="float" office:value="0.826717512641666">
            <text:p>0,8267175126</text:p>
          </table:table-cell>
          <table:table-cell table:formula="of:=ABS([.D181]-[.C180])" office:value-type="float" office:value="0.827717512641666">
            <text:p>0,8277175126</text:p>
          </table:table-cell>
        </table:table-row>
        <table:table-row table:style-name="ro1">
          <table:table-cell office:value-type="float" office:value="4.95092446378">
            <text:p>4,9509244638</text:p>
          </table:table-cell>
          <table:table-cell office:value-type="float" office:value="4.10540916366">
            <text:p>4,1054091637</text:p>
          </table:table-cell>
          <table:table-cell table:formula="of:=FREQUENCY([.B$14:.B$1013];[.B182])/1000" office:value-type="float" office:value="0.169">
            <text:p>0,169</text:p>
          </table:table-cell>
          <table:table-cell table:formula="of:=IF(AND([.F$5]&lt;[.B182];[.B182]&lt;=[.F$6]);([.A182]-[.F$5])/([.F$6]-[.F$5]);1)" office:value-type="float" office:value="0.325154077296667">
            <text:p>0,3251540773</text:p>
          </table:table-cell>
          <table:table-cell table:formula="of:=ABS([.D182]-[.C182])" office:value-type="float" office:value="0.156154077296667">
            <text:p>0,1561540773</text:p>
          </table:table-cell>
          <table:table-cell table:formula="of:=ABS([.D182]-[.C181])" office:value-type="float" office:value="0.157154077296667">
            <text:p>0,1571540773</text:p>
          </table:table-cell>
        </table:table-row>
        <table:table-row table:style-name="ro1">
          <table:table-cell office:value-type="float" office:value="8.81202303405">
            <text:p>8,8120230341</text:p>
          </table:table-cell>
          <table:table-cell office:value-type="float" office:value="4.10900200185">
            <text:p>4,1090020019</text:p>
          </table:table-cell>
          <table:table-cell table:formula="of:=FREQUENCY([.B$14:.B$1013];[.B183])/1000" office:value-type="float" office:value="0.17">
            <text:p>0,17</text:p>
          </table:table-cell>
          <table:table-cell table:formula="of:=IF(AND([.F$5]&lt;[.B183];[.B183]&lt;=[.F$6]);([.A183]-[.F$5])/([.F$6]-[.F$5]);1)" office:value-type="float" office:value="0.968670505675">
            <text:p>0,9686705057</text:p>
          </table:table-cell>
          <table:table-cell table:formula="of:=ABS([.D183]-[.C183])" office:value-type="float" office:value="0.798670505675">
            <text:p>0,7986705057</text:p>
          </table:table-cell>
          <table:table-cell table:formula="of:=ABS([.D183]-[.C182])" office:value-type="float" office:value="0.799670505675">
            <text:p>0,7996705057</text:p>
          </table:table-cell>
        </table:table-row>
        <table:table-row table:style-name="ro1">
          <table:table-cell office:value-type="float" office:value="3.58548253114">
            <text:p>3,5854825311</text:p>
          </table:table-cell>
          <table:table-cell office:value-type="float" office:value="4.12586623121">
            <text:p>4,1258662312</text:p>
          </table:table-cell>
          <table:table-cell table:formula="of:=FREQUENCY([.B$14:.B$1013];[.B184])/1000" office:value-type="float" office:value="0.171">
            <text:p>0,171</text:p>
          </table:table-cell>
          <table:table-cell table:formula="of:=IF(AND([.F$5]&lt;[.B184];[.B184]&lt;=[.F$6]);([.A184]-[.F$5])/([.F$6]-[.F$5]);1)" office:value-type="float" office:value="0.0975804218566666">
            <text:p>0,0975804219</text:p>
          </table:table-cell>
          <table:table-cell table:formula="of:=ABS([.D184]-[.C184])" office:value-type="float" office:value="0.0734195781433334">
            <text:p>0,0734195781</text:p>
          </table:table-cell>
          <table:table-cell table:formula="of:=ABS([.D184]-[.C183])" office:value-type="float" office:value="0.0724195781433334">
            <text:p>0,0724195781</text:p>
          </table:table-cell>
        </table:table-row>
        <table:table-row table:style-name="ro1">
          <table:table-cell office:value-type="float" office:value="4.90507819586">
            <text:p>4,9050781959</text:p>
          </table:table-cell>
          <table:table-cell office:value-type="float" office:value="4.12652719476">
            <text:p>4,1265271948</text:p>
          </table:table-cell>
          <table:table-cell table:formula="of:=FREQUENCY([.B$14:.B$1013];[.B185])/1000" office:value-type="float" office:value="0.172">
            <text:p>0,172</text:p>
          </table:table-cell>
          <table:table-cell table:formula="of:=IF(AND([.F$5]&lt;[.B185];[.B185]&lt;=[.F$6]);([.A185]-[.F$5])/([.F$6]-[.F$5]);1)" office:value-type="float" office:value="0.317513032643333">
            <text:p>0,3175130326</text:p>
          </table:table-cell>
          <table:table-cell table:formula="of:=ABS([.D185]-[.C185])" office:value-type="float" office:value="0.145513032643333">
            <text:p>0,1455130326</text:p>
          </table:table-cell>
          <table:table-cell table:formula="of:=ABS([.D185]-[.C184])" office:value-type="float" office:value="0.146513032643333">
            <text:p>0,1465130326</text:p>
          </table:table-cell>
        </table:table-row>
        <table:table-row table:style-name="ro1">
          <table:table-cell office:value-type="float" office:value="5.92577300572">
            <text:p>5,9257730057</text:p>
          </table:table-cell>
          <table:table-cell office:value-type="float" office:value="4.13607017674">
            <text:p>4,1360701767</text:p>
          </table:table-cell>
          <table:table-cell table:formula="of:=FREQUENCY([.B$14:.B$1013];[.B186])/1000" office:value-type="float" office:value="0.173">
            <text:p>0,173</text:p>
          </table:table-cell>
          <table:table-cell table:formula="of:=IF(AND([.F$5]&lt;[.B186];[.B186]&lt;=[.F$6]);([.A186]-[.F$5])/([.F$6]-[.F$5]);1)" office:value-type="float" office:value="0.487628834286667">
            <text:p>0,4876288343</text:p>
          </table:table-cell>
          <table:table-cell table:formula="of:=ABS([.D186]-[.C186])" office:value-type="float" office:value="0.314628834286667">
            <text:p>0,3146288343</text:p>
          </table:table-cell>
          <table:table-cell table:formula="of:=ABS([.D186]-[.C185])" office:value-type="float" office:value="0.315628834286667">
            <text:p>0,3156288343</text:p>
          </table:table-cell>
        </table:table-row>
        <table:table-row table:style-name="ro1">
          <table:table-cell office:value-type="float" office:value="4.16917242428">
            <text:p>4,1691724243</text:p>
          </table:table-cell>
          <table:table-cell office:value-type="float" office:value="4.14327334572">
            <text:p>4,1432733457</text:p>
          </table:table-cell>
          <table:table-cell table:formula="of:=FREQUENCY([.B$14:.B$1013];[.B187])/1000" office:value-type="float" office:value="0.174">
            <text:p>0,174</text:p>
          </table:table-cell>
          <table:table-cell table:formula="of:=IF(AND([.F$5]&lt;[.B187];[.B187]&lt;=[.F$6]);([.A187]-[.F$5])/([.F$6]-[.F$5]);1)" office:value-type="float" office:value="0.194862070713333">
            <text:p>0,1948620707</text:p>
          </table:table-cell>
          <table:table-cell table:formula="of:=ABS([.D187]-[.C187])" office:value-type="float" office:value="0.0208620707133334">
            <text:p>0,0208620707</text:p>
          </table:table-cell>
          <table:table-cell table:formula="of:=ABS([.D187]-[.C186])" office:value-type="float" office:value="0.0218620707133334">
            <text:p>0,0218620707</text:p>
          </table:table-cell>
        </table:table-row>
        <table:table-row table:style-name="ro1">
          <table:table-cell office:value-type="float" office:value="3.07656602105">
            <text:p>3,0765660211</text:p>
          </table:table-cell>
          <table:table-cell office:value-type="float" office:value="4.16585422095">
            <text:p>4,165854221</text:p>
          </table:table-cell>
          <table:table-cell table:formula="of:=FREQUENCY([.B$14:.B$1013];[.B188])/1000" office:value-type="float" office:value="0.175">
            <text:p>0,175</text:p>
          </table:table-cell>
          <table:table-cell table:formula="of:=IF(AND([.F$5]&lt;[.B188];[.B188]&lt;=[.F$6]);([.A188]-[.F$5])/([.F$6]-[.F$5]);1)" office:value-type="float" office:value="0.0127610035083333">
            <text:p>0,0127610035</text:p>
          </table:table-cell>
          <table:table-cell table:formula="of:=ABS([.D188]-[.C188])" office:value-type="float" office:value="0.162238996491667">
            <text:p>0,1622389965</text:p>
          </table:table-cell>
          <table:table-cell table:formula="of:=ABS([.D188]-[.C187])" office:value-type="float" office:value="0.161238996491667">
            <text:p>0,1612389965</text:p>
          </table:table-cell>
        </table:table-row>
        <table:table-row table:style-name="ro1">
          <table:table-cell office:value-type="float" office:value="6.6488889565">
            <text:p>6,6488889565</text:p>
          </table:table-cell>
          <table:table-cell office:value-type="float" office:value="4.1688886964">
            <text:p>4,1688886964</text:p>
          </table:table-cell>
          <table:table-cell table:formula="of:=FREQUENCY([.B$14:.B$1013];[.B189])/1000" office:value-type="float" office:value="0.176">
            <text:p>0,176</text:p>
          </table:table-cell>
          <table:table-cell table:formula="of:=IF(AND([.F$5]&lt;[.B189];[.B189]&lt;=[.F$6]);([.A189]-[.F$5])/([.F$6]-[.F$5]);1)" office:value-type="float" office:value="0.608148159416667">
            <text:p>0,6081481594</text:p>
          </table:table-cell>
          <table:table-cell table:formula="of:=ABS([.D189]-[.C189])" office:value-type="float" office:value="0.432148159416667">
            <text:p>0,4321481594</text:p>
          </table:table-cell>
          <table:table-cell table:formula="of:=ABS([.D189]-[.C188])" office:value-type="float" office:value="0.433148159416667">
            <text:p>0,4331481594</text:p>
          </table:table-cell>
        </table:table-row>
        <table:table-row table:style-name="ro1">
          <table:table-cell office:value-type="float" office:value="6.63746397534">
            <text:p>6,6374639753</text:p>
          </table:table-cell>
          <table:table-cell office:value-type="float" office:value="4.16917242428">
            <text:p>4,1691724243</text:p>
          </table:table-cell>
          <table:table-cell table:formula="of:=FREQUENCY([.B$14:.B$1013];[.B190])/1000" office:value-type="float" office:value="0.177">
            <text:p>0,177</text:p>
          </table:table-cell>
          <table:table-cell table:formula="of:=IF(AND([.F$5]&lt;[.B190];[.B190]&lt;=[.F$6]);([.A190]-[.F$5])/([.F$6]-[.F$5]);1)" office:value-type="float" office:value="0.60624399589">
            <text:p>0,6062439959</text:p>
          </table:table-cell>
          <table:table-cell table:formula="of:=ABS([.D190]-[.C190])" office:value-type="float" office:value="0.42924399589">
            <text:p>0,4292439959</text:p>
          </table:table-cell>
          <table:table-cell table:formula="of:=ABS([.D190]-[.C189])" office:value-type="float" office:value="0.43024399589">
            <text:p>0,4302439959</text:p>
          </table:table-cell>
        </table:table-row>
        <table:table-row table:style-name="ro1">
          <table:table-cell office:value-type="float" office:value="6.2650125187">
            <text:p>6,2650125187</text:p>
          </table:table-cell>
          <table:table-cell office:value-type="float" office:value="4.17157143912">
            <text:p>4,1715714391</text:p>
          </table:table-cell>
          <table:table-cell table:formula="of:=FREQUENCY([.B$14:.B$1013];[.B191])/1000" office:value-type="float" office:value="0.178">
            <text:p>0,178</text:p>
          </table:table-cell>
          <table:table-cell table:formula="of:=IF(AND([.F$5]&lt;[.B191];[.B191]&lt;=[.F$6]);([.A191]-[.F$5])/([.F$6]-[.F$5]);1)" office:value-type="float" office:value="0.544168753116667">
            <text:p>0,5441687531</text:p>
          </table:table-cell>
          <table:table-cell table:formula="of:=ABS([.D191]-[.C191])" office:value-type="float" office:value="0.366168753116667">
            <text:p>0,3661687531</text:p>
          </table:table-cell>
          <table:table-cell table:formula="of:=ABS([.D191]-[.C190])" office:value-type="float" office:value="0.367168753116667">
            <text:p>0,3671687531</text:p>
          </table:table-cell>
        </table:table-row>
        <table:table-row table:style-name="ro1">
          <table:table-cell office:value-type="float" office:value="6.40288845481">
            <text:p>6,4028884548</text:p>
          </table:table-cell>
          <table:table-cell office:value-type="float" office:value="4.17387189527">
            <text:p>4,1738718953</text:p>
          </table:table-cell>
          <table:table-cell table:formula="of:=FREQUENCY([.B$14:.B$1013];[.B192])/1000" office:value-type="float" office:value="0.179">
            <text:p>0,179</text:p>
          </table:table-cell>
          <table:table-cell table:formula="of:=IF(AND([.F$5]&lt;[.B192];[.B192]&lt;=[.F$6]);([.A192]-[.F$5])/([.F$6]-[.F$5]);1)" office:value-type="float" office:value="0.567148075801667">
            <text:p>0,5671480758</text:p>
          </table:table-cell>
          <table:table-cell table:formula="of:=ABS([.D192]-[.C192])" office:value-type="float" office:value="0.388148075801667">
            <text:p>0,3881480758</text:p>
          </table:table-cell>
          <table:table-cell table:formula="of:=ABS([.D192]-[.C191])" office:value-type="float" office:value="0.389148075801667">
            <text:p>0,3891480758</text:p>
          </table:table-cell>
        </table:table-row>
        <table:table-row table:style-name="ro1">
          <table:table-cell office:value-type="float" office:value="7.20514780855">
            <text:p>7,2051478086</text:p>
          </table:table-cell>
          <table:table-cell office:value-type="float" office:value="4.17454168965">
            <text:p>4,1745416897</text:p>
          </table:table-cell>
          <table:table-cell table:formula="of:=FREQUENCY([.B$14:.B$1013];[.B193])/1000" office:value-type="float" office:value="0.18">
            <text:p>0,18</text:p>
          </table:table-cell>
          <table:table-cell table:formula="of:=IF(AND([.F$5]&lt;[.B193];[.B193]&lt;=[.F$6]);([.A193]-[.F$5])/([.F$6]-[.F$5]);1)" office:value-type="float" office:value="0.700857968091667">
            <text:p>0,7008579681</text:p>
          </table:table-cell>
          <table:table-cell table:formula="of:=ABS([.D193]-[.C193])" office:value-type="float" office:value="0.520857968091667">
            <text:p>0,5208579681</text:p>
          </table:table-cell>
          <table:table-cell table:formula="of:=ABS([.D193]-[.C192])" office:value-type="float" office:value="0.521857968091667">
            <text:p>0,5218579681</text:p>
          </table:table-cell>
        </table:table-row>
        <table:table-row table:style-name="ro1">
          <table:table-cell office:value-type="float" office:value="6.35396758369">
            <text:p>6,3539675837</text:p>
          </table:table-cell>
          <table:table-cell office:value-type="float" office:value="4.17492058843">
            <text:p>4,1749205884</text:p>
          </table:table-cell>
          <table:table-cell table:formula="of:=FREQUENCY([.B$14:.B$1013];[.B194])/1000" office:value-type="float" office:value="0.181">
            <text:p>0,181</text:p>
          </table:table-cell>
          <table:table-cell table:formula="of:=IF(AND([.F$5]&lt;[.B194];[.B194]&lt;=[.F$6]);([.A194]-[.F$5])/([.F$6]-[.F$5]);1)" office:value-type="float" office:value="0.558994597281667">
            <text:p>0,5589945973</text:p>
          </table:table-cell>
          <table:table-cell table:formula="of:=ABS([.D194]-[.C194])" office:value-type="float" office:value="0.377994597281667">
            <text:p>0,3779945973</text:p>
          </table:table-cell>
          <table:table-cell table:formula="of:=ABS([.D194]-[.C193])" office:value-type="float" office:value="0.378994597281667">
            <text:p>0,3789945973</text:p>
          </table:table-cell>
        </table:table-row>
        <table:table-row table:style-name="ro1">
          <table:table-cell office:value-type="float" office:value="5.54105608937">
            <text:p>5,5410560894</text:p>
          </table:table-cell>
          <table:table-cell office:value-type="float" office:value="4.17765386967">
            <text:p>4,1776538697</text:p>
          </table:table-cell>
          <table:table-cell table:formula="of:=FREQUENCY([.B$14:.B$1013];[.B195])/1000" office:value-type="float" office:value="0.182">
            <text:p>0,182</text:p>
          </table:table-cell>
          <table:table-cell table:formula="of:=IF(AND([.F$5]&lt;[.B195];[.B195]&lt;=[.F$6]);([.A195]-[.F$5])/([.F$6]-[.F$5]);1)" office:value-type="float" office:value="0.423509348228333">
            <text:p>0,4235093482</text:p>
          </table:table-cell>
          <table:table-cell table:formula="of:=ABS([.D195]-[.C195])" office:value-type="float" office:value="0.241509348228333">
            <text:p>0,2415093482</text:p>
          </table:table-cell>
          <table:table-cell table:formula="of:=ABS([.D195]-[.C194])" office:value-type="float" office:value="0.242509348228333">
            <text:p>0,2425093482</text:p>
          </table:table-cell>
        </table:table-row>
        <table:table-row table:style-name="ro1">
          <table:table-cell office:value-type="float" office:value="3.4289817923">
            <text:p>3,4289817923</text:p>
          </table:table-cell>
          <table:table-cell office:value-type="float" office:value="4.17796920109">
            <text:p>4,1779692011</text:p>
          </table:table-cell>
          <table:table-cell table:formula="of:=FREQUENCY([.B$14:.B$1013];[.B196])/1000" office:value-type="float" office:value="0.183">
            <text:p>0,183</text:p>
          </table:table-cell>
          <table:table-cell table:formula="of:=IF(AND([.F$5]&lt;[.B196];[.B196]&lt;=[.F$6]);([.A196]-[.F$5])/([.F$6]-[.F$5]);1)" office:value-type="float" office:value="0.0714969653833334">
            <text:p>0,0714969654</text:p>
          </table:table-cell>
          <table:table-cell table:formula="of:=ABS([.D196]-[.C196])" office:value-type="float" office:value="0.111503034616667">
            <text:p>0,1115030346</text:p>
          </table:table-cell>
          <table:table-cell table:formula="of:=ABS([.D196]-[.C195])" office:value-type="float" office:value="0.110503034616667">
            <text:p>0,1105030346</text:p>
          </table:table-cell>
        </table:table-row>
        <table:table-row table:style-name="ro1">
          <table:table-cell office:value-type="float" office:value="7.20591375088">
            <text:p>7,2059137509</text:p>
          </table:table-cell>
          <table:table-cell office:value-type="float" office:value="4.18793077088">
            <text:p>4,1879307709</text:p>
          </table:table-cell>
          <table:table-cell table:formula="of:=FREQUENCY([.B$14:.B$1013];[.B197])/1000" office:value-type="float" office:value="0.184">
            <text:p>0,184</text:p>
          </table:table-cell>
          <table:table-cell table:formula="of:=IF(AND([.F$5]&lt;[.B197];[.B197]&lt;=[.F$6]);([.A197]-[.F$5])/([.F$6]-[.F$5]);1)" office:value-type="float" office:value="0.700985625146667">
            <text:p>0,7009856251</text:p>
          </table:table-cell>
          <table:table-cell table:formula="of:=ABS([.D197]-[.C197])" office:value-type="float" office:value="0.516985625146667">
            <text:p>0,5169856251</text:p>
          </table:table-cell>
          <table:table-cell table:formula="of:=ABS([.D197]-[.C196])" office:value-type="float" office:value="0.517985625146667">
            <text:p>0,5179856251</text:p>
          </table:table-cell>
        </table:table-row>
        <table:table-row table:style-name="ro1">
          <table:table-cell office:value-type="float" office:value="7.58553657745">
            <text:p>7,5855365775</text:p>
          </table:table-cell>
          <table:table-cell office:value-type="float" office:value="4.19406804976">
            <text:p>4,1940680498</text:p>
          </table:table-cell>
          <table:table-cell table:formula="of:=FREQUENCY([.B$14:.B$1013];[.B198])/1000" office:value-type="float" office:value="0.185">
            <text:p>0,185</text:p>
          </table:table-cell>
          <table:table-cell table:formula="of:=IF(AND([.F$5]&lt;[.B198];[.B198]&lt;=[.F$6]);([.A198]-[.F$5])/([.F$6]-[.F$5]);1)" office:value-type="float" office:value="0.764256096241667">
            <text:p>0,7642560962</text:p>
          </table:table-cell>
          <table:table-cell table:formula="of:=ABS([.D198]-[.C198])" office:value-type="float" office:value="0.579256096241667">
            <text:p>0,5792560962</text:p>
          </table:table-cell>
          <table:table-cell table:formula="of:=ABS([.D198]-[.C197])" office:value-type="float" office:value="0.580256096241667">
            <text:p>0,5802560962</text:p>
          </table:table-cell>
        </table:table-row>
        <table:table-row table:style-name="ro1">
          <table:table-cell office:value-type="float" office:value="3.91801333422">
            <text:p>3,9180133342</text:p>
          </table:table-cell>
          <table:table-cell office:value-type="float" office:value="4.20246000039">
            <text:p>4,2024600004</text:p>
          </table:table-cell>
          <table:table-cell table:formula="of:=FREQUENCY([.B$14:.B$1013];[.B199])/1000" office:value-type="float" office:value="0.186">
            <text:p>0,186</text:p>
          </table:table-cell>
          <table:table-cell table:formula="of:=IF(AND([.F$5]&lt;[.B199];[.B199]&lt;=[.F$6]);([.A199]-[.F$5])/([.F$6]-[.F$5]);1)" office:value-type="float" office:value="0.15300222237">
            <text:p>0,1530022224</text:p>
          </table:table-cell>
          <table:table-cell table:formula="of:=ABS([.D199]-[.C199])" office:value-type="float" office:value="0.03299777763">
            <text:p>0,0329977776</text:p>
          </table:table-cell>
          <table:table-cell table:formula="of:=ABS([.D199]-[.C198])" office:value-type="float" office:value="0.03199777763">
            <text:p>0,0319977776</text:p>
          </table:table-cell>
        </table:table-row>
        <table:table-row table:style-name="ro1">
          <table:table-cell office:value-type="float" office:value="6.08432439529">
            <text:p>6,0843243953</text:p>
          </table:table-cell>
          <table:table-cell office:value-type="float" office:value="4.20576258717">
            <text:p>4,2057625872</text:p>
          </table:table-cell>
          <table:table-cell table:formula="of:=FREQUENCY([.B$14:.B$1013];[.B200])/1000" office:value-type="float" office:value="0.187">
            <text:p>0,187</text:p>
          </table:table-cell>
          <table:table-cell table:formula="of:=IF(AND([.F$5]&lt;[.B200];[.B200]&lt;=[.F$6]);([.A200]-[.F$5])/([.F$6]-[.F$5]);1)" office:value-type="float" office:value="0.514054065881667">
            <text:p>0,5140540659</text:p>
          </table:table-cell>
          <table:table-cell table:formula="of:=ABS([.D200]-[.C200])" office:value-type="float" office:value="0.327054065881667">
            <text:p>0,3270540659</text:p>
          </table:table-cell>
          <table:table-cell table:formula="of:=ABS([.D200]-[.C199])" office:value-type="float" office:value="0.328054065881667">
            <text:p>0,3280540659</text:p>
          </table:table-cell>
        </table:table-row>
        <table:table-row table:style-name="ro1">
          <table:table-cell office:value-type="float" office:value="7.67186211861">
            <text:p>7,6718621186</text:p>
          </table:table-cell>
          <table:table-cell office:value-type="float" office:value="4.20615109092">
            <text:p>4,2061510909</text:p>
          </table:table-cell>
          <table:table-cell table:formula="of:=FREQUENCY([.B$14:.B$1013];[.B201])/1000" office:value-type="float" office:value="0.188">
            <text:p>0,188</text:p>
          </table:table-cell>
          <table:table-cell table:formula="of:=IF(AND([.F$5]&lt;[.B201];[.B201]&lt;=[.F$6]);([.A201]-[.F$5])/([.F$6]-[.F$5]);1)" office:value-type="float" office:value="0.778643686435">
            <text:p>0,7786436864</text:p>
          </table:table-cell>
          <table:table-cell table:formula="of:=ABS([.D201]-[.C201])" office:value-type="float" office:value="0.590643686435">
            <text:p>0,5906436864</text:p>
          </table:table-cell>
          <table:table-cell table:formula="of:=ABS([.D201]-[.C200])" office:value-type="float" office:value="0.591643686435">
            <text:p>0,5916436864</text:p>
          </table:table-cell>
        </table:table-row>
        <table:table-row table:style-name="ro1">
          <table:table-cell office:value-type="float" office:value="4.32225909463">
            <text:p>4,3222590946</text:p>
          </table:table-cell>
          <table:table-cell office:value-type="float" office:value="4.20736366892">
            <text:p>4,2073636689</text:p>
          </table:table-cell>
          <table:table-cell table:formula="of:=FREQUENCY([.B$14:.B$1013];[.B202])/1000" office:value-type="float" office:value="0.189">
            <text:p>0,189</text:p>
          </table:table-cell>
          <table:table-cell table:formula="of:=IF(AND([.F$5]&lt;[.B202];[.B202]&lt;=[.F$6]);([.A202]-[.F$5])/([.F$6]-[.F$5]);1)" office:value-type="float" office:value="0.220376515771667">
            <text:p>0,2203765158</text:p>
          </table:table-cell>
          <table:table-cell table:formula="of:=ABS([.D202]-[.C202])" office:value-type="float" office:value="0.0313765157716666">
            <text:p>0,0313765158</text:p>
          </table:table-cell>
          <table:table-cell table:formula="of:=ABS([.D202]-[.C201])" office:value-type="float" office:value="0.0323765157716666">
            <text:p>0,0323765158</text:p>
          </table:table-cell>
        </table:table-row>
        <table:table-row table:style-name="ro1">
          <table:table-cell office:value-type="float" office:value="8.62364443426">
            <text:p>8,6236444343</text:p>
          </table:table-cell>
          <table:table-cell office:value-type="float" office:value="4.21034388628">
            <text:p>4,2103438863</text:p>
          </table:table-cell>
          <table:table-cell table:formula="of:=FREQUENCY([.B$14:.B$1013];[.B203])/1000" office:value-type="float" office:value="0.19">
            <text:p>0,19</text:p>
          </table:table-cell>
          <table:table-cell table:formula="of:=IF(AND([.F$5]&lt;[.B203];[.B203]&lt;=[.F$6]);([.A203]-[.F$5])/([.F$6]-[.F$5]);1)" office:value-type="float" office:value="0.937274072376667">
            <text:p>0,9372740724</text:p>
          </table:table-cell>
          <table:table-cell table:formula="of:=ABS([.D203]-[.C203])" office:value-type="float" office:value="0.747274072376666">
            <text:p>0,7472740724</text:p>
          </table:table-cell>
          <table:table-cell table:formula="of:=ABS([.D203]-[.C202])" office:value-type="float" office:value="0.748274072376667">
            <text:p>0,7482740724</text:p>
          </table:table-cell>
        </table:table-row>
        <table:table-row table:style-name="ro1">
          <table:table-cell office:value-type="float" office:value="7.48866633954">
            <text:p>7,4886663395</text:p>
          </table:table-cell>
          <table:table-cell office:value-type="float" office:value="4.21092620653">
            <text:p>4,2109262065</text:p>
          </table:table-cell>
          <table:table-cell table:formula="of:=FREQUENCY([.B$14:.B$1013];[.B204])/1000" office:value-type="float" office:value="0.191">
            <text:p>0,191</text:p>
          </table:table-cell>
          <table:table-cell table:formula="of:=IF(AND([.F$5]&lt;[.B204];[.B204]&lt;=[.F$6]);([.A204]-[.F$5])/([.F$6]-[.F$5]);1)" office:value-type="float" office:value="0.74811105659">
            <text:p>0,7481110566</text:p>
          </table:table-cell>
          <table:table-cell table:formula="of:=ABS([.D204]-[.C204])" office:value-type="float" office:value="0.55711105659">
            <text:p>0,5571110566</text:p>
          </table:table-cell>
          <table:table-cell table:formula="of:=ABS([.D204]-[.C203])" office:value-type="float" office:value="0.55811105659">
            <text:p>0,5581110566</text:p>
          </table:table-cell>
        </table:table-row>
        <table:table-row table:style-name="ro1">
          <table:table-cell office:value-type="float" office:value="6.9818309273">
            <text:p>6,9818309273</text:p>
          </table:table-cell>
          <table:table-cell office:value-type="float" office:value="4.21511889713">
            <text:p>4,2151188971</text:p>
          </table:table-cell>
          <table:table-cell table:formula="of:=FREQUENCY([.B$14:.B$1013];[.B205])/1000" office:value-type="float" office:value="0.192">
            <text:p>0,192</text:p>
          </table:table-cell>
          <table:table-cell table:formula="of:=IF(AND([.F$5]&lt;[.B205];[.B205]&lt;=[.F$6]);([.A205]-[.F$5])/([.F$6]-[.F$5]);1)" office:value-type="float" office:value="0.663638487883333">
            <text:p>0,6636384879</text:p>
          </table:table-cell>
          <table:table-cell table:formula="of:=ABS([.D205]-[.C205])" office:value-type="float" office:value="0.471638487883333">
            <text:p>0,4716384879</text:p>
          </table:table-cell>
          <table:table-cell table:formula="of:=ABS([.D205]-[.C204])" office:value-type="float" office:value="0.472638487883333">
            <text:p>0,4726384879</text:p>
          </table:table-cell>
        </table:table-row>
        <table:table-row table:style-name="ro1">
          <table:table-cell office:value-type="float" office:value="8.41545129633">
            <text:p>8,4154512963</text:p>
          </table:table-cell>
          <table:table-cell office:value-type="float" office:value="4.22570700125">
            <text:p>4,2257070013</text:p>
          </table:table-cell>
          <table:table-cell table:formula="of:=FREQUENCY([.B$14:.B$1013];[.B206])/1000" office:value-type="float" office:value="0.193">
            <text:p>0,193</text:p>
          </table:table-cell>
          <table:table-cell table:formula="of:=IF(AND([.F$5]&lt;[.B206];[.B206]&lt;=[.F$6]);([.A206]-[.F$5])/([.F$6]-[.F$5]);1)" office:value-type="float" office:value="0.902575216055">
            <text:p>0,9025752161</text:p>
          </table:table-cell>
          <table:table-cell table:formula="of:=ABS([.D206]-[.C206])" office:value-type="float" office:value="0.709575216055">
            <text:p>0,7095752161</text:p>
          </table:table-cell>
          <table:table-cell table:formula="of:=ABS([.D206]-[.C205])" office:value-type="float" office:value="0.710575216055">
            <text:p>0,7105752161</text:p>
          </table:table-cell>
        </table:table-row>
        <table:table-row table:style-name="ro1">
          <table:table-cell office:value-type="float" office:value="3.47477799208">
            <text:p>3,4747779921</text:p>
          </table:table-cell>
          <table:table-cell office:value-type="float" office:value="4.23187296997">
            <text:p>4,23187297</text:p>
          </table:table-cell>
          <table:table-cell table:formula="of:=FREQUENCY([.B$14:.B$1013];[.B207])/1000" office:value-type="float" office:value="0.194">
            <text:p>0,194</text:p>
          </table:table-cell>
          <table:table-cell table:formula="of:=IF(AND([.F$5]&lt;[.B207];[.B207]&lt;=[.F$6]);([.A207]-[.F$5])/([.F$6]-[.F$5]);1)" office:value-type="float" office:value="0.0791296653466667">
            <text:p>0,0791296653</text:p>
          </table:table-cell>
          <table:table-cell table:formula="of:=ABS([.D207]-[.C207])" office:value-type="float" office:value="0.114870334653333">
            <text:p>0,1148703347</text:p>
          </table:table-cell>
          <table:table-cell table:formula="of:=ABS([.D207]-[.C206])" office:value-type="float" office:value="0.113870334653333">
            <text:p>0,1138703347</text:p>
          </table:table-cell>
        </table:table-row>
        <table:table-row table:style-name="ro1">
          <table:table-cell office:value-type="float" office:value="4.01505227517">
            <text:p>4,0150522752</text:p>
          </table:table-cell>
          <table:table-cell office:value-type="float" office:value="4.24086883747">
            <text:p>4,2408688375</text:p>
          </table:table-cell>
          <table:table-cell table:formula="of:=FREQUENCY([.B$14:.B$1013];[.B208])/1000" office:value-type="float" office:value="0.195">
            <text:p>0,195</text:p>
          </table:table-cell>
          <table:table-cell table:formula="of:=IF(AND([.F$5]&lt;[.B208];[.B208]&lt;=[.F$6]);([.A208]-[.F$5])/([.F$6]-[.F$5]);1)" office:value-type="float" office:value="0.169175379195">
            <text:p>0,1691753792</text:p>
          </table:table-cell>
          <table:table-cell table:formula="of:=ABS([.D208]-[.C208])" office:value-type="float" office:value="0.0258246208049999">
            <text:p>0,0258246208</text:p>
          </table:table-cell>
          <table:table-cell table:formula="of:=ABS([.D208]-[.C207])" office:value-type="float" office:value="0.0248246208049999">
            <text:p>0,0248246208</text:p>
          </table:table-cell>
        </table:table-row>
        <table:table-row table:style-name="ro1">
          <table:table-cell office:value-type="float" office:value="4.97608936875">
            <text:p>4,9760893688</text:p>
          </table:table-cell>
          <table:table-cell office:value-type="float" office:value="4.24098675037">
            <text:p>4,2409867504</text:p>
          </table:table-cell>
          <table:table-cell table:formula="of:=FREQUENCY([.B$14:.B$1013];[.B209])/1000" office:value-type="float" office:value="0.196">
            <text:p>0,196</text:p>
          </table:table-cell>
          <table:table-cell table:formula="of:=IF(AND([.F$5]&lt;[.B209];[.B209]&lt;=[.F$6]);([.A209]-[.F$5])/([.F$6]-[.F$5]);1)" office:value-type="float" office:value="0.329348228125">
            <text:p>0,3293482281</text:p>
          </table:table-cell>
          <table:table-cell table:formula="of:=ABS([.D209]-[.C209])" office:value-type="float" office:value="0.133348228125">
            <text:p>0,1333482281</text:p>
          </table:table-cell>
          <table:table-cell table:formula="of:=ABS([.D209]-[.C208])" office:value-type="float" office:value="0.134348228125">
            <text:p>0,1343482281</text:p>
          </table:table-cell>
        </table:table-row>
        <table:table-row table:style-name="ro1">
          <table:table-cell office:value-type="float" office:value="7.72461057278">
            <text:p>7,7246105728</text:p>
          </table:table-cell>
          <table:table-cell office:value-type="float" office:value="4.24824777898">
            <text:p>4,248247779</text:p>
          </table:table-cell>
          <table:table-cell table:formula="of:=FREQUENCY([.B$14:.B$1013];[.B210])/1000" office:value-type="float" office:value="0.197">
            <text:p>0,197</text:p>
          </table:table-cell>
          <table:table-cell table:formula="of:=IF(AND([.F$5]&lt;[.B210];[.B210]&lt;=[.F$6]);([.A210]-[.F$5])/([.F$6]-[.F$5]);1)" office:value-type="float" office:value="0.787435095463333">
            <text:p>0,7874350955</text:p>
          </table:table-cell>
          <table:table-cell table:formula="of:=ABS([.D210]-[.C210])" office:value-type="float" office:value="0.590435095463333">
            <text:p>0,5904350955</text:p>
          </table:table-cell>
          <table:table-cell table:formula="of:=ABS([.D210]-[.C209])" office:value-type="float" office:value="0.591435095463333">
            <text:p>0,5914350955</text:p>
          </table:table-cell>
        </table:table-row>
        <table:table-row table:style-name="ro1">
          <table:table-cell office:value-type="float" office:value="5.91230665051">
            <text:p>5,9123066505</text:p>
          </table:table-cell>
          <table:table-cell office:value-type="float" office:value="4.26403043147">
            <text:p>4,2640304315</text:p>
          </table:table-cell>
          <table:table-cell table:formula="of:=FREQUENCY([.B$14:.B$1013];[.B211])/1000" office:value-type="float" office:value="0.198">
            <text:p>0,198</text:p>
          </table:table-cell>
          <table:table-cell table:formula="of:=IF(AND([.F$5]&lt;[.B211];[.B211]&lt;=[.F$6]);([.A211]-[.F$5])/([.F$6]-[.F$5]);1)" office:value-type="float" office:value="0.485384441751667">
            <text:p>0,4853844418</text:p>
          </table:table-cell>
          <table:table-cell table:formula="of:=ABS([.D211]-[.C211])" office:value-type="float" office:value="0.287384441751667">
            <text:p>0,2873844418</text:p>
          </table:table-cell>
          <table:table-cell table:formula="of:=ABS([.D211]-[.C210])" office:value-type="float" office:value="0.288384441751667">
            <text:p>0,2883844418</text:p>
          </table:table-cell>
        </table:table-row>
        <table:table-row table:style-name="ro1">
          <table:table-cell office:value-type="float" office:value="6.5608799314">
            <text:p>6,5608799314</text:p>
          </table:table-cell>
          <table:table-cell office:value-type="float" office:value="4.28483756214">
            <text:p>4,2848375621</text:p>
          </table:table-cell>
          <table:table-cell table:formula="of:=FREQUENCY([.B$14:.B$1013];[.B212])/1000" office:value-type="float" office:value="0.199">
            <text:p>0,199</text:p>
          </table:table-cell>
          <table:table-cell table:formula="of:=IF(AND([.F$5]&lt;[.B212];[.B212]&lt;=[.F$6]);([.A212]-[.F$5])/([.F$6]-[.F$5]);1)" office:value-type="float" office:value="0.593479988566667">
            <text:p>0,5934799886</text:p>
          </table:table-cell>
          <table:table-cell table:formula="of:=ABS([.D212]-[.C212])" office:value-type="float" office:value="0.394479988566667">
            <text:p>0,3944799886</text:p>
          </table:table-cell>
          <table:table-cell table:formula="of:=ABS([.D212]-[.C211])" office:value-type="float" office:value="0.395479988566667">
            <text:p>0,3954799886</text:p>
          </table:table-cell>
        </table:table-row>
        <table:table-row table:style-name="ro1">
          <table:table-cell office:value-type="float" office:value="8.73654008228">
            <text:p>8,7365400823</text:p>
          </table:table-cell>
          <table:table-cell office:value-type="float" office:value="4.28999213845">
            <text:p>4,2899921385</text:p>
          </table:table-cell>
          <table:table-cell table:formula="of:=FREQUENCY([.B$14:.B$1013];[.B213])/1000" office:value-type="float" office:value="0.2">
            <text:p>0,2</text:p>
          </table:table-cell>
          <table:table-cell table:formula="of:=IF(AND([.F$5]&lt;[.B213];[.B213]&lt;=[.F$6]);([.A213]-[.F$5])/([.F$6]-[.F$5]);1)" office:value-type="float" office:value="0.956090013713333">
            <text:p>0,9560900137</text:p>
          </table:table-cell>
          <table:table-cell table:formula="of:=ABS([.D213]-[.C213])" office:value-type="float" office:value="0.756090013713333">
            <text:p>0,7560900137</text:p>
          </table:table-cell>
          <table:table-cell table:formula="of:=ABS([.D213]-[.C212])" office:value-type="float" office:value="0.757090013713333">
            <text:p>0,7570900137</text:p>
          </table:table-cell>
        </table:table-row>
        <table:table-row table:style-name="ro1">
          <table:table-cell office:value-type="float" office:value="5.11479047081">
            <text:p>5,1147904708</text:p>
          </table:table-cell>
          <table:table-cell office:value-type="float" office:value="4.30591457106">
            <text:p>4,3059145711</text:p>
          </table:table-cell>
          <table:table-cell table:formula="of:=FREQUENCY([.B$14:.B$1013];[.B214])/1000" office:value-type="float" office:value="0.201">
            <text:p>0,201</text:p>
          </table:table-cell>
          <table:table-cell table:formula="of:=IF(AND([.F$5]&lt;[.B214];[.B214]&lt;=[.F$6]);([.A214]-[.F$5])/([.F$6]-[.F$5]);1)" office:value-type="float" office:value="0.352465078468333">
            <text:p>0,3524650785</text:p>
          </table:table-cell>
          <table:table-cell table:formula="of:=ABS([.D214]-[.C214])" office:value-type="float" office:value="0.151465078468333">
            <text:p>0,1514650785</text:p>
          </table:table-cell>
          <table:table-cell table:formula="of:=ABS([.D214]-[.C213])" office:value-type="float" office:value="0.152465078468333">
            <text:p>0,1524650785</text:p>
          </table:table-cell>
        </table:table-row>
        <table:table-row table:style-name="ro1">
          <table:table-cell office:value-type="float" office:value="5.45353071992">
            <text:p>5,4535307199</text:p>
          </table:table-cell>
          <table:table-cell office:value-type="float" office:value="4.3146349403">
            <text:p>4,3146349403</text:p>
          </table:table-cell>
          <table:table-cell table:formula="of:=FREQUENCY([.B$14:.B$1013];[.B215])/1000" office:value-type="float" office:value="0.202">
            <text:p>0,202</text:p>
          </table:table-cell>
          <table:table-cell table:formula="of:=IF(AND([.F$5]&lt;[.B215];[.B215]&lt;=[.F$6]);([.A215]-[.F$5])/([.F$6]-[.F$5]);1)" office:value-type="float" office:value="0.408921786653333">
            <text:p>0,4089217867</text:p>
          </table:table-cell>
          <table:table-cell table:formula="of:=ABS([.D215]-[.C215])" office:value-type="float" office:value="0.206921786653333">
            <text:p>0,2069217867</text:p>
          </table:table-cell>
          <table:table-cell table:formula="of:=ABS([.D215]-[.C214])" office:value-type="float" office:value="0.207921786653333">
            <text:p>0,2079217867</text:p>
          </table:table-cell>
        </table:table-row>
        <table:table-row table:style-name="ro1">
          <table:table-cell office:value-type="float" office:value="8.40915020993">
            <text:p>8,4091502099</text:p>
          </table:table-cell>
          <table:table-cell office:value-type="float" office:value="4.31534778371">
            <text:p>4,3153477837</text:p>
          </table:table-cell>
          <table:table-cell table:formula="of:=FREQUENCY([.B$14:.B$1013];[.B216])/1000" office:value-type="float" office:value="0.203">
            <text:p>0,203</text:p>
          </table:table-cell>
          <table:table-cell table:formula="of:=IF(AND([.F$5]&lt;[.B216];[.B216]&lt;=[.F$6]);([.A216]-[.F$5])/([.F$6]-[.F$5]);1)" office:value-type="float" office:value="0.901525034988334">
            <text:p>0,901525035</text:p>
          </table:table-cell>
          <table:table-cell table:formula="of:=ABS([.D216]-[.C216])" office:value-type="float" office:value="0.698525034988333">
            <text:p>0,698525035</text:p>
          </table:table-cell>
          <table:table-cell table:formula="of:=ABS([.D216]-[.C215])" office:value-type="float" office:value="0.699525034988334">
            <text:p>0,699525035</text:p>
          </table:table-cell>
        </table:table-row>
        <table:table-row table:style-name="ro1">
          <table:table-cell office:value-type="float" office:value="7.34464652461">
            <text:p>7,3446465246</text:p>
          </table:table-cell>
          <table:table-cell office:value-type="float" office:value="4.31960015985">
            <text:p>4,3196001599</text:p>
          </table:table-cell>
          <table:table-cell table:formula="of:=FREQUENCY([.B$14:.B$1013];[.B217])/1000" office:value-type="float" office:value="0.204">
            <text:p>0,204</text:p>
          </table:table-cell>
          <table:table-cell table:formula="of:=IF(AND([.F$5]&lt;[.B217];[.B217]&lt;=[.F$6]);([.A217]-[.F$5])/([.F$6]-[.F$5]);1)" office:value-type="float" office:value="0.724107754101667">
            <text:p>0,7241077541</text:p>
          </table:table-cell>
          <table:table-cell table:formula="of:=ABS([.D217]-[.C217])" office:value-type="float" office:value="0.520107754101667">
            <text:p>0,5201077541</text:p>
          </table:table-cell>
          <table:table-cell table:formula="of:=ABS([.D217]-[.C216])" office:value-type="float" office:value="0.521107754101667">
            <text:p>0,5211077541</text:p>
          </table:table-cell>
        </table:table-row>
        <table:table-row table:style-name="ro1">
          <table:table-cell office:value-type="float" office:value="6.9802071364">
            <text:p>6,9802071364</text:p>
          </table:table-cell>
          <table:table-cell office:value-type="float" office:value="4.32028918783">
            <text:p>4,3202891878</text:p>
          </table:table-cell>
          <table:table-cell table:formula="of:=FREQUENCY([.B$14:.B$1013];[.B218])/1000" office:value-type="float" office:value="0.205">
            <text:p>0,205</text:p>
          </table:table-cell>
          <table:table-cell table:formula="of:=IF(AND([.F$5]&lt;[.B218];[.B218]&lt;=[.F$6]);([.A218]-[.F$5])/([.F$6]-[.F$5]);1)" office:value-type="float" office:value="0.663367856066667">
            <text:p>0,6633678561</text:p>
          </table:table-cell>
          <table:table-cell table:formula="of:=ABS([.D218]-[.C218])" office:value-type="float" office:value="0.458367856066667">
            <text:p>0,4583678561</text:p>
          </table:table-cell>
          <table:table-cell table:formula="of:=ABS([.D218]-[.C217])" office:value-type="float" office:value="0.459367856066667">
            <text:p>0,4593678561</text:p>
          </table:table-cell>
        </table:table-row>
        <table:table-row table:style-name="ro1">
          <table:table-cell office:value-type="float" office:value="3.15882987489">
            <text:p>3,1588298749</text:p>
          </table:table-cell>
          <table:table-cell office:value-type="float" office:value="4.32225909463">
            <text:p>4,3222590946</text:p>
          </table:table-cell>
          <table:table-cell table:formula="of:=FREQUENCY([.B$14:.B$1013];[.B219])/1000" office:value-type="float" office:value="0.206">
            <text:p>0,206</text:p>
          </table:table-cell>
          <table:table-cell table:formula="of:=IF(AND([.F$5]&lt;[.B219];[.B219]&lt;=[.F$6]);([.A219]-[.F$5])/([.F$6]-[.F$5]);1)" office:value-type="float" office:value="0.026471645815">
            <text:p>0,0264716458</text:p>
          </table:table-cell>
          <table:table-cell table:formula="of:=ABS([.D219]-[.C219])" office:value-type="float" office:value="0.179528354185">
            <text:p>0,1795283542</text:p>
          </table:table-cell>
          <table:table-cell table:formula="of:=ABS([.D219]-[.C218])" office:value-type="float" office:value="0.178528354185">
            <text:p>0,1785283542</text:p>
          </table:table-cell>
        </table:table-row>
        <table:table-row table:style-name="ro1">
          <table:table-cell office:value-type="float" office:value="7.03993347519">
            <text:p>7,0399334752</text:p>
          </table:table-cell>
          <table:table-cell office:value-type="float" office:value="4.33134682326">
            <text:p>4,3313468233</text:p>
          </table:table-cell>
          <table:table-cell table:formula="of:=FREQUENCY([.B$14:.B$1013];[.B220])/1000" office:value-type="float" office:value="0.207">
            <text:p>0,207</text:p>
          </table:table-cell>
          <table:table-cell table:formula="of:=IF(AND([.F$5]&lt;[.B220];[.B220]&lt;=[.F$6]);([.A220]-[.F$5])/([.F$6]-[.F$5]);1)" office:value-type="float" office:value="0.673322245865">
            <text:p>0,6733222459</text:p>
          </table:table-cell>
          <table:table-cell table:formula="of:=ABS([.D220]-[.C220])" office:value-type="float" office:value="0.466322245865">
            <text:p>0,4663222459</text:p>
          </table:table-cell>
          <table:table-cell table:formula="of:=ABS([.D220]-[.C219])" office:value-type="float" office:value="0.467322245865">
            <text:p>0,4673222459</text:p>
          </table:table-cell>
        </table:table-row>
        <table:table-row table:style-name="ro1">
          <table:table-cell office:value-type="float" office:value="8.93600589761">
            <text:p>8,9360058976</text:p>
          </table:table-cell>
          <table:table-cell office:value-type="float" office:value="4.33607670731">
            <text:p>4,3360767073</text:p>
          </table:table-cell>
          <table:table-cell table:formula="of:=FREQUENCY([.B$14:.B$1013];[.B221])/1000" office:value-type="float" office:value="0.208">
            <text:p>0,208</text:p>
          </table:table-cell>
          <table:table-cell table:formula="of:=IF(AND([.F$5]&lt;[.B221];[.B221]&lt;=[.F$6]);([.A221]-[.F$5])/([.F$6]-[.F$5]);1)" office:value-type="float" office:value="0.989334316268333">
            <text:p>0,9893343163</text:p>
          </table:table-cell>
          <table:table-cell table:formula="of:=ABS([.D221]-[.C221])" office:value-type="float" office:value="0.781334316268333">
            <text:p>0,7813343163</text:p>
          </table:table-cell>
          <table:table-cell table:formula="of:=ABS([.D221]-[.C220])" office:value-type="float" office:value="0.782334316268333">
            <text:p>0,7823343163</text:p>
          </table:table-cell>
        </table:table-row>
        <table:table-row table:style-name="ro1">
          <table:table-cell office:value-type="float" office:value="4.87332443518">
            <text:p>4,8733244352</text:p>
          </table:table-cell>
          <table:table-cell office:value-type="float" office:value="4.34210154134">
            <text:p>4,3421015413</text:p>
          </table:table-cell>
          <table:table-cell table:formula="of:=FREQUENCY([.B$14:.B$1013];[.B222])/1000" office:value-type="float" office:value="0.209">
            <text:p>0,209</text:p>
          </table:table-cell>
          <table:table-cell table:formula="of:=IF(AND([.F$5]&lt;[.B222];[.B222]&lt;=[.F$6]);([.A222]-[.F$5])/([.F$6]-[.F$5]);1)" office:value-type="float" office:value="0.312220739196667">
            <text:p>0,3122207392</text:p>
          </table:table-cell>
          <table:table-cell table:formula="of:=ABS([.D222]-[.C222])" office:value-type="float" office:value="0.103220739196667">
            <text:p>0,1032207392</text:p>
          </table:table-cell>
          <table:table-cell table:formula="of:=ABS([.D222]-[.C221])" office:value-type="float" office:value="0.104220739196667">
            <text:p>0,1042207392</text:p>
          </table:table-cell>
        </table:table-row>
        <table:table-row table:style-name="ro1">
          <table:table-cell office:value-type="float" office:value="3.12349785349">
            <text:p>3,1234978535</text:p>
          </table:table-cell>
          <table:table-cell office:value-type="float" office:value="4.34874170248">
            <text:p>4,3487417025</text:p>
          </table:table-cell>
          <table:table-cell table:formula="of:=FREQUENCY([.B$14:.B$1013];[.B223])/1000" office:value-type="float" office:value="0.21">
            <text:p>0,21</text:p>
          </table:table-cell>
          <table:table-cell table:formula="of:=IF(AND([.F$5]&lt;[.B223];[.B223]&lt;=[.F$6]);([.A223]-[.F$5])/([.F$6]-[.F$5]);1)" office:value-type="float" office:value="0.0205829755816667">
            <text:p>0,0205829756</text:p>
          </table:table-cell>
          <table:table-cell table:formula="of:=ABS([.D223]-[.C223])" office:value-type="float" office:value="0.189417024418333">
            <text:p>0,1894170244</text:p>
          </table:table-cell>
          <table:table-cell table:formula="of:=ABS([.D223]-[.C222])" office:value-type="float" office:value="0.188417024418333">
            <text:p>0,1884170244</text:p>
          </table:table-cell>
        </table:table-row>
        <table:table-row table:style-name="ro1">
          <table:table-cell office:value-type="float" office:value="8.24476148337">
            <text:p>8,2447614834</text:p>
          </table:table-cell>
          <table:table-cell office:value-type="float" office:value="4.35165674515">
            <text:p>4,3516567452</text:p>
          </table:table-cell>
          <table:table-cell table:formula="of:=FREQUENCY([.B$14:.B$1013];[.B224])/1000" office:value-type="float" office:value="0.211">
            <text:p>0,211</text:p>
          </table:table-cell>
          <table:table-cell table:formula="of:=IF(AND([.F$5]&lt;[.B224];[.B224]&lt;=[.F$6]);([.A224]-[.F$5])/([.F$6]-[.F$5]);1)" office:value-type="float" office:value="0.874126913895">
            <text:p>0,8741269139</text:p>
          </table:table-cell>
          <table:table-cell table:formula="of:=ABS([.D224]-[.C224])" office:value-type="float" office:value="0.663126913895">
            <text:p>0,6631269139</text:p>
          </table:table-cell>
          <table:table-cell table:formula="of:=ABS([.D224]-[.C223])" office:value-type="float" office:value="0.664126913895">
            <text:p>0,6641269139</text:p>
          </table:table-cell>
        </table:table-row>
        <table:table-row table:style-name="ro1">
          <table:table-cell office:value-type="float" office:value="3.24993142632">
            <text:p>3,2499314263</text:p>
          </table:table-cell>
          <table:table-cell office:value-type="float" office:value="4.35540743485">
            <text:p>4,3554074349</text:p>
          </table:table-cell>
          <table:table-cell table:formula="of:=FREQUENCY([.B$14:.B$1013];[.B225])/1000" office:value-type="float" office:value="0.212">
            <text:p>0,212</text:p>
          </table:table-cell>
          <table:table-cell table:formula="of:=IF(AND([.F$5]&lt;[.B225];[.B225]&lt;=[.F$6]);([.A225]-[.F$5])/([.F$6]-[.F$5]);1)" office:value-type="float" office:value="0.04165523772">
            <text:p>0,0416552377</text:p>
          </table:table-cell>
          <table:table-cell table:formula="of:=ABS([.D225]-[.C225])" office:value-type="float" office:value="0.17034476228">
            <text:p>0,1703447623</text:p>
          </table:table-cell>
          <table:table-cell table:formula="of:=ABS([.D225]-[.C224])" office:value-type="float" office:value="0.16934476228">
            <text:p>0,1693447623</text:p>
          </table:table-cell>
        </table:table-row>
        <table:table-row table:style-name="ro1">
          <table:table-cell office:value-type="float" office:value="6.64690292728">
            <text:p>6,6469029273</text:p>
          </table:table-cell>
          <table:table-cell office:value-type="float" office:value="4.36308152197">
            <text:p>4,363081522</text:p>
          </table:table-cell>
          <table:table-cell table:formula="of:=FREQUENCY([.B$14:.B$1013];[.B226])/1000" office:value-type="float" office:value="0.213">
            <text:p>0,213</text:p>
          </table:table-cell>
          <table:table-cell table:formula="of:=IF(AND([.F$5]&lt;[.B226];[.B226]&lt;=[.F$6]);([.A226]-[.F$5])/([.F$6]-[.F$5]);1)" office:value-type="float" office:value="0.607817154546667">
            <text:p>0,6078171545</text:p>
          </table:table-cell>
          <table:table-cell table:formula="of:=ABS([.D226]-[.C226])" office:value-type="float" office:value="0.394817154546667">
            <text:p>0,3948171545</text:p>
          </table:table-cell>
          <table:table-cell table:formula="of:=ABS([.D226]-[.C225])" office:value-type="float" office:value="0.395817154546667">
            <text:p>0,3958171545</text:p>
          </table:table-cell>
        </table:table-row>
        <table:table-row table:style-name="ro1">
          <table:table-cell office:value-type="float" office:value="3.1641055348">
            <text:p>3,1641055348</text:p>
          </table:table-cell>
          <table:table-cell office:value-type="float" office:value="4.36403352106">
            <text:p>4,3640335211</text:p>
          </table:table-cell>
          <table:table-cell table:formula="of:=FREQUENCY([.B$14:.B$1013];[.B227])/1000" office:value-type="float" office:value="0.214">
            <text:p>0,214</text:p>
          </table:table-cell>
          <table:table-cell table:formula="of:=IF(AND([.F$5]&lt;[.B227];[.B227]&lt;=[.F$6]);([.A227]-[.F$5])/([.F$6]-[.F$5]);1)" office:value-type="float" office:value="0.0273509224666667">
            <text:p>0,0273509225</text:p>
          </table:table-cell>
          <table:table-cell table:formula="of:=ABS([.D227]-[.C227])" office:value-type="float" office:value="0.186649077533333">
            <text:p>0,1866490775</text:p>
          </table:table-cell>
          <table:table-cell table:formula="of:=ABS([.D227]-[.C226])" office:value-type="float" office:value="0.185649077533333">
            <text:p>0,1856490775</text:p>
          </table:table-cell>
        </table:table-row>
        <table:table-row table:style-name="ro1">
          <table:table-cell office:value-type="float" office:value="7.63984116278">
            <text:p>7,6398411628</text:p>
          </table:table-cell>
          <table:table-cell office:value-type="float" office:value="4.3652512898">
            <text:p>4,3652512898</text:p>
          </table:table-cell>
          <table:table-cell table:formula="of:=FREQUENCY([.B$14:.B$1013];[.B228])/1000" office:value-type="float" office:value="0.215">
            <text:p>0,215</text:p>
          </table:table-cell>
          <table:table-cell table:formula="of:=IF(AND([.F$5]&lt;[.B228];[.B228]&lt;=[.F$6]);([.A228]-[.F$5])/([.F$6]-[.F$5]);1)" office:value-type="float" office:value="0.773306860463333">
            <text:p>0,7733068605</text:p>
          </table:table-cell>
          <table:table-cell table:formula="of:=ABS([.D228]-[.C228])" office:value-type="float" office:value="0.558306860463333">
            <text:p>0,5583068605</text:p>
          </table:table-cell>
          <table:table-cell table:formula="of:=ABS([.D228]-[.C227])" office:value-type="float" office:value="0.559306860463333">
            <text:p>0,5593068605</text:p>
          </table:table-cell>
        </table:table-row>
        <table:table-row table:style-name="ro1">
          <table:table-cell office:value-type="float" office:value="7.07979216716">
            <text:p>7,0797921672</text:p>
          </table:table-cell>
          <table:table-cell office:value-type="float" office:value="4.36554822249">
            <text:p>4,3655482225</text:p>
          </table:table-cell>
          <table:table-cell table:formula="of:=FREQUENCY([.B$14:.B$1013];[.B229])/1000" office:value-type="float" office:value="0.216">
            <text:p>0,216</text:p>
          </table:table-cell>
          <table:table-cell table:formula="of:=IF(AND([.F$5]&lt;[.B229];[.B229]&lt;=[.F$6]);([.A229]-[.F$5])/([.F$6]-[.F$5]);1)" office:value-type="float" office:value="0.679965361193333">
            <text:p>0,6799653612</text:p>
          </table:table-cell>
          <table:table-cell table:formula="of:=ABS([.D229]-[.C229])" office:value-type="float" office:value="0.463965361193333">
            <text:p>0,4639653612</text:p>
          </table:table-cell>
          <table:table-cell table:formula="of:=ABS([.D229]-[.C228])" office:value-type="float" office:value="0.464965361193333">
            <text:p>0,4649653612</text:p>
          </table:table-cell>
        </table:table-row>
        <table:table-row table:style-name="ro1">
          <table:table-cell office:value-type="float" office:value="3.8910862454">
            <text:p>3,8910862454</text:p>
          </table:table-cell>
          <table:table-cell office:value-type="float" office:value="4.36669342159">
            <text:p>4,3666934216</text:p>
          </table:table-cell>
          <table:table-cell table:formula="of:=FREQUENCY([.B$14:.B$1013];[.B230])/1000" office:value-type="float" office:value="0.217">
            <text:p>0,217</text:p>
          </table:table-cell>
          <table:table-cell table:formula="of:=IF(AND([.F$5]&lt;[.B230];[.B230]&lt;=[.F$6]);([.A230]-[.F$5])/([.F$6]-[.F$5]);1)" office:value-type="float" office:value="0.148514374233333">
            <text:p>0,1485143742</text:p>
          </table:table-cell>
          <table:table-cell table:formula="of:=ABS([.D230]-[.C230])" office:value-type="float" office:value="0.0684856257666667">
            <text:p>0,0684856258</text:p>
          </table:table-cell>
          <table:table-cell table:formula="of:=ABS([.D230]-[.C229])" office:value-type="float" office:value="0.0674856257666667">
            <text:p>0,0674856258</text:p>
          </table:table-cell>
        </table:table-row>
        <table:table-row table:style-name="ro1">
          <table:table-cell office:value-type="float" office:value="7.09860543206">
            <text:p>7,0986054321</text:p>
          </table:table-cell>
          <table:table-cell office:value-type="float" office:value="4.36813020117">
            <text:p>4,3681302012</text:p>
          </table:table-cell>
          <table:table-cell table:formula="of:=FREQUENCY([.B$14:.B$1013];[.B231])/1000" office:value-type="float" office:value="0.218">
            <text:p>0,218</text:p>
          </table:table-cell>
          <table:table-cell table:formula="of:=IF(AND([.F$5]&lt;[.B231];[.B231]&lt;=[.F$6]);([.A231]-[.F$5])/([.F$6]-[.F$5]);1)" office:value-type="float" office:value="0.683100905343333">
            <text:p>0,6831009053</text:p>
          </table:table-cell>
          <table:table-cell table:formula="of:=ABS([.D231]-[.C231])" office:value-type="float" office:value="0.465100905343333">
            <text:p>0,4651009053</text:p>
          </table:table-cell>
          <table:table-cell table:formula="of:=ABS([.D231]-[.C230])" office:value-type="float" office:value="0.466100905343333">
            <text:p>0,4661009053</text:p>
          </table:table-cell>
        </table:table-row>
        <table:table-row table:style-name="ro1">
          <table:table-cell office:value-type="float" office:value="5.63909910057">
            <text:p>5,6390991006</text:p>
          </table:table-cell>
          <table:table-cell office:value-type="float" office:value="4.37479316829">
            <text:p>4,3747931683</text:p>
          </table:table-cell>
          <table:table-cell table:formula="of:=FREQUENCY([.B$14:.B$1013];[.B232])/1000" office:value-type="float" office:value="0.219">
            <text:p>0,219</text:p>
          </table:table-cell>
          <table:table-cell table:formula="of:=IF(AND([.F$5]&lt;[.B232];[.B232]&lt;=[.F$6]);([.A232]-[.F$5])/([.F$6]-[.F$5]);1)" office:value-type="float" office:value="0.439849850095">
            <text:p>0,4398498501</text:p>
          </table:table-cell>
          <table:table-cell table:formula="of:=ABS([.D232]-[.C232])" office:value-type="float" office:value="0.220849850095">
            <text:p>0,2208498501</text:p>
          </table:table-cell>
          <table:table-cell table:formula="of:=ABS([.D232]-[.C231])" office:value-type="float" office:value="0.221849850095">
            <text:p>0,2218498501</text:p>
          </table:table-cell>
        </table:table-row>
        <table:table-row table:style-name="ro1">
          <table:table-cell office:value-type="float" office:value="7.27949440607">
            <text:p>7,2794944061</text:p>
          </table:table-cell>
          <table:table-cell office:value-type="float" office:value="4.37651397728">
            <text:p>4,3765139773</text:p>
          </table:table-cell>
          <table:table-cell table:formula="of:=FREQUENCY([.B$14:.B$1013];[.B233])/1000" office:value-type="float" office:value="0.22">
            <text:p>0,22</text:p>
          </table:table-cell>
          <table:table-cell table:formula="of:=IF(AND([.F$5]&lt;[.B233];[.B233]&lt;=[.F$6]);([.A233]-[.F$5])/([.F$6]-[.F$5]);1)" office:value-type="float" office:value="0.713249067678333">
            <text:p>0,7132490677</text:p>
          </table:table-cell>
          <table:table-cell table:formula="of:=ABS([.D233]-[.C233])" office:value-type="float" office:value="0.493249067678333">
            <text:p>0,4932490677</text:p>
          </table:table-cell>
          <table:table-cell table:formula="of:=ABS([.D233]-[.C232])" office:value-type="float" office:value="0.494249067678333">
            <text:p>0,4942490677</text:p>
          </table:table-cell>
        </table:table-row>
        <table:table-row table:style-name="ro1">
          <table:table-cell office:value-type="float" office:value="5.05072962485">
            <text:p>5,0507296249</text:p>
          </table:table-cell>
          <table:table-cell office:value-type="float" office:value="4.38758991296">
            <text:p>4,387589913</text:p>
          </table:table-cell>
          <table:table-cell table:formula="of:=FREQUENCY([.B$14:.B$1013];[.B234])/1000" office:value-type="float" office:value="0.221">
            <text:p>0,221</text:p>
          </table:table-cell>
          <table:table-cell table:formula="of:=IF(AND([.F$5]&lt;[.B234];[.B234]&lt;=[.F$6]);([.A234]-[.F$5])/([.F$6]-[.F$5]);1)" office:value-type="float" office:value="0.341788270808333">
            <text:p>0,3417882708</text:p>
          </table:table-cell>
          <table:table-cell table:formula="of:=ABS([.D234]-[.C234])" office:value-type="float" office:value="0.120788270808333">
            <text:p>0,1207882708</text:p>
          </table:table-cell>
          <table:table-cell table:formula="of:=ABS([.D234]-[.C233])" office:value-type="float" office:value="0.121788270808333">
            <text:p>0,1217882708</text:p>
          </table:table-cell>
        </table:table-row>
        <table:table-row table:style-name="ro1">
          <table:table-cell office:value-type="float" office:value="8.00327183191">
            <text:p>8,0032718319</text:p>
          </table:table-cell>
          <table:table-cell office:value-type="float" office:value="4.3951685014">
            <text:p>4,3951685014</text:p>
          </table:table-cell>
          <table:table-cell table:formula="of:=FREQUENCY([.B$14:.B$1013];[.B235])/1000" office:value-type="float" office:value="0.222">
            <text:p>0,222</text:p>
          </table:table-cell>
          <table:table-cell table:formula="of:=IF(AND([.F$5]&lt;[.B235];[.B235]&lt;=[.F$6]);([.A235]-[.F$5])/([.F$6]-[.F$5]);1)" office:value-type="float" office:value="0.833878638651667">
            <text:p>0,8338786387</text:p>
          </table:table-cell>
          <table:table-cell table:formula="of:=ABS([.D235]-[.C235])" office:value-type="float" office:value="0.611878638651667">
            <text:p>0,6118786387</text:p>
          </table:table-cell>
          <table:table-cell table:formula="of:=ABS([.D235]-[.C234])" office:value-type="float" office:value="0.612878638651667">
            <text:p>0,6128786387</text:p>
          </table:table-cell>
        </table:table-row>
        <table:table-row table:style-name="ro1">
          <table:table-cell office:value-type="float" office:value="5.00499806068">
            <text:p>5,0049980607</text:p>
          </table:table-cell>
          <table:table-cell office:value-type="float" office:value="4.40554878011">
            <text:p>4,4055487801</text:p>
          </table:table-cell>
          <table:table-cell table:formula="of:=FREQUENCY([.B$14:.B$1013];[.B236])/1000" office:value-type="float" office:value="0.223">
            <text:p>0,223</text:p>
          </table:table-cell>
          <table:table-cell table:formula="of:=IF(AND([.F$5]&lt;[.B236];[.B236]&lt;=[.F$6]);([.A236]-[.F$5])/([.F$6]-[.F$5]);1)" office:value-type="float" office:value="0.334166343446667">
            <text:p>0,3341663434</text:p>
          </table:table-cell>
          <table:table-cell table:formula="of:=ABS([.D236]-[.C236])" office:value-type="float" office:value="0.111166343446667">
            <text:p>0,1111663434</text:p>
          </table:table-cell>
          <table:table-cell table:formula="of:=ABS([.D236]-[.C235])" office:value-type="float" office:value="0.112166343446667">
            <text:p>0,1121663434</text:p>
          </table:table-cell>
        </table:table-row>
        <table:table-row table:style-name="ro1">
          <table:table-cell office:value-type="float" office:value="6.38746001661">
            <text:p>6,3874600166</text:p>
          </table:table-cell>
          <table:table-cell office:value-type="float" office:value="4.40750773445">
            <text:p>4,4075077345</text:p>
          </table:table-cell>
          <table:table-cell table:formula="of:=FREQUENCY([.B$14:.B$1013];[.B237])/1000" office:value-type="float" office:value="0.224">
            <text:p>0,224</text:p>
          </table:table-cell>
          <table:table-cell table:formula="of:=IF(AND([.F$5]&lt;[.B237];[.B237]&lt;=[.F$6]);([.A237]-[.F$5])/([.F$6]-[.F$5]);1)" office:value-type="float" office:value="0.564576669435">
            <text:p>0,5645766694</text:p>
          </table:table-cell>
          <table:table-cell table:formula="of:=ABS([.D237]-[.C237])" office:value-type="float" office:value="0.340576669435">
            <text:p>0,3405766694</text:p>
          </table:table-cell>
          <table:table-cell table:formula="of:=ABS([.D237]-[.C236])" office:value-type="float" office:value="0.341576669435">
            <text:p>0,3415766694</text:p>
          </table:table-cell>
        </table:table-row>
        <table:table-row table:style-name="ro1">
          <table:table-cell office:value-type="float" office:value="8.88135230095">
            <text:p>8,881352301</text:p>
          </table:table-cell>
          <table:table-cell office:value-type="float" office:value="4.41289312378">
            <text:p>4,4128931238</text:p>
          </table:table-cell>
          <table:table-cell table:formula="of:=FREQUENCY([.B$14:.B$1013];[.B238])/1000" office:value-type="float" office:value="0.225">
            <text:p>0,225</text:p>
          </table:table-cell>
          <table:table-cell table:formula="of:=IF(AND([.F$5]&lt;[.B238];[.B238]&lt;=[.F$6]);([.A238]-[.F$5])/([.F$6]-[.F$5]);1)" office:value-type="float" office:value="0.980225383491667">
            <text:p>0,9802253835</text:p>
          </table:table-cell>
          <table:table-cell table:formula="of:=ABS([.D238]-[.C238])" office:value-type="float" office:value="0.755225383491667">
            <text:p>0,7552253835</text:p>
          </table:table-cell>
          <table:table-cell table:formula="of:=ABS([.D238]-[.C237])" office:value-type="float" office:value="0.756225383491667">
            <text:p>0,7562253835</text:p>
          </table:table-cell>
        </table:table-row>
        <table:table-row table:style-name="ro1">
          <table:table-cell office:value-type="float" office:value="3.65389934159">
            <text:p>3,6538993416</text:p>
          </table:table-cell>
          <table:table-cell office:value-type="float" office:value="4.41415855823">
            <text:p>4,4141585582</text:p>
          </table:table-cell>
          <table:table-cell table:formula="of:=FREQUENCY([.B$14:.B$1013];[.B239])/1000" office:value-type="float" office:value="0.226">
            <text:p>0,226</text:p>
          </table:table-cell>
          <table:table-cell table:formula="of:=IF(AND([.F$5]&lt;[.B239];[.B239]&lt;=[.F$6]);([.A239]-[.F$5])/([.F$6]-[.F$5]);1)" office:value-type="float" office:value="0.108983223598333">
            <text:p>0,1089832236</text:p>
          </table:table-cell>
          <table:table-cell table:formula="of:=ABS([.D239]-[.C239])" office:value-type="float" office:value="0.117016776401667">
            <text:p>0,1170167764</text:p>
          </table:table-cell>
          <table:table-cell table:formula="of:=ABS([.D239]-[.C238])" office:value-type="float" office:value="0.116016776401667">
            <text:p>0,1160167764</text:p>
          </table:table-cell>
        </table:table-row>
        <table:table-row table:style-name="ro1">
          <table:table-cell office:value-type="float" office:value="5.51292462795">
            <text:p>5,512924628</text:p>
          </table:table-cell>
          <table:table-cell office:value-type="float" office:value="4.42356891256">
            <text:p>4,4235689126</text:p>
          </table:table-cell>
          <table:table-cell table:formula="of:=FREQUENCY([.B$14:.B$1013];[.B240])/1000" office:value-type="float" office:value="0.227">
            <text:p>0,227</text:p>
          </table:table-cell>
          <table:table-cell table:formula="of:=IF(AND([.F$5]&lt;[.B240];[.B240]&lt;=[.F$6]);([.A240]-[.F$5])/([.F$6]-[.F$5]);1)" office:value-type="float" office:value="0.418820771325">
            <text:p>0,4188207713</text:p>
          </table:table-cell>
          <table:table-cell table:formula="of:=ABS([.D240]-[.C240])" office:value-type="float" office:value="0.191820771325">
            <text:p>0,1918207713</text:p>
          </table:table-cell>
          <table:table-cell table:formula="of:=ABS([.D240]-[.C239])" office:value-type="float" office:value="0.192820771325">
            <text:p>0,1928207713</text:p>
          </table:table-cell>
        </table:table-row>
        <table:table-row table:style-name="ro1">
          <table:table-cell office:value-type="float" office:value="3.44578829125">
            <text:p>3,4457882913</text:p>
          </table:table-cell>
          <table:table-cell office:value-type="float" office:value="4.42922711818">
            <text:p>4,4292271182</text:p>
          </table:table-cell>
          <table:table-cell table:formula="of:=FREQUENCY([.B$14:.B$1013];[.B241])/1000" office:value-type="float" office:value="0.228">
            <text:p>0,228</text:p>
          </table:table-cell>
          <table:table-cell table:formula="of:=IF(AND([.F$5]&lt;[.B241];[.B241]&lt;=[.F$6]);([.A241]-[.F$5])/([.F$6]-[.F$5]);1)" office:value-type="float" office:value="0.0742980485416667">
            <text:p>0,0742980485</text:p>
          </table:table-cell>
          <table:table-cell table:formula="of:=ABS([.D241]-[.C241])" office:value-type="float" office:value="0.153701951458333">
            <text:p>0,1537019515</text:p>
          </table:table-cell>
          <table:table-cell table:formula="of:=ABS([.D241]-[.C240])" office:value-type="float" office:value="0.152701951458333">
            <text:p>0,1527019515</text:p>
          </table:table-cell>
        </table:table-row>
        <table:table-row table:style-name="ro1">
          <table:table-cell office:value-type="float" office:value="8.83044991965">
            <text:p>8,8304499197</text:p>
          </table:table-cell>
          <table:table-cell office:value-type="float" office:value="4.43143451643">
            <text:p>4,4314345164</text:p>
          </table:table-cell>
          <table:table-cell table:formula="of:=FREQUENCY([.B$14:.B$1013];[.B242])/1000" office:value-type="float" office:value="0.229">
            <text:p>0,229</text:p>
          </table:table-cell>
          <table:table-cell table:formula="of:=IF(AND([.F$5]&lt;[.B242];[.B242]&lt;=[.F$6]);([.A242]-[.F$5])/([.F$6]-[.F$5]);1)" office:value-type="float" office:value="0.971741653275">
            <text:p>0,9717416533</text:p>
          </table:table-cell>
          <table:table-cell table:formula="of:=ABS([.D242]-[.C242])" office:value-type="float" office:value="0.742741653275">
            <text:p>0,7427416533</text:p>
          </table:table-cell>
          <table:table-cell table:formula="of:=ABS([.D242]-[.C241])" office:value-type="float" office:value="0.743741653275">
            <text:p>0,7437416533</text:p>
          </table:table-cell>
        </table:table-row>
        <table:table-row table:style-name="ro1">
          <table:table-cell office:value-type="float" office:value="7.96527755061">
            <text:p>7,9652775506</text:p>
          </table:table-cell>
          <table:table-cell office:value-type="float" office:value="4.43311392911">
            <text:p>4,4331139291</text:p>
          </table:table-cell>
          <table:table-cell table:formula="of:=FREQUENCY([.B$14:.B$1013];[.B243])/1000" office:value-type="float" office:value="0.23">
            <text:p>0,23</text:p>
          </table:table-cell>
          <table:table-cell table:formula="of:=IF(AND([.F$5]&lt;[.B243];[.B243]&lt;=[.F$6]);([.A243]-[.F$5])/([.F$6]-[.F$5]);1)" office:value-type="float" office:value="0.827546258435">
            <text:p>0,8275462584</text:p>
          </table:table-cell>
          <table:table-cell table:formula="of:=ABS([.D243]-[.C243])" office:value-type="float" office:value="0.597546258435">
            <text:p>0,5975462584</text:p>
          </table:table-cell>
          <table:table-cell table:formula="of:=ABS([.D243]-[.C242])" office:value-type="float" office:value="0.598546258435">
            <text:p>0,5985462584</text:p>
          </table:table-cell>
        </table:table-row>
        <table:table-row table:style-name="ro1">
          <table:table-cell office:value-type="float" office:value="4.35165674515">
            <text:p>4,3516567452</text:p>
          </table:table-cell>
          <table:table-cell office:value-type="float" office:value="4.43414849258">
            <text:p>4,4341484926</text:p>
          </table:table-cell>
          <table:table-cell table:formula="of:=FREQUENCY([.B$14:.B$1013];[.B244])/1000" office:value-type="float" office:value="0.231">
            <text:p>0,231</text:p>
          </table:table-cell>
          <table:table-cell table:formula="of:=IF(AND([.F$5]&lt;[.B244];[.B244]&lt;=[.F$6]);([.A244]-[.F$5])/([.F$6]-[.F$5]);1)" office:value-type="float" office:value="0.225276124191667">
            <text:p>0,2252761242</text:p>
          </table:table-cell>
          <table:table-cell table:formula="of:=ABS([.D244]-[.C244])" office:value-type="float" office:value="0.00572387580833339">
            <text:p>0,0057238758</text:p>
          </table:table-cell>
          <table:table-cell table:formula="of:=ABS([.D244]-[.C243])" office:value-type="float" office:value="0.00472387580833339">
            <text:p>0,0047238758</text:p>
          </table:table-cell>
        </table:table-row>
        <table:table-row table:style-name="ro1">
          <table:table-cell office:value-type="float" office:value="5.42629611857">
            <text:p>5,4262961186</text:p>
          </table:table-cell>
          <table:table-cell office:value-type="float" office:value="4.43633064915">
            <text:p>4,4363306492</text:p>
          </table:table-cell>
          <table:table-cell table:formula="of:=FREQUENCY([.B$14:.B$1013];[.B245])/1000" office:value-type="float" office:value="0.232">
            <text:p>0,232</text:p>
          </table:table-cell>
          <table:table-cell table:formula="of:=IF(AND([.F$5]&lt;[.B245];[.B245]&lt;=[.F$6]);([.A245]-[.F$5])/([.F$6]-[.F$5]);1)" office:value-type="float" office:value="0.404382686428333">
            <text:p>0,4043826864</text:p>
          </table:table-cell>
          <table:table-cell table:formula="of:=ABS([.D245]-[.C245])" office:value-type="float" office:value="0.172382686428333">
            <text:p>0,1723826864</text:p>
          </table:table-cell>
          <table:table-cell table:formula="of:=ABS([.D245]-[.C244])" office:value-type="float" office:value="0.173382686428333">
            <text:p>0,1733826864</text:p>
          </table:table-cell>
        </table:table-row>
        <table:table-row table:style-name="ro1">
          <table:table-cell office:value-type="float" office:value="7.68280701098">
            <text:p>7,682807011</text:p>
          </table:table-cell>
          <table:table-cell office:value-type="float" office:value="4.43650181368">
            <text:p>4,4365018137</text:p>
          </table:table-cell>
          <table:table-cell table:formula="of:=FREQUENCY([.B$14:.B$1013];[.B246])/1000" office:value-type="float" office:value="0.233">
            <text:p>0,233</text:p>
          </table:table-cell>
          <table:table-cell table:formula="of:=IF(AND([.F$5]&lt;[.B246];[.B246]&lt;=[.F$6]);([.A246]-[.F$5])/([.F$6]-[.F$5]);1)" office:value-type="float" office:value="0.780467835163333">
            <text:p>0,7804678352</text:p>
          </table:table-cell>
          <table:table-cell table:formula="of:=ABS([.D246]-[.C246])" office:value-type="float" office:value="0.547467835163333">
            <text:p>0,5474678352</text:p>
          </table:table-cell>
          <table:table-cell table:formula="of:=ABS([.D246]-[.C245])" office:value-type="float" office:value="0.548467835163333">
            <text:p>0,5484678352</text:p>
          </table:table-cell>
        </table:table-row>
        <table:table-row table:style-name="ro1">
          <table:table-cell office:value-type="float" office:value="7.31524573316">
            <text:p>7,3152457332</text:p>
          </table:table-cell>
          <table:table-cell office:value-type="float" office:value="4.43662638289">
            <text:p>4,4366263829</text:p>
          </table:table-cell>
          <table:table-cell table:formula="of:=FREQUENCY([.B$14:.B$1013];[.B247])/1000" office:value-type="float" office:value="0.234">
            <text:p>0,234</text:p>
          </table:table-cell>
          <table:table-cell table:formula="of:=IF(AND([.F$5]&lt;[.B247];[.B247]&lt;=[.F$6]);([.A247]-[.F$5])/([.F$6]-[.F$5]);1)" office:value-type="float" office:value="0.719207622193333">
            <text:p>0,7192076222</text:p>
          </table:table-cell>
          <table:table-cell table:formula="of:=ABS([.D247]-[.C247])" office:value-type="float" office:value="0.485207622193333">
            <text:p>0,4852076222</text:p>
          </table:table-cell>
          <table:table-cell table:formula="of:=ABS([.D247]-[.C246])" office:value-type="float" office:value="0.486207622193333">
            <text:p>0,4862076222</text:p>
          </table:table-cell>
        </table:table-row>
        <table:table-row table:style-name="ro1">
          <table:table-cell office:value-type="float" office:value="7.38462819557">
            <text:p>7,3846281956</text:p>
          </table:table-cell>
          <table:table-cell office:value-type="float" office:value="4.4419865151">
            <text:p>4,4419865151</text:p>
          </table:table-cell>
          <table:table-cell table:formula="of:=FREQUENCY([.B$14:.B$1013];[.B248])/1000" office:value-type="float" office:value="0.235">
            <text:p>0,235</text:p>
          </table:table-cell>
          <table:table-cell table:formula="of:=IF(AND([.F$5]&lt;[.B248];[.B248]&lt;=[.F$6]);([.A248]-[.F$5])/([.F$6]-[.F$5]);1)" office:value-type="float" office:value="0.730771365928333">
            <text:p>0,7307713659</text:p>
          </table:table-cell>
          <table:table-cell table:formula="of:=ABS([.D248]-[.C248])" office:value-type="float" office:value="0.495771365928333">
            <text:p>0,4957713659</text:p>
          </table:table-cell>
          <table:table-cell table:formula="of:=ABS([.D248]-[.C247])" office:value-type="float" office:value="0.496771365928333">
            <text:p>0,4967713659</text:p>
          </table:table-cell>
        </table:table-row>
        <table:table-row table:style-name="ro1">
          <table:table-cell office:value-type="float" office:value="4.62920918293">
            <text:p>4,6292091829</text:p>
          </table:table-cell>
          <table:table-cell office:value-type="float" office:value="4.45131085737">
            <text:p>4,4513108574</text:p>
          </table:table-cell>
          <table:table-cell table:formula="of:=FREQUENCY([.B$14:.B$1013];[.B249])/1000" office:value-type="float" office:value="0.236">
            <text:p>0,236</text:p>
          </table:table-cell>
          <table:table-cell table:formula="of:=IF(AND([.F$5]&lt;[.B249];[.B249]&lt;=[.F$6]);([.A249]-[.F$5])/([.F$6]-[.F$5]);1)" office:value-type="float" office:value="0.271534863821667">
            <text:p>0,2715348638</text:p>
          </table:table-cell>
          <table:table-cell table:formula="of:=ABS([.D249]-[.C249])" office:value-type="float" office:value="0.0355348638216666">
            <text:p>0,0355348638</text:p>
          </table:table-cell>
          <table:table-cell table:formula="of:=ABS([.D249]-[.C248])" office:value-type="float" office:value="0.0365348638216666">
            <text:p>0,0365348638</text:p>
          </table:table-cell>
        </table:table-row>
        <table:table-row table:style-name="ro1">
          <table:table-cell office:value-type="float" office:value="3.88864644425">
            <text:p>3,8886464443</text:p>
          </table:table-cell>
          <table:table-cell office:value-type="float" office:value="4.45417376309">
            <text:p>4,4541737631</text:p>
          </table:table-cell>
          <table:table-cell table:formula="of:=FREQUENCY([.B$14:.B$1013];[.B250])/1000" office:value-type="float" office:value="0.237">
            <text:p>0,237</text:p>
          </table:table-cell>
          <table:table-cell table:formula="of:=IF(AND([.F$5]&lt;[.B250];[.B250]&lt;=[.F$6]);([.A250]-[.F$5])/([.F$6]-[.F$5]);1)" office:value-type="float" office:value="0.148107740708333">
            <text:p>0,1481077407</text:p>
          </table:table-cell>
          <table:table-cell table:formula="of:=ABS([.D250]-[.C250])" office:value-type="float" office:value="0.0888922592916667">
            <text:p>0,0888922593</text:p>
          </table:table-cell>
          <table:table-cell table:formula="of:=ABS([.D250]-[.C249])" office:value-type="float" office:value="0.0878922592916667">
            <text:p>0,0878922593</text:p>
          </table:table-cell>
        </table:table-row>
        <table:table-row table:style-name="ro1">
          <table:table-cell office:value-type="float" office:value="8.71584962978">
            <text:p>8,7158496298</text:p>
          </table:table-cell>
          <table:table-cell office:value-type="float" office:value="4.45851054545">
            <text:p>4,4585105455</text:p>
          </table:table-cell>
          <table:table-cell table:formula="of:=FREQUENCY([.B$14:.B$1013];[.B251])/1000" office:value-type="float" office:value="0.238">
            <text:p>0,238</text:p>
          </table:table-cell>
          <table:table-cell table:formula="of:=IF(AND([.F$5]&lt;[.B251];[.B251]&lt;=[.F$6]);([.A251]-[.F$5])/([.F$6]-[.F$5]);1)" office:value-type="float" office:value="0.952641604963333">
            <text:p>0,952641605</text:p>
          </table:table-cell>
          <table:table-cell table:formula="of:=ABS([.D251]-[.C251])" office:value-type="float" office:value="0.714641604963333">
            <text:p>0,714641605</text:p>
          </table:table-cell>
          <table:table-cell table:formula="of:=ABS([.D251]-[.C250])" office:value-type="float" office:value="0.715641604963333">
            <text:p>0,715641605</text:p>
          </table:table-cell>
        </table:table-row>
        <table:table-row table:style-name="ro1">
          <table:table-cell office:value-type="float" office:value="7.99720309911">
            <text:p>7,9972030991</text:p>
          </table:table-cell>
          <table:table-cell office:value-type="float" office:value="4.46184656563">
            <text:p>4,4618465656</text:p>
          </table:table-cell>
          <table:table-cell table:formula="of:=FREQUENCY([.B$14:.B$1013];[.B252])/1000" office:value-type="float" office:value="0.239">
            <text:p>0,239</text:p>
          </table:table-cell>
          <table:table-cell table:formula="of:=IF(AND([.F$5]&lt;[.B252];[.B252]&lt;=[.F$6]);([.A252]-[.F$5])/([.F$6]-[.F$5]);1)" office:value-type="float" office:value="0.832867183185">
            <text:p>0,8328671832</text:p>
          </table:table-cell>
          <table:table-cell table:formula="of:=ABS([.D252]-[.C252])" office:value-type="float" office:value="0.593867183185">
            <text:p>0,5938671832</text:p>
          </table:table-cell>
          <table:table-cell table:formula="of:=ABS([.D252]-[.C251])" office:value-type="float" office:value="0.594867183185">
            <text:p>0,5948671832</text:p>
          </table:table-cell>
        </table:table-row>
        <table:table-row table:style-name="ro1">
          <table:table-cell office:value-type="float" office:value="6.45669413406">
            <text:p>6,4566941341</text:p>
          </table:table-cell>
          <table:table-cell office:value-type="float" office:value="4.4709890638">
            <text:p>4,4709890638</text:p>
          </table:table-cell>
          <table:table-cell table:formula="of:=FREQUENCY([.B$14:.B$1013];[.B253])/1000" office:value-type="float" office:value="0.24">
            <text:p>0,24</text:p>
          </table:table-cell>
          <table:table-cell table:formula="of:=IF(AND([.F$5]&lt;[.B253];[.B253]&lt;=[.F$6]);([.A253]-[.F$5])/([.F$6]-[.F$5]);1)" office:value-type="float" office:value="0.57611568901">
            <text:p>0,576115689</text:p>
          </table:table-cell>
          <table:table-cell table:formula="of:=ABS([.D253]-[.C253])" office:value-type="float" office:value="0.33611568901">
            <text:p>0,336115689</text:p>
          </table:table-cell>
          <table:table-cell table:formula="of:=ABS([.D253]-[.C252])" office:value-type="float" office:value="0.33711568901">
            <text:p>0,337115689</text:p>
          </table:table-cell>
        </table:table-row>
        <table:table-row table:style-name="ro1">
          <table:table-cell office:value-type="float" office:value="7.48113308703">
            <text:p>7,481133087</text:p>
          </table:table-cell>
          <table:table-cell office:value-type="float" office:value="4.47726443778">
            <text:p>4,4772644378</text:p>
          </table:table-cell>
          <table:table-cell table:formula="of:=FREQUENCY([.B$14:.B$1013];[.B254])/1000" office:value-type="float" office:value="0.241">
            <text:p>0,241</text:p>
          </table:table-cell>
          <table:table-cell table:formula="of:=IF(AND([.F$5]&lt;[.B254];[.B254]&lt;=[.F$6]);([.A254]-[.F$5])/([.F$6]-[.F$5]);1)" office:value-type="float" office:value="0.746855514505">
            <text:p>0,7468555145</text:p>
          </table:table-cell>
          <table:table-cell table:formula="of:=ABS([.D254]-[.C254])" office:value-type="float" office:value="0.505855514505">
            <text:p>0,5058555145</text:p>
          </table:table-cell>
          <table:table-cell table:formula="of:=ABS([.D254]-[.C253])" office:value-type="float" office:value="0.506855514505">
            <text:p>0,5068555145</text:p>
          </table:table-cell>
        </table:table-row>
        <table:table-row table:style-name="ro1">
          <table:table-cell office:value-type="float" office:value="3.74175005284">
            <text:p>3,7417500528</text:p>
          </table:table-cell>
          <table:table-cell office:value-type="float" office:value="4.4789510219">
            <text:p>4,4789510219</text:p>
          </table:table-cell>
          <table:table-cell table:formula="of:=FREQUENCY([.B$14:.B$1013];[.B255])/1000" office:value-type="float" office:value="0.242">
            <text:p>0,242</text:p>
          </table:table-cell>
          <table:table-cell table:formula="of:=IF(AND([.F$5]&lt;[.B255];[.B255]&lt;=[.F$6]);([.A255]-[.F$5])/([.F$6]-[.F$5]);1)" office:value-type="float" office:value="0.123625008806667">
            <text:p>0,1236250088</text:p>
          </table:table-cell>
          <table:table-cell table:formula="of:=ABS([.D255]-[.C255])" office:value-type="float" office:value="0.118374991193333">
            <text:p>0,1183749912</text:p>
          </table:table-cell>
          <table:table-cell table:formula="of:=ABS([.D255]-[.C254])" office:value-type="float" office:value="0.117374991193333">
            <text:p>0,1173749912</text:p>
          </table:table-cell>
        </table:table-row>
        <table:table-row table:style-name="ro1">
          <table:table-cell office:value-type="float" office:value="5.72082877408">
            <text:p>5,7208287741</text:p>
          </table:table-cell>
          <table:table-cell office:value-type="float" office:value="4.49476249595">
            <text:p>4,494762496</text:p>
          </table:table-cell>
          <table:table-cell table:formula="of:=FREQUENCY([.B$14:.B$1013];[.B256])/1000" office:value-type="float" office:value="0.243">
            <text:p>0,243</text:p>
          </table:table-cell>
          <table:table-cell table:formula="of:=IF(AND([.F$5]&lt;[.B256];[.B256]&lt;=[.F$6]);([.A256]-[.F$5])/([.F$6]-[.F$5]);1)" office:value-type="float" office:value="0.453471462346667">
            <text:p>0,4534714623</text:p>
          </table:table-cell>
          <table:table-cell table:formula="of:=ABS([.D256]-[.C256])" office:value-type="float" office:value="0.210471462346667">
            <text:p>0,2104714623</text:p>
          </table:table-cell>
          <table:table-cell table:formula="of:=ABS([.D256]-[.C255])" office:value-type="float" office:value="0.211471462346667">
            <text:p>0,2114714623</text:p>
          </table:table-cell>
        </table:table-row>
        <table:table-row table:style-name="ro1">
          <table:table-cell office:value-type="float" office:value="5.06202235652">
            <text:p>5,0620223565</text:p>
          </table:table-cell>
          <table:table-cell office:value-type="float" office:value="4.50044244658">
            <text:p>4,5004424466</text:p>
          </table:table-cell>
          <table:table-cell table:formula="of:=FREQUENCY([.B$14:.B$1013];[.B257])/1000" office:value-type="float" office:value="0.244">
            <text:p>0,244</text:p>
          </table:table-cell>
          <table:table-cell table:formula="of:=IF(AND([.F$5]&lt;[.B257];[.B257]&lt;=[.F$6]);([.A257]-[.F$5])/([.F$6]-[.F$5]);1)" office:value-type="float" office:value="0.343670392753333">
            <text:p>0,3436703928</text:p>
          </table:table-cell>
          <table:table-cell table:formula="of:=ABS([.D257]-[.C257])" office:value-type="float" office:value="0.0996703927533333">
            <text:p>0,0996703928</text:p>
          </table:table-cell>
          <table:table-cell table:formula="of:=ABS([.D257]-[.C256])" office:value-type="float" office:value="0.100670392753333">
            <text:p>0,1006703928</text:p>
          </table:table-cell>
        </table:table-row>
        <table:table-row table:style-name="ro1">
          <table:table-cell office:value-type="float" office:value="8.30385960925">
            <text:p>8,3038596093</text:p>
          </table:table-cell>
          <table:table-cell office:value-type="float" office:value="4.50398885816">
            <text:p>4,5039888582</text:p>
          </table:table-cell>
          <table:table-cell table:formula="of:=FREQUENCY([.B$14:.B$1013];[.B258])/1000" office:value-type="float" office:value="0.245">
            <text:p>0,245</text:p>
          </table:table-cell>
          <table:table-cell table:formula="of:=IF(AND([.F$5]&lt;[.B258];[.B258]&lt;=[.F$6]);([.A258]-[.F$5])/([.F$6]-[.F$5]);1)" office:value-type="float" office:value="0.883976601541667">
            <text:p>0,8839766015</text:p>
          </table:table-cell>
          <table:table-cell table:formula="of:=ABS([.D258]-[.C258])" office:value-type="float" office:value="0.638976601541667">
            <text:p>0,6389766015</text:p>
          </table:table-cell>
          <table:table-cell table:formula="of:=ABS([.D258]-[.C257])" office:value-type="float" office:value="0.639976601541667">
            <text:p>0,6399766015</text:p>
          </table:table-cell>
        </table:table-row>
        <table:table-row table:style-name="ro1">
          <table:table-cell office:value-type="float" office:value="7.32316917397">
            <text:p>7,323169174</text:p>
          </table:table-cell>
          <table:table-cell office:value-type="float" office:value="4.5146278017">
            <text:p>4,5146278017</text:p>
          </table:table-cell>
          <table:table-cell table:formula="of:=FREQUENCY([.B$14:.B$1013];[.B259])/1000" office:value-type="float" office:value="0.246">
            <text:p>0,246</text:p>
          </table:table-cell>
          <table:table-cell table:formula="of:=IF(AND([.F$5]&lt;[.B259];[.B259]&lt;=[.F$6]);([.A259]-[.F$5])/([.F$6]-[.F$5]);1)" office:value-type="float" office:value="0.720528195661667">
            <text:p>0,7205281957</text:p>
          </table:table-cell>
          <table:table-cell table:formula="of:=ABS([.D259]-[.C259])" office:value-type="float" office:value="0.474528195661667">
            <text:p>0,4745281957</text:p>
          </table:table-cell>
          <table:table-cell table:formula="of:=ABS([.D259]-[.C258])" office:value-type="float" office:value="0.475528195661667">
            <text:p>0,4755281957</text:p>
          </table:table-cell>
        </table:table-row>
        <table:table-row table:style-name="ro1">
          <table:table-cell office:value-type="float" office:value="4.77521042488">
            <text:p>4,7752104249</text:p>
          </table:table-cell>
          <table:table-cell office:value-type="float" office:value="4.51711966421">
            <text:p>4,5171196642</text:p>
          </table:table-cell>
          <table:table-cell table:formula="of:=FREQUENCY([.B$14:.B$1013];[.B260])/1000" office:value-type="float" office:value="0.247">
            <text:p>0,247</text:p>
          </table:table-cell>
          <table:table-cell table:formula="of:=IF(AND([.F$5]&lt;[.B260];[.B260]&lt;=[.F$6]);([.A260]-[.F$5])/([.F$6]-[.F$5]);1)" office:value-type="float" office:value="0.295868404146667">
            <text:p>0,2958684041</text:p>
          </table:table-cell>
          <table:table-cell table:formula="of:=ABS([.D260]-[.C260])" office:value-type="float" office:value="0.0488684041466667">
            <text:p>0,0488684041</text:p>
          </table:table-cell>
          <table:table-cell table:formula="of:=ABS([.D260]-[.C259])" office:value-type="float" office:value="0.0498684041466667">
            <text:p>0,0498684041</text:p>
          </table:table-cell>
        </table:table-row>
        <table:table-row table:style-name="ro1">
          <table:table-cell office:value-type="float" office:value="4.34874170248">
            <text:p>4,3487417025</text:p>
          </table:table-cell>
          <table:table-cell office:value-type="float" office:value="4.52862574311">
            <text:p>4,5286257431</text:p>
          </table:table-cell>
          <table:table-cell table:formula="of:=FREQUENCY([.B$14:.B$1013];[.B261])/1000" office:value-type="float" office:value="0.248">
            <text:p>0,248</text:p>
          </table:table-cell>
          <table:table-cell table:formula="of:=IF(AND([.F$5]&lt;[.B261];[.B261]&lt;=[.F$6]);([.A261]-[.F$5])/([.F$6]-[.F$5]);1)" office:value-type="float" office:value="0.224790283746667">
            <text:p>0,2247902837</text:p>
          </table:table-cell>
          <table:table-cell table:formula="of:=ABS([.D261]-[.C261])" office:value-type="float" office:value="0.0232097162533333">
            <text:p>0,0232097163</text:p>
          </table:table-cell>
          <table:table-cell table:formula="of:=ABS([.D261]-[.C260])" office:value-type="float" office:value="0.0222097162533333">
            <text:p>0,0222097163</text:p>
          </table:table-cell>
        </table:table-row>
        <table:table-row table:style-name="ro1">
          <table:table-cell office:value-type="float" office:value="4.26403043147">
            <text:p>4,2640304315</text:p>
          </table:table-cell>
          <table:table-cell office:value-type="float" office:value="4.53606447434">
            <text:p>4,5360644743</text:p>
          </table:table-cell>
          <table:table-cell table:formula="of:=FREQUENCY([.B$14:.B$1013];[.B262])/1000" office:value-type="float" office:value="0.249">
            <text:p>0,249</text:p>
          </table:table-cell>
          <table:table-cell table:formula="of:=IF(AND([.F$5]&lt;[.B262];[.B262]&lt;=[.F$6]);([.A262]-[.F$5])/([.F$6]-[.F$5]);1)" office:value-type="float" office:value="0.210671738578333">
            <text:p>0,2106717386</text:p>
          </table:table-cell>
          <table:table-cell table:formula="of:=ABS([.D262]-[.C262])" office:value-type="float" office:value="0.0383282614216666">
            <text:p>0,0383282614</text:p>
          </table:table-cell>
          <table:table-cell table:formula="of:=ABS([.D262]-[.C261])" office:value-type="float" office:value="0.0373282614216666">
            <text:p>0,0373282614</text:p>
          </table:table-cell>
        </table:table-row>
        <table:table-row table:style-name="ro1">
          <table:table-cell office:value-type="float" office:value="8.57087273375">
            <text:p>8,5708727338</text:p>
          </table:table-cell>
          <table:table-cell office:value-type="float" office:value="4.5370632846">
            <text:p>4,5370632846</text:p>
          </table:table-cell>
          <table:table-cell table:formula="of:=FREQUENCY([.B$14:.B$1013];[.B263])/1000" office:value-type="float" office:value="0.25">
            <text:p>0,25</text:p>
          </table:table-cell>
          <table:table-cell table:formula="of:=IF(AND([.F$5]&lt;[.B263];[.B263]&lt;=[.F$6]);([.A263]-[.F$5])/([.F$6]-[.F$5]);1)" office:value-type="float" office:value="0.928478788958334">
            <text:p>0,928478789</text:p>
          </table:table-cell>
          <table:table-cell table:formula="of:=ABS([.D263]-[.C263])" office:value-type="float" office:value="0.678478788958334">
            <text:p>0,678478789</text:p>
          </table:table-cell>
          <table:table-cell table:formula="of:=ABS([.D263]-[.C262])" office:value-type="float" office:value="0.679478788958333">
            <text:p>0,679478789</text:p>
          </table:table-cell>
        </table:table-row>
        <table:table-row table:style-name="ro1">
          <table:table-cell office:value-type="float" office:value="4.96629087504">
            <text:p>4,966290875</text:p>
          </table:table-cell>
          <table:table-cell office:value-type="float" office:value="4.54384385978">
            <text:p>4,5438438598</text:p>
          </table:table-cell>
          <table:table-cell table:formula="of:=FREQUENCY([.B$14:.B$1013];[.B264])/1000" office:value-type="float" office:value="0.251">
            <text:p>0,251</text:p>
          </table:table-cell>
          <table:table-cell table:formula="of:=IF(AND([.F$5]&lt;[.B264];[.B264]&lt;=[.F$6]);([.A264]-[.F$5])/([.F$6]-[.F$5]);1)" office:value-type="float" office:value="0.32771514584">
            <text:p>0,3277151458</text:p>
          </table:table-cell>
          <table:table-cell table:formula="of:=ABS([.D264]-[.C264])" office:value-type="float" office:value="0.0767151458400001">
            <text:p>0,0767151458</text:p>
          </table:table-cell>
          <table:table-cell table:formula="of:=ABS([.D264]-[.C263])" office:value-type="float" office:value="0.0777151458400001">
            <text:p>0,0777151458</text:p>
          </table:table-cell>
        </table:table-row>
        <table:table-row table:style-name="ro1">
          <table:table-cell office:value-type="float" office:value="3.36392197509">
            <text:p>3,3639219751</text:p>
          </table:table-cell>
          <table:table-cell office:value-type="float" office:value="4.54605854739">
            <text:p>4,5460585474</text:p>
          </table:table-cell>
          <table:table-cell table:formula="of:=FREQUENCY([.B$14:.B$1013];[.B265])/1000" office:value-type="float" office:value="0.252">
            <text:p>0,252</text:p>
          </table:table-cell>
          <table:table-cell table:formula="of:=IF(AND([.F$5]&lt;[.B265];[.B265]&lt;=[.F$6]);([.A265]-[.F$5])/([.F$6]-[.F$5]);1)" office:value-type="float" office:value="0.060653662515">
            <text:p>0,0606536625</text:p>
          </table:table-cell>
          <table:table-cell table:formula="of:=ABS([.D265]-[.C265])" office:value-type="float" office:value="0.191346337485">
            <text:p>0,1913463375</text:p>
          </table:table-cell>
          <table:table-cell table:formula="of:=ABS([.D265]-[.C264])" office:value-type="float" office:value="0.190346337485">
            <text:p>0,1903463375</text:p>
          </table:table-cell>
        </table:table-row>
        <table:table-row table:style-name="ro1">
          <table:table-cell office:value-type="float" office:value="5.36972219069">
            <text:p>5,3697221907</text:p>
          </table:table-cell>
          <table:table-cell office:value-type="float" office:value="4.55807344685">
            <text:p>4,5580734469</text:p>
          </table:table-cell>
          <table:table-cell table:formula="of:=FREQUENCY([.B$14:.B$1013];[.B266])/1000" office:value-type="float" office:value="0.253">
            <text:p>0,253</text:p>
          </table:table-cell>
          <table:table-cell table:formula="of:=IF(AND([.F$5]&lt;[.B266];[.B266]&lt;=[.F$6]);([.A266]-[.F$5])/([.F$6]-[.F$5]);1)" office:value-type="float" office:value="0.394953698448333">
            <text:p>0,3949536984</text:p>
          </table:table-cell>
          <table:table-cell table:formula="of:=ABS([.D266]-[.C266])" office:value-type="float" office:value="0.141953698448333">
            <text:p>0,1419536984</text:p>
          </table:table-cell>
          <table:table-cell table:formula="of:=ABS([.D266]-[.C265])" office:value-type="float" office:value="0.142953698448333">
            <text:p>0,1429536984</text:p>
          </table:table-cell>
        </table:table-row>
        <table:table-row table:style-name="ro1">
          <table:table-cell office:value-type="float" office:value="8.00591294335">
            <text:p>8,0059129434</text:p>
          </table:table-cell>
          <table:table-cell office:value-type="float" office:value="4.5694420965">
            <text:p>4,5694420965</text:p>
          </table:table-cell>
          <table:table-cell table:formula="of:=FREQUENCY([.B$14:.B$1013];[.B267])/1000" office:value-type="float" office:value="0.254">
            <text:p>0,254</text:p>
          </table:table-cell>
          <table:table-cell table:formula="of:=IF(AND([.F$5]&lt;[.B267];[.B267]&lt;=[.F$6]);([.A267]-[.F$5])/([.F$6]-[.F$5]);1)" office:value-type="float" office:value="0.834318823891667">
            <text:p>0,8343188239</text:p>
          </table:table-cell>
          <table:table-cell table:formula="of:=ABS([.D267]-[.C267])" office:value-type="float" office:value="0.580318823891667">
            <text:p>0,5803188239</text:p>
          </table:table-cell>
          <table:table-cell table:formula="of:=ABS([.D267]-[.C266])" office:value-type="float" office:value="0.581318823891667">
            <text:p>0,5813188239</text:p>
          </table:table-cell>
        </table:table-row>
        <table:table-row table:style-name="ro1">
          <table:table-cell office:value-type="float" office:value="6.45061703456">
            <text:p>6,4506170346</text:p>
          </table:table-cell>
          <table:table-cell office:value-type="float" office:value="4.5696180592">
            <text:p>4,5696180592</text:p>
          </table:table-cell>
          <table:table-cell table:formula="of:=FREQUENCY([.B$14:.B$1013];[.B268])/1000" office:value-type="float" office:value="0.255">
            <text:p>0,255</text:p>
          </table:table-cell>
          <table:table-cell table:formula="of:=IF(AND([.F$5]&lt;[.B268];[.B268]&lt;=[.F$6]);([.A268]-[.F$5])/([.F$6]-[.F$5]);1)" office:value-type="float" office:value="0.575102839093333">
            <text:p>0,5751028391</text:p>
          </table:table-cell>
          <table:table-cell table:formula="of:=ABS([.D268]-[.C268])" office:value-type="float" office:value="0.320102839093333">
            <text:p>0,3201028391</text:p>
          </table:table-cell>
          <table:table-cell table:formula="of:=ABS([.D268]-[.C267])" office:value-type="float" office:value="0.321102839093333">
            <text:p>0,3211028391</text:p>
          </table:table-cell>
        </table:table-row>
        <table:table-row table:style-name="ro1">
          <table:table-cell office:value-type="float" office:value="3.58392310016">
            <text:p>3,5839231002</text:p>
          </table:table-cell>
          <table:table-cell office:value-type="float" office:value="4.57273141647">
            <text:p>4,5727314165</text:p>
          </table:table-cell>
          <table:table-cell table:formula="of:=FREQUENCY([.B$14:.B$1013];[.B269])/1000" office:value-type="float" office:value="0.256">
            <text:p>0,256</text:p>
          </table:table-cell>
          <table:table-cell table:formula="of:=IF(AND([.F$5]&lt;[.B269];[.B269]&lt;=[.F$6]);([.A269]-[.F$5])/([.F$6]-[.F$5]);1)" office:value-type="float" office:value="0.0973205166933333">
            <text:p>0,0973205167</text:p>
          </table:table-cell>
          <table:table-cell table:formula="of:=ABS([.D269]-[.C269])" office:value-type="float" office:value="0.158679483306667">
            <text:p>0,1586794833</text:p>
          </table:table-cell>
          <table:table-cell table:formula="of:=ABS([.D269]-[.C268])" office:value-type="float" office:value="0.157679483306667">
            <text:p>0,1576794833</text:p>
          </table:table-cell>
        </table:table-row>
        <table:table-row table:style-name="ro1">
          <table:table-cell office:value-type="float" office:value="5.73779933049">
            <text:p>5,7377993305</text:p>
          </table:table-cell>
          <table:table-cell office:value-type="float" office:value="4.59373748729">
            <text:p>4,5937374873</text:p>
          </table:table-cell>
          <table:table-cell table:formula="of:=FREQUENCY([.B$14:.B$1013];[.B270])/1000" office:value-type="float" office:value="0.257">
            <text:p>0,257</text:p>
          </table:table-cell>
          <table:table-cell table:formula="of:=IF(AND([.F$5]&lt;[.B270];[.B270]&lt;=[.F$6]);([.A270]-[.F$5])/([.F$6]-[.F$5]);1)" office:value-type="float" office:value="0.456299888415">
            <text:p>0,4562998884</text:p>
          </table:table-cell>
          <table:table-cell table:formula="of:=ABS([.D270]-[.C270])" office:value-type="float" office:value="0.199299888415">
            <text:p>0,1992998884</text:p>
          </table:table-cell>
          <table:table-cell table:formula="of:=ABS([.D270]-[.C269])" office:value-type="float" office:value="0.200299888415">
            <text:p>0,2002998884</text:p>
          </table:table-cell>
        </table:table-row>
        <table:table-row table:style-name="ro1">
          <table:table-cell office:value-type="float" office:value="7.2691258383">
            <text:p>7,2691258383</text:p>
          </table:table-cell>
          <table:table-cell office:value-type="float" office:value="4.59999842751">
            <text:p>4,5999984275</text:p>
          </table:table-cell>
          <table:table-cell table:formula="of:=FREQUENCY([.B$14:.B$1013];[.B271])/1000" office:value-type="float" office:value="0.258">
            <text:p>0,258</text:p>
          </table:table-cell>
          <table:table-cell table:formula="of:=IF(AND([.F$5]&lt;[.B271];[.B271]&lt;=[.F$6]);([.A271]-[.F$5])/([.F$6]-[.F$5]);1)" office:value-type="float" office:value="0.71152097305">
            <text:p>0,7115209731</text:p>
          </table:table-cell>
          <table:table-cell table:formula="of:=ABS([.D271]-[.C271])" office:value-type="float" office:value="0.45352097305">
            <text:p>0,4535209731</text:p>
          </table:table-cell>
          <table:table-cell table:formula="of:=ABS([.D271]-[.C270])" office:value-type="float" office:value="0.45452097305">
            <text:p>0,4545209731</text:p>
          </table:table-cell>
        </table:table-row>
        <table:table-row table:style-name="ro1">
          <table:table-cell office:value-type="float" office:value="3.00182884822">
            <text:p>3,0018288482</text:p>
          </table:table-cell>
          <table:table-cell office:value-type="float" office:value="4.61315457811">
            <text:p>4,6131545781</text:p>
          </table:table-cell>
          <table:table-cell table:formula="of:=FREQUENCY([.B$14:.B$1013];[.B272])/1000" office:value-type="float" office:value="0.259">
            <text:p>0,259</text:p>
          </table:table-cell>
          <table:table-cell table:formula="of:=IF(AND([.F$5]&lt;[.B272];[.B272]&lt;=[.F$6]);([.A272]-[.F$5])/([.F$6]-[.F$5]);1)" office:value-type="float" office:value="0.000304808036666696">
            <text:p>0,000304808</text:p>
          </table:table-cell>
          <table:table-cell table:formula="of:=ABS([.D272]-[.C272])" office:value-type="float" office:value="0.258695191963333">
            <text:p>0,258695192</text:p>
          </table:table-cell>
          <table:table-cell table:formula="of:=ABS([.D272]-[.C271])" office:value-type="float" office:value="0.257695191963333">
            <text:p>0,257695192</text:p>
          </table:table-cell>
        </table:table-row>
        <table:table-row table:style-name="ro1">
          <table:table-cell office:value-type="float" office:value="3.62203699234">
            <text:p>3,6220369923</text:p>
          </table:table-cell>
          <table:table-cell office:value-type="float" office:value="4.62920918293">
            <text:p>4,6292091829</text:p>
          </table:table-cell>
          <table:table-cell table:formula="of:=FREQUENCY([.B$14:.B$1013];[.B273])/1000" office:value-type="float" office:value="0.26">
            <text:p>0,26</text:p>
          </table:table-cell>
          <table:table-cell table:formula="of:=IF(AND([.F$5]&lt;[.B273];[.B273]&lt;=[.F$6]);([.A273]-[.F$5])/([.F$6]-[.F$5]);1)" office:value-type="float" office:value="0.103672832056667">
            <text:p>0,1036728321</text:p>
          </table:table-cell>
          <table:table-cell table:formula="of:=ABS([.D273]-[.C273])" office:value-type="float" office:value="0.156327167943333">
            <text:p>0,1563271679</text:p>
          </table:table-cell>
          <table:table-cell table:formula="of:=ABS([.D273]-[.C272])" office:value-type="float" office:value="0.155327167943333">
            <text:p>0,1553271679</text:p>
          </table:table-cell>
        </table:table-row>
        <table:table-row table:style-name="ro1">
          <table:table-cell office:value-type="float" office:value="3.71245991646">
            <text:p>3,7124599165</text:p>
          </table:table-cell>
          <table:table-cell office:value-type="float" office:value="4.63561569767">
            <text:p>4,6356156977</text:p>
          </table:table-cell>
          <table:table-cell table:formula="of:=FREQUENCY([.B$14:.B$1013];[.B274])/1000" office:value-type="float" office:value="0.261">
            <text:p>0,261</text:p>
          </table:table-cell>
          <table:table-cell table:formula="of:=IF(AND([.F$5]&lt;[.B274];[.B274]&lt;=[.F$6]);([.A274]-[.F$5])/([.F$6]-[.F$5]);1)" office:value-type="float" office:value="0.11874331941">
            <text:p>0,1187433194</text:p>
          </table:table-cell>
          <table:table-cell table:formula="of:=ABS([.D274]-[.C274])" office:value-type="float" office:value="0.14225668059">
            <text:p>0,1422566806</text:p>
          </table:table-cell>
          <table:table-cell table:formula="of:=ABS([.D274]-[.C273])" office:value-type="float" office:value="0.14125668059">
            <text:p>0,1412566806</text:p>
          </table:table-cell>
        </table:table-row>
        <table:table-row table:style-name="ro1">
          <table:table-cell office:value-type="float" office:value="7.98721010396">
            <text:p>7,987210104</text:p>
          </table:table-cell>
          <table:table-cell office:value-type="float" office:value="4.6409403715">
            <text:p>4,6409403715</text:p>
          </table:table-cell>
          <table:table-cell table:formula="of:=FREQUENCY([.B$14:.B$1013];[.B275])/1000" office:value-type="float" office:value="0.262">
            <text:p>0,262</text:p>
          </table:table-cell>
          <table:table-cell table:formula="of:=IF(AND([.F$5]&lt;[.B275];[.B275]&lt;=[.F$6]);([.A275]-[.F$5])/([.F$6]-[.F$5]);1)" office:value-type="float" office:value="0.831201683993333">
            <text:p>0,831201684</text:p>
          </table:table-cell>
          <table:table-cell table:formula="of:=ABS([.D275]-[.C275])" office:value-type="float" office:value="0.569201683993333">
            <text:p>0,569201684</text:p>
          </table:table-cell>
          <table:table-cell table:formula="of:=ABS([.D275]-[.C274])" office:value-type="float" office:value="0.570201683993333">
            <text:p>0,570201684</text:p>
          </table:table-cell>
        </table:table-row>
        <table:table-row table:style-name="ro1">
          <table:table-cell office:value-type="float" office:value="4.95132015684">
            <text:p>4,9513201568</text:p>
          </table:table-cell>
          <table:table-cell office:value-type="float" office:value="4.64182643736">
            <text:p>4,6418264374</text:p>
          </table:table-cell>
          <table:table-cell table:formula="of:=FREQUENCY([.B$14:.B$1013];[.B276])/1000" office:value-type="float" office:value="0.263">
            <text:p>0,263</text:p>
          </table:table-cell>
          <table:table-cell table:formula="of:=IF(AND([.F$5]&lt;[.B276];[.B276]&lt;=[.F$6]);([.A276]-[.F$5])/([.F$6]-[.F$5]);1)" office:value-type="float" office:value="0.32522002614">
            <text:p>0,3252200261</text:p>
          </table:table-cell>
          <table:table-cell table:formula="of:=ABS([.D276]-[.C276])" office:value-type="float" office:value="0.0622200261399999">
            <text:p>0,0622200261</text:p>
          </table:table-cell>
          <table:table-cell table:formula="of:=ABS([.D276]-[.C275])" office:value-type="float" office:value="0.0632200261399999">
            <text:p>0,0632200261</text:p>
          </table:table-cell>
        </table:table-row>
        <table:table-row table:style-name="ro1">
          <table:table-cell office:value-type="float" office:value="4.10900200185">
            <text:p>4,1090020019</text:p>
          </table:table-cell>
          <table:table-cell office:value-type="float" office:value="4.65783239848">
            <text:p>4,6578323985</text:p>
          </table:table-cell>
          <table:table-cell table:formula="of:=FREQUENCY([.B$14:.B$1013];[.B277])/1000" office:value-type="float" office:value="0.264">
            <text:p>0,264</text:p>
          </table:table-cell>
          <table:table-cell table:formula="of:=IF(AND([.F$5]&lt;[.B277];[.B277]&lt;=[.F$6]);([.A277]-[.F$5])/([.F$6]-[.F$5]);1)" office:value-type="float" office:value="0.184833666975">
            <text:p>0,184833667</text:p>
          </table:table-cell>
          <table:table-cell table:formula="of:=ABS([.D277]-[.C277])" office:value-type="float" office:value="0.079166333025">
            <text:p>0,079166333</text:p>
          </table:table-cell>
          <table:table-cell table:formula="of:=ABS([.D277]-[.C276])" office:value-type="float" office:value="0.078166333025">
            <text:p>0,078166333</text:p>
          </table:table-cell>
        </table:table-row>
        <table:table-row table:style-name="ro1">
          <table:table-cell office:value-type="float" office:value="7.40792233641">
            <text:p>7,4079223364</text:p>
          </table:table-cell>
          <table:table-cell office:value-type="float" office:value="4.66145774938">
            <text:p>4,6614577494</text:p>
          </table:table-cell>
          <table:table-cell table:formula="of:=FREQUENCY([.B$14:.B$1013];[.B278])/1000" office:value-type="float" office:value="0.265">
            <text:p>0,265</text:p>
          </table:table-cell>
          <table:table-cell table:formula="of:=IF(AND([.F$5]&lt;[.B278];[.B278]&lt;=[.F$6]);([.A278]-[.F$5])/([.F$6]-[.F$5]);1)" office:value-type="float" office:value="0.734653722735">
            <text:p>0,7346537227</text:p>
          </table:table-cell>
          <table:table-cell table:formula="of:=ABS([.D278]-[.C278])" office:value-type="float" office:value="0.469653722735">
            <text:p>0,4696537227</text:p>
          </table:table-cell>
          <table:table-cell table:formula="of:=ABS([.D278]-[.C277])" office:value-type="float" office:value="0.470653722735">
            <text:p>0,4706537227</text:p>
          </table:table-cell>
        </table:table-row>
        <table:table-row table:style-name="ro1">
          <table:table-cell office:value-type="float" office:value="6.95890341937">
            <text:p>6,9589034194</text:p>
          </table:table-cell>
          <table:table-cell office:value-type="float" office:value="4.66743076573">
            <text:p>4,6674307657</text:p>
          </table:table-cell>
          <table:table-cell table:formula="of:=FREQUENCY([.B$14:.B$1013];[.B279])/1000" office:value-type="float" office:value="0.266">
            <text:p>0,266</text:p>
          </table:table-cell>
          <table:table-cell table:formula="of:=IF(AND([.F$5]&lt;[.B279];[.B279]&lt;=[.F$6]);([.A279]-[.F$5])/([.F$6]-[.F$5]);1)" office:value-type="float" office:value="0.659817236561667">
            <text:p>0,6598172366</text:p>
          </table:table-cell>
          <table:table-cell table:formula="of:=ABS([.D279]-[.C279])" office:value-type="float" office:value="0.393817236561667">
            <text:p>0,3938172366</text:p>
          </table:table-cell>
          <table:table-cell table:formula="of:=ABS([.D279]-[.C278])" office:value-type="float" office:value="0.394817236561667">
            <text:p>0,3948172366</text:p>
          </table:table-cell>
        </table:table-row>
        <table:table-row table:style-name="ro1">
          <table:table-cell office:value-type="float" office:value="4.98433117145">
            <text:p>4,9843311715</text:p>
          </table:table-cell>
          <table:table-cell office:value-type="float" office:value="4.67505350804">
            <text:p>4,675053508</text:p>
          </table:table-cell>
          <table:table-cell table:formula="of:=FREQUENCY([.B$14:.B$1013];[.B280])/1000" office:value-type="float" office:value="0.267">
            <text:p>0,267</text:p>
          </table:table-cell>
          <table:table-cell table:formula="of:=IF(AND([.F$5]&lt;[.B280];[.B280]&lt;=[.F$6]);([.A280]-[.F$5])/([.F$6]-[.F$5]);1)" office:value-type="float" office:value="0.330721861908333">
            <text:p>0,3307218619</text:p>
          </table:table-cell>
          <table:table-cell table:formula="of:=ABS([.D280]-[.C280])" office:value-type="float" office:value="0.0637218619083333">
            <text:p>0,0637218619</text:p>
          </table:table-cell>
          <table:table-cell table:formula="of:=ABS([.D280]-[.C279])" office:value-type="float" office:value="0.0647218619083334">
            <text:p>0,0647218619</text:p>
          </table:table-cell>
        </table:table-row>
        <table:table-row table:style-name="ro1">
          <table:table-cell office:value-type="float" office:value="7.35738934704">
            <text:p>7,357389347</text:p>
          </table:table-cell>
          <table:table-cell office:value-type="float" office:value="4.72180013524">
            <text:p>4,7218001352</text:p>
          </table:table-cell>
          <table:table-cell table:formula="of:=FREQUENCY([.B$14:.B$1013];[.B281])/1000" office:value-type="float" office:value="0.268">
            <text:p>0,268</text:p>
          </table:table-cell>
          <table:table-cell table:formula="of:=IF(AND([.F$5]&lt;[.B281];[.B281]&lt;=[.F$6]);([.A281]-[.F$5])/([.F$6]-[.F$5]);1)" office:value-type="float" office:value="0.72623155784">
            <text:p>0,7262315578</text:p>
          </table:table-cell>
          <table:table-cell table:formula="of:=ABS([.D281]-[.C281])" office:value-type="float" office:value="0.45823155784">
            <text:p>0,4582315578</text:p>
          </table:table-cell>
          <table:table-cell table:formula="of:=ABS([.D281]-[.C280])" office:value-type="float" office:value="0.45923155784">
            <text:p>0,4592315578</text:p>
          </table:table-cell>
        </table:table-row>
        <table:table-row table:style-name="ro1">
          <table:table-cell office:value-type="float" office:value="6.18248465044">
            <text:p>6,1824846504</text:p>
          </table:table-cell>
          <table:table-cell office:value-type="float" office:value="4.72386415684">
            <text:p>4,7238641568</text:p>
          </table:table-cell>
          <table:table-cell table:formula="of:=FREQUENCY([.B$14:.B$1013];[.B282])/1000" office:value-type="float" office:value="0.269">
            <text:p>0,269</text:p>
          </table:table-cell>
          <table:table-cell table:formula="of:=IF(AND([.F$5]&lt;[.B282];[.B282]&lt;=[.F$6]);([.A282]-[.F$5])/([.F$6]-[.F$5]);1)" office:value-type="float" office:value="0.530414108406667">
            <text:p>0,5304141084</text:p>
          </table:table-cell>
          <table:table-cell table:formula="of:=ABS([.D282]-[.C282])" office:value-type="float" office:value="0.261414108406667">
            <text:p>0,2614141084</text:p>
          </table:table-cell>
          <table:table-cell table:formula="of:=ABS([.D282]-[.C281])" office:value-type="float" office:value="0.262414108406667">
            <text:p>0,2624141084</text:p>
          </table:table-cell>
        </table:table-row>
        <table:table-row table:style-name="ro1">
          <table:table-cell office:value-type="float" office:value="5.34779759353">
            <text:p>5,3477975935</text:p>
          </table:table-cell>
          <table:table-cell office:value-type="float" office:value="4.72499673223">
            <text:p>4,7249967322</text:p>
          </table:table-cell>
          <table:table-cell table:formula="of:=FREQUENCY([.B$14:.B$1013];[.B283])/1000" office:value-type="float" office:value="0.27">
            <text:p>0,27</text:p>
          </table:table-cell>
          <table:table-cell table:formula="of:=IF(AND([.F$5]&lt;[.B283];[.B283]&lt;=[.F$6]);([.A283]-[.F$5])/([.F$6]-[.F$5]);1)" office:value-type="float" office:value="0.391299598921667">
            <text:p>0,3912995989</text:p>
          </table:table-cell>
          <table:table-cell table:formula="of:=ABS([.D283]-[.C283])" office:value-type="float" office:value="0.121299598921667">
            <text:p>0,1212995989</text:p>
          </table:table-cell>
          <table:table-cell table:formula="of:=ABS([.D283]-[.C282])" office:value-type="float" office:value="0.122299598921667">
            <text:p>0,1222995989</text:p>
          </table:table-cell>
        </table:table-row>
        <table:table-row table:style-name="ro1">
          <table:table-cell office:value-type="float" office:value="7.01336562998">
            <text:p>7,01336563</text:p>
          </table:table-cell>
          <table:table-cell office:value-type="float" office:value="4.72685873416">
            <text:p>4,7268587342</text:p>
          </table:table-cell>
          <table:table-cell table:formula="of:=FREQUENCY([.B$14:.B$1013];[.B284])/1000" office:value-type="float" office:value="0.271">
            <text:p>0,271</text:p>
          </table:table-cell>
          <table:table-cell table:formula="of:=IF(AND([.F$5]&lt;[.B284];[.B284]&lt;=[.F$6]);([.A284]-[.F$5])/([.F$6]-[.F$5]);1)" office:value-type="float" office:value="0.668894271663333">
            <text:p>0,6688942717</text:p>
          </table:table-cell>
          <table:table-cell table:formula="of:=ABS([.D284]-[.C284])" office:value-type="float" office:value="0.397894271663333">
            <text:p>0,3978942717</text:p>
          </table:table-cell>
          <table:table-cell table:formula="of:=ABS([.D284]-[.C283])" office:value-type="float" office:value="0.398894271663333">
            <text:p>0,3988942717</text:p>
          </table:table-cell>
        </table:table-row>
        <table:table-row table:style-name="ro1">
          <table:table-cell office:value-type="float" office:value="7.54312624868">
            <text:p>7,5431262487</text:p>
          </table:table-cell>
          <table:table-cell office:value-type="float" office:value="4.72857026835">
            <text:p>4,7285702684</text:p>
          </table:table-cell>
          <table:table-cell table:formula="of:=FREQUENCY([.B$14:.B$1013];[.B285])/1000" office:value-type="float" office:value="0.272">
            <text:p>0,272</text:p>
          </table:table-cell>
          <table:table-cell table:formula="of:=IF(AND([.F$5]&lt;[.B285];[.B285]&lt;=[.F$6]);([.A285]-[.F$5])/([.F$6]-[.F$5]);1)" office:value-type="float" office:value="0.757187708113333">
            <text:p>0,7571877081</text:p>
          </table:table-cell>
          <table:table-cell table:formula="of:=ABS([.D285]-[.C285])" office:value-type="float" office:value="0.485187708113333">
            <text:p>0,4851877081</text:p>
          </table:table-cell>
          <table:table-cell table:formula="of:=ABS([.D285]-[.C284])" office:value-type="float" office:value="0.486187708113333">
            <text:p>0,4861877081</text:p>
          </table:table-cell>
        </table:table-row>
        <table:table-row table:style-name="ro1">
          <table:table-cell office:value-type="float" office:value="5.21045614878">
            <text:p>5,2104561488</text:p>
          </table:table-cell>
          <table:table-cell office:value-type="float" office:value="4.73020274278">
            <text:p>4,7302027428</text:p>
          </table:table-cell>
          <table:table-cell table:formula="of:=FREQUENCY([.B$14:.B$1013];[.B286])/1000" office:value-type="float" office:value="0.273">
            <text:p>0,273</text:p>
          </table:table-cell>
          <table:table-cell table:formula="of:=IF(AND([.F$5]&lt;[.B286];[.B286]&lt;=[.F$6]);([.A286]-[.F$5])/([.F$6]-[.F$5]);1)" office:value-type="float" office:value="0.36840935813">
            <text:p>0,3684093581</text:p>
          </table:table-cell>
          <table:table-cell table:formula="of:=ABS([.D286]-[.C286])" office:value-type="float" office:value="0.0954093581299999">
            <text:p>0,0954093581</text:p>
          </table:table-cell>
          <table:table-cell table:formula="of:=ABS([.D286]-[.C285])" office:value-type="float" office:value="0.0964093581299999">
            <text:p>0,0964093581</text:p>
          </table:table-cell>
        </table:table-row>
        <table:table-row table:style-name="ro1">
          <table:table-cell office:value-type="float" office:value="8.73289038375">
            <text:p>8,7328903838</text:p>
          </table:table-cell>
          <table:table-cell office:value-type="float" office:value="4.73492803999">
            <text:p>4,73492804</text:p>
          </table:table-cell>
          <table:table-cell table:formula="of:=FREQUENCY([.B$14:.B$1013];[.B287])/1000" office:value-type="float" office:value="0.274">
            <text:p>0,274</text:p>
          </table:table-cell>
          <table:table-cell table:formula="of:=IF(AND([.F$5]&lt;[.B287];[.B287]&lt;=[.F$6]);([.A287]-[.F$5])/([.F$6]-[.F$5]);1)" office:value-type="float" office:value="0.955481730625">
            <text:p>0,9554817306</text:p>
          </table:table-cell>
          <table:table-cell table:formula="of:=ABS([.D287]-[.C287])" office:value-type="float" office:value="0.681481730625">
            <text:p>0,6814817306</text:p>
          </table:table-cell>
          <table:table-cell table:formula="of:=ABS([.D287]-[.C286])" office:value-type="float" office:value="0.682481730625">
            <text:p>0,6824817306</text:p>
          </table:table-cell>
        </table:table-row>
        <table:table-row table:style-name="ro1">
          <table:table-cell office:value-type="float" office:value="7.60905600434">
            <text:p>7,6090560043</text:p>
          </table:table-cell>
          <table:table-cell office:value-type="float" office:value="4.74469645531">
            <text:p>4,7446964553</text:p>
          </table:table-cell>
          <table:table-cell table:formula="of:=FREQUENCY([.B$14:.B$1013];[.B288])/1000" office:value-type="float" office:value="0.275">
            <text:p>0,275</text:p>
          </table:table-cell>
          <table:table-cell table:formula="of:=IF(AND([.F$5]&lt;[.B288];[.B288]&lt;=[.F$6]);([.A288]-[.F$5])/([.F$6]-[.F$5]);1)" office:value-type="float" office:value="0.768176000723333">
            <text:p>0,7681760007</text:p>
          </table:table-cell>
          <table:table-cell table:formula="of:=ABS([.D288]-[.C288])" office:value-type="float" office:value="0.493176000723333">
            <text:p>0,4931760007</text:p>
          </table:table-cell>
          <table:table-cell table:formula="of:=ABS([.D288]-[.C287])" office:value-type="float" office:value="0.494176000723333">
            <text:p>0,4941760007</text:p>
          </table:table-cell>
        </table:table-row>
        <table:table-row table:style-name="ro1">
          <table:table-cell office:value-type="float" office:value="4.22570700125">
            <text:p>4,2257070013</text:p>
          </table:table-cell>
          <table:table-cell office:value-type="float" office:value="4.74566423045">
            <text:p>4,7456642305</text:p>
          </table:table-cell>
          <table:table-cell table:formula="of:=FREQUENCY([.B$14:.B$1013];[.B289])/1000" office:value-type="float" office:value="0.276">
            <text:p>0,276</text:p>
          </table:table-cell>
          <table:table-cell table:formula="of:=IF(AND([.F$5]&lt;[.B289];[.B289]&lt;=[.F$6]);([.A289]-[.F$5])/([.F$6]-[.F$5]);1)" office:value-type="float" office:value="0.204284500208333">
            <text:p>0,2042845002</text:p>
          </table:table-cell>
          <table:table-cell table:formula="of:=ABS([.D289]-[.C289])" office:value-type="float" office:value="0.0717154997916667">
            <text:p>0,0717154998</text:p>
          </table:table-cell>
          <table:table-cell table:formula="of:=ABS([.D289]-[.C288])" office:value-type="float" office:value="0.0707154997916667">
            <text:p>0,0707154998</text:p>
          </table:table-cell>
        </table:table-row>
        <table:table-row table:style-name="ro1">
          <table:table-cell office:value-type="float" office:value="4.50398885816">
            <text:p>4,5039888582</text:p>
          </table:table-cell>
          <table:table-cell office:value-type="float" office:value="4.76371751636">
            <text:p>4,7637175164</text:p>
          </table:table-cell>
          <table:table-cell table:formula="of:=FREQUENCY([.B$14:.B$1013];[.B290])/1000" office:value-type="float" office:value="0.277">
            <text:p>0,277</text:p>
          </table:table-cell>
          <table:table-cell table:formula="of:=IF(AND([.F$5]&lt;[.B290];[.B290]&lt;=[.F$6]);([.A290]-[.F$5])/([.F$6]-[.F$5]);1)" office:value-type="float" office:value="0.250664809693333">
            <text:p>0,2506648097</text:p>
          </table:table-cell>
          <table:table-cell table:formula="of:=ABS([.D290]-[.C290])" office:value-type="float" office:value="0.0263351903066668">
            <text:p>0,0263351903</text:p>
          </table:table-cell>
          <table:table-cell table:formula="of:=ABS([.D290]-[.C289])" office:value-type="float" office:value="0.0253351903066668">
            <text:p>0,0253351903</text:p>
          </table:table-cell>
        </table:table-row>
        <table:table-row table:style-name="ro1">
          <table:table-cell office:value-type="float" office:value="7.19592144433">
            <text:p>7,1959214443</text:p>
          </table:table-cell>
          <table:table-cell office:value-type="float" office:value="4.76997208093">
            <text:p>4,7699720809</text:p>
          </table:table-cell>
          <table:table-cell table:formula="of:=FREQUENCY([.B$14:.B$1013];[.B291])/1000" office:value-type="float" office:value="0.278">
            <text:p>0,278</text:p>
          </table:table-cell>
          <table:table-cell table:formula="of:=IF(AND([.F$5]&lt;[.B291];[.B291]&lt;=[.F$6]);([.A291]-[.F$5])/([.F$6]-[.F$5]);1)" office:value-type="float" office:value="0.699320240721667">
            <text:p>0,6993202407</text:p>
          </table:table-cell>
          <table:table-cell table:formula="of:=ABS([.D291]-[.C291])" office:value-type="float" office:value="0.421320240721667">
            <text:p>0,4213202407</text:p>
          </table:table-cell>
          <table:table-cell table:formula="of:=ABS([.D291]-[.C290])" office:value-type="float" office:value="0.422320240721667">
            <text:p>0,4223202407</text:p>
          </table:table-cell>
        </table:table-row>
        <table:table-row table:style-name="ro1">
          <table:table-cell office:value-type="float" office:value="6.16717235647">
            <text:p>6,1671723565</text:p>
          </table:table-cell>
          <table:table-cell office:value-type="float" office:value="4.77263455687">
            <text:p>4,7726345569</text:p>
          </table:table-cell>
          <table:table-cell table:formula="of:=FREQUENCY([.B$14:.B$1013];[.B292])/1000" office:value-type="float" office:value="0.279">
            <text:p>0,279</text:p>
          </table:table-cell>
          <table:table-cell table:formula="of:=IF(AND([.F$5]&lt;[.B292];[.B292]&lt;=[.F$6]);([.A292]-[.F$5])/([.F$6]-[.F$5]);1)" office:value-type="float" office:value="0.527862059411667">
            <text:p>0,5278620594</text:p>
          </table:table-cell>
          <table:table-cell table:formula="of:=ABS([.D292]-[.C292])" office:value-type="float" office:value="0.248862059411667">
            <text:p>0,2488620594</text:p>
          </table:table-cell>
          <table:table-cell table:formula="of:=ABS([.D292]-[.C291])" office:value-type="float" office:value="0.249862059411667">
            <text:p>0,2498620594</text:p>
          </table:table-cell>
        </table:table-row>
        <table:table-row table:style-name="ro1">
          <table:table-cell office:value-type="float" office:value="7.2077180479">
            <text:p>7,2077180479</text:p>
          </table:table-cell>
          <table:table-cell office:value-type="float" office:value="4.77521042488">
            <text:p>4,7752104249</text:p>
          </table:table-cell>
          <table:table-cell table:formula="of:=FREQUENCY([.B$14:.B$1013];[.B293])/1000" office:value-type="float" office:value="0.28">
            <text:p>0,28</text:p>
          </table:table-cell>
          <table:table-cell table:formula="of:=IF(AND([.F$5]&lt;[.B293];[.B293]&lt;=[.F$6]);([.A293]-[.F$5])/([.F$6]-[.F$5]);1)" office:value-type="float" office:value="0.701286341316667">
            <text:p>0,7012863413</text:p>
          </table:table-cell>
          <table:table-cell table:formula="of:=ABS([.D293]-[.C293])" office:value-type="float" office:value="0.421286341316667">
            <text:p>0,4212863413</text:p>
          </table:table-cell>
          <table:table-cell table:formula="of:=ABS([.D293]-[.C292])" office:value-type="float" office:value="0.422286341316667">
            <text:p>0,4222863413</text:p>
          </table:table-cell>
        </table:table-row>
        <table:table-row table:style-name="ro1">
          <table:table-cell office:value-type="float" office:value="5.84563145625">
            <text:p>5,8456314563</text:p>
          </table:table-cell>
          <table:table-cell office:value-type="float" office:value="4.7761713067">
            <text:p>4,7761713067</text:p>
          </table:table-cell>
          <table:table-cell table:formula="of:=FREQUENCY([.B$14:.B$1013];[.B294])/1000" office:value-type="float" office:value="0.281">
            <text:p>0,281</text:p>
          </table:table-cell>
          <table:table-cell table:formula="of:=IF(AND([.F$5]&lt;[.B294];[.B294]&lt;=[.F$6]);([.A294]-[.F$5])/([.F$6]-[.F$5]);1)" office:value-type="float" office:value="0.474271909375">
            <text:p>0,4742719094</text:p>
          </table:table-cell>
          <table:table-cell table:formula="of:=ABS([.D294]-[.C294])" office:value-type="float" office:value="0.193271909375">
            <text:p>0,1932719094</text:p>
          </table:table-cell>
          <table:table-cell table:formula="of:=ABS([.D294]-[.C293])" office:value-type="float" office:value="0.194271909375">
            <text:p>0,1942719094</text:p>
          </table:table-cell>
        </table:table-row>
        <table:table-row table:style-name="ro1">
          <table:table-cell office:value-type="float" office:value="4.50044244658">
            <text:p>4,5004424466</text:p>
          </table:table-cell>
          <table:table-cell office:value-type="float" office:value="4.78055653383">
            <text:p>4,7805565338</text:p>
          </table:table-cell>
          <table:table-cell table:formula="of:=FREQUENCY([.B$14:.B$1013];[.B295])/1000" office:value-type="float" office:value="0.282">
            <text:p>0,282</text:p>
          </table:table-cell>
          <table:table-cell table:formula="of:=IF(AND([.F$5]&lt;[.B295];[.B295]&lt;=[.F$6]);([.A295]-[.F$5])/([.F$6]-[.F$5]);1)" office:value-type="float" office:value="0.250073741096667">
            <text:p>0,2500737411</text:p>
          </table:table-cell>
          <table:table-cell table:formula="of:=ABS([.D295]-[.C295])" office:value-type="float" office:value="0.0319262589033333">
            <text:p>0,0319262589</text:p>
          </table:table-cell>
          <table:table-cell table:formula="of:=ABS([.D295]-[.C294])" office:value-type="float" office:value="0.0309262589033333">
            <text:p>0,0309262589</text:p>
          </table:table-cell>
        </table:table-row>
        <table:table-row table:style-name="ro1">
          <table:table-cell office:value-type="float" office:value="5.17815121014">
            <text:p>5,1781512101</text:p>
          </table:table-cell>
          <table:table-cell office:value-type="float" office:value="4.78558934708">
            <text:p>4,7855893471</text:p>
          </table:table-cell>
          <table:table-cell table:formula="of:=FREQUENCY([.B$14:.B$1013];[.B296])/1000" office:value-type="float" office:value="0.283">
            <text:p>0,283</text:p>
          </table:table-cell>
          <table:table-cell table:formula="of:=IF(AND([.F$5]&lt;[.B296];[.B296]&lt;=[.F$6]);([.A296]-[.F$5])/([.F$6]-[.F$5]);1)" office:value-type="float" office:value="0.36302520169">
            <text:p>0,3630252017</text:p>
          </table:table-cell>
          <table:table-cell table:formula="of:=ABS([.D296]-[.C296])" office:value-type="float" office:value="0.08002520169">
            <text:p>0,0800252017</text:p>
          </table:table-cell>
          <table:table-cell table:formula="of:=ABS([.D296]-[.C295])" office:value-type="float" office:value="0.0810252016900001">
            <text:p>0,0810252017</text:p>
          </table:table-cell>
        </table:table-row>
        <table:table-row table:style-name="ro1">
          <table:table-cell office:value-type="float" office:value="3.27084999892">
            <text:p>3,2708499989</text:p>
          </table:table-cell>
          <table:table-cell office:value-type="float" office:value="4.79904322721">
            <text:p>4,7990432272</text:p>
          </table:table-cell>
          <table:table-cell table:formula="of:=FREQUENCY([.B$14:.B$1013];[.B297])/1000" office:value-type="float" office:value="0.284">
            <text:p>0,284</text:p>
          </table:table-cell>
          <table:table-cell table:formula="of:=IF(AND([.F$5]&lt;[.B297];[.B297]&lt;=[.F$6]);([.A297]-[.F$5])/([.F$6]-[.F$5]);1)" office:value-type="float" office:value="0.0451416664866667">
            <text:p>0,0451416665</text:p>
          </table:table-cell>
          <table:table-cell table:formula="of:=ABS([.D297]-[.C297])" office:value-type="float" office:value="0.238858333513333">
            <text:p>0,2388583335</text:p>
          </table:table-cell>
          <table:table-cell table:formula="of:=ABS([.D297]-[.C296])" office:value-type="float" office:value="0.237858333513333">
            <text:p>0,2378583335</text:p>
          </table:table-cell>
        </table:table-row>
        <table:table-row table:style-name="ro1">
          <table:table-cell office:value-type="float" office:value="8.60749002479">
            <text:p>8,6074900248</text:p>
          </table:table-cell>
          <table:table-cell office:value-type="float" office:value="4.80096266099">
            <text:p>4,800962661</text:p>
          </table:table-cell>
          <table:table-cell table:formula="of:=FREQUENCY([.B$14:.B$1013];[.B298])/1000" office:value-type="float" office:value="0.285">
            <text:p>0,285</text:p>
          </table:table-cell>
          <table:table-cell table:formula="of:=IF(AND([.F$5]&lt;[.B298];[.B298]&lt;=[.F$6]);([.A298]-[.F$5])/([.F$6]-[.F$5]);1)" office:value-type="float" office:value="0.934581670798333">
            <text:p>0,9345816708</text:p>
          </table:table-cell>
          <table:table-cell table:formula="of:=ABS([.D298]-[.C298])" office:value-type="float" office:value="0.649581670798333">
            <text:p>0,6495816708</text:p>
          </table:table-cell>
          <table:table-cell table:formula="of:=ABS([.D298]-[.C297])" office:value-type="float" office:value="0.650581670798333">
            <text:p>0,6505816708</text:p>
          </table:table-cell>
        </table:table-row>
        <table:table-row table:style-name="ro1">
          <table:table-cell office:value-type="float" office:value="7.39777547799">
            <text:p>7,397775478</text:p>
          </table:table-cell>
          <table:table-cell office:value-type="float" office:value="4.80111995632">
            <text:p>4,8011199563</text:p>
          </table:table-cell>
          <table:table-cell table:formula="of:=FREQUENCY([.B$14:.B$1013];[.B299])/1000" office:value-type="float" office:value="0.286">
            <text:p>0,286</text:p>
          </table:table-cell>
          <table:table-cell table:formula="of:=IF(AND([.F$5]&lt;[.B299];[.B299]&lt;=[.F$6]);([.A299]-[.F$5])/([.F$6]-[.F$5]);1)" office:value-type="float" office:value="0.732962579665">
            <text:p>0,7329625797</text:p>
          </table:table-cell>
          <table:table-cell table:formula="of:=ABS([.D299]-[.C299])" office:value-type="float" office:value="0.446962579665">
            <text:p>0,4469625797</text:p>
          </table:table-cell>
          <table:table-cell table:formula="of:=ABS([.D299]-[.C298])" office:value-type="float" office:value="0.447962579665">
            <text:p>0,4479625797</text:p>
          </table:table-cell>
        </table:table-row>
        <table:table-row table:style-name="ro1">
          <table:table-cell office:value-type="float" office:value="5.5608132389">
            <text:p>5,5608132389</text:p>
          </table:table-cell>
          <table:table-cell office:value-type="float" office:value="4.80762540837">
            <text:p>4,8076254084</text:p>
          </table:table-cell>
          <table:table-cell table:formula="of:=FREQUENCY([.B$14:.B$1013];[.B300])/1000" office:value-type="float" office:value="0.287">
            <text:p>0,287</text:p>
          </table:table-cell>
          <table:table-cell table:formula="of:=IF(AND([.F$5]&lt;[.B300];[.B300]&lt;=[.F$6]);([.A300]-[.F$5])/([.F$6]-[.F$5]);1)" office:value-type="float" office:value="0.426802206483333">
            <text:p>0,4268022065</text:p>
          </table:table-cell>
          <table:table-cell table:formula="of:=ABS([.D300]-[.C300])" office:value-type="float" office:value="0.139802206483333">
            <text:p>0,1398022065</text:p>
          </table:table-cell>
          <table:table-cell table:formula="of:=ABS([.D300]-[.C299])" office:value-type="float" office:value="0.140802206483333">
            <text:p>0,1408022065</text:p>
          </table:table-cell>
        </table:table-row>
        <table:table-row table:style-name="ro1">
          <table:table-cell office:value-type="float" office:value="7.07201569196">
            <text:p>7,072015692</text:p>
          </table:table-cell>
          <table:table-cell office:value-type="float" office:value="4.81971582853">
            <text:p>4,8197158285</text:p>
          </table:table-cell>
          <table:table-cell table:formula="of:=FREQUENCY([.B$14:.B$1013];[.B301])/1000" office:value-type="float" office:value="0.288">
            <text:p>0,288</text:p>
          </table:table-cell>
          <table:table-cell table:formula="of:=IF(AND([.F$5]&lt;[.B301];[.B301]&lt;=[.F$6]);([.A301]-[.F$5])/([.F$6]-[.F$5]);1)" office:value-type="float" office:value="0.678669281993333">
            <text:p>0,678669282</text:p>
          </table:table-cell>
          <table:table-cell table:formula="of:=ABS([.D301]-[.C301])" office:value-type="float" office:value="0.390669281993333">
            <text:p>0,390669282</text:p>
          </table:table-cell>
          <table:table-cell table:formula="of:=ABS([.D301]-[.C300])" office:value-type="float" office:value="0.391669281993333">
            <text:p>0,391669282</text:p>
          </table:table-cell>
        </table:table-row>
        <table:table-row table:style-name="ro1">
          <table:table-cell office:value-type="float" office:value="5.78856969838">
            <text:p>5,7885696984</text:p>
          </table:table-cell>
          <table:table-cell office:value-type="float" office:value="4.82308474625">
            <text:p>4,8230847463</text:p>
          </table:table-cell>
          <table:table-cell table:formula="of:=FREQUENCY([.B$14:.B$1013];[.B302])/1000" office:value-type="float" office:value="0.289">
            <text:p>0,289</text:p>
          </table:table-cell>
          <table:table-cell table:formula="of:=IF(AND([.F$5]&lt;[.B302];[.B302]&lt;=[.F$6]);([.A302]-[.F$5])/([.F$6]-[.F$5]);1)" office:value-type="float" office:value="0.464761616396667">
            <text:p>0,4647616164</text:p>
          </table:table-cell>
          <table:table-cell table:formula="of:=ABS([.D302]-[.C302])" office:value-type="float" office:value="0.175761616396667">
            <text:p>0,1757616164</text:p>
          </table:table-cell>
          <table:table-cell table:formula="of:=ABS([.D302]-[.C301])" office:value-type="float" office:value="0.176761616396667">
            <text:p>0,1767616164</text:p>
          </table:table-cell>
        </table:table-row>
        <table:table-row table:style-name="ro1">
          <table:table-cell office:value-type="float" office:value="4.47726443778">
            <text:p>4,4772644378</text:p>
          </table:table-cell>
          <table:table-cell office:value-type="float" office:value="4.8314715888">
            <text:p>4,8314715888</text:p>
          </table:table-cell>
          <table:table-cell table:formula="of:=FREQUENCY([.B$14:.B$1013];[.B303])/1000" office:value-type="float" office:value="0.29">
            <text:p>0,29</text:p>
          </table:table-cell>
          <table:table-cell table:formula="of:=IF(AND([.F$5]&lt;[.B303];[.B303]&lt;=[.F$6]);([.A303]-[.F$5])/([.F$6]-[.F$5]);1)" office:value-type="float" office:value="0.24621073963">
            <text:p>0,2462107396</text:p>
          </table:table-cell>
          <table:table-cell table:formula="of:=ABS([.D303]-[.C303])" office:value-type="float" office:value="0.04378926037">
            <text:p>0,0437892604</text:p>
          </table:table-cell>
          <table:table-cell table:formula="of:=ABS([.D303]-[.C302])" office:value-type="float" office:value="0.04278926037">
            <text:p>0,0427892604</text:p>
          </table:table-cell>
        </table:table-row>
        <table:table-row table:style-name="ro1">
          <table:table-cell office:value-type="float" office:value="8.81833320882">
            <text:p>8,8183332088</text:p>
          </table:table-cell>
          <table:table-cell office:value-type="float" office:value="4.84731051369">
            <text:p>4,8473105137</text:p>
          </table:table-cell>
          <table:table-cell table:formula="of:=FREQUENCY([.B$14:.B$1013];[.B304])/1000" office:value-type="float" office:value="0.291">
            <text:p>0,291</text:p>
          </table:table-cell>
          <table:table-cell table:formula="of:=IF(AND([.F$5]&lt;[.B304];[.B304]&lt;=[.F$6]);([.A304]-[.F$5])/([.F$6]-[.F$5]);1)" office:value-type="float" office:value="0.96972220147">
            <text:p>0,9697222015</text:p>
          </table:table-cell>
          <table:table-cell table:formula="of:=ABS([.D304]-[.C304])" office:value-type="float" office:value="0.67872220147">
            <text:p>0,6787222015</text:p>
          </table:table-cell>
          <table:table-cell table:formula="of:=ABS([.D304]-[.C303])" office:value-type="float" office:value="0.67972220147">
            <text:p>0,6797222015</text:p>
          </table:table-cell>
        </table:table-row>
        <table:table-row table:style-name="ro1">
          <table:table-cell office:value-type="float" office:value="6.386598679">
            <text:p>6,386598679</text:p>
          </table:table-cell>
          <table:table-cell office:value-type="float" office:value="4.84769896873">
            <text:p>4,8476989687</text:p>
          </table:table-cell>
          <table:table-cell table:formula="of:=FREQUENCY([.B$14:.B$1013];[.B305])/1000" office:value-type="float" office:value="0.292">
            <text:p>0,292</text:p>
          </table:table-cell>
          <table:table-cell table:formula="of:=IF(AND([.F$5]&lt;[.B305];[.B305]&lt;=[.F$6]);([.A305]-[.F$5])/([.F$6]-[.F$5]);1)" office:value-type="float" office:value="0.564433113166667">
            <text:p>0,5644331132</text:p>
          </table:table-cell>
          <table:table-cell table:formula="of:=ABS([.D305]-[.C305])" office:value-type="float" office:value="0.272433113166667">
            <text:p>0,2724331132</text:p>
          </table:table-cell>
          <table:table-cell table:formula="of:=ABS([.D305]-[.C304])" office:value-type="float" office:value="0.273433113166667">
            <text:p>0,2734331132</text:p>
          </table:table-cell>
        </table:table-row>
        <table:table-row table:style-name="ro1">
          <table:table-cell office:value-type="float" office:value="7.80912958243">
            <text:p>7,8091295824</text:p>
          </table:table-cell>
          <table:table-cell office:value-type="float" office:value="4.84872796926">
            <text:p>4,8487279693</text:p>
          </table:table-cell>
          <table:table-cell table:formula="of:=FREQUENCY([.B$14:.B$1013];[.B306])/1000" office:value-type="float" office:value="0.293">
            <text:p>0,293</text:p>
          </table:table-cell>
          <table:table-cell table:formula="of:=IF(AND([.F$5]&lt;[.B306];[.B306]&lt;=[.F$6]);([.A306]-[.F$5])/([.F$6]-[.F$5]);1)" office:value-type="float" office:value="0.801521597071667">
            <text:p>0,8015215971</text:p>
          </table:table-cell>
          <table:table-cell table:formula="of:=ABS([.D306]-[.C306])" office:value-type="float" office:value="0.508521597071667">
            <text:p>0,5085215971</text:p>
          </table:table-cell>
          <table:table-cell table:formula="of:=ABS([.D306]-[.C305])" office:value-type="float" office:value="0.509521597071667">
            <text:p>0,5095215971</text:p>
          </table:table-cell>
        </table:table-row>
        <table:table-row table:style-name="ro1">
          <table:table-cell office:value-type="float" office:value="4.72857026835">
            <text:p>4,7285702684</text:p>
          </table:table-cell>
          <table:table-cell office:value-type="float" office:value="4.8615645695">
            <text:p>4,8615645695</text:p>
          </table:table-cell>
          <table:table-cell table:formula="of:=FREQUENCY([.B$14:.B$1013];[.B307])/1000" office:value-type="float" office:value="0.294">
            <text:p>0,294</text:p>
          </table:table-cell>
          <table:table-cell table:formula="of:=IF(AND([.F$5]&lt;[.B307];[.B307]&lt;=[.F$6]);([.A307]-[.F$5])/([.F$6]-[.F$5]);1)" office:value-type="float" office:value="0.288095044725">
            <text:p>0,2880950447</text:p>
          </table:table-cell>
          <table:table-cell table:formula="of:=ABS([.D307]-[.C307])" office:value-type="float" office:value="0.00590495527500007">
            <text:p>0,0059049553</text:p>
          </table:table-cell>
          <table:table-cell table:formula="of:=ABS([.D307]-[.C306])" office:value-type="float" office:value="0.00490495527500007">
            <text:p>0,0049049553</text:p>
          </table:table-cell>
        </table:table-row>
        <table:table-row table:style-name="ro1">
          <table:table-cell office:value-type="float" office:value="7.70981072037">
            <text:p>7,7098107204</text:p>
          </table:table-cell>
          <table:table-cell office:value-type="float" office:value="4.86483650351">
            <text:p>4,8648365035</text:p>
          </table:table-cell>
          <table:table-cell table:formula="of:=FREQUENCY([.B$14:.B$1013];[.B308])/1000" office:value-type="float" office:value="0.295">
            <text:p>0,295</text:p>
          </table:table-cell>
          <table:table-cell table:formula="of:=IF(AND([.F$5]&lt;[.B308];[.B308]&lt;=[.F$6]);([.A308]-[.F$5])/([.F$6]-[.F$5]);1)" office:value-type="float" office:value="0.784968453395">
            <text:p>0,7849684534</text:p>
          </table:table-cell>
          <table:table-cell table:formula="of:=ABS([.D308]-[.C308])" office:value-type="float" office:value="0.489968453395">
            <text:p>0,4899684534</text:p>
          </table:table-cell>
          <table:table-cell table:formula="of:=ABS([.D308]-[.C307])" office:value-type="float" office:value="0.490968453395">
            <text:p>0,4909684534</text:p>
          </table:table-cell>
        </table:table-row>
        <table:table-row table:style-name="ro1">
          <table:table-cell office:value-type="float" office:value="7.80484129764">
            <text:p>7,8048412976</text:p>
          </table:table-cell>
          <table:table-cell office:value-type="float" office:value="4.86923812202">
            <text:p>4,869238122</text:p>
          </table:table-cell>
          <table:table-cell table:formula="of:=FREQUENCY([.B$14:.B$1013];[.B309])/1000" office:value-type="float" office:value="0.296">
            <text:p>0,296</text:p>
          </table:table-cell>
          <table:table-cell table:formula="of:=IF(AND([.F$5]&lt;[.B309];[.B309]&lt;=[.F$6]);([.A309]-[.F$5])/([.F$6]-[.F$5]);1)" office:value-type="float" office:value="0.80080688294">
            <text:p>0,8008068829</text:p>
          </table:table-cell>
          <table:table-cell table:formula="of:=ABS([.D309]-[.C309])" office:value-type="float" office:value="0.50480688294">
            <text:p>0,5048068829</text:p>
          </table:table-cell>
          <table:table-cell table:formula="of:=ABS([.D309]-[.C308])" office:value-type="float" office:value="0.50580688294">
            <text:p>0,5058068829</text:p>
          </table:table-cell>
        </table:table-row>
        <table:table-row table:style-name="ro1">
          <table:table-cell office:value-type="float" office:value="4.96313079544">
            <text:p>4,9631307954</text:p>
          </table:table-cell>
          <table:table-cell office:value-type="float" office:value="4.86994708706">
            <text:p>4,8699470871</text:p>
          </table:table-cell>
          <table:table-cell table:formula="of:=FREQUENCY([.B$14:.B$1013];[.B310])/1000" office:value-type="float" office:value="0.297">
            <text:p>0,297</text:p>
          </table:table-cell>
          <table:table-cell table:formula="of:=IF(AND([.F$5]&lt;[.B310];[.B310]&lt;=[.F$6]);([.A310]-[.F$5])/([.F$6]-[.F$5]);1)" office:value-type="float" office:value="0.327188465906667">
            <text:p>0,3271884659</text:p>
          </table:table-cell>
          <table:table-cell table:formula="of:=ABS([.D310]-[.C310])" office:value-type="float" office:value="0.0301884659066666">
            <text:p>0,0301884659</text:p>
          </table:table-cell>
          <table:table-cell table:formula="of:=ABS([.D310]-[.C309])" office:value-type="float" office:value="0.0311884659066666">
            <text:p>0,0311884659</text:p>
          </table:table-cell>
        </table:table-row>
        <table:table-row table:style-name="ro1">
          <table:table-cell office:value-type="float" office:value="7.94969423973">
            <text:p>7,9496942397</text:p>
          </table:table-cell>
          <table:table-cell office:value-type="float" office:value="4.87332443518">
            <text:p>4,8733244352</text:p>
          </table:table-cell>
          <table:table-cell table:formula="of:=FREQUENCY([.B$14:.B$1013];[.B311])/1000" office:value-type="float" office:value="0.298">
            <text:p>0,298</text:p>
          </table:table-cell>
          <table:table-cell table:formula="of:=IF(AND([.F$5]&lt;[.B311];[.B311]&lt;=[.F$6]);([.A311]-[.F$5])/([.F$6]-[.F$5]);1)" office:value-type="float" office:value="0.824949039955">
            <text:p>0,82494904</text:p>
          </table:table-cell>
          <table:table-cell table:formula="of:=ABS([.D311]-[.C311])" office:value-type="float" office:value="0.526949039955">
            <text:p>0,52694904</text:p>
          </table:table-cell>
          <table:table-cell table:formula="of:=ABS([.D311]-[.C310])" office:value-type="float" office:value="0.527949039955">
            <text:p>0,52794904</text:p>
          </table:table-cell>
        </table:table-row>
        <table:table-row table:style-name="ro1">
          <table:table-cell office:value-type="float" office:value="6.84571124154">
            <text:p>6,8457112415</text:p>
          </table:table-cell>
          <table:table-cell office:value-type="float" office:value="4.8778716313">
            <text:p>4,8778716313</text:p>
          </table:table-cell>
          <table:table-cell table:formula="of:=FREQUENCY([.B$14:.B$1013];[.B312])/1000" office:value-type="float" office:value="0.299">
            <text:p>0,299</text:p>
          </table:table-cell>
          <table:table-cell table:formula="of:=IF(AND([.F$5]&lt;[.B312];[.B312]&lt;=[.F$6]);([.A312]-[.F$5])/([.F$6]-[.F$5]);1)" office:value-type="float" office:value="0.64095187359">
            <text:p>0,6409518736</text:p>
          </table:table-cell>
          <table:table-cell table:formula="of:=ABS([.D312]-[.C312])" office:value-type="float" office:value="0.34195187359">
            <text:p>0,3419518736</text:p>
          </table:table-cell>
          <table:table-cell table:formula="of:=ABS([.D312]-[.C311])" office:value-type="float" office:value="0.34295187359">
            <text:p>0,3429518736</text:p>
          </table:table-cell>
        </table:table-row>
        <table:table-row table:style-name="ro1">
          <table:table-cell office:value-type="float" office:value="6.04240729156">
            <text:p>6,0424072916</text:p>
          </table:table-cell>
          <table:table-cell office:value-type="float" office:value="4.88889000134">
            <text:p>4,8888900013</text:p>
          </table:table-cell>
          <table:table-cell table:formula="of:=FREQUENCY([.B$14:.B$1013];[.B313])/1000" office:value-type="float" office:value="0.3">
            <text:p>0,3</text:p>
          </table:table-cell>
          <table:table-cell table:formula="of:=IF(AND([.F$5]&lt;[.B313];[.B313]&lt;=[.F$6]);([.A313]-[.F$5])/([.F$6]-[.F$5]);1)" office:value-type="float" office:value="0.507067881926667">
            <text:p>0,5070678819</text:p>
          </table:table-cell>
          <table:table-cell table:formula="of:=ABS([.D313]-[.C313])" office:value-type="float" office:value="0.207067881926667">
            <text:p>0,2070678819</text:p>
          </table:table-cell>
          <table:table-cell table:formula="of:=ABS([.D313]-[.C312])" office:value-type="float" office:value="0.208067881926667">
            <text:p>0,2080678819</text:p>
          </table:table-cell>
        </table:table-row>
        <table:table-row table:style-name="ro1">
          <table:table-cell office:value-type="float" office:value="6.88502596416">
            <text:p>6,8850259642</text:p>
          </table:table-cell>
          <table:table-cell office:value-type="float" office:value="4.89368127521">
            <text:p>4,8936812752</text:p>
          </table:table-cell>
          <table:table-cell table:formula="of:=FREQUENCY([.B$14:.B$1013];[.B314])/1000" office:value-type="float" office:value="0.301">
            <text:p>0,301</text:p>
          </table:table-cell>
          <table:table-cell table:formula="of:=IF(AND([.F$5]&lt;[.B314];[.B314]&lt;=[.F$6]);([.A314]-[.F$5])/([.F$6]-[.F$5]);1)" office:value-type="float" office:value="0.64750432736">
            <text:p>0,6475043274</text:p>
          </table:table-cell>
          <table:table-cell table:formula="of:=ABS([.D314]-[.C314])" office:value-type="float" office:value="0.34650432736">
            <text:p>0,3465043274</text:p>
          </table:table-cell>
          <table:table-cell table:formula="of:=ABS([.D314]-[.C313])" office:value-type="float" office:value="0.34750432736">
            <text:p>0,3475043274</text:p>
          </table:table-cell>
        </table:table-row>
        <table:table-row table:style-name="ro1">
          <table:table-cell office:value-type="float" office:value="8.86449020471">
            <text:p>8,8644902047</text:p>
          </table:table-cell>
          <table:table-cell office:value-type="float" office:value="4.89825166159">
            <text:p>4,8982516616</text:p>
          </table:table-cell>
          <table:table-cell table:formula="of:=FREQUENCY([.B$14:.B$1013];[.B315])/1000" office:value-type="float" office:value="0.302">
            <text:p>0,302</text:p>
          </table:table-cell>
          <table:table-cell table:formula="of:=IF(AND([.F$5]&lt;[.B315];[.B315]&lt;=[.F$6]);([.A315]-[.F$5])/([.F$6]-[.F$5]);1)" office:value-type="float" office:value="0.977415034118333">
            <text:p>0,9774150341</text:p>
          </table:table-cell>
          <table:table-cell table:formula="of:=ABS([.D315]-[.C315])" office:value-type="float" office:value="0.675415034118333">
            <text:p>0,6754150341</text:p>
          </table:table-cell>
          <table:table-cell table:formula="of:=ABS([.D315]-[.C314])" office:value-type="float" office:value="0.676415034118333">
            <text:p>0,6764150341</text:p>
          </table:table-cell>
        </table:table-row>
        <table:table-row table:style-name="ro1">
          <table:table-cell office:value-type="float" office:value="7.27040844179">
            <text:p>7,2704084418</text:p>
          </table:table-cell>
          <table:table-cell office:value-type="float" office:value="4.90507819586">
            <text:p>4,9050781959</text:p>
          </table:table-cell>
          <table:table-cell table:formula="of:=FREQUENCY([.B$14:.B$1013];[.B316])/1000" office:value-type="float" office:value="0.303">
            <text:p>0,303</text:p>
          </table:table-cell>
          <table:table-cell table:formula="of:=IF(AND([.F$5]&lt;[.B316];[.B316]&lt;=[.F$6]);([.A316]-[.F$5])/([.F$6]-[.F$5]);1)" office:value-type="float" office:value="0.711734740298333">
            <text:p>0,7117347403</text:p>
          </table:table-cell>
          <table:table-cell table:formula="of:=ABS([.D316]-[.C316])" office:value-type="float" office:value="0.408734740298333">
            <text:p>0,4087347403</text:p>
          </table:table-cell>
          <table:table-cell table:formula="of:=ABS([.D316]-[.C315])" office:value-type="float" office:value="0.409734740298333">
            <text:p>0,4097347403</text:p>
          </table:table-cell>
        </table:table-row>
        <table:table-row table:style-name="ro1">
          <table:table-cell office:value-type="float" office:value="4.72499673223">
            <text:p>4,7249967322</text:p>
          </table:table-cell>
          <table:table-cell office:value-type="float" office:value="4.91499804896">
            <text:p>4,914998049</text:p>
          </table:table-cell>
          <table:table-cell table:formula="of:=FREQUENCY([.B$14:.B$1013];[.B317])/1000" office:value-type="float" office:value="0.304">
            <text:p>0,304</text:p>
          </table:table-cell>
          <table:table-cell table:formula="of:=IF(AND([.F$5]&lt;[.B317];[.B317]&lt;=[.F$6]);([.A317]-[.F$5])/([.F$6]-[.F$5]);1)" office:value-type="float" office:value="0.287499455371667">
            <text:p>0,2874994554</text:p>
          </table:table-cell>
          <table:table-cell table:formula="of:=ABS([.D317]-[.C317])" office:value-type="float" office:value="0.0165005446283333">
            <text:p>0,0165005446</text:p>
          </table:table-cell>
          <table:table-cell table:formula="of:=ABS([.D317]-[.C316])" office:value-type="float" office:value="0.0155005446283333">
            <text:p>0,0155005446</text:p>
          </table:table-cell>
        </table:table-row>
        <table:table-row table:style-name="ro1">
          <table:table-cell office:value-type="float" office:value="3.10576341283">
            <text:p>3,1057634128</text:p>
          </table:table-cell>
          <table:table-cell office:value-type="float" office:value="4.94812267947">
            <text:p>4,9481226795</text:p>
          </table:table-cell>
          <table:table-cell table:formula="of:=FREQUENCY([.B$14:.B$1013];[.B318])/1000" office:value-type="float" office:value="0.305">
            <text:p>0,305</text:p>
          </table:table-cell>
          <table:table-cell table:formula="of:=IF(AND([.F$5]&lt;[.B318];[.B318]&lt;=[.F$6]);([.A318]-[.F$5])/([.F$6]-[.F$5]);1)" office:value-type="float" office:value="0.0176272354716667">
            <text:p>0,0176272355</text:p>
          </table:table-cell>
          <table:table-cell table:formula="of:=ABS([.D318]-[.C318])" office:value-type="float" office:value="0.287372764528333">
            <text:p>0,2873727645</text:p>
          </table:table-cell>
          <table:table-cell table:formula="of:=ABS([.D318]-[.C317])" office:value-type="float" office:value="0.286372764528333">
            <text:p>0,2863727645</text:p>
          </table:table-cell>
        </table:table-row>
        <table:table-row table:style-name="ro1">
          <table:table-cell office:value-type="float" office:value="5.75390314537">
            <text:p>5,7539031454</text:p>
          </table:table-cell>
          <table:table-cell office:value-type="float" office:value="4.94963973508">
            <text:p>4,9496397351</text:p>
          </table:table-cell>
          <table:table-cell table:formula="of:=FREQUENCY([.B$14:.B$1013];[.B319])/1000" office:value-type="float" office:value="0.306">
            <text:p>0,306</text:p>
          </table:table-cell>
          <table:table-cell table:formula="of:=IF(AND([.F$5]&lt;[.B319];[.B319]&lt;=[.F$6]);([.A319]-[.F$5])/([.F$6]-[.F$5]);1)" office:value-type="float" office:value="0.458983857561667">
            <text:p>0,4589838576</text:p>
          </table:table-cell>
          <table:table-cell table:formula="of:=ABS([.D319]-[.C319])" office:value-type="float" office:value="0.152983857561667">
            <text:p>0,1529838576</text:p>
          </table:table-cell>
          <table:table-cell table:formula="of:=ABS([.D319]-[.C318])" office:value-type="float" office:value="0.153983857561667">
            <text:p>0,1539838576</text:p>
          </table:table-cell>
        </table:table-row>
        <table:table-row table:style-name="ro1">
          <table:table-cell office:value-type="float" office:value="6.96498835942">
            <text:p>6,9649883594</text:p>
          </table:table-cell>
          <table:table-cell office:value-type="float" office:value="4.95092446378">
            <text:p>4,9509244638</text:p>
          </table:table-cell>
          <table:table-cell table:formula="of:=FREQUENCY([.B$14:.B$1013];[.B320])/1000" office:value-type="float" office:value="0.307">
            <text:p>0,307</text:p>
          </table:table-cell>
          <table:table-cell table:formula="of:=IF(AND([.F$5]&lt;[.B320];[.B320]&lt;=[.F$6]);([.A320]-[.F$5])/([.F$6]-[.F$5]);1)" office:value-type="float" office:value="0.660831393236667">
            <text:p>0,6608313932</text:p>
          </table:table-cell>
          <table:table-cell table:formula="of:=ABS([.D320]-[.C320])" office:value-type="float" office:value="0.353831393236667">
            <text:p>0,3538313932</text:p>
          </table:table-cell>
          <table:table-cell table:formula="of:=ABS([.D320]-[.C319])" office:value-type="float" office:value="0.354831393236667">
            <text:p>0,3548313932</text:p>
          </table:table-cell>
        </table:table-row>
        <table:table-row table:style-name="ro1">
          <table:table-cell office:value-type="float" office:value="6.15118677112">
            <text:p>6,1511867711</text:p>
          </table:table-cell>
          <table:table-cell office:value-type="float" office:value="4.95132015684">
            <text:p>4,9513201568</text:p>
          </table:table-cell>
          <table:table-cell table:formula="of:=FREQUENCY([.B$14:.B$1013];[.B321])/1000" office:value-type="float" office:value="0.308">
            <text:p>0,308</text:p>
          </table:table-cell>
          <table:table-cell table:formula="of:=IF(AND([.F$5]&lt;[.B321];[.B321]&lt;=[.F$6]);([.A321]-[.F$5])/([.F$6]-[.F$5]);1)" office:value-type="float" office:value="0.525197795186667">
            <text:p>0,5251977952</text:p>
          </table:table-cell>
          <table:table-cell table:formula="of:=ABS([.D321]-[.C321])" office:value-type="float" office:value="0.217197795186667">
            <text:p>0,2171977952</text:p>
          </table:table-cell>
          <table:table-cell table:formula="of:=ABS([.D321]-[.C320])" office:value-type="float" office:value="0.218197795186667">
            <text:p>0,2181977952</text:p>
          </table:table-cell>
        </table:table-row>
        <table:table-row table:style-name="ro1">
          <table:table-cell office:value-type="float" office:value="4.36813020117">
            <text:p>4,3681302012</text:p>
          </table:table-cell>
          <table:table-cell office:value-type="float" office:value="4.96313079544">
            <text:p>4,9631307954</text:p>
          </table:table-cell>
          <table:table-cell table:formula="of:=FREQUENCY([.B$14:.B$1013];[.B322])/1000" office:value-type="float" office:value="0.309">
            <text:p>0,309</text:p>
          </table:table-cell>
          <table:table-cell table:formula="of:=IF(AND([.F$5]&lt;[.B322];[.B322]&lt;=[.F$6]);([.A322]-[.F$5])/([.F$6]-[.F$5]);1)" office:value-type="float" office:value="0.228021700195">
            <text:p>0,2280217002</text:p>
          </table:table-cell>
          <table:table-cell table:formula="of:=ABS([.D322]-[.C322])" office:value-type="float" office:value="0.0809782998050001">
            <text:p>0,0809782998</text:p>
          </table:table-cell>
          <table:table-cell table:formula="of:=ABS([.D322]-[.C321])" office:value-type="float" office:value="0.0799782998050001">
            <text:p>0,0799782998</text:p>
          </table:table-cell>
        </table:table-row>
        <table:table-row table:style-name="ro1">
          <table:table-cell office:value-type="float" office:value="5.32492012179">
            <text:p>5,3249201218</text:p>
          </table:table-cell>
          <table:table-cell office:value-type="float" office:value="4.96629087504">
            <text:p>4,966290875</text:p>
          </table:table-cell>
          <table:table-cell table:formula="of:=FREQUENCY([.B$14:.B$1013];[.B323])/1000" office:value-type="float" office:value="0.31">
            <text:p>0,31</text:p>
          </table:table-cell>
          <table:table-cell table:formula="of:=IF(AND([.F$5]&lt;[.B323];[.B323]&lt;=[.F$6]);([.A323]-[.F$5])/([.F$6]-[.F$5]);1)" office:value-type="float" office:value="0.387486686965">
            <text:p>0,387486687</text:p>
          </table:table-cell>
          <table:table-cell table:formula="of:=ABS([.D323]-[.C323])" office:value-type="float" office:value="0.077486686965">
            <text:p>0,077486687</text:p>
          </table:table-cell>
          <table:table-cell table:formula="of:=ABS([.D323]-[.C322])" office:value-type="float" office:value="0.078486686965">
            <text:p>0,078486687</text:p>
          </table:table-cell>
        </table:table-row>
        <table:table-row table:style-name="ro1">
          <table:table-cell office:value-type="float" office:value="5.72732841557">
            <text:p>5,7273284156</text:p>
          </table:table-cell>
          <table:table-cell office:value-type="float" office:value="4.96736481062">
            <text:p>4,9673648106</text:p>
          </table:table-cell>
          <table:table-cell table:formula="of:=FREQUENCY([.B$14:.B$1013];[.B324])/1000" office:value-type="float" office:value="0.311">
            <text:p>0,311</text:p>
          </table:table-cell>
          <table:table-cell table:formula="of:=IF(AND([.F$5]&lt;[.B324];[.B324]&lt;=[.F$6]);([.A324]-[.F$5])/([.F$6]-[.F$5]);1)" office:value-type="float" office:value="0.454554735928333">
            <text:p>0,4545547359</text:p>
          </table:table-cell>
          <table:table-cell table:formula="of:=ABS([.D324]-[.C324])" office:value-type="float" office:value="0.143554735928333">
            <text:p>0,1435547359</text:p>
          </table:table-cell>
          <table:table-cell table:formula="of:=ABS([.D324]-[.C323])" office:value-type="float" office:value="0.144554735928333">
            <text:p>0,1445547359</text:p>
          </table:table-cell>
        </table:table-row>
        <table:table-row table:style-name="ro1">
          <table:table-cell office:value-type="float" office:value="6.98999429943">
            <text:p>6,9899942994</text:p>
          </table:table-cell>
          <table:table-cell office:value-type="float" office:value="4.97369510122">
            <text:p>4,9736951012</text:p>
          </table:table-cell>
          <table:table-cell table:formula="of:=FREQUENCY([.B$14:.B$1013];[.B325])/1000" office:value-type="float" office:value="0.312">
            <text:p>0,312</text:p>
          </table:table-cell>
          <table:table-cell table:formula="of:=IF(AND([.F$5]&lt;[.B325];[.B325]&lt;=[.F$6]);([.A325]-[.F$5])/([.F$6]-[.F$5]);1)" office:value-type="float" office:value="0.664999049905">
            <text:p>0,6649990499</text:p>
          </table:table-cell>
          <table:table-cell table:formula="of:=ABS([.D325]-[.C325])" office:value-type="float" office:value="0.352999049905">
            <text:p>0,3529990499</text:p>
          </table:table-cell>
          <table:table-cell table:formula="of:=ABS([.D325]-[.C324])" office:value-type="float" office:value="0.353999049905">
            <text:p>0,3539990499</text:p>
          </table:table-cell>
        </table:table-row>
        <table:table-row table:style-name="ro1">
          <table:table-cell office:value-type="float" office:value="7.00731530221">
            <text:p>7,0073153022</text:p>
          </table:table-cell>
          <table:table-cell office:value-type="float" office:value="4.97510548004">
            <text:p>4,97510548</text:p>
          </table:table-cell>
          <table:table-cell table:formula="of:=FREQUENCY([.B$14:.B$1013];[.B326])/1000" office:value-type="float" office:value="0.313">
            <text:p>0,313</text:p>
          </table:table-cell>
          <table:table-cell table:formula="of:=IF(AND([.F$5]&lt;[.B326];[.B326]&lt;=[.F$6]);([.A326]-[.F$5])/([.F$6]-[.F$5]);1)" office:value-type="float" office:value="0.667885883701667">
            <text:p>0,6678858837</text:p>
          </table:table-cell>
          <table:table-cell table:formula="of:=ABS([.D326]-[.C326])" office:value-type="float" office:value="0.354885883701667">
            <text:p>0,3548858837</text:p>
          </table:table-cell>
          <table:table-cell table:formula="of:=ABS([.D326]-[.C325])" office:value-type="float" office:value="0.355885883701667">
            <text:p>0,3558858837</text:p>
          </table:table-cell>
        </table:table-row>
        <table:table-row table:style-name="ro1">
          <table:table-cell office:value-type="float" office:value="5.06667183476">
            <text:p>5,0666718348</text:p>
          </table:table-cell>
          <table:table-cell office:value-type="float" office:value="4.97608936875">
            <text:p>4,9760893688</text:p>
          </table:table-cell>
          <table:table-cell table:formula="of:=FREQUENCY([.B$14:.B$1013];[.B327])/1000" office:value-type="float" office:value="0.314">
            <text:p>0,314</text:p>
          </table:table-cell>
          <table:table-cell table:formula="of:=IF(AND([.F$5]&lt;[.B327];[.B327]&lt;=[.F$6]);([.A327]-[.F$5])/([.F$6]-[.F$5]);1)" office:value-type="float" office:value="0.344445305793333">
            <text:p>0,3444453058</text:p>
          </table:table-cell>
          <table:table-cell table:formula="of:=ABS([.D327]-[.C327])" office:value-type="float" office:value="0.0304453057933334">
            <text:p>0,0304453058</text:p>
          </table:table-cell>
          <table:table-cell table:formula="of:=ABS([.D327]-[.C326])" office:value-type="float" office:value="0.0314453057933334">
            <text:p>0,0314453058</text:p>
          </table:table-cell>
        </table:table-row>
        <table:table-row table:style-name="ro1">
          <table:table-cell office:value-type="float" office:value="3.8350539952">
            <text:p>3,8350539952</text:p>
          </table:table-cell>
          <table:table-cell office:value-type="float" office:value="4.98433117145">
            <text:p>4,9843311715</text:p>
          </table:table-cell>
          <table:table-cell table:formula="of:=FREQUENCY([.B$14:.B$1013];[.B328])/1000" office:value-type="float" office:value="0.315">
            <text:p>0,315</text:p>
          </table:table-cell>
          <table:table-cell table:formula="of:=IF(AND([.F$5]&lt;[.B328];[.B328]&lt;=[.F$6]);([.A328]-[.F$5])/([.F$6]-[.F$5]);1)" office:value-type="float" office:value="0.139175665866667">
            <text:p>0,1391756659</text:p>
          </table:table-cell>
          <table:table-cell table:formula="of:=ABS([.D328]-[.C328])" office:value-type="float" office:value="0.175824334133333">
            <text:p>0,1758243341</text:p>
          </table:table-cell>
          <table:table-cell table:formula="of:=ABS([.D328]-[.C327])" office:value-type="float" office:value="0.174824334133333">
            <text:p>0,1748243341</text:p>
          </table:table-cell>
        </table:table-row>
        <table:table-row table:style-name="ro1">
          <table:table-cell office:value-type="float" office:value="6.39485958787">
            <text:p>6,3948595879</text:p>
          </table:table-cell>
          <table:table-cell office:value-type="float" office:value="4.98560212758">
            <text:p>4,9856021276</text:p>
          </table:table-cell>
          <table:table-cell table:formula="of:=FREQUENCY([.B$14:.B$1013];[.B329])/1000" office:value-type="float" office:value="0.316">
            <text:p>0,316</text:p>
          </table:table-cell>
          <table:table-cell table:formula="of:=IF(AND([.F$5]&lt;[.B329];[.B329]&lt;=[.F$6]);([.A329]-[.F$5])/([.F$6]-[.F$5]);1)" office:value-type="float" office:value="0.565809931311667">
            <text:p>0,5658099313</text:p>
          </table:table-cell>
          <table:table-cell table:formula="of:=ABS([.D329]-[.C329])" office:value-type="float" office:value="0.249809931311667">
            <text:p>0,2498099313</text:p>
          </table:table-cell>
          <table:table-cell table:formula="of:=ABS([.D329]-[.C328])" office:value-type="float" office:value="0.250809931311667">
            <text:p>0,2508099313</text:p>
          </table:table-cell>
        </table:table-row>
        <table:table-row table:style-name="ro1">
          <table:table-cell office:value-type="float" office:value="4.08069013729">
            <text:p>4,0806901373</text:p>
          </table:table-cell>
          <table:table-cell office:value-type="float" office:value="4.98950802606">
            <text:p>4,9895080261</text:p>
          </table:table-cell>
          <table:table-cell table:formula="of:=FREQUENCY([.B$14:.B$1013];[.B330])/1000" office:value-type="float" office:value="0.317">
            <text:p>0,317</text:p>
          </table:table-cell>
          <table:table-cell table:formula="of:=IF(AND([.F$5]&lt;[.B330];[.B330]&lt;=[.F$6]);([.A330]-[.F$5])/([.F$6]-[.F$5]);1)" office:value-type="float" office:value="0.180115022881667">
            <text:p>0,1801150229</text:p>
          </table:table-cell>
          <table:table-cell table:formula="of:=ABS([.D330]-[.C330])" office:value-type="float" office:value="0.136884977118333">
            <text:p>0,1368849771</text:p>
          </table:table-cell>
          <table:table-cell table:formula="of:=ABS([.D330]-[.C329])" office:value-type="float" office:value="0.135884977118333">
            <text:p>0,1358849771</text:p>
          </table:table-cell>
        </table:table-row>
        <table:table-row table:style-name="ro1">
          <table:table-cell office:value-type="float" office:value="7.13251886438">
            <text:p>7,1325188644</text:p>
          </table:table-cell>
          <table:table-cell office:value-type="float" office:value="4.99964821146">
            <text:p>4,9996482115</text:p>
          </table:table-cell>
          <table:table-cell table:formula="of:=FREQUENCY([.B$14:.B$1013];[.B331])/1000" office:value-type="float" office:value="0.318">
            <text:p>0,318</text:p>
          </table:table-cell>
          <table:table-cell table:formula="of:=IF(AND([.F$5]&lt;[.B331];[.B331]&lt;=[.F$6]);([.A331]-[.F$5])/([.F$6]-[.F$5]);1)" office:value-type="float" office:value="0.688753144063333">
            <text:p>0,6887531441</text:p>
          </table:table-cell>
          <table:table-cell table:formula="of:=ABS([.D331]-[.C331])" office:value-type="float" office:value="0.370753144063333">
            <text:p>0,3707531441</text:p>
          </table:table-cell>
          <table:table-cell table:formula="of:=ABS([.D331]-[.C330])" office:value-type="float" office:value="0.371753144063333">
            <text:p>0,3717531441</text:p>
          </table:table-cell>
        </table:table-row>
        <table:table-row table:style-name="ro1">
          <table:table-cell office:value-type="float" office:value="5.998149398">
            <text:p>5,998149398</text:p>
          </table:table-cell>
          <table:table-cell office:value-type="float" office:value="5.00003106712">
            <text:p>5,0000310671</text:p>
          </table:table-cell>
          <table:table-cell table:formula="of:=FREQUENCY([.B$14:.B$1013];[.B332])/1000" office:value-type="float" office:value="0.319">
            <text:p>0,319</text:p>
          </table:table-cell>
          <table:table-cell table:formula="of:=IF(AND([.F$5]&lt;[.B332];[.B332]&lt;=[.F$6]);([.A332]-[.F$5])/([.F$6]-[.F$5]);1)" office:value-type="float" office:value="0.499691566333333">
            <text:p>0,4996915663</text:p>
          </table:table-cell>
          <table:table-cell table:formula="of:=ABS([.D332]-[.C332])" office:value-type="float" office:value="0.180691566333333">
            <text:p>0,1806915663</text:p>
          </table:table-cell>
          <table:table-cell table:formula="of:=ABS([.D332]-[.C331])" office:value-type="float" office:value="0.181691566333333">
            <text:p>0,1816915663</text:p>
          </table:table-cell>
        </table:table-row>
        <table:table-row table:style-name="ro1">
          <table:table-cell office:value-type="float" office:value="8.01396406848">
            <text:p>8,0139640685</text:p>
          </table:table-cell>
          <table:table-cell office:value-type="float" office:value="5.00499806068">
            <text:p>5,0049980607</text:p>
          </table:table-cell>
          <table:table-cell table:formula="of:=FREQUENCY([.B$14:.B$1013];[.B333])/1000" office:value-type="float" office:value="0.32">
            <text:p>0,32</text:p>
          </table:table-cell>
          <table:table-cell table:formula="of:=IF(AND([.F$5]&lt;[.B333];[.B333]&lt;=[.F$6]);([.A333]-[.F$5])/([.F$6]-[.F$5]);1)" office:value-type="float" office:value="0.83566067808">
            <text:p>0,8356606781</text:p>
          </table:table-cell>
          <table:table-cell table:formula="of:=ABS([.D333]-[.C333])" office:value-type="float" office:value="0.51566067808">
            <text:p>0,5156606781</text:p>
          </table:table-cell>
          <table:table-cell table:formula="of:=ABS([.D333]-[.C332])" office:value-type="float" office:value="0.51666067808">
            <text:p>0,5166606781</text:p>
          </table:table-cell>
        </table:table-row>
        <table:table-row table:style-name="ro1">
          <table:table-cell office:value-type="float" office:value="4.5694420965">
            <text:p>4,5694420965</text:p>
          </table:table-cell>
          <table:table-cell office:value-type="float" office:value="5.00716984748">
            <text:p>5,0071698475</text:p>
          </table:table-cell>
          <table:table-cell table:formula="of:=FREQUENCY([.B$14:.B$1013];[.B334])/1000" office:value-type="float" office:value="0.321">
            <text:p>0,321</text:p>
          </table:table-cell>
          <table:table-cell table:formula="of:=IF(AND([.F$5]&lt;[.B334];[.B334]&lt;=[.F$6]);([.A334]-[.F$5])/([.F$6]-[.F$5]);1)" office:value-type="float" office:value="0.26157368275">
            <text:p>0,2615736828</text:p>
          </table:table-cell>
          <table:table-cell table:formula="of:=ABS([.D334]-[.C334])" office:value-type="float" office:value="0.0594263172500001">
            <text:p>0,0594263173</text:p>
          </table:table-cell>
          <table:table-cell table:formula="of:=ABS([.D334]-[.C333])" office:value-type="float" office:value="0.0584263172500001">
            <text:p>0,0584263173</text:p>
          </table:table-cell>
        </table:table-row>
        <table:table-row table:style-name="ro1">
          <table:table-cell office:value-type="float" office:value="7.2416555007">
            <text:p>7,2416555007</text:p>
          </table:table-cell>
          <table:table-cell office:value-type="float" office:value="5.00776577825">
            <text:p>5,0077657783</text:p>
          </table:table-cell>
          <table:table-cell table:formula="of:=FREQUENCY([.B$14:.B$1013];[.B335])/1000" office:value-type="float" office:value="0.322">
            <text:p>0,322</text:p>
          </table:table-cell>
          <table:table-cell table:formula="of:=IF(AND([.F$5]&lt;[.B335];[.B335]&lt;=[.F$6]);([.A335]-[.F$5])/([.F$6]-[.F$5]);1)" office:value-type="float" office:value="0.70694258345">
            <text:p>0,7069425835</text:p>
          </table:table-cell>
          <table:table-cell table:formula="of:=ABS([.D335]-[.C335])" office:value-type="float" office:value="0.38494258345">
            <text:p>0,3849425835</text:p>
          </table:table-cell>
          <table:table-cell table:formula="of:=ABS([.D335]-[.C334])" office:value-type="float" office:value="0.38594258345">
            <text:p>0,3859425835</text:p>
          </table:table-cell>
        </table:table-row>
        <table:table-row table:style-name="ro1">
          <table:table-cell office:value-type="float" office:value="8.13868189997">
            <text:p>8,1386819</text:p>
          </table:table-cell>
          <table:table-cell office:value-type="float" office:value="5.0097732566">
            <text:p>5,0097732566</text:p>
          </table:table-cell>
          <table:table-cell table:formula="of:=FREQUENCY([.B$14:.B$1013];[.B336])/1000" office:value-type="float" office:value="0.323">
            <text:p>0,323</text:p>
          </table:table-cell>
          <table:table-cell table:formula="of:=IF(AND([.F$5]&lt;[.B336];[.B336]&lt;=[.F$6]);([.A336]-[.F$5])/([.F$6]-[.F$5]);1)" office:value-type="float" office:value="0.856446983328333">
            <text:p>0,8564469833</text:p>
          </table:table-cell>
          <table:table-cell table:formula="of:=ABS([.D336]-[.C336])" office:value-type="float" office:value="0.533446983328334">
            <text:p>0,5334469833</text:p>
          </table:table-cell>
          <table:table-cell table:formula="of:=ABS([.D336]-[.C335])" office:value-type="float" office:value="0.534446983328333">
            <text:p>0,5344469833</text:p>
          </table:table-cell>
        </table:table-row>
        <table:table-row table:style-name="ro1">
          <table:table-cell office:value-type="float" office:value="3.66263812392">
            <text:p>3,6626381239</text:p>
          </table:table-cell>
          <table:table-cell office:value-type="float" office:value="5.01077161876">
            <text:p>5,0107716188</text:p>
          </table:table-cell>
          <table:table-cell table:formula="of:=FREQUENCY([.B$14:.B$1013];[.B337])/1000" office:value-type="float" office:value="0.324">
            <text:p>0,324</text:p>
          </table:table-cell>
          <table:table-cell table:formula="of:=IF(AND([.F$5]&lt;[.B337];[.B337]&lt;=[.F$6]);([.A337]-[.F$5])/([.F$6]-[.F$5]);1)" office:value-type="float" office:value="0.11043968732">
            <text:p>0,1104396873</text:p>
          </table:table-cell>
          <table:table-cell table:formula="of:=ABS([.D337]-[.C337])" office:value-type="float" office:value="0.21356031268">
            <text:p>0,2135603127</text:p>
          </table:table-cell>
          <table:table-cell table:formula="of:=ABS([.D337]-[.C336])" office:value-type="float" office:value="0.21256031268">
            <text:p>0,2125603127</text:p>
          </table:table-cell>
        </table:table-row>
        <table:table-row table:style-name="ro1">
          <table:table-cell office:value-type="float" office:value="8.53628581349">
            <text:p>8,5362858135</text:p>
          </table:table-cell>
          <table:table-cell office:value-type="float" office:value="5.01212446282">
            <text:p>5,0121244628</text:p>
          </table:table-cell>
          <table:table-cell table:formula="of:=FREQUENCY([.B$14:.B$1013];[.B338])/1000" office:value-type="float" office:value="0.325">
            <text:p>0,325</text:p>
          </table:table-cell>
          <table:table-cell table:formula="of:=IF(AND([.F$5]&lt;[.B338];[.B338]&lt;=[.F$6]);([.A338]-[.F$5])/([.F$6]-[.F$5]);1)" office:value-type="float" office:value="0.922714302248333">
            <text:p>0,9227143022</text:p>
          </table:table-cell>
          <table:table-cell table:formula="of:=ABS([.D338]-[.C338])" office:value-type="float" office:value="0.597714302248333">
            <text:p>0,5977143022</text:p>
          </table:table-cell>
          <table:table-cell table:formula="of:=ABS([.D338]-[.C337])" office:value-type="float" office:value="0.598714302248333">
            <text:p>0,5987143022</text:p>
          </table:table-cell>
        </table:table-row>
        <table:table-row table:style-name="ro1">
          <table:table-cell office:value-type="float" office:value="4.07531548828">
            <text:p>4,0753154883</text:p>
          </table:table-cell>
          <table:table-cell office:value-type="float" office:value="5.01280706588">
            <text:p>5,0128070659</text:p>
          </table:table-cell>
          <table:table-cell table:formula="of:=FREQUENCY([.B$14:.B$1013];[.B339])/1000" office:value-type="float" office:value="0.326">
            <text:p>0,326</text:p>
          </table:table-cell>
          <table:table-cell table:formula="of:=IF(AND([.F$5]&lt;[.B339];[.B339]&lt;=[.F$6]);([.A339]-[.F$5])/([.F$6]-[.F$5]);1)" office:value-type="float" office:value="0.179219248046667">
            <text:p>0,179219248</text:p>
          </table:table-cell>
          <table:table-cell table:formula="of:=ABS([.D339]-[.C339])" office:value-type="float" office:value="0.146780751953333">
            <text:p>0,146780752</text:p>
          </table:table-cell>
          <table:table-cell table:formula="of:=ABS([.D339]-[.C338])" office:value-type="float" office:value="0.145780751953333">
            <text:p>0,145780752</text:p>
          </table:table-cell>
        </table:table-row>
        <table:table-row table:style-name="ro1">
          <table:table-cell office:value-type="float" office:value="8.68939301514">
            <text:p>8,6893930151</text:p>
          </table:table-cell>
          <table:table-cell office:value-type="float" office:value="5.01614331879">
            <text:p>5,0161433188</text:p>
          </table:table-cell>
          <table:table-cell table:formula="of:=FREQUENCY([.B$14:.B$1013];[.B340])/1000" office:value-type="float" office:value="0.327">
            <text:p>0,327</text:p>
          </table:table-cell>
          <table:table-cell table:formula="of:=IF(AND([.F$5]&lt;[.B340];[.B340]&lt;=[.F$6]);([.A340]-[.F$5])/([.F$6]-[.F$5]);1)" office:value-type="float" office:value="0.94823216919">
            <text:p>0,9482321692</text:p>
          </table:table-cell>
          <table:table-cell table:formula="of:=ABS([.D340]-[.C340])" office:value-type="float" office:value="0.62123216919">
            <text:p>0,6212321692</text:p>
          </table:table-cell>
          <table:table-cell table:formula="of:=ABS([.D340]-[.C339])" office:value-type="float" office:value="0.62223216919">
            <text:p>0,6222321692</text:p>
          </table:table-cell>
        </table:table-row>
        <table:table-row table:style-name="ro1">
          <table:table-cell office:value-type="float" office:value="7.1153919953">
            <text:p>7,1153919953</text:p>
          </table:table-cell>
          <table:table-cell office:value-type="float" office:value="5.03149486477">
            <text:p>5,0314948648</text:p>
          </table:table-cell>
          <table:table-cell table:formula="of:=FREQUENCY([.B$14:.B$1013];[.B341])/1000" office:value-type="float" office:value="0.328">
            <text:p>0,328</text:p>
          </table:table-cell>
          <table:table-cell table:formula="of:=IF(AND([.F$5]&lt;[.B341];[.B341]&lt;=[.F$6]);([.A341]-[.F$5])/([.F$6]-[.F$5]);1)" office:value-type="float" office:value="0.685898665883333">
            <text:p>0,6858986659</text:p>
          </table:table-cell>
          <table:table-cell table:formula="of:=ABS([.D341]-[.C341])" office:value-type="float" office:value="0.357898665883333">
            <text:p>0,3578986659</text:p>
          </table:table-cell>
          <table:table-cell table:formula="of:=ABS([.D341]-[.C340])" office:value-type="float" office:value="0.358898665883333">
            <text:p>0,3588986659</text:p>
          </table:table-cell>
        </table:table-row>
        <table:table-row table:style-name="ro1">
          <table:table-cell office:value-type="float" office:value="4.94963973508">
            <text:p>4,9496397351</text:p>
          </table:table-cell>
          <table:table-cell office:value-type="float" office:value="5.03440564008">
            <text:p>5,0344056401</text:p>
          </table:table-cell>
          <table:table-cell table:formula="of:=FREQUENCY([.B$14:.B$1013];[.B342])/1000" office:value-type="float" office:value="0.329">
            <text:p>0,329</text:p>
          </table:table-cell>
          <table:table-cell table:formula="of:=IF(AND([.F$5]&lt;[.B342];[.B342]&lt;=[.F$6]);([.A342]-[.F$5])/([.F$6]-[.F$5]);1)" office:value-type="float" office:value="0.324939955846667">
            <text:p>0,3249399558</text:p>
          </table:table-cell>
          <table:table-cell table:formula="of:=ABS([.D342]-[.C342])" office:value-type="float" office:value="0.00406004415333339">
            <text:p>0,0040600442</text:p>
          </table:table-cell>
          <table:table-cell table:formula="of:=ABS([.D342]-[.C341])" office:value-type="float" office:value="0.00306004415333339">
            <text:p>0,0030600442</text:p>
          </table:table-cell>
        </table:table-row>
        <table:table-row table:style-name="ro1">
          <table:table-cell office:value-type="float" office:value="8.28434247574">
            <text:p>8,2843424757</text:p>
          </table:table-cell>
          <table:table-cell office:value-type="float" office:value="5.05072962485">
            <text:p>5,0507296249</text:p>
          </table:table-cell>
          <table:table-cell table:formula="of:=FREQUENCY([.B$14:.B$1013];[.B343])/1000" office:value-type="float" office:value="0.33">
            <text:p>0,33</text:p>
          </table:table-cell>
          <table:table-cell table:formula="of:=IF(AND([.F$5]&lt;[.B343];[.B343]&lt;=[.F$6]);([.A343]-[.F$5])/([.F$6]-[.F$5]);1)" office:value-type="float" office:value="0.880723745956667">
            <text:p>0,880723746</text:p>
          </table:table-cell>
          <table:table-cell table:formula="of:=ABS([.D343]-[.C343])" office:value-type="float" office:value="0.550723745956667">
            <text:p>0,550723746</text:p>
          </table:table-cell>
          <table:table-cell table:formula="of:=ABS([.D343]-[.C342])" office:value-type="float" office:value="0.551723745956667">
            <text:p>0,551723746</text:p>
          </table:table-cell>
        </table:table-row>
        <table:table-row table:style-name="ro1">
          <table:table-cell office:value-type="float" office:value="4.17492058843">
            <text:p>4,1749205884</text:p>
          </table:table-cell>
          <table:table-cell office:value-type="float" office:value="5.05296337605">
            <text:p>5,0529633761</text:p>
          </table:table-cell>
          <table:table-cell table:formula="of:=FREQUENCY([.B$14:.B$1013];[.B344])/1000" office:value-type="float" office:value="0.331">
            <text:p>0,331</text:p>
          </table:table-cell>
          <table:table-cell table:formula="of:=IF(AND([.F$5]&lt;[.B344];[.B344]&lt;=[.F$6]);([.A344]-[.F$5])/([.F$6]-[.F$5]);1)" office:value-type="float" office:value="0.195820098071667">
            <text:p>0,1958200981</text:p>
          </table:table-cell>
          <table:table-cell table:formula="of:=ABS([.D344]-[.C344])" office:value-type="float" office:value="0.135179901928333">
            <text:p>0,1351799019</text:p>
          </table:table-cell>
          <table:table-cell table:formula="of:=ABS([.D344]-[.C343])" office:value-type="float" office:value="0.134179901928333">
            <text:p>0,1341799019</text:p>
          </table:table-cell>
        </table:table-row>
        <table:table-row table:style-name="ro1">
          <table:table-cell office:value-type="float" office:value="7.97659360202">
            <text:p>7,976593602</text:p>
          </table:table-cell>
          <table:table-cell office:value-type="float" office:value="5.06106514862">
            <text:p>5,0610651486</text:p>
          </table:table-cell>
          <table:table-cell table:formula="of:=FREQUENCY([.B$14:.B$1013];[.B345])/1000" office:value-type="float" office:value="0.332">
            <text:p>0,332</text:p>
          </table:table-cell>
          <table:table-cell table:formula="of:=IF(AND([.F$5]&lt;[.B345];[.B345]&lt;=[.F$6]);([.A345]-[.F$5])/([.F$6]-[.F$5]);1)" office:value-type="float" office:value="0.829432267003333">
            <text:p>0,829432267</text:p>
          </table:table-cell>
          <table:table-cell table:formula="of:=ABS([.D345]-[.C345])" office:value-type="float" office:value="0.497432267003333">
            <text:p>0,497432267</text:p>
          </table:table-cell>
          <table:table-cell table:formula="of:=ABS([.D345]-[.C344])" office:value-type="float" office:value="0.498432267003333">
            <text:p>0,498432267</text:p>
          </table:table-cell>
        </table:table-row>
        <table:table-row table:style-name="ro1">
          <table:table-cell office:value-type="float" office:value="7.43507792382">
            <text:p>7,4350779238</text:p>
          </table:table-cell>
          <table:table-cell office:value-type="float" office:value="5.06202235652">
            <text:p>5,0620223565</text:p>
          </table:table-cell>
          <table:table-cell table:formula="of:=FREQUENCY([.B$14:.B$1013];[.B346])/1000" office:value-type="float" office:value="0.333">
            <text:p>0,333</text:p>
          </table:table-cell>
          <table:table-cell table:formula="of:=IF(AND([.F$5]&lt;[.B346];[.B346]&lt;=[.F$6]);([.A346]-[.F$5])/([.F$6]-[.F$5]);1)" office:value-type="float" office:value="0.73917965397">
            <text:p>0,739179654</text:p>
          </table:table-cell>
          <table:table-cell table:formula="of:=ABS([.D346]-[.C346])" office:value-type="float" office:value="0.40617965397">
            <text:p>0,406179654</text:p>
          </table:table-cell>
          <table:table-cell table:formula="of:=ABS([.D346]-[.C345])" office:value-type="float" office:value="0.40717965397">
            <text:p>0,407179654</text:p>
          </table:table-cell>
        </table:table-row>
        <table:table-row table:style-name="ro1">
          <table:table-cell office:value-type="float" office:value="8.92171589023">
            <text:p>8,9217158902</text:p>
          </table:table-cell>
          <table:table-cell office:value-type="float" office:value="5.06314171873">
            <text:p>5,0631417187</text:p>
          </table:table-cell>
          <table:table-cell table:formula="of:=FREQUENCY([.B$14:.B$1013];[.B347])/1000" office:value-type="float" office:value="0.334">
            <text:p>0,334</text:p>
          </table:table-cell>
          <table:table-cell table:formula="of:=IF(AND([.F$5]&lt;[.B347];[.B347]&lt;=[.F$6]);([.A347]-[.F$5])/([.F$6]-[.F$5]);1)" office:value-type="float" office:value="0.986952648371667">
            <text:p>0,9869526484</text:p>
          </table:table-cell>
          <table:table-cell table:formula="of:=ABS([.D347]-[.C347])" office:value-type="float" office:value="0.652952648371667">
            <text:p>0,6529526484</text:p>
          </table:table-cell>
          <table:table-cell table:formula="of:=ABS([.D347]-[.C346])" office:value-type="float" office:value="0.653952648371667">
            <text:p>0,6539526484</text:p>
          </table:table-cell>
        </table:table-row>
        <table:table-row table:style-name="ro1">
          <table:table-cell office:value-type="float" office:value="7.35697666652">
            <text:p>7,3569766665</text:p>
          </table:table-cell>
          <table:table-cell office:value-type="float" office:value="5.06322874874">
            <text:p>5,0632287487</text:p>
          </table:table-cell>
          <table:table-cell table:formula="of:=FREQUENCY([.B$14:.B$1013];[.B348])/1000" office:value-type="float" office:value="0.335">
            <text:p>0,335</text:p>
          </table:table-cell>
          <table:table-cell table:formula="of:=IF(AND([.F$5]&lt;[.B348];[.B348]&lt;=[.F$6]);([.A348]-[.F$5])/([.F$6]-[.F$5]);1)" office:value-type="float" office:value="0.726162777753333">
            <text:p>0,7261627778</text:p>
          </table:table-cell>
          <table:table-cell table:formula="of:=ABS([.D348]-[.C348])" office:value-type="float" office:value="0.391162777753333">
            <text:p>0,3911627778</text:p>
          </table:table-cell>
          <table:table-cell table:formula="of:=ABS([.D348]-[.C347])" office:value-type="float" office:value="0.392162777753333">
            <text:p>0,3921627778</text:p>
          </table:table-cell>
        </table:table-row>
        <table:table-row table:style-name="ro1">
          <table:table-cell office:value-type="float" office:value="3.40130622958">
            <text:p>3,4013062296</text:p>
          </table:table-cell>
          <table:table-cell office:value-type="float" office:value="5.06555886003">
            <text:p>5,06555886</text:p>
          </table:table-cell>
          <table:table-cell table:formula="of:=FREQUENCY([.B$14:.B$1013];[.B349])/1000" office:value-type="float" office:value="0.336">
            <text:p>0,336</text:p>
          </table:table-cell>
          <table:table-cell table:formula="of:=IF(AND([.F$5]&lt;[.B349];[.B349]&lt;=[.F$6]);([.A349]-[.F$5])/([.F$6]-[.F$5]);1)" office:value-type="float" office:value="0.0668843715966666">
            <text:p>0,0668843716</text:p>
          </table:table-cell>
          <table:table-cell table:formula="of:=ABS([.D349]-[.C349])" office:value-type="float" office:value="0.269115628403333">
            <text:p>0,2691156284</text:p>
          </table:table-cell>
          <table:table-cell table:formula="of:=ABS([.D349]-[.C348])" office:value-type="float" office:value="0.268115628403333">
            <text:p>0,2681156284</text:p>
          </table:table-cell>
        </table:table-row>
        <table:table-row table:style-name="ro1">
          <table:table-cell office:value-type="float" office:value="3.26466299256">
            <text:p>3,2646629926</text:p>
          </table:table-cell>
          <table:table-cell office:value-type="float" office:value="5.06667183476">
            <text:p>5,0666718348</text:p>
          </table:table-cell>
          <table:table-cell table:formula="of:=FREQUENCY([.B$14:.B$1013];[.B350])/1000" office:value-type="float" office:value="0.337">
            <text:p>0,337</text:p>
          </table:table-cell>
          <table:table-cell table:formula="of:=IF(AND([.F$5]&lt;[.B350];[.B350]&lt;=[.F$6]);([.A350]-[.F$5])/([.F$6]-[.F$5]);1)" office:value-type="float" office:value="0.04411049876">
            <text:p>0,0441104988</text:p>
          </table:table-cell>
          <table:table-cell table:formula="of:=ABS([.D350]-[.C350])" office:value-type="float" office:value="0.29288950124">
            <text:p>0,2928895012</text:p>
          </table:table-cell>
          <table:table-cell table:formula="of:=ABS([.D350]-[.C349])" office:value-type="float" office:value="0.29188950124">
            <text:p>0,2918895012</text:p>
          </table:table-cell>
        </table:table-row>
        <table:table-row table:style-name="ro1">
          <table:table-cell office:value-type="float" office:value="5.7305273508">
            <text:p>5,7305273508</text:p>
          </table:table-cell>
          <table:table-cell office:value-type="float" office:value="5.06683360297">
            <text:p>5,066833603</text:p>
          </table:table-cell>
          <table:table-cell table:formula="of:=FREQUENCY([.B$14:.B$1013];[.B351])/1000" office:value-type="float" office:value="0.338">
            <text:p>0,338</text:p>
          </table:table-cell>
          <table:table-cell table:formula="of:=IF(AND([.F$5]&lt;[.B351];[.B351]&lt;=[.F$6]);([.A351]-[.F$5])/([.F$6]-[.F$5]);1)" office:value-type="float" office:value="0.4550878918">
            <text:p>0,4550878918</text:p>
          </table:table-cell>
          <table:table-cell table:formula="of:=ABS([.D351]-[.C351])" office:value-type="float" office:value="0.1170878918">
            <text:p>0,1170878918</text:p>
          </table:table-cell>
          <table:table-cell table:formula="of:=ABS([.D351]-[.C350])" office:value-type="float" office:value="0.1180878918">
            <text:p>0,1180878918</text:p>
          </table:table-cell>
        </table:table-row>
        <table:table-row table:style-name="ro1">
          <table:table-cell office:value-type="float" office:value="6.23801758713">
            <text:p>6,2380175871</text:p>
          </table:table-cell>
          <table:table-cell office:value-type="float" office:value="5.07031130802">
            <text:p>5,070311308</text:p>
          </table:table-cell>
          <table:table-cell table:formula="of:=FREQUENCY([.B$14:.B$1013];[.B352])/1000" office:value-type="float" office:value="0.339">
            <text:p>0,339</text:p>
          </table:table-cell>
          <table:table-cell table:formula="of:=IF(AND([.F$5]&lt;[.B352];[.B352]&lt;=[.F$6]);([.A352]-[.F$5])/([.F$6]-[.F$5]);1)" office:value-type="float" office:value="0.539669597855">
            <text:p>0,5396695979</text:p>
          </table:table-cell>
          <table:table-cell table:formula="of:=ABS([.D352]-[.C352])" office:value-type="float" office:value="0.200669597855">
            <text:p>0,2006695979</text:p>
          </table:table-cell>
          <table:table-cell table:formula="of:=ABS([.D352]-[.C351])" office:value-type="float" office:value="0.201669597855">
            <text:p>0,2016695979</text:p>
          </table:table-cell>
        </table:table-row>
        <table:table-row table:style-name="ro1">
          <table:table-cell office:value-type="float" office:value="7.00367491911">
            <text:p>7,0036749191</text:p>
          </table:table-cell>
          <table:table-cell office:value-type="float" office:value="5.07140611676">
            <text:p>5,0714061168</text:p>
          </table:table-cell>
          <table:table-cell table:formula="of:=FREQUENCY([.B$14:.B$1013];[.B353])/1000" office:value-type="float" office:value="0.34">
            <text:p>0,34</text:p>
          </table:table-cell>
          <table:table-cell table:formula="of:=IF(AND([.F$5]&lt;[.B353];[.B353]&lt;=[.F$6]);([.A353]-[.F$5])/([.F$6]-[.F$5]);1)" office:value-type="float" office:value="0.667279153185">
            <text:p>0,6672791532</text:p>
          </table:table-cell>
          <table:table-cell table:formula="of:=ABS([.D353]-[.C353])" office:value-type="float" office:value="0.327279153185">
            <text:p>0,3272791532</text:p>
          </table:table-cell>
          <table:table-cell table:formula="of:=ABS([.D353]-[.C352])" office:value-type="float" office:value="0.328279153185">
            <text:p>0,3282791532</text:p>
          </table:table-cell>
        </table:table-row>
        <table:table-row table:style-name="ro1">
          <table:table-cell office:value-type="float" office:value="4.43414849258">
            <text:p>4,4341484926</text:p>
          </table:table-cell>
          <table:table-cell office:value-type="float" office:value="5.07376182959">
            <text:p>5,0737618296</text:p>
          </table:table-cell>
          <table:table-cell table:formula="of:=FREQUENCY([.B$14:.B$1013];[.B354])/1000" office:value-type="float" office:value="0.341">
            <text:p>0,341</text:p>
          </table:table-cell>
          <table:table-cell table:formula="of:=IF(AND([.F$5]&lt;[.B354];[.B354]&lt;=[.F$6]);([.A354]-[.F$5])/([.F$6]-[.F$5]);1)" office:value-type="float" office:value="0.239024748763333">
            <text:p>0,2390247488</text:p>
          </table:table-cell>
          <table:table-cell table:formula="of:=ABS([.D354]-[.C354])" office:value-type="float" office:value="0.101975251236667">
            <text:p>0,1019752512</text:p>
          </table:table-cell>
          <table:table-cell table:formula="of:=ABS([.D354]-[.C353])" office:value-type="float" office:value="0.100975251236667">
            <text:p>0,1009752512</text:p>
          </table:table-cell>
        </table:table-row>
        <table:table-row table:style-name="ro1">
          <table:table-cell office:value-type="float" office:value="3.783248045">
            <text:p>3,783248045</text:p>
          </table:table-cell>
          <table:table-cell office:value-type="float" office:value="5.08182837511">
            <text:p>5,0818283751</text:p>
          </table:table-cell>
          <table:table-cell table:formula="of:=FREQUENCY([.B$14:.B$1013];[.B355])/1000" office:value-type="float" office:value="0.342">
            <text:p>0,342</text:p>
          </table:table-cell>
          <table:table-cell table:formula="of:=IF(AND([.F$5]&lt;[.B355];[.B355]&lt;=[.F$6]);([.A355]-[.F$5])/([.F$6]-[.F$5]);1)" office:value-type="float" office:value="0.130541340833333">
            <text:p>0,1305413408</text:p>
          </table:table-cell>
          <table:table-cell table:formula="of:=ABS([.D355]-[.C355])" office:value-type="float" office:value="0.211458659166667">
            <text:p>0,2114586592</text:p>
          </table:table-cell>
          <table:table-cell table:formula="of:=ABS([.D355]-[.C354])" office:value-type="float" office:value="0.210458659166667">
            <text:p>0,2104586592</text:p>
          </table:table-cell>
        </table:table-row>
        <table:table-row table:style-name="ro1">
          <table:table-cell office:value-type="float" office:value="6.1072005204">
            <text:p>6,1072005204</text:p>
          </table:table-cell>
          <table:table-cell office:value-type="float" office:value="5.08352003114">
            <text:p>5,0835200311</text:p>
          </table:table-cell>
          <table:table-cell table:formula="of:=FREQUENCY([.B$14:.B$1013];[.B356])/1000" office:value-type="float" office:value="0.343">
            <text:p>0,343</text:p>
          </table:table-cell>
          <table:table-cell table:formula="of:=IF(AND([.F$5]&lt;[.B356];[.B356]&lt;=[.F$6]);([.A356]-[.F$5])/([.F$6]-[.F$5]);1)" office:value-type="float" office:value="0.5178667534">
            <text:p>0,5178667534</text:p>
          </table:table-cell>
          <table:table-cell table:formula="of:=ABS([.D356]-[.C356])" office:value-type="float" office:value="0.1748667534">
            <text:p>0,1748667534</text:p>
          </table:table-cell>
          <table:table-cell table:formula="of:=ABS([.D356]-[.C355])" office:value-type="float" office:value="0.1758667534">
            <text:p>0,1758667534</text:p>
          </table:table-cell>
        </table:table-row>
        <table:table-row table:style-name="ro1">
          <table:table-cell office:value-type="float" office:value="8.99884717077">
            <text:p>8,9988471708</text:p>
          </table:table-cell>
          <table:table-cell office:value-type="float" office:value="5.09656550476">
            <text:p>5,0965655048</text:p>
          </table:table-cell>
          <table:table-cell table:formula="of:=FREQUENCY([.B$14:.B$1013];[.B357])/1000" office:value-type="float" office:value="0.344">
            <text:p>0,344</text:p>
          </table:table-cell>
          <table:table-cell table:formula="of:=IF(AND([.F$5]&lt;[.B357];[.B357]&lt;=[.F$6]);([.A357]-[.F$5])/([.F$6]-[.F$5]);1)" office:value-type="float" office:value="0.999807861795">
            <text:p>0,9998078618</text:p>
          </table:table-cell>
          <table:table-cell table:formula="of:=ABS([.D357]-[.C357])" office:value-type="float" office:value="0.655807861795">
            <text:p>0,6558078618</text:p>
          </table:table-cell>
          <table:table-cell table:formula="of:=ABS([.D357]-[.C356])" office:value-type="float" office:value="0.656807861795">
            <text:p>0,6568078618</text:p>
          </table:table-cell>
        </table:table-row>
        <table:table-row table:style-name="ro1">
          <table:table-cell office:value-type="float" office:value="4.38758991296">
            <text:p>4,387589913</text:p>
          </table:table-cell>
          <table:table-cell office:value-type="float" office:value="5.09988930954">
            <text:p>5,0998893095</text:p>
          </table:table-cell>
          <table:table-cell table:formula="of:=FREQUENCY([.B$14:.B$1013];[.B358])/1000" office:value-type="float" office:value="0.345">
            <text:p>0,345</text:p>
          </table:table-cell>
          <table:table-cell table:formula="of:=IF(AND([.F$5]&lt;[.B358];[.B358]&lt;=[.F$6]);([.A358]-[.F$5])/([.F$6]-[.F$5]);1)" office:value-type="float" office:value="0.231264985493333">
            <text:p>0,2312649855</text:p>
          </table:table-cell>
          <table:table-cell table:formula="of:=ABS([.D358]-[.C358])" office:value-type="float" office:value="0.113735014506667">
            <text:p>0,1137350145</text:p>
          </table:table-cell>
          <table:table-cell table:formula="of:=ABS([.D358]-[.C357])" office:value-type="float" office:value="0.112735014506667">
            <text:p>0,1127350145</text:p>
          </table:table-cell>
        </table:table-row>
        <table:table-row table:style-name="ro1">
          <table:table-cell office:value-type="float" office:value="6.16466915109">
            <text:p>6,1646691511</text:p>
          </table:table-cell>
          <table:table-cell office:value-type="float" office:value="5.09990110345">
            <text:p>5,0999011035</text:p>
          </table:table-cell>
          <table:table-cell table:formula="of:=FREQUENCY([.B$14:.B$1013];[.B359])/1000" office:value-type="float" office:value="0.346">
            <text:p>0,346</text:p>
          </table:table-cell>
          <table:table-cell table:formula="of:=IF(AND([.F$5]&lt;[.B359];[.B359]&lt;=[.F$6]);([.A359]-[.F$5])/([.F$6]-[.F$5]);1)" office:value-type="float" office:value="0.527444858515">
            <text:p>0,5274448585</text:p>
          </table:table-cell>
          <table:table-cell table:formula="of:=ABS([.D359]-[.C359])" office:value-type="float" office:value="0.181444858515">
            <text:p>0,1814448585</text:p>
          </table:table-cell>
          <table:table-cell table:formula="of:=ABS([.D359]-[.C358])" office:value-type="float" office:value="0.182444858515">
            <text:p>0,1824448585</text:p>
          </table:table-cell>
        </table:table-row>
        <table:table-row table:style-name="ro1">
          <table:table-cell office:value-type="float" office:value="8.52745685012">
            <text:p>8,5274568501</text:p>
          </table:table-cell>
          <table:table-cell office:value-type="float" office:value="5.10678331023">
            <text:p>5,1067833102</text:p>
          </table:table-cell>
          <table:table-cell table:formula="of:=FREQUENCY([.B$14:.B$1013];[.B360])/1000" office:value-type="float" office:value="0.347">
            <text:p>0,347</text:p>
          </table:table-cell>
          <table:table-cell table:formula="of:=IF(AND([.F$5]&lt;[.B360];[.B360]&lt;=[.F$6]);([.A360]-[.F$5])/([.F$6]-[.F$5]);1)" office:value-type="float" office:value="0.921242808353333">
            <text:p>0,9212428084</text:p>
          </table:table-cell>
          <table:table-cell table:formula="of:=ABS([.D360]-[.C360])" office:value-type="float" office:value="0.574242808353333">
            <text:p>0,5742428084</text:p>
          </table:table-cell>
          <table:table-cell table:formula="of:=ABS([.D360]-[.C359])" office:value-type="float" office:value="0.575242808353333">
            <text:p>0,5752428084</text:p>
          </table:table-cell>
        </table:table-row>
        <table:table-row table:style-name="ro1">
          <table:table-cell office:value-type="float" office:value="6.21254773336">
            <text:p>6,2125477334</text:p>
          </table:table-cell>
          <table:table-cell office:value-type="float" office:value="5.11459913362">
            <text:p>5,1145991336</text:p>
          </table:table-cell>
          <table:table-cell table:formula="of:=FREQUENCY([.B$14:.B$1013];[.B361])/1000" office:value-type="float" office:value="0.348">
            <text:p>0,348</text:p>
          </table:table-cell>
          <table:table-cell table:formula="of:=IF(AND([.F$5]&lt;[.B361];[.B361]&lt;=[.F$6]);([.A361]-[.F$5])/([.F$6]-[.F$5]);1)" office:value-type="float" office:value="0.535424622226667">
            <text:p>0,5354246222</text:p>
          </table:table-cell>
          <table:table-cell table:formula="of:=ABS([.D361]-[.C361])" office:value-type="float" office:value="0.187424622226667">
            <text:p>0,1874246222</text:p>
          </table:table-cell>
          <table:table-cell table:formula="of:=ABS([.D361]-[.C360])" office:value-type="float" office:value="0.188424622226667">
            <text:p>0,1884246222</text:p>
          </table:table-cell>
        </table:table-row>
        <table:table-row table:style-name="ro1">
          <table:table-cell office:value-type="float" office:value="4.1025403175">
            <text:p>4,1025403175</text:p>
          </table:table-cell>
          <table:table-cell office:value-type="float" office:value="5.11479047081">
            <text:p>5,1147904708</text:p>
          </table:table-cell>
          <table:table-cell table:formula="of:=FREQUENCY([.B$14:.B$1013];[.B362])/1000" office:value-type="float" office:value="0.349">
            <text:p>0,349</text:p>
          </table:table-cell>
          <table:table-cell table:formula="of:=IF(AND([.F$5]&lt;[.B362];[.B362]&lt;=[.F$6]);([.A362]-[.F$5])/([.F$6]-[.F$5]);1)" office:value-type="float" office:value="0.183756719583333">
            <text:p>0,1837567196</text:p>
          </table:table-cell>
          <table:table-cell table:formula="of:=ABS([.D362]-[.C362])" office:value-type="float" office:value="0.165243280416667">
            <text:p>0,1652432804</text:p>
          </table:table-cell>
          <table:table-cell table:formula="of:=ABS([.D362]-[.C361])" office:value-type="float" office:value="0.164243280416667">
            <text:p>0,1642432804</text:p>
          </table:table-cell>
        </table:table-row>
        <table:table-row table:style-name="ro1">
          <table:table-cell office:value-type="float" office:value="4.74469645531">
            <text:p>4,7446964553</text:p>
          </table:table-cell>
          <table:table-cell office:value-type="float" office:value="5.12130186968">
            <text:p>5,1213018697</text:p>
          </table:table-cell>
          <table:table-cell table:formula="of:=FREQUENCY([.B$14:.B$1013];[.B363])/1000" office:value-type="float" office:value="0.35">
            <text:p>0,35</text:p>
          </table:table-cell>
          <table:table-cell table:formula="of:=IF(AND([.F$5]&lt;[.B363];[.B363]&lt;=[.F$6]);([.A363]-[.F$5])/([.F$6]-[.F$5]);1)" office:value-type="float" office:value="0.290782742551667">
            <text:p>0,2907827426</text:p>
          </table:table-cell>
          <table:table-cell table:formula="of:=ABS([.D363]-[.C363])" office:value-type="float" office:value="0.0592172574483333">
            <text:p>0,0592172574</text:p>
          </table:table-cell>
          <table:table-cell table:formula="of:=ABS([.D363]-[.C362])" office:value-type="float" office:value="0.0582172574483333">
            <text:p>0,0582172574</text:p>
          </table:table-cell>
        </table:table-row>
        <table:table-row table:style-name="ro1">
          <table:table-cell office:value-type="float" office:value="5.34480263674">
            <text:p>5,3448026367</text:p>
          </table:table-cell>
          <table:table-cell office:value-type="float" office:value="5.1251677686">
            <text:p>5,1251677686</text:p>
          </table:table-cell>
          <table:table-cell table:formula="of:=FREQUENCY([.B$14:.B$1013];[.B364])/1000" office:value-type="float" office:value="0.351">
            <text:p>0,351</text:p>
          </table:table-cell>
          <table:table-cell table:formula="of:=IF(AND([.F$5]&lt;[.B364];[.B364]&lt;=[.F$6]);([.A364]-[.F$5])/([.F$6]-[.F$5]);1)" office:value-type="float" office:value="0.390800439456667">
            <text:p>0,3908004395</text:p>
          </table:table-cell>
          <table:table-cell table:formula="of:=ABS([.D364]-[.C364])" office:value-type="float" office:value="0.0398004394566667">
            <text:p>0,0398004395</text:p>
          </table:table-cell>
          <table:table-cell table:formula="of:=ABS([.D364]-[.C363])" office:value-type="float" office:value="0.0408004394566667">
            <text:p>0,0408004395</text:p>
          </table:table-cell>
        </table:table-row>
        <table:table-row table:style-name="ro1">
          <table:table-cell office:value-type="float" office:value="6.65890978403">
            <text:p>6,658909784</text:p>
          </table:table-cell>
          <table:table-cell office:value-type="float" office:value="5.13382511147">
            <text:p>5,1338251115</text:p>
          </table:table-cell>
          <table:table-cell table:formula="of:=FREQUENCY([.B$14:.B$1013];[.B365])/1000" office:value-type="float" office:value="0.352">
            <text:p>0,352</text:p>
          </table:table-cell>
          <table:table-cell table:formula="of:=IF(AND([.F$5]&lt;[.B365];[.B365]&lt;=[.F$6]);([.A365]-[.F$5])/([.F$6]-[.F$5]);1)" office:value-type="float" office:value="0.609818297338333">
            <text:p>0,6098182973</text:p>
          </table:table-cell>
          <table:table-cell table:formula="of:=ABS([.D365]-[.C365])" office:value-type="float" office:value="0.257818297338333">
            <text:p>0,2578182973</text:p>
          </table:table-cell>
          <table:table-cell table:formula="of:=ABS([.D365]-[.C364])" office:value-type="float" office:value="0.258818297338333">
            <text:p>0,2588182973</text:p>
          </table:table-cell>
        </table:table-row>
        <table:table-row table:style-name="ro1">
          <table:table-cell office:value-type="float" office:value="8.34749230319">
            <text:p>8,3474923032</text:p>
          </table:table-cell>
          <table:table-cell office:value-type="float" office:value="5.13437174479">
            <text:p>5,1343717448</text:p>
          </table:table-cell>
          <table:table-cell table:formula="of:=FREQUENCY([.B$14:.B$1013];[.B366])/1000" office:value-type="float" office:value="0.353">
            <text:p>0,353</text:p>
          </table:table-cell>
          <table:table-cell table:formula="of:=IF(AND([.F$5]&lt;[.B366];[.B366]&lt;=[.F$6]);([.A366]-[.F$5])/([.F$6]-[.F$5]);1)" office:value-type="float" office:value="0.891248717198333">
            <text:p>0,8912487172</text:p>
          </table:table-cell>
          <table:table-cell table:formula="of:=ABS([.D366]-[.C366])" office:value-type="float" office:value="0.538248717198333">
            <text:p>0,5382487172</text:p>
          </table:table-cell>
          <table:table-cell table:formula="of:=ABS([.D366]-[.C365])" office:value-type="float" office:value="0.539248717198333">
            <text:p>0,5392487172</text:p>
          </table:table-cell>
        </table:table-row>
        <table:table-row table:style-name="ro1">
          <table:table-cell office:value-type="float" office:value="7.44939813492">
            <text:p>7,4493981349</text:p>
          </table:table-cell>
          <table:table-cell office:value-type="float" office:value="5.14557107937">
            <text:p>5,1455710794</text:p>
          </table:table-cell>
          <table:table-cell table:formula="of:=FREQUENCY([.B$14:.B$1013];[.B367])/1000" office:value-type="float" office:value="0.354">
            <text:p>0,354</text:p>
          </table:table-cell>
          <table:table-cell table:formula="of:=IF(AND([.F$5]&lt;[.B367];[.B367]&lt;=[.F$6]);([.A367]-[.F$5])/([.F$6]-[.F$5]);1)" office:value-type="float" office:value="0.74156635582">
            <text:p>0,7415663558</text:p>
          </table:table-cell>
          <table:table-cell table:formula="of:=ABS([.D367]-[.C367])" office:value-type="float" office:value="0.38756635582">
            <text:p>0,3875663558</text:p>
          </table:table-cell>
          <table:table-cell table:formula="of:=ABS([.D367]-[.C366])" office:value-type="float" office:value="0.38856635582">
            <text:p>0,3885663558</text:p>
          </table:table-cell>
        </table:table-row>
        <table:table-row table:style-name="ro1">
          <table:table-cell office:value-type="float" office:value="5.46882746624">
            <text:p>5,4688274662</text:p>
          </table:table-cell>
          <table:table-cell office:value-type="float" office:value="5.15113608746">
            <text:p>5,1511360875</text:p>
          </table:table-cell>
          <table:table-cell table:formula="of:=FREQUENCY([.B$14:.B$1013];[.B368])/1000" office:value-type="float" office:value="0.355">
            <text:p>0,355</text:p>
          </table:table-cell>
          <table:table-cell table:formula="of:=IF(AND([.F$5]&lt;[.B368];[.B368]&lt;=[.F$6]);([.A368]-[.F$5])/([.F$6]-[.F$5]);1)" office:value-type="float" office:value="0.411471244373333">
            <text:p>0,4114712444</text:p>
          </table:table-cell>
          <table:table-cell table:formula="of:=ABS([.D368]-[.C368])" office:value-type="float" office:value="0.0564712443733333">
            <text:p>0,0564712444</text:p>
          </table:table-cell>
          <table:table-cell table:formula="of:=ABS([.D368]-[.C367])" office:value-type="float" office:value="0.0574712443733333">
            <text:p>0,0574712444</text:p>
          </table:table-cell>
        </table:table-row>
        <table:table-row table:style-name="ro1">
          <table:table-cell office:value-type="float" office:value="7.95821873305">
            <text:p>7,9582187331</text:p>
          </table:table-cell>
          <table:table-cell office:value-type="float" office:value="5.15639275252">
            <text:p>5,1563927525</text:p>
          </table:table-cell>
          <table:table-cell table:formula="of:=FREQUENCY([.B$14:.B$1013];[.B369])/1000" office:value-type="float" office:value="0.356">
            <text:p>0,356</text:p>
          </table:table-cell>
          <table:table-cell table:formula="of:=IF(AND([.F$5]&lt;[.B369];[.B369]&lt;=[.F$6]);([.A369]-[.F$5])/([.F$6]-[.F$5]);1)" office:value-type="float" office:value="0.826369788841667">
            <text:p>0,8263697888</text:p>
          </table:table-cell>
          <table:table-cell table:formula="of:=ABS([.D369]-[.C369])" office:value-type="float" office:value="0.470369788841667">
            <text:p>0,4703697888</text:p>
          </table:table-cell>
          <table:table-cell table:formula="of:=ABS([.D369]-[.C368])" office:value-type="float" office:value="0.471369788841667">
            <text:p>0,4713697888</text:p>
          </table:table-cell>
        </table:table-row>
        <table:table-row table:style-name="ro1">
          <table:table-cell office:value-type="float" office:value="5.61661087063">
            <text:p>5,6166108706</text:p>
          </table:table-cell>
          <table:table-cell office:value-type="float" office:value="5.1580971461">
            <text:p>5,1580971461</text:p>
          </table:table-cell>
          <table:table-cell table:formula="of:=FREQUENCY([.B$14:.B$1013];[.B370])/1000" office:value-type="float" office:value="0.357">
            <text:p>0,357</text:p>
          </table:table-cell>
          <table:table-cell table:formula="of:=IF(AND([.F$5]&lt;[.B370];[.B370]&lt;=[.F$6]);([.A370]-[.F$5])/([.F$6]-[.F$5]);1)" office:value-type="float" office:value="0.436101811771667">
            <text:p>0,4361018118</text:p>
          </table:table-cell>
          <table:table-cell table:formula="of:=ABS([.D370]-[.C370])" office:value-type="float" office:value="0.0791018117716666">
            <text:p>0,0791018118</text:p>
          </table:table-cell>
          <table:table-cell table:formula="of:=ABS([.D370]-[.C369])" office:value-type="float" office:value="0.0801018117716666">
            <text:p>0,0801018118</text:p>
          </table:table-cell>
        </table:table-row>
        <table:table-row table:style-name="ro1">
          <table:table-cell office:value-type="float" office:value="8.3859200954">
            <text:p>8,3859200954</text:p>
          </table:table-cell>
          <table:table-cell office:value-type="float" office:value="5.159228744">
            <text:p>5,159228744</text:p>
          </table:table-cell>
          <table:table-cell table:formula="of:=FREQUENCY([.B$14:.B$1013];[.B371])/1000" office:value-type="float" office:value="0.358">
            <text:p>0,358</text:p>
          </table:table-cell>
          <table:table-cell table:formula="of:=IF(AND([.F$5]&lt;[.B371];[.B371]&lt;=[.F$6]);([.A371]-[.F$5])/([.F$6]-[.F$5]);1)" office:value-type="float" office:value="0.897653349233333">
            <text:p>0,8976533492</text:p>
          </table:table-cell>
          <table:table-cell table:formula="of:=ABS([.D371]-[.C371])" office:value-type="float" office:value="0.539653349233333">
            <text:p>0,5396533492</text:p>
          </table:table-cell>
          <table:table-cell table:formula="of:=ABS([.D371]-[.C370])" office:value-type="float" office:value="0.540653349233333">
            <text:p>0,5406533492</text:p>
          </table:table-cell>
        </table:table-row>
        <table:table-row table:style-name="ro1">
          <table:table-cell office:value-type="float" office:value="7.43361812236">
            <text:p>7,4336181224</text:p>
          </table:table-cell>
          <table:table-cell office:value-type="float" office:value="5.16277809901">
            <text:p>5,162778099</text:p>
          </table:table-cell>
          <table:table-cell table:formula="of:=FREQUENCY([.B$14:.B$1013];[.B372])/1000" office:value-type="float" office:value="0.359">
            <text:p>0,359</text:p>
          </table:table-cell>
          <table:table-cell table:formula="of:=IF(AND([.F$5]&lt;[.B372];[.B372]&lt;=[.F$6]);([.A372]-[.F$5])/([.F$6]-[.F$5]);1)" office:value-type="float" office:value="0.738936353726667">
            <text:p>0,7389363537</text:p>
          </table:table-cell>
          <table:table-cell table:formula="of:=ABS([.D372]-[.C372])" office:value-type="float" office:value="0.379936353726667">
            <text:p>0,3799363537</text:p>
          </table:table-cell>
          <table:table-cell table:formula="of:=ABS([.D372]-[.C371])" office:value-type="float" office:value="0.380936353726667">
            <text:p>0,3809363537</text:p>
          </table:table-cell>
        </table:table-row>
        <table:table-row table:style-name="ro1">
          <table:table-cell office:value-type="float" office:value="4.19406804976">
            <text:p>4,1940680498</text:p>
          </table:table-cell>
          <table:table-cell office:value-type="float" office:value="5.16367679299">
            <text:p>5,163676793</text:p>
          </table:table-cell>
          <table:table-cell table:formula="of:=FREQUENCY([.B$14:.B$1013];[.B373])/1000" office:value-type="float" office:value="0.36">
            <text:p>0,36</text:p>
          </table:table-cell>
          <table:table-cell table:formula="of:=IF(AND([.F$5]&lt;[.B373];[.B373]&lt;=[.F$6]);([.A373]-[.F$5])/([.F$6]-[.F$5]);1)" office:value-type="float" office:value="0.199011341626667">
            <text:p>0,1990113416</text:p>
          </table:table-cell>
          <table:table-cell table:formula="of:=ABS([.D373]-[.C373])" office:value-type="float" office:value="0.160988658373333">
            <text:p>0,1609886584</text:p>
          </table:table-cell>
          <table:table-cell table:formula="of:=ABS([.D373]-[.C372])" office:value-type="float" office:value="0.159988658373333">
            <text:p>0,1599886584</text:p>
          </table:table-cell>
        </table:table-row>
        <table:table-row table:style-name="ro1">
          <table:table-cell office:value-type="float" office:value="5.99948883306">
            <text:p>5,9994888331</text:p>
          </table:table-cell>
          <table:table-cell office:value-type="float" office:value="5.16607114543">
            <text:p>5,1660711454</text:p>
          </table:table-cell>
          <table:table-cell table:formula="of:=FREQUENCY([.B$14:.B$1013];[.B374])/1000" office:value-type="float" office:value="0.361">
            <text:p>0,361</text:p>
          </table:table-cell>
          <table:table-cell table:formula="of:=IF(AND([.F$5]&lt;[.B374];[.B374]&lt;=[.F$6]);([.A374]-[.F$5])/([.F$6]-[.F$5]);1)" office:value-type="float" office:value="0.49991480551">
            <text:p>0,4999148055</text:p>
          </table:table-cell>
          <table:table-cell table:formula="of:=ABS([.D374]-[.C374])" office:value-type="float" office:value="0.13891480551">
            <text:p>0,1389148055</text:p>
          </table:table-cell>
          <table:table-cell table:formula="of:=ABS([.D374]-[.C373])" office:value-type="float" office:value="0.13991480551">
            <text:p>0,1399148055</text:p>
          </table:table-cell>
        </table:table-row>
        <table:table-row table:style-name="ro1">
          <table:table-cell office:value-type="float" office:value="8.79919648981">
            <text:p>8,7991964898</text:p>
          </table:table-cell>
          <table:table-cell office:value-type="float" office:value="5.16677101332">
            <text:p>5,1667710133</text:p>
          </table:table-cell>
          <table:table-cell table:formula="of:=FREQUENCY([.B$14:.B$1013];[.B375])/1000" office:value-type="float" office:value="0.362">
            <text:p>0,362</text:p>
          </table:table-cell>
          <table:table-cell table:formula="of:=IF(AND([.F$5]&lt;[.B375];[.B375]&lt;=[.F$6]);([.A375]-[.F$5])/([.F$6]-[.F$5]);1)" office:value-type="float" office:value="0.966532748301667">
            <text:p>0,9665327483</text:p>
          </table:table-cell>
          <table:table-cell table:formula="of:=ABS([.D375]-[.C375])" office:value-type="float" office:value="0.604532748301667">
            <text:p>0,6045327483</text:p>
          </table:table-cell>
          <table:table-cell table:formula="of:=ABS([.D375]-[.C374])" office:value-type="float" office:value="0.605532748301667">
            <text:p>0,6055327483</text:p>
          </table:table-cell>
        </table:table-row>
        <table:table-row table:style-name="ro1">
          <table:table-cell office:value-type="float" office:value="5.3653769154">
            <text:p>5,3653769154</text:p>
          </table:table-cell>
          <table:table-cell office:value-type="float" office:value="5.17365529139">
            <text:p>5,1736552914</text:p>
          </table:table-cell>
          <table:table-cell table:formula="of:=FREQUENCY([.B$14:.B$1013];[.B376])/1000" office:value-type="float" office:value="0.363">
            <text:p>0,363</text:p>
          </table:table-cell>
          <table:table-cell table:formula="of:=IF(AND([.F$5]&lt;[.B376];[.B376]&lt;=[.F$6]);([.A376]-[.F$5])/([.F$6]-[.F$5]);1)" office:value-type="float" office:value="0.3942294859">
            <text:p>0,3942294859</text:p>
          </table:table-cell>
          <table:table-cell table:formula="of:=ABS([.D376]-[.C376])" office:value-type="float" office:value="0.0312294859">
            <text:p>0,0312294859</text:p>
          </table:table-cell>
          <table:table-cell table:formula="of:=ABS([.D376]-[.C375])" office:value-type="float" office:value="0.0322294859">
            <text:p>0,0322294859</text:p>
          </table:table-cell>
        </table:table-row>
        <table:table-row table:style-name="ro1">
          <table:table-cell office:value-type="float" office:value="8.2718580173">
            <text:p>8,2718580173</text:p>
          </table:table-cell>
          <table:table-cell office:value-type="float" office:value="5.17721183164">
            <text:p>5,1772118316</text:p>
          </table:table-cell>
          <table:table-cell table:formula="of:=FREQUENCY([.B$14:.B$1013];[.B377])/1000" office:value-type="float" office:value="0.364">
            <text:p>0,364</text:p>
          </table:table-cell>
          <table:table-cell table:formula="of:=IF(AND([.F$5]&lt;[.B377];[.B377]&lt;=[.F$6]);([.A377]-[.F$5])/([.F$6]-[.F$5]);1)" office:value-type="float" office:value="0.878643002883333">
            <text:p>0,8786430029</text:p>
          </table:table-cell>
          <table:table-cell table:formula="of:=ABS([.D377]-[.C377])" office:value-type="float" office:value="0.514643002883333">
            <text:p>0,5146430029</text:p>
          </table:table-cell>
          <table:table-cell table:formula="of:=ABS([.D377]-[.C376])" office:value-type="float" office:value="0.515643002883333">
            <text:p>0,5156430029</text:p>
          </table:table-cell>
        </table:table-row>
        <table:table-row table:style-name="ro1">
          <table:table-cell office:value-type="float" office:value="4.94812267947">
            <text:p>4,9481226795</text:p>
          </table:table-cell>
          <table:table-cell office:value-type="float" office:value="5.17815121014">
            <text:p>5,1781512101</text:p>
          </table:table-cell>
          <table:table-cell table:formula="of:=FREQUENCY([.B$14:.B$1013];[.B378])/1000" office:value-type="float" office:value="0.365">
            <text:p>0,365</text:p>
          </table:table-cell>
          <table:table-cell table:formula="of:=IF(AND([.F$5]&lt;[.B378];[.B378]&lt;=[.F$6]);([.A378]-[.F$5])/([.F$6]-[.F$5]);1)" office:value-type="float" office:value="0.324687113245">
            <text:p>0,3246871132</text:p>
          </table:table-cell>
          <table:table-cell table:formula="of:=ABS([.D378]-[.C378])" office:value-type="float" office:value="0.040312886755">
            <text:p>0,0403128868</text:p>
          </table:table-cell>
          <table:table-cell table:formula="of:=ABS([.D378]-[.C377])" office:value-type="float" office:value="0.039312886755">
            <text:p>0,0393128868</text:p>
          </table:table-cell>
        </table:table-row>
        <table:table-row table:style-name="ro1">
          <table:table-cell office:value-type="float" office:value="3.72650844613">
            <text:p>3,7265084461</text:p>
          </table:table-cell>
          <table:table-cell office:value-type="float" office:value="5.18098139149">
            <text:p>5,1809813915</text:p>
          </table:table-cell>
          <table:table-cell table:formula="of:=FREQUENCY([.B$14:.B$1013];[.B379])/1000" office:value-type="float" office:value="0.366">
            <text:p>0,366</text:p>
          </table:table-cell>
          <table:table-cell table:formula="of:=IF(AND([.F$5]&lt;[.B379];[.B379]&lt;=[.F$6]);([.A379]-[.F$5])/([.F$6]-[.F$5]);1)" office:value-type="float" office:value="0.121084741021667">
            <text:p>0,121084741</text:p>
          </table:table-cell>
          <table:table-cell table:formula="of:=ABS([.D379]-[.C379])" office:value-type="float" office:value="0.244915258978333">
            <text:p>0,244915259</text:p>
          </table:table-cell>
          <table:table-cell table:formula="of:=ABS([.D379]-[.C378])" office:value-type="float" office:value="0.243915258978333">
            <text:p>0,243915259</text:p>
          </table:table-cell>
        </table:table-row>
        <table:table-row table:style-name="ro1">
          <table:table-cell office:value-type="float" office:value="4.86994708706">
            <text:p>4,8699470871</text:p>
          </table:table-cell>
          <table:table-cell office:value-type="float" office:value="5.18458110601">
            <text:p>5,184581106</text:p>
          </table:table-cell>
          <table:table-cell table:formula="of:=FREQUENCY([.B$14:.B$1013];[.B380])/1000" office:value-type="float" office:value="0.367">
            <text:p>0,367</text:p>
          </table:table-cell>
          <table:table-cell table:formula="of:=IF(AND([.F$5]&lt;[.B380];[.B380]&lt;=[.F$6]);([.A380]-[.F$5])/([.F$6]-[.F$5]);1)" office:value-type="float" office:value="0.311657847843333">
            <text:p>0,3116578478</text:p>
          </table:table-cell>
          <table:table-cell table:formula="of:=ABS([.D380]-[.C380])" office:value-type="float" office:value="0.0553421521566667">
            <text:p>0,0553421522</text:p>
          </table:table-cell>
          <table:table-cell table:formula="of:=ABS([.D380]-[.C379])" office:value-type="float" office:value="0.0543421521566667">
            <text:p>0,0543421522</text:p>
          </table:table-cell>
        </table:table-row>
        <table:table-row table:style-name="ro1">
          <table:table-cell office:value-type="float" office:value="6.502805811">
            <text:p>6,502805811</text:p>
          </table:table-cell>
          <table:table-cell office:value-type="float" office:value="5.18904302506">
            <text:p>5,1890430251</text:p>
          </table:table-cell>
          <table:table-cell table:formula="of:=FREQUENCY([.B$14:.B$1013];[.B381])/1000" office:value-type="float" office:value="0.368">
            <text:p>0,368</text:p>
          </table:table-cell>
          <table:table-cell table:formula="of:=IF(AND([.F$5]&lt;[.B381];[.B381]&lt;=[.F$6]);([.A381]-[.F$5])/([.F$6]-[.F$5]);1)" office:value-type="float" office:value="0.5838009685">
            <text:p>0,5838009685</text:p>
          </table:table-cell>
          <table:table-cell table:formula="of:=ABS([.D381]-[.C381])" office:value-type="float" office:value="0.2158009685">
            <text:p>0,2158009685</text:p>
          </table:table-cell>
          <table:table-cell table:formula="of:=ABS([.D381]-[.C380])" office:value-type="float" office:value="0.2168009685">
            <text:p>0,2168009685</text:p>
          </table:table-cell>
        </table:table-row>
        <table:table-row table:style-name="ro1">
          <table:table-cell office:value-type="float" office:value="5.3067343548">
            <text:p>5,3067343548</text:p>
          </table:table-cell>
          <table:table-cell office:value-type="float" office:value="5.19213890717">
            <text:p>5,1921389072</text:p>
          </table:table-cell>
          <table:table-cell table:formula="of:=FREQUENCY([.B$14:.B$1013];[.B382])/1000" office:value-type="float" office:value="0.369">
            <text:p>0,369</text:p>
          </table:table-cell>
          <table:table-cell table:formula="of:=IF(AND([.F$5]&lt;[.B382];[.B382]&lt;=[.F$6]);([.A382]-[.F$5])/([.F$6]-[.F$5]);1)" office:value-type="float" office:value="0.3844557258">
            <text:p>0,3844557258</text:p>
          </table:table-cell>
          <table:table-cell table:formula="of:=ABS([.D382]-[.C382])" office:value-type="float" office:value="0.0154557257999999">
            <text:p>0,0154557258</text:p>
          </table:table-cell>
          <table:table-cell table:formula="of:=ABS([.D382]-[.C381])" office:value-type="float" office:value="0.0164557257999999">
            <text:p>0,0164557258</text:p>
          </table:table-cell>
        </table:table-row>
        <table:table-row table:style-name="ro1">
          <table:table-cell office:value-type="float" office:value="5.18458110601">
            <text:p>5,184581106</text:p>
          </table:table-cell>
          <table:table-cell office:value-type="float" office:value="5.19403210309">
            <text:p>5,1940321031</text:p>
          </table:table-cell>
          <table:table-cell table:formula="of:=FREQUENCY([.B$14:.B$1013];[.B383])/1000" office:value-type="float" office:value="0.37">
            <text:p>0,37</text:p>
          </table:table-cell>
          <table:table-cell table:formula="of:=IF(AND([.F$5]&lt;[.B383];[.B383]&lt;=[.F$6]);([.A383]-[.F$5])/([.F$6]-[.F$5]);1)" office:value-type="float" office:value="0.364096851001667">
            <text:p>0,364096851</text:p>
          </table:table-cell>
          <table:table-cell table:formula="of:=ABS([.D383]-[.C383])" office:value-type="float" office:value="0.00590314899833327">
            <text:p>0,005903149</text:p>
          </table:table-cell>
          <table:table-cell table:formula="of:=ABS([.D383]-[.C382])" office:value-type="float" office:value="0.00490314899833327">
            <text:p>0,004903149</text:p>
          </table:table-cell>
        </table:table-row>
        <table:table-row table:style-name="ro1">
          <table:table-cell office:value-type="float" office:value="4.43143451643">
            <text:p>4,4314345164</text:p>
          </table:table-cell>
          <table:table-cell office:value-type="float" office:value="5.20656632411">
            <text:p>5,2065663241</text:p>
          </table:table-cell>
          <table:table-cell table:formula="of:=FREQUENCY([.B$14:.B$1013];[.B384])/1000" office:value-type="float" office:value="0.371">
            <text:p>0,371</text:p>
          </table:table-cell>
          <table:table-cell table:formula="of:=IF(AND([.F$5]&lt;[.B384];[.B384]&lt;=[.F$6]);([.A384]-[.F$5])/([.F$6]-[.F$5]);1)" office:value-type="float" office:value="0.238572419405">
            <text:p>0,2385724194</text:p>
          </table:table-cell>
          <table:table-cell table:formula="of:=ABS([.D384]-[.C384])" office:value-type="float" office:value="0.132427580595">
            <text:p>0,1324275806</text:p>
          </table:table-cell>
          <table:table-cell table:formula="of:=ABS([.D384]-[.C383])" office:value-type="float" office:value="0.131427580595">
            <text:p>0,1314275806</text:p>
          </table:table-cell>
        </table:table-row>
        <table:table-row table:style-name="ro1">
          <table:table-cell office:value-type="float" office:value="7.45939455785">
            <text:p>7,4593945579</text:p>
          </table:table-cell>
          <table:table-cell office:value-type="float" office:value="5.21045614878">
            <text:p>5,2104561488</text:p>
          </table:table-cell>
          <table:table-cell table:formula="of:=FREQUENCY([.B$14:.B$1013];[.B385])/1000" office:value-type="float" office:value="0.372">
            <text:p>0,372</text:p>
          </table:table-cell>
          <table:table-cell table:formula="of:=IF(AND([.F$5]&lt;[.B385];[.B385]&lt;=[.F$6]);([.A385]-[.F$5])/([.F$6]-[.F$5]);1)" office:value-type="float" office:value="0.743232426308333">
            <text:p>0,7432324263</text:p>
          </table:table-cell>
          <table:table-cell table:formula="of:=ABS([.D385]-[.C385])" office:value-type="float" office:value="0.371232426308333">
            <text:p>0,3712324263</text:p>
          </table:table-cell>
          <table:table-cell table:formula="of:=ABS([.D385]-[.C384])" office:value-type="float" office:value="0.372232426308333">
            <text:p>0,3722324263</text:p>
          </table:table-cell>
        </table:table-row>
        <table:table-row table:style-name="ro1">
          <table:table-cell office:value-type="float" office:value="5.67860148172">
            <text:p>5,6786014817</text:p>
          </table:table-cell>
          <table:table-cell office:value-type="float" office:value="5.21077070253">
            <text:p>5,2107707025</text:p>
          </table:table-cell>
          <table:table-cell table:formula="of:=FREQUENCY([.B$14:.B$1013];[.B386])/1000" office:value-type="float" office:value="0.373">
            <text:p>0,373</text:p>
          </table:table-cell>
          <table:table-cell table:formula="of:=IF(AND([.F$5]&lt;[.B386];[.B386]&lt;=[.F$6]);([.A386]-[.F$5])/([.F$6]-[.F$5]);1)" office:value-type="float" office:value="0.446433580286667">
            <text:p>0,4464335803</text:p>
          </table:table-cell>
          <table:table-cell table:formula="of:=ABS([.D386]-[.C386])" office:value-type="float" office:value="0.0734335802866667">
            <text:p>0,0734335803</text:p>
          </table:table-cell>
          <table:table-cell table:formula="of:=ABS([.D386]-[.C385])" office:value-type="float" office:value="0.0744335802866667">
            <text:p>0,0744335803</text:p>
          </table:table-cell>
        </table:table-row>
        <table:table-row table:style-name="ro1">
          <table:table-cell office:value-type="float" office:value="6.20376428878">
            <text:p>6,2037642888</text:p>
          </table:table-cell>
          <table:table-cell office:value-type="float" office:value="5.21391712711">
            <text:p>5,2139171271</text:p>
          </table:table-cell>
          <table:table-cell table:formula="of:=FREQUENCY([.B$14:.B$1013];[.B387])/1000" office:value-type="float" office:value="0.374">
            <text:p>0,374</text:p>
          </table:table-cell>
          <table:table-cell table:formula="of:=IF(AND([.F$5]&lt;[.B387];[.B387]&lt;=[.F$6]);([.A387]-[.F$5])/([.F$6]-[.F$5]);1)" office:value-type="float" office:value="0.533960714796667">
            <text:p>0,5339607148</text:p>
          </table:table-cell>
          <table:table-cell table:formula="of:=ABS([.D387]-[.C387])" office:value-type="float" office:value="0.159960714796667">
            <text:p>0,1599607148</text:p>
          </table:table-cell>
          <table:table-cell table:formula="of:=ABS([.D387]-[.C386])" office:value-type="float" office:value="0.160960714796667">
            <text:p>0,1609607148</text:p>
          </table:table-cell>
        </table:table-row>
        <table:table-row table:style-name="ro1">
          <table:table-cell office:value-type="float" office:value="6.86778590502">
            <text:p>6,867785905</text:p>
          </table:table-cell>
          <table:table-cell office:value-type="float" office:value="5.2247266466">
            <text:p>5,2247266466</text:p>
          </table:table-cell>
          <table:table-cell table:formula="of:=FREQUENCY([.B$14:.B$1013];[.B388])/1000" office:value-type="float" office:value="0.375">
            <text:p>0,375</text:p>
          </table:table-cell>
          <table:table-cell table:formula="of:=IF(AND([.F$5]&lt;[.B388];[.B388]&lt;=[.F$6]);([.A388]-[.F$5])/([.F$6]-[.F$5]);1)" office:value-type="float" office:value="0.64463098417">
            <text:p>0,6446309842</text:p>
          </table:table-cell>
          <table:table-cell table:formula="of:=ABS([.D388]-[.C388])" office:value-type="float" office:value="0.26963098417">
            <text:p>0,2696309842</text:p>
          </table:table-cell>
          <table:table-cell table:formula="of:=ABS([.D388]-[.C387])" office:value-type="float" office:value="0.27063098417">
            <text:p>0,2706309842</text:p>
          </table:table-cell>
        </table:table-row>
        <table:table-row table:style-name="ro1">
          <table:table-cell office:value-type="float" office:value="5.39338101278">
            <text:p>5,3933810128</text:p>
          </table:table-cell>
          <table:table-cell office:value-type="float" office:value="5.2282822696">
            <text:p>5,2282822696</text:p>
          </table:table-cell>
          <table:table-cell table:formula="of:=FREQUENCY([.B$14:.B$1013];[.B389])/1000" office:value-type="float" office:value="0.376">
            <text:p>0,376</text:p>
          </table:table-cell>
          <table:table-cell table:formula="of:=IF(AND([.F$5]&lt;[.B389];[.B389]&lt;=[.F$6]);([.A389]-[.F$5])/([.F$6]-[.F$5]);1)" office:value-type="float" office:value="0.398896835463333">
            <text:p>0,3988968355</text:p>
          </table:table-cell>
          <table:table-cell table:formula="of:=ABS([.D389]-[.C389])" office:value-type="float" office:value="0.0228968354633333">
            <text:p>0,0228968355</text:p>
          </table:table-cell>
          <table:table-cell table:formula="of:=ABS([.D389]-[.C388])" office:value-type="float" office:value="0.0238968354633333">
            <text:p>0,0238968355</text:p>
          </table:table-cell>
        </table:table-row>
        <table:table-row table:style-name="ro1">
          <table:table-cell office:value-type="float" office:value="3.57183652257">
            <text:p>3,5718365226</text:p>
          </table:table-cell>
          <table:table-cell office:value-type="float" office:value="5.24214660249">
            <text:p>5,2421466025</text:p>
          </table:table-cell>
          <table:table-cell table:formula="of:=FREQUENCY([.B$14:.B$1013];[.B390])/1000" office:value-type="float" office:value="0.377">
            <text:p>0,377</text:p>
          </table:table-cell>
          <table:table-cell table:formula="of:=IF(AND([.F$5]&lt;[.B390];[.B390]&lt;=[.F$6]);([.A390]-[.F$5])/([.F$6]-[.F$5]);1)" office:value-type="float" office:value="0.095306087095">
            <text:p>0,0953060871</text:p>
          </table:table-cell>
          <table:table-cell table:formula="of:=ABS([.D390]-[.C390])" office:value-type="float" office:value="0.281693912905">
            <text:p>0,2816939129</text:p>
          </table:table-cell>
          <table:table-cell table:formula="of:=ABS([.D390]-[.C389])" office:value-type="float" office:value="0.280693912905">
            <text:p>0,2806939129</text:p>
          </table:table-cell>
        </table:table-row>
        <table:table-row table:style-name="ro1">
          <table:table-cell office:value-type="float" office:value="5.13382511147">
            <text:p>5,1338251115</text:p>
          </table:table-cell>
          <table:table-cell office:value-type="float" office:value="5.2457390275">
            <text:p>5,2457390275</text:p>
          </table:table-cell>
          <table:table-cell table:formula="of:=FREQUENCY([.B$14:.B$1013];[.B391])/1000" office:value-type="float" office:value="0.378">
            <text:p>0,378</text:p>
          </table:table-cell>
          <table:table-cell table:formula="of:=IF(AND([.F$5]&lt;[.B391];[.B391]&lt;=[.F$6]);([.A391]-[.F$5])/([.F$6]-[.F$5]);1)" office:value-type="float" office:value="0.355637518578333">
            <text:p>0,3556375186</text:p>
          </table:table-cell>
          <table:table-cell table:formula="of:=ABS([.D391]-[.C391])" office:value-type="float" office:value="0.0223624814216666">
            <text:p>0,0223624814</text:p>
          </table:table-cell>
          <table:table-cell table:formula="of:=ABS([.D391]-[.C390])" office:value-type="float" office:value="0.0213624814216666">
            <text:p>0,0213624814</text:p>
          </table:table-cell>
        </table:table-row>
        <table:table-row table:style-name="ro1">
          <table:table-cell office:value-type="float" office:value="8.478231418">
            <text:p>8,478231418</text:p>
          </table:table-cell>
          <table:table-cell office:value-type="float" office:value="5.24879666937">
            <text:p>5,2487966694</text:p>
          </table:table-cell>
          <table:table-cell table:formula="of:=FREQUENCY([.B$14:.B$1013];[.B392])/1000" office:value-type="float" office:value="0.379">
            <text:p>0,379</text:p>
          </table:table-cell>
          <table:table-cell table:formula="of:=IF(AND([.F$5]&lt;[.B392];[.B392]&lt;=[.F$6]);([.A392]-[.F$5])/([.F$6]-[.F$5]);1)" office:value-type="float" office:value="0.913038569666667">
            <text:p>0,9130385697</text:p>
          </table:table-cell>
          <table:table-cell table:formula="of:=ABS([.D392]-[.C392])" office:value-type="float" office:value="0.534038569666667">
            <text:p>0,5340385697</text:p>
          </table:table-cell>
          <table:table-cell table:formula="of:=ABS([.D392]-[.C391])" office:value-type="float" office:value="0.535038569666667">
            <text:p>0,5350385697</text:p>
          </table:table-cell>
        </table:table-row>
        <table:table-row table:style-name="ro1">
          <table:table-cell office:value-type="float" office:value="3.55229588427">
            <text:p>3,5522958843</text:p>
          </table:table-cell>
          <table:table-cell office:value-type="float" office:value="5.25677287089">
            <text:p>5,2567728709</text:p>
          </table:table-cell>
          <table:table-cell table:formula="of:=FREQUENCY([.B$14:.B$1013];[.B393])/1000" office:value-type="float" office:value="0.38">
            <text:p>0,38</text:p>
          </table:table-cell>
          <table:table-cell table:formula="of:=IF(AND([.F$5]&lt;[.B393];[.B393]&lt;=[.F$6]);([.A393]-[.F$5])/([.F$6]-[.F$5]);1)" office:value-type="float" office:value="0.092049314045">
            <text:p>0,092049314</text:p>
          </table:table-cell>
          <table:table-cell table:formula="of:=ABS([.D393]-[.C393])" office:value-type="float" office:value="0.287950685955">
            <text:p>0,287950686</text:p>
          </table:table-cell>
          <table:table-cell table:formula="of:=ABS([.D393]-[.C392])" office:value-type="float" office:value="0.286950685955">
            <text:p>0,286950686</text:p>
          </table:table-cell>
        </table:table-row>
        <table:table-row table:style-name="ro1">
          <table:table-cell office:value-type="float" office:value="4.5696180592">
            <text:p>4,5696180592</text:p>
          </table:table-cell>
          <table:table-cell office:value-type="float" office:value="5.25722217786">
            <text:p>5,2572221779</text:p>
          </table:table-cell>
          <table:table-cell table:formula="of:=FREQUENCY([.B$14:.B$1013];[.B394])/1000" office:value-type="float" office:value="0.381">
            <text:p>0,381</text:p>
          </table:table-cell>
          <table:table-cell table:formula="of:=IF(AND([.F$5]&lt;[.B394];[.B394]&lt;=[.F$6]);([.A394]-[.F$5])/([.F$6]-[.F$5]);1)" office:value-type="float" office:value="0.261603009866667">
            <text:p>0,2616030099</text:p>
          </table:table-cell>
          <table:table-cell table:formula="of:=ABS([.D394]-[.C394])" office:value-type="float" office:value="0.119396990133333">
            <text:p>0,1193969901</text:p>
          </table:table-cell>
          <table:table-cell table:formula="of:=ABS([.D394]-[.C393])" office:value-type="float" office:value="0.118396990133333">
            <text:p>0,1183969901</text:p>
          </table:table-cell>
        </table:table-row>
        <table:table-row table:style-name="ro1">
          <table:table-cell office:value-type="float" office:value="5.9700479346">
            <text:p>5,9700479346</text:p>
          </table:table-cell>
          <table:table-cell office:value-type="float" office:value="5.26650613908">
            <text:p>5,2665061391</text:p>
          </table:table-cell>
          <table:table-cell table:formula="of:=FREQUENCY([.B$14:.B$1013];[.B395])/1000" office:value-type="float" office:value="0.382">
            <text:p>0,382</text:p>
          </table:table-cell>
          <table:table-cell table:formula="of:=IF(AND([.F$5]&lt;[.B395];[.B395]&lt;=[.F$6]);([.A395]-[.F$5])/([.F$6]-[.F$5]);1)" office:value-type="float" office:value="0.4950079891">
            <text:p>0,4950079891</text:p>
          </table:table-cell>
          <table:table-cell table:formula="of:=ABS([.D395]-[.C395])" office:value-type="float" office:value="0.1130079891">
            <text:p>0,1130079891</text:p>
          </table:table-cell>
          <table:table-cell table:formula="of:=ABS([.D395]-[.C394])" office:value-type="float" office:value="0.1140079891">
            <text:p>0,1140079891</text:p>
          </table:table-cell>
        </table:table-row>
        <table:table-row table:style-name="ro1">
          <table:table-cell office:value-type="float" office:value="5.57771835978">
            <text:p>5,5777183598</text:p>
          </table:table-cell>
          <table:table-cell office:value-type="float" office:value="5.26967031035">
            <text:p>5,2696703104</text:p>
          </table:table-cell>
          <table:table-cell table:formula="of:=FREQUENCY([.B$14:.B$1013];[.B396])/1000" office:value-type="float" office:value="0.383">
            <text:p>0,383</text:p>
          </table:table-cell>
          <table:table-cell table:formula="of:=IF(AND([.F$5]&lt;[.B396];[.B396]&lt;=[.F$6]);([.A396]-[.F$5])/([.F$6]-[.F$5]);1)" office:value-type="float" office:value="0.42961972663">
            <text:p>0,4296197266</text:p>
          </table:table-cell>
          <table:table-cell table:formula="of:=ABS([.D396]-[.C396])" office:value-type="float" office:value="0.0466197266300001">
            <text:p>0,0466197266</text:p>
          </table:table-cell>
          <table:table-cell table:formula="of:=ABS([.D396]-[.C395])" office:value-type="float" office:value="0.0476197266300001">
            <text:p>0,0476197266</text:p>
          </table:table-cell>
        </table:table-row>
        <table:table-row table:style-name="ro1">
          <table:table-cell office:value-type="float" office:value="5.78064662165">
            <text:p>5,7806466217</text:p>
          </table:table-cell>
          <table:table-cell office:value-type="float" office:value="5.28073331366">
            <text:p>5,2807333137</text:p>
          </table:table-cell>
          <table:table-cell table:formula="of:=FREQUENCY([.B$14:.B$1013];[.B397])/1000" office:value-type="float" office:value="0.384">
            <text:p>0,384</text:p>
          </table:table-cell>
          <table:table-cell table:formula="of:=IF(AND([.F$5]&lt;[.B397];[.B397]&lt;=[.F$6]);([.A397]-[.F$5])/([.F$6]-[.F$5]);1)" office:value-type="float" office:value="0.463441103608333">
            <text:p>0,4634411036</text:p>
          </table:table-cell>
          <table:table-cell table:formula="of:=ABS([.D397]-[.C397])" office:value-type="float" office:value="0.0794411036083333">
            <text:p>0,0794411036</text:p>
          </table:table-cell>
          <table:table-cell table:formula="of:=ABS([.D397]-[.C396])" office:value-type="float" office:value="0.0804411036083333">
            <text:p>0,0804411036</text:p>
          </table:table-cell>
        </table:table-row>
        <table:table-row table:style-name="ro1">
          <table:table-cell office:value-type="float" office:value="5.66806527674">
            <text:p>5,6680652767</text:p>
          </table:table-cell>
          <table:table-cell office:value-type="float" office:value="5.28311782295">
            <text:p>5,283117823</text:p>
          </table:table-cell>
          <table:table-cell table:formula="of:=FREQUENCY([.B$14:.B$1013];[.B398])/1000" office:value-type="float" office:value="0.385">
            <text:p>0,385</text:p>
          </table:table-cell>
          <table:table-cell table:formula="of:=IF(AND([.F$5]&lt;[.B398];[.B398]&lt;=[.F$6]);([.A398]-[.F$5])/([.F$6]-[.F$5]);1)" office:value-type="float" office:value="0.444677546123333">
            <text:p>0,4446775461</text:p>
          </table:table-cell>
          <table:table-cell table:formula="of:=ABS([.D398]-[.C398])" office:value-type="float" office:value="0.0596775461233334">
            <text:p>0,0596775461</text:p>
          </table:table-cell>
          <table:table-cell table:formula="of:=ABS([.D398]-[.C397])" office:value-type="float" office:value="0.0606775461233334">
            <text:p>0,0606775461</text:p>
          </table:table-cell>
        </table:table-row>
        <table:table-row table:style-name="ro1">
          <table:table-cell office:value-type="float" office:value="3.35210802111">
            <text:p>3,3521080211</text:p>
          </table:table-cell>
          <table:table-cell office:value-type="float" office:value="5.29847578432">
            <text:p>5,2984757843</text:p>
          </table:table-cell>
          <table:table-cell table:formula="of:=FREQUENCY([.B$14:.B$1013];[.B399])/1000" office:value-type="float" office:value="0.386">
            <text:p>0,386</text:p>
          </table:table-cell>
          <table:table-cell table:formula="of:=IF(AND([.F$5]&lt;[.B399];[.B399]&lt;=[.F$6]);([.A399]-[.F$5])/([.F$6]-[.F$5]);1)" office:value-type="float" office:value="0.058684670185">
            <text:p>0,0586846702</text:p>
          </table:table-cell>
          <table:table-cell table:formula="of:=ABS([.D399]-[.C399])" office:value-type="float" office:value="0.327315329815">
            <text:p>0,3273153298</text:p>
          </table:table-cell>
          <table:table-cell table:formula="of:=ABS([.D399]-[.C398])" office:value-type="float" office:value="0.326315329815">
            <text:p>0,3263153298</text:p>
          </table:table-cell>
        </table:table-row>
        <table:table-row table:style-name="ro1">
          <table:table-cell office:value-type="float" office:value="5.17721183164">
            <text:p>5,1772118316</text:p>
          </table:table-cell>
          <table:table-cell office:value-type="float" office:value="5.3067343548">
            <text:p>5,3067343548</text:p>
          </table:table-cell>
          <table:table-cell table:formula="of:=FREQUENCY([.B$14:.B$1013];[.B400])/1000" office:value-type="float" office:value="0.387">
            <text:p>0,387</text:p>
          </table:table-cell>
          <table:table-cell table:formula="of:=IF(AND([.F$5]&lt;[.B400];[.B400]&lt;=[.F$6]);([.A400]-[.F$5])/([.F$6]-[.F$5]);1)" office:value-type="float" office:value="0.362868638606667">
            <text:p>0,3628686386</text:p>
          </table:table-cell>
          <table:table-cell table:formula="of:=ABS([.D400]-[.C400])" office:value-type="float" office:value="0.0241313613933333">
            <text:p>0,0241313614</text:p>
          </table:table-cell>
          <table:table-cell table:formula="of:=ABS([.D400]-[.C399])" office:value-type="float" office:value="0.0231313613933333">
            <text:p>0,0231313614</text:p>
          </table:table-cell>
        </table:table-row>
        <table:table-row table:style-name="ro1">
          <table:table-cell office:value-type="float" office:value="8.77889579611">
            <text:p>8,7788957961</text:p>
          </table:table-cell>
          <table:table-cell office:value-type="float" office:value="5.31722787905">
            <text:p>5,3172278791</text:p>
          </table:table-cell>
          <table:table-cell table:formula="of:=FREQUENCY([.B$14:.B$1013];[.B401])/1000" office:value-type="float" office:value="0.388">
            <text:p>0,388</text:p>
          </table:table-cell>
          <table:table-cell table:formula="of:=IF(AND([.F$5]&lt;[.B401];[.B401]&lt;=[.F$6]);([.A401]-[.F$5])/([.F$6]-[.F$5]);1)" office:value-type="float" office:value="0.963149299351667">
            <text:p>0,9631492994</text:p>
          </table:table-cell>
          <table:table-cell table:formula="of:=ABS([.D401]-[.C401])" office:value-type="float" office:value="0.575149299351667">
            <text:p>0,5751492994</text:p>
          </table:table-cell>
          <table:table-cell table:formula="of:=ABS([.D401]-[.C400])" office:value-type="float" office:value="0.576149299351667">
            <text:p>0,5761492994</text:p>
          </table:table-cell>
        </table:table-row>
        <table:table-row table:style-name="ro1">
          <table:table-cell office:value-type="float" office:value="4.45851054545">
            <text:p>4,4585105455</text:p>
          </table:table-cell>
          <table:table-cell office:value-type="float" office:value="5.32492012179">
            <text:p>5,3249201218</text:p>
          </table:table-cell>
          <table:table-cell table:formula="of:=FREQUENCY([.B$14:.B$1013];[.B402])/1000" office:value-type="float" office:value="0.389">
            <text:p>0,389</text:p>
          </table:table-cell>
          <table:table-cell table:formula="of:=IF(AND([.F$5]&lt;[.B402];[.B402]&lt;=[.F$6]);([.A402]-[.F$5])/([.F$6]-[.F$5]);1)" office:value-type="float" office:value="0.243085090908333">
            <text:p>0,2430850909</text:p>
          </table:table-cell>
          <table:table-cell table:formula="of:=ABS([.D402]-[.C402])" office:value-type="float" office:value="0.145914909091667">
            <text:p>0,1459149091</text:p>
          </table:table-cell>
          <table:table-cell table:formula="of:=ABS([.D402]-[.C401])" office:value-type="float" office:value="0.144914909091667">
            <text:p>0,1449149091</text:p>
          </table:table-cell>
        </table:table-row>
        <table:table-row table:style-name="ro1">
          <table:table-cell office:value-type="float" office:value="7.26331383921">
            <text:p>7,2633138392</text:p>
          </table:table-cell>
          <table:table-cell office:value-type="float" office:value="5.32540735232">
            <text:p>5,3254073523</text:p>
          </table:table-cell>
          <table:table-cell table:formula="of:=FREQUENCY([.B$14:.B$1013];[.B403])/1000" office:value-type="float" office:value="0.39">
            <text:p>0,39</text:p>
          </table:table-cell>
          <table:table-cell table:formula="of:=IF(AND([.F$5]&lt;[.B403];[.B403]&lt;=[.F$6]);([.A403]-[.F$5])/([.F$6]-[.F$5]);1)" office:value-type="float" office:value="0.710552306535">
            <text:p>0,7105523065</text:p>
          </table:table-cell>
          <table:table-cell table:formula="of:=ABS([.D403]-[.C403])" office:value-type="float" office:value="0.320552306535">
            <text:p>0,3205523065</text:p>
          </table:table-cell>
          <table:table-cell table:formula="of:=ABS([.D403]-[.C402])" office:value-type="float" office:value="0.321552306535">
            <text:p>0,3215523065</text:p>
          </table:table-cell>
        </table:table-row>
        <table:table-row table:style-name="ro1">
          <table:table-cell office:value-type="float" office:value="8.65258914097">
            <text:p>8,652589141</text:p>
          </table:table-cell>
          <table:table-cell office:value-type="float" office:value="5.33728047711">
            <text:p>5,3372804771</text:p>
          </table:table-cell>
          <table:table-cell table:formula="of:=FREQUENCY([.B$14:.B$1013];[.B404])/1000" office:value-type="float" office:value="0.391">
            <text:p>0,391</text:p>
          </table:table-cell>
          <table:table-cell table:formula="of:=IF(AND([.F$5]&lt;[.B404];[.B404]&lt;=[.F$6]);([.A404]-[.F$5])/([.F$6]-[.F$5]);1)" office:value-type="float" office:value="0.942098190161667">
            <text:p>0,9420981902</text:p>
          </table:table-cell>
          <table:table-cell table:formula="of:=ABS([.D404]-[.C404])" office:value-type="float" office:value="0.551098190161667">
            <text:p>0,5510981902</text:p>
          </table:table-cell>
          <table:table-cell table:formula="of:=ABS([.D404]-[.C403])" office:value-type="float" office:value="0.552098190161667">
            <text:p>0,5520981902</text:p>
          </table:table-cell>
        </table:table-row>
        <table:table-row table:style-name="ro1">
          <table:table-cell office:value-type="float" office:value="4.76371751636">
            <text:p>4,7637175164</text:p>
          </table:table-cell>
          <table:table-cell office:value-type="float" office:value="5.34022004262">
            <text:p>5,3402200426</text:p>
          </table:table-cell>
          <table:table-cell table:formula="of:=FREQUENCY([.B$14:.B$1013];[.B405])/1000" office:value-type="float" office:value="0.392">
            <text:p>0,392</text:p>
          </table:table-cell>
          <table:table-cell table:formula="of:=IF(AND([.F$5]&lt;[.B405];[.B405]&lt;=[.F$6]);([.A405]-[.F$5])/([.F$6]-[.F$5]);1)" office:value-type="float" office:value="0.293952919393333">
            <text:p>0,2939529194</text:p>
          </table:table-cell>
          <table:table-cell table:formula="of:=ABS([.D405]-[.C405])" office:value-type="float" office:value="0.0980470806066667">
            <text:p>0,0980470806</text:p>
          </table:table-cell>
          <table:table-cell table:formula="of:=ABS([.D405]-[.C404])" office:value-type="float" office:value="0.0970470806066667">
            <text:p>0,0970470806</text:p>
          </table:table-cell>
        </table:table-row>
        <table:table-row table:style-name="ro1">
          <table:table-cell office:value-type="float" office:value="8.25666541738">
            <text:p>8,2566654174</text:p>
          </table:table-cell>
          <table:table-cell office:value-type="float" office:value="5.34480263674">
            <text:p>5,3448026367</text:p>
          </table:table-cell>
          <table:table-cell table:formula="of:=FREQUENCY([.B$14:.B$1013];[.B406])/1000" office:value-type="float" office:value="0.393">
            <text:p>0,393</text:p>
          </table:table-cell>
          <table:table-cell table:formula="of:=IF(AND([.F$5]&lt;[.B406];[.B406]&lt;=[.F$6]);([.A406]-[.F$5])/([.F$6]-[.F$5]);1)" office:value-type="float" office:value="0.876110902896667">
            <text:p>0,8761109029</text:p>
          </table:table-cell>
          <table:table-cell table:formula="of:=ABS([.D406]-[.C406])" office:value-type="float" office:value="0.483110902896667">
            <text:p>0,4831109029</text:p>
          </table:table-cell>
          <table:table-cell table:formula="of:=ABS([.D406]-[.C405])" office:value-type="float" office:value="0.484110902896667">
            <text:p>0,4841109029</text:p>
          </table:table-cell>
        </table:table-row>
        <table:table-row table:style-name="ro1">
          <table:table-cell office:value-type="float" office:value="5.25677287089">
            <text:p>5,2567728709</text:p>
          </table:table-cell>
          <table:table-cell office:value-type="float" office:value="5.34779759353">
            <text:p>5,3477975935</text:p>
          </table:table-cell>
          <table:table-cell table:formula="of:=FREQUENCY([.B$14:.B$1013];[.B407])/1000" office:value-type="float" office:value="0.394">
            <text:p>0,394</text:p>
          </table:table-cell>
          <table:table-cell table:formula="of:=IF(AND([.F$5]&lt;[.B407];[.B407]&lt;=[.F$6]);([.A407]-[.F$5])/([.F$6]-[.F$5]);1)" office:value-type="float" office:value="0.376128811815">
            <text:p>0,3761288118</text:p>
          </table:table-cell>
          <table:table-cell table:formula="of:=ABS([.D407]-[.C407])" office:value-type="float" office:value="0.0178711881850001">
            <text:p>0,0178711882</text:p>
          </table:table-cell>
          <table:table-cell table:formula="of:=ABS([.D407]-[.C406])" office:value-type="float" office:value="0.0168711881850001">
            <text:p>0,0168711882</text:p>
          </table:table-cell>
        </table:table-row>
        <table:table-row table:style-name="ro1">
          <table:table-cell office:value-type="float" office:value="8.63278732907">
            <text:p>8,6327873291</text:p>
          </table:table-cell>
          <table:table-cell office:value-type="float" office:value="5.3653769154">
            <text:p>5,3653769154</text:p>
          </table:table-cell>
          <table:table-cell table:formula="of:=FREQUENCY([.B$14:.B$1013];[.B408])/1000" office:value-type="float" office:value="0.395">
            <text:p>0,395</text:p>
          </table:table-cell>
          <table:table-cell table:formula="of:=IF(AND([.F$5]&lt;[.B408];[.B408]&lt;=[.F$6]);([.A408]-[.F$5])/([.F$6]-[.F$5]);1)" office:value-type="float" office:value="0.938797888178333">
            <text:p>0,9387978882</text:p>
          </table:table-cell>
          <table:table-cell table:formula="of:=ABS([.D408]-[.C408])" office:value-type="float" office:value="0.543797888178333">
            <text:p>0,5437978882</text:p>
          </table:table-cell>
          <table:table-cell table:formula="of:=ABS([.D408]-[.C407])" office:value-type="float" office:value="0.544797888178333">
            <text:p>0,5447978882</text:p>
          </table:table-cell>
        </table:table-row>
        <table:table-row table:style-name="ro1">
          <table:table-cell office:value-type="float" office:value="5.09656550476">
            <text:p>5,0965655048</text:p>
          </table:table-cell>
          <table:table-cell office:value-type="float" office:value="5.36677716494">
            <text:p>5,3667771649</text:p>
          </table:table-cell>
          <table:table-cell table:formula="of:=FREQUENCY([.B$14:.B$1013];[.B409])/1000" office:value-type="float" office:value="0.396">
            <text:p>0,396</text:p>
          </table:table-cell>
          <table:table-cell table:formula="of:=IF(AND([.F$5]&lt;[.B409];[.B409]&lt;=[.F$6]);([.A409]-[.F$5])/([.F$6]-[.F$5]);1)" office:value-type="float" office:value="0.349427584126667">
            <text:p>0,3494275841</text:p>
          </table:table-cell>
          <table:table-cell table:formula="of:=ABS([.D409]-[.C409])" office:value-type="float" office:value="0.0465724158733333">
            <text:p>0,0465724159</text:p>
          </table:table-cell>
          <table:table-cell table:formula="of:=ABS([.D409]-[.C408])" office:value-type="float" office:value="0.0455724158733333">
            <text:p>0,0455724159</text:p>
          </table:table-cell>
        </table:table-row>
        <table:table-row table:style-name="ro1">
          <table:table-cell office:value-type="float" office:value="5.73570062586">
            <text:p>5,7357006259</text:p>
          </table:table-cell>
          <table:table-cell office:value-type="float" office:value="5.36972219069">
            <text:p>5,3697221907</text:p>
          </table:table-cell>
          <table:table-cell table:formula="of:=FREQUENCY([.B$14:.B$1013];[.B410])/1000" office:value-type="float" office:value="0.397">
            <text:p>0,397</text:p>
          </table:table-cell>
          <table:table-cell table:formula="of:=IF(AND([.F$5]&lt;[.B410];[.B410]&lt;=[.F$6]);([.A410]-[.F$5])/([.F$6]-[.F$5]);1)" office:value-type="float" office:value="0.45595010431">
            <text:p>0,4559501043</text:p>
          </table:table-cell>
          <table:table-cell table:formula="of:=ABS([.D410]-[.C410])" office:value-type="float" office:value="0.05895010431">
            <text:p>0,0589501043</text:p>
          </table:table-cell>
          <table:table-cell table:formula="of:=ABS([.D410]-[.C409])" office:value-type="float" office:value="0.05995010431">
            <text:p>0,0599501043</text:p>
          </table:table-cell>
        </table:table-row>
        <table:table-row table:style-name="ro1">
          <table:table-cell office:value-type="float" office:value="4.20736366892">
            <text:p>4,2073636689</text:p>
          </table:table-cell>
          <table:table-cell office:value-type="float" office:value="5.38232789742">
            <text:p>5,3823278974</text:p>
          </table:table-cell>
          <table:table-cell table:formula="of:=FREQUENCY([.B$14:.B$1013];[.B411])/1000" office:value-type="float" office:value="0.398">
            <text:p>0,398</text:p>
          </table:table-cell>
          <table:table-cell table:formula="of:=IF(AND([.F$5]&lt;[.B411];[.B411]&lt;=[.F$6]);([.A411]-[.F$5])/([.F$6]-[.F$5]);1)" office:value-type="float" office:value="0.201227278153333">
            <text:p>0,2012272782</text:p>
          </table:table-cell>
          <table:table-cell table:formula="of:=ABS([.D411]-[.C411])" office:value-type="float" office:value="0.196772721846667">
            <text:p>0,1967727218</text:p>
          </table:table-cell>
          <table:table-cell table:formula="of:=ABS([.D411]-[.C410])" office:value-type="float" office:value="0.195772721846667">
            <text:p>0,1957727218</text:p>
          </table:table-cell>
        </table:table-row>
        <table:table-row table:style-name="ro1">
          <table:table-cell office:value-type="float" office:value="5.74583696729">
            <text:p>5,7458369673</text:p>
          </table:table-cell>
          <table:table-cell office:value-type="float" office:value="5.38729581992">
            <text:p>5,3872958199</text:p>
          </table:table-cell>
          <table:table-cell table:formula="of:=FREQUENCY([.B$14:.B$1013];[.B412])/1000" office:value-type="float" office:value="0.399">
            <text:p>0,399</text:p>
          </table:table-cell>
          <table:table-cell table:formula="of:=IF(AND([.F$5]&lt;[.B412];[.B412]&lt;=[.F$6]);([.A412]-[.F$5])/([.F$6]-[.F$5]);1)" office:value-type="float" office:value="0.457639494548333">
            <text:p>0,4576394945</text:p>
          </table:table-cell>
          <table:table-cell table:formula="of:=ABS([.D412]-[.C412])" office:value-type="float" office:value="0.0586394945483333">
            <text:p>0,0586394945</text:p>
          </table:table-cell>
          <table:table-cell table:formula="of:=ABS([.D412]-[.C411])" office:value-type="float" office:value="0.0596394945483333">
            <text:p>0,0596394945</text:p>
          </table:table-cell>
        </table:table-row>
        <table:table-row table:style-name="ro1">
          <table:table-cell office:value-type="float" office:value="7.25055369502">
            <text:p>7,250553695</text:p>
          </table:table-cell>
          <table:table-cell office:value-type="float" office:value="5.39338101278">
            <text:p>5,3933810128</text:p>
          </table:table-cell>
          <table:table-cell table:formula="of:=FREQUENCY([.B$14:.B$1013];[.B413])/1000" office:value-type="float" office:value="0.4">
            <text:p>0,4</text:p>
          </table:table-cell>
          <table:table-cell table:formula="of:=IF(AND([.F$5]&lt;[.B413];[.B413]&lt;=[.F$6]);([.A413]-[.F$5])/([.F$6]-[.F$5]);1)" office:value-type="float" office:value="0.708425615836667">
            <text:p>0,7084256158</text:p>
          </table:table-cell>
          <table:table-cell table:formula="of:=ABS([.D413]-[.C413])" office:value-type="float" office:value="0.308425615836667">
            <text:p>0,3084256158</text:p>
          </table:table-cell>
          <table:table-cell table:formula="of:=ABS([.D413]-[.C412])" office:value-type="float" office:value="0.309425615836667">
            <text:p>0,3094256158</text:p>
          </table:table-cell>
        </table:table-row>
        <table:table-row table:style-name="ro1">
          <table:table-cell office:value-type="float" office:value="4.59373748729">
            <text:p>4,5937374873</text:p>
          </table:table-cell>
          <table:table-cell office:value-type="float" office:value="5.39582097147">
            <text:p>5,3958209715</text:p>
          </table:table-cell>
          <table:table-cell table:formula="of:=FREQUENCY([.B$14:.B$1013];[.B414])/1000" office:value-type="float" office:value="0.401">
            <text:p>0,401</text:p>
          </table:table-cell>
          <table:table-cell table:formula="of:=IF(AND([.F$5]&lt;[.B414];[.B414]&lt;=[.F$6]);([.A414]-[.F$5])/([.F$6]-[.F$5]);1)" office:value-type="float" office:value="0.265622914548333">
            <text:p>0,2656229145</text:p>
          </table:table-cell>
          <table:table-cell table:formula="of:=ABS([.D414]-[.C414])" office:value-type="float" office:value="0.135377085451667">
            <text:p>0,1353770855</text:p>
          </table:table-cell>
          <table:table-cell table:formula="of:=ABS([.D414]-[.C413])" office:value-type="float" office:value="0.134377085451667">
            <text:p>0,1343770855</text:p>
          </table:table-cell>
        </table:table-row>
        <table:table-row table:style-name="ro1">
          <table:table-cell office:value-type="float" office:value="6.57089128292">
            <text:p>6,5708912829</text:p>
          </table:table-cell>
          <table:table-cell office:value-type="float" office:value="5.39912991787">
            <text:p>5,3991299179</text:p>
          </table:table-cell>
          <table:table-cell table:formula="of:=FREQUENCY([.B$14:.B$1013];[.B415])/1000" office:value-type="float" office:value="0.402">
            <text:p>0,402</text:p>
          </table:table-cell>
          <table:table-cell table:formula="of:=IF(AND([.F$5]&lt;[.B415];[.B415]&lt;=[.F$6]);([.A415]-[.F$5])/([.F$6]-[.F$5]);1)" office:value-type="float" office:value="0.595148547153333">
            <text:p>0,5951485472</text:p>
          </table:table-cell>
          <table:table-cell table:formula="of:=ABS([.D415]-[.C415])" office:value-type="float" office:value="0.193148547153333">
            <text:p>0,1931485472</text:p>
          </table:table-cell>
          <table:table-cell table:formula="of:=ABS([.D415]-[.C414])" office:value-type="float" office:value="0.194148547153333">
            <text:p>0,1941485472</text:p>
          </table:table-cell>
        </table:table-row>
        <table:table-row table:style-name="ro1">
          <table:table-cell office:value-type="float" office:value="7.49104252156">
            <text:p>7,4910425216</text:p>
          </table:table-cell>
          <table:table-cell office:value-type="float" office:value="5.4071077905">
            <text:p>5,4071077905</text:p>
          </table:table-cell>
          <table:table-cell table:formula="of:=FREQUENCY([.B$14:.B$1013];[.B416])/1000" office:value-type="float" office:value="0.403">
            <text:p>0,403</text:p>
          </table:table-cell>
          <table:table-cell table:formula="of:=IF(AND([.F$5]&lt;[.B416];[.B416]&lt;=[.F$6]);([.A416]-[.F$5])/([.F$6]-[.F$5]);1)" office:value-type="float" office:value="0.748507086926667">
            <text:p>0,7485070869</text:p>
          </table:table-cell>
          <table:table-cell table:formula="of:=ABS([.D416]-[.C416])" office:value-type="float" office:value="0.345507086926667">
            <text:p>0,3455070869</text:p>
          </table:table-cell>
          <table:table-cell table:formula="of:=ABS([.D416]-[.C415])" office:value-type="float" office:value="0.346507086926667">
            <text:p>0,3465070869</text:p>
          </table:table-cell>
        </table:table-row>
        <table:table-row table:style-name="ro1">
          <table:table-cell office:value-type="float" office:value="8.53327183046">
            <text:p>8,5332718305</text:p>
          </table:table-cell>
          <table:table-cell office:value-type="float" office:value="5.41649840263">
            <text:p>5,4164984026</text:p>
          </table:table-cell>
          <table:table-cell table:formula="of:=FREQUENCY([.B$14:.B$1013];[.B417])/1000" office:value-type="float" office:value="0.404">
            <text:p>0,404</text:p>
          </table:table-cell>
          <table:table-cell table:formula="of:=IF(AND([.F$5]&lt;[.B417];[.B417]&lt;=[.F$6]);([.A417]-[.F$5])/([.F$6]-[.F$5]);1)" office:value-type="float" office:value="0.922211971743333">
            <text:p>0,9222119717</text:p>
          </table:table-cell>
          <table:table-cell table:formula="of:=ABS([.D417]-[.C417])" office:value-type="float" office:value="0.518211971743333">
            <text:p>0,5182119717</text:p>
          </table:table-cell>
          <table:table-cell table:formula="of:=ABS([.D417]-[.C416])" office:value-type="float" office:value="0.519211971743333">
            <text:p>0,5192119717</text:p>
          </table:table-cell>
        </table:table-row>
        <table:table-row table:style-name="ro1">
          <table:table-cell office:value-type="float" office:value="5.5098823774">
            <text:p>5,5098823774</text:p>
          </table:table-cell>
          <table:table-cell office:value-type="float" office:value="5.41906842729">
            <text:p>5,4190684273</text:p>
          </table:table-cell>
          <table:table-cell table:formula="of:=FREQUENCY([.B$14:.B$1013];[.B418])/1000" office:value-type="float" office:value="0.405">
            <text:p>0,405</text:p>
          </table:table-cell>
          <table:table-cell table:formula="of:=IF(AND([.F$5]&lt;[.B418];[.B418]&lt;=[.F$6]);([.A418]-[.F$5])/([.F$6]-[.F$5]);1)" office:value-type="float" office:value="0.418313729566667">
            <text:p>0,4183137296</text:p>
          </table:table-cell>
          <table:table-cell table:formula="of:=ABS([.D418]-[.C418])" office:value-type="float" office:value="0.0133137295666667">
            <text:p>0,0133137296</text:p>
          </table:table-cell>
          <table:table-cell table:formula="of:=ABS([.D418]-[.C417])" office:value-type="float" office:value="0.0143137295666667">
            <text:p>0,0143137296</text:p>
          </table:table-cell>
        </table:table-row>
        <table:table-row table:style-name="ro1">
          <table:table-cell office:value-type="float" office:value="7.09428893396">
            <text:p>7,094288934</text:p>
          </table:table-cell>
          <table:table-cell office:value-type="float" office:value="5.41972285293">
            <text:p>5,4197228529</text:p>
          </table:table-cell>
          <table:table-cell table:formula="of:=FREQUENCY([.B$14:.B$1013];[.B419])/1000" office:value-type="float" office:value="0.406">
            <text:p>0,406</text:p>
          </table:table-cell>
          <table:table-cell table:formula="of:=IF(AND([.F$5]&lt;[.B419];[.B419]&lt;=[.F$6]);([.A419]-[.F$5])/([.F$6]-[.F$5]);1)" office:value-type="float" office:value="0.682381488993333">
            <text:p>0,682381489</text:p>
          </table:table-cell>
          <table:table-cell table:formula="of:=ABS([.D419]-[.C419])" office:value-type="float" office:value="0.276381488993333">
            <text:p>0,276381489</text:p>
          </table:table-cell>
          <table:table-cell table:formula="of:=ABS([.D419]-[.C418])" office:value-type="float" office:value="0.277381488993333">
            <text:p>0,277381489</text:p>
          </table:table-cell>
        </table:table-row>
        <table:table-row table:style-name="ro1">
          <table:table-cell office:value-type="float" office:value="7.8318507766">
            <text:p>7,8318507766</text:p>
          </table:table-cell>
          <table:table-cell office:value-type="float" office:value="5.42169936657">
            <text:p>5,4216993666</text:p>
          </table:table-cell>
          <table:table-cell table:formula="of:=FREQUENCY([.B$14:.B$1013];[.B420])/1000" office:value-type="float" office:value="0.407">
            <text:p>0,407</text:p>
          </table:table-cell>
          <table:table-cell table:formula="of:=IF(AND([.F$5]&lt;[.B420];[.B420]&lt;=[.F$6]);([.A420]-[.F$5])/([.F$6]-[.F$5]);1)" office:value-type="float" office:value="0.805308462766667">
            <text:p>0,8053084628</text:p>
          </table:table-cell>
          <table:table-cell table:formula="of:=ABS([.D420]-[.C420])" office:value-type="float" office:value="0.398308462766667">
            <text:p>0,3983084628</text:p>
          </table:table-cell>
          <table:table-cell table:formula="of:=ABS([.D420]-[.C419])" office:value-type="float" office:value="0.399308462766667">
            <text:p>0,3993084628</text:p>
          </table:table-cell>
        </table:table-row>
        <table:table-row table:style-name="ro1">
          <table:table-cell office:value-type="float" office:value="3.76180105523">
            <text:p>3,7618010552</text:p>
          </table:table-cell>
          <table:table-cell office:value-type="float" office:value="5.42232111132">
            <text:p>5,4223211113</text:p>
          </table:table-cell>
          <table:table-cell table:formula="of:=FREQUENCY([.B$14:.B$1013];[.B421])/1000" office:value-type="float" office:value="0.408">
            <text:p>0,408</text:p>
          </table:table-cell>
          <table:table-cell table:formula="of:=IF(AND([.F$5]&lt;[.B421];[.B421]&lt;=[.F$6]);([.A421]-[.F$5])/([.F$6]-[.F$5]);1)" office:value-type="float" office:value="0.126966842538333">
            <text:p>0,1269668425</text:p>
          </table:table-cell>
          <table:table-cell table:formula="of:=ABS([.D421]-[.C421])" office:value-type="float" office:value="0.281033157461667">
            <text:p>0,2810331575</text:p>
          </table:table-cell>
          <table:table-cell table:formula="of:=ABS([.D421]-[.C420])" office:value-type="float" office:value="0.280033157461667">
            <text:p>0,2800331575</text:p>
          </table:table-cell>
        </table:table-row>
        <table:table-row table:style-name="ro1">
          <table:table-cell office:value-type="float" office:value="8.4108929645">
            <text:p>8,4108929645</text:p>
          </table:table-cell>
          <table:table-cell office:value-type="float" office:value="5.42629611857">
            <text:p>5,4262961186</text:p>
          </table:table-cell>
          <table:table-cell table:formula="of:=FREQUENCY([.B$14:.B$1013];[.B422])/1000" office:value-type="float" office:value="0.409">
            <text:p>0,409</text:p>
          </table:table-cell>
          <table:table-cell table:formula="of:=IF(AND([.F$5]&lt;[.B422];[.B422]&lt;=[.F$6]);([.A422]-[.F$5])/([.F$6]-[.F$5]);1)" office:value-type="float" office:value="0.901815494083333">
            <text:p>0,9018154941</text:p>
          </table:table-cell>
          <table:table-cell table:formula="of:=ABS([.D422]-[.C422])" office:value-type="float" office:value="0.492815494083333">
            <text:p>0,4928154941</text:p>
          </table:table-cell>
          <table:table-cell table:formula="of:=ABS([.D422]-[.C421])" office:value-type="float" office:value="0.493815494083333">
            <text:p>0,4938154941</text:p>
          </table:table-cell>
        </table:table-row>
        <table:table-row table:style-name="ro1">
          <table:table-cell office:value-type="float" office:value="8.09648419079">
            <text:p>8,0964841908</text:p>
          </table:table-cell>
          <table:table-cell office:value-type="float" office:value="5.42957550141">
            <text:p>5,4295755014</text:p>
          </table:table-cell>
          <table:table-cell table:formula="of:=FREQUENCY([.B$14:.B$1013];[.B423])/1000" office:value-type="float" office:value="0.41">
            <text:p>0,41</text:p>
          </table:table-cell>
          <table:table-cell table:formula="of:=IF(AND([.F$5]&lt;[.B423];[.B423]&lt;=[.F$6]);([.A423]-[.F$5])/([.F$6]-[.F$5]);1)" office:value-type="float" office:value="0.849414031798333">
            <text:p>0,8494140318</text:p>
          </table:table-cell>
          <table:table-cell table:formula="of:=ABS([.D423]-[.C423])" office:value-type="float" office:value="0.439414031798333">
            <text:p>0,4394140318</text:p>
          </table:table-cell>
          <table:table-cell table:formula="of:=ABS([.D423]-[.C422])" office:value-type="float" office:value="0.440414031798333">
            <text:p>0,4404140318</text:p>
          </table:table-cell>
        </table:table-row>
        <table:table-row table:style-name="ro1">
          <table:table-cell office:value-type="float" office:value="7.69567260777">
            <text:p>7,6956726078</text:p>
          </table:table-cell>
          <table:table-cell office:value-type="float" office:value="5.43478537932">
            <text:p>5,4347853793</text:p>
          </table:table-cell>
          <table:table-cell table:formula="of:=FREQUENCY([.B$14:.B$1013];[.B424])/1000" office:value-type="float" office:value="0.411">
            <text:p>0,411</text:p>
          </table:table-cell>
          <table:table-cell table:formula="of:=IF(AND([.F$5]&lt;[.B424];[.B424]&lt;=[.F$6]);([.A424]-[.F$5])/([.F$6]-[.F$5]);1)" office:value-type="float" office:value="0.782612101295">
            <text:p>0,7826121013</text:p>
          </table:table-cell>
          <table:table-cell table:formula="of:=ABS([.D424]-[.C424])" office:value-type="float" office:value="0.371612101295">
            <text:p>0,3716121013</text:p>
          </table:table-cell>
          <table:table-cell table:formula="of:=ABS([.D424]-[.C423])" office:value-type="float" office:value="0.372612101295">
            <text:p>0,3726121013</text:p>
          </table:table-cell>
        </table:table-row>
        <table:table-row table:style-name="ro1">
          <table:table-cell office:value-type="float" office:value="3.07623081694">
            <text:p>3,0762308169</text:p>
          </table:table-cell>
          <table:table-cell office:value-type="float" office:value="5.44842912288">
            <text:p>5,4484291229</text:p>
          </table:table-cell>
          <table:table-cell table:formula="of:=FREQUENCY([.B$14:.B$1013];[.B425])/1000" office:value-type="float" office:value="0.412">
            <text:p>0,412</text:p>
          </table:table-cell>
          <table:table-cell table:formula="of:=IF(AND([.F$5]&lt;[.B425];[.B425]&lt;=[.F$6]);([.A425]-[.F$5])/([.F$6]-[.F$5]);1)" office:value-type="float" office:value="0.0127051361566666">
            <text:p>0,0127051362</text:p>
          </table:table-cell>
          <table:table-cell table:formula="of:=ABS([.D425]-[.C425])" office:value-type="float" office:value="0.399294863843333">
            <text:p>0,3992948638</text:p>
          </table:table-cell>
          <table:table-cell table:formula="of:=ABS([.D425]-[.C424])" office:value-type="float" office:value="0.398294863843333">
            <text:p>0,3982948638</text:p>
          </table:table-cell>
        </table:table-row>
        <table:table-row table:style-name="ro1">
          <table:table-cell office:value-type="float" office:value="3.11741159299">
            <text:p>3,117411593</text:p>
          </table:table-cell>
          <table:table-cell office:value-type="float" office:value="5.45353071992">
            <text:p>5,4535307199</text:p>
          </table:table-cell>
          <table:table-cell table:formula="of:=FREQUENCY([.B$14:.B$1013];[.B426])/1000" office:value-type="float" office:value="0.413">
            <text:p>0,413</text:p>
          </table:table-cell>
          <table:table-cell table:formula="of:=IF(AND([.F$5]&lt;[.B426];[.B426]&lt;=[.F$6]);([.A426]-[.F$5])/([.F$6]-[.F$5]);1)" office:value-type="float" office:value="0.0195685988316667">
            <text:p>0,0195685988</text:p>
          </table:table-cell>
          <table:table-cell table:formula="of:=ABS([.D426]-[.C426])" office:value-type="float" office:value="0.393431401168333">
            <text:p>0,3934314012</text:p>
          </table:table-cell>
          <table:table-cell table:formula="of:=ABS([.D426]-[.C425])" office:value-type="float" office:value="0.392431401168333">
            <text:p>0,3924314012</text:p>
          </table:table-cell>
        </table:table-row>
        <table:table-row table:style-name="ro1">
          <table:table-cell office:value-type="float" office:value="6.93185786516">
            <text:p>6,9318578652</text:p>
          </table:table-cell>
          <table:table-cell office:value-type="float" office:value="5.46143433934">
            <text:p>5,4614343393</text:p>
          </table:table-cell>
          <table:table-cell table:formula="of:=FREQUENCY([.B$14:.B$1013];[.B427])/1000" office:value-type="float" office:value="0.414">
            <text:p>0,414</text:p>
          </table:table-cell>
          <table:table-cell table:formula="of:=IF(AND([.F$5]&lt;[.B427];[.B427]&lt;=[.F$6]);([.A427]-[.F$5])/([.F$6]-[.F$5]);1)" office:value-type="float" office:value="0.655309644193333">
            <text:p>0,6553096442</text:p>
          </table:table-cell>
          <table:table-cell table:formula="of:=ABS([.D427]-[.C427])" office:value-type="float" office:value="0.241309644193333">
            <text:p>0,2413096442</text:p>
          </table:table-cell>
          <table:table-cell table:formula="of:=ABS([.D427]-[.C426])" office:value-type="float" office:value="0.242309644193333">
            <text:p>0,2423096442</text:p>
          </table:table-cell>
        </table:table-row>
        <table:table-row table:style-name="ro1">
          <table:table-cell office:value-type="float" office:value="6.47138932245">
            <text:p>6,4713893225</text:p>
          </table:table-cell>
          <table:table-cell office:value-type="float" office:value="5.46246011825">
            <text:p>5,4624601183</text:p>
          </table:table-cell>
          <table:table-cell table:formula="of:=FREQUENCY([.B$14:.B$1013];[.B428])/1000" office:value-type="float" office:value="0.415">
            <text:p>0,415</text:p>
          </table:table-cell>
          <table:table-cell table:formula="of:=IF(AND([.F$5]&lt;[.B428];[.B428]&lt;=[.F$6]);([.A428]-[.F$5])/([.F$6]-[.F$5]);1)" office:value-type="float" office:value="0.578564887075">
            <text:p>0,5785648871</text:p>
          </table:table-cell>
          <table:table-cell table:formula="of:=ABS([.D428]-[.C428])" office:value-type="float" office:value="0.163564887075">
            <text:p>0,1635648871</text:p>
          </table:table-cell>
          <table:table-cell table:formula="of:=ABS([.D428]-[.C427])" office:value-type="float" office:value="0.164564887075">
            <text:p>0,1645648871</text:p>
          </table:table-cell>
        </table:table-row>
        <table:table-row table:style-name="ro1">
          <table:table-cell office:value-type="float" office:value="8.86030295691">
            <text:p>8,8603029569</text:p>
          </table:table-cell>
          <table:table-cell office:value-type="float" office:value="5.46876524769">
            <text:p>5,4687652477</text:p>
          </table:table-cell>
          <table:table-cell table:formula="of:=FREQUENCY([.B$14:.B$1013];[.B429])/1000" office:value-type="float" office:value="0.416">
            <text:p>0,416</text:p>
          </table:table-cell>
          <table:table-cell table:formula="of:=IF(AND([.F$5]&lt;[.B429];[.B429]&lt;=[.F$6]);([.A429]-[.F$5])/([.F$6]-[.F$5]);1)" office:value-type="float" office:value="0.976717159485">
            <text:p>0,9767171595</text:p>
          </table:table-cell>
          <table:table-cell table:formula="of:=ABS([.D429]-[.C429])" office:value-type="float" office:value="0.560717159485">
            <text:p>0,5607171595</text:p>
          </table:table-cell>
          <table:table-cell table:formula="of:=ABS([.D429]-[.C428])" office:value-type="float" office:value="0.561717159485">
            <text:p>0,5617171595</text:p>
          </table:table-cell>
        </table:table-row>
        <table:table-row table:style-name="ro1">
          <table:table-cell office:value-type="float" office:value="6.12361002357">
            <text:p>6,1236100236</text:p>
          </table:table-cell>
          <table:table-cell office:value-type="float" office:value="5.46882746624">
            <text:p>5,4688274662</text:p>
          </table:table-cell>
          <table:table-cell table:formula="of:=FREQUENCY([.B$14:.B$1013];[.B430])/1000" office:value-type="float" office:value="0.417">
            <text:p>0,417</text:p>
          </table:table-cell>
          <table:table-cell table:formula="of:=IF(AND([.F$5]&lt;[.B430];[.B430]&lt;=[.F$6]);([.A430]-[.F$5])/([.F$6]-[.F$5]);1)" office:value-type="float" office:value="0.520601670595">
            <text:p>0,5206016706</text:p>
          </table:table-cell>
          <table:table-cell table:formula="of:=ABS([.D430]-[.C430])" office:value-type="float" office:value="0.103601670595">
            <text:p>0,1036016706</text:p>
          </table:table-cell>
          <table:table-cell table:formula="of:=ABS([.D430]-[.C429])" office:value-type="float" office:value="0.104601670595">
            <text:p>0,1046016706</text:p>
          </table:table-cell>
        </table:table-row>
        <table:table-row table:style-name="ro1">
          <table:table-cell office:value-type="float" office:value="3.98542986321">
            <text:p>3,9854298632</text:p>
          </table:table-cell>
          <table:table-cell office:value-type="float" office:value="5.47310038623">
            <text:p>5,4731003862</text:p>
          </table:table-cell>
          <table:table-cell table:formula="of:=FREQUENCY([.B$14:.B$1013];[.B431])/1000" office:value-type="float" office:value="0.418">
            <text:p>0,418</text:p>
          </table:table-cell>
          <table:table-cell table:formula="of:=IF(AND([.F$5]&lt;[.B431];[.B431]&lt;=[.F$6]);([.A431]-[.F$5])/([.F$6]-[.F$5]);1)" office:value-type="float" office:value="0.164238310535">
            <text:p>0,1642383105</text:p>
          </table:table-cell>
          <table:table-cell table:formula="of:=ABS([.D431]-[.C431])" office:value-type="float" office:value="0.253761689465">
            <text:p>0,2537616895</text:p>
          </table:table-cell>
          <table:table-cell table:formula="of:=ABS([.D431]-[.C430])" office:value-type="float" office:value="0.252761689465">
            <text:p>0,2527616895</text:p>
          </table:table-cell>
        </table:table-row>
        <table:table-row table:style-name="ro1">
          <table:table-cell office:value-type="float" office:value="7.28952852233">
            <text:p>7,2895285223</text:p>
          </table:table-cell>
          <table:table-cell office:value-type="float" office:value="5.48456297239">
            <text:p>5,4845629724</text:p>
          </table:table-cell>
          <table:table-cell table:formula="of:=FREQUENCY([.B$14:.B$1013];[.B432])/1000" office:value-type="float" office:value="0.419">
            <text:p>0,419</text:p>
          </table:table-cell>
          <table:table-cell table:formula="of:=IF(AND([.F$5]&lt;[.B432];[.B432]&lt;=[.F$6]);([.A432]-[.F$5])/([.F$6]-[.F$5]);1)" office:value-type="float" office:value="0.714921420388333">
            <text:p>0,7149214204</text:p>
          </table:table-cell>
          <table:table-cell table:formula="of:=ABS([.D432]-[.C432])" office:value-type="float" office:value="0.295921420388333">
            <text:p>0,2959214204</text:p>
          </table:table-cell>
          <table:table-cell table:formula="of:=ABS([.D432]-[.C431])" office:value-type="float" office:value="0.296921420388333">
            <text:p>0,2969214204</text:p>
          </table:table-cell>
        </table:table-row>
        <table:table-row table:style-name="ro1">
          <table:table-cell office:value-type="float" office:value="7.69053385604">
            <text:p>7,690533856</text:p>
          </table:table-cell>
          <table:table-cell office:value-type="float" office:value="5.49401395294">
            <text:p>5,4940139529</text:p>
          </table:table-cell>
          <table:table-cell table:formula="of:=FREQUENCY([.B$14:.B$1013];[.B433])/1000" office:value-type="float" office:value="0.42">
            <text:p>0,42</text:p>
          </table:table-cell>
          <table:table-cell table:formula="of:=IF(AND([.F$5]&lt;[.B433];[.B433]&lt;=[.F$6]);([.A433]-[.F$5])/([.F$6]-[.F$5]);1)" office:value-type="float" office:value="0.781755642673333">
            <text:p>0,7817556427</text:p>
          </table:table-cell>
          <table:table-cell table:formula="of:=ABS([.D433]-[.C433])" office:value-type="float" office:value="0.361755642673333">
            <text:p>0,3617556427</text:p>
          </table:table-cell>
          <table:table-cell table:formula="of:=ABS([.D433]-[.C432])" office:value-type="float" office:value="0.362755642673333">
            <text:p>0,3627556427</text:p>
          </table:table-cell>
        </table:table-row>
        <table:table-row table:style-name="ro1">
          <table:table-cell office:value-type="float" office:value="8.76915899603">
            <text:p>8,769158996</text:p>
          </table:table-cell>
          <table:table-cell office:value-type="float" office:value="5.49801351369">
            <text:p>5,4980135137</text:p>
          </table:table-cell>
          <table:table-cell table:formula="of:=FREQUENCY([.B$14:.B$1013];[.B434])/1000" office:value-type="float" office:value="0.421">
            <text:p>0,421</text:p>
          </table:table-cell>
          <table:table-cell table:formula="of:=IF(AND([.F$5]&lt;[.B434];[.B434]&lt;=[.F$6]);([.A434]-[.F$5])/([.F$6]-[.F$5]);1)" office:value-type="float" office:value="0.961526499338333">
            <text:p>0,9615264993</text:p>
          </table:table-cell>
          <table:table-cell table:formula="of:=ABS([.D434]-[.C434])" office:value-type="float" office:value="0.540526499338333">
            <text:p>0,5405264993</text:p>
          </table:table-cell>
          <table:table-cell table:formula="of:=ABS([.D434]-[.C433])" office:value-type="float" office:value="0.541526499338334">
            <text:p>0,5415264993</text:p>
          </table:table-cell>
        </table:table-row>
        <table:table-row table:style-name="ro1">
          <table:table-cell office:value-type="float" office:value="8.10332520083">
            <text:p>8,1033252008</text:p>
          </table:table-cell>
          <table:table-cell office:value-type="float" office:value="5.5098823774">
            <text:p>5,5098823774</text:p>
          </table:table-cell>
          <table:table-cell table:formula="of:=FREQUENCY([.B$14:.B$1013];[.B435])/1000" office:value-type="float" office:value="0.422">
            <text:p>0,422</text:p>
          </table:table-cell>
          <table:table-cell table:formula="of:=IF(AND([.F$5]&lt;[.B435];[.B435]&lt;=[.F$6]);([.A435]-[.F$5])/([.F$6]-[.F$5]);1)" office:value-type="float" office:value="0.850554200138333">
            <text:p>0,8505542001</text:p>
          </table:table-cell>
          <table:table-cell table:formula="of:=ABS([.D435]-[.C435])" office:value-type="float" office:value="0.428554200138333">
            <text:p>0,4285542001</text:p>
          </table:table-cell>
          <table:table-cell table:formula="of:=ABS([.D435]-[.C434])" office:value-type="float" office:value="0.429554200138333">
            <text:p>0,4295542001</text:p>
          </table:table-cell>
        </table:table-row>
        <table:table-row table:style-name="ro1">
          <table:table-cell office:value-type="float" office:value="7.38115445659">
            <text:p>7,3811544566</text:p>
          </table:table-cell>
          <table:table-cell office:value-type="float" office:value="5.51234872724">
            <text:p>5,5123487272</text:p>
          </table:table-cell>
          <table:table-cell table:formula="of:=FREQUENCY([.B$14:.B$1013];[.B436])/1000" office:value-type="float" office:value="0.423">
            <text:p>0,423</text:p>
          </table:table-cell>
          <table:table-cell table:formula="of:=IF(AND([.F$5]&lt;[.B436];[.B436]&lt;=[.F$6]);([.A436]-[.F$5])/([.F$6]-[.F$5]);1)" office:value-type="float" office:value="0.730192409431667">
            <text:p>0,7301924094</text:p>
          </table:table-cell>
          <table:table-cell table:formula="of:=ABS([.D436]-[.C436])" office:value-type="float" office:value="0.307192409431667">
            <text:p>0,3071924094</text:p>
          </table:table-cell>
          <table:table-cell table:formula="of:=ABS([.D436]-[.C435])" office:value-type="float" office:value="0.308192409431667">
            <text:p>0,3081924094</text:p>
          </table:table-cell>
        </table:table-row>
        <table:table-row table:style-name="ro1">
          <table:table-cell office:value-type="float" office:value="8.92981932691">
            <text:p>8,9298193269</text:p>
          </table:table-cell>
          <table:table-cell office:value-type="float" office:value="5.51292462795">
            <text:p>5,512924628</text:p>
          </table:table-cell>
          <table:table-cell table:formula="of:=FREQUENCY([.B$14:.B$1013];[.B437])/1000" office:value-type="float" office:value="0.424">
            <text:p>0,424</text:p>
          </table:table-cell>
          <table:table-cell table:formula="of:=IF(AND([.F$5]&lt;[.B437];[.B437]&lt;=[.F$6]);([.A437]-[.F$5])/([.F$6]-[.F$5]);1)" office:value-type="float" office:value="0.988303221151667">
            <text:p>0,9883032212</text:p>
          </table:table-cell>
          <table:table-cell table:formula="of:=ABS([.D437]-[.C437])" office:value-type="float" office:value="0.564303221151667">
            <text:p>0,5643032212</text:p>
          </table:table-cell>
          <table:table-cell table:formula="of:=ABS([.D437]-[.C436])" office:value-type="float" office:value="0.565303221151667">
            <text:p>0,5653032212</text:p>
          </table:table-cell>
        </table:table-row>
        <table:table-row table:style-name="ro1">
          <table:table-cell office:value-type="float" office:value="3.62051816293">
            <text:p>3,6205181629</text:p>
          </table:table-cell>
          <table:table-cell office:value-type="float" office:value="5.52295771777">
            <text:p>5,5229577178</text:p>
          </table:table-cell>
          <table:table-cell table:formula="of:=FREQUENCY([.B$14:.B$1013];[.B438])/1000" office:value-type="float" office:value="0.425">
            <text:p>0,425</text:p>
          </table:table-cell>
          <table:table-cell table:formula="of:=IF(AND([.F$5]&lt;[.B438];[.B438]&lt;=[.F$6]);([.A438]-[.F$5])/([.F$6]-[.F$5]);1)" office:value-type="float" office:value="0.103419693821667">
            <text:p>0,1034196938</text:p>
          </table:table-cell>
          <table:table-cell table:formula="of:=ABS([.D438]-[.C438])" office:value-type="float" office:value="0.321580306178333">
            <text:p>0,3215803062</text:p>
          </table:table-cell>
          <table:table-cell table:formula="of:=ABS([.D438]-[.C437])" office:value-type="float" office:value="0.320580306178333">
            <text:p>0,3205803062</text:p>
          </table:table-cell>
        </table:table-row>
        <table:table-row table:style-name="ro1">
          <table:table-cell office:value-type="float" office:value="4.43311392911">
            <text:p>4,4331139291</text:p>
          </table:table-cell>
          <table:table-cell office:value-type="float" office:value="5.52860723201">
            <text:p>5,528607232</text:p>
          </table:table-cell>
          <table:table-cell table:formula="of:=FREQUENCY([.B$14:.B$1013];[.B439])/1000" office:value-type="float" office:value="0.426">
            <text:p>0,426</text:p>
          </table:table-cell>
          <table:table-cell table:formula="of:=IF(AND([.F$5]&lt;[.B439];[.B439]&lt;=[.F$6]);([.A439]-[.F$5])/([.F$6]-[.F$5]);1)" office:value-type="float" office:value="0.238852321518333">
            <text:p>0,2388523215</text:p>
          </table:table-cell>
          <table:table-cell table:formula="of:=ABS([.D439]-[.C439])" office:value-type="float" office:value="0.187147678481667">
            <text:p>0,1871476785</text:p>
          </table:table-cell>
          <table:table-cell table:formula="of:=ABS([.D439]-[.C438])" office:value-type="float" office:value="0.186147678481667">
            <text:p>0,1861476785</text:p>
          </table:table-cell>
        </table:table-row>
        <table:table-row table:style-name="ro1">
          <table:table-cell office:value-type="float" office:value="7.71169597463">
            <text:p>7,7116959746</text:p>
          </table:table-cell>
          <table:table-cell office:value-type="float" office:value="5.54105608937">
            <text:p>5,5410560894</text:p>
          </table:table-cell>
          <table:table-cell table:formula="of:=FREQUENCY([.B$14:.B$1013];[.B440])/1000" office:value-type="float" office:value="0.427">
            <text:p>0,427</text:p>
          </table:table-cell>
          <table:table-cell table:formula="of:=IF(AND([.F$5]&lt;[.B440];[.B440]&lt;=[.F$6]);([.A440]-[.F$5])/([.F$6]-[.F$5]);1)" office:value-type="float" office:value="0.785282662438333">
            <text:p>0,7852826624</text:p>
          </table:table-cell>
          <table:table-cell table:formula="of:=ABS([.D440]-[.C440])" office:value-type="float" office:value="0.358282662438333">
            <text:p>0,3582826624</text:p>
          </table:table-cell>
          <table:table-cell table:formula="of:=ABS([.D440]-[.C439])" office:value-type="float" office:value="0.359282662438333">
            <text:p>0,3592826624</text:p>
          </table:table-cell>
        </table:table-row>
        <table:table-row table:style-name="ro1">
          <table:table-cell office:value-type="float" office:value="5.57883408038">
            <text:p>5,5788340804</text:p>
          </table:table-cell>
          <table:table-cell office:value-type="float" office:value="5.55045812309">
            <text:p>5,5504581231</text:p>
          </table:table-cell>
          <table:table-cell table:formula="of:=FREQUENCY([.B$14:.B$1013];[.B441])/1000" office:value-type="float" office:value="0.428">
            <text:p>0,428</text:p>
          </table:table-cell>
          <table:table-cell table:formula="of:=IF(AND([.F$5]&lt;[.B441];[.B441]&lt;=[.F$6]);([.A441]-[.F$5])/([.F$6]-[.F$5]);1)" office:value-type="float" office:value="0.429805680063333">
            <text:p>0,4298056801</text:p>
          </table:table-cell>
          <table:table-cell table:formula="of:=ABS([.D441]-[.C441])" office:value-type="float" office:value="0.00180568006333337">
            <text:p>0,0018056801</text:p>
          </table:table-cell>
          <table:table-cell table:formula="of:=ABS([.D441]-[.C440])" office:value-type="float" office:value="0.00280568006333337">
            <text:p>0,0028056801</text:p>
          </table:table-cell>
        </table:table-row>
        <table:table-row table:style-name="ro1">
          <table:table-cell office:value-type="float" office:value="7.88686399184">
            <text:p>7,8868639918</text:p>
          </table:table-cell>
          <table:table-cell office:value-type="float" office:value="5.5513406835">
            <text:p>5,5513406835</text:p>
          </table:table-cell>
          <table:table-cell table:formula="of:=FREQUENCY([.B$14:.B$1013];[.B442])/1000" office:value-type="float" office:value="0.429">
            <text:p>0,429</text:p>
          </table:table-cell>
          <table:table-cell table:formula="of:=IF(AND([.F$5]&lt;[.B442];[.B442]&lt;=[.F$6]);([.A442]-[.F$5])/([.F$6]-[.F$5]);1)" office:value-type="float" office:value="0.814477331973333">
            <text:p>0,814477332</text:p>
          </table:table-cell>
          <table:table-cell table:formula="of:=ABS([.D442]-[.C442])" office:value-type="float" office:value="0.385477331973333">
            <text:p>0,385477332</text:p>
          </table:table-cell>
          <table:table-cell table:formula="of:=ABS([.D442]-[.C441])" office:value-type="float" office:value="0.386477331973333">
            <text:p>0,386477332</text:p>
          </table:table-cell>
        </table:table-row>
        <table:table-row table:style-name="ro1">
          <table:table-cell office:value-type="float" office:value="7.5029681288">
            <text:p>7,5029681288</text:p>
          </table:table-cell>
          <table:table-cell office:value-type="float" office:value="5.55912004663">
            <text:p>5,5591200466</text:p>
          </table:table-cell>
          <table:table-cell table:formula="of:=FREQUENCY([.B$14:.B$1013];[.B443])/1000" office:value-type="float" office:value="0.43">
            <text:p>0,43</text:p>
          </table:table-cell>
          <table:table-cell table:formula="of:=IF(AND([.F$5]&lt;[.B443];[.B443]&lt;=[.F$6]);([.A443]-[.F$5])/([.F$6]-[.F$5]);1)" office:value-type="float" office:value="0.750494688133333">
            <text:p>0,7504946881</text:p>
          </table:table-cell>
          <table:table-cell table:formula="of:=ABS([.D443]-[.C443])" office:value-type="float" office:value="0.320494688133333">
            <text:p>0,3204946881</text:p>
          </table:table-cell>
          <table:table-cell table:formula="of:=ABS([.D443]-[.C442])" office:value-type="float" office:value="0.321494688133333">
            <text:p>0,3214946881</text:p>
          </table:table-cell>
        </table:table-row>
        <table:table-row table:style-name="ro1">
          <table:table-cell office:value-type="float" office:value="3.37744483082">
            <text:p>3,3774448308</text:p>
          </table:table-cell>
          <table:table-cell office:value-type="float" office:value="5.5608132389">
            <text:p>5,5608132389</text:p>
          </table:table-cell>
          <table:table-cell table:formula="of:=FREQUENCY([.B$14:.B$1013];[.B444])/1000" office:value-type="float" office:value="0.431">
            <text:p>0,431</text:p>
          </table:table-cell>
          <table:table-cell table:formula="of:=IF(AND([.F$5]&lt;[.B444];[.B444]&lt;=[.F$6]);([.A444]-[.F$5])/([.F$6]-[.F$5]);1)" office:value-type="float" office:value="0.0629074718033333">
            <text:p>0,0629074718</text:p>
          </table:table-cell>
          <table:table-cell table:formula="of:=ABS([.D444]-[.C444])" office:value-type="float" office:value="0.368092528196667">
            <text:p>0,3680925282</text:p>
          </table:table-cell>
          <table:table-cell table:formula="of:=ABS([.D444]-[.C443])" office:value-type="float" office:value="0.367092528196667">
            <text:p>0,3670925282</text:p>
          </table:table-cell>
        </table:table-row>
        <table:table-row table:style-name="ro1">
          <table:table-cell office:value-type="float" office:value="4.36554822249">
            <text:p>4,3655482225</text:p>
          </table:table-cell>
          <table:table-cell office:value-type="float" office:value="5.56800328436">
            <text:p>5,5680032844</text:p>
          </table:table-cell>
          <table:table-cell table:formula="of:=FREQUENCY([.B$14:.B$1013];[.B445])/1000" office:value-type="float" office:value="0.432">
            <text:p>0,432</text:p>
          </table:table-cell>
          <table:table-cell table:formula="of:=IF(AND([.F$5]&lt;[.B445];[.B445]&lt;=[.F$6]);([.A445]-[.F$5])/([.F$6]-[.F$5]);1)" office:value-type="float" office:value="0.227591370415">
            <text:p>0,2275913704</text:p>
          </table:table-cell>
          <table:table-cell table:formula="of:=ABS([.D445]-[.C445])" office:value-type="float" office:value="0.204408629585">
            <text:p>0,2044086296</text:p>
          </table:table-cell>
          <table:table-cell table:formula="of:=ABS([.D445]-[.C444])" office:value-type="float" office:value="0.203408629585">
            <text:p>0,2034086296</text:p>
          </table:table-cell>
        </table:table-row>
        <table:table-row table:style-name="ro1">
          <table:table-cell office:value-type="float" office:value="5.95208913145">
            <text:p>5,9520891315</text:p>
          </table:table-cell>
          <table:table-cell office:value-type="float" office:value="5.57771835978">
            <text:p>5,5777183598</text:p>
          </table:table-cell>
          <table:table-cell table:formula="of:=FREQUENCY([.B$14:.B$1013];[.B446])/1000" office:value-type="float" office:value="0.433">
            <text:p>0,433</text:p>
          </table:table-cell>
          <table:table-cell table:formula="of:=IF(AND([.F$5]&lt;[.B446];[.B446]&lt;=[.F$6]);([.A446]-[.F$5])/([.F$6]-[.F$5]);1)" office:value-type="float" office:value="0.492014855241667">
            <text:p>0,4920148552</text:p>
          </table:table-cell>
          <table:table-cell table:formula="of:=ABS([.D446]-[.C446])" office:value-type="float" office:value="0.0590148552416667">
            <text:p>0,0590148552</text:p>
          </table:table-cell>
          <table:table-cell table:formula="of:=ABS([.D446]-[.C445])" office:value-type="float" office:value="0.0600148552416667">
            <text:p>0,0600148552</text:p>
          </table:table-cell>
        </table:table-row>
        <table:table-row table:style-name="ro1">
          <table:table-cell office:value-type="float" office:value="6.79679147992">
            <text:p>6,7967914799</text:p>
          </table:table-cell>
          <table:table-cell office:value-type="float" office:value="5.57883408038">
            <text:p>5,5788340804</text:p>
          </table:table-cell>
          <table:table-cell table:formula="of:=FREQUENCY([.B$14:.B$1013];[.B447])/1000" office:value-type="float" office:value="0.434">
            <text:p>0,434</text:p>
          </table:table-cell>
          <table:table-cell table:formula="of:=IF(AND([.F$5]&lt;[.B447];[.B447]&lt;=[.F$6]);([.A447]-[.F$5])/([.F$6]-[.F$5]);1)" office:value-type="float" office:value="0.632798579986667">
            <text:p>0,63279858</text:p>
          </table:table-cell>
          <table:table-cell table:formula="of:=ABS([.D447]-[.C447])" office:value-type="float" office:value="0.198798579986667">
            <text:p>0,19879858</text:p>
          </table:table-cell>
          <table:table-cell table:formula="of:=ABS([.D447]-[.C446])" office:value-type="float" office:value="0.199798579986667">
            <text:p>0,19979858</text:p>
          </table:table-cell>
        </table:table-row>
        <table:table-row table:style-name="ro1">
          <table:table-cell office:value-type="float" office:value="3.17720490548">
            <text:p>3,1772049055</text:p>
          </table:table-cell>
          <table:table-cell office:value-type="float" office:value="5.57886016891">
            <text:p>5,5788601689</text:p>
          </table:table-cell>
          <table:table-cell table:formula="of:=FREQUENCY([.B$14:.B$1013];[.B448])/1000" office:value-type="float" office:value="0.435">
            <text:p>0,435</text:p>
          </table:table-cell>
          <table:table-cell table:formula="of:=IF(AND([.F$5]&lt;[.B448];[.B448]&lt;=[.F$6]);([.A448]-[.F$5])/([.F$6]-[.F$5]);1)" office:value-type="float" office:value="0.0295341509133333">
            <text:p>0,0295341509</text:p>
          </table:table-cell>
          <table:table-cell table:formula="of:=ABS([.D448]-[.C448])" office:value-type="float" office:value="0.405465849086667">
            <text:p>0,4054658491</text:p>
          </table:table-cell>
          <table:table-cell table:formula="of:=ABS([.D448]-[.C447])" office:value-type="float" office:value="0.404465849086667">
            <text:p>0,4044658491</text:p>
          </table:table-cell>
        </table:table-row>
        <table:table-row table:style-name="ro1">
          <table:table-cell office:value-type="float" office:value="8.77738227811">
            <text:p>8,7773822781</text:p>
          </table:table-cell>
          <table:table-cell office:value-type="float" office:value="5.58072914754">
            <text:p>5,5807291475</text:p>
          </table:table-cell>
          <table:table-cell table:formula="of:=FREQUENCY([.B$14:.B$1013];[.B449])/1000" office:value-type="float" office:value="0.436">
            <text:p>0,436</text:p>
          </table:table-cell>
          <table:table-cell table:formula="of:=IF(AND([.F$5]&lt;[.B449];[.B449]&lt;=[.F$6]);([.A449]-[.F$5])/([.F$6]-[.F$5]);1)" office:value-type="float" office:value="0.962897046351667">
            <text:p>0,9628970464</text:p>
          </table:table-cell>
          <table:table-cell table:formula="of:=ABS([.D449]-[.C449])" office:value-type="float" office:value="0.526897046351667">
            <text:p>0,5268970464</text:p>
          </table:table-cell>
          <table:table-cell table:formula="of:=ABS([.D449]-[.C448])" office:value-type="float" office:value="0.527897046351667">
            <text:p>0,5278970464</text:p>
          </table:table-cell>
        </table:table-row>
        <table:table-row table:style-name="ro1">
          <table:table-cell office:value-type="float" office:value="3.2998662509">
            <text:p>3,2998662509</text:p>
          </table:table-cell>
          <table:table-cell office:value-type="float" office:value="5.60173895097">
            <text:p>5,601738951</text:p>
          </table:table-cell>
          <table:table-cell table:formula="of:=FREQUENCY([.B$14:.B$1013];[.B450])/1000" office:value-type="float" office:value="0.437">
            <text:p>0,437</text:p>
          </table:table-cell>
          <table:table-cell table:formula="of:=IF(AND([.F$5]&lt;[.B450];[.B450]&lt;=[.F$6]);([.A450]-[.F$5])/([.F$6]-[.F$5]);1)" office:value-type="float" office:value="0.0499777084833333">
            <text:p>0,0499777085</text:p>
          </table:table-cell>
          <table:table-cell table:formula="of:=ABS([.D450]-[.C450])" office:value-type="float" office:value="0.387022291516667">
            <text:p>0,3870222915</text:p>
          </table:table-cell>
          <table:table-cell table:formula="of:=ABS([.D450]-[.C449])" office:value-type="float" office:value="0.386022291516667">
            <text:p>0,3860222915</text:p>
          </table:table-cell>
        </table:table-row>
        <table:table-row table:style-name="ro1">
          <table:table-cell office:value-type="float" office:value="6.02978701549">
            <text:p>6,0297870155</text:p>
          </table:table-cell>
          <table:table-cell office:value-type="float" office:value="5.60388503675">
            <text:p>5,6038850368</text:p>
          </table:table-cell>
          <table:table-cell table:formula="of:=FREQUENCY([.B$14:.B$1013];[.B451])/1000" office:value-type="float" office:value="0.438">
            <text:p>0,438</text:p>
          </table:table-cell>
          <table:table-cell table:formula="of:=IF(AND([.F$5]&lt;[.B451];[.B451]&lt;=[.F$6]);([.A451]-[.F$5])/([.F$6]-[.F$5]);1)" office:value-type="float" office:value="0.504964502581667">
            <text:p>0,5049645026</text:p>
          </table:table-cell>
          <table:table-cell table:formula="of:=ABS([.D451]-[.C451])" office:value-type="float" office:value="0.0669645025816667">
            <text:p>0,0669645026</text:p>
          </table:table-cell>
          <table:table-cell table:formula="of:=ABS([.D451]-[.C450])" office:value-type="float" office:value="0.0679645025816667">
            <text:p>0,0679645026</text:p>
          </table:table-cell>
        </table:table-row>
        <table:table-row table:style-name="ro1">
          <table:table-cell office:value-type="float" office:value="4.84731051369">
            <text:p>4,8473105137</text:p>
          </table:table-cell>
          <table:table-cell office:value-type="float" office:value="5.61363258565">
            <text:p>5,6136325857</text:p>
          </table:table-cell>
          <table:table-cell table:formula="of:=FREQUENCY([.B$14:.B$1013];[.B452])/1000" office:value-type="float" office:value="0.439">
            <text:p>0,439</text:p>
          </table:table-cell>
          <table:table-cell table:formula="of:=IF(AND([.F$5]&lt;[.B452];[.B452]&lt;=[.F$6]);([.A452]-[.F$5])/([.F$6]-[.F$5]);1)" office:value-type="float" office:value="0.307885085615">
            <text:p>0,3078850856</text:p>
          </table:table-cell>
          <table:table-cell table:formula="of:=ABS([.D452]-[.C452])" office:value-type="float" office:value="0.131114914385">
            <text:p>0,1311149144</text:p>
          </table:table-cell>
          <table:table-cell table:formula="of:=ABS([.D452]-[.C451])" office:value-type="float" office:value="0.130114914385">
            <text:p>0,1301149144</text:p>
          </table:table-cell>
        </table:table-row>
        <table:table-row table:style-name="ro1">
          <table:table-cell office:value-type="float" office:value="5.07376182959">
            <text:p>5,0737618296</text:p>
          </table:table-cell>
          <table:table-cell office:value-type="float" office:value="5.61661087063">
            <text:p>5,6166108706</text:p>
          </table:table-cell>
          <table:table-cell table:formula="of:=FREQUENCY([.B$14:.B$1013];[.B453])/1000" office:value-type="float" office:value="0.44">
            <text:p>0,44</text:p>
          </table:table-cell>
          <table:table-cell table:formula="of:=IF(AND([.F$5]&lt;[.B453];[.B453]&lt;=[.F$6]);([.A453]-[.F$5])/([.F$6]-[.F$5]);1)" office:value-type="float" office:value="0.345626971598333">
            <text:p>0,3456269716</text:p>
          </table:table-cell>
          <table:table-cell table:formula="of:=ABS([.D453]-[.C453])" office:value-type="float" office:value="0.0943730284016667">
            <text:p>0,0943730284</text:p>
          </table:table-cell>
          <table:table-cell table:formula="of:=ABS([.D453]-[.C452])" office:value-type="float" office:value="0.0933730284016667">
            <text:p>0,0933730284</text:p>
          </table:table-cell>
        </table:table-row>
        <table:table-row table:style-name="ro1">
          <table:table-cell office:value-type="float" office:value="6.16883529671">
            <text:p>6,1688352967</text:p>
          </table:table-cell>
          <table:table-cell office:value-type="float" office:value="5.6311595263">
            <text:p>5,6311595263</text:p>
          </table:table-cell>
          <table:table-cell table:formula="of:=FREQUENCY([.B$14:.B$1013];[.B454])/1000" office:value-type="float" office:value="0.441">
            <text:p>0,441</text:p>
          </table:table-cell>
          <table:table-cell table:formula="of:=IF(AND([.F$5]&lt;[.B454];[.B454]&lt;=[.F$6]);([.A454]-[.F$5])/([.F$6]-[.F$5]);1)" office:value-type="float" office:value="0.528139216118333">
            <text:p>0,5281392161</text:p>
          </table:table-cell>
          <table:table-cell table:formula="of:=ABS([.D454]-[.C454])" office:value-type="float" office:value="0.0871392161183334">
            <text:p>0,0871392161</text:p>
          </table:table-cell>
          <table:table-cell table:formula="of:=ABS([.D454]-[.C453])" office:value-type="float" office:value="0.0881392161183334">
            <text:p>0,0881392161</text:p>
          </table:table-cell>
        </table:table-row>
        <table:table-row table:style-name="ro1">
          <table:table-cell office:value-type="float" office:value="3.72646125662">
            <text:p>3,7264612566</text:p>
          </table:table-cell>
          <table:table-cell office:value-type="float" office:value="5.63656384757">
            <text:p>5,6365638476</text:p>
          </table:table-cell>
          <table:table-cell table:formula="of:=FREQUENCY([.B$14:.B$1013];[.B455])/1000" office:value-type="float" office:value="0.442">
            <text:p>0,442</text:p>
          </table:table-cell>
          <table:table-cell table:formula="of:=IF(AND([.F$5]&lt;[.B455];[.B455]&lt;=[.F$6]);([.A455]-[.F$5])/([.F$6]-[.F$5]);1)" office:value-type="float" office:value="0.121076876103333">
            <text:p>0,1210768761</text:p>
          </table:table-cell>
          <table:table-cell table:formula="of:=ABS([.D455]-[.C455])" office:value-type="float" office:value="0.320923123896667">
            <text:p>0,3209231239</text:p>
          </table:table-cell>
          <table:table-cell table:formula="of:=ABS([.D455]-[.C454])" office:value-type="float" office:value="0.319923123896667">
            <text:p>0,3199231239</text:p>
          </table:table-cell>
        </table:table-row>
        <table:table-row table:style-name="ro1">
          <table:table-cell office:value-type="float" office:value="8.42180300489">
            <text:p>8,4218030049</text:p>
          </table:table-cell>
          <table:table-cell office:value-type="float" office:value="5.63660454709">
            <text:p>5,6366045471</text:p>
          </table:table-cell>
          <table:table-cell table:formula="of:=FREQUENCY([.B$14:.B$1013];[.B456])/1000" office:value-type="float" office:value="0.443">
            <text:p>0,443</text:p>
          </table:table-cell>
          <table:table-cell table:formula="of:=IF(AND([.F$5]&lt;[.B456];[.B456]&lt;=[.F$6]);([.A456]-[.F$5])/([.F$6]-[.F$5]);1)" office:value-type="float" office:value="0.903633834148333">
            <text:p>0,9036338341</text:p>
          </table:table-cell>
          <table:table-cell table:formula="of:=ABS([.D456]-[.C456])" office:value-type="float" office:value="0.460633834148333">
            <text:p>0,4606338341</text:p>
          </table:table-cell>
          <table:table-cell table:formula="of:=ABS([.D456]-[.C455])" office:value-type="float" office:value="0.461633834148333">
            <text:p>0,4616338341</text:p>
          </table:table-cell>
        </table:table-row>
        <table:table-row table:style-name="ro1">
          <table:table-cell office:value-type="float" office:value="7.9100240319">
            <text:p>7,9100240319</text:p>
          </table:table-cell>
          <table:table-cell office:value-type="float" office:value="5.63841512937">
            <text:p>5,6384151294</text:p>
          </table:table-cell>
          <table:table-cell table:formula="of:=FREQUENCY([.B$14:.B$1013];[.B457])/1000" office:value-type="float" office:value="0.444">
            <text:p>0,444</text:p>
          </table:table-cell>
          <table:table-cell table:formula="of:=IF(AND([.F$5]&lt;[.B457];[.B457]&lt;=[.F$6]);([.A457]-[.F$5])/([.F$6]-[.F$5]);1)" office:value-type="float" office:value="0.81833733865">
            <text:p>0,8183373387</text:p>
          </table:table-cell>
          <table:table-cell table:formula="of:=ABS([.D457]-[.C457])" office:value-type="float" office:value="0.37433733865">
            <text:p>0,3743373387</text:p>
          </table:table-cell>
          <table:table-cell table:formula="of:=ABS([.D457]-[.C456])" office:value-type="float" office:value="0.37533733865">
            <text:p>0,3753373387</text:p>
          </table:table-cell>
        </table:table-row>
        <table:table-row table:style-name="ro1">
          <table:table-cell office:value-type="float" office:value="6.40562102144">
            <text:p>6,4056210214</text:p>
          </table:table-cell>
          <table:table-cell office:value-type="float" office:value="5.63909910057">
            <text:p>5,6390991006</text:p>
          </table:table-cell>
          <table:table-cell table:formula="of:=FREQUENCY([.B$14:.B$1013];[.B458])/1000" office:value-type="float" office:value="0.445">
            <text:p>0,445</text:p>
          </table:table-cell>
          <table:table-cell table:formula="of:=IF(AND([.F$5]&lt;[.B458];[.B458]&lt;=[.F$6]);([.A458]-[.F$5])/([.F$6]-[.F$5]);1)" office:value-type="float" office:value="0.567603503573333">
            <text:p>0,5676035036</text:p>
          </table:table-cell>
          <table:table-cell table:formula="of:=ABS([.D458]-[.C458])" office:value-type="float" office:value="0.122603503573333">
            <text:p>0,1226035036</text:p>
          </table:table-cell>
          <table:table-cell table:formula="of:=ABS([.D458]-[.C457])" office:value-type="float" office:value="0.123603503573333">
            <text:p>0,1236035036</text:p>
          </table:table-cell>
        </table:table-row>
        <table:table-row table:style-name="ro1">
          <table:table-cell office:value-type="float" office:value="7.6969903773">
            <text:p>7,6969903773</text:p>
          </table:table-cell>
          <table:table-cell office:value-type="float" office:value="5.64649814692">
            <text:p>5,6464981469</text:p>
          </table:table-cell>
          <table:table-cell table:formula="of:=FREQUENCY([.B$14:.B$1013];[.B459])/1000" office:value-type="float" office:value="0.446">
            <text:p>0,446</text:p>
          </table:table-cell>
          <table:table-cell table:formula="of:=IF(AND([.F$5]&lt;[.B459];[.B459]&lt;=[.F$6]);([.A459]-[.F$5])/([.F$6]-[.F$5]);1)" office:value-type="float" office:value="0.78283172955">
            <text:p>0,7828317296</text:p>
          </table:table-cell>
          <table:table-cell table:formula="of:=ABS([.D459]-[.C459])" office:value-type="float" office:value="0.33683172955">
            <text:p>0,3368317296</text:p>
          </table:table-cell>
          <table:table-cell table:formula="of:=ABS([.D459]-[.C458])" office:value-type="float" office:value="0.33783172955">
            <text:p>0,3378317296</text:p>
          </table:table-cell>
        </table:table-row>
        <table:table-row table:style-name="ro1">
          <table:table-cell office:value-type="float" office:value="6.89883553618">
            <text:p>6,8988355362</text:p>
          </table:table-cell>
          <table:table-cell office:value-type="float" office:value="5.65194866678">
            <text:p>5,6519486668</text:p>
          </table:table-cell>
          <table:table-cell table:formula="of:=FREQUENCY([.B$14:.B$1013];[.B460])/1000" office:value-type="float" office:value="0.447">
            <text:p>0,447</text:p>
          </table:table-cell>
          <table:table-cell table:formula="of:=IF(AND([.F$5]&lt;[.B460];[.B460]&lt;=[.F$6]);([.A460]-[.F$5])/([.F$6]-[.F$5]);1)" office:value-type="float" office:value="0.649805922696667">
            <text:p>0,6498059227</text:p>
          </table:table-cell>
          <table:table-cell table:formula="of:=ABS([.D460]-[.C460])" office:value-type="float" office:value="0.202805922696667">
            <text:p>0,2028059227</text:p>
          </table:table-cell>
          <table:table-cell table:formula="of:=ABS([.D460]-[.C459])" office:value-type="float" office:value="0.203805922696667">
            <text:p>0,2038059227</text:p>
          </table:table-cell>
        </table:table-row>
        <table:table-row table:style-name="ro1">
          <table:table-cell office:value-type="float" office:value="3.16339211078">
            <text:p>3,1633921108</text:p>
          </table:table-cell>
          <table:table-cell office:value-type="float" office:value="5.65514791794">
            <text:p>5,6551479179</text:p>
          </table:table-cell>
          <table:table-cell table:formula="of:=FREQUENCY([.B$14:.B$1013];[.B461])/1000" office:value-type="float" office:value="0.448">
            <text:p>0,448</text:p>
          </table:table-cell>
          <table:table-cell table:formula="of:=IF(AND([.F$5]&lt;[.B461];[.B461]&lt;=[.F$6]);([.A461]-[.F$5])/([.F$6]-[.F$5]);1)" office:value-type="float" office:value="0.0272320184633333">
            <text:p>0,0272320185</text:p>
          </table:table-cell>
          <table:table-cell table:formula="of:=ABS([.D461]-[.C461])" office:value-type="float" office:value="0.420767981536667">
            <text:p>0,4207679815</text:p>
          </table:table-cell>
          <table:table-cell table:formula="of:=ABS([.D461]-[.C460])" office:value-type="float" office:value="0.419767981536667">
            <text:p>0,4197679815</text:p>
          </table:table-cell>
        </table:table-row>
        <table:table-row table:style-name="ro1">
          <table:table-cell office:value-type="float" office:value="8.71639936658">
            <text:p>8,7163993666</text:p>
          </table:table-cell>
          <table:table-cell office:value-type="float" office:value="5.65683440686">
            <text:p>5,6568344069</text:p>
          </table:table-cell>
          <table:table-cell table:formula="of:=FREQUENCY([.B$14:.B$1013];[.B462])/1000" office:value-type="float" office:value="0.449">
            <text:p>0,449</text:p>
          </table:table-cell>
          <table:table-cell table:formula="of:=IF(AND([.F$5]&lt;[.B462];[.B462]&lt;=[.F$6]);([.A462]-[.F$5])/([.F$6]-[.F$5]);1)" office:value-type="float" office:value="0.952733227763333">
            <text:p>0,9527332278</text:p>
          </table:table-cell>
          <table:table-cell table:formula="of:=ABS([.D462]-[.C462])" office:value-type="float" office:value="0.503733227763333">
            <text:p>0,5037332278</text:p>
          </table:table-cell>
          <table:table-cell table:formula="of:=ABS([.D462]-[.C461])" office:value-type="float" office:value="0.504733227763333">
            <text:p>0,5047332278</text:p>
          </table:table-cell>
        </table:table-row>
        <table:table-row table:style-name="ro1">
          <table:table-cell office:value-type="float" office:value="6.61413468329">
            <text:p>6,6141346833</text:p>
          </table:table-cell>
          <table:table-cell office:value-type="float" office:value="5.661940148">
            <text:p>5,661940148</text:p>
          </table:table-cell>
          <table:table-cell table:formula="of:=FREQUENCY([.B$14:.B$1013];[.B463])/1000" office:value-type="float" office:value="0.45">
            <text:p>0,45</text:p>
          </table:table-cell>
          <table:table-cell table:formula="of:=IF(AND([.F$5]&lt;[.B463];[.B463]&lt;=[.F$6]);([.A463]-[.F$5])/([.F$6]-[.F$5]);1)" office:value-type="float" office:value="0.602355780548333">
            <text:p>0,6023557805</text:p>
          </table:table-cell>
          <table:table-cell table:formula="of:=ABS([.D463]-[.C463])" office:value-type="float" office:value="0.152355780548333">
            <text:p>0,1523557805</text:p>
          </table:table-cell>
          <table:table-cell table:formula="of:=ABS([.D463]-[.C462])" office:value-type="float" office:value="0.153355780548333">
            <text:p>0,1533557805</text:p>
          </table:table-cell>
        </table:table-row>
        <table:table-row table:style-name="ro1">
          <table:table-cell office:value-type="float" office:value="3.79020969646">
            <text:p>3,7902096965</text:p>
          </table:table-cell>
          <table:table-cell office:value-type="float" office:value="5.66802276446">
            <text:p>5,6680227645</text:p>
          </table:table-cell>
          <table:table-cell table:formula="of:=FREQUENCY([.B$14:.B$1013];[.B464])/1000" office:value-type="float" office:value="0.451">
            <text:p>0,451</text:p>
          </table:table-cell>
          <table:table-cell table:formula="of:=IF(AND([.F$5]&lt;[.B464];[.B464]&lt;=[.F$6]);([.A464]-[.F$5])/([.F$6]-[.F$5]);1)" office:value-type="float" office:value="0.131701616076667">
            <text:p>0,1317016161</text:p>
          </table:table-cell>
          <table:table-cell table:formula="of:=ABS([.D464]-[.C464])" office:value-type="float" office:value="0.319298383923333">
            <text:p>0,3192983839</text:p>
          </table:table-cell>
          <table:table-cell table:formula="of:=ABS([.D464]-[.C463])" office:value-type="float" office:value="0.318298383923333">
            <text:p>0,3182983839</text:p>
          </table:table-cell>
        </table:table-row>
        <table:table-row table:style-name="ro1">
          <table:table-cell office:value-type="float" office:value="7.48733978906">
            <text:p>7,4873397891</text:p>
          </table:table-cell>
          <table:table-cell office:value-type="float" office:value="5.66806527674">
            <text:p>5,6680652767</text:p>
          </table:table-cell>
          <table:table-cell table:formula="of:=FREQUENCY([.B$14:.B$1013];[.B465])/1000" office:value-type="float" office:value="0.452">
            <text:p>0,452</text:p>
          </table:table-cell>
          <table:table-cell table:formula="of:=IF(AND([.F$5]&lt;[.B465];[.B465]&lt;=[.F$6]);([.A465]-[.F$5])/([.F$6]-[.F$5]);1)" office:value-type="float" office:value="0.747889964843333">
            <text:p>0,7478899648</text:p>
          </table:table-cell>
          <table:table-cell table:formula="of:=ABS([.D465]-[.C465])" office:value-type="float" office:value="0.295889964843333">
            <text:p>0,2958899648</text:p>
          </table:table-cell>
          <table:table-cell table:formula="of:=ABS([.D465]-[.C464])" office:value-type="float" office:value="0.296889964843333">
            <text:p>0,2968899648</text:p>
          </table:table-cell>
        </table:table-row>
        <table:table-row table:style-name="ro1">
          <table:table-cell office:value-type="float" office:value="4.66743076573">
            <text:p>4,6674307657</text:p>
          </table:table-cell>
          <table:table-cell office:value-type="float" office:value="5.67652209027">
            <text:p>5,6765220903</text:p>
          </table:table-cell>
          <table:table-cell table:formula="of:=FREQUENCY([.B$14:.B$1013];[.B466])/1000" office:value-type="float" office:value="0.453">
            <text:p>0,453</text:p>
          </table:table-cell>
          <table:table-cell table:formula="of:=IF(AND([.F$5]&lt;[.B466];[.B466]&lt;=[.F$6]);([.A466]-[.F$5])/([.F$6]-[.F$5]);1)" office:value-type="float" office:value="0.277905127621667">
            <text:p>0,2779051276</text:p>
          </table:table-cell>
          <table:table-cell table:formula="of:=ABS([.D466]-[.C466])" office:value-type="float" office:value="0.175094872378333">
            <text:p>0,1750948724</text:p>
          </table:table-cell>
          <table:table-cell table:formula="of:=ABS([.D466]-[.C465])" office:value-type="float" office:value="0.174094872378333">
            <text:p>0,1740948724</text:p>
          </table:table-cell>
        </table:table-row>
        <table:table-row table:style-name="ro1">
          <table:table-cell office:value-type="float" office:value="6.82790125144">
            <text:p>6,8279012514</text:p>
          </table:table-cell>
          <table:table-cell office:value-type="float" office:value="5.67860148172">
            <text:p>5,6786014817</text:p>
          </table:table-cell>
          <table:table-cell table:formula="of:=FREQUENCY([.B$14:.B$1013];[.B467])/1000" office:value-type="float" office:value="0.454">
            <text:p>0,454</text:p>
          </table:table-cell>
          <table:table-cell table:formula="of:=IF(AND([.F$5]&lt;[.B467];[.B467]&lt;=[.F$6]);([.A467]-[.F$5])/([.F$6]-[.F$5]);1)" office:value-type="float" office:value="0.637983541906667">
            <text:p>0,6379835419</text:p>
          </table:table-cell>
          <table:table-cell table:formula="of:=ABS([.D467]-[.C467])" office:value-type="float" office:value="0.183983541906667">
            <text:p>0,1839835419</text:p>
          </table:table-cell>
          <table:table-cell table:formula="of:=ABS([.D467]-[.C466])" office:value-type="float" office:value="0.184983541906667">
            <text:p>0,1849835419</text:p>
          </table:table-cell>
        </table:table-row>
        <table:table-row table:style-name="ro1">
          <table:table-cell office:value-type="float" office:value="8.86809240266">
            <text:p>8,8680924027</text:p>
          </table:table-cell>
          <table:table-cell office:value-type="float" office:value="5.68852882729">
            <text:p>5,6885288273</text:p>
          </table:table-cell>
          <table:table-cell table:formula="of:=FREQUENCY([.B$14:.B$1013];[.B468])/1000" office:value-type="float" office:value="0.455">
            <text:p>0,455</text:p>
          </table:table-cell>
          <table:table-cell table:formula="of:=IF(AND([.F$5]&lt;[.B468];[.B468]&lt;=[.F$6]);([.A468]-[.F$5])/([.F$6]-[.F$5]);1)" office:value-type="float" office:value="0.978015400443333">
            <text:p>0,9780154004</text:p>
          </table:table-cell>
          <table:table-cell table:formula="of:=ABS([.D468]-[.C468])" office:value-type="float" office:value="0.523015400443333">
            <text:p>0,5230154004</text:p>
          </table:table-cell>
          <table:table-cell table:formula="of:=ABS([.D468]-[.C467])" office:value-type="float" office:value="0.524015400443333">
            <text:p>0,5240154004</text:p>
          </table:table-cell>
        </table:table-row>
        <table:table-row table:style-name="ro1">
          <table:table-cell office:value-type="float" office:value="4.49476249595">
            <text:p>4,494762496</text:p>
          </table:table-cell>
          <table:table-cell office:value-type="float" office:value="5.70429713628">
            <text:p>5,7042971363</text:p>
          </table:table-cell>
          <table:table-cell table:formula="of:=FREQUENCY([.B$14:.B$1013];[.B469])/1000" office:value-type="float" office:value="0.456">
            <text:p>0,456</text:p>
          </table:table-cell>
          <table:table-cell table:formula="of:=IF(AND([.F$5]&lt;[.B469];[.B469]&lt;=[.F$6]);([.A469]-[.F$5])/([.F$6]-[.F$5]);1)" office:value-type="float" office:value="0.249127082658333">
            <text:p>0,2491270827</text:p>
          </table:table-cell>
          <table:table-cell table:formula="of:=ABS([.D469]-[.C469])" office:value-type="float" office:value="0.206872917341667">
            <text:p>0,2068729173</text:p>
          </table:table-cell>
          <table:table-cell table:formula="of:=ABS([.D469]-[.C468])" office:value-type="float" office:value="0.205872917341667">
            <text:p>0,2058729173</text:p>
          </table:table-cell>
        </table:table-row>
        <table:table-row table:style-name="ro1">
          <table:table-cell office:value-type="float" office:value="7.56692855823">
            <text:p>7,5669285582</text:p>
          </table:table-cell>
          <table:table-cell office:value-type="float" office:value="5.71480637732">
            <text:p>5,7148063773</text:p>
          </table:table-cell>
          <table:table-cell table:formula="of:=FREQUENCY([.B$14:.B$1013];[.B470])/1000" office:value-type="float" office:value="0.457">
            <text:p>0,457</text:p>
          </table:table-cell>
          <table:table-cell table:formula="of:=IF(AND([.F$5]&lt;[.B470];[.B470]&lt;=[.F$6]);([.A470]-[.F$5])/([.F$6]-[.F$5]);1)" office:value-type="float" office:value="0.761154759705">
            <text:p>0,7611547597</text:p>
          </table:table-cell>
          <table:table-cell table:formula="of:=ABS([.D470]-[.C470])" office:value-type="float" office:value="0.304154759705">
            <text:p>0,3041547597</text:p>
          </table:table-cell>
          <table:table-cell table:formula="of:=ABS([.D470]-[.C469])" office:value-type="float" office:value="0.305154759705">
            <text:p>0,3051547597</text:p>
          </table:table-cell>
        </table:table-row>
        <table:table-row table:style-name="ro1">
          <table:table-cell office:value-type="float" office:value="3.24913614386">
            <text:p>3,2491361439</text:p>
          </table:table-cell>
          <table:table-cell office:value-type="float" office:value="5.72082877408">
            <text:p>5,7208287741</text:p>
          </table:table-cell>
          <table:table-cell table:formula="of:=FREQUENCY([.B$14:.B$1013];[.B471])/1000" office:value-type="float" office:value="0.458">
            <text:p>0,458</text:p>
          </table:table-cell>
          <table:table-cell table:formula="of:=IF(AND([.F$5]&lt;[.B471];[.B471]&lt;=[.F$6]);([.A471]-[.F$5])/([.F$6]-[.F$5]);1)" office:value-type="float" office:value="0.0415226906433333">
            <text:p>0,0415226906</text:p>
          </table:table-cell>
          <table:table-cell table:formula="of:=ABS([.D471]-[.C471])" office:value-type="float" office:value="0.416477309356667">
            <text:p>0,4164773094</text:p>
          </table:table-cell>
          <table:table-cell table:formula="of:=ABS([.D471]-[.C470])" office:value-type="float" office:value="0.415477309356667">
            <text:p>0,4154773094</text:p>
          </table:table-cell>
        </table:table-row>
        <table:table-row table:style-name="ro1">
          <table:table-cell office:value-type="float" office:value="7.98634318858">
            <text:p>7,9863431886</text:p>
          </table:table-cell>
          <table:table-cell office:value-type="float" office:value="5.72732841557">
            <text:p>5,7273284156</text:p>
          </table:table-cell>
          <table:table-cell table:formula="of:=FREQUENCY([.B$14:.B$1013];[.B472])/1000" office:value-type="float" office:value="0.459">
            <text:p>0,459</text:p>
          </table:table-cell>
          <table:table-cell table:formula="of:=IF(AND([.F$5]&lt;[.B472];[.B472]&lt;=[.F$6]);([.A472]-[.F$5])/([.F$6]-[.F$5]);1)" office:value-type="float" office:value="0.831057198096667">
            <text:p>0,8310571981</text:p>
          </table:table-cell>
          <table:table-cell table:formula="of:=ABS([.D472]-[.C472])" office:value-type="float" office:value="0.372057198096667">
            <text:p>0,3720571981</text:p>
          </table:table-cell>
          <table:table-cell table:formula="of:=ABS([.D472]-[.C471])" office:value-type="float" office:value="0.373057198096667">
            <text:p>0,3730571981</text:p>
          </table:table-cell>
        </table:table-row>
        <table:table-row table:style-name="ro1">
          <table:table-cell office:value-type="float" office:value="4.45417376309">
            <text:p>4,4541737631</text:p>
          </table:table-cell>
          <table:table-cell office:value-type="float" office:value="5.7305273508">
            <text:p>5,7305273508</text:p>
          </table:table-cell>
          <table:table-cell table:formula="of:=FREQUENCY([.B$14:.B$1013];[.B473])/1000" office:value-type="float" office:value="0.46">
            <text:p>0,46</text:p>
          </table:table-cell>
          <table:table-cell table:formula="of:=IF(AND([.F$5]&lt;[.B473];[.B473]&lt;=[.F$6]);([.A473]-[.F$5])/([.F$6]-[.F$5]);1)" office:value-type="float" office:value="0.242362293848333">
            <text:p>0,2423622938</text:p>
          </table:table-cell>
          <table:table-cell table:formula="of:=ABS([.D473]-[.C473])" office:value-type="float" office:value="0.217637706151667">
            <text:p>0,2176377062</text:p>
          </table:table-cell>
          <table:table-cell table:formula="of:=ABS([.D473]-[.C472])" office:value-type="float" office:value="0.216637706151667">
            <text:p>0,2166377062</text:p>
          </table:table-cell>
        </table:table-row>
        <table:table-row table:style-name="ro1">
          <table:table-cell office:value-type="float" office:value="8.32878025017">
            <text:p>8,3287802502</text:p>
          </table:table-cell>
          <table:table-cell office:value-type="float" office:value="5.73127845595">
            <text:p>5,731278456</text:p>
          </table:table-cell>
          <table:table-cell table:formula="of:=FREQUENCY([.B$14:.B$1013];[.B474])/1000" office:value-type="float" office:value="0.461">
            <text:p>0,461</text:p>
          </table:table-cell>
          <table:table-cell table:formula="of:=IF(AND([.F$5]&lt;[.B474];[.B474]&lt;=[.F$6]);([.A474]-[.F$5])/([.F$6]-[.F$5]);1)" office:value-type="float" office:value="0.888130041695">
            <text:p>0,8881300417</text:p>
          </table:table-cell>
          <table:table-cell table:formula="of:=ABS([.D474]-[.C474])" office:value-type="float" office:value="0.427130041695">
            <text:p>0,4271300417</text:p>
          </table:table-cell>
          <table:table-cell table:formula="of:=ABS([.D474]-[.C473])" office:value-type="float" office:value="0.428130041695">
            <text:p>0,4281300417</text:p>
          </table:table-cell>
        </table:table-row>
        <table:table-row table:style-name="ro1">
          <table:table-cell office:value-type="float" office:value="5.12130186968">
            <text:p>5,1213018697</text:p>
          </table:table-cell>
          <table:table-cell office:value-type="float" office:value="5.73570062586">
            <text:p>5,7357006259</text:p>
          </table:table-cell>
          <table:table-cell table:formula="of:=FREQUENCY([.B$14:.B$1013];[.B475])/1000" office:value-type="float" office:value="0.462">
            <text:p>0,462</text:p>
          </table:table-cell>
          <table:table-cell table:formula="of:=IF(AND([.F$5]&lt;[.B475];[.B475]&lt;=[.F$6]);([.A475]-[.F$5])/([.F$6]-[.F$5]);1)" office:value-type="float" office:value="0.353550311613333">
            <text:p>0,3535503116</text:p>
          </table:table-cell>
          <table:table-cell table:formula="of:=ABS([.D475]-[.C475])" office:value-type="float" office:value="0.108449688386667">
            <text:p>0,1084496884</text:p>
          </table:table-cell>
          <table:table-cell table:formula="of:=ABS([.D475]-[.C474])" office:value-type="float" office:value="0.107449688386667">
            <text:p>0,1074496884</text:p>
          </table:table-cell>
        </table:table-row>
        <table:table-row table:style-name="ro1">
          <table:table-cell office:value-type="float" office:value="3.27344818084">
            <text:p>3,2734481808</text:p>
          </table:table-cell>
          <table:table-cell office:value-type="float" office:value="5.73779933049">
            <text:p>5,7377993305</text:p>
          </table:table-cell>
          <table:table-cell table:formula="of:=FREQUENCY([.B$14:.B$1013];[.B476])/1000" office:value-type="float" office:value="0.463">
            <text:p>0,463</text:p>
          </table:table-cell>
          <table:table-cell table:formula="of:=IF(AND([.F$5]&lt;[.B476];[.B476]&lt;=[.F$6]);([.A476]-[.F$5])/([.F$6]-[.F$5]);1)" office:value-type="float" office:value="0.0455746968066667">
            <text:p>0,0455746968</text:p>
          </table:table-cell>
          <table:table-cell table:formula="of:=ABS([.D476]-[.C476])" office:value-type="float" office:value="0.417425303193333">
            <text:p>0,4174253032</text:p>
          </table:table-cell>
          <table:table-cell table:formula="of:=ABS([.D476]-[.C475])" office:value-type="float" office:value="0.416425303193333">
            <text:p>0,4164253032</text:p>
          </table:table-cell>
        </table:table-row>
        <table:table-row table:style-name="ro1">
          <table:table-cell office:value-type="float" office:value="3.56849680111">
            <text:p>3,5684968011</text:p>
          </table:table-cell>
          <table:table-cell office:value-type="float" office:value="5.74583696729">
            <text:p>5,7458369673</text:p>
          </table:table-cell>
          <table:table-cell table:formula="of:=FREQUENCY([.B$14:.B$1013];[.B477])/1000" office:value-type="float" office:value="0.464">
            <text:p>0,464</text:p>
          </table:table-cell>
          <table:table-cell table:formula="of:=IF(AND([.F$5]&lt;[.B477];[.B477]&lt;=[.F$6]);([.A477]-[.F$5])/([.F$6]-[.F$5]);1)" office:value-type="float" office:value="0.0947494668516667">
            <text:p>0,0947494669</text:p>
          </table:table-cell>
          <table:table-cell table:formula="of:=ABS([.D477]-[.C477])" office:value-type="float" office:value="0.369250533148333">
            <text:p>0,3692505331</text:p>
          </table:table-cell>
          <table:table-cell table:formula="of:=ABS([.D477]-[.C476])" office:value-type="float" office:value="0.368250533148333">
            <text:p>0,3682505331</text:p>
          </table:table-cell>
        </table:table-row>
        <table:table-row table:style-name="ro1">
          <table:table-cell office:value-type="float" office:value="8.3945989749">
            <text:p>8,3945989749</text:p>
          </table:table-cell>
          <table:table-cell office:value-type="float" office:value="5.74586532051">
            <text:p>5,7458653205</text:p>
          </table:table-cell>
          <table:table-cell table:formula="of:=FREQUENCY([.B$14:.B$1013];[.B478])/1000" office:value-type="float" office:value="0.465">
            <text:p>0,465</text:p>
          </table:table-cell>
          <table:table-cell table:formula="of:=IF(AND([.F$5]&lt;[.B478];[.B478]&lt;=[.F$6]);([.A478]-[.F$5])/([.F$6]-[.F$5]);1)" office:value-type="float" office:value="0.89909982915">
            <text:p>0,8990998292</text:p>
          </table:table-cell>
          <table:table-cell table:formula="of:=ABS([.D478]-[.C478])" office:value-type="float" office:value="0.43409982915">
            <text:p>0,4340998292</text:p>
          </table:table-cell>
          <table:table-cell table:formula="of:=ABS([.D478]-[.C477])" office:value-type="float" office:value="0.43509982915">
            <text:p>0,4350998292</text:p>
          </table:table-cell>
        </table:table-row>
        <table:table-row table:style-name="ro1">
          <table:table-cell office:value-type="float" office:value="8.89333807882">
            <text:p>8,8933380788</text:p>
          </table:table-cell>
          <table:table-cell office:value-type="float" office:value="5.75390314537">
            <text:p>5,7539031454</text:p>
          </table:table-cell>
          <table:table-cell table:formula="of:=FREQUENCY([.B$14:.B$1013];[.B479])/1000" office:value-type="float" office:value="0.466">
            <text:p>0,466</text:p>
          </table:table-cell>
          <table:table-cell table:formula="of:=IF(AND([.F$5]&lt;[.B479];[.B479]&lt;=[.F$6]);([.A479]-[.F$5])/([.F$6]-[.F$5]);1)" office:value-type="float" office:value="0.982223013136667">
            <text:p>0,9822230131</text:p>
          </table:table-cell>
          <table:table-cell table:formula="of:=ABS([.D479]-[.C479])" office:value-type="float" office:value="0.516223013136667">
            <text:p>0,5162230131</text:p>
          </table:table-cell>
          <table:table-cell table:formula="of:=ABS([.D479]-[.C478])" office:value-type="float" office:value="0.517223013136667">
            <text:p>0,5172230131</text:p>
          </table:table-cell>
        </table:table-row>
        <table:table-row table:style-name="ro1">
          <table:table-cell office:value-type="float" office:value="8.81412704145">
            <text:p>8,8141270415</text:p>
          </table:table-cell>
          <table:table-cell office:value-type="float" office:value="5.75413525012">
            <text:p>5,7541352501</text:p>
          </table:table-cell>
          <table:table-cell table:formula="of:=FREQUENCY([.B$14:.B$1013];[.B480])/1000" office:value-type="float" office:value="0.467">
            <text:p>0,467</text:p>
          </table:table-cell>
          <table:table-cell table:formula="of:=IF(AND([.F$5]&lt;[.B480];[.B480]&lt;=[.F$6]);([.A480]-[.F$5])/([.F$6]-[.F$5]);1)" office:value-type="float" office:value="0.969021173575">
            <text:p>0,9690211736</text:p>
          </table:table-cell>
          <table:table-cell table:formula="of:=ABS([.D480]-[.C480])" office:value-type="float" office:value="0.502021173575">
            <text:p>0,5020211736</text:p>
          </table:table-cell>
          <table:table-cell table:formula="of:=ABS([.D480]-[.C479])" office:value-type="float" office:value="0.503021173575">
            <text:p>0,5030211736</text:p>
          </table:table-cell>
        </table:table-row>
        <table:table-row table:style-name="ro1">
          <table:table-cell office:value-type="float" office:value="5.06106514862">
            <text:p>5,0610651486</text:p>
          </table:table-cell>
          <table:table-cell office:value-type="float" office:value="5.75805795517">
            <text:p>5,7580579552</text:p>
          </table:table-cell>
          <table:table-cell table:formula="of:=FREQUENCY([.B$14:.B$1013];[.B481])/1000" office:value-type="float" office:value="0.468">
            <text:p>0,468</text:p>
          </table:table-cell>
          <table:table-cell table:formula="of:=IF(AND([.F$5]&lt;[.B481];[.B481]&lt;=[.F$6]);([.A481]-[.F$5])/([.F$6]-[.F$5]);1)" office:value-type="float" office:value="0.343510858103333">
            <text:p>0,3435108581</text:p>
          </table:table-cell>
          <table:table-cell table:formula="of:=ABS([.D481]-[.C481])" office:value-type="float" office:value="0.124489141896667">
            <text:p>0,1244891419</text:p>
          </table:table-cell>
          <table:table-cell table:formula="of:=ABS([.D481]-[.C480])" office:value-type="float" office:value="0.123489141896667">
            <text:p>0,1234891419</text:p>
          </table:table-cell>
        </table:table-row>
        <table:table-row table:style-name="ro1">
          <table:table-cell office:value-type="float" office:value="4.72685873416">
            <text:p>4,7268587342</text:p>
          </table:table-cell>
          <table:table-cell office:value-type="float" office:value="5.76301829357">
            <text:p>5,7630182936</text:p>
          </table:table-cell>
          <table:table-cell table:formula="of:=FREQUENCY([.B$14:.B$1013];[.B482])/1000" office:value-type="float" office:value="0.469">
            <text:p>0,469</text:p>
          </table:table-cell>
          <table:table-cell table:formula="of:=IF(AND([.F$5]&lt;[.B482];[.B482]&lt;=[.F$6]);([.A482]-[.F$5])/([.F$6]-[.F$5]);1)" office:value-type="float" office:value="0.287809789026667">
            <text:p>0,287809789</text:p>
          </table:table-cell>
          <table:table-cell table:formula="of:=ABS([.D482]-[.C482])" office:value-type="float" office:value="0.181190210973333">
            <text:p>0,181190211</text:p>
          </table:table-cell>
          <table:table-cell table:formula="of:=ABS([.D482]-[.C481])" office:value-type="float" office:value="0.180190210973333">
            <text:p>0,180190211</text:p>
          </table:table-cell>
        </table:table-row>
        <table:table-row table:style-name="ro1">
          <table:table-cell office:value-type="float" office:value="6.74151029783">
            <text:p>6,7415102978</text:p>
          </table:table-cell>
          <table:table-cell office:value-type="float" office:value="5.77167030531">
            <text:p>5,7716703053</text:p>
          </table:table-cell>
          <table:table-cell table:formula="of:=FREQUENCY([.B$14:.B$1013];[.B483])/1000" office:value-type="float" office:value="0.47">
            <text:p>0,47</text:p>
          </table:table-cell>
          <table:table-cell table:formula="of:=IF(AND([.F$5]&lt;[.B483];[.B483]&lt;=[.F$6]);([.A483]-[.F$5])/([.F$6]-[.F$5]);1)" office:value-type="float" office:value="0.623585049638333">
            <text:p>0,6235850496</text:p>
          </table:table-cell>
          <table:table-cell table:formula="of:=ABS([.D483]-[.C483])" office:value-type="float" office:value="0.153585049638333">
            <text:p>0,1535850496</text:p>
          </table:table-cell>
          <table:table-cell table:formula="of:=ABS([.D483]-[.C482])" office:value-type="float" office:value="0.154585049638333">
            <text:p>0,1545850496</text:p>
          </table:table-cell>
        </table:table-row>
        <table:table-row table:style-name="ro1">
          <table:table-cell office:value-type="float" office:value="8.76307738467">
            <text:p>8,7630773847</text:p>
          </table:table-cell>
          <table:table-cell office:value-type="float" office:value="5.78064662165">
            <text:p>5,7806466217</text:p>
          </table:table-cell>
          <table:table-cell table:formula="of:=FREQUENCY([.B$14:.B$1013];[.B484])/1000" office:value-type="float" office:value="0.471">
            <text:p>0,471</text:p>
          </table:table-cell>
          <table:table-cell table:formula="of:=IF(AND([.F$5]&lt;[.B484];[.B484]&lt;=[.F$6]);([.A484]-[.F$5])/([.F$6]-[.F$5]);1)" office:value-type="float" office:value="0.960512897445">
            <text:p>0,9605128974</text:p>
          </table:table-cell>
          <table:table-cell table:formula="of:=ABS([.D484]-[.C484])" office:value-type="float" office:value="0.489512897445">
            <text:p>0,4895128974</text:p>
          </table:table-cell>
          <table:table-cell table:formula="of:=ABS([.D484]-[.C483])" office:value-type="float" office:value="0.490512897445">
            <text:p>0,4905128974</text:p>
          </table:table-cell>
        </table:table-row>
        <table:table-row table:style-name="ro1">
          <table:table-cell office:value-type="float" office:value="8.9265763259">
            <text:p>8,9265763259</text:p>
          </table:table-cell>
          <table:table-cell office:value-type="float" office:value="5.78677039816">
            <text:p>5,7867703982</text:p>
          </table:table-cell>
          <table:table-cell table:formula="of:=FREQUENCY([.B$14:.B$1013];[.B485])/1000" office:value-type="float" office:value="0.472">
            <text:p>0,472</text:p>
          </table:table-cell>
          <table:table-cell table:formula="of:=IF(AND([.F$5]&lt;[.B485];[.B485]&lt;=[.F$6]);([.A485]-[.F$5])/([.F$6]-[.F$5]);1)" office:value-type="float" office:value="0.987762720983333">
            <text:p>0,987762721</text:p>
          </table:table-cell>
          <table:table-cell table:formula="of:=ABS([.D485]-[.C485])" office:value-type="float" office:value="0.515762720983333">
            <text:p>0,515762721</text:p>
          </table:table-cell>
          <table:table-cell table:formula="of:=ABS([.D485]-[.C484])" office:value-type="float" office:value="0.516762720983333">
            <text:p>0,516762721</text:p>
          </table:table-cell>
        </table:table-row>
        <table:table-row table:style-name="ro1">
          <table:table-cell office:value-type="float" office:value="4.1688886964">
            <text:p>4,1688886964</text:p>
          </table:table-cell>
          <table:table-cell office:value-type="float" office:value="5.78856969838">
            <text:p>5,7885696984</text:p>
          </table:table-cell>
          <table:table-cell table:formula="of:=FREQUENCY([.B$14:.B$1013];[.B486])/1000" office:value-type="float" office:value="0.473">
            <text:p>0,473</text:p>
          </table:table-cell>
          <table:table-cell table:formula="of:=IF(AND([.F$5]&lt;[.B486];[.B486]&lt;=[.F$6]);([.A486]-[.F$5])/([.F$6]-[.F$5]);1)" office:value-type="float" office:value="0.194814782733333">
            <text:p>0,1948147827</text:p>
          </table:table-cell>
          <table:table-cell table:formula="of:=ABS([.D486]-[.C486])" office:value-type="float" office:value="0.278185217266667">
            <text:p>0,2781852173</text:p>
          </table:table-cell>
          <table:table-cell table:formula="of:=ABS([.D486]-[.C485])" office:value-type="float" office:value="0.277185217266667">
            <text:p>0,2771852173</text:p>
          </table:table-cell>
        </table:table-row>
        <table:table-row table:style-name="ro1">
          <table:table-cell office:value-type="float" office:value="3.4135105181">
            <text:p>3,4135105181</text:p>
          </table:table-cell>
          <table:table-cell office:value-type="float" office:value="5.82478370219">
            <text:p>5,8247837022</text:p>
          </table:table-cell>
          <table:table-cell table:formula="of:=FREQUENCY([.B$14:.B$1013];[.B487])/1000" office:value-type="float" office:value="0.474">
            <text:p>0,474</text:p>
          </table:table-cell>
          <table:table-cell table:formula="of:=IF(AND([.F$5]&lt;[.B487];[.B487]&lt;=[.F$6]);([.A487]-[.F$5])/([.F$6]-[.F$5]);1)" office:value-type="float" office:value="0.0689184196833333">
            <text:p>0,0689184197</text:p>
          </table:table-cell>
          <table:table-cell table:formula="of:=ABS([.D487]-[.C487])" office:value-type="float" office:value="0.405081580316667">
            <text:p>0,4050815803</text:p>
          </table:table-cell>
          <table:table-cell table:formula="of:=ABS([.D487]-[.C486])" office:value-type="float" office:value="0.404081580316667">
            <text:p>0,4040815803</text:p>
          </table:table-cell>
        </table:table-row>
        <table:table-row table:style-name="ro1">
          <table:table-cell office:value-type="float" office:value="8.72447143188">
            <text:p>8,7244714319</text:p>
          </table:table-cell>
          <table:table-cell office:value-type="float" office:value="5.83459735746">
            <text:p>5,8345973575</text:p>
          </table:table-cell>
          <table:table-cell table:formula="of:=FREQUENCY([.B$14:.B$1013];[.B488])/1000" office:value-type="float" office:value="0.475">
            <text:p>0,475</text:p>
          </table:table-cell>
          <table:table-cell table:formula="of:=IF(AND([.F$5]&lt;[.B488];[.B488]&lt;=[.F$6]);([.A488]-[.F$5])/([.F$6]-[.F$5]);1)" office:value-type="float" office:value="0.95407857198">
            <text:p>0,954078572</text:p>
          </table:table-cell>
          <table:table-cell table:formula="of:=ABS([.D488]-[.C488])" office:value-type="float" office:value="0.47907857198">
            <text:p>0,479078572</text:p>
          </table:table-cell>
          <table:table-cell table:formula="of:=ABS([.D488]-[.C487])" office:value-type="float" office:value="0.48007857198">
            <text:p>0,480078572</text:p>
          </table:table-cell>
        </table:table-row>
        <table:table-row table:style-name="ro1">
          <table:table-cell office:value-type="float" office:value="6.82388538113">
            <text:p>6,8238853811</text:p>
          </table:table-cell>
          <table:table-cell office:value-type="float" office:value="5.84088127509">
            <text:p>5,8408812751</text:p>
          </table:table-cell>
          <table:table-cell table:formula="of:=FREQUENCY([.B$14:.B$1013];[.B489])/1000" office:value-type="float" office:value="0.476">
            <text:p>0,476</text:p>
          </table:table-cell>
          <table:table-cell table:formula="of:=IF(AND([.F$5]&lt;[.B489];[.B489]&lt;=[.F$6]);([.A489]-[.F$5])/([.F$6]-[.F$5]);1)" office:value-type="float" office:value="0.637314230188333">
            <text:p>0,6373142302</text:p>
          </table:table-cell>
          <table:table-cell table:formula="of:=ABS([.D489]-[.C489])" office:value-type="float" office:value="0.161314230188333">
            <text:p>0,1613142302</text:p>
          </table:table-cell>
          <table:table-cell table:formula="of:=ABS([.D489]-[.C488])" office:value-type="float" office:value="0.162314230188333">
            <text:p>0,1623142302</text:p>
          </table:table-cell>
        </table:table-row>
        <table:table-row table:style-name="ro1">
          <table:table-cell office:value-type="float" office:value="3.49196723974">
            <text:p>3,4919672397</text:p>
          </table:table-cell>
          <table:table-cell office:value-type="float" office:value="5.84563145625">
            <text:p>5,8456314563</text:p>
          </table:table-cell>
          <table:table-cell table:formula="of:=FREQUENCY([.B$14:.B$1013];[.B490])/1000" office:value-type="float" office:value="0.477">
            <text:p>0,477</text:p>
          </table:table-cell>
          <table:table-cell table:formula="of:=IF(AND([.F$5]&lt;[.B490];[.B490]&lt;=[.F$6]);([.A490]-[.F$5])/([.F$6]-[.F$5]);1)" office:value-type="float" office:value="0.0819945399566667">
            <text:p>0,08199454</text:p>
          </table:table-cell>
          <table:table-cell table:formula="of:=ABS([.D490]-[.C490])" office:value-type="float" office:value="0.395005460043333">
            <text:p>0,39500546</text:p>
          </table:table-cell>
          <table:table-cell table:formula="of:=ABS([.D490]-[.C489])" office:value-type="float" office:value="0.394005460043333">
            <text:p>0,39400546</text:p>
          </table:table-cell>
        </table:table-row>
        <table:table-row table:style-name="ro1">
          <table:table-cell office:value-type="float" office:value="8.58319981198">
            <text:p>8,583199812</text:p>
          </table:table-cell>
          <table:table-cell office:value-type="float" office:value="5.85850139529">
            <text:p>5,8585013953</text:p>
          </table:table-cell>
          <table:table-cell table:formula="of:=FREQUENCY([.B$14:.B$1013];[.B491])/1000" office:value-type="float" office:value="0.478">
            <text:p>0,478</text:p>
          </table:table-cell>
          <table:table-cell table:formula="of:=IF(AND([.F$5]&lt;[.B491];[.B491]&lt;=[.F$6]);([.A491]-[.F$5])/([.F$6]-[.F$5]);1)" office:value-type="float" office:value="0.930533301996667">
            <text:p>0,930533302</text:p>
          </table:table-cell>
          <table:table-cell table:formula="of:=ABS([.D491]-[.C491])" office:value-type="float" office:value="0.452533301996667">
            <text:p>0,452533302</text:p>
          </table:table-cell>
          <table:table-cell table:formula="of:=ABS([.D491]-[.C490])" office:value-type="float" office:value="0.453533301996667">
            <text:p>0,453533302</text:p>
          </table:table-cell>
        </table:table-row>
        <table:table-row table:style-name="ro1">
          <table:table-cell office:value-type="float" office:value="3.54043310262">
            <text:p>3,5404331026</text:p>
          </table:table-cell>
          <table:table-cell office:value-type="float" office:value="5.85950521466">
            <text:p>5,8595052147</text:p>
          </table:table-cell>
          <table:table-cell table:formula="of:=FREQUENCY([.B$14:.B$1013];[.B492])/1000" office:value-type="float" office:value="0.479">
            <text:p>0,479</text:p>
          </table:table-cell>
          <table:table-cell table:formula="of:=IF(AND([.F$5]&lt;[.B492];[.B492]&lt;=[.F$6]);([.A492]-[.F$5])/([.F$6]-[.F$5]);1)" office:value-type="float" office:value="0.09007218377">
            <text:p>0,0900721838</text:p>
          </table:table-cell>
          <table:table-cell table:formula="of:=ABS([.D492]-[.C492])" office:value-type="float" office:value="0.38892781623">
            <text:p>0,3889278162</text:p>
          </table:table-cell>
          <table:table-cell table:formula="of:=ABS([.D492]-[.C491])" office:value-type="float" office:value="0.38792781623">
            <text:p>0,3879278162</text:p>
          </table:table-cell>
        </table:table-row>
        <table:table-row table:style-name="ro1">
          <table:table-cell office:value-type="float" office:value="4.88889000134">
            <text:p>4,8888900013</text:p>
          </table:table-cell>
          <table:table-cell office:value-type="float" office:value="5.86894677135">
            <text:p>5,8689467714</text:p>
          </table:table-cell>
          <table:table-cell table:formula="of:=FREQUENCY([.B$14:.B$1013];[.B493])/1000" office:value-type="float" office:value="0.48">
            <text:p>0,48</text:p>
          </table:table-cell>
          <table:table-cell table:formula="of:=IF(AND([.F$5]&lt;[.B493];[.B493]&lt;=[.F$6]);([.A493]-[.F$5])/([.F$6]-[.F$5]);1)" office:value-type="float" office:value="0.314815000223333">
            <text:p>0,3148150002</text:p>
          </table:table-cell>
          <table:table-cell table:formula="of:=ABS([.D493]-[.C493])" office:value-type="float" office:value="0.165184999776667">
            <text:p>0,1651849998</text:p>
          </table:table-cell>
          <table:table-cell table:formula="of:=ABS([.D493]-[.C492])" office:value-type="float" office:value="0.164184999776667">
            <text:p>0,1641849998</text:p>
          </table:table-cell>
        </table:table-row>
        <table:table-row table:style-name="ro1">
          <table:table-cell office:value-type="float" office:value="5.00776577825">
            <text:p>5,0077657783</text:p>
          </table:table-cell>
          <table:table-cell office:value-type="float" office:value="5.86970779725">
            <text:p>5,8697077973</text:p>
          </table:table-cell>
          <table:table-cell table:formula="of:=FREQUENCY([.B$14:.B$1013];[.B494])/1000" office:value-type="float" office:value="0.481">
            <text:p>0,481</text:p>
          </table:table-cell>
          <table:table-cell table:formula="of:=IF(AND([.F$5]&lt;[.B494];[.B494]&lt;=[.F$6]);([.A494]-[.F$5])/([.F$6]-[.F$5]);1)" office:value-type="float" office:value="0.334627629708333">
            <text:p>0,3346276297</text:p>
          </table:table-cell>
          <table:table-cell table:formula="of:=ABS([.D494]-[.C494])" office:value-type="float" office:value="0.146372370291667">
            <text:p>0,1463723703</text:p>
          </table:table-cell>
          <table:table-cell table:formula="of:=ABS([.D494]-[.C493])" office:value-type="float" office:value="0.145372370291667">
            <text:p>0,1453723703</text:p>
          </table:table-cell>
        </table:table-row>
        <table:table-row table:style-name="ro1">
          <table:table-cell office:value-type="float" office:value="3.91264504311">
            <text:p>3,9126450431</text:p>
          </table:table-cell>
          <table:table-cell office:value-type="float" office:value="5.87293235379">
            <text:p>5,8729323538</text:p>
          </table:table-cell>
          <table:table-cell table:formula="of:=FREQUENCY([.B$14:.B$1013];[.B495])/1000" office:value-type="float" office:value="0.482">
            <text:p>0,482</text:p>
          </table:table-cell>
          <table:table-cell table:formula="of:=IF(AND([.F$5]&lt;[.B495];[.B495]&lt;=[.F$6]);([.A495]-[.F$5])/([.F$6]-[.F$5]);1)" office:value-type="float" office:value="0.152107507185">
            <text:p>0,1521075072</text:p>
          </table:table-cell>
          <table:table-cell table:formula="of:=ABS([.D495]-[.C495])" office:value-type="float" office:value="0.329892492815">
            <text:p>0,3298924928</text:p>
          </table:table-cell>
          <table:table-cell table:formula="of:=ABS([.D495]-[.C494])" office:value-type="float" office:value="0.328892492815">
            <text:p>0,3288924928</text:p>
          </table:table-cell>
        </table:table-row>
        <table:table-row table:style-name="ro1">
          <table:table-cell office:value-type="float" office:value="6.89076730195">
            <text:p>6,890767302</text:p>
          </table:table-cell>
          <table:table-cell office:value-type="float" office:value="5.88801786657">
            <text:p>5,8880178666</text:p>
          </table:table-cell>
          <table:table-cell table:formula="of:=FREQUENCY([.B$14:.B$1013];[.B496])/1000" office:value-type="float" office:value="0.483">
            <text:p>0,483</text:p>
          </table:table-cell>
          <table:table-cell table:formula="of:=IF(AND([.F$5]&lt;[.B496];[.B496]&lt;=[.F$6]);([.A496]-[.F$5])/([.F$6]-[.F$5]);1)" office:value-type="float" office:value="0.648461216991667">
            <text:p>0,648461217</text:p>
          </table:table-cell>
          <table:table-cell table:formula="of:=ABS([.D496]-[.C496])" office:value-type="float" office:value="0.165461216991667">
            <text:p>0,165461217</text:p>
          </table:table-cell>
          <table:table-cell table:formula="of:=ABS([.D496]-[.C495])" office:value-type="float" office:value="0.166461216991667">
            <text:p>0,166461217</text:p>
          </table:table-cell>
        </table:table-row>
        <table:table-row table:style-name="ro1">
          <table:table-cell office:value-type="float" office:value="4.52862574311">
            <text:p>4,5286257431</text:p>
          </table:table-cell>
          <table:table-cell office:value-type="float" office:value="5.89293625386">
            <text:p>5,8929362539</text:p>
          </table:table-cell>
          <table:table-cell table:formula="of:=FREQUENCY([.B$14:.B$1013];[.B497])/1000" office:value-type="float" office:value="0.484">
            <text:p>0,484</text:p>
          </table:table-cell>
          <table:table-cell table:formula="of:=IF(AND([.F$5]&lt;[.B497];[.B497]&lt;=[.F$6]);([.A497]-[.F$5])/([.F$6]-[.F$5]);1)" office:value-type="float" office:value="0.254770957185">
            <text:p>0,2547709572</text:p>
          </table:table-cell>
          <table:table-cell table:formula="of:=ABS([.D497]-[.C497])" office:value-type="float" office:value="0.229229042815">
            <text:p>0,2292290428</text:p>
          </table:table-cell>
          <table:table-cell table:formula="of:=ABS([.D497]-[.C496])" office:value-type="float" office:value="0.228229042815">
            <text:p>0,2282290428</text:p>
          </table:table-cell>
        </table:table-row>
        <table:table-row table:style-name="ro1">
          <table:table-cell office:value-type="float" office:value="3.56279192623">
            <text:p>3,5627919262</text:p>
          </table:table-cell>
          <table:table-cell office:value-type="float" office:value="5.90425941861">
            <text:p>5,9042594186</text:p>
          </table:table-cell>
          <table:table-cell table:formula="of:=FREQUENCY([.B$14:.B$1013];[.B498])/1000" office:value-type="float" office:value="0.485">
            <text:p>0,485</text:p>
          </table:table-cell>
          <table:table-cell table:formula="of:=IF(AND([.F$5]&lt;[.B498];[.B498]&lt;=[.F$6]);([.A498]-[.F$5])/([.F$6]-[.F$5]);1)" office:value-type="float" office:value="0.0937986543716667">
            <text:p>0,0937986544</text:p>
          </table:table-cell>
          <table:table-cell table:formula="of:=ABS([.D498]-[.C498])" office:value-type="float" office:value="0.391201345628333">
            <text:p>0,3912013456</text:p>
          </table:table-cell>
          <table:table-cell table:formula="of:=ABS([.D498]-[.C497])" office:value-type="float" office:value="0.390201345628333">
            <text:p>0,3902013456</text:p>
          </table:table-cell>
        </table:table-row>
        <table:table-row table:style-name="ro1">
          <table:table-cell office:value-type="float" office:value="8.66335276423">
            <text:p>8,6633527642</text:p>
          </table:table-cell>
          <table:table-cell office:value-type="float" office:value="5.90494883092">
            <text:p>5,9049488309</text:p>
          </table:table-cell>
          <table:table-cell table:formula="of:=FREQUENCY([.B$14:.B$1013];[.B499])/1000" office:value-type="float" office:value="0.486">
            <text:p>0,486</text:p>
          </table:table-cell>
          <table:table-cell table:formula="of:=IF(AND([.F$5]&lt;[.B499];[.B499]&lt;=[.F$6]);([.A499]-[.F$5])/([.F$6]-[.F$5]);1)" office:value-type="float" office:value="0.943892127371667">
            <text:p>0,9438921274</text:p>
          </table:table-cell>
          <table:table-cell table:formula="of:=ABS([.D499]-[.C499])" office:value-type="float" office:value="0.457892127371667">
            <text:p>0,4578921274</text:p>
          </table:table-cell>
          <table:table-cell table:formula="of:=ABS([.D499]-[.C498])" office:value-type="float" office:value="0.458892127371667">
            <text:p>0,4588921274</text:p>
          </table:table-cell>
        </table:table-row>
        <table:table-row table:style-name="ro1">
          <table:table-cell office:value-type="float" office:value="6.99760877183">
            <text:p>6,9976087718</text:p>
          </table:table-cell>
          <table:table-cell office:value-type="float" office:value="5.91230665051">
            <text:p>5,9123066505</text:p>
          </table:table-cell>
          <table:table-cell table:formula="of:=FREQUENCY([.B$14:.B$1013];[.B500])/1000" office:value-type="float" office:value="0.487">
            <text:p>0,487</text:p>
          </table:table-cell>
          <table:table-cell table:formula="of:=IF(AND([.F$5]&lt;[.B500];[.B500]&lt;=[.F$6]);([.A500]-[.F$5])/([.F$6]-[.F$5]);1)" office:value-type="float" office:value="0.666268128638333">
            <text:p>0,6662681286</text:p>
          </table:table-cell>
          <table:table-cell table:formula="of:=ABS([.D500]-[.C500])" office:value-type="float" office:value="0.179268128638333">
            <text:p>0,1792681286</text:p>
          </table:table-cell>
          <table:table-cell table:formula="of:=ABS([.D500]-[.C499])" office:value-type="float" office:value="0.180268128638333">
            <text:p>0,1802681286</text:p>
          </table:table-cell>
        </table:table-row>
        <table:table-row table:style-name="ro1">
          <table:table-cell office:value-type="float" office:value="3.45479102879">
            <text:p>3,4547910288</text:p>
          </table:table-cell>
          <table:table-cell office:value-type="float" office:value="5.91788168448">
            <text:p>5,9178816845</text:p>
          </table:table-cell>
          <table:table-cell table:formula="of:=FREQUENCY([.B$14:.B$1013];[.B501])/1000" office:value-type="float" office:value="0.488">
            <text:p>0,488</text:p>
          </table:table-cell>
          <table:table-cell table:formula="of:=IF(AND([.F$5]&lt;[.B501];[.B501]&lt;=[.F$6]);([.A501]-[.F$5])/([.F$6]-[.F$5]);1)" office:value-type="float" office:value="0.0757985047983333">
            <text:p>0,0757985048</text:p>
          </table:table-cell>
          <table:table-cell table:formula="of:=ABS([.D501]-[.C501])" office:value-type="float" office:value="0.412201495201667">
            <text:p>0,4122014952</text:p>
          </table:table-cell>
          <table:table-cell table:formula="of:=ABS([.D501]-[.C500])" office:value-type="float" office:value="0.411201495201667">
            <text:p>0,4112014952</text:p>
          </table:table-cell>
        </table:table-row>
        <table:table-row table:style-name="ro1">
          <table:table-cell office:value-type="float" office:value="4.33607670731">
            <text:p>4,3360767073</text:p>
          </table:table-cell>
          <table:table-cell office:value-type="float" office:value="5.91971390898">
            <text:p>5,919713909</text:p>
          </table:table-cell>
          <table:table-cell table:formula="of:=FREQUENCY([.B$14:.B$1013];[.B502])/1000" office:value-type="float" office:value="0.489">
            <text:p>0,489</text:p>
          </table:table-cell>
          <table:table-cell table:formula="of:=IF(AND([.F$5]&lt;[.B502];[.B502]&lt;=[.F$6]);([.A502]-[.F$5])/([.F$6]-[.F$5]);1)" office:value-type="float" office:value="0.222679451218333">
            <text:p>0,2226794512</text:p>
          </table:table-cell>
          <table:table-cell table:formula="of:=ABS([.D502]-[.C502])" office:value-type="float" office:value="0.266320548781667">
            <text:p>0,2663205488</text:p>
          </table:table-cell>
          <table:table-cell table:formula="of:=ABS([.D502]-[.C501])" office:value-type="float" office:value="0.265320548781667">
            <text:p>0,2653205488</text:p>
          </table:table-cell>
        </table:table-row>
        <table:table-row table:style-name="ro1">
          <table:table-cell office:value-type="float" office:value="7.18679133782">
            <text:p>7,1867913378</text:p>
          </table:table-cell>
          <table:table-cell office:value-type="float" office:value="5.92577300572">
            <text:p>5,9257730057</text:p>
          </table:table-cell>
          <table:table-cell table:formula="of:=FREQUENCY([.B$14:.B$1013];[.B503])/1000" office:value-type="float" office:value="0.49">
            <text:p>0,49</text:p>
          </table:table-cell>
          <table:table-cell table:formula="of:=IF(AND([.F$5]&lt;[.B503];[.B503]&lt;=[.F$6]);([.A503]-[.F$5])/([.F$6]-[.F$5]);1)" office:value-type="float" office:value="0.697798556303333">
            <text:p>0,6977985563</text:p>
          </table:table-cell>
          <table:table-cell table:formula="of:=ABS([.D503]-[.C503])" office:value-type="float" office:value="0.207798556303333">
            <text:p>0,2077985563</text:p>
          </table:table-cell>
          <table:table-cell table:formula="of:=ABS([.D503]-[.C502])" office:value-type="float" office:value="0.208798556303333">
            <text:p>0,2087985563</text:p>
          </table:table-cell>
        </table:table-row>
        <table:table-row table:style-name="ro1">
          <table:table-cell office:value-type="float" office:value="4.45131085737">
            <text:p>4,4513108574</text:p>
          </table:table-cell>
          <table:table-cell office:value-type="float" office:value="5.93505205165">
            <text:p>5,9350520517</text:p>
          </table:table-cell>
          <table:table-cell table:formula="of:=FREQUENCY([.B$14:.B$1013];[.B504])/1000" office:value-type="float" office:value="0.491">
            <text:p>0,491</text:p>
          </table:table-cell>
          <table:table-cell table:formula="of:=IF(AND([.F$5]&lt;[.B504];[.B504]&lt;=[.F$6]);([.A504]-[.F$5])/([.F$6]-[.F$5]);1)" office:value-type="float" office:value="0.241885142895">
            <text:p>0,2418851429</text:p>
          </table:table-cell>
          <table:table-cell table:formula="of:=ABS([.D504]-[.C504])" office:value-type="float" office:value="0.249114857105">
            <text:p>0,2491148571</text:p>
          </table:table-cell>
          <table:table-cell table:formula="of:=ABS([.D504]-[.C503])" office:value-type="float" office:value="0.248114857105">
            <text:p>0,2481148571</text:p>
          </table:table-cell>
        </table:table-row>
        <table:table-row table:style-name="ro1">
          <table:table-cell office:value-type="float" office:value="8.4313029386">
            <text:p>8,4313029386</text:p>
          </table:table-cell>
          <table:table-cell office:value-type="float" office:value="5.93691453423">
            <text:p>5,9369145342</text:p>
          </table:table-cell>
          <table:table-cell table:formula="of:=FREQUENCY([.B$14:.B$1013];[.B505])/1000" office:value-type="float" office:value="0.492">
            <text:p>0,492</text:p>
          </table:table-cell>
          <table:table-cell table:formula="of:=IF(AND([.F$5]&lt;[.B505];[.B505]&lt;=[.F$6]);([.A505]-[.F$5])/([.F$6]-[.F$5]);1)" office:value-type="float" office:value="0.905217156433333">
            <text:p>0,9052171564</text:p>
          </table:table-cell>
          <table:table-cell table:formula="of:=ABS([.D505]-[.C505])" office:value-type="float" office:value="0.413217156433333">
            <text:p>0,4132171564</text:p>
          </table:table-cell>
          <table:table-cell table:formula="of:=ABS([.D505]-[.C504])" office:value-type="float" office:value="0.414217156433333">
            <text:p>0,4142171564</text:p>
          </table:table-cell>
        </table:table-row>
        <table:table-row table:style-name="ro1">
          <table:table-cell office:value-type="float" office:value="7.98793153542">
            <text:p>7,9879315354</text:p>
          </table:table-cell>
          <table:table-cell office:value-type="float" office:value="5.93704237292">
            <text:p>5,9370423729</text:p>
          </table:table-cell>
          <table:table-cell table:formula="of:=FREQUENCY([.B$14:.B$1013];[.B506])/1000" office:value-type="float" office:value="0.493">
            <text:p>0,493</text:p>
          </table:table-cell>
          <table:table-cell table:formula="of:=IF(AND([.F$5]&lt;[.B506];[.B506]&lt;=[.F$6]);([.A506]-[.F$5])/([.F$6]-[.F$5]);1)" office:value-type="float" office:value="0.83132192257">
            <text:p>0,8313219226</text:p>
          </table:table-cell>
          <table:table-cell table:formula="of:=ABS([.D506]-[.C506])" office:value-type="float" office:value="0.33832192257">
            <text:p>0,3383219226</text:p>
          </table:table-cell>
          <table:table-cell table:formula="of:=ABS([.D506]-[.C505])" office:value-type="float" office:value="0.33932192257">
            <text:p>0,3393219226</text:p>
          </table:table-cell>
        </table:table-row>
        <table:table-row table:style-name="ro1">
          <table:table-cell office:value-type="float" office:value="3.8655788018">
            <text:p>3,8655788018</text:p>
          </table:table-cell>
          <table:table-cell office:value-type="float" office:value="5.94947450279">
            <text:p>5,9494745028</text:p>
          </table:table-cell>
          <table:table-cell table:formula="of:=FREQUENCY([.B$14:.B$1013];[.B507])/1000" office:value-type="float" office:value="0.494">
            <text:p>0,494</text:p>
          </table:table-cell>
          <table:table-cell table:formula="of:=IF(AND([.F$5]&lt;[.B507];[.B507]&lt;=[.F$6]);([.A507]-[.F$5])/([.F$6]-[.F$5]);1)" office:value-type="float" office:value="0.144263133633333">
            <text:p>0,1442631336</text:p>
          </table:table-cell>
          <table:table-cell table:formula="of:=ABS([.D507]-[.C507])" office:value-type="float" office:value="0.349736866366667">
            <text:p>0,3497368664</text:p>
          </table:table-cell>
          <table:table-cell table:formula="of:=ABS([.D507]-[.C506])" office:value-type="float" office:value="0.348736866366667">
            <text:p>0,3487368664</text:p>
          </table:table-cell>
        </table:table-row>
        <table:table-row table:style-name="ro1">
          <table:table-cell office:value-type="float" office:value="4.3951685014">
            <text:p>4,3951685014</text:p>
          </table:table-cell>
          <table:table-cell office:value-type="float" office:value="5.95208913145">
            <text:p>5,9520891315</text:p>
          </table:table-cell>
          <table:table-cell table:formula="of:=FREQUENCY([.B$14:.B$1013];[.B508])/1000" office:value-type="float" office:value="0.495">
            <text:p>0,495</text:p>
          </table:table-cell>
          <table:table-cell table:formula="of:=IF(AND([.F$5]&lt;[.B508];[.B508]&lt;=[.F$6]);([.A508]-[.F$5])/([.F$6]-[.F$5]);1)" office:value-type="float" office:value="0.232528083566667">
            <text:p>0,2325280836</text:p>
          </table:table-cell>
          <table:table-cell table:formula="of:=ABS([.D508]-[.C508])" office:value-type="float" office:value="0.262471916433333">
            <text:p>0,2624719164</text:p>
          </table:table-cell>
          <table:table-cell table:formula="of:=ABS([.D508]-[.C507])" office:value-type="float" office:value="0.261471916433333">
            <text:p>0,2614719164</text:p>
          </table:table-cell>
        </table:table-row>
        <table:table-row table:style-name="ro1">
          <table:table-cell office:value-type="float" office:value="7.27784820627">
            <text:p>7,2778482063</text:p>
          </table:table-cell>
          <table:table-cell office:value-type="float" office:value="5.95846113698">
            <text:p>5,958461137</text:p>
          </table:table-cell>
          <table:table-cell table:formula="of:=FREQUENCY([.B$14:.B$1013];[.B509])/1000" office:value-type="float" office:value="0.496">
            <text:p>0,496</text:p>
          </table:table-cell>
          <table:table-cell table:formula="of:=IF(AND([.F$5]&lt;[.B509];[.B509]&lt;=[.F$6]);([.A509]-[.F$5])/([.F$6]-[.F$5]);1)" office:value-type="float" office:value="0.712974701045">
            <text:p>0,712974701</text:p>
          </table:table-cell>
          <table:table-cell table:formula="of:=ABS([.D509]-[.C509])" office:value-type="float" office:value="0.216974701045">
            <text:p>0,216974701</text:p>
          </table:table-cell>
          <table:table-cell table:formula="of:=ABS([.D509]-[.C508])" office:value-type="float" office:value="0.217974701045">
            <text:p>0,217974701</text:p>
          </table:table-cell>
        </table:table-row>
        <table:table-row table:style-name="ro1">
          <table:table-cell office:value-type="float" office:value="3.86095330904">
            <text:p>3,860953309</text:p>
          </table:table-cell>
          <table:table-cell office:value-type="float" office:value="5.95857581609">
            <text:p>5,9585758161</text:p>
          </table:table-cell>
          <table:table-cell table:formula="of:=FREQUENCY([.B$14:.B$1013];[.B510])/1000" office:value-type="float" office:value="0.497">
            <text:p>0,497</text:p>
          </table:table-cell>
          <table:table-cell table:formula="of:=IF(AND([.F$5]&lt;[.B510];[.B510]&lt;=[.F$6]);([.A510]-[.F$5])/([.F$6]-[.F$5]);1)" office:value-type="float" office:value="0.143492218173333">
            <text:p>0,1434922182</text:p>
          </table:table-cell>
          <table:table-cell table:formula="of:=ABS([.D510]-[.C510])" office:value-type="float" office:value="0.353507781826667">
            <text:p>0,3535077818</text:p>
          </table:table-cell>
          <table:table-cell table:formula="of:=ABS([.D510]-[.C509])" office:value-type="float" office:value="0.352507781826667">
            <text:p>0,3525077818</text:p>
          </table:table-cell>
        </table:table-row>
        <table:table-row table:style-name="ro1">
          <table:table-cell office:value-type="float" office:value="3.60207530541">
            <text:p>3,6020753054</text:p>
          </table:table-cell>
          <table:table-cell office:value-type="float" office:value="5.9700479346">
            <text:p>5,9700479346</text:p>
          </table:table-cell>
          <table:table-cell table:formula="of:=FREQUENCY([.B$14:.B$1013];[.B511])/1000" office:value-type="float" office:value="0.498">
            <text:p>0,498</text:p>
          </table:table-cell>
          <table:table-cell table:formula="of:=IF(AND([.F$5]&lt;[.B511];[.B511]&lt;=[.F$6]);([.A511]-[.F$5])/([.F$6]-[.F$5]);1)" office:value-type="float" office:value="0.100345884235">
            <text:p>0,1003458842</text:p>
          </table:table-cell>
          <table:table-cell table:formula="of:=ABS([.D511]-[.C511])" office:value-type="float" office:value="0.397654115765">
            <text:p>0,3976541158</text:p>
          </table:table-cell>
          <table:table-cell table:formula="of:=ABS([.D511]-[.C510])" office:value-type="float" office:value="0.396654115765">
            <text:p>0,3966541158</text:p>
          </table:table-cell>
        </table:table-row>
        <table:table-row table:style-name="ro1">
          <table:table-cell office:value-type="float" office:value="6.94660565664">
            <text:p>6,9466056566</text:p>
          </table:table-cell>
          <table:table-cell office:value-type="float" office:value="5.98692119584">
            <text:p>5,9869211958</text:p>
          </table:table-cell>
          <table:table-cell table:formula="of:=FREQUENCY([.B$14:.B$1013];[.B512])/1000" office:value-type="float" office:value="0.499">
            <text:p>0,499</text:p>
          </table:table-cell>
          <table:table-cell table:formula="of:=IF(AND([.F$5]&lt;[.B512];[.B512]&lt;=[.F$6]);([.A512]-[.F$5])/([.F$6]-[.F$5]);1)" office:value-type="float" office:value="0.65776760944">
            <text:p>0,6577676094</text:p>
          </table:table-cell>
          <table:table-cell table:formula="of:=ABS([.D512]-[.C512])" office:value-type="float" office:value="0.15876760944">
            <text:p>0,1587676094</text:p>
          </table:table-cell>
          <table:table-cell table:formula="of:=ABS([.D512]-[.C511])" office:value-type="float" office:value="0.15976760944">
            <text:p>0,1597676094</text:p>
          </table:table-cell>
        </table:table-row>
        <table:table-row table:style-name="ro1">
          <table:table-cell office:value-type="float" office:value="3.09385464412">
            <text:p>3,0938546441</text:p>
          </table:table-cell>
          <table:table-cell office:value-type="float" office:value="5.998149398">
            <text:p>5,998149398</text:p>
          </table:table-cell>
          <table:table-cell table:formula="of:=FREQUENCY([.B$14:.B$1013];[.B513])/1000" office:value-type="float" office:value="0.5">
            <text:p>0,5</text:p>
          </table:table-cell>
          <table:table-cell table:formula="of:=IF(AND([.F$5]&lt;[.B513];[.B513]&lt;=[.F$6]);([.A513]-[.F$5])/([.F$6]-[.F$5]);1)" office:value-type="float" office:value="0.0156424406866666">
            <text:p>0,0156424407</text:p>
          </table:table-cell>
          <table:table-cell table:formula="of:=ABS([.D513]-[.C513])" office:value-type="float" office:value="0.484357559313333">
            <text:p>0,4843575593</text:p>
          </table:table-cell>
          <table:table-cell table:formula="of:=ABS([.D513]-[.C512])" office:value-type="float" office:value="0.483357559313333">
            <text:p>0,4833575593</text:p>
          </table:table-cell>
        </table:table-row>
        <table:table-row table:style-name="ro1">
          <table:table-cell office:value-type="float" office:value="6.04271756982">
            <text:p>6,0427175698</text:p>
          </table:table-cell>
          <table:table-cell office:value-type="float" office:value="5.99948883306">
            <text:p>5,9994888331</text:p>
          </table:table-cell>
          <table:table-cell table:formula="of:=FREQUENCY([.B$14:.B$1013];[.B514])/1000" office:value-type="float" office:value="0.501">
            <text:p>0,501</text:p>
          </table:table-cell>
          <table:table-cell table:formula="of:=IF(AND([.F$5]&lt;[.B514];[.B514]&lt;=[.F$6]);([.A514]-[.F$5])/([.F$6]-[.F$5]);1)" office:value-type="float" office:value="0.50711959497">
            <text:p>0,507119595</text:p>
          </table:table-cell>
          <table:table-cell table:formula="of:=ABS([.D514]-[.C514])" office:value-type="float" office:value="0.00611959496999992">
            <text:p>0,006119595</text:p>
          </table:table-cell>
          <table:table-cell table:formula="of:=ABS([.D514]-[.C513])" office:value-type="float" office:value="0.00711959496999992">
            <text:p>0,007119595</text:p>
          </table:table-cell>
        </table:table-row>
        <table:table-row table:style-name="ro1">
          <table:table-cell office:value-type="float" office:value="3.21319303651">
            <text:p>3,2131930365</text:p>
          </table:table-cell>
          <table:table-cell office:value-type="float" office:value="6.00817715643">
            <text:p>6,0081771564</text:p>
          </table:table-cell>
          <table:table-cell table:formula="of:=FREQUENCY([.B$14:.B$1013];[.B515])/1000" office:value-type="float" office:value="0.502">
            <text:p>0,502</text:p>
          </table:table-cell>
          <table:table-cell table:formula="of:=IF(AND([.F$5]&lt;[.B515];[.B515]&lt;=[.F$6]);([.A515]-[.F$5])/([.F$6]-[.F$5]);1)" office:value-type="float" office:value="0.0355321727516666">
            <text:p>0,0355321728</text:p>
          </table:table-cell>
          <table:table-cell table:formula="of:=ABS([.D515]-[.C515])" office:value-type="float" office:value="0.466467827248333">
            <text:p>0,4664678272</text:p>
          </table:table-cell>
          <table:table-cell table:formula="of:=ABS([.D515]-[.C514])" office:value-type="float" office:value="0.465467827248333">
            <text:p>0,4654678272</text:p>
          </table:table-cell>
        </table:table-row>
        <table:table-row table:style-name="ro1">
          <table:table-cell office:value-type="float" office:value="4.67505350804">
            <text:p>4,675053508</text:p>
          </table:table-cell>
          <table:table-cell office:value-type="float" office:value="6.00995795781">
            <text:p>6,0099579578</text:p>
          </table:table-cell>
          <table:table-cell table:formula="of:=FREQUENCY([.B$14:.B$1013];[.B516])/1000" office:value-type="float" office:value="0.503">
            <text:p>0,503</text:p>
          </table:table-cell>
          <table:table-cell table:formula="of:=IF(AND([.F$5]&lt;[.B516];[.B516]&lt;=[.F$6]);([.A516]-[.F$5])/([.F$6]-[.F$5]);1)" office:value-type="float" office:value="0.279175584673333">
            <text:p>0,2791755847</text:p>
          </table:table-cell>
          <table:table-cell table:formula="of:=ABS([.D516]-[.C516])" office:value-type="float" office:value="0.223824415326667">
            <text:p>0,2238244153</text:p>
          </table:table-cell>
          <table:table-cell table:formula="of:=ABS([.D516]-[.C515])" office:value-type="float" office:value="0.222824415326667">
            <text:p>0,2228244153</text:p>
          </table:table-cell>
        </table:table-row>
        <table:table-row table:style-name="ro1">
          <table:table-cell office:value-type="float" office:value="7.75640265979">
            <text:p>7,7564026598</text:p>
          </table:table-cell>
          <table:table-cell office:value-type="float" office:value="6.01455920434">
            <text:p>6,0145592043</text:p>
          </table:table-cell>
          <table:table-cell table:formula="of:=FREQUENCY([.B$14:.B$1013];[.B517])/1000" office:value-type="float" office:value="0.504">
            <text:p>0,504</text:p>
          </table:table-cell>
          <table:table-cell table:formula="of:=IF(AND([.F$5]&lt;[.B517];[.B517]&lt;=[.F$6]);([.A517]-[.F$5])/([.F$6]-[.F$5]);1)" office:value-type="float" office:value="0.792733776631667">
            <text:p>0,7927337766</text:p>
          </table:table-cell>
          <table:table-cell table:formula="of:=ABS([.D517]-[.C517])" office:value-type="float" office:value="0.288733776631667">
            <text:p>0,2887337766</text:p>
          </table:table-cell>
          <table:table-cell table:formula="of:=ABS([.D517]-[.C516])" office:value-type="float" office:value="0.289733776631667">
            <text:p>0,2897337766</text:p>
          </table:table-cell>
        </table:table-row>
        <table:table-row table:style-name="ro1">
          <table:table-cell office:value-type="float" office:value="6.36206702656">
            <text:p>6,3620670266</text:p>
          </table:table-cell>
          <table:table-cell office:value-type="float" office:value="6.01678049977">
            <text:p>6,0167804998</text:p>
          </table:table-cell>
          <table:table-cell table:formula="of:=FREQUENCY([.B$14:.B$1013];[.B518])/1000" office:value-type="float" office:value="0.505">
            <text:p>0,505</text:p>
          </table:table-cell>
          <table:table-cell table:formula="of:=IF(AND([.F$5]&lt;[.B518];[.B518]&lt;=[.F$6]);([.A518]-[.F$5])/([.F$6]-[.F$5]);1)" office:value-type="float" office:value="0.560344504426667">
            <text:p>0,5603445044</text:p>
          </table:table-cell>
          <table:table-cell table:formula="of:=ABS([.D518]-[.C518])" office:value-type="float" office:value="0.0553445044266667">
            <text:p>0,0553445044</text:p>
          </table:table-cell>
          <table:table-cell table:formula="of:=ABS([.D518]-[.C517])" office:value-type="float" office:value="0.0563445044266667">
            <text:p>0,0563445044</text:p>
          </table:table-cell>
        </table:table-row>
        <table:table-row table:style-name="ro1">
          <table:table-cell office:value-type="float" office:value="5.6311595263">
            <text:p>5,6311595263</text:p>
          </table:table-cell>
          <table:table-cell office:value-type="float" office:value="6.02253500935">
            <text:p>6,0225350094</text:p>
          </table:table-cell>
          <table:table-cell table:formula="of:=FREQUENCY([.B$14:.B$1013];[.B519])/1000" office:value-type="float" office:value="0.506">
            <text:p>0,506</text:p>
          </table:table-cell>
          <table:table-cell table:formula="of:=IF(AND([.F$5]&lt;[.B519];[.B519]&lt;=[.F$6]);([.A519]-[.F$5])/([.F$6]-[.F$5]);1)" office:value-type="float" office:value="0.438526587716667">
            <text:p>0,4385265877</text:p>
          </table:table-cell>
          <table:table-cell table:formula="of:=ABS([.D519]-[.C519])" office:value-type="float" office:value="0.0674734122833333">
            <text:p>0,0674734123</text:p>
          </table:table-cell>
          <table:table-cell table:formula="of:=ABS([.D519]-[.C518])" office:value-type="float" office:value="0.0664734122833333">
            <text:p>0,0664734123</text:p>
          </table:table-cell>
        </table:table-row>
        <table:table-row table:style-name="ro1">
          <table:table-cell office:value-type="float" office:value="5.21077070253">
            <text:p>5,2107707025</text:p>
          </table:table-cell>
          <table:table-cell office:value-type="float" office:value="6.02489004947">
            <text:p>6,0248900495</text:p>
          </table:table-cell>
          <table:table-cell table:formula="of:=FREQUENCY([.B$14:.B$1013];[.B520])/1000" office:value-type="float" office:value="0.507">
            <text:p>0,507</text:p>
          </table:table-cell>
          <table:table-cell table:formula="of:=IF(AND([.F$5]&lt;[.B520];[.B520]&lt;=[.F$6]);([.A520]-[.F$5])/([.F$6]-[.F$5]);1)" office:value-type="float" office:value="0.368461783755">
            <text:p>0,3684617838</text:p>
          </table:table-cell>
          <table:table-cell table:formula="of:=ABS([.D520]-[.C520])" office:value-type="float" office:value="0.138538216245">
            <text:p>0,1385382162</text:p>
          </table:table-cell>
          <table:table-cell table:formula="of:=ABS([.D520]-[.C519])" office:value-type="float" office:value="0.137538216245">
            <text:p>0,1375382162</text:p>
          </table:table-cell>
        </table:table-row>
        <table:table-row table:style-name="ro1">
          <table:table-cell office:value-type="float" office:value="7.44152561144">
            <text:p>7,4415256114</text:p>
          </table:table-cell>
          <table:table-cell office:value-type="float" office:value="6.02978701549">
            <text:p>6,0297870155</text:p>
          </table:table-cell>
          <table:table-cell table:formula="of:=FREQUENCY([.B$14:.B$1013];[.B521])/1000" office:value-type="float" office:value="0.508">
            <text:p>0,508</text:p>
          </table:table-cell>
          <table:table-cell table:formula="of:=IF(AND([.F$5]&lt;[.B521];[.B521]&lt;=[.F$6]);([.A521]-[.F$5])/([.F$6]-[.F$5]);1)" office:value-type="float" office:value="0.740254268573333">
            <text:p>0,7402542686</text:p>
          </table:table-cell>
          <table:table-cell table:formula="of:=ABS([.D521]-[.C521])" office:value-type="float" office:value="0.232254268573333">
            <text:p>0,2322542686</text:p>
          </table:table-cell>
          <table:table-cell table:formula="of:=ABS([.D521]-[.C520])" office:value-type="float" office:value="0.233254268573333">
            <text:p>0,2332542686</text:p>
          </table:table-cell>
        </table:table-row>
        <table:table-row table:style-name="ro1">
          <table:table-cell office:value-type="float" office:value="7.23609141651">
            <text:p>7,2360914165</text:p>
          </table:table-cell>
          <table:table-cell office:value-type="float" office:value="6.03085825303">
            <text:p>6,030858253</text:p>
          </table:table-cell>
          <table:table-cell table:formula="of:=FREQUENCY([.B$14:.B$1013];[.B522])/1000" office:value-type="float" office:value="0.509">
            <text:p>0,509</text:p>
          </table:table-cell>
          <table:table-cell table:formula="of:=IF(AND([.F$5]&lt;[.B522];[.B522]&lt;=[.F$6]);([.A522]-[.F$5])/([.F$6]-[.F$5]);1)" office:value-type="float" office:value="0.706015236085">
            <text:p>0,7060152361</text:p>
          </table:table-cell>
          <table:table-cell table:formula="of:=ABS([.D522]-[.C522])" office:value-type="float" office:value="0.197015236085">
            <text:p>0,1970152361</text:p>
          </table:table-cell>
          <table:table-cell table:formula="of:=ABS([.D522]-[.C521])" office:value-type="float" office:value="0.198015236085">
            <text:p>0,1980152361</text:p>
          </table:table-cell>
        </table:table-row>
        <table:table-row table:style-name="ro1">
          <table:table-cell office:value-type="float" office:value="6.90537724045">
            <text:p>6,9053772405</text:p>
          </table:table-cell>
          <table:table-cell office:value-type="float" office:value="6.04240729156">
            <text:p>6,0424072916</text:p>
          </table:table-cell>
          <table:table-cell table:formula="of:=FREQUENCY([.B$14:.B$1013];[.B523])/1000" office:value-type="float" office:value="0.51">
            <text:p>0,51</text:p>
          </table:table-cell>
          <table:table-cell table:formula="of:=IF(AND([.F$5]&lt;[.B523];[.B523]&lt;=[.F$6]);([.A523]-[.F$5])/([.F$6]-[.F$5]);1)" office:value-type="float" office:value="0.650896206741667">
            <text:p>0,6508962067</text:p>
          </table:table-cell>
          <table:table-cell table:formula="of:=ABS([.D523]-[.C523])" office:value-type="float" office:value="0.140896206741667">
            <text:p>0,1408962067</text:p>
          </table:table-cell>
          <table:table-cell table:formula="of:=ABS([.D523]-[.C522])" office:value-type="float" office:value="0.141896206741667">
            <text:p>0,1418962067</text:p>
          </table:table-cell>
        </table:table-row>
        <table:table-row table:style-name="ro1">
          <table:table-cell office:value-type="float" office:value="4.73492803999">
            <text:p>4,73492804</text:p>
          </table:table-cell>
          <table:table-cell office:value-type="float" office:value="6.04271756982">
            <text:p>6,0427175698</text:p>
          </table:table-cell>
          <table:table-cell table:formula="of:=FREQUENCY([.B$14:.B$1013];[.B524])/1000" office:value-type="float" office:value="0.511">
            <text:p>0,511</text:p>
          </table:table-cell>
          <table:table-cell table:formula="of:=IF(AND([.F$5]&lt;[.B524];[.B524]&lt;=[.F$6]);([.A524]-[.F$5])/([.F$6]-[.F$5]);1)" office:value-type="float" office:value="0.289154673331667">
            <text:p>0,2891546733</text:p>
          </table:table-cell>
          <table:table-cell table:formula="of:=ABS([.D524]-[.C524])" office:value-type="float" office:value="0.221845326668333">
            <text:p>0,2218453267</text:p>
          </table:table-cell>
          <table:table-cell table:formula="of:=ABS([.D524]-[.C523])" office:value-type="float" office:value="0.220845326668333">
            <text:p>0,2208453267</text:p>
          </table:table-cell>
        </table:table-row>
        <table:table-row table:style-name="ro1">
          <table:table-cell office:value-type="float" office:value="7.23386834354">
            <text:p>7,2338683435</text:p>
          </table:table-cell>
          <table:table-cell office:value-type="float" office:value="6.04705948784">
            <text:p>6,0470594878</text:p>
          </table:table-cell>
          <table:table-cell table:formula="of:=FREQUENCY([.B$14:.B$1013];[.B525])/1000" office:value-type="float" office:value="0.512">
            <text:p>0,512</text:p>
          </table:table-cell>
          <table:table-cell table:formula="of:=IF(AND([.F$5]&lt;[.B525];[.B525]&lt;=[.F$6]);([.A525]-[.F$5])/([.F$6]-[.F$5]);1)" office:value-type="float" office:value="0.705644723923333">
            <text:p>0,7056447239</text:p>
          </table:table-cell>
          <table:table-cell table:formula="of:=ABS([.D525]-[.C525])" office:value-type="float" office:value="0.193644723923333">
            <text:p>0,1936447239</text:p>
          </table:table-cell>
          <table:table-cell table:formula="of:=ABS([.D525]-[.C524])" office:value-type="float" office:value="0.194644723923333">
            <text:p>0,1946447239</text:p>
          </table:table-cell>
        </table:table-row>
        <table:table-row table:style-name="ro1">
          <table:table-cell office:value-type="float" office:value="4.20246000039">
            <text:p>4,2024600004</text:p>
          </table:table-cell>
          <table:table-cell office:value-type="float" office:value="6.04932605838">
            <text:p>6,0493260584</text:p>
          </table:table-cell>
          <table:table-cell table:formula="of:=FREQUENCY([.B$14:.B$1013];[.B526])/1000" office:value-type="float" office:value="0.513">
            <text:p>0,513</text:p>
          </table:table-cell>
          <table:table-cell table:formula="of:=IF(AND([.F$5]&lt;[.B526];[.B526]&lt;=[.F$6]);([.A526]-[.F$5])/([.F$6]-[.F$5]);1)" office:value-type="float" office:value="0.200410000065">
            <text:p>0,2004100001</text:p>
          </table:table-cell>
          <table:table-cell table:formula="of:=ABS([.D526]-[.C526])" office:value-type="float" office:value="0.312589999935">
            <text:p>0,3125899999</text:p>
          </table:table-cell>
          <table:table-cell table:formula="of:=ABS([.D526]-[.C525])" office:value-type="float" office:value="0.311589999935">
            <text:p>0,3115899999</text:p>
          </table:table-cell>
        </table:table-row>
        <table:table-row table:style-name="ro1">
          <table:table-cell office:value-type="float" office:value="7.92991857423">
            <text:p>7,9299185742</text:p>
          </table:table-cell>
          <table:table-cell office:value-type="float" office:value="6.05297960053">
            <text:p>6,0529796005</text:p>
          </table:table-cell>
          <table:table-cell table:formula="of:=FREQUENCY([.B$14:.B$1013];[.B527])/1000" office:value-type="float" office:value="0.514">
            <text:p>0,514</text:p>
          </table:table-cell>
          <table:table-cell table:formula="of:=IF(AND([.F$5]&lt;[.B527];[.B527]&lt;=[.F$6]);([.A527]-[.F$5])/([.F$6]-[.F$5]);1)" office:value-type="float" office:value="0.821653095705">
            <text:p>0,8216530957</text:p>
          </table:table-cell>
          <table:table-cell table:formula="of:=ABS([.D527]-[.C527])" office:value-type="float" office:value="0.307653095705">
            <text:p>0,3076530957</text:p>
          </table:table-cell>
          <table:table-cell table:formula="of:=ABS([.D527]-[.C526])" office:value-type="float" office:value="0.308653095705">
            <text:p>0,3086530957</text:p>
          </table:table-cell>
        </table:table-row>
        <table:table-row table:style-name="ro1">
          <table:table-cell office:value-type="float" office:value="7.29192177344">
            <text:p>7,2919217734</text:p>
          </table:table-cell>
          <table:table-cell office:value-type="float" office:value="6.06290043622">
            <text:p>6,0629004362</text:p>
          </table:table-cell>
          <table:table-cell table:formula="of:=FREQUENCY([.B$14:.B$1013];[.B528])/1000" office:value-type="float" office:value="0.515">
            <text:p>0,515</text:p>
          </table:table-cell>
          <table:table-cell table:formula="of:=IF(AND([.F$5]&lt;[.B528];[.B528]&lt;=[.F$6]);([.A528]-[.F$5])/([.F$6]-[.F$5]);1)" office:value-type="float" office:value="0.715320295573333">
            <text:p>0,7153202956</text:p>
          </table:table-cell>
          <table:table-cell table:formula="of:=ABS([.D528]-[.C528])" office:value-type="float" office:value="0.200320295573333">
            <text:p>0,2003202956</text:p>
          </table:table-cell>
          <table:table-cell table:formula="of:=ABS([.D528]-[.C527])" office:value-type="float" office:value="0.201320295573333">
            <text:p>0,2013202956</text:p>
          </table:table-cell>
        </table:table-row>
        <table:table-row table:style-name="ro1">
          <table:table-cell office:value-type="float" office:value="5.18098139149">
            <text:p>5,1809813915</text:p>
          </table:table-cell>
          <table:table-cell office:value-type="float" office:value="6.06778690443">
            <text:p>6,0677869044</text:p>
          </table:table-cell>
          <table:table-cell table:formula="of:=FREQUENCY([.B$14:.B$1013];[.B529])/1000" office:value-type="float" office:value="0.516">
            <text:p>0,516</text:p>
          </table:table-cell>
          <table:table-cell table:formula="of:=IF(AND([.F$5]&lt;[.B529];[.B529]&lt;=[.F$6]);([.A529]-[.F$5])/([.F$6]-[.F$5]);1)" office:value-type="float" office:value="0.363496898581667">
            <text:p>0,3634968986</text:p>
          </table:table-cell>
          <table:table-cell table:formula="of:=ABS([.D529]-[.C529])" office:value-type="float" office:value="0.152503101418333">
            <text:p>0,1525031014</text:p>
          </table:table-cell>
          <table:table-cell table:formula="of:=ABS([.D529]-[.C528])" office:value-type="float" office:value="0.151503101418333">
            <text:p>0,1515031014</text:p>
          </table:table-cell>
        </table:table-row>
        <table:table-row table:style-name="ro1">
          <table:table-cell office:value-type="float" office:value="4.54384385978">
            <text:p>4,5438438598</text:p>
          </table:table-cell>
          <table:table-cell office:value-type="float" office:value="6.07032395118">
            <text:p>6,0703239512</text:p>
          </table:table-cell>
          <table:table-cell table:formula="of:=FREQUENCY([.B$14:.B$1013];[.B530])/1000" office:value-type="float" office:value="0.517">
            <text:p>0,517</text:p>
          </table:table-cell>
          <table:table-cell table:formula="of:=IF(AND([.F$5]&lt;[.B530];[.B530]&lt;=[.F$6]);([.A530]-[.F$5])/([.F$6]-[.F$5]);1)" office:value-type="float" office:value="0.257307309963333">
            <text:p>0,25730731</text:p>
          </table:table-cell>
          <table:table-cell table:formula="of:=ABS([.D530]-[.C530])" office:value-type="float" office:value="0.259692690036667">
            <text:p>0,25969269</text:p>
          </table:table-cell>
          <table:table-cell table:formula="of:=ABS([.D530]-[.C529])" office:value-type="float" office:value="0.258692690036667">
            <text:p>0,25869269</text:p>
          </table:table-cell>
        </table:table-row>
        <table:table-row table:style-name="ro1">
          <table:table-cell office:value-type="float" office:value="5.57886016891">
            <text:p>5,5788601689</text:p>
          </table:table-cell>
          <table:table-cell office:value-type="float" office:value="6.07458917274">
            <text:p>6,0745891727</text:p>
          </table:table-cell>
          <table:table-cell table:formula="of:=FREQUENCY([.B$14:.B$1013];[.B531])/1000" office:value-type="float" office:value="0.518">
            <text:p>0,518</text:p>
          </table:table-cell>
          <table:table-cell table:formula="of:=IF(AND([.F$5]&lt;[.B531];[.B531]&lt;=[.F$6]);([.A531]-[.F$5])/([.F$6]-[.F$5]);1)" office:value-type="float" office:value="0.429810028151667">
            <text:p>0,4298100282</text:p>
          </table:table-cell>
          <table:table-cell table:formula="of:=ABS([.D531]-[.C531])" office:value-type="float" office:value="0.0881899718483334">
            <text:p>0,0881899718</text:p>
          </table:table-cell>
          <table:table-cell table:formula="of:=ABS([.D531]-[.C530])" office:value-type="float" office:value="0.0871899718483334">
            <text:p>0,0871899718</text:p>
          </table:table-cell>
        </table:table-row>
        <table:table-row table:style-name="ro1">
          <table:table-cell office:value-type="float" office:value="7.69780730813">
            <text:p>7,6978073081</text:p>
          </table:table-cell>
          <table:table-cell office:value-type="float" office:value="6.07798079579">
            <text:p>6,0779807958</text:p>
          </table:table-cell>
          <table:table-cell table:formula="of:=FREQUENCY([.B$14:.B$1013];[.B532])/1000" office:value-type="float" office:value="0.519">
            <text:p>0,519</text:p>
          </table:table-cell>
          <table:table-cell table:formula="of:=IF(AND([.F$5]&lt;[.B532];[.B532]&lt;=[.F$6]);([.A532]-[.F$5])/([.F$6]-[.F$5]);1)" office:value-type="float" office:value="0.782967884688333">
            <text:p>0,7829678847</text:p>
          </table:table-cell>
          <table:table-cell table:formula="of:=ABS([.D532]-[.C532])" office:value-type="float" office:value="0.263967884688333">
            <text:p>0,2639678847</text:p>
          </table:table-cell>
          <table:table-cell table:formula="of:=ABS([.D532]-[.C531])" office:value-type="float" office:value="0.264967884688333">
            <text:p>0,2649678847</text:p>
          </table:table-cell>
        </table:table-row>
        <table:table-row table:style-name="ro1">
          <table:table-cell office:value-type="float" office:value="7.29820872892">
            <text:p>7,2982087289</text:p>
          </table:table-cell>
          <table:table-cell office:value-type="float" office:value="6.07870178005">
            <text:p>6,0787017801</text:p>
          </table:table-cell>
          <table:table-cell table:formula="of:=FREQUENCY([.B$14:.B$1013];[.B533])/1000" office:value-type="float" office:value="0.52">
            <text:p>0,52</text:p>
          </table:table-cell>
          <table:table-cell table:formula="of:=IF(AND([.F$5]&lt;[.B533];[.B533]&lt;=[.F$6]);([.A533]-[.F$5])/([.F$6]-[.F$5]);1)" office:value-type="float" office:value="0.716368121486667">
            <text:p>0,7163681215</text:p>
          </table:table-cell>
          <table:table-cell table:formula="of:=ABS([.D533]-[.C533])" office:value-type="float" office:value="0.196368121486667">
            <text:p>0,1963681215</text:p>
          </table:table-cell>
          <table:table-cell table:formula="of:=ABS([.D533]-[.C532])" office:value-type="float" office:value="0.197368121486667">
            <text:p>0,1973681215</text:p>
          </table:table-cell>
        </table:table-row>
        <table:table-row table:style-name="ro1">
          <table:table-cell office:value-type="float" office:value="4.5370632846">
            <text:p>4,5370632846</text:p>
          </table:table-cell>
          <table:table-cell office:value-type="float" office:value="6.07985987459">
            <text:p>6,0798598746</text:p>
          </table:table-cell>
          <table:table-cell table:formula="of:=FREQUENCY([.B$14:.B$1013];[.B534])/1000" office:value-type="float" office:value="0.521">
            <text:p>0,521</text:p>
          </table:table-cell>
          <table:table-cell table:formula="of:=IF(AND([.F$5]&lt;[.B534];[.B534]&lt;=[.F$6]);([.A534]-[.F$5])/([.F$6]-[.F$5]);1)" office:value-type="float" office:value="0.2561772141">
            <text:p>0,2561772141</text:p>
          </table:table-cell>
          <table:table-cell table:formula="of:=ABS([.D534]-[.C534])" office:value-type="float" office:value="0.2648227859">
            <text:p>0,2648227859</text:p>
          </table:table-cell>
          <table:table-cell table:formula="of:=ABS([.D534]-[.C533])" office:value-type="float" office:value="0.2638227859">
            <text:p>0,2638227859</text:p>
          </table:table-cell>
        </table:table-row>
        <table:table-row table:style-name="ro1">
          <table:table-cell office:value-type="float" office:value="5.65514791794">
            <text:p>5,6551479179</text:p>
          </table:table-cell>
          <table:table-cell office:value-type="float" office:value="6.08432439529">
            <text:p>6,0843243953</text:p>
          </table:table-cell>
          <table:table-cell table:formula="of:=FREQUENCY([.B$14:.B$1013];[.B535])/1000" office:value-type="float" office:value="0.522">
            <text:p>0,522</text:p>
          </table:table-cell>
          <table:table-cell table:formula="of:=IF(AND([.F$5]&lt;[.B535];[.B535]&lt;=[.F$6]);([.A535]-[.F$5])/([.F$6]-[.F$5]);1)" office:value-type="float" office:value="0.44252465299">
            <text:p>0,442524653</text:p>
          </table:table-cell>
          <table:table-cell table:formula="of:=ABS([.D535]-[.C535])" office:value-type="float" office:value="0.07947534701">
            <text:p>0,079475347</text:p>
          </table:table-cell>
          <table:table-cell table:formula="of:=ABS([.D535]-[.C534])" office:value-type="float" office:value="0.07847534701">
            <text:p>0,078475347</text:p>
          </table:table-cell>
        </table:table-row>
        <table:table-row table:style-name="ro1">
          <table:table-cell office:value-type="float" office:value="5.01212446282">
            <text:p>5,0121244628</text:p>
          </table:table-cell>
          <table:table-cell office:value-type="float" office:value="6.10718569293">
            <text:p>6,1071856929</text:p>
          </table:table-cell>
          <table:table-cell table:formula="of:=FREQUENCY([.B$14:.B$1013];[.B536])/1000" office:value-type="float" office:value="0.523">
            <text:p>0,523</text:p>
          </table:table-cell>
          <table:table-cell table:formula="of:=IF(AND([.F$5]&lt;[.B536];[.B536]&lt;=[.F$6]);([.A536]-[.F$5])/([.F$6]-[.F$5]);1)" office:value-type="float" office:value="0.335354077136667">
            <text:p>0,3353540771</text:p>
          </table:table-cell>
          <table:table-cell table:formula="of:=ABS([.D536]-[.C536])" office:value-type="float" office:value="0.187645922863333">
            <text:p>0,1876459229</text:p>
          </table:table-cell>
          <table:table-cell table:formula="of:=ABS([.D536]-[.C535])" office:value-type="float" office:value="0.186645922863333">
            <text:p>0,1866459229</text:p>
          </table:table-cell>
        </table:table-row>
        <table:table-row table:style-name="ro1">
          <table:table-cell office:value-type="float" office:value="7.94545619994">
            <text:p>7,9454561999</text:p>
          </table:table-cell>
          <table:table-cell office:value-type="float" office:value="6.1072005204">
            <text:p>6,1072005204</text:p>
          </table:table-cell>
          <table:table-cell table:formula="of:=FREQUENCY([.B$14:.B$1013];[.B537])/1000" office:value-type="float" office:value="0.524">
            <text:p>0,524</text:p>
          </table:table-cell>
          <table:table-cell table:formula="of:=IF(AND([.F$5]&lt;[.B537];[.B537]&lt;=[.F$6]);([.A537]-[.F$5])/([.F$6]-[.F$5]);1)" office:value-type="float" office:value="0.82424269999">
            <text:p>0,8242427</text:p>
          </table:table-cell>
          <table:table-cell table:formula="of:=ABS([.D537]-[.C537])" office:value-type="float" office:value="0.30024269999">
            <text:p>0,3002427</text:p>
          </table:table-cell>
          <table:table-cell table:formula="of:=ABS([.D537]-[.C536])" office:value-type="float" office:value="0.30124269999">
            <text:p>0,3012427</text:p>
          </table:table-cell>
        </table:table-row>
        <table:table-row table:style-name="ro1">
          <table:table-cell office:value-type="float" office:value="4.86483650351">
            <text:p>4,8648365035</text:p>
          </table:table-cell>
          <table:table-cell office:value-type="float" office:value="6.11160004592">
            <text:p>6,1116000459</text:p>
          </table:table-cell>
          <table:table-cell table:formula="of:=FREQUENCY([.B$14:.B$1013];[.B538])/1000" office:value-type="float" office:value="0.525">
            <text:p>0,525</text:p>
          </table:table-cell>
          <table:table-cell table:formula="of:=IF(AND([.F$5]&lt;[.B538];[.B538]&lt;=[.F$6]);([.A538]-[.F$5])/([.F$6]-[.F$5]);1)" office:value-type="float" office:value="0.310806083918333">
            <text:p>0,3108060839</text:p>
          </table:table-cell>
          <table:table-cell table:formula="of:=ABS([.D538]-[.C538])" office:value-type="float" office:value="0.214193916081667">
            <text:p>0,2141939161</text:p>
          </table:table-cell>
          <table:table-cell table:formula="of:=ABS([.D538]-[.C537])" office:value-type="float" office:value="0.213193916081667">
            <text:p>0,2131939161</text:p>
          </table:table-cell>
        </table:table-row>
        <table:table-row table:style-name="ro1">
          <table:table-cell office:value-type="float" office:value="7.11409061526">
            <text:p>7,1140906153</text:p>
          </table:table-cell>
          <table:table-cell office:value-type="float" office:value="6.11320127331">
            <text:p>6,1132012733</text:p>
          </table:table-cell>
          <table:table-cell table:formula="of:=FREQUENCY([.B$14:.B$1013];[.B539])/1000" office:value-type="float" office:value="0.526">
            <text:p>0,526</text:p>
          </table:table-cell>
          <table:table-cell table:formula="of:=IF(AND([.F$5]&lt;[.B539];[.B539]&lt;=[.F$6]);([.A539]-[.F$5])/([.F$6]-[.F$5]);1)" office:value-type="float" office:value="0.68568176921">
            <text:p>0,6856817692</text:p>
          </table:table-cell>
          <table:table-cell table:formula="of:=ABS([.D539]-[.C539])" office:value-type="float" office:value="0.15968176921">
            <text:p>0,1596817692</text:p>
          </table:table-cell>
          <table:table-cell table:formula="of:=ABS([.D539]-[.C538])" office:value-type="float" office:value="0.16068176921">
            <text:p>0,1606817692</text:p>
          </table:table-cell>
        </table:table-row>
        <table:table-row table:style-name="ro1">
          <table:table-cell office:value-type="float" office:value="5.24879666937">
            <text:p>5,2487966694</text:p>
          </table:table-cell>
          <table:table-cell office:value-type="float" office:value="6.12361002357">
            <text:p>6,1236100236</text:p>
          </table:table-cell>
          <table:table-cell table:formula="of:=FREQUENCY([.B$14:.B$1013];[.B540])/1000" office:value-type="float" office:value="0.527">
            <text:p>0,527</text:p>
          </table:table-cell>
          <table:table-cell table:formula="of:=IF(AND([.F$5]&lt;[.B540];[.B540]&lt;=[.F$6]);([.A540]-[.F$5])/([.F$6]-[.F$5]);1)" office:value-type="float" office:value="0.374799444895">
            <text:p>0,3747994449</text:p>
          </table:table-cell>
          <table:table-cell table:formula="of:=ABS([.D540]-[.C540])" office:value-type="float" office:value="0.152200555105">
            <text:p>0,1522005551</text:p>
          </table:table-cell>
          <table:table-cell table:formula="of:=ABS([.D540]-[.C539])" office:value-type="float" office:value="0.151200555105">
            <text:p>0,1512005551</text:p>
          </table:table-cell>
        </table:table-row>
        <table:table-row table:style-name="ro1">
          <table:table-cell office:value-type="float" office:value="4.42356891256">
            <text:p>4,4235689126</text:p>
          </table:table-cell>
          <table:table-cell office:value-type="float" office:value="6.1328336071">
            <text:p>6,1328336071</text:p>
          </table:table-cell>
          <table:table-cell table:formula="of:=FREQUENCY([.B$14:.B$1013];[.B541])/1000" office:value-type="float" office:value="0.528">
            <text:p>0,528</text:p>
          </table:table-cell>
          <table:table-cell table:formula="of:=IF(AND([.F$5]&lt;[.B541];[.B541]&lt;=[.F$6]);([.A541]-[.F$5])/([.F$6]-[.F$5]);1)" office:value-type="float" office:value="0.237261485426667">
            <text:p>0,2372614854</text:p>
          </table:table-cell>
          <table:table-cell table:formula="of:=ABS([.D541]-[.C541])" office:value-type="float" office:value="0.290738514573333">
            <text:p>0,2907385146</text:p>
          </table:table-cell>
          <table:table-cell table:formula="of:=ABS([.D541]-[.C540])" office:value-type="float" office:value="0.289738514573333">
            <text:p>0,2897385146</text:p>
          </table:table-cell>
        </table:table-row>
        <table:table-row table:style-name="ro1">
          <table:table-cell office:value-type="float" office:value="3.79415676677">
            <text:p>3,7941567668</text:p>
          </table:table-cell>
          <table:table-cell office:value-type="float" office:value="6.14122880087">
            <text:p>6,1412288009</text:p>
          </table:table-cell>
          <table:table-cell table:formula="of:=FREQUENCY([.B$14:.B$1013];[.B542])/1000" office:value-type="float" office:value="0.529">
            <text:p>0,529</text:p>
          </table:table-cell>
          <table:table-cell table:formula="of:=IF(AND([.F$5]&lt;[.B542];[.B542]&lt;=[.F$6]);([.A542]-[.F$5])/([.F$6]-[.F$5]);1)" office:value-type="float" office:value="0.132359461128333">
            <text:p>0,1323594611</text:p>
          </table:table-cell>
          <table:table-cell table:formula="of:=ABS([.D542]-[.C542])" office:value-type="float" office:value="0.396640538871667">
            <text:p>0,3966405389</text:p>
          </table:table-cell>
          <table:table-cell table:formula="of:=ABS([.D542]-[.C541])" office:value-type="float" office:value="0.395640538871667">
            <text:p>0,3956405389</text:p>
          </table:table-cell>
        </table:table-row>
        <table:table-row table:style-name="ro1">
          <table:table-cell office:value-type="float" office:value="5.10678331023">
            <text:p>5,1067833102</text:p>
          </table:table-cell>
          <table:table-cell office:value-type="float" office:value="6.15118677112">
            <text:p>6,1511867711</text:p>
          </table:table-cell>
          <table:table-cell table:formula="of:=FREQUENCY([.B$14:.B$1013];[.B543])/1000" office:value-type="float" office:value="0.53">
            <text:p>0,53</text:p>
          </table:table-cell>
          <table:table-cell table:formula="of:=IF(AND([.F$5]&lt;[.B543];[.B543]&lt;=[.F$6]);([.A543]-[.F$5])/([.F$6]-[.F$5]);1)" office:value-type="float" office:value="0.351130551705">
            <text:p>0,3511305517</text:p>
          </table:table-cell>
          <table:table-cell table:formula="of:=ABS([.D543]-[.C543])" office:value-type="float" office:value="0.178869448295">
            <text:p>0,1788694483</text:p>
          </table:table-cell>
          <table:table-cell table:formula="of:=ABS([.D543]-[.C542])" office:value-type="float" office:value="0.177869448295">
            <text:p>0,1778694483</text:p>
          </table:table-cell>
        </table:table-row>
        <table:table-row table:style-name="ro1">
          <table:table-cell office:value-type="float" office:value="8.14201353223">
            <text:p>8,1420135322</text:p>
          </table:table-cell>
          <table:table-cell office:value-type="float" office:value="6.16253250143">
            <text:p>6,1625325014</text:p>
          </table:table-cell>
          <table:table-cell table:formula="of:=FREQUENCY([.B$14:.B$1013];[.B544])/1000" office:value-type="float" office:value="0.531">
            <text:p>0,531</text:p>
          </table:table-cell>
          <table:table-cell table:formula="of:=IF(AND([.F$5]&lt;[.B544];[.B544]&lt;=[.F$6]);([.A544]-[.F$5])/([.F$6]-[.F$5]);1)" office:value-type="float" office:value="0.857002255371667">
            <text:p>0,8570022554</text:p>
          </table:table-cell>
          <table:table-cell table:formula="of:=ABS([.D544]-[.C544])" office:value-type="float" office:value="0.326002255371666">
            <text:p>0,3260022554</text:p>
          </table:table-cell>
          <table:table-cell table:formula="of:=ABS([.D544]-[.C543])" office:value-type="float" office:value="0.327002255371666">
            <text:p>0,3270022554</text:p>
          </table:table-cell>
        </table:table-row>
        <table:table-row table:style-name="ro1">
          <table:table-cell office:value-type="float" office:value="7.80937933669">
            <text:p>7,8093793367</text:p>
          </table:table-cell>
          <table:table-cell office:value-type="float" office:value="6.16466915109">
            <text:p>6,1646691511</text:p>
          </table:table-cell>
          <table:table-cell table:formula="of:=FREQUENCY([.B$14:.B$1013];[.B545])/1000" office:value-type="float" office:value="0.532">
            <text:p>0,532</text:p>
          </table:table-cell>
          <table:table-cell table:formula="of:=IF(AND([.F$5]&lt;[.B545];[.B545]&lt;=[.F$6]);([.A545]-[.F$5])/([.F$6]-[.F$5]);1)" office:value-type="float" office:value="0.801563222781667">
            <text:p>0,8015632228</text:p>
          </table:table-cell>
          <table:table-cell table:formula="of:=ABS([.D545]-[.C545])" office:value-type="float" office:value="0.269563222781667">
            <text:p>0,2695632228</text:p>
          </table:table-cell>
          <table:table-cell table:formula="of:=ABS([.D545]-[.C544])" office:value-type="float" office:value="0.270563222781667">
            <text:p>0,2705632228</text:p>
          </table:table-cell>
        </table:table-row>
        <table:table-row table:style-name="ro1">
          <table:table-cell office:value-type="float" office:value="7.84391854658">
            <text:p>7,8439185466</text:p>
          </table:table-cell>
          <table:table-cell office:value-type="float" office:value="6.16717235647">
            <text:p>6,1671723565</text:p>
          </table:table-cell>
          <table:table-cell table:formula="of:=FREQUENCY([.B$14:.B$1013];[.B546])/1000" office:value-type="float" office:value="0.533">
            <text:p>0,533</text:p>
          </table:table-cell>
          <table:table-cell table:formula="of:=IF(AND([.F$5]&lt;[.B546];[.B546]&lt;=[.F$6]);([.A546]-[.F$5])/([.F$6]-[.F$5]);1)" office:value-type="float" office:value="0.807319757763333">
            <text:p>0,8073197578</text:p>
          </table:table-cell>
          <table:table-cell table:formula="of:=ABS([.D546]-[.C546])" office:value-type="float" office:value="0.274319757763333">
            <text:p>0,2743197578</text:p>
          </table:table-cell>
          <table:table-cell table:formula="of:=ABS([.D546]-[.C545])" office:value-type="float" office:value="0.275319757763333">
            <text:p>0,2753197578</text:p>
          </table:table-cell>
        </table:table-row>
        <table:table-row table:style-name="ro1">
          <table:table-cell office:value-type="float" office:value="8.57034463977">
            <text:p>8,5703446398</text:p>
          </table:table-cell>
          <table:table-cell office:value-type="float" office:value="6.16883529671">
            <text:p>6,1688352967</text:p>
          </table:table-cell>
          <table:table-cell table:formula="of:=FREQUENCY([.B$14:.B$1013];[.B547])/1000" office:value-type="float" office:value="0.534">
            <text:p>0,534</text:p>
          </table:table-cell>
          <table:table-cell table:formula="of:=IF(AND([.F$5]&lt;[.B547];[.B547]&lt;=[.F$6]);([.A547]-[.F$5])/([.F$6]-[.F$5]);1)" office:value-type="float" office:value="0.928390773295">
            <text:p>0,9283907733</text:p>
          </table:table-cell>
          <table:table-cell table:formula="of:=ABS([.D547]-[.C547])" office:value-type="float" office:value="0.394390773295">
            <text:p>0,3943907733</text:p>
          </table:table-cell>
          <table:table-cell table:formula="of:=ABS([.D547]-[.C546])" office:value-type="float" office:value="0.395390773295">
            <text:p>0,3953907733</text:p>
          </table:table-cell>
        </table:table-row>
        <table:table-row table:style-name="ro1">
          <table:table-cell office:value-type="float" office:value="8.43895637005">
            <text:p>8,4389563701</text:p>
          </table:table-cell>
          <table:table-cell office:value-type="float" office:value="6.18248465044">
            <text:p>6,1824846504</text:p>
          </table:table-cell>
          <table:table-cell table:formula="of:=FREQUENCY([.B$14:.B$1013];[.B548])/1000" office:value-type="float" office:value="0.535">
            <text:p>0,535</text:p>
          </table:table-cell>
          <table:table-cell table:formula="of:=IF(AND([.F$5]&lt;[.B548];[.B548]&lt;=[.F$6]);([.A548]-[.F$5])/([.F$6]-[.F$5]);1)" office:value-type="float" office:value="0.906492728341667">
            <text:p>0,9064927283</text:p>
          </table:table-cell>
          <table:table-cell table:formula="of:=ABS([.D548]-[.C548])" office:value-type="float" office:value="0.371492728341667">
            <text:p>0,3714927283</text:p>
          </table:table-cell>
          <table:table-cell table:formula="of:=ABS([.D548]-[.C547])" office:value-type="float" office:value="0.372492728341667">
            <text:p>0,3724927283</text:p>
          </table:table-cell>
        </table:table-row>
        <table:table-row table:style-name="ro1">
          <table:table-cell office:value-type="float" office:value="5.70429713628">
            <text:p>5,7042971363</text:p>
          </table:table-cell>
          <table:table-cell office:value-type="float" office:value="6.18371744446">
            <text:p>6,1837174445</text:p>
          </table:table-cell>
          <table:table-cell table:formula="of:=FREQUENCY([.B$14:.B$1013];[.B549])/1000" office:value-type="float" office:value="0.536">
            <text:p>0,536</text:p>
          </table:table-cell>
          <table:table-cell table:formula="of:=IF(AND([.F$5]&lt;[.B549];[.B549]&lt;=[.F$6]);([.A549]-[.F$5])/([.F$6]-[.F$5]);1)" office:value-type="float" office:value="0.45071618938">
            <text:p>0,4507161894</text:p>
          </table:table-cell>
          <table:table-cell table:formula="of:=ABS([.D549]-[.C549])" office:value-type="float" office:value="0.08528381062">
            <text:p>0,0852838106</text:p>
          </table:table-cell>
          <table:table-cell table:formula="of:=ABS([.D549]-[.C548])" office:value-type="float" office:value="0.08428381062">
            <text:p>0,0842838106</text:p>
          </table:table-cell>
        </table:table-row>
        <table:table-row table:style-name="ro1">
          <table:table-cell office:value-type="float" office:value="3.21094662887">
            <text:p>3,2109466289</text:p>
          </table:table-cell>
          <table:table-cell office:value-type="float" office:value="6.18739621053">
            <text:p>6,1873962105</text:p>
          </table:table-cell>
          <table:table-cell table:formula="of:=FREQUENCY([.B$14:.B$1013];[.B550])/1000" office:value-type="float" office:value="0.537">
            <text:p>0,537</text:p>
          </table:table-cell>
          <table:table-cell table:formula="of:=IF(AND([.F$5]&lt;[.B550];[.B550]&lt;=[.F$6]);([.A550]-[.F$5])/([.F$6]-[.F$5]);1)" office:value-type="float" office:value="0.0351577714783333">
            <text:p>0,0351577715</text:p>
          </table:table-cell>
          <table:table-cell table:formula="of:=ABS([.D550]-[.C550])" office:value-type="float" office:value="0.501842228521667">
            <text:p>0,5018422285</text:p>
          </table:table-cell>
          <table:table-cell table:formula="of:=ABS([.D550]-[.C549])" office:value-type="float" office:value="0.500842228521667">
            <text:p>0,5008422285</text:p>
          </table:table-cell>
        </table:table-row>
        <table:table-row table:style-name="ro1">
          <table:table-cell office:value-type="float" office:value="3.21164605293">
            <text:p>3,2116460529</text:p>
          </table:table-cell>
          <table:table-cell office:value-type="float" office:value="6.19521642245">
            <text:p>6,1952164225</text:p>
          </table:table-cell>
          <table:table-cell table:formula="of:=FREQUENCY([.B$14:.B$1013];[.B551])/1000" office:value-type="float" office:value="0.538">
            <text:p>0,538</text:p>
          </table:table-cell>
          <table:table-cell table:formula="of:=IF(AND([.F$5]&lt;[.B551];[.B551]&lt;=[.F$6]);([.A551]-[.F$5])/([.F$6]-[.F$5]);1)" office:value-type="float" office:value="0.035274342155">
            <text:p>0,0352743422</text:p>
          </table:table-cell>
          <table:table-cell table:formula="of:=ABS([.D551]-[.C551])" office:value-type="float" office:value="0.502725657845">
            <text:p>0,5027256578</text:p>
          </table:table-cell>
          <table:table-cell table:formula="of:=ABS([.D551]-[.C550])" office:value-type="float" office:value="0.501725657845">
            <text:p>0,5017256578</text:p>
          </table:table-cell>
        </table:table-row>
        <table:table-row table:style-name="ro1">
          <table:table-cell office:value-type="float" office:value="8.68324674205">
            <text:p>8,6832467421</text:p>
          </table:table-cell>
          <table:table-cell office:value-type="float" office:value="6.1964627968">
            <text:p>6,1964627968</text:p>
          </table:table-cell>
          <table:table-cell table:formula="of:=FREQUENCY([.B$14:.B$1013];[.B552])/1000" office:value-type="float" office:value="0.539">
            <text:p>0,539</text:p>
          </table:table-cell>
          <table:table-cell table:formula="of:=IF(AND([.F$5]&lt;[.B552];[.B552]&lt;=[.F$6]);([.A552]-[.F$5])/([.F$6]-[.F$5]);1)" office:value-type="float" office:value="0.947207790341667">
            <text:p>0,9472077903</text:p>
          </table:table-cell>
          <table:table-cell table:formula="of:=ABS([.D552]-[.C552])" office:value-type="float" office:value="0.408207790341667">
            <text:p>0,4082077903</text:p>
          </table:table-cell>
          <table:table-cell table:formula="of:=ABS([.D552]-[.C551])" office:value-type="float" office:value="0.409207790341667">
            <text:p>0,4092077903</text:p>
          </table:table-cell>
        </table:table-row>
        <table:table-row table:style-name="ro1">
          <table:table-cell office:value-type="float" office:value="3.14073878579">
            <text:p>3,1407387858</text:p>
          </table:table-cell>
          <table:table-cell office:value-type="float" office:value="6.20376428878">
            <text:p>6,2037642888</text:p>
          </table:table-cell>
          <table:table-cell table:formula="of:=FREQUENCY([.B$14:.B$1013];[.B553])/1000" office:value-type="float" office:value="0.54">
            <text:p>0,54</text:p>
          </table:table-cell>
          <table:table-cell table:formula="of:=IF(AND([.F$5]&lt;[.B553];[.B553]&lt;=[.F$6]);([.A553]-[.F$5])/([.F$6]-[.F$5]);1)" office:value-type="float" office:value="0.0234564642983333">
            <text:p>0,0234564643</text:p>
          </table:table-cell>
          <table:table-cell table:formula="of:=ABS([.D553]-[.C553])" office:value-type="float" office:value="0.516543535701667">
            <text:p>0,5165435357</text:p>
          </table:table-cell>
          <table:table-cell table:formula="of:=ABS([.D553]-[.C552])" office:value-type="float" office:value="0.515543535701667">
            <text:p>0,5155435357</text:p>
          </table:table-cell>
        </table:table-row>
        <table:table-row table:style-name="ro1">
          <table:table-cell office:value-type="float" office:value="7.7345378745">
            <text:p>7,7345378745</text:p>
          </table:table-cell>
          <table:table-cell office:value-type="float" office:value="6.20820258769">
            <text:p>6,2082025877</text:p>
          </table:table-cell>
          <table:table-cell table:formula="of:=FREQUENCY([.B$14:.B$1013];[.B554])/1000" office:value-type="float" office:value="0.541">
            <text:p>0,541</text:p>
          </table:table-cell>
          <table:table-cell table:formula="of:=IF(AND([.F$5]&lt;[.B554];[.B554]&lt;=[.F$6]);([.A554]-[.F$5])/([.F$6]-[.F$5]);1)" office:value-type="float" office:value="0.78908964575">
            <text:p>0,7890896458</text:p>
          </table:table-cell>
          <table:table-cell table:formula="of:=ABS([.D554]-[.C554])" office:value-type="float" office:value="0.24808964575">
            <text:p>0,2480896458</text:p>
          </table:table-cell>
          <table:table-cell table:formula="of:=ABS([.D554]-[.C553])" office:value-type="float" office:value="0.24908964575">
            <text:p>0,2490896458</text:p>
          </table:table-cell>
        </table:table-row>
        <table:table-row table:style-name="ro1">
          <table:table-cell office:value-type="float" office:value="3.84894056342">
            <text:p>3,8489405634</text:p>
          </table:table-cell>
          <table:table-cell office:value-type="float" office:value="6.21254773336">
            <text:p>6,2125477334</text:p>
          </table:table-cell>
          <table:table-cell table:formula="of:=FREQUENCY([.B$14:.B$1013];[.B555])/1000" office:value-type="float" office:value="0.542">
            <text:p>0,542</text:p>
          </table:table-cell>
          <table:table-cell table:formula="of:=IF(AND([.F$5]&lt;[.B555];[.B555]&lt;=[.F$6]);([.A555]-[.F$5])/([.F$6]-[.F$5]);1)" office:value-type="float" office:value="0.141490093903333">
            <text:p>0,1414900939</text:p>
          </table:table-cell>
          <table:table-cell table:formula="of:=ABS([.D555]-[.C555])" office:value-type="float" office:value="0.400509906096667">
            <text:p>0,4005099061</text:p>
          </table:table-cell>
          <table:table-cell table:formula="of:=ABS([.D555]-[.C554])" office:value-type="float" office:value="0.399509906096667">
            <text:p>0,3995099061</text:p>
          </table:table-cell>
        </table:table-row>
        <table:table-row table:style-name="ro1">
          <table:table-cell office:value-type="float" office:value="5.82478370219">
            <text:p>5,8247837022</text:p>
          </table:table-cell>
          <table:table-cell office:value-type="float" office:value="6.21976350826">
            <text:p>6,2197635083</text:p>
          </table:table-cell>
          <table:table-cell table:formula="of:=FREQUENCY([.B$14:.B$1013];[.B556])/1000" office:value-type="float" office:value="0.543">
            <text:p>0,543</text:p>
          </table:table-cell>
          <table:table-cell table:formula="of:=IF(AND([.F$5]&lt;[.B556];[.B556]&lt;=[.F$6]);([.A556]-[.F$5])/([.F$6]-[.F$5]);1)" office:value-type="float" office:value="0.470797283698333">
            <text:p>0,4707972837</text:p>
          </table:table-cell>
          <table:table-cell table:formula="of:=ABS([.D556]-[.C556])" office:value-type="float" office:value="0.0722027163016666">
            <text:p>0,0722027163</text:p>
          </table:table-cell>
          <table:table-cell table:formula="of:=ABS([.D556]-[.C555])" office:value-type="float" office:value="0.0712027163016666">
            <text:p>0,0712027163</text:p>
          </table:table-cell>
        </table:table-row>
        <table:table-row table:style-name="ro1">
          <table:table-cell office:value-type="float" office:value="3.01771755268">
            <text:p>3,0177175527</text:p>
          </table:table-cell>
          <table:table-cell office:value-type="float" office:value="6.22449354836">
            <text:p>6,2244935484</text:p>
          </table:table-cell>
          <table:table-cell table:formula="of:=FREQUENCY([.B$14:.B$1013];[.B557])/1000" office:value-type="float" office:value="0.544">
            <text:p>0,544</text:p>
          </table:table-cell>
          <table:table-cell table:formula="of:=IF(AND([.F$5]&lt;[.B557];[.B557]&lt;=[.F$6]);([.A557]-[.F$5])/([.F$6]-[.F$5]);1)" office:value-type="float" office:value="0.0029529254466667">
            <text:p>0,0029529254</text:p>
          </table:table-cell>
          <table:table-cell table:formula="of:=ABS([.D557]-[.C557])" office:value-type="float" office:value="0.541047074553333">
            <text:p>0,5410470746</text:p>
          </table:table-cell>
          <table:table-cell table:formula="of:=ABS([.D557]-[.C556])" office:value-type="float" office:value="0.540047074553333">
            <text:p>0,5400470746</text:p>
          </table:table-cell>
        </table:table-row>
        <table:table-row table:style-name="ro1">
          <table:table-cell office:value-type="float" office:value="4.049281699">
            <text:p>4,049281699</text:p>
          </table:table-cell>
          <table:table-cell office:value-type="float" office:value="6.23268768249">
            <text:p>6,2326876825</text:p>
          </table:table-cell>
          <table:table-cell table:formula="of:=FREQUENCY([.B$14:.B$1013];[.B558])/1000" office:value-type="float" office:value="0.545">
            <text:p>0,545</text:p>
          </table:table-cell>
          <table:table-cell table:formula="of:=IF(AND([.F$5]&lt;[.B558];[.B558]&lt;=[.F$6]);([.A558]-[.F$5])/([.F$6]-[.F$5]);1)" office:value-type="float" office:value="0.174880283166667">
            <text:p>0,1748802832</text:p>
          </table:table-cell>
          <table:table-cell table:formula="of:=ABS([.D558]-[.C558])" office:value-type="float" office:value="0.370119716833333">
            <text:p>0,3701197168</text:p>
          </table:table-cell>
          <table:table-cell table:formula="of:=ABS([.D558]-[.C557])" office:value-type="float" office:value="0.369119716833333">
            <text:p>0,3691197168</text:p>
          </table:table-cell>
        </table:table-row>
        <table:table-row table:style-name="ro1">
          <table:table-cell office:value-type="float" office:value="4.12652719476">
            <text:p>4,1265271948</text:p>
          </table:table-cell>
          <table:table-cell office:value-type="float" office:value="6.23801758713">
            <text:p>6,2380175871</text:p>
          </table:table-cell>
          <table:table-cell table:formula="of:=FREQUENCY([.B$14:.B$1013];[.B559])/1000" office:value-type="float" office:value="0.546">
            <text:p>0,546</text:p>
          </table:table-cell>
          <table:table-cell table:formula="of:=IF(AND([.F$5]&lt;[.B559];[.B559]&lt;=[.F$6]);([.A559]-[.F$5])/([.F$6]-[.F$5]);1)" office:value-type="float" office:value="0.18775453246">
            <text:p>0,1877545325</text:p>
          </table:table-cell>
          <table:table-cell table:formula="of:=ABS([.D559]-[.C559])" office:value-type="float" office:value="0.35824546754">
            <text:p>0,3582454675</text:p>
          </table:table-cell>
          <table:table-cell table:formula="of:=ABS([.D559]-[.C558])" office:value-type="float" office:value="0.35724546754">
            <text:p>0,3572454675</text:p>
          </table:table-cell>
        </table:table-row>
        <table:table-row table:style-name="ro1">
          <table:table-cell office:value-type="float" office:value="3.17090305613">
            <text:p>3,1709030561</text:p>
          </table:table-cell>
          <table:table-cell office:value-type="float" office:value="6.2403202532">
            <text:p>6,2403202532</text:p>
          </table:table-cell>
          <table:table-cell table:formula="of:=FREQUENCY([.B$14:.B$1013];[.B560])/1000" office:value-type="float" office:value="0.547">
            <text:p>0,547</text:p>
          </table:table-cell>
          <table:table-cell table:formula="of:=IF(AND([.F$5]&lt;[.B560];[.B560]&lt;=[.F$6]);([.A560]-[.F$5])/([.F$6]-[.F$5]);1)" office:value-type="float" office:value="0.0284838426883333">
            <text:p>0,0284838427</text:p>
          </table:table-cell>
          <table:table-cell table:formula="of:=ABS([.D560]-[.C560])" office:value-type="float" office:value="0.518516157311667">
            <text:p>0,5185161573</text:p>
          </table:table-cell>
          <table:table-cell table:formula="of:=ABS([.D560]-[.C559])" office:value-type="float" office:value="0.517516157311667">
            <text:p>0,5175161573</text:p>
          </table:table-cell>
        </table:table-row>
        <table:table-row table:style-name="ro1">
          <table:table-cell office:value-type="float" office:value="3.16469803708">
            <text:p>3,1646980371</text:p>
          </table:table-cell>
          <table:table-cell office:value-type="float" office:value="6.2650125187">
            <text:p>6,2650125187</text:p>
          </table:table-cell>
          <table:table-cell table:formula="of:=FREQUENCY([.B$14:.B$1013];[.B561])/1000" office:value-type="float" office:value="0.548">
            <text:p>0,548</text:p>
          </table:table-cell>
          <table:table-cell table:formula="of:=IF(AND([.F$5]&lt;[.B561];[.B561]&lt;=[.F$6]);([.A561]-[.F$5])/([.F$6]-[.F$5]);1)" office:value-type="float" office:value="0.0274496728466667">
            <text:p>0,0274496728</text:p>
          </table:table-cell>
          <table:table-cell table:formula="of:=ABS([.D561]-[.C561])" office:value-type="float" office:value="0.520550327153333">
            <text:p>0,5205503272</text:p>
          </table:table-cell>
          <table:table-cell table:formula="of:=ABS([.D561]-[.C560])" office:value-type="float" office:value="0.519550327153333">
            <text:p>0,5195503272</text:p>
          </table:table-cell>
        </table:table-row>
        <table:table-row table:style-name="ro1">
          <table:table-cell office:value-type="float" office:value="8.1466625612">
            <text:p>8,1466625612</text:p>
          </table:table-cell>
          <table:table-cell office:value-type="float" office:value="6.27098705431">
            <text:p>6,2709870543</text:p>
          </table:table-cell>
          <table:table-cell table:formula="of:=FREQUENCY([.B$14:.B$1013];[.B562])/1000" office:value-type="float" office:value="0.549">
            <text:p>0,549</text:p>
          </table:table-cell>
          <table:table-cell table:formula="of:=IF(AND([.F$5]&lt;[.B562];[.B562]&lt;=[.F$6]);([.A562]-[.F$5])/([.F$6]-[.F$5]);1)" office:value-type="float" office:value="0.857777093533333">
            <text:p>0,8577770935</text:p>
          </table:table-cell>
          <table:table-cell table:formula="of:=ABS([.D562]-[.C562])" office:value-type="float" office:value="0.308777093533333">
            <text:p>0,3087770935</text:p>
          </table:table-cell>
          <table:table-cell table:formula="of:=ABS([.D562]-[.C561])" office:value-type="float" office:value="0.309777093533333">
            <text:p>0,3097770935</text:p>
          </table:table-cell>
        </table:table-row>
        <table:table-row table:style-name="ro1">
          <table:table-cell office:value-type="float" office:value="8.51316565189">
            <text:p>8,5131656519</text:p>
          </table:table-cell>
          <table:table-cell office:value-type="float" office:value="6.28131761121">
            <text:p>6,2813176112</text:p>
          </table:table-cell>
          <table:table-cell table:formula="of:=FREQUENCY([.B$14:.B$1013];[.B563])/1000" office:value-type="float" office:value="0.55">
            <text:p>0,55</text:p>
          </table:table-cell>
          <table:table-cell table:formula="of:=IF(AND([.F$5]&lt;[.B563];[.B563]&lt;=[.F$6]);([.A563]-[.F$5])/([.F$6]-[.F$5]);1)" office:value-type="float" office:value="0.918860941981667">
            <text:p>0,918860942</text:p>
          </table:table-cell>
          <table:table-cell table:formula="of:=ABS([.D563]-[.C563])" office:value-type="float" office:value="0.368860941981667">
            <text:p>0,368860942</text:p>
          </table:table-cell>
          <table:table-cell table:formula="of:=ABS([.D563]-[.C562])" office:value-type="float" office:value="0.369860941981667">
            <text:p>0,369860942</text:p>
          </table:table-cell>
        </table:table-row>
        <table:table-row table:style-name="ro1">
          <table:table-cell office:value-type="float" office:value="7.28040294548">
            <text:p>7,2804029455</text:p>
          </table:table-cell>
          <table:table-cell office:value-type="float" office:value="6.28277604593">
            <text:p>6,2827760459</text:p>
          </table:table-cell>
          <table:table-cell table:formula="of:=FREQUENCY([.B$14:.B$1013];[.B564])/1000" office:value-type="float" office:value="0.551">
            <text:p>0,551</text:p>
          </table:table-cell>
          <table:table-cell table:formula="of:=IF(AND([.F$5]&lt;[.B564];[.B564]&lt;=[.F$6]);([.A564]-[.F$5])/([.F$6]-[.F$5]);1)" office:value-type="float" office:value="0.713400490913333">
            <text:p>0,7134004909</text:p>
          </table:table-cell>
          <table:table-cell table:formula="of:=ABS([.D564]-[.C564])" office:value-type="float" office:value="0.162400490913333">
            <text:p>0,1624004909</text:p>
          </table:table-cell>
          <table:table-cell table:formula="of:=ABS([.D564]-[.C563])" office:value-type="float" office:value="0.163400490913333">
            <text:p>0,1634004909</text:p>
          </table:table-cell>
        </table:table-row>
        <table:table-row table:style-name="ro1">
          <table:table-cell office:value-type="float" office:value="6.86790418421">
            <text:p>6,8679041842</text:p>
          </table:table-cell>
          <table:table-cell office:value-type="float" office:value="6.30663463054">
            <text:p>6,3066346305</text:p>
          </table:table-cell>
          <table:table-cell table:formula="of:=FREQUENCY([.B$14:.B$1013];[.B565])/1000" office:value-type="float" office:value="0.552">
            <text:p>0,552</text:p>
          </table:table-cell>
          <table:table-cell table:formula="of:=IF(AND([.F$5]&lt;[.B565];[.B565]&lt;=[.F$6]);([.A565]-[.F$5])/([.F$6]-[.F$5]);1)" office:value-type="float" office:value="0.644650697368333">
            <text:p>0,6446506974</text:p>
          </table:table-cell>
          <table:table-cell table:formula="of:=ABS([.D565]-[.C565])" office:value-type="float" office:value="0.0926506973683332">
            <text:p>0,0926506974</text:p>
          </table:table-cell>
          <table:table-cell table:formula="of:=ABS([.D565]-[.C564])" office:value-type="float" office:value="0.0936506973683332">
            <text:p>0,0936506974</text:p>
          </table:table-cell>
        </table:table-row>
        <table:table-row table:style-name="ro1">
          <table:table-cell office:value-type="float" office:value="7.53867897993">
            <text:p>7,5386789799</text:p>
          </table:table-cell>
          <table:table-cell office:value-type="float" office:value="6.31267977089">
            <text:p>6,3126797709</text:p>
          </table:table-cell>
          <table:table-cell table:formula="of:=FREQUENCY([.B$14:.B$1013];[.B566])/1000" office:value-type="float" office:value="0.553">
            <text:p>0,553</text:p>
          </table:table-cell>
          <table:table-cell table:formula="of:=IF(AND([.F$5]&lt;[.B566];[.B566]&lt;=[.F$6]);([.A566]-[.F$5])/([.F$6]-[.F$5]);1)" office:value-type="float" office:value="0.756446496655">
            <text:p>0,7564464967</text:p>
          </table:table-cell>
          <table:table-cell table:formula="of:=ABS([.D566]-[.C566])" office:value-type="float" office:value="0.203446496655">
            <text:p>0,2034464967</text:p>
          </table:table-cell>
          <table:table-cell table:formula="of:=ABS([.D566]-[.C565])" office:value-type="float" office:value="0.204446496655">
            <text:p>0,2044464967</text:p>
          </table:table-cell>
        </table:table-row>
        <table:table-row table:style-name="ro1">
          <table:table-cell office:value-type="float" office:value="3.89151022872">
            <text:p>3,8915102287</text:p>
          </table:table-cell>
          <table:table-cell office:value-type="float" office:value="6.32809652045">
            <text:p>6,3280965205</text:p>
          </table:table-cell>
          <table:table-cell table:formula="of:=FREQUENCY([.B$14:.B$1013];[.B567])/1000" office:value-type="float" office:value="0.554">
            <text:p>0,554</text:p>
          </table:table-cell>
          <table:table-cell table:formula="of:=IF(AND([.F$5]&lt;[.B567];[.B567]&lt;=[.F$6]);([.A567]-[.F$5])/([.F$6]-[.F$5]);1)" office:value-type="float" office:value="0.14858503812">
            <text:p>0,1485850381</text:p>
          </table:table-cell>
          <table:table-cell table:formula="of:=ABS([.D567]-[.C567])" office:value-type="float" office:value="0.40541496188">
            <text:p>0,4054149619</text:p>
          </table:table-cell>
          <table:table-cell table:formula="of:=ABS([.D567]-[.C566])" office:value-type="float" office:value="0.40441496188">
            <text:p>0,4044149619</text:p>
          </table:table-cell>
        </table:table-row>
        <table:table-row table:style-name="ro1">
          <table:table-cell office:value-type="float" office:value="5.83459735746">
            <text:p>5,8345973575</text:p>
          </table:table-cell>
          <table:table-cell office:value-type="float" office:value="6.34267688976">
            <text:p>6,3426768898</text:p>
          </table:table-cell>
          <table:table-cell table:formula="of:=FREQUENCY([.B$14:.B$1013];[.B568])/1000" office:value-type="float" office:value="0.555">
            <text:p>0,555</text:p>
          </table:table-cell>
          <table:table-cell table:formula="of:=IF(AND([.F$5]&lt;[.B568];[.B568]&lt;=[.F$6]);([.A568]-[.F$5])/([.F$6]-[.F$5]);1)" office:value-type="float" office:value="0.47243289291">
            <text:p>0,4724328929</text:p>
          </table:table-cell>
          <table:table-cell table:formula="of:=ABS([.D568]-[.C568])" office:value-type="float" office:value="0.0825671070900001">
            <text:p>0,0825671071</text:p>
          </table:table-cell>
          <table:table-cell table:formula="of:=ABS([.D568]-[.C567])" office:value-type="float" office:value="0.0815671070900001">
            <text:p>0,0815671071</text:p>
          </table:table-cell>
        </table:table-row>
        <table:table-row table:style-name="ro1">
          <table:table-cell office:value-type="float" office:value="7.68572885838">
            <text:p>7,6857288584</text:p>
          </table:table-cell>
          <table:table-cell office:value-type="float" office:value="6.34412851264">
            <text:p>6,3441285126</text:p>
          </table:table-cell>
          <table:table-cell table:formula="of:=FREQUENCY([.B$14:.B$1013];[.B569])/1000" office:value-type="float" office:value="0.556">
            <text:p>0,556</text:p>
          </table:table-cell>
          <table:table-cell table:formula="of:=IF(AND([.F$5]&lt;[.B569];[.B569]&lt;=[.F$6]);([.A569]-[.F$5])/([.F$6]-[.F$5]);1)" office:value-type="float" office:value="0.78095480973">
            <text:p>0,7809548097</text:p>
          </table:table-cell>
          <table:table-cell table:formula="of:=ABS([.D569]-[.C569])" office:value-type="float" office:value="0.22495480973">
            <text:p>0,2249548097</text:p>
          </table:table-cell>
          <table:table-cell table:formula="of:=ABS([.D569]-[.C568])" office:value-type="float" office:value="0.22595480973">
            <text:p>0,2259548097</text:p>
          </table:table-cell>
        </table:table-row>
        <table:table-row table:style-name="ro1">
          <table:table-cell office:value-type="float" office:value="8.92278655382">
            <text:p>8,9227865538</text:p>
          </table:table-cell>
          <table:table-cell office:value-type="float" office:value="6.34997184765">
            <text:p>6,3499718477</text:p>
          </table:table-cell>
          <table:table-cell table:formula="of:=FREQUENCY([.B$14:.B$1013];[.B570])/1000" office:value-type="float" office:value="0.557">
            <text:p>0,557</text:p>
          </table:table-cell>
          <table:table-cell table:formula="of:=IF(AND([.F$5]&lt;[.B570];[.B570]&lt;=[.F$6]);([.A570]-[.F$5])/([.F$6]-[.F$5]);1)" office:value-type="float" office:value="0.987131092303333">
            <text:p>0,9871310923</text:p>
          </table:table-cell>
          <table:table-cell table:formula="of:=ABS([.D570]-[.C570])" office:value-type="float" office:value="0.430131092303333">
            <text:p>0,4301310923</text:p>
          </table:table-cell>
          <table:table-cell table:formula="of:=ABS([.D570]-[.C569])" office:value-type="float" office:value="0.431131092303333">
            <text:p>0,4311310923</text:p>
          </table:table-cell>
        </table:table-row>
        <table:table-row table:style-name="ro1">
          <table:table-cell office:value-type="float" office:value="6.30663463054">
            <text:p>6,3066346305</text:p>
          </table:table-cell>
          <table:table-cell office:value-type="float" office:value="6.352550696">
            <text:p>6,352550696</text:p>
          </table:table-cell>
          <table:table-cell table:formula="of:=FREQUENCY([.B$14:.B$1013];[.B571])/1000" office:value-type="float" office:value="0.558">
            <text:p>0,558</text:p>
          </table:table-cell>
          <table:table-cell table:formula="of:=IF(AND([.F$5]&lt;[.B571];[.B571]&lt;=[.F$6]);([.A571]-[.F$5])/([.F$6]-[.F$5]);1)" office:value-type="float" office:value="0.551105771756667">
            <text:p>0,5511057718</text:p>
          </table:table-cell>
          <table:table-cell table:formula="of:=ABS([.D571]-[.C571])" office:value-type="float" office:value="0.00689422824333341">
            <text:p>0,0068942282</text:p>
          </table:table-cell>
          <table:table-cell table:formula="of:=ABS([.D571]-[.C570])" office:value-type="float" office:value="0.00589422824333341">
            <text:p>0,0058942282</text:p>
          </table:table-cell>
        </table:table-row>
        <table:table-row table:style-name="ro1">
          <table:table-cell office:value-type="float" office:value="6.41046762847">
            <text:p>6,4104676285</text:p>
          </table:table-cell>
          <table:table-cell office:value-type="float" office:value="6.35396758369">
            <text:p>6,3539675837</text:p>
          </table:table-cell>
          <table:table-cell table:formula="of:=FREQUENCY([.B$14:.B$1013];[.B572])/1000" office:value-type="float" office:value="0.559">
            <text:p>0,559</text:p>
          </table:table-cell>
          <table:table-cell table:formula="of:=IF(AND([.F$5]&lt;[.B572];[.B572]&lt;=[.F$6]);([.A572]-[.F$5])/([.F$6]-[.F$5]);1)" office:value-type="float" office:value="0.568411271411667">
            <text:p>0,5684112714</text:p>
          </table:table-cell>
          <table:table-cell table:formula="of:=ABS([.D572]-[.C572])" office:value-type="float" office:value="0.00941127141166664">
            <text:p>0,0094112714</text:p>
          </table:table-cell>
          <table:table-cell table:formula="of:=ABS([.D572]-[.C571])" office:value-type="float" office:value="0.0104112714116666">
            <text:p>0,0104112714</text:p>
          </table:table-cell>
        </table:table-row>
        <table:table-row table:style-name="ro1">
          <table:table-cell office:value-type="float" office:value="3.4085839248">
            <text:p>3,4085839248</text:p>
          </table:table-cell>
          <table:table-cell office:value-type="float" office:value="6.35697648165">
            <text:p>6,3569764817</text:p>
          </table:table-cell>
          <table:table-cell table:formula="of:=FREQUENCY([.B$14:.B$1013];[.B573])/1000" office:value-type="float" office:value="0.56">
            <text:p>0,56</text:p>
          </table:table-cell>
          <table:table-cell table:formula="of:=IF(AND([.F$5]&lt;[.B573];[.B573]&lt;=[.F$6]);([.A573]-[.F$5])/([.F$6]-[.F$5]);1)" office:value-type="float" office:value="0.0680973208">
            <text:p>0,0680973208</text:p>
          </table:table-cell>
          <table:table-cell table:formula="of:=ABS([.D573]-[.C573])" office:value-type="float" office:value="0.4919026792">
            <text:p>0,4919026792</text:p>
          </table:table-cell>
          <table:table-cell table:formula="of:=ABS([.D573]-[.C572])" office:value-type="float" office:value="0.4909026792">
            <text:p>0,4909026792</text:p>
          </table:table-cell>
        </table:table-row>
        <table:table-row table:style-name="ro1">
          <table:table-cell office:value-type="float" office:value="5.11459913362">
            <text:p>5,1145991336</text:p>
          </table:table-cell>
          <table:table-cell office:value-type="float" office:value="6.36206702656">
            <text:p>6,3620670266</text:p>
          </table:table-cell>
          <table:table-cell table:formula="of:=FREQUENCY([.B$14:.B$1013];[.B574])/1000" office:value-type="float" office:value="0.561">
            <text:p>0,561</text:p>
          </table:table-cell>
          <table:table-cell table:formula="of:=IF(AND([.F$5]&lt;[.B574];[.B574]&lt;=[.F$6]);([.A574]-[.F$5])/([.F$6]-[.F$5]);1)" office:value-type="float" office:value="0.352433188936667">
            <text:p>0,3524331889</text:p>
          </table:table-cell>
          <table:table-cell table:formula="of:=ABS([.D574]-[.C574])" office:value-type="float" office:value="0.208566811063333">
            <text:p>0,2085668111</text:p>
          </table:table-cell>
          <table:table-cell table:formula="of:=ABS([.D574]-[.C573])" office:value-type="float" office:value="0.207566811063333">
            <text:p>0,2075668111</text:p>
          </table:table-cell>
        </table:table-row>
        <table:table-row table:style-name="ro1">
          <table:table-cell office:value-type="float" office:value="5.25722217786">
            <text:p>5,2572221779</text:p>
          </table:table-cell>
          <table:table-cell office:value-type="float" office:value="6.36488861237">
            <text:p>6,3648886124</text:p>
          </table:table-cell>
          <table:table-cell table:formula="of:=FREQUENCY([.B$14:.B$1013];[.B575])/1000" office:value-type="float" office:value="0.562">
            <text:p>0,562</text:p>
          </table:table-cell>
          <table:table-cell table:formula="of:=IF(AND([.F$5]&lt;[.B575];[.B575]&lt;=[.F$6]);([.A575]-[.F$5])/([.F$6]-[.F$5]);1)" office:value-type="float" office:value="0.37620369631">
            <text:p>0,3762036963</text:p>
          </table:table-cell>
          <table:table-cell table:formula="of:=ABS([.D575]-[.C575])" office:value-type="float" office:value="0.18579630369">
            <text:p>0,1857963037</text:p>
          </table:table-cell>
          <table:table-cell table:formula="of:=ABS([.D575]-[.C574])" office:value-type="float" office:value="0.18479630369">
            <text:p>0,1847963037</text:p>
          </table:table-cell>
        </table:table-row>
        <table:table-row table:style-name="ro1">
          <table:table-cell office:value-type="float" office:value="5.85850139529">
            <text:p>5,8585013953</text:p>
          </table:table-cell>
          <table:table-cell office:value-type="float" office:value="6.36985338693">
            <text:p>6,3698533869</text:p>
          </table:table-cell>
          <table:table-cell table:formula="of:=FREQUENCY([.B$14:.B$1013];[.B576])/1000" office:value-type="float" office:value="0.563">
            <text:p>0,563</text:p>
          </table:table-cell>
          <table:table-cell table:formula="of:=IF(AND([.F$5]&lt;[.B576];[.B576]&lt;=[.F$6]);([.A576]-[.F$5])/([.F$6]-[.F$5]);1)" office:value-type="float" office:value="0.476416899215">
            <text:p>0,4764168992</text:p>
          </table:table-cell>
          <table:table-cell table:formula="of:=ABS([.D576]-[.C576])" office:value-type="float" office:value="0.0865831007849999">
            <text:p>0,0865831008</text:p>
          </table:table-cell>
          <table:table-cell table:formula="of:=ABS([.D576]-[.C575])" office:value-type="float" office:value="0.085583100785">
            <text:p>0,0855831008</text:p>
          </table:table-cell>
        </table:table-row>
        <table:table-row table:style-name="ro1">
          <table:table-cell office:value-type="float" office:value="8.26412385377">
            <text:p>8,2641238538</text:p>
          </table:table-cell>
          <table:table-cell office:value-type="float" office:value="6.37116568046">
            <text:p>6,3711656805</text:p>
          </table:table-cell>
          <table:table-cell table:formula="of:=FREQUENCY([.B$14:.B$1013];[.B577])/1000" office:value-type="float" office:value="0.564">
            <text:p>0,564</text:p>
          </table:table-cell>
          <table:table-cell table:formula="of:=IF(AND([.F$5]&lt;[.B577];[.B577]&lt;=[.F$6]);([.A577]-[.F$5])/([.F$6]-[.F$5]);1)" office:value-type="float" office:value="0.877353975628333">
            <text:p>0,8773539756</text:p>
          </table:table-cell>
          <table:table-cell table:formula="of:=ABS([.D577]-[.C577])" office:value-type="float" office:value="0.313353975628333">
            <text:p>0,3133539756</text:p>
          </table:table-cell>
          <table:table-cell table:formula="of:=ABS([.D577]-[.C576])" office:value-type="float" office:value="0.314353975628333">
            <text:p>0,3143539756</text:p>
          </table:table-cell>
        </table:table-row>
        <table:table-row table:style-name="ro1">
          <table:table-cell office:value-type="float" office:value="7.74320798164">
            <text:p>7,7432079816</text:p>
          </table:table-cell>
          <table:table-cell office:value-type="float" office:value="6.386598679">
            <text:p>6,386598679</text:p>
          </table:table-cell>
          <table:table-cell table:formula="of:=FREQUENCY([.B$14:.B$1013];[.B578])/1000" office:value-type="float" office:value="0.565">
            <text:p>0,565</text:p>
          </table:table-cell>
          <table:table-cell table:formula="of:=IF(AND([.F$5]&lt;[.B578];[.B578]&lt;=[.F$6]);([.A578]-[.F$5])/([.F$6]-[.F$5]);1)" office:value-type="float" office:value="0.790534663606667">
            <text:p>0,7905346636</text:p>
          </table:table-cell>
          <table:table-cell table:formula="of:=ABS([.D578]-[.C578])" office:value-type="float" office:value="0.225534663606667">
            <text:p>0,2255346636</text:p>
          </table:table-cell>
          <table:table-cell table:formula="of:=ABS([.D578]-[.C577])" office:value-type="float" office:value="0.226534663606667">
            <text:p>0,2265346636</text:p>
          </table:table-cell>
        </table:table-row>
        <table:table-row table:style-name="ro1">
          <table:table-cell office:value-type="float" office:value="3.30371888361">
            <text:p>3,3037188836</text:p>
          </table:table-cell>
          <table:table-cell office:value-type="float" office:value="6.38746001661">
            <text:p>6,3874600166</text:p>
          </table:table-cell>
          <table:table-cell table:formula="of:=FREQUENCY([.B$14:.B$1013];[.B579])/1000" office:value-type="float" office:value="0.566">
            <text:p>0,566</text:p>
          </table:table-cell>
          <table:table-cell table:formula="of:=IF(AND([.F$5]&lt;[.B579];[.B579]&lt;=[.F$6]);([.A579]-[.F$5])/([.F$6]-[.F$5]);1)" office:value-type="float" office:value="0.050619813935">
            <text:p>0,0506198139</text:p>
          </table:table-cell>
          <table:table-cell table:formula="of:=ABS([.D579]-[.C579])" office:value-type="float" office:value="0.515380186065">
            <text:p>0,5153801861</text:p>
          </table:table-cell>
          <table:table-cell table:formula="of:=ABS([.D579]-[.C578])" office:value-type="float" office:value="0.514380186065">
            <text:p>0,5143801861</text:p>
          </table:table-cell>
        </table:table-row>
        <table:table-row table:style-name="ro1">
          <table:table-cell office:value-type="float" office:value="6.44977439051">
            <text:p>6,4497743905</text:p>
          </table:table-cell>
          <table:table-cell office:value-type="float" office:value="6.39485958787">
            <text:p>6,3948595879</text:p>
          </table:table-cell>
          <table:table-cell table:formula="of:=FREQUENCY([.B$14:.B$1013];[.B580])/1000" office:value-type="float" office:value="0.567">
            <text:p>0,567</text:p>
          </table:table-cell>
          <table:table-cell table:formula="of:=IF(AND([.F$5]&lt;[.B580];[.B580]&lt;=[.F$6]);([.A580]-[.F$5])/([.F$6]-[.F$5]);1)" office:value-type="float" office:value="0.574962398418333">
            <text:p>0,5749623984</text:p>
          </table:table-cell>
          <table:table-cell table:formula="of:=ABS([.D580]-[.C580])" office:value-type="float" office:value="0.00796239841833335">
            <text:p>0,0079623984</text:p>
          </table:table-cell>
          <table:table-cell table:formula="of:=ABS([.D580]-[.C579])" office:value-type="float" office:value="0.00896239841833335">
            <text:p>0,0089623984</text:p>
          </table:table-cell>
        </table:table-row>
        <table:table-row table:style-name="ro1">
          <table:table-cell office:value-type="float" office:value="7.18910984858">
            <text:p>7,1891098486</text:p>
          </table:table-cell>
          <table:table-cell office:value-type="float" office:value="6.39988043659">
            <text:p>6,3998804366</text:p>
          </table:table-cell>
          <table:table-cell table:formula="of:=FREQUENCY([.B$14:.B$1013];[.B581])/1000" office:value-type="float" office:value="0.568">
            <text:p>0,568</text:p>
          </table:table-cell>
          <table:table-cell table:formula="of:=IF(AND([.F$5]&lt;[.B581];[.B581]&lt;=[.F$6]);([.A581]-[.F$5])/([.F$6]-[.F$5]);1)" office:value-type="float" office:value="0.698184974763333">
            <text:p>0,6981849748</text:p>
          </table:table-cell>
          <table:table-cell table:formula="of:=ABS([.D581]-[.C581])" office:value-type="float" office:value="0.130184974763333">
            <text:p>0,1301849748</text:p>
          </table:table-cell>
          <table:table-cell table:formula="of:=ABS([.D581]-[.C580])" office:value-type="float" office:value="0.131184974763333">
            <text:p>0,1311849748</text:p>
          </table:table-cell>
        </table:table-row>
        <table:table-row table:style-name="ro1">
          <table:table-cell office:value-type="float" office:value="5.09988930954">
            <text:p>5,0998893095</text:p>
          </table:table-cell>
          <table:table-cell office:value-type="float" office:value="6.40288845481">
            <text:p>6,4028884548</text:p>
          </table:table-cell>
          <table:table-cell table:formula="of:=FREQUENCY([.B$14:.B$1013];[.B582])/1000" office:value-type="float" office:value="0.569">
            <text:p>0,569</text:p>
          </table:table-cell>
          <table:table-cell table:formula="of:=IF(AND([.F$5]&lt;[.B582];[.B582]&lt;=[.F$6]);([.A582]-[.F$5])/([.F$6]-[.F$5]);1)" office:value-type="float" office:value="0.34998155159">
            <text:p>0,3499815516</text:p>
          </table:table-cell>
          <table:table-cell table:formula="of:=ABS([.D582]-[.C582])" office:value-type="float" office:value="0.21901844841">
            <text:p>0,2190184484</text:p>
          </table:table-cell>
          <table:table-cell table:formula="of:=ABS([.D582]-[.C581])" office:value-type="float" office:value="0.21801844841">
            <text:p>0,2180184484</text:p>
          </table:table-cell>
        </table:table-row>
        <table:table-row table:style-name="ro1">
          <table:table-cell office:value-type="float" office:value="5.87293235379">
            <text:p>5,8729323538</text:p>
          </table:table-cell>
          <table:table-cell office:value-type="float" office:value="6.40562102144">
            <text:p>6,4056210214</text:p>
          </table:table-cell>
          <table:table-cell table:formula="of:=FREQUENCY([.B$14:.B$1013];[.B583])/1000" office:value-type="float" office:value="0.57">
            <text:p>0,57</text:p>
          </table:table-cell>
          <table:table-cell table:formula="of:=IF(AND([.F$5]&lt;[.B583];[.B583]&lt;=[.F$6]);([.A583]-[.F$5])/([.F$6]-[.F$5]);1)" office:value-type="float" office:value="0.478822058965">
            <text:p>0,478822059</text:p>
          </table:table-cell>
          <table:table-cell table:formula="of:=ABS([.D583]-[.C583])" office:value-type="float" office:value="0.0911779410350001">
            <text:p>0,091177941</text:p>
          </table:table-cell>
          <table:table-cell table:formula="of:=ABS([.D583]-[.C582])" office:value-type="float" office:value="0.090177941035">
            <text:p>0,090177941</text:p>
          </table:table-cell>
        </table:table-row>
        <table:table-row table:style-name="ro1">
          <table:table-cell office:value-type="float" office:value="5.73127845595">
            <text:p>5,731278456</text:p>
          </table:table-cell>
          <table:table-cell office:value-type="float" office:value="6.41046762847">
            <text:p>6,4104676285</text:p>
          </table:table-cell>
          <table:table-cell table:formula="of:=FREQUENCY([.B$14:.B$1013];[.B584])/1000" office:value-type="float" office:value="0.571">
            <text:p>0,571</text:p>
          </table:table-cell>
          <table:table-cell table:formula="of:=IF(AND([.F$5]&lt;[.B584];[.B584]&lt;=[.F$6]);([.A584]-[.F$5])/([.F$6]-[.F$5]);1)" office:value-type="float" office:value="0.455213075991667">
            <text:p>0,455213076</text:p>
          </table:table-cell>
          <table:table-cell table:formula="of:=ABS([.D584]-[.C584])" office:value-type="float" office:value="0.115786924008333">
            <text:p>0,115786924</text:p>
          </table:table-cell>
          <table:table-cell table:formula="of:=ABS([.D584]-[.C583])" office:value-type="float" office:value="0.114786924008333">
            <text:p>0,114786924</text:p>
          </table:table-cell>
        </table:table-row>
        <table:table-row table:style-name="ro1">
          <table:table-cell office:value-type="float" office:value="7.95883341157">
            <text:p>7,9588334116</text:p>
          </table:table-cell>
          <table:table-cell office:value-type="float" office:value="6.41473492914">
            <text:p>6,4147349291</text:p>
          </table:table-cell>
          <table:table-cell table:formula="of:=FREQUENCY([.B$14:.B$1013];[.B585])/1000" office:value-type="float" office:value="0.572">
            <text:p>0,572</text:p>
          </table:table-cell>
          <table:table-cell table:formula="of:=IF(AND([.F$5]&lt;[.B585];[.B585]&lt;=[.F$6]);([.A585]-[.F$5])/([.F$6]-[.F$5]);1)" office:value-type="float" office:value="0.826472235261667">
            <text:p>0,8264722353</text:p>
          </table:table-cell>
          <table:table-cell table:formula="of:=ABS([.D585]-[.C585])" office:value-type="float" office:value="0.254472235261667">
            <text:p>0,2544722353</text:p>
          </table:table-cell>
          <table:table-cell table:formula="of:=ABS([.D585]-[.C584])" office:value-type="float" office:value="0.255472235261667">
            <text:p>0,2554722353</text:p>
          </table:table-cell>
        </table:table-row>
        <table:table-row table:style-name="ro1">
          <table:table-cell office:value-type="float" office:value="6.01455920434">
            <text:p>6,0145592043</text:p>
          </table:table-cell>
          <table:table-cell office:value-type="float" office:value="6.41936872906">
            <text:p>6,4193687291</text:p>
          </table:table-cell>
          <table:table-cell table:formula="of:=FREQUENCY([.B$14:.B$1013];[.B586])/1000" office:value-type="float" office:value="0.573">
            <text:p>0,573</text:p>
          </table:table-cell>
          <table:table-cell table:formula="of:=IF(AND([.F$5]&lt;[.B586];[.B586]&lt;=[.F$6]);([.A586]-[.F$5])/([.F$6]-[.F$5]);1)" office:value-type="float" office:value="0.502426534056667">
            <text:p>0,5024265341</text:p>
          </table:table-cell>
          <table:table-cell table:formula="of:=ABS([.D586]-[.C586])" office:value-type="float" office:value="0.0705734659433333">
            <text:p>0,0705734659</text:p>
          </table:table-cell>
          <table:table-cell table:formula="of:=ABS([.D586]-[.C585])" office:value-type="float" office:value="0.0695734659433332">
            <text:p>0,0695734659</text:p>
          </table:table-cell>
        </table:table-row>
        <table:table-row table:style-name="ro1">
          <table:table-cell office:value-type="float" office:value="7.92905407463">
            <text:p>7,9290540746</text:p>
          </table:table-cell>
          <table:table-cell office:value-type="float" office:value="6.41951937307">
            <text:p>6,4195193731</text:p>
          </table:table-cell>
          <table:table-cell table:formula="of:=FREQUENCY([.B$14:.B$1013];[.B587])/1000" office:value-type="float" office:value="0.574">
            <text:p>0,574</text:p>
          </table:table-cell>
          <table:table-cell table:formula="of:=IF(AND([.F$5]&lt;[.B587];[.B587]&lt;=[.F$6]);([.A587]-[.F$5])/([.F$6]-[.F$5]);1)" office:value-type="float" office:value="0.821509012438333">
            <text:p>0,8215090124</text:p>
          </table:table-cell>
          <table:table-cell table:formula="of:=ABS([.D587]-[.C587])" office:value-type="float" office:value="0.247509012438333">
            <text:p>0,2475090124</text:p>
          </table:table-cell>
          <table:table-cell table:formula="of:=ABS([.D587]-[.C586])" office:value-type="float" office:value="0.248509012438333">
            <text:p>0,2485090124</text:p>
          </table:table-cell>
        </table:table-row>
        <table:table-row table:style-name="ro1">
          <table:table-cell office:value-type="float" office:value="6.45052469116">
            <text:p>6,4505246912</text:p>
          </table:table-cell>
          <table:table-cell office:value-type="float" office:value="6.43496459902">
            <text:p>6,434964599</text:p>
          </table:table-cell>
          <table:table-cell table:formula="of:=FREQUENCY([.B$14:.B$1013];[.B588])/1000" office:value-type="float" office:value="0.575">
            <text:p>0,575</text:p>
          </table:table-cell>
          <table:table-cell table:formula="of:=IF(AND([.F$5]&lt;[.B588];[.B588]&lt;=[.F$6]);([.A588]-[.F$5])/([.F$6]-[.F$5]);1)" office:value-type="float" office:value="0.575087448526667">
            <text:p>0,5750874485</text:p>
          </table:table-cell>
          <table:table-cell table:formula="of:=ABS([.D588]-[.C588])" office:value-type="float" office:value="0.0000874485266667557">
            <text:p>8,74485266667557E-005</text:p>
          </table:table-cell>
          <table:table-cell table:formula="of:=ABS([.D588]-[.C587])" office:value-type="float" office:value="0.00108744852666676">
            <text:p>0,0010874485</text:p>
          </table:table-cell>
        </table:table-row>
        <table:table-row table:style-name="ro1">
          <table:table-cell office:value-type="float" office:value="3.22572372117">
            <text:p>3,2257237212</text:p>
          </table:table-cell>
          <table:table-cell office:value-type="float" office:value="6.44392199883">
            <text:p>6,4439219988</text:p>
          </table:table-cell>
          <table:table-cell table:formula="of:=FREQUENCY([.B$14:.B$1013];[.B589])/1000" office:value-type="float" office:value="0.576">
            <text:p>0,576</text:p>
          </table:table-cell>
          <table:table-cell table:formula="of:=IF(AND([.F$5]&lt;[.B589];[.B589]&lt;=[.F$6]);([.A589]-[.F$5])/([.F$6]-[.F$5]);1)" office:value-type="float" office:value="0.037620620195">
            <text:p>0,0376206202</text:p>
          </table:table-cell>
          <table:table-cell table:formula="of:=ABS([.D589]-[.C589])" office:value-type="float" office:value="0.538379379805">
            <text:p>0,5383793798</text:p>
          </table:table-cell>
          <table:table-cell table:formula="of:=ABS([.D589]-[.C588])" office:value-type="float" office:value="0.537379379805">
            <text:p>0,5373793798</text:p>
          </table:table-cell>
        </table:table-row>
        <table:table-row table:style-name="ro1">
          <table:table-cell office:value-type="float" office:value="5.76301829357">
            <text:p>5,7630182936</text:p>
          </table:table-cell>
          <table:table-cell office:value-type="float" office:value="6.44977439051">
            <text:p>6,4497743905</text:p>
          </table:table-cell>
          <table:table-cell table:formula="of:=FREQUENCY([.B$14:.B$1013];[.B590])/1000" office:value-type="float" office:value="0.577">
            <text:p>0,577</text:p>
          </table:table-cell>
          <table:table-cell table:formula="of:=IF(AND([.F$5]&lt;[.B590];[.B590]&lt;=[.F$6]);([.A590]-[.F$5])/([.F$6]-[.F$5]);1)" office:value-type="float" office:value="0.460503048928333">
            <text:p>0,4605030489</text:p>
          </table:table-cell>
          <table:table-cell table:formula="of:=ABS([.D590]-[.C590])" office:value-type="float" office:value="0.116496951071667">
            <text:p>0,1164969511</text:p>
          </table:table-cell>
          <table:table-cell table:formula="of:=ABS([.D590]-[.C589])" office:value-type="float" office:value="0.115496951071667">
            <text:p>0,1154969511</text:p>
          </table:table-cell>
        </table:table-row>
        <table:table-row table:style-name="ro1">
          <table:table-cell office:value-type="float" office:value="7.47197967331">
            <text:p>7,4719796733</text:p>
          </table:table-cell>
          <table:table-cell office:value-type="float" office:value="6.45052469116">
            <text:p>6,4505246912</text:p>
          </table:table-cell>
          <table:table-cell table:formula="of:=FREQUENCY([.B$14:.B$1013];[.B591])/1000" office:value-type="float" office:value="0.578">
            <text:p>0,578</text:p>
          </table:table-cell>
          <table:table-cell table:formula="of:=IF(AND([.F$5]&lt;[.B591];[.B591]&lt;=[.F$6]);([.A591]-[.F$5])/([.F$6]-[.F$5]);1)" office:value-type="float" office:value="0.745329945551667">
            <text:p>0,7453299456</text:p>
          </table:table-cell>
          <table:table-cell table:formula="of:=ABS([.D591]-[.C591])" office:value-type="float" office:value="0.167329945551667">
            <text:p>0,1673299456</text:p>
          </table:table-cell>
          <table:table-cell table:formula="of:=ABS([.D591]-[.C590])" office:value-type="float" office:value="0.168329945551667">
            <text:p>0,1683299456</text:p>
          </table:table-cell>
        </table:table-row>
        <table:table-row table:style-name="ro1">
          <table:table-cell office:value-type="float" office:value="5.08182837511">
            <text:p>5,0818283751</text:p>
          </table:table-cell>
          <table:table-cell office:value-type="float" office:value="6.45061703456">
            <text:p>6,4506170346</text:p>
          </table:table-cell>
          <table:table-cell table:formula="of:=FREQUENCY([.B$14:.B$1013];[.B592])/1000" office:value-type="float" office:value="0.579">
            <text:p>0,579</text:p>
          </table:table-cell>
          <table:table-cell table:formula="of:=IF(AND([.F$5]&lt;[.B592];[.B592]&lt;=[.F$6]);([.A592]-[.F$5])/([.F$6]-[.F$5]);1)" office:value-type="float" office:value="0.346971395851667">
            <text:p>0,3469713959</text:p>
          </table:table-cell>
          <table:table-cell table:formula="of:=ABS([.D592]-[.C592])" office:value-type="float" office:value="0.232028604148333">
            <text:p>0,2320286041</text:p>
          </table:table-cell>
          <table:table-cell table:formula="of:=ABS([.D592]-[.C591])" office:value-type="float" office:value="0.231028604148333">
            <text:p>0,2310286041</text:p>
          </table:table-cell>
        </table:table-row>
        <table:table-row table:style-name="ro1">
          <table:table-cell office:value-type="float" office:value="6.32809652045">
            <text:p>6,3280965205</text:p>
          </table:table-cell>
          <table:table-cell office:value-type="float" office:value="6.45669413406">
            <text:p>6,4566941341</text:p>
          </table:table-cell>
          <table:table-cell table:formula="of:=FREQUENCY([.B$14:.B$1013];[.B593])/1000" office:value-type="float" office:value="0.58">
            <text:p>0,58</text:p>
          </table:table-cell>
          <table:table-cell table:formula="of:=IF(AND([.F$5]&lt;[.B593];[.B593]&lt;=[.F$6]);([.A593]-[.F$5])/([.F$6]-[.F$5]);1)" office:value-type="float" office:value="0.554682753408333">
            <text:p>0,5546827534</text:p>
          </table:table-cell>
          <table:table-cell table:formula="of:=ABS([.D593]-[.C593])" office:value-type="float" office:value="0.0253172465916667">
            <text:p>0,0253172466</text:p>
          </table:table-cell>
          <table:table-cell table:formula="of:=ABS([.D593]-[.C592])" office:value-type="float" office:value="0.0243172465916667">
            <text:p>0,0243172466</text:p>
          </table:table-cell>
        </table:table-row>
        <table:table-row table:style-name="ro1">
          <table:table-cell office:value-type="float" office:value="4.99964821146">
            <text:p>4,9996482115</text:p>
          </table:table-cell>
          <table:table-cell office:value-type="float" office:value="6.45710201641">
            <text:p>6,4571020164</text:p>
          </table:table-cell>
          <table:table-cell table:formula="of:=FREQUENCY([.B$14:.B$1013];[.B594])/1000" office:value-type="float" office:value="0.581">
            <text:p>0,581</text:p>
          </table:table-cell>
          <table:table-cell table:formula="of:=IF(AND([.F$5]&lt;[.B594];[.B594]&lt;=[.F$6]);([.A594]-[.F$5])/([.F$6]-[.F$5]);1)" office:value-type="float" office:value="0.33327470191">
            <text:p>0,3332747019</text:p>
          </table:table-cell>
          <table:table-cell table:formula="of:=ABS([.D594]-[.C594])" office:value-type="float" office:value="0.24772529809">
            <text:p>0,2477252981</text:p>
          </table:table-cell>
          <table:table-cell table:formula="of:=ABS([.D594]-[.C593])" office:value-type="float" office:value="0.24672529809">
            <text:p>0,2467252981</text:p>
          </table:table-cell>
        </table:table-row>
        <table:table-row table:style-name="ro1">
          <table:table-cell office:value-type="float" office:value="4.4419865151">
            <text:p>4,4419865151</text:p>
          </table:table-cell>
          <table:table-cell office:value-type="float" office:value="6.46033256606">
            <text:p>6,4603325661</text:p>
          </table:table-cell>
          <table:table-cell table:formula="of:=FREQUENCY([.B$14:.B$1013];[.B595])/1000" office:value-type="float" office:value="0.582">
            <text:p>0,582</text:p>
          </table:table-cell>
          <table:table-cell table:formula="of:=IF(AND([.F$5]&lt;[.B595];[.B595]&lt;=[.F$6]);([.A595]-[.F$5])/([.F$6]-[.F$5]);1)" office:value-type="float" office:value="0.24033108585">
            <text:p>0,2403310859</text:p>
          </table:table-cell>
          <table:table-cell table:formula="of:=ABS([.D595]-[.C595])" office:value-type="float" office:value="0.34166891415">
            <text:p>0,3416689142</text:p>
          </table:table-cell>
          <table:table-cell table:formula="of:=ABS([.D595]-[.C594])" office:value-type="float" office:value="0.34066891415">
            <text:p>0,3406689142</text:p>
          </table:table-cell>
        </table:table-row>
        <table:table-row table:style-name="ro1">
          <table:table-cell office:value-type="float" office:value="5.71480637732">
            <text:p>5,7148063773</text:p>
          </table:table-cell>
          <table:table-cell office:value-type="float" office:value="6.47001419546">
            <text:p>6,4700141955</text:p>
          </table:table-cell>
          <table:table-cell table:formula="of:=FREQUENCY([.B$14:.B$1013];[.B596])/1000" office:value-type="float" office:value="0.583">
            <text:p>0,583</text:p>
          </table:table-cell>
          <table:table-cell table:formula="of:=IF(AND([.F$5]&lt;[.B596];[.B596]&lt;=[.F$6]);([.A596]-[.F$5])/([.F$6]-[.F$5]);1)" office:value-type="float" office:value="0.452467729553333">
            <text:p>0,4524677296</text:p>
          </table:table-cell>
          <table:table-cell table:formula="of:=ABS([.D596]-[.C596])" office:value-type="float" office:value="0.130532270446667">
            <text:p>0,1305322704</text:p>
          </table:table-cell>
          <table:table-cell table:formula="of:=ABS([.D596]-[.C595])" office:value-type="float" office:value="0.129532270446667">
            <text:p>0,1295322704</text:p>
          </table:table-cell>
        </table:table-row>
        <table:table-row table:style-name="ro1">
          <table:table-cell office:value-type="float" office:value="8.87878382586">
            <text:p>8,8787838259</text:p>
          </table:table-cell>
          <table:table-cell office:value-type="float" office:value="6.47138932245">
            <text:p>6,4713893225</text:p>
          </table:table-cell>
          <table:table-cell table:formula="of:=FREQUENCY([.B$14:.B$1013];[.B597])/1000" office:value-type="float" office:value="0.584">
            <text:p>0,584</text:p>
          </table:table-cell>
          <table:table-cell table:formula="of:=IF(AND([.F$5]&lt;[.B597];[.B597]&lt;=[.F$6]);([.A597]-[.F$5])/([.F$6]-[.F$5]);1)" office:value-type="float" office:value="0.97979730431">
            <text:p>0,9797973043</text:p>
          </table:table-cell>
          <table:table-cell table:formula="of:=ABS([.D597]-[.C597])" office:value-type="float" office:value="0.39579730431">
            <text:p>0,3957973043</text:p>
          </table:table-cell>
          <table:table-cell table:formula="of:=ABS([.D597]-[.C596])" office:value-type="float" office:value="0.39679730431">
            <text:p>0,3967973043</text:p>
          </table:table-cell>
        </table:table-row>
        <table:table-row table:style-name="ro1">
          <table:table-cell office:value-type="float" office:value="6.11320127331">
            <text:p>6,1132012733</text:p>
          </table:table-cell>
          <table:table-cell office:value-type="float" office:value="6.47841195649">
            <text:p>6,4784119565</text:p>
          </table:table-cell>
          <table:table-cell table:formula="of:=FREQUENCY([.B$14:.B$1013];[.B598])/1000" office:value-type="float" office:value="0.585">
            <text:p>0,585</text:p>
          </table:table-cell>
          <table:table-cell table:formula="of:=IF(AND([.F$5]&lt;[.B598];[.B598]&lt;=[.F$6]);([.A598]-[.F$5])/([.F$6]-[.F$5]);1)" office:value-type="float" office:value="0.518866878885">
            <text:p>0,5188668789</text:p>
          </table:table-cell>
          <table:table-cell table:formula="of:=ABS([.D598]-[.C598])" office:value-type="float" office:value="0.066133121115">
            <text:p>0,0661331211</text:p>
          </table:table-cell>
          <table:table-cell table:formula="of:=ABS([.D598]-[.C597])" office:value-type="float" office:value="0.065133121115">
            <text:p>0,0651331211</text:p>
          </table:table-cell>
        </table:table-row>
        <table:table-row table:style-name="ro1">
          <table:table-cell office:value-type="float" office:value="3.82328986996">
            <text:p>3,82328987</text:p>
          </table:table-cell>
          <table:table-cell office:value-type="float" office:value="6.502805811">
            <text:p>6,502805811</text:p>
          </table:table-cell>
          <table:table-cell table:formula="of:=FREQUENCY([.B$14:.B$1013];[.B599])/1000" office:value-type="float" office:value="0.586">
            <text:p>0,586</text:p>
          </table:table-cell>
          <table:table-cell table:formula="of:=IF(AND([.F$5]&lt;[.B599];[.B599]&lt;=[.F$6]);([.A599]-[.F$5])/([.F$6]-[.F$5]);1)" office:value-type="float" office:value="0.137214978326667">
            <text:p>0,1372149783</text:p>
          </table:table-cell>
          <table:table-cell table:formula="of:=ABS([.D599]-[.C599])" office:value-type="float" office:value="0.448785021673333">
            <text:p>0,4487850217</text:p>
          </table:table-cell>
          <table:table-cell table:formula="of:=ABS([.D599]-[.C598])" office:value-type="float" office:value="0.447785021673333">
            <text:p>0,4477850217</text:p>
          </table:table-cell>
        </table:table-row>
        <table:table-row table:style-name="ro1">
          <table:table-cell office:value-type="float" office:value="8.88973151628">
            <text:p>8,8897315163</text:p>
          </table:table-cell>
          <table:table-cell office:value-type="float" office:value="6.50513845428">
            <text:p>6,5051384543</text:p>
          </table:table-cell>
          <table:table-cell table:formula="of:=FREQUENCY([.B$14:.B$1013];[.B600])/1000" office:value-type="float" office:value="0.587">
            <text:p>0,587</text:p>
          </table:table-cell>
          <table:table-cell table:formula="of:=IF(AND([.F$5]&lt;[.B600];[.B600]&lt;=[.F$6]);([.A600]-[.F$5])/([.F$6]-[.F$5]);1)" office:value-type="float" office:value="0.98162191938">
            <text:p>0,9816219194</text:p>
          </table:table-cell>
          <table:table-cell table:formula="of:=ABS([.D600]-[.C600])" office:value-type="float" office:value="0.39462191938">
            <text:p>0,3946219194</text:p>
          </table:table-cell>
          <table:table-cell table:formula="of:=ABS([.D600]-[.C599])" office:value-type="float" office:value="0.39562191938">
            <text:p>0,3956219194</text:p>
          </table:table-cell>
        </table:table-row>
        <table:table-row table:style-name="ro1">
          <table:table-cell office:value-type="float" office:value="5.661940148">
            <text:p>5,661940148</text:p>
          </table:table-cell>
          <table:table-cell office:value-type="float" office:value="6.51617784444">
            <text:p>6,5161778444</text:p>
          </table:table-cell>
          <table:table-cell table:formula="of:=FREQUENCY([.B$14:.B$1013];[.B601])/1000" office:value-type="float" office:value="0.588">
            <text:p>0,588</text:p>
          </table:table-cell>
          <table:table-cell table:formula="of:=IF(AND([.F$5]&lt;[.B601];[.B601]&lt;=[.F$6]);([.A601]-[.F$5])/([.F$6]-[.F$5]);1)" office:value-type="float" office:value="0.443656691333333">
            <text:p>0,4436566913</text:p>
          </table:table-cell>
          <table:table-cell table:formula="of:=ABS([.D601]-[.C601])" office:value-type="float" office:value="0.144343308666667">
            <text:p>0,1443433087</text:p>
          </table:table-cell>
          <table:table-cell table:formula="of:=ABS([.D601]-[.C600])" office:value-type="float" office:value="0.143343308666667">
            <text:p>0,1433433087</text:p>
          </table:table-cell>
        </table:table-row>
        <table:table-row table:style-name="ro1">
          <table:table-cell office:value-type="float" office:value="5.0097732566">
            <text:p>5,0097732566</text:p>
          </table:table-cell>
          <table:table-cell office:value-type="float" office:value="6.51893732333">
            <text:p>6,5189373233</text:p>
          </table:table-cell>
          <table:table-cell table:formula="of:=FREQUENCY([.B$14:.B$1013];[.B602])/1000" office:value-type="float" office:value="0.589">
            <text:p>0,589</text:p>
          </table:table-cell>
          <table:table-cell table:formula="of:=IF(AND([.F$5]&lt;[.B602];[.B602]&lt;=[.F$6]);([.A602]-[.F$5])/([.F$6]-[.F$5]);1)" office:value-type="float" office:value="0.334962209433333">
            <text:p>0,3349622094</text:p>
          </table:table-cell>
          <table:table-cell table:formula="of:=ABS([.D602]-[.C602])" office:value-type="float" office:value="0.254037790566667">
            <text:p>0,2540377906</text:p>
          </table:table-cell>
          <table:table-cell table:formula="of:=ABS([.D602]-[.C601])" office:value-type="float" office:value="0.253037790566667">
            <text:p>0,2530377906</text:p>
          </table:table-cell>
        </table:table-row>
        <table:table-row table:style-name="ro1">
          <table:table-cell office:value-type="float" office:value="5.93704237292">
            <text:p>5,9370423729</text:p>
          </table:table-cell>
          <table:table-cell office:value-type="float" office:value="6.52043997345">
            <text:p>6,5204399735</text:p>
          </table:table-cell>
          <table:table-cell table:formula="of:=FREQUENCY([.B$14:.B$1013];[.B603])/1000" office:value-type="float" office:value="0.59">
            <text:p>0,59</text:p>
          </table:table-cell>
          <table:table-cell table:formula="of:=IF(AND([.F$5]&lt;[.B603];[.B603]&lt;=[.F$6]);([.A603]-[.F$5])/([.F$6]-[.F$5]);1)" office:value-type="float" office:value="0.489507062153333">
            <text:p>0,4895070622</text:p>
          </table:table-cell>
          <table:table-cell table:formula="of:=ABS([.D603]-[.C603])" office:value-type="float" office:value="0.100492937846667">
            <text:p>0,1004929378</text:p>
          </table:table-cell>
          <table:table-cell table:formula="of:=ABS([.D603]-[.C602])" office:value-type="float" office:value="0.0994929378466667">
            <text:p>0,0994929378</text:p>
          </table:table-cell>
        </table:table-row>
        <table:table-row table:style-name="ro1">
          <table:table-cell office:value-type="float" office:value="6.22449354836">
            <text:p>6,2244935484</text:p>
          </table:table-cell>
          <table:table-cell office:value-type="float" office:value="6.52996941103">
            <text:p>6,529969411</text:p>
          </table:table-cell>
          <table:table-cell table:formula="of:=FREQUENCY([.B$14:.B$1013];[.B604])/1000" office:value-type="float" office:value="0.591">
            <text:p>0,591</text:p>
          </table:table-cell>
          <table:table-cell table:formula="of:=IF(AND([.F$5]&lt;[.B604];[.B604]&lt;=[.F$6]);([.A604]-[.F$5])/([.F$6]-[.F$5]);1)" office:value-type="float" office:value="0.537415591393333">
            <text:p>0,5374155914</text:p>
          </table:table-cell>
          <table:table-cell table:formula="of:=ABS([.D604]-[.C604])" office:value-type="float" office:value="0.0535844086066667">
            <text:p>0,0535844086</text:p>
          </table:table-cell>
          <table:table-cell table:formula="of:=ABS([.D604]-[.C603])" office:value-type="float" office:value="0.0525844086066667">
            <text:p>0,0525844086</text:p>
          </table:table-cell>
        </table:table-row>
        <table:table-row table:style-name="ro1">
          <table:table-cell office:value-type="float" office:value="5.48456297239">
            <text:p>5,4845629724</text:p>
          </table:table-cell>
          <table:table-cell office:value-type="float" office:value="6.55172841514">
            <text:p>6,5517284151</text:p>
          </table:table-cell>
          <table:table-cell table:formula="of:=FREQUENCY([.B$14:.B$1013];[.B605])/1000" office:value-type="float" office:value="0.592">
            <text:p>0,592</text:p>
          </table:table-cell>
          <table:table-cell table:formula="of:=IF(AND([.F$5]&lt;[.B605];[.B605]&lt;=[.F$6]);([.A605]-[.F$5])/([.F$6]-[.F$5]);1)" office:value-type="float" office:value="0.414093828731667">
            <text:p>0,4140938287</text:p>
          </table:table-cell>
          <table:table-cell table:formula="of:=ABS([.D605]-[.C605])" office:value-type="float" office:value="0.177906171268333">
            <text:p>0,1779061713</text:p>
          </table:table-cell>
          <table:table-cell table:formula="of:=ABS([.D605]-[.C604])" office:value-type="float" office:value="0.176906171268333">
            <text:p>0,1769061713</text:p>
          </table:table-cell>
        </table:table-row>
        <table:table-row table:style-name="ro1">
          <table:table-cell office:value-type="float" office:value="6.86379148762">
            <text:p>6,8637914876</text:p>
          </table:table-cell>
          <table:table-cell office:value-type="float" office:value="6.5608799314">
            <text:p>6,5608799314</text:p>
          </table:table-cell>
          <table:table-cell table:formula="of:=FREQUENCY([.B$14:.B$1013];[.B606])/1000" office:value-type="float" office:value="0.593">
            <text:p>0,593</text:p>
          </table:table-cell>
          <table:table-cell table:formula="of:=IF(AND([.F$5]&lt;[.B606];[.B606]&lt;=[.F$6]);([.A606]-[.F$5])/([.F$6]-[.F$5]);1)" office:value-type="float" office:value="0.643965247936667">
            <text:p>0,6439652479</text:p>
          </table:table-cell>
          <table:table-cell table:formula="of:=ABS([.D606]-[.C606])" office:value-type="float" office:value="0.0509652479366668">
            <text:p>0,0509652479</text:p>
          </table:table-cell>
          <table:table-cell table:formula="of:=ABS([.D606]-[.C605])" office:value-type="float" office:value="0.0519652479366668">
            <text:p>0,0519652479</text:p>
          </table:table-cell>
        </table:table-row>
        <table:table-row table:style-name="ro1">
          <table:table-cell office:value-type="float" office:value="6.00995795781">
            <text:p>6,0099579578</text:p>
          </table:table-cell>
          <table:table-cell office:value-type="float" office:value="6.56117439842">
            <text:p>6,5611743984</text:p>
          </table:table-cell>
          <table:table-cell table:formula="of:=FREQUENCY([.B$14:.B$1013];[.B607])/1000" office:value-type="float" office:value="0.594">
            <text:p>0,594</text:p>
          </table:table-cell>
          <table:table-cell table:formula="of:=IF(AND([.F$5]&lt;[.B607];[.B607]&lt;=[.F$6]);([.A607]-[.F$5])/([.F$6]-[.F$5]);1)" office:value-type="float" office:value="0.501659659635">
            <text:p>0,5016596596</text:p>
          </table:table-cell>
          <table:table-cell table:formula="of:=ABS([.D607]-[.C607])" office:value-type="float" office:value="0.0923403403649999">
            <text:p>0,0923403404</text:p>
          </table:table-cell>
          <table:table-cell table:formula="of:=ABS([.D607]-[.C606])" office:value-type="float" office:value="0.0913403403649999">
            <text:p>0,0913403404</text:p>
          </table:table-cell>
        </table:table-row>
        <table:table-row table:style-name="ro1">
          <table:table-cell office:value-type="float" office:value="6.67866576591">
            <text:p>6,6786657659</text:p>
          </table:table-cell>
          <table:table-cell office:value-type="float" office:value="6.57089128292">
            <text:p>6,5708912829</text:p>
          </table:table-cell>
          <table:table-cell table:formula="of:=FREQUENCY([.B$14:.B$1013];[.B608])/1000" office:value-type="float" office:value="0.595">
            <text:p>0,595</text:p>
          </table:table-cell>
          <table:table-cell table:formula="of:=IF(AND([.F$5]&lt;[.B608];[.B608]&lt;=[.F$6]);([.A608]-[.F$5])/([.F$6]-[.F$5]);1)" office:value-type="float" office:value="0.613110960985">
            <text:p>0,613110961</text:p>
          </table:table-cell>
          <table:table-cell table:formula="of:=ABS([.D608]-[.C608])" office:value-type="float" office:value="0.018110960985">
            <text:p>0,018110961</text:p>
          </table:table-cell>
          <table:table-cell table:formula="of:=ABS([.D608]-[.C607])" office:value-type="float" office:value="0.019110960985">
            <text:p>0,019110961</text:p>
          </table:table-cell>
        </table:table-row>
        <table:table-row table:style-name="ro1">
          <table:table-cell office:value-type="float" office:value="7.30641133802">
            <text:p>7,306411338</text:p>
          </table:table-cell>
          <table:table-cell office:value-type="float" office:value="6.58129112893">
            <text:p>6,5812911289</text:p>
          </table:table-cell>
          <table:table-cell table:formula="of:=FREQUENCY([.B$14:.B$1013];[.B609])/1000" office:value-type="float" office:value="0.596">
            <text:p>0,596</text:p>
          </table:table-cell>
          <table:table-cell table:formula="of:=IF(AND([.F$5]&lt;[.B609];[.B609]&lt;=[.F$6]);([.A609]-[.F$5])/([.F$6]-[.F$5]);1)" office:value-type="float" office:value="0.717735223003333">
            <text:p>0,717735223</text:p>
          </table:table-cell>
          <table:table-cell table:formula="of:=ABS([.D609]-[.C609])" office:value-type="float" office:value="0.121735223003333">
            <text:p>0,121735223</text:p>
          </table:table-cell>
          <table:table-cell table:formula="of:=ABS([.D609]-[.C608])" office:value-type="float" office:value="0.122735223003333">
            <text:p>0,122735223</text:p>
          </table:table-cell>
        </table:table-row>
        <table:table-row table:style-name="ro1">
          <table:table-cell office:value-type="float" office:value="5.20656632411">
            <text:p>5,2065663241</text:p>
          </table:table-cell>
          <table:table-cell office:value-type="float" office:value="6.58508095661">
            <text:p>6,5850809566</text:p>
          </table:table-cell>
          <table:table-cell table:formula="of:=FREQUENCY([.B$14:.B$1013];[.B610])/1000" office:value-type="float" office:value="0.597">
            <text:p>0,597</text:p>
          </table:table-cell>
          <table:table-cell table:formula="of:=IF(AND([.F$5]&lt;[.B610];[.B610]&lt;=[.F$6]);([.A610]-[.F$5])/([.F$6]-[.F$5]);1)" office:value-type="float" office:value="0.367761054018333">
            <text:p>0,367761054</text:p>
          </table:table-cell>
          <table:table-cell table:formula="of:=ABS([.D610]-[.C610])" office:value-type="float" office:value="0.229238945981667">
            <text:p>0,229238946</text:p>
          </table:table-cell>
          <table:table-cell table:formula="of:=ABS([.D610]-[.C609])" office:value-type="float" office:value="0.228238945981667">
            <text:p>0,228238946</text:p>
          </table:table-cell>
        </table:table-row>
        <table:table-row table:style-name="ro1">
          <table:table-cell office:value-type="float" office:value="8.91294103493">
            <text:p>8,9129410349</text:p>
          </table:table-cell>
          <table:table-cell office:value-type="float" office:value="6.58812568194">
            <text:p>6,5881256819</text:p>
          </table:table-cell>
          <table:table-cell table:formula="of:=FREQUENCY([.B$14:.B$1013];[.B611])/1000" office:value-type="float" office:value="0.598">
            <text:p>0,598</text:p>
          </table:table-cell>
          <table:table-cell table:formula="of:=IF(AND([.F$5]&lt;[.B611];[.B611]&lt;=[.F$6]);([.A611]-[.F$5])/([.F$6]-[.F$5]);1)" office:value-type="float" office:value="0.985490172488333">
            <text:p>0,9854901725</text:p>
          </table:table-cell>
          <table:table-cell table:formula="of:=ABS([.D611]-[.C611])" office:value-type="float" office:value="0.387490172488333">
            <text:p>0,3874901725</text:p>
          </table:table-cell>
          <table:table-cell table:formula="of:=ABS([.D611]-[.C610])" office:value-type="float" office:value="0.388490172488333">
            <text:p>0,3884901725</text:p>
          </table:table-cell>
        </table:table-row>
        <table:table-row table:style-name="ro1">
          <table:table-cell office:value-type="float" office:value="4.33134682326">
            <text:p>4,3313468233</text:p>
          </table:table-cell>
          <table:table-cell office:value-type="float" office:value="6.60161624373">
            <text:p>6,6016162437</text:p>
          </table:table-cell>
          <table:table-cell table:formula="of:=FREQUENCY([.B$14:.B$1013];[.B612])/1000" office:value-type="float" office:value="0.599">
            <text:p>0,599</text:p>
          </table:table-cell>
          <table:table-cell table:formula="of:=IF(AND([.F$5]&lt;[.B612];[.B612]&lt;=[.F$6]);([.A612]-[.F$5])/([.F$6]-[.F$5]);1)" office:value-type="float" office:value="0.22189113721">
            <text:p>0,2218911372</text:p>
          </table:table-cell>
          <table:table-cell table:formula="of:=ABS([.D612]-[.C612])" office:value-type="float" office:value="0.37710886279">
            <text:p>0,3771088628</text:p>
          </table:table-cell>
          <table:table-cell table:formula="of:=ABS([.D612]-[.C611])" office:value-type="float" office:value="0.37610886279">
            <text:p>0,3761088628</text:p>
          </table:table-cell>
        </table:table-row>
        <table:table-row table:style-name="ro1">
          <table:table-cell office:value-type="float" office:value="3.99992826006">
            <text:p>3,9999282601</text:p>
          </table:table-cell>
          <table:table-cell office:value-type="float" office:value="6.61413468329">
            <text:p>6,6141346833</text:p>
          </table:table-cell>
          <table:table-cell table:formula="of:=FREQUENCY([.B$14:.B$1013];[.B613])/1000" office:value-type="float" office:value="0.6">
            <text:p>0,6</text:p>
          </table:table-cell>
          <table:table-cell table:formula="of:=IF(AND([.F$5]&lt;[.B613];[.B613]&lt;=[.F$6]);([.A613]-[.F$5])/([.F$6]-[.F$5]);1)" office:value-type="float" office:value="0.16665471001">
            <text:p>0,16665471</text:p>
          </table:table-cell>
          <table:table-cell table:formula="of:=ABS([.D613]-[.C613])" office:value-type="float" office:value="0.43334528999">
            <text:p>0,43334529</text:p>
          </table:table-cell>
          <table:table-cell table:formula="of:=ABS([.D613]-[.C612])" office:value-type="float" office:value="0.43234528999">
            <text:p>0,43234529</text:p>
          </table:table-cell>
        </table:table-row>
        <table:table-row table:style-name="ro1">
          <table:table-cell office:value-type="float" office:value="7.21044770837">
            <text:p>7,2104477084</text:p>
          </table:table-cell>
          <table:table-cell office:value-type="float" office:value="6.61742748886">
            <text:p>6,6174274889</text:p>
          </table:table-cell>
          <table:table-cell table:formula="of:=FREQUENCY([.B$14:.B$1013];[.B614])/1000" office:value-type="float" office:value="0.601">
            <text:p>0,601</text:p>
          </table:table-cell>
          <table:table-cell table:formula="of:=IF(AND([.F$5]&lt;[.B614];[.B614]&lt;=[.F$6]);([.A614]-[.F$5])/([.F$6]-[.F$5]);1)" office:value-type="float" office:value="0.701741284728333">
            <text:p>0,7017412847</text:p>
          </table:table-cell>
          <table:table-cell table:formula="of:=ABS([.D614]-[.C614])" office:value-type="float" office:value="0.100741284728333">
            <text:p>0,1007412847</text:p>
          </table:table-cell>
          <table:table-cell table:formula="of:=ABS([.D614]-[.C613])" office:value-type="float" office:value="0.101741284728333">
            <text:p>0,1017412847</text:p>
          </table:table-cell>
        </table:table-row>
        <table:table-row table:style-name="ro1">
          <table:table-cell office:value-type="float" office:value="3.93153056014">
            <text:p>3,9315305601</text:p>
          </table:table-cell>
          <table:table-cell office:value-type="float" office:value="6.62818263131">
            <text:p>6,6281826313</text:p>
          </table:table-cell>
          <table:table-cell table:formula="of:=FREQUENCY([.B$14:.B$1013];[.B615])/1000" office:value-type="float" office:value="0.602">
            <text:p>0,602</text:p>
          </table:table-cell>
          <table:table-cell table:formula="of:=IF(AND([.F$5]&lt;[.B615];[.B615]&lt;=[.F$6]);([.A615]-[.F$5])/([.F$6]-[.F$5]);1)" office:value-type="float" office:value="0.155255093356667">
            <text:p>0,1552550934</text:p>
          </table:table-cell>
          <table:table-cell table:formula="of:=ABS([.D615]-[.C615])" office:value-type="float" office:value="0.446744906643333">
            <text:p>0,4467449066</text:p>
          </table:table-cell>
          <table:table-cell table:formula="of:=ABS([.D615]-[.C614])" office:value-type="float" office:value="0.445744906643333">
            <text:p>0,4457449066</text:p>
          </table:table-cell>
        </table:table-row>
        <table:table-row table:style-name="ro1">
          <table:table-cell office:value-type="float" office:value="5.46143433934">
            <text:p>5,4614343393</text:p>
          </table:table-cell>
          <table:table-cell office:value-type="float" office:value="6.63746397534">
            <text:p>6,6374639753</text:p>
          </table:table-cell>
          <table:table-cell table:formula="of:=FREQUENCY([.B$14:.B$1013];[.B616])/1000" office:value-type="float" office:value="0.603">
            <text:p>0,603</text:p>
          </table:table-cell>
          <table:table-cell table:formula="of:=IF(AND([.F$5]&lt;[.B616];[.B616]&lt;=[.F$6]);([.A616]-[.F$5])/([.F$6]-[.F$5]);1)" office:value-type="float" office:value="0.410239056556667">
            <text:p>0,4102390566</text:p>
          </table:table-cell>
          <table:table-cell table:formula="of:=ABS([.D616]-[.C616])" office:value-type="float" office:value="0.192760943443333">
            <text:p>0,1927609434</text:p>
          </table:table-cell>
          <table:table-cell table:formula="of:=ABS([.D616]-[.C615])" office:value-type="float" office:value="0.191760943443333">
            <text:p>0,1917609434</text:p>
          </table:table-cell>
        </table:table-row>
        <table:table-row table:style-name="ro1">
          <table:table-cell office:value-type="float" office:value="7.48221820112">
            <text:p>7,4822182011</text:p>
          </table:table-cell>
          <table:table-cell office:value-type="float" office:value="6.64690292728">
            <text:p>6,6469029273</text:p>
          </table:table-cell>
          <table:table-cell table:formula="of:=FREQUENCY([.B$14:.B$1013];[.B617])/1000" office:value-type="float" office:value="0.604">
            <text:p>0,604</text:p>
          </table:table-cell>
          <table:table-cell table:formula="of:=IF(AND([.F$5]&lt;[.B617];[.B617]&lt;=[.F$6]);([.A617]-[.F$5])/([.F$6]-[.F$5]);1)" office:value-type="float" office:value="0.747036366853333">
            <text:p>0,7470363669</text:p>
          </table:table-cell>
          <table:table-cell table:formula="of:=ABS([.D617]-[.C617])" office:value-type="float" office:value="0.143036366853333">
            <text:p>0,1430363669</text:p>
          </table:table-cell>
          <table:table-cell table:formula="of:=ABS([.D617]-[.C616])" office:value-type="float" office:value="0.144036366853333">
            <text:p>0,1440363669</text:p>
          </table:table-cell>
        </table:table-row>
        <table:table-row table:style-name="ro1">
          <table:table-cell office:value-type="float" office:value="7.49991901922">
            <text:p>7,4999190192</text:p>
          </table:table-cell>
          <table:table-cell office:value-type="float" office:value="6.6488889565">
            <text:p>6,6488889565</text:p>
          </table:table-cell>
          <table:table-cell table:formula="of:=FREQUENCY([.B$14:.B$1013];[.B618])/1000" office:value-type="float" office:value="0.605">
            <text:p>0,605</text:p>
          </table:table-cell>
          <table:table-cell table:formula="of:=IF(AND([.F$5]&lt;[.B618];[.B618]&lt;=[.F$6]);([.A618]-[.F$5])/([.F$6]-[.F$5]);1)" office:value-type="float" office:value="0.749986503203333">
            <text:p>0,7499865032</text:p>
          </table:table-cell>
          <table:table-cell table:formula="of:=ABS([.D618]-[.C618])" office:value-type="float" office:value="0.144986503203333">
            <text:p>0,1449865032</text:p>
          </table:table-cell>
          <table:table-cell table:formula="of:=ABS([.D618]-[.C617])" office:value-type="float" office:value="0.145986503203333">
            <text:p>0,1459865032</text:p>
          </table:table-cell>
        </table:table-row>
        <table:table-row table:style-name="ro1">
          <table:table-cell office:value-type="float" office:value="5.89293625386">
            <text:p>5,8929362539</text:p>
          </table:table-cell>
          <table:table-cell office:value-type="float" office:value="6.65890978403">
            <text:p>6,658909784</text:p>
          </table:table-cell>
          <table:table-cell table:formula="of:=FREQUENCY([.B$14:.B$1013];[.B619])/1000" office:value-type="float" office:value="0.606">
            <text:p>0,606</text:p>
          </table:table-cell>
          <table:table-cell table:formula="of:=IF(AND([.F$5]&lt;[.B619];[.B619]&lt;=[.F$6]);([.A619]-[.F$5])/([.F$6]-[.F$5]);1)" office:value-type="float" office:value="0.48215604231">
            <text:p>0,4821560423</text:p>
          </table:table-cell>
          <table:table-cell table:formula="of:=ABS([.D619]-[.C619])" office:value-type="float" office:value="0.12384395769">
            <text:p>0,1238439577</text:p>
          </table:table-cell>
          <table:table-cell table:formula="of:=ABS([.D619]-[.C618])" office:value-type="float" office:value="0.12284395769">
            <text:p>0,1228439577</text:p>
          </table:table-cell>
        </table:table-row>
        <table:table-row table:style-name="ro1">
          <table:table-cell office:value-type="float" office:value="5.14557107937">
            <text:p>5,1455710794</text:p>
          </table:table-cell>
          <table:table-cell office:value-type="float" office:value="6.67242206653">
            <text:p>6,6724220665</text:p>
          </table:table-cell>
          <table:table-cell table:formula="of:=FREQUENCY([.B$14:.B$1013];[.B620])/1000" office:value-type="float" office:value="0.607">
            <text:p>0,607</text:p>
          </table:table-cell>
          <table:table-cell table:formula="of:=IF(AND([.F$5]&lt;[.B620];[.B620]&lt;=[.F$6]);([.A620]-[.F$5])/([.F$6]-[.F$5]);1)" office:value-type="float" office:value="0.357595179895">
            <text:p>0,3575951799</text:p>
          </table:table-cell>
          <table:table-cell table:formula="of:=ABS([.D620]-[.C620])" office:value-type="float" office:value="0.249404820105">
            <text:p>0,2494048201</text:p>
          </table:table-cell>
          <table:table-cell table:formula="of:=ABS([.D620]-[.C619])" office:value-type="float" office:value="0.248404820105">
            <text:p>0,2484048201</text:p>
          </table:table-cell>
        </table:table-row>
        <table:table-row table:style-name="ro1">
          <table:table-cell office:value-type="float" office:value="7.25872792676">
            <text:p>7,2587279268</text:p>
          </table:table-cell>
          <table:table-cell office:value-type="float" office:value="6.67866576591">
            <text:p>6,6786657659</text:p>
          </table:table-cell>
          <table:table-cell table:formula="of:=FREQUENCY([.B$14:.B$1013];[.B621])/1000" office:value-type="float" office:value="0.608">
            <text:p>0,608</text:p>
          </table:table-cell>
          <table:table-cell table:formula="of:=IF(AND([.F$5]&lt;[.B621];[.B621]&lt;=[.F$6]);([.A621]-[.F$5])/([.F$6]-[.F$5]);1)" office:value-type="float" office:value="0.709787987793333">
            <text:p>0,7097879878</text:p>
          </table:table-cell>
          <table:table-cell table:formula="of:=ABS([.D621]-[.C621])" office:value-type="float" office:value="0.101787987793333">
            <text:p>0,1017879878</text:p>
          </table:table-cell>
          <table:table-cell table:formula="of:=ABS([.D621]-[.C620])" office:value-type="float" office:value="0.102787987793333">
            <text:p>0,1027879878</text:p>
          </table:table-cell>
        </table:table-row>
        <table:table-row table:style-name="ro1">
          <table:table-cell office:value-type="float" office:value="5.159228744">
            <text:p>5,159228744</text:p>
          </table:table-cell>
          <table:table-cell office:value-type="float" office:value="6.68213242443">
            <text:p>6,6821324244</text:p>
          </table:table-cell>
          <table:table-cell table:formula="of:=FREQUENCY([.B$14:.B$1013];[.B622])/1000" office:value-type="float" office:value="0.609">
            <text:p>0,609</text:p>
          </table:table-cell>
          <table:table-cell table:formula="of:=IF(AND([.F$5]&lt;[.B622];[.B622]&lt;=[.F$6]);([.A622]-[.F$5])/([.F$6]-[.F$5]);1)" office:value-type="float" office:value="0.359871457333333">
            <text:p>0,3598714573</text:p>
          </table:table-cell>
          <table:table-cell table:formula="of:=ABS([.D622]-[.C622])" office:value-type="float" office:value="0.249128542666667">
            <text:p>0,2491285427</text:p>
          </table:table-cell>
          <table:table-cell table:formula="of:=ABS([.D622]-[.C621])" office:value-type="float" office:value="0.248128542666667">
            <text:p>0,2481285427</text:p>
          </table:table-cell>
        </table:table-row>
        <table:table-row table:style-name="ro1">
          <table:table-cell office:value-type="float" office:value="5.93691453423">
            <text:p>5,9369145342</text:p>
          </table:table-cell>
          <table:table-cell office:value-type="float" office:value="6.68356418879">
            <text:p>6,6835641888</text:p>
          </table:table-cell>
          <table:table-cell table:formula="of:=FREQUENCY([.B$14:.B$1013];[.B623])/1000" office:value-type="float" office:value="0.61">
            <text:p>0,61</text:p>
          </table:table-cell>
          <table:table-cell table:formula="of:=IF(AND([.F$5]&lt;[.B623];[.B623]&lt;=[.F$6]);([.A623]-[.F$5])/([.F$6]-[.F$5]);1)" office:value-type="float" office:value="0.489485755705">
            <text:p>0,4894857557</text:p>
          </table:table-cell>
          <table:table-cell table:formula="of:=ABS([.D623]-[.C623])" office:value-type="float" office:value="0.120514244295">
            <text:p>0,1205142443</text:p>
          </table:table-cell>
          <table:table-cell table:formula="of:=ABS([.D623]-[.C622])" office:value-type="float" office:value="0.119514244295">
            <text:p>0,1195142443</text:p>
          </table:table-cell>
        </table:table-row>
        <table:table-row table:style-name="ro1">
          <table:table-cell office:value-type="float" office:value="4.43662638289">
            <text:p>4,4366263829</text:p>
          </table:table-cell>
          <table:table-cell office:value-type="float" office:value="6.68597365243">
            <text:p>6,6859736524</text:p>
          </table:table-cell>
          <table:table-cell table:formula="of:=FREQUENCY([.B$14:.B$1013];[.B624])/1000" office:value-type="float" office:value="0.611">
            <text:p>0,611</text:p>
          </table:table-cell>
          <table:table-cell table:formula="of:=IF(AND([.F$5]&lt;[.B624];[.B624]&lt;=[.F$6]);([.A624]-[.F$5])/([.F$6]-[.F$5]);1)" office:value-type="float" office:value="0.239437730481667">
            <text:p>0,2394377305</text:p>
          </table:table-cell>
          <table:table-cell table:formula="of:=ABS([.D624]-[.C624])" office:value-type="float" office:value="0.371562269518333">
            <text:p>0,3715622695</text:p>
          </table:table-cell>
          <table:table-cell table:formula="of:=ABS([.D624]-[.C623])" office:value-type="float" office:value="0.370562269518333">
            <text:p>0,3705622695</text:p>
          </table:table-cell>
        </table:table-row>
        <table:table-row table:style-name="ro1">
          <table:table-cell office:value-type="float" office:value="7.14279118662">
            <text:p>7,1427911866</text:p>
          </table:table-cell>
          <table:table-cell office:value-type="float" office:value="6.69025495494">
            <text:p>6,6902549549</text:p>
          </table:table-cell>
          <table:table-cell table:formula="of:=FREQUENCY([.B$14:.B$1013];[.B625])/1000" office:value-type="float" office:value="0.612">
            <text:p>0,612</text:p>
          </table:table-cell>
          <table:table-cell table:formula="of:=IF(AND([.F$5]&lt;[.B625];[.B625]&lt;=[.F$6]);([.A625]-[.F$5])/([.F$6]-[.F$5]);1)" office:value-type="float" office:value="0.69046519777">
            <text:p>0,6904651978</text:p>
          </table:table-cell>
          <table:table-cell table:formula="of:=ABS([.D625]-[.C625])" office:value-type="float" office:value="0.07846519777">
            <text:p>0,0784651978</text:p>
          </table:table-cell>
          <table:table-cell table:formula="of:=ABS([.D625]-[.C624])" office:value-type="float" office:value="0.0794651977700001">
            <text:p>0,0794651978</text:p>
          </table:table-cell>
        </table:table-row>
        <table:table-row table:style-name="ro1">
          <table:table-cell office:value-type="float" office:value="8.4947524921">
            <text:p>8,4947524921</text:p>
          </table:table-cell>
          <table:table-cell office:value-type="float" office:value="6.69318720089">
            <text:p>6,6931872009</text:p>
          </table:table-cell>
          <table:table-cell table:formula="of:=FREQUENCY([.B$14:.B$1013];[.B626])/1000" office:value-type="float" office:value="0.613">
            <text:p>0,613</text:p>
          </table:table-cell>
          <table:table-cell table:formula="of:=IF(AND([.F$5]&lt;[.B626];[.B626]&lt;=[.F$6]);([.A626]-[.F$5])/([.F$6]-[.F$5]);1)" office:value-type="float" office:value="0.915792082016667">
            <text:p>0,915792082</text:p>
          </table:table-cell>
          <table:table-cell table:formula="of:=ABS([.D626]-[.C626])" office:value-type="float" office:value="0.302792082016667">
            <text:p>0,302792082</text:p>
          </table:table-cell>
          <table:table-cell table:formula="of:=ABS([.D626]-[.C625])" office:value-type="float" office:value="0.303792082016667">
            <text:p>0,303792082</text:p>
          </table:table-cell>
        </table:table-row>
        <table:table-row table:style-name="ro1">
          <table:table-cell office:value-type="float" office:value="3.65928840557">
            <text:p>3,6592884056</text:p>
          </table:table-cell>
          <table:table-cell office:value-type="float" office:value="6.70471495115">
            <text:p>6,7047149512</text:p>
          </table:table-cell>
          <table:table-cell table:formula="of:=FREQUENCY([.B$14:.B$1013];[.B627])/1000" office:value-type="float" office:value="0.614">
            <text:p>0,614</text:p>
          </table:table-cell>
          <table:table-cell table:formula="of:=IF(AND([.F$5]&lt;[.B627];[.B627]&lt;=[.F$6]);([.A627]-[.F$5])/([.F$6]-[.F$5]);1)" office:value-type="float" office:value="0.109881400928333">
            <text:p>0,1098814009</text:p>
          </table:table-cell>
          <table:table-cell table:formula="of:=ABS([.D627]-[.C627])" office:value-type="float" office:value="0.504118599071667">
            <text:p>0,5041185991</text:p>
          </table:table-cell>
          <table:table-cell table:formula="of:=ABS([.D627]-[.C626])" office:value-type="float" office:value="0.503118599071667">
            <text:p>0,5031185991</text:p>
          </table:table-cell>
        </table:table-row>
        <table:table-row table:style-name="ro1">
          <table:table-cell office:value-type="float" office:value="7.30057772979">
            <text:p>7,3005777298</text:p>
          </table:table-cell>
          <table:table-cell office:value-type="float" office:value="6.71706692022">
            <text:p>6,7170669202</text:p>
          </table:table-cell>
          <table:table-cell table:formula="of:=FREQUENCY([.B$14:.B$1013];[.B628])/1000" office:value-type="float" office:value="0.615">
            <text:p>0,615</text:p>
          </table:table-cell>
          <table:table-cell table:formula="of:=IF(AND([.F$5]&lt;[.B628];[.B628]&lt;=[.F$6]);([.A628]-[.F$5])/([.F$6]-[.F$5]);1)" office:value-type="float" office:value="0.716762954965">
            <text:p>0,716762955</text:p>
          </table:table-cell>
          <table:table-cell table:formula="of:=ABS([.D628]-[.C628])" office:value-type="float" office:value="0.101762954965">
            <text:p>0,101762955</text:p>
          </table:table-cell>
          <table:table-cell table:formula="of:=ABS([.D628]-[.C627])" office:value-type="float" office:value="0.102762954965">
            <text:p>0,102762955</text:p>
          </table:table-cell>
        </table:table-row>
        <table:table-row table:style-name="ro1">
          <table:table-cell office:value-type="float" office:value="8.10371454723">
            <text:p>8,1037145472</text:p>
          </table:table-cell>
          <table:table-cell office:value-type="float" office:value="6.73013933075">
            <text:p>6,7301393308</text:p>
          </table:table-cell>
          <table:table-cell table:formula="of:=FREQUENCY([.B$14:.B$1013];[.B629])/1000" office:value-type="float" office:value="0.616">
            <text:p>0,616</text:p>
          </table:table-cell>
          <table:table-cell table:formula="of:=IF(AND([.F$5]&lt;[.B629];[.B629]&lt;=[.F$6]);([.A629]-[.F$5])/([.F$6]-[.F$5]);1)" office:value-type="float" office:value="0.850619091205">
            <text:p>0,8506190912</text:p>
          </table:table-cell>
          <table:table-cell table:formula="of:=ABS([.D629]-[.C629])" office:value-type="float" office:value="0.234619091205">
            <text:p>0,2346190912</text:p>
          </table:table-cell>
          <table:table-cell table:formula="of:=ABS([.D629]-[.C628])" office:value-type="float" office:value="0.235619091205">
            <text:p>0,2356190912</text:p>
          </table:table-cell>
        </table:table-row>
        <table:table-row table:style-name="ro1">
          <table:table-cell office:value-type="float" office:value="4.86923812202">
            <text:p>4,869238122</text:p>
          </table:table-cell>
          <table:table-cell office:value-type="float" office:value="6.74151029783">
            <text:p>6,7415102978</text:p>
          </table:table-cell>
          <table:table-cell table:formula="of:=FREQUENCY([.B$14:.B$1013];[.B630])/1000" office:value-type="float" office:value="0.617">
            <text:p>0,617</text:p>
          </table:table-cell>
          <table:table-cell table:formula="of:=IF(AND([.F$5]&lt;[.B630];[.B630]&lt;=[.F$6]);([.A630]-[.F$5])/([.F$6]-[.F$5]);1)" office:value-type="float" office:value="0.311539687003333">
            <text:p>0,311539687</text:p>
          </table:table-cell>
          <table:table-cell table:formula="of:=ABS([.D630]-[.C630])" office:value-type="float" office:value="0.305460312996667">
            <text:p>0,305460313</text:p>
          </table:table-cell>
          <table:table-cell table:formula="of:=ABS([.D630]-[.C629])" office:value-type="float" office:value="0.304460312996667">
            <text:p>0,304460313</text:p>
          </table:table-cell>
        </table:table-row>
        <table:table-row table:style-name="ro1">
          <table:table-cell office:value-type="float" office:value="6.06290043622">
            <text:p>6,0629004362</text:p>
          </table:table-cell>
          <table:table-cell office:value-type="float" office:value="6.76422621018">
            <text:p>6,7642262102</text:p>
          </table:table-cell>
          <table:table-cell table:formula="of:=FREQUENCY([.B$14:.B$1013];[.B631])/1000" office:value-type="float" office:value="0.618">
            <text:p>0,618</text:p>
          </table:table-cell>
          <table:table-cell table:formula="of:=IF(AND([.F$5]&lt;[.B631];[.B631]&lt;=[.F$6]);([.A631]-[.F$5])/([.F$6]-[.F$5]);1)" office:value-type="float" office:value="0.510483406036667">
            <text:p>0,510483406</text:p>
          </table:table-cell>
          <table:table-cell table:formula="of:=ABS([.D631]-[.C631])" office:value-type="float" office:value="0.107516593963333">
            <text:p>0,107516594</text:p>
          </table:table-cell>
          <table:table-cell table:formula="of:=ABS([.D631]-[.C630])" office:value-type="float" office:value="0.106516593963333">
            <text:p>0,106516594</text:p>
          </table:table-cell>
        </table:table-row>
        <table:table-row table:style-name="ro1">
          <table:table-cell office:value-type="float" office:value="4.72386415684">
            <text:p>4,7238641568</text:p>
          </table:table-cell>
          <table:table-cell office:value-type="float" office:value="6.78435090707">
            <text:p>6,7843509071</text:p>
          </table:table-cell>
          <table:table-cell table:formula="of:=FREQUENCY([.B$14:.B$1013];[.B632])/1000" office:value-type="float" office:value="0.619">
            <text:p>0,619</text:p>
          </table:table-cell>
          <table:table-cell table:formula="of:=IF(AND([.F$5]&lt;[.B632];[.B632]&lt;=[.F$6]);([.A632]-[.F$5])/([.F$6]-[.F$5]);1)" office:value-type="float" office:value="0.287310692806667">
            <text:p>0,2873106928</text:p>
          </table:table-cell>
          <table:table-cell table:formula="of:=ABS([.D632]-[.C632])" office:value-type="float" office:value="0.331689307193333">
            <text:p>0,3316893072</text:p>
          </table:table-cell>
          <table:table-cell table:formula="of:=ABS([.D632]-[.C631])" office:value-type="float" office:value="0.330689307193333">
            <text:p>0,3306893072</text:p>
          </table:table-cell>
        </table:table-row>
        <table:table-row table:style-name="ro1">
          <table:table-cell office:value-type="float" office:value="5.2282822696">
            <text:p>5,2282822696</text:p>
          </table:table-cell>
          <table:table-cell office:value-type="float" office:value="6.78509627534">
            <text:p>6,7850962753</text:p>
          </table:table-cell>
          <table:table-cell table:formula="of:=FREQUENCY([.B$14:.B$1013];[.B633])/1000" office:value-type="float" office:value="0.62">
            <text:p>0,62</text:p>
          </table:table-cell>
          <table:table-cell table:formula="of:=IF(AND([.F$5]&lt;[.B633];[.B633]&lt;=[.F$6]);([.A633]-[.F$5])/([.F$6]-[.F$5]);1)" office:value-type="float" office:value="0.371380378266667">
            <text:p>0,3713803783</text:p>
          </table:table-cell>
          <table:table-cell table:formula="of:=ABS([.D633]-[.C633])" office:value-type="float" office:value="0.248619621733333">
            <text:p>0,2486196217</text:p>
          </table:table-cell>
          <table:table-cell table:formula="of:=ABS([.D633]-[.C632])" office:value-type="float" office:value="0.247619621733333">
            <text:p>0,2476196217</text:p>
          </table:table-cell>
        </table:table-row>
        <table:table-row table:style-name="ro1">
          <table:table-cell office:value-type="float" office:value="7.1908666497">
            <text:p>7,1908666497</text:p>
          </table:table-cell>
          <table:table-cell office:value-type="float" office:value="6.78911255097">
            <text:p>6,789112551</text:p>
          </table:table-cell>
          <table:table-cell table:formula="of:=FREQUENCY([.B$14:.B$1013];[.B634])/1000" office:value-type="float" office:value="0.621">
            <text:p>0,621</text:p>
          </table:table-cell>
          <table:table-cell table:formula="of:=IF(AND([.F$5]&lt;[.B634];[.B634]&lt;=[.F$6]);([.A634]-[.F$5])/([.F$6]-[.F$5]);1)" office:value-type="float" office:value="0.69847777495">
            <text:p>0,698477775</text:p>
          </table:table-cell>
          <table:table-cell table:formula="of:=ABS([.D634]-[.C634])" office:value-type="float" office:value="0.0774777749500001">
            <text:p>0,077477775</text:p>
          </table:table-cell>
          <table:table-cell table:formula="of:=ABS([.D634]-[.C633])" office:value-type="float" office:value="0.0784777749500001">
            <text:p>0,078477775</text:p>
          </table:table-cell>
        </table:table-row>
        <table:table-row table:style-name="ro1">
          <table:table-cell office:value-type="float" office:value="4.37479316829">
            <text:p>4,3747931683</text:p>
          </table:table-cell>
          <table:table-cell office:value-type="float" office:value="6.79547368025">
            <text:p>6,7954736803</text:p>
          </table:table-cell>
          <table:table-cell table:formula="of:=FREQUENCY([.B$14:.B$1013];[.B635])/1000" office:value-type="float" office:value="0.622">
            <text:p>0,622</text:p>
          </table:table-cell>
          <table:table-cell table:formula="of:=IF(AND([.F$5]&lt;[.B635];[.B635]&lt;=[.F$6]);([.A635]-[.F$5])/([.F$6]-[.F$5]);1)" office:value-type="float" office:value="0.229132194715">
            <text:p>0,2291321947</text:p>
          </table:table-cell>
          <table:table-cell table:formula="of:=ABS([.D635]-[.C635])" office:value-type="float" office:value="0.392867805285">
            <text:p>0,3928678053</text:p>
          </table:table-cell>
          <table:table-cell table:formula="of:=ABS([.D635]-[.C634])" office:value-type="float" office:value="0.391867805285">
            <text:p>0,3918678053</text:p>
          </table:table-cell>
        </table:table-row>
        <table:table-row table:style-name="ro1">
          <table:table-cell office:value-type="float" office:value="5.98692119584">
            <text:p>5,9869211958</text:p>
          </table:table-cell>
          <table:table-cell office:value-type="float" office:value="6.79679147992">
            <text:p>6,7967914799</text:p>
          </table:table-cell>
          <table:table-cell table:formula="of:=FREQUENCY([.B$14:.B$1013];[.B636])/1000" office:value-type="float" office:value="0.623">
            <text:p>0,623</text:p>
          </table:table-cell>
          <table:table-cell table:formula="of:=IF(AND([.F$5]&lt;[.B636];[.B636]&lt;=[.F$6]);([.A636]-[.F$5])/([.F$6]-[.F$5]);1)" office:value-type="float" office:value="0.497820199306667">
            <text:p>0,4978201993</text:p>
          </table:table-cell>
          <table:table-cell table:formula="of:=ABS([.D636]-[.C636])" office:value-type="float" office:value="0.125179800693333">
            <text:p>0,1251798007</text:p>
          </table:table-cell>
          <table:table-cell table:formula="of:=ABS([.D636]-[.C635])" office:value-type="float" office:value="0.124179800693333">
            <text:p>0,1241798007</text:p>
          </table:table-cell>
        </table:table-row>
        <table:table-row table:style-name="ro1">
          <table:table-cell office:value-type="float" office:value="4.80762540837">
            <text:p>4,8076254084</text:p>
          </table:table-cell>
          <table:table-cell office:value-type="float" office:value="6.7976470791">
            <text:p>6,7976470791</text:p>
          </table:table-cell>
          <table:table-cell table:formula="of:=FREQUENCY([.B$14:.B$1013];[.B637])/1000" office:value-type="float" office:value="0.624">
            <text:p>0,624</text:p>
          </table:table-cell>
          <table:table-cell table:formula="of:=IF(AND([.F$5]&lt;[.B637];[.B637]&lt;=[.F$6]);([.A637]-[.F$5])/([.F$6]-[.F$5]);1)" office:value-type="float" office:value="0.301270901395">
            <text:p>0,3012709014</text:p>
          </table:table-cell>
          <table:table-cell table:formula="of:=ABS([.D637]-[.C637])" office:value-type="float" office:value="0.322729098605">
            <text:p>0,3227290986</text:p>
          </table:table-cell>
          <table:table-cell table:formula="of:=ABS([.D637]-[.C636])" office:value-type="float" office:value="0.321729098605">
            <text:p>0,3217290986</text:p>
          </table:table-cell>
        </table:table-row>
        <table:table-row table:style-name="ro1">
          <table:table-cell office:value-type="float" office:value="5.52295771777">
            <text:p>5,5229577178</text:p>
          </table:table-cell>
          <table:table-cell office:value-type="float" office:value="6.80196544344">
            <text:p>6,8019654434</text:p>
          </table:table-cell>
          <table:table-cell table:formula="of:=FREQUENCY([.B$14:.B$1013];[.B638])/1000" office:value-type="float" office:value="0.625">
            <text:p>0,625</text:p>
          </table:table-cell>
          <table:table-cell table:formula="of:=IF(AND([.F$5]&lt;[.B638];[.B638]&lt;=[.F$6]);([.A638]-[.F$5])/([.F$6]-[.F$5]);1)" office:value-type="float" office:value="0.420492952961667">
            <text:p>0,420492953</text:p>
          </table:table-cell>
          <table:table-cell table:formula="of:=ABS([.D638]-[.C638])" office:value-type="float" office:value="0.204507047038333">
            <text:p>0,204507047</text:p>
          </table:table-cell>
          <table:table-cell table:formula="of:=ABS([.D638]-[.C637])" office:value-type="float" office:value="0.203507047038333">
            <text:p>0,203507047</text:p>
          </table:table-cell>
        </table:table-row>
        <table:table-row table:style-name="ro1">
          <table:table-cell office:value-type="float" office:value="7.05188184143">
            <text:p>7,0518818414</text:p>
          </table:table-cell>
          <table:table-cell office:value-type="float" office:value="6.81197484677">
            <text:p>6,8119748468</text:p>
          </table:table-cell>
          <table:table-cell table:formula="of:=FREQUENCY([.B$14:.B$1013];[.B639])/1000" office:value-type="float" office:value="0.626">
            <text:p>0,626</text:p>
          </table:table-cell>
          <table:table-cell table:formula="of:=IF(AND([.F$5]&lt;[.B639];[.B639]&lt;=[.F$6]);([.A639]-[.F$5])/([.F$6]-[.F$5]);1)" office:value-type="float" office:value="0.675313640238333">
            <text:p>0,6753136402</text:p>
          </table:table-cell>
          <table:table-cell table:formula="of:=ABS([.D639]-[.C639])" office:value-type="float" office:value="0.0493136402383334">
            <text:p>0,0493136402</text:p>
          </table:table-cell>
          <table:table-cell table:formula="of:=ABS([.D639]-[.C638])" office:value-type="float" office:value="0.0503136402383334">
            <text:p>0,0503136402</text:p>
          </table:table-cell>
        </table:table-row>
        <table:table-row table:style-name="ro1">
          <table:table-cell office:value-type="float" office:value="7.28863128068">
            <text:p>7,2886312807</text:p>
          </table:table-cell>
          <table:table-cell office:value-type="float" office:value="6.82122446951">
            <text:p>6,8212244695</text:p>
          </table:table-cell>
          <table:table-cell table:formula="of:=FREQUENCY([.B$14:.B$1013];[.B640])/1000" office:value-type="float" office:value="0.627">
            <text:p>0,627</text:p>
          </table:table-cell>
          <table:table-cell table:formula="of:=IF(AND([.F$5]&lt;[.B640];[.B640]&lt;=[.F$6]);([.A640]-[.F$5])/([.F$6]-[.F$5]);1)" office:value-type="float" office:value="0.714771880113333">
            <text:p>0,7147718801</text:p>
          </table:table-cell>
          <table:table-cell table:formula="of:=ABS([.D640]-[.C640])" office:value-type="float" office:value="0.0877718801133333">
            <text:p>0,0877718801</text:p>
          </table:table-cell>
          <table:table-cell table:formula="of:=ABS([.D640]-[.C639])" office:value-type="float" office:value="0.0887718801133333">
            <text:p>0,0887718801</text:p>
          </table:table-cell>
        </table:table-row>
        <table:table-row table:style-name="ro1">
          <table:table-cell office:value-type="float" office:value="6.94181994367">
            <text:p>6,9418199437</text:p>
          </table:table-cell>
          <table:table-cell office:value-type="float" office:value="6.82388538113">
            <text:p>6,8238853811</text:p>
          </table:table-cell>
          <table:table-cell table:formula="of:=FREQUENCY([.B$14:.B$1013];[.B641])/1000" office:value-type="float" office:value="0.628">
            <text:p>0,628</text:p>
          </table:table-cell>
          <table:table-cell table:formula="of:=IF(AND([.F$5]&lt;[.B641];[.B641]&lt;=[.F$6]);([.A641]-[.F$5])/([.F$6]-[.F$5]);1)" office:value-type="float" office:value="0.656969990611667">
            <text:p>0,6569699906</text:p>
          </table:table-cell>
          <table:table-cell table:formula="of:=ABS([.D641]-[.C641])" office:value-type="float" office:value="0.0289699906116666">
            <text:p>0,0289699906</text:p>
          </table:table-cell>
          <table:table-cell table:formula="of:=ABS([.D641]-[.C640])" office:value-type="float" office:value="0.0299699906116666">
            <text:p>0,0299699906</text:p>
          </table:table-cell>
        </table:table-row>
        <table:table-row table:style-name="ro1">
          <table:table-cell office:value-type="float" office:value="6.06778690443">
            <text:p>6,0677869044</text:p>
          </table:table-cell>
          <table:table-cell office:value-type="float" office:value="6.82790125144">
            <text:p>6,8279012514</text:p>
          </table:table-cell>
          <table:table-cell table:formula="of:=FREQUENCY([.B$14:.B$1013];[.B642])/1000" office:value-type="float" office:value="0.629">
            <text:p>0,629</text:p>
          </table:table-cell>
          <table:table-cell table:formula="of:=IF(AND([.F$5]&lt;[.B642];[.B642]&lt;=[.F$6]);([.A642]-[.F$5])/([.F$6]-[.F$5]);1)" office:value-type="float" office:value="0.511297817405">
            <text:p>0,5112978174</text:p>
          </table:table-cell>
          <table:table-cell table:formula="of:=ABS([.D642]-[.C642])" office:value-type="float" office:value="0.117702182595">
            <text:p>0,1177021826</text:p>
          </table:table-cell>
          <table:table-cell table:formula="of:=ABS([.D642]-[.C641])" office:value-type="float" office:value="0.116702182595">
            <text:p>0,1167021826</text:p>
          </table:table-cell>
        </table:table-row>
        <table:table-row table:style-name="ro1">
          <table:table-cell office:value-type="float" office:value="6.62818263131">
            <text:p>6,6281826313</text:p>
          </table:table-cell>
          <table:table-cell office:value-type="float" office:value="6.83381575071">
            <text:p>6,8338157507</text:p>
          </table:table-cell>
          <table:table-cell table:formula="of:=FREQUENCY([.B$14:.B$1013];[.B643])/1000" office:value-type="float" office:value="0.63">
            <text:p>0,63</text:p>
          </table:table-cell>
          <table:table-cell table:formula="of:=IF(AND([.F$5]&lt;[.B643];[.B643]&lt;=[.F$6]);([.A643]-[.F$5])/([.F$6]-[.F$5]);1)" office:value-type="float" office:value="0.604697105218333">
            <text:p>0,6046971052</text:p>
          </table:table-cell>
          <table:table-cell table:formula="of:=ABS([.D643]-[.C643])" office:value-type="float" office:value="0.0253028947816667">
            <text:p>0,0253028948</text:p>
          </table:table-cell>
          <table:table-cell table:formula="of:=ABS([.D643]-[.C642])" office:value-type="float" office:value="0.0243028947816667">
            <text:p>0,0243028948</text:p>
          </table:table-cell>
        </table:table-row>
        <table:table-row table:style-name="ro1">
          <table:table-cell office:value-type="float" office:value="7.29066793964">
            <text:p>7,2906679396</text:p>
          </table:table-cell>
          <table:table-cell office:value-type="float" office:value="6.84571124154">
            <text:p>6,8457112415</text:p>
          </table:table-cell>
          <table:table-cell table:formula="of:=FREQUENCY([.B$14:.B$1013];[.B644])/1000" office:value-type="float" office:value="0.631">
            <text:p>0,631</text:p>
          </table:table-cell>
          <table:table-cell table:formula="of:=IF(AND([.F$5]&lt;[.B644];[.B644]&lt;=[.F$6]);([.A644]-[.F$5])/([.F$6]-[.F$5]);1)" office:value-type="float" office:value="0.715111323273333">
            <text:p>0,7151113233</text:p>
          </table:table-cell>
          <table:table-cell table:formula="of:=ABS([.D644]-[.C644])" office:value-type="float" office:value="0.0841113232733333">
            <text:p>0,0841113233</text:p>
          </table:table-cell>
          <table:table-cell table:formula="of:=ABS([.D644]-[.C643])" office:value-type="float" office:value="0.0851113232733333">
            <text:p>0,0851113233</text:p>
          </table:table-cell>
        </table:table-row>
        <table:table-row table:style-name="ro1">
          <table:table-cell office:value-type="float" office:value="3.68456204358">
            <text:p>3,6845620436</text:p>
          </table:table-cell>
          <table:table-cell office:value-type="float" office:value="6.85703467711">
            <text:p>6,8570346771</text:p>
          </table:table-cell>
          <table:table-cell table:formula="of:=FREQUENCY([.B$14:.B$1013];[.B645])/1000" office:value-type="float" office:value="0.632">
            <text:p>0,632</text:p>
          </table:table-cell>
          <table:table-cell table:formula="of:=IF(AND([.F$5]&lt;[.B645];[.B645]&lt;=[.F$6]);([.A645]-[.F$5])/([.F$6]-[.F$5]);1)" office:value-type="float" office:value="0.11409367393">
            <text:p>0,1140936739</text:p>
          </table:table-cell>
          <table:table-cell table:formula="of:=ABS([.D645]-[.C645])" office:value-type="float" office:value="0.51790632607">
            <text:p>0,5179063261</text:p>
          </table:table-cell>
          <table:table-cell table:formula="of:=ABS([.D645]-[.C644])" office:value-type="float" office:value="0.51690632607">
            <text:p>0,5169063261</text:p>
          </table:table-cell>
        </table:table-row>
        <table:table-row table:style-name="ro1">
          <table:table-cell office:value-type="float" office:value="5.75805795517">
            <text:p>5,7580579552</text:p>
          </table:table-cell>
          <table:table-cell office:value-type="float" office:value="6.86379148762">
            <text:p>6,8637914876</text:p>
          </table:table-cell>
          <table:table-cell table:formula="of:=FREQUENCY([.B$14:.B$1013];[.B646])/1000" office:value-type="float" office:value="0.633">
            <text:p>0,633</text:p>
          </table:table-cell>
          <table:table-cell table:formula="of:=IF(AND([.F$5]&lt;[.B646];[.B646]&lt;=[.F$6]);([.A646]-[.F$5])/([.F$6]-[.F$5]);1)" office:value-type="float" office:value="0.459676325861667">
            <text:p>0,4596763259</text:p>
          </table:table-cell>
          <table:table-cell table:formula="of:=ABS([.D646]-[.C646])" office:value-type="float" office:value="0.173323674138333">
            <text:p>0,1733236741</text:p>
          </table:table-cell>
          <table:table-cell table:formula="of:=ABS([.D646]-[.C645])" office:value-type="float" office:value="0.172323674138333">
            <text:p>0,1723236741</text:p>
          </table:table-cell>
        </table:table-row>
        <table:table-row table:style-name="ro1">
          <table:table-cell office:value-type="float" office:value="5.39582097147">
            <text:p>5,3958209715</text:p>
          </table:table-cell>
          <table:table-cell office:value-type="float" office:value="6.86778590502">
            <text:p>6,867785905</text:p>
          </table:table-cell>
          <table:table-cell table:formula="of:=FREQUENCY([.B$14:.B$1013];[.B647])/1000" office:value-type="float" office:value="0.634">
            <text:p>0,634</text:p>
          </table:table-cell>
          <table:table-cell table:formula="of:=IF(AND([.F$5]&lt;[.B647];[.B647]&lt;=[.F$6]);([.A647]-[.F$5])/([.F$6]-[.F$5]);1)" office:value-type="float" office:value="0.399303495245">
            <text:p>0,3993034952</text:p>
          </table:table-cell>
          <table:table-cell table:formula="of:=ABS([.D647]-[.C647])" office:value-type="float" office:value="0.234696504755">
            <text:p>0,2346965048</text:p>
          </table:table-cell>
          <table:table-cell table:formula="of:=ABS([.D647]-[.C646])" office:value-type="float" office:value="0.233696504755">
            <text:p>0,2336965048</text:p>
          </table:table-cell>
        </table:table-row>
        <table:table-row table:style-name="ro1">
          <table:table-cell office:value-type="float" office:value="7.7891843959">
            <text:p>7,7891843959</text:p>
          </table:table-cell>
          <table:table-cell office:value-type="float" office:value="6.86790418421">
            <text:p>6,8679041842</text:p>
          </table:table-cell>
          <table:table-cell table:formula="of:=FREQUENCY([.B$14:.B$1013];[.B648])/1000" office:value-type="float" office:value="0.635">
            <text:p>0,635</text:p>
          </table:table-cell>
          <table:table-cell table:formula="of:=IF(AND([.F$5]&lt;[.B648];[.B648]&lt;=[.F$6]);([.A648]-[.F$5])/([.F$6]-[.F$5]);1)" office:value-type="float" office:value="0.798197399316667">
            <text:p>0,7981973993</text:p>
          </table:table-cell>
          <table:table-cell table:formula="of:=ABS([.D648]-[.C648])" office:value-type="float" office:value="0.163197399316667">
            <text:p>0,1631973993</text:p>
          </table:table-cell>
          <table:table-cell table:formula="of:=ABS([.D648]-[.C647])" office:value-type="float" office:value="0.164197399316667">
            <text:p>0,1641973993</text:p>
          </table:table-cell>
        </table:table-row>
        <table:table-row table:style-name="ro1">
          <table:table-cell office:value-type="float" office:value="6.47001419546">
            <text:p>6,4700141955</text:p>
          </table:table-cell>
          <table:table-cell office:value-type="float" office:value="6.87317020672">
            <text:p>6,8731702067</text:p>
          </table:table-cell>
          <table:table-cell table:formula="of:=FREQUENCY([.B$14:.B$1013];[.B649])/1000" office:value-type="float" office:value="0.636">
            <text:p>0,636</text:p>
          </table:table-cell>
          <table:table-cell table:formula="of:=IF(AND([.F$5]&lt;[.B649];[.B649]&lt;=[.F$6]);([.A649]-[.F$5])/([.F$6]-[.F$5]);1)" office:value-type="float" office:value="0.578335699243333">
            <text:p>0,5783356992</text:p>
          </table:table-cell>
          <table:table-cell table:formula="of:=ABS([.D649]-[.C649])" office:value-type="float" office:value="0.0576643007566666">
            <text:p>0,0576643008</text:p>
          </table:table-cell>
          <table:table-cell table:formula="of:=ABS([.D649]-[.C648])" office:value-type="float" office:value="0.0566643007566666">
            <text:p>0,0566643008</text:p>
          </table:table-cell>
        </table:table-row>
        <table:table-row table:style-name="ro1">
          <table:table-cell office:value-type="float" office:value="6.99654676055">
            <text:p>6,9965467606</text:p>
          </table:table-cell>
          <table:table-cell office:value-type="float" office:value="6.87908491632">
            <text:p>6,8790849163</text:p>
          </table:table-cell>
          <table:table-cell table:formula="of:=FREQUENCY([.B$14:.B$1013];[.B650])/1000" office:value-type="float" office:value="0.637">
            <text:p>0,637</text:p>
          </table:table-cell>
          <table:table-cell table:formula="of:=IF(AND([.F$5]&lt;[.B650];[.B650]&lt;=[.F$6]);([.A650]-[.F$5])/([.F$6]-[.F$5]);1)" office:value-type="float" office:value="0.666091126758333">
            <text:p>0,6660911268</text:p>
          </table:table-cell>
          <table:table-cell table:formula="of:=ABS([.D650]-[.C650])" office:value-type="float" office:value="0.0290911267583334">
            <text:p>0,0290911268</text:p>
          </table:table-cell>
          <table:table-cell table:formula="of:=ABS([.D650]-[.C649])" office:value-type="float" office:value="0.0300911267583334">
            <text:p>0,0300911268</text:p>
          </table:table-cell>
        </table:table-row>
        <table:table-row table:style-name="ro1">
          <table:table-cell office:value-type="float" office:value="4.17796920109">
            <text:p>4,1779692011</text:p>
          </table:table-cell>
          <table:table-cell office:value-type="float" office:value="6.88502596416">
            <text:p>6,8850259642</text:p>
          </table:table-cell>
          <table:table-cell table:formula="of:=FREQUENCY([.B$14:.B$1013];[.B651])/1000" office:value-type="float" office:value="0.638">
            <text:p>0,638</text:p>
          </table:table-cell>
          <table:table-cell table:formula="of:=IF(AND([.F$5]&lt;[.B651];[.B651]&lt;=[.F$6]);([.A651]-[.F$5])/([.F$6]-[.F$5]);1)" office:value-type="float" office:value="0.196328200181667">
            <text:p>0,1963282002</text:p>
          </table:table-cell>
          <table:table-cell table:formula="of:=ABS([.D651]-[.C651])" office:value-type="float" office:value="0.441671799818333">
            <text:p>0,4416717998</text:p>
          </table:table-cell>
          <table:table-cell table:formula="of:=ABS([.D651]-[.C650])" office:value-type="float" office:value="0.440671799818333">
            <text:p>0,4406717998</text:p>
          </table:table-cell>
        </table:table-row>
        <table:table-row table:style-name="ro1">
          <table:table-cell office:value-type="float" office:value="7.31116057431">
            <text:p>7,3111605743</text:p>
          </table:table-cell>
          <table:table-cell office:value-type="float" office:value="6.89076730195">
            <text:p>6,890767302</text:p>
          </table:table-cell>
          <table:table-cell table:formula="of:=FREQUENCY([.B$14:.B$1013];[.B652])/1000" office:value-type="float" office:value="0.639">
            <text:p>0,639</text:p>
          </table:table-cell>
          <table:table-cell table:formula="of:=IF(AND([.F$5]&lt;[.B652];[.B652]&lt;=[.F$6]);([.A652]-[.F$5])/([.F$6]-[.F$5]);1)" office:value-type="float" office:value="0.718526762385">
            <text:p>0,7185267624</text:p>
          </table:table-cell>
          <table:table-cell table:formula="of:=ABS([.D652]-[.C652])" office:value-type="float" office:value="0.0795267623849999">
            <text:p>0,0795267624</text:p>
          </table:table-cell>
          <table:table-cell table:formula="of:=ABS([.D652]-[.C651])" office:value-type="float" office:value="0.0805267623849999">
            <text:p>0,0805267624</text:p>
          </table:table-cell>
        </table:table-row>
        <table:table-row table:style-name="ro1">
          <table:table-cell office:value-type="float" office:value="4.55807344685">
            <text:p>4,5580734469</text:p>
          </table:table-cell>
          <table:table-cell office:value-type="float" office:value="6.89516879969">
            <text:p>6,8951687997</text:p>
          </table:table-cell>
          <table:table-cell table:formula="of:=FREQUENCY([.B$14:.B$1013];[.B653])/1000" office:value-type="float" office:value="0.64">
            <text:p>0,64</text:p>
          </table:table-cell>
          <table:table-cell table:formula="of:=IF(AND([.F$5]&lt;[.B653];[.B653]&lt;=[.F$6]);([.A653]-[.F$5])/([.F$6]-[.F$5]);1)" office:value-type="float" office:value="0.259678907808333">
            <text:p>0,2596789078</text:p>
          </table:table-cell>
          <table:table-cell table:formula="of:=ABS([.D653]-[.C653])" office:value-type="float" office:value="0.380321092191667">
            <text:p>0,3803210922</text:p>
          </table:table-cell>
          <table:table-cell table:formula="of:=ABS([.D653]-[.C652])" office:value-type="float" office:value="0.379321092191667">
            <text:p>0,3793210922</text:p>
          </table:table-cell>
        </table:table-row>
        <table:table-row table:style-name="ro1">
          <table:table-cell office:value-type="float" office:value="5.78677039816">
            <text:p>5,7867703982</text:p>
          </table:table-cell>
          <table:table-cell office:value-type="float" office:value="6.89883553618">
            <text:p>6,8988355362</text:p>
          </table:table-cell>
          <table:table-cell table:formula="of:=FREQUENCY([.B$14:.B$1013];[.B654])/1000" office:value-type="float" office:value="0.641">
            <text:p>0,641</text:p>
          </table:table-cell>
          <table:table-cell table:formula="of:=IF(AND([.F$5]&lt;[.B654];[.B654]&lt;=[.F$6]);([.A654]-[.F$5])/([.F$6]-[.F$5]);1)" office:value-type="float" office:value="0.464461733026667">
            <text:p>0,464461733</text:p>
          </table:table-cell>
          <table:table-cell table:formula="of:=ABS([.D654]-[.C654])" office:value-type="float" office:value="0.176538266973333">
            <text:p>0,176538267</text:p>
          </table:table-cell>
          <table:table-cell table:formula="of:=ABS([.D654]-[.C653])" office:value-type="float" office:value="0.175538266973333">
            <text:p>0,175538267</text:p>
          </table:table-cell>
        </table:table-row>
        <table:table-row table:style-name="ro1">
          <table:table-cell office:value-type="float" office:value="7.1881345061">
            <text:p>7,1881345061</text:p>
          </table:table-cell>
          <table:table-cell office:value-type="float" office:value="6.90537724045">
            <text:p>6,9053772405</text:p>
          </table:table-cell>
          <table:table-cell table:formula="of:=FREQUENCY([.B$14:.B$1013];[.B655])/1000" office:value-type="float" office:value="0.642">
            <text:p>0,642</text:p>
          </table:table-cell>
          <table:table-cell table:formula="of:=IF(AND([.F$5]&lt;[.B655];[.B655]&lt;=[.F$6]);([.A655]-[.F$5])/([.F$6]-[.F$5]);1)" office:value-type="float" office:value="0.698022417683333">
            <text:p>0,6980224177</text:p>
          </table:table-cell>
          <table:table-cell table:formula="of:=ABS([.D655]-[.C655])" office:value-type="float" office:value="0.0560224176833333">
            <text:p>0,0560224177</text:p>
          </table:table-cell>
          <table:table-cell table:formula="of:=ABS([.D655]-[.C654])" office:value-type="float" office:value="0.0570224176833333">
            <text:p>0,0570224177</text:p>
          </table:table-cell>
        </table:table-row>
        <table:table-row table:style-name="ro1">
          <table:table-cell office:value-type="float" office:value="5.95857581609">
            <text:p>5,9585758161</text:p>
          </table:table-cell>
          <table:table-cell office:value-type="float" office:value="6.91197688846">
            <text:p>6,9119768885</text:p>
          </table:table-cell>
          <table:table-cell table:formula="of:=FREQUENCY([.B$14:.B$1013];[.B656])/1000" office:value-type="float" office:value="0.643">
            <text:p>0,643</text:p>
          </table:table-cell>
          <table:table-cell table:formula="of:=IF(AND([.F$5]&lt;[.B656];[.B656]&lt;=[.F$6]);([.A656]-[.F$5])/([.F$6]-[.F$5]);1)" office:value-type="float" office:value="0.493095969348333">
            <text:p>0,4930959693</text:p>
          </table:table-cell>
          <table:table-cell table:formula="of:=ABS([.D656]-[.C656])" office:value-type="float" office:value="0.149904030651667">
            <text:p>0,1499040307</text:p>
          </table:table-cell>
          <table:table-cell table:formula="of:=ABS([.D656]-[.C655])" office:value-type="float" office:value="0.148904030651667">
            <text:p>0,1489040307</text:p>
          </table:table-cell>
        </table:table-row>
        <table:table-row table:style-name="ro1">
          <table:table-cell office:value-type="float" office:value="3.30913316788">
            <text:p>3,3091331679</text:p>
          </table:table-cell>
          <table:table-cell office:value-type="float" office:value="6.92723722738">
            <text:p>6,9272372274</text:p>
          </table:table-cell>
          <table:table-cell table:formula="of:=FREQUENCY([.B$14:.B$1013];[.B657])/1000" office:value-type="float" office:value="0.644">
            <text:p>0,644</text:p>
          </table:table-cell>
          <table:table-cell table:formula="of:=IF(AND([.F$5]&lt;[.B657];[.B657]&lt;=[.F$6]);([.A657]-[.F$5])/([.F$6]-[.F$5]);1)" office:value-type="float" office:value="0.0515221946466666">
            <text:p>0,0515221946</text:p>
          </table:table-cell>
          <table:table-cell table:formula="of:=ABS([.D657]-[.C657])" office:value-type="float" office:value="0.592477805353333">
            <text:p>0,5924778054</text:p>
          </table:table-cell>
          <table:table-cell table:formula="of:=ABS([.D657]-[.C656])" office:value-type="float" office:value="0.591477805353333">
            <text:p>0,5914778054</text:p>
          </table:table-cell>
        </table:table-row>
        <table:table-row table:style-name="ro1">
          <table:table-cell office:value-type="float" office:value="7.32677544398">
            <text:p>7,326775444</text:p>
          </table:table-cell>
          <table:table-cell office:value-type="float" office:value="6.93185786516">
            <text:p>6,9318578652</text:p>
          </table:table-cell>
          <table:table-cell table:formula="of:=FREQUENCY([.B$14:.B$1013];[.B658])/1000" office:value-type="float" office:value="0.645">
            <text:p>0,645</text:p>
          </table:table-cell>
          <table:table-cell table:formula="of:=IF(AND([.F$5]&lt;[.B658];[.B658]&lt;=[.F$6]);([.A658]-[.F$5])/([.F$6]-[.F$5]);1)" office:value-type="float" office:value="0.721129240663333">
            <text:p>0,7211292407</text:p>
          </table:table-cell>
          <table:table-cell table:formula="of:=ABS([.D658]-[.C658])" office:value-type="float" office:value="0.0761292406633333">
            <text:p>0,0761292407</text:p>
          </table:table-cell>
          <table:table-cell table:formula="of:=ABS([.D658]-[.C657])" office:value-type="float" office:value="0.0771292406633333">
            <text:p>0,0771292407</text:p>
          </table:table-cell>
        </table:table-row>
        <table:table-row table:style-name="ro1">
          <table:table-cell office:value-type="float" office:value="4.36669342159">
            <text:p>4,3666934216</text:p>
          </table:table-cell>
          <table:table-cell office:value-type="float" office:value="6.94181994367">
            <text:p>6,9418199437</text:p>
          </table:table-cell>
          <table:table-cell table:formula="of:=FREQUENCY([.B$14:.B$1013];[.B659])/1000" office:value-type="float" office:value="0.646">
            <text:p>0,646</text:p>
          </table:table-cell>
          <table:table-cell table:formula="of:=IF(AND([.F$5]&lt;[.B659];[.B659]&lt;=[.F$6]);([.A659]-[.F$5])/([.F$6]-[.F$5]);1)" office:value-type="float" office:value="0.227782236931667">
            <text:p>0,2277822369</text:p>
          </table:table-cell>
          <table:table-cell table:formula="of:=ABS([.D659]-[.C659])" office:value-type="float" office:value="0.418217763068333">
            <text:p>0,4182177631</text:p>
          </table:table-cell>
          <table:table-cell table:formula="of:=ABS([.D659]-[.C658])" office:value-type="float" office:value="0.417217763068333">
            <text:p>0,4172177631</text:p>
          </table:table-cell>
        </table:table-row>
        <table:table-row table:style-name="ro1">
          <table:table-cell office:value-type="float" office:value="4.7761713067">
            <text:p>4,7761713067</text:p>
          </table:table-cell>
          <table:table-cell office:value-type="float" office:value="6.94660565664">
            <text:p>6,9466056566</text:p>
          </table:table-cell>
          <table:table-cell table:formula="of:=FREQUENCY([.B$14:.B$1013];[.B660])/1000" office:value-type="float" office:value="0.647">
            <text:p>0,647</text:p>
          </table:table-cell>
          <table:table-cell table:formula="of:=IF(AND([.F$5]&lt;[.B660];[.B660]&lt;=[.F$6]);([.A660]-[.F$5])/([.F$6]-[.F$5]);1)" office:value-type="float" office:value="0.296028551116667">
            <text:p>0,2960285511</text:p>
          </table:table-cell>
          <table:table-cell table:formula="of:=ABS([.D660]-[.C660])" office:value-type="float" office:value="0.350971448883333">
            <text:p>0,3509714489</text:p>
          </table:table-cell>
          <table:table-cell table:formula="of:=ABS([.D660]-[.C659])" office:value-type="float" office:value="0.349971448883333">
            <text:p>0,3499714489</text:p>
          </table:table-cell>
        </table:table-row>
        <table:table-row table:style-name="ro1">
          <table:table-cell office:value-type="float" office:value="7.65167337131">
            <text:p>7,6516733713</text:p>
          </table:table-cell>
          <table:table-cell office:value-type="float" office:value="6.95491633424">
            <text:p>6,9549163342</text:p>
          </table:table-cell>
          <table:table-cell table:formula="of:=FREQUENCY([.B$14:.B$1013];[.B661])/1000" office:value-type="float" office:value="0.648">
            <text:p>0,648</text:p>
          </table:table-cell>
          <table:table-cell table:formula="of:=IF(AND([.F$5]&lt;[.B661];[.B661]&lt;=[.F$6]);([.A661]-[.F$5])/([.F$6]-[.F$5]);1)" office:value-type="float" office:value="0.775278895218333">
            <text:p>0,7752788952</text:p>
          </table:table-cell>
          <table:table-cell table:formula="of:=ABS([.D661]-[.C661])" office:value-type="float" office:value="0.127278895218333">
            <text:p>0,1272788952</text:p>
          </table:table-cell>
          <table:table-cell table:formula="of:=ABS([.D661]-[.C660])" office:value-type="float" office:value="0.128278895218333">
            <text:p>0,1282788952</text:p>
          </table:table-cell>
        </table:table-row>
        <table:table-row table:style-name="ro1">
          <table:table-cell office:value-type="float" office:value="6.78509627534">
            <text:p>6,7850962753</text:p>
          </table:table-cell>
          <table:table-cell office:value-type="float" office:value="6.9556414972">
            <text:p>6,9556414972</text:p>
          </table:table-cell>
          <table:table-cell table:formula="of:=FREQUENCY([.B$14:.B$1013];[.B662])/1000" office:value-type="float" office:value="0.649">
            <text:p>0,649</text:p>
          </table:table-cell>
          <table:table-cell table:formula="of:=IF(AND([.F$5]&lt;[.B662];[.B662]&lt;=[.F$6]);([.A662]-[.F$5])/([.F$6]-[.F$5]);1)" office:value-type="float" office:value="0.630849379223333">
            <text:p>0,6308493792</text:p>
          </table:table-cell>
          <table:table-cell table:formula="of:=ABS([.D662]-[.C662])" office:value-type="float" office:value="0.0181506207766667">
            <text:p>0,0181506208</text:p>
          </table:table-cell>
          <table:table-cell table:formula="of:=ABS([.D662]-[.C661])" office:value-type="float" office:value="0.0171506207766667">
            <text:p>0,0171506208</text:p>
          </table:table-cell>
        </table:table-row>
        <table:table-row table:style-name="ro1">
          <table:table-cell office:value-type="float" office:value="3.79679966648">
            <text:p>3,7967996665</text:p>
          </table:table-cell>
          <table:table-cell office:value-type="float" office:value="6.95621940281">
            <text:p>6,9562194028</text:p>
          </table:table-cell>
          <table:table-cell table:formula="of:=FREQUENCY([.B$14:.B$1013];[.B663])/1000" office:value-type="float" office:value="0.65">
            <text:p>0,65</text:p>
          </table:table-cell>
          <table:table-cell table:formula="of:=IF(AND([.F$5]&lt;[.B663];[.B663]&lt;=[.F$6]);([.A663]-[.F$5])/([.F$6]-[.F$5]);1)" office:value-type="float" office:value="0.132799944413333">
            <text:p>0,1327999444</text:p>
          </table:table-cell>
          <table:table-cell table:formula="of:=ABS([.D663]-[.C663])" office:value-type="float" office:value="0.517200055586667">
            <text:p>0,5172000556</text:p>
          </table:table-cell>
          <table:table-cell table:formula="of:=ABS([.D663]-[.C662])" office:value-type="float" office:value="0.516200055586667">
            <text:p>0,5162000556</text:p>
          </table:table-cell>
        </table:table-row>
        <table:table-row table:style-name="ro1">
          <table:table-cell office:value-type="float" office:value="7.8254849601">
            <text:p>7,8254849601</text:p>
          </table:table-cell>
          <table:table-cell office:value-type="float" office:value="6.95890341937">
            <text:p>6,9589034194</text:p>
          </table:table-cell>
          <table:table-cell table:formula="of:=FREQUENCY([.B$14:.B$1013];[.B664])/1000" office:value-type="float" office:value="0.651">
            <text:p>0,651</text:p>
          </table:table-cell>
          <table:table-cell table:formula="of:=IF(AND([.F$5]&lt;[.B664];[.B664]&lt;=[.F$6]);([.A664]-[.F$5])/([.F$6]-[.F$5]);1)" office:value-type="float" office:value="0.80424749335">
            <text:p>0,8042474934</text:p>
          </table:table-cell>
          <table:table-cell table:formula="of:=ABS([.D664]-[.C664])" office:value-type="float" office:value="0.15324749335">
            <text:p>0,1532474934</text:p>
          </table:table-cell>
          <table:table-cell table:formula="of:=ABS([.D664]-[.C663])" office:value-type="float" office:value="0.15424749335">
            <text:p>0,1542474934</text:p>
          </table:table-cell>
        </table:table-row>
        <table:table-row table:style-name="ro1">
          <table:table-cell office:value-type="float" office:value="6.68356418879">
            <text:p>6,6835641888</text:p>
          </table:table-cell>
          <table:table-cell office:value-type="float" office:value="6.96498835942">
            <text:p>6,9649883594</text:p>
          </table:table-cell>
          <table:table-cell table:formula="of:=FREQUENCY([.B$14:.B$1013];[.B665])/1000" office:value-type="float" office:value="0.652">
            <text:p>0,652</text:p>
          </table:table-cell>
          <table:table-cell table:formula="of:=IF(AND([.F$5]&lt;[.B665];[.B665]&lt;=[.F$6]);([.A665]-[.F$5])/([.F$6]-[.F$5]);1)" office:value-type="float" office:value="0.613927364798333">
            <text:p>0,6139273648</text:p>
          </table:table-cell>
          <table:table-cell table:formula="of:=ABS([.D665]-[.C665])" office:value-type="float" office:value="0.0380726352016667">
            <text:p>0,0380726352</text:p>
          </table:table-cell>
          <table:table-cell table:formula="of:=ABS([.D665]-[.C664])" office:value-type="float" office:value="0.0370726352016667">
            <text:p>0,0370726352</text:p>
          </table:table-cell>
        </table:table-row>
        <table:table-row table:style-name="ro1">
          <table:table-cell office:value-type="float" office:value="7.01592691087">
            <text:p>7,0159269109</text:p>
          </table:table-cell>
          <table:table-cell office:value-type="float" office:value="6.96959973324">
            <text:p>6,9695997332</text:p>
          </table:table-cell>
          <table:table-cell table:formula="of:=FREQUENCY([.B$14:.B$1013];[.B666])/1000" office:value-type="float" office:value="0.653">
            <text:p>0,653</text:p>
          </table:table-cell>
          <table:table-cell table:formula="of:=IF(AND([.F$5]&lt;[.B666];[.B666]&lt;=[.F$6]);([.A666]-[.F$5])/([.F$6]-[.F$5]);1)" office:value-type="float" office:value="0.669321151811667">
            <text:p>0,6693211518</text:p>
          </table:table-cell>
          <table:table-cell table:formula="of:=ABS([.D666]-[.C666])" office:value-type="float" office:value="0.0163211518116667">
            <text:p>0,0163211518</text:p>
          </table:table-cell>
          <table:table-cell table:formula="of:=ABS([.D666]-[.C665])" office:value-type="float" office:value="0.0173211518116667">
            <text:p>0,0173211518</text:p>
          </table:table-cell>
        </table:table-row>
        <table:table-row table:style-name="ro1">
          <table:table-cell office:value-type="float" office:value="3.31136158336">
            <text:p>3,3113615834</text:p>
          </table:table-cell>
          <table:table-cell office:value-type="float" office:value="6.97201021881">
            <text:p>6,9720102188</text:p>
          </table:table-cell>
          <table:table-cell table:formula="of:=FREQUENCY([.B$14:.B$1013];[.B667])/1000" office:value-type="float" office:value="0.654">
            <text:p>0,654</text:p>
          </table:table-cell>
          <table:table-cell table:formula="of:=IF(AND([.F$5]&lt;[.B667];[.B667]&lt;=[.F$6]);([.A667]-[.F$5])/([.F$6]-[.F$5]);1)" office:value-type="float" office:value="0.0518935972266667">
            <text:p>0,0518935972</text:p>
          </table:table-cell>
          <table:table-cell table:formula="of:=ABS([.D667]-[.C667])" office:value-type="float" office:value="0.602106402773333">
            <text:p>0,6021064028</text:p>
          </table:table-cell>
          <table:table-cell table:formula="of:=ABS([.D667]-[.C666])" office:value-type="float" office:value="0.601106402773333">
            <text:p>0,6011064028</text:p>
          </table:table-cell>
        </table:table-row>
        <table:table-row table:style-name="ro1">
          <table:table-cell office:value-type="float" office:value="3.73918021888">
            <text:p>3,7391802189</text:p>
          </table:table-cell>
          <table:table-cell office:value-type="float" office:value="6.9802071364">
            <text:p>6,9802071364</text:p>
          </table:table-cell>
          <table:table-cell table:formula="of:=FREQUENCY([.B$14:.B$1013];[.B668])/1000" office:value-type="float" office:value="0.655">
            <text:p>0,655</text:p>
          </table:table-cell>
          <table:table-cell table:formula="of:=IF(AND([.F$5]&lt;[.B668];[.B668]&lt;=[.F$6]);([.A668]-[.F$5])/([.F$6]-[.F$5]);1)" office:value-type="float" office:value="0.123196703146667">
            <text:p>0,1231967031</text:p>
          </table:table-cell>
          <table:table-cell table:formula="of:=ABS([.D668]-[.C668])" office:value-type="float" office:value="0.531803296853333">
            <text:p>0,5318032969</text:p>
          </table:table-cell>
          <table:table-cell table:formula="of:=ABS([.D668]-[.C667])" office:value-type="float" office:value="0.530803296853333">
            <text:p>0,5308032969</text:p>
          </table:table-cell>
        </table:table-row>
        <table:table-row table:style-name="ro1">
          <table:table-cell office:value-type="float" office:value="4.46184656563">
            <text:p>4,4618465656</text:p>
          </table:table-cell>
          <table:table-cell office:value-type="float" office:value="6.9818309273">
            <text:p>6,9818309273</text:p>
          </table:table-cell>
          <table:table-cell table:formula="of:=FREQUENCY([.B$14:.B$1013];[.B669])/1000" office:value-type="float" office:value="0.656">
            <text:p>0,656</text:p>
          </table:table-cell>
          <table:table-cell table:formula="of:=IF(AND([.F$5]&lt;[.B669];[.B669]&lt;=[.F$6]);([.A669]-[.F$5])/([.F$6]-[.F$5]);1)" office:value-type="float" office:value="0.243641094271667">
            <text:p>0,2436410943</text:p>
          </table:table-cell>
          <table:table-cell table:formula="of:=ABS([.D669]-[.C669])" office:value-type="float" office:value="0.412358905728333">
            <text:p>0,4123589057</text:p>
          </table:table-cell>
          <table:table-cell table:formula="of:=ABS([.D669]-[.C668])" office:value-type="float" office:value="0.411358905728333">
            <text:p>0,4113589057</text:p>
          </table:table-cell>
        </table:table-row>
        <table:table-row table:style-name="ro1">
          <table:table-cell office:value-type="float" office:value="4.30591457106">
            <text:p>4,3059145711</text:p>
          </table:table-cell>
          <table:table-cell office:value-type="float" office:value="6.98379382258">
            <text:p>6,9837938226</text:p>
          </table:table-cell>
          <table:table-cell table:formula="of:=FREQUENCY([.B$14:.B$1013];[.B670])/1000" office:value-type="float" office:value="0.657">
            <text:p>0,657</text:p>
          </table:table-cell>
          <table:table-cell table:formula="of:=IF(AND([.F$5]&lt;[.B670];[.B670]&lt;=[.F$6]);([.A670]-[.F$5])/([.F$6]-[.F$5]);1)" office:value-type="float" office:value="0.21765242851">
            <text:p>0,2176524285</text:p>
          </table:table-cell>
          <table:table-cell table:formula="of:=ABS([.D670]-[.C670])" office:value-type="float" office:value="0.43934757149">
            <text:p>0,4393475715</text:p>
          </table:table-cell>
          <table:table-cell table:formula="of:=ABS([.D670]-[.C669])" office:value-type="float" office:value="0.43834757149">
            <text:p>0,4383475715</text:p>
          </table:table-cell>
        </table:table-row>
        <table:table-row table:style-name="ro1">
          <table:table-cell office:value-type="float" office:value="4.14327334572">
            <text:p>4,1432733457</text:p>
          </table:table-cell>
          <table:table-cell office:value-type="float" office:value="6.98676942048">
            <text:p>6,9867694205</text:p>
          </table:table-cell>
          <table:table-cell table:formula="of:=FREQUENCY([.B$14:.B$1013];[.B671])/1000" office:value-type="float" office:value="0.658">
            <text:p>0,658</text:p>
          </table:table-cell>
          <table:table-cell table:formula="of:=IF(AND([.F$5]&lt;[.B671];[.B671]&lt;=[.F$6]);([.A671]-[.F$5])/([.F$6]-[.F$5]);1)" office:value-type="float" office:value="0.19054555762">
            <text:p>0,1905455576</text:p>
          </table:table-cell>
          <table:table-cell table:formula="of:=ABS([.D671]-[.C671])" office:value-type="float" office:value="0.46745444238">
            <text:p>0,4674544424</text:p>
          </table:table-cell>
          <table:table-cell table:formula="of:=ABS([.D671]-[.C670])" office:value-type="float" office:value="0.46645444238">
            <text:p>0,4664544424</text:p>
          </table:table-cell>
        </table:table-row>
        <table:table-row table:style-name="ro1">
          <table:table-cell office:value-type="float" office:value="3.66324043322">
            <text:p>3,6632404332</text:p>
          </table:table-cell>
          <table:table-cell office:value-type="float" office:value="6.98999429943">
            <text:p>6,9899942994</text:p>
          </table:table-cell>
          <table:table-cell table:formula="of:=FREQUENCY([.B$14:.B$1013];[.B672])/1000" office:value-type="float" office:value="0.659">
            <text:p>0,659</text:p>
          </table:table-cell>
          <table:table-cell table:formula="of:=IF(AND([.F$5]&lt;[.B672];[.B672]&lt;=[.F$6]);([.A672]-[.F$5])/([.F$6]-[.F$5]);1)" office:value-type="float" office:value="0.110540072203333">
            <text:p>0,1105400722</text:p>
          </table:table-cell>
          <table:table-cell table:formula="of:=ABS([.D672]-[.C672])" office:value-type="float" office:value="0.548459927796667">
            <text:p>0,5484599278</text:p>
          </table:table-cell>
          <table:table-cell table:formula="of:=ABS([.D672]-[.C671])" office:value-type="float" office:value="0.547459927796667">
            <text:p>0,5474599278</text:p>
          </table:table-cell>
        </table:table-row>
        <table:table-row table:style-name="ro1">
          <table:table-cell office:value-type="float" office:value="3.08186699334">
            <text:p>3,0818669933</text:p>
          </table:table-cell>
          <table:table-cell office:value-type="float" office:value="6.99075849363">
            <text:p>6,9907584936</text:p>
          </table:table-cell>
          <table:table-cell table:formula="of:=FREQUENCY([.B$14:.B$1013];[.B673])/1000" office:value-type="float" office:value="0.66">
            <text:p>0,66</text:p>
          </table:table-cell>
          <table:table-cell table:formula="of:=IF(AND([.F$5]&lt;[.B673];[.B673]&lt;=[.F$6]);([.A673]-[.F$5])/([.F$6]-[.F$5]);1)" office:value-type="float" office:value="0.01364449889">
            <text:p>0,0136444989</text:p>
          </table:table-cell>
          <table:table-cell table:formula="of:=ABS([.D673]-[.C673])" office:value-type="float" office:value="0.64635550111">
            <text:p>0,6463555011</text:p>
          </table:table-cell>
          <table:table-cell table:formula="of:=ABS([.D673]-[.C672])" office:value-type="float" office:value="0.64535550111">
            <text:p>0,6453555011</text:p>
          </table:table-cell>
        </table:table-row>
        <table:table-row table:style-name="ro1">
          <table:table-cell office:value-type="float" office:value="5.66802276446">
            <text:p>5,6680227645</text:p>
          </table:table-cell>
          <table:table-cell office:value-type="float" office:value="6.99371625196">
            <text:p>6,993716252</text:p>
          </table:table-cell>
          <table:table-cell table:formula="of:=FREQUENCY([.B$14:.B$1013];[.B674])/1000" office:value-type="float" office:value="0.661">
            <text:p>0,661</text:p>
          </table:table-cell>
          <table:table-cell table:formula="of:=IF(AND([.F$5]&lt;[.B674];[.B674]&lt;=[.F$6]);([.A674]-[.F$5])/([.F$6]-[.F$5]);1)" office:value-type="float" office:value="0.444670460743333">
            <text:p>0,4446704607</text:p>
          </table:table-cell>
          <table:table-cell table:formula="of:=ABS([.D674]-[.C674])" office:value-type="float" office:value="0.216329539256667">
            <text:p>0,2163295393</text:p>
          </table:table-cell>
          <table:table-cell table:formula="of:=ABS([.D674]-[.C673])" office:value-type="float" office:value="0.215329539256667">
            <text:p>0,2153295393</text:p>
          </table:table-cell>
        </table:table-row>
        <table:table-row table:style-name="ro1">
          <table:table-cell office:value-type="float" office:value="6.41951937307">
            <text:p>6,4195193731</text:p>
          </table:table-cell>
          <table:table-cell office:value-type="float" office:value="6.99654676055">
            <text:p>6,9965467606</text:p>
          </table:table-cell>
          <table:table-cell table:formula="of:=FREQUENCY([.B$14:.B$1013];[.B675])/1000" office:value-type="float" office:value="0.662">
            <text:p>0,662</text:p>
          </table:table-cell>
          <table:table-cell table:formula="of:=IF(AND([.F$5]&lt;[.B675];[.B675]&lt;=[.F$6]);([.A675]-[.F$5])/([.F$6]-[.F$5]);1)" office:value-type="float" office:value="0.569919895511667">
            <text:p>0,5699198955</text:p>
          </table:table-cell>
          <table:table-cell table:formula="of:=ABS([.D675]-[.C675])" office:value-type="float" office:value="0.0920801044883334">
            <text:p>0,0920801045</text:p>
          </table:table-cell>
          <table:table-cell table:formula="of:=ABS([.D675]-[.C674])" office:value-type="float" office:value="0.0910801044883334">
            <text:p>0,0910801045</text:p>
          </table:table-cell>
        </table:table-row>
        <table:table-row table:style-name="ro1">
          <table:table-cell office:value-type="float" office:value="8.93802909746">
            <text:p>8,9380290975</text:p>
          </table:table-cell>
          <table:table-cell office:value-type="float" office:value="6.99760877183">
            <text:p>6,9976087718</text:p>
          </table:table-cell>
          <table:table-cell table:formula="of:=FREQUENCY([.B$14:.B$1013];[.B676])/1000" office:value-type="float" office:value="0.663">
            <text:p>0,663</text:p>
          </table:table-cell>
          <table:table-cell table:formula="of:=IF(AND([.F$5]&lt;[.B676];[.B676]&lt;=[.F$6]);([.A676]-[.F$5])/([.F$6]-[.F$5]);1)" office:value-type="float" office:value="0.989671516243333">
            <text:p>0,9896715162</text:p>
          </table:table-cell>
          <table:table-cell table:formula="of:=ABS([.D676]-[.C676])" office:value-type="float" office:value="0.326671516243333">
            <text:p>0,3266715162</text:p>
          </table:table-cell>
          <table:table-cell table:formula="of:=ABS([.D676]-[.C675])" office:value-type="float" office:value="0.327671516243333">
            <text:p>0,3276715162</text:p>
          </table:table-cell>
        </table:table-row>
        <table:table-row table:style-name="ro1">
          <table:table-cell office:value-type="float" office:value="6.95621940281">
            <text:p>6,9562194028</text:p>
          </table:table-cell>
          <table:table-cell office:value-type="float" office:value="7.00367491911">
            <text:p>7,0036749191</text:p>
          </table:table-cell>
          <table:table-cell table:formula="of:=FREQUENCY([.B$14:.B$1013];[.B677])/1000" office:value-type="float" office:value="0.664">
            <text:p>0,664</text:p>
          </table:table-cell>
          <table:table-cell table:formula="of:=IF(AND([.F$5]&lt;[.B677];[.B677]&lt;=[.F$6]);([.A677]-[.F$5])/([.F$6]-[.F$5]);1)" office:value-type="float" office:value="0.659369900468333">
            <text:p>0,6593699005</text:p>
          </table:table-cell>
          <table:table-cell table:formula="of:=ABS([.D677]-[.C677])" office:value-type="float" office:value="0.00463009953166682">
            <text:p>0,0046300995</text:p>
          </table:table-cell>
          <table:table-cell table:formula="of:=ABS([.D677]-[.C676])" office:value-type="float" office:value="0.00363009953166682">
            <text:p>0,0036300995</text:p>
          </table:table-cell>
        </table:table-row>
        <table:table-row table:style-name="ro1">
          <table:table-cell office:value-type="float" office:value="4.34210154134">
            <text:p>4,3421015413</text:p>
          </table:table-cell>
          <table:table-cell office:value-type="float" office:value="7.00731530221">
            <text:p>7,0073153022</text:p>
          </table:table-cell>
          <table:table-cell table:formula="of:=FREQUENCY([.B$14:.B$1013];[.B678])/1000" office:value-type="float" office:value="0.665">
            <text:p>0,665</text:p>
          </table:table-cell>
          <table:table-cell table:formula="of:=IF(AND([.F$5]&lt;[.B678];[.B678]&lt;=[.F$6]);([.A678]-[.F$5])/([.F$6]-[.F$5]);1)" office:value-type="float" office:value="0.223683590223333">
            <text:p>0,2236835902</text:p>
          </table:table-cell>
          <table:table-cell table:formula="of:=ABS([.D678]-[.C678])" office:value-type="float" office:value="0.441316409776667">
            <text:p>0,4413164098</text:p>
          </table:table-cell>
          <table:table-cell table:formula="of:=ABS([.D678]-[.C677])" office:value-type="float" office:value="0.440316409776667">
            <text:p>0,4403164098</text:p>
          </table:table-cell>
        </table:table-row>
        <table:table-row table:style-name="ro1">
          <table:table-cell office:value-type="float" office:value="6.7976470791">
            <text:p>6,7976470791</text:p>
          </table:table-cell>
          <table:table-cell office:value-type="float" office:value="7.01336562998">
            <text:p>7,01336563</text:p>
          </table:table-cell>
          <table:table-cell table:formula="of:=FREQUENCY([.B$14:.B$1013];[.B679])/1000" office:value-type="float" office:value="0.666">
            <text:p>0,666</text:p>
          </table:table-cell>
          <table:table-cell table:formula="of:=IF(AND([.F$5]&lt;[.B679];[.B679]&lt;=[.F$6]);([.A679]-[.F$5])/([.F$6]-[.F$5]);1)" office:value-type="float" office:value="0.63294117985">
            <text:p>0,6329411799</text:p>
          </table:table-cell>
          <table:table-cell table:formula="of:=ABS([.D679]-[.C679])" office:value-type="float" office:value="0.0330588201500001">
            <text:p>0,0330588202</text:p>
          </table:table-cell>
          <table:table-cell table:formula="of:=ABS([.D679]-[.C678])" office:value-type="float" office:value="0.0320588201500001">
            <text:p>0,0320588202</text:p>
          </table:table-cell>
        </table:table-row>
        <table:table-row table:style-name="ro1">
          <table:table-cell office:value-type="float" office:value="4.66145774938">
            <text:p>4,6614577494</text:p>
          </table:table-cell>
          <table:table-cell office:value-type="float" office:value="7.01383113126">
            <text:p>7,0138311313</text:p>
          </table:table-cell>
          <table:table-cell table:formula="of:=FREQUENCY([.B$14:.B$1013];[.B680])/1000" office:value-type="float" office:value="0.667">
            <text:p>0,667</text:p>
          </table:table-cell>
          <table:table-cell table:formula="of:=IF(AND([.F$5]&lt;[.B680];[.B680]&lt;=[.F$6]);([.A680]-[.F$5])/([.F$6]-[.F$5]);1)" office:value-type="float" office:value="0.276909624896667">
            <text:p>0,2769096249</text:p>
          </table:table-cell>
          <table:table-cell table:formula="of:=ABS([.D680]-[.C680])" office:value-type="float" office:value="0.390090375103333">
            <text:p>0,3900903751</text:p>
          </table:table-cell>
          <table:table-cell table:formula="of:=ABS([.D680]-[.C679])" office:value-type="float" office:value="0.389090375103333">
            <text:p>0,3890903751</text:p>
          </table:table-cell>
        </table:table-row>
        <table:table-row table:style-name="ro1">
          <table:table-cell office:value-type="float" office:value="7.03076254585">
            <text:p>7,0307625459</text:p>
          </table:table-cell>
          <table:table-cell office:value-type="float" office:value="7.01592691087">
            <text:p>7,0159269109</text:p>
          </table:table-cell>
          <table:table-cell table:formula="of:=FREQUENCY([.B$14:.B$1013];[.B681])/1000" office:value-type="float" office:value="0.668">
            <text:p>0,668</text:p>
          </table:table-cell>
          <table:table-cell table:formula="of:=IF(AND([.F$5]&lt;[.B681];[.B681]&lt;=[.F$6]);([.A681]-[.F$5])/([.F$6]-[.F$5]);1)" office:value-type="float" office:value="0.671793757641667">
            <text:p>0,6717937576</text:p>
          </table:table-cell>
          <table:table-cell table:formula="of:=ABS([.D681]-[.C681])" office:value-type="float" office:value="0.00379375764166667">
            <text:p>0,0037937576</text:p>
          </table:table-cell>
          <table:table-cell table:formula="of:=ABS([.D681]-[.C680])" office:value-type="float" office:value="0.00479375764166667">
            <text:p>0,0047937576</text:p>
          </table:table-cell>
        </table:table-row>
        <table:table-row table:style-name="ro1">
          <table:table-cell office:value-type="float" office:value="8.6900601749">
            <text:p>8,6900601749</text:p>
          </table:table-cell>
          <table:table-cell office:value-type="float" office:value="7.01629723777">
            <text:p>7,0162972378</text:p>
          </table:table-cell>
          <table:table-cell table:formula="of:=FREQUENCY([.B$14:.B$1013];[.B682])/1000" office:value-type="float" office:value="0.669">
            <text:p>0,669</text:p>
          </table:table-cell>
          <table:table-cell table:formula="of:=IF(AND([.F$5]&lt;[.B682];[.B682]&lt;=[.F$6]);([.A682]-[.F$5])/([.F$6]-[.F$5]);1)" office:value-type="float" office:value="0.948343362483333">
            <text:p>0,9483433625</text:p>
          </table:table-cell>
          <table:table-cell table:formula="of:=ABS([.D682]-[.C682])" office:value-type="float" office:value="0.279343362483333">
            <text:p>0,2793433625</text:p>
          </table:table-cell>
          <table:table-cell table:formula="of:=ABS([.D682]-[.C681])" office:value-type="float" office:value="0.280343362483333">
            <text:p>0,2803433625</text:p>
          </table:table-cell>
        </table:table-row>
        <table:table-row table:style-name="ro1">
          <table:table-cell office:value-type="float" office:value="6.44392199883">
            <text:p>6,4439219988</text:p>
          </table:table-cell>
          <table:table-cell office:value-type="float" office:value="7.03076254585">
            <text:p>7,0307625459</text:p>
          </table:table-cell>
          <table:table-cell table:formula="of:=FREQUENCY([.B$14:.B$1013];[.B683])/1000" office:value-type="float" office:value="0.67">
            <text:p>0,67</text:p>
          </table:table-cell>
          <table:table-cell table:formula="of:=IF(AND([.F$5]&lt;[.B683];[.B683]&lt;=[.F$6]);([.A683]-[.F$5])/([.F$6]-[.F$5]);1)" office:value-type="float" office:value="0.573986999805">
            <text:p>0,5739869998</text:p>
          </table:table-cell>
          <table:table-cell table:formula="of:=ABS([.D683]-[.C683])" office:value-type="float" office:value="0.0960130001950001">
            <text:p>0,0960130002</text:p>
          </table:table-cell>
          <table:table-cell table:formula="of:=ABS([.D683]-[.C682])" office:value-type="float" office:value="0.0950130001950001">
            <text:p>0,0950130002</text:p>
          </table:table-cell>
        </table:table-row>
        <table:table-row table:style-name="ro1">
          <table:table-cell office:value-type="float" office:value="3.87788930189">
            <text:p>3,8778893019</text:p>
          </table:table-cell>
          <table:table-cell office:value-type="float" office:value="7.03993347519">
            <text:p>7,0399334752</text:p>
          </table:table-cell>
          <table:table-cell table:formula="of:=FREQUENCY([.B$14:.B$1013];[.B684])/1000" office:value-type="float" office:value="0.671">
            <text:p>0,671</text:p>
          </table:table-cell>
          <table:table-cell table:formula="of:=IF(AND([.F$5]&lt;[.B684];[.B684]&lt;=[.F$6]);([.A684]-[.F$5])/([.F$6]-[.F$5]);1)" office:value-type="float" office:value="0.146314883648333">
            <text:p>0,1463148836</text:p>
          </table:table-cell>
          <table:table-cell table:formula="of:=ABS([.D684]-[.C684])" office:value-type="float" office:value="0.524685116351667">
            <text:p>0,5246851164</text:p>
          </table:table-cell>
          <table:table-cell table:formula="of:=ABS([.D684]-[.C683])" office:value-type="float" office:value="0.523685116351667">
            <text:p>0,5236851164</text:p>
          </table:table-cell>
        </table:table-row>
        <table:table-row table:style-name="ro1">
          <table:table-cell office:value-type="float" office:value="6.69318720089">
            <text:p>6,6931872009</text:p>
          </table:table-cell>
          <table:table-cell office:value-type="float" office:value="7.0425799377">
            <text:p>7,0425799377</text:p>
          </table:table-cell>
          <table:table-cell table:formula="of:=FREQUENCY([.B$14:.B$1013];[.B685])/1000" office:value-type="float" office:value="0.672">
            <text:p>0,672</text:p>
          </table:table-cell>
          <table:table-cell table:formula="of:=IF(AND([.F$5]&lt;[.B685];[.B685]&lt;=[.F$6]);([.A685]-[.F$5])/([.F$6]-[.F$5]);1)" office:value-type="float" office:value="0.615531200148333">
            <text:p>0,6155312001</text:p>
          </table:table-cell>
          <table:table-cell table:formula="of:=ABS([.D685]-[.C685])" office:value-type="float" office:value="0.0564687998516667">
            <text:p>0,0564687999</text:p>
          </table:table-cell>
          <table:table-cell table:formula="of:=ABS([.D685]-[.C684])" office:value-type="float" office:value="0.0554687998516668">
            <text:p>0,0554687999</text:p>
          </table:table-cell>
        </table:table-row>
        <table:table-row table:style-name="ro1">
          <table:table-cell office:value-type="float" office:value="4.05148330761">
            <text:p>4,0514833076</text:p>
          </table:table-cell>
          <table:table-cell office:value-type="float" office:value="7.05188184143">
            <text:p>7,0518818414</text:p>
          </table:table-cell>
          <table:table-cell table:formula="of:=FREQUENCY([.B$14:.B$1013];[.B686])/1000" office:value-type="float" office:value="0.673">
            <text:p>0,673</text:p>
          </table:table-cell>
          <table:table-cell table:formula="of:=IF(AND([.F$5]&lt;[.B686];[.B686]&lt;=[.F$6]);([.A686]-[.F$5])/([.F$6]-[.F$5]);1)" office:value-type="float" office:value="0.175247217935">
            <text:p>0,1752472179</text:p>
          </table:table-cell>
          <table:table-cell table:formula="of:=ABS([.D686]-[.C686])" office:value-type="float" office:value="0.497752782065">
            <text:p>0,4977527821</text:p>
          </table:table-cell>
          <table:table-cell table:formula="of:=ABS([.D686]-[.C685])" office:value-type="float" office:value="0.496752782065">
            <text:p>0,4967527821</text:p>
          </table:table-cell>
        </table:table-row>
        <table:table-row table:style-name="ro1">
          <table:table-cell office:value-type="float" office:value="6.78435090707">
            <text:p>6,7843509071</text:p>
          </table:table-cell>
          <table:table-cell office:value-type="float" office:value="7.05419523996">
            <text:p>7,05419524</text:p>
          </table:table-cell>
          <table:table-cell table:formula="of:=FREQUENCY([.B$14:.B$1013];[.B687])/1000" office:value-type="float" office:value="0.674">
            <text:p>0,674</text:p>
          </table:table-cell>
          <table:table-cell table:formula="of:=IF(AND([.F$5]&lt;[.B687];[.B687]&lt;=[.F$6]);([.A687]-[.F$5])/([.F$6]-[.F$5]);1)" office:value-type="float" office:value="0.630725151178333">
            <text:p>0,6307251512</text:p>
          </table:table-cell>
          <table:table-cell table:formula="of:=ABS([.D687]-[.C687])" office:value-type="float" office:value="0.0432748488216667">
            <text:p>0,0432748488</text:p>
          </table:table-cell>
          <table:table-cell table:formula="of:=ABS([.D687]-[.C686])" office:value-type="float" office:value="0.0422748488216667">
            <text:p>0,0422748488</text:p>
          </table:table-cell>
        </table:table-row>
        <table:table-row table:style-name="ro1">
          <table:table-cell office:value-type="float" office:value="5.51234872724">
            <text:p>5,5123487272</text:p>
          </table:table-cell>
          <table:table-cell office:value-type="float" office:value="7.07060015481">
            <text:p>7,0706001548</text:p>
          </table:table-cell>
          <table:table-cell table:formula="of:=FREQUENCY([.B$14:.B$1013];[.B688])/1000" office:value-type="float" office:value="0.675">
            <text:p>0,675</text:p>
          </table:table-cell>
          <table:table-cell table:formula="of:=IF(AND([.F$5]&lt;[.B688];[.B688]&lt;=[.F$6]);([.A688]-[.F$5])/([.F$6]-[.F$5]);1)" office:value-type="float" office:value="0.418724787873333">
            <text:p>0,4187247879</text:p>
          </table:table-cell>
          <table:table-cell table:formula="of:=ABS([.D688]-[.C688])" office:value-type="float" office:value="0.256275212126667">
            <text:p>0,2562752121</text:p>
          </table:table-cell>
          <table:table-cell table:formula="of:=ABS([.D688]-[.C687])" office:value-type="float" office:value="0.255275212126667">
            <text:p>0,2552752121</text:p>
          </table:table-cell>
        </table:table-row>
        <table:table-row table:style-name="ro1">
          <table:table-cell office:value-type="float" office:value="7.9802826505">
            <text:p>7,9802826505</text:p>
          </table:table-cell>
          <table:table-cell office:value-type="float" office:value="7.07201569196">
            <text:p>7,072015692</text:p>
          </table:table-cell>
          <table:table-cell table:formula="of:=FREQUENCY([.B$14:.B$1013];[.B689])/1000" office:value-type="float" office:value="0.676">
            <text:p>0,676</text:p>
          </table:table-cell>
          <table:table-cell table:formula="of:=IF(AND([.F$5]&lt;[.B689];[.B689]&lt;=[.F$6]);([.A689]-[.F$5])/([.F$6]-[.F$5]);1)" office:value-type="float" office:value="0.830047108416667">
            <text:p>0,8300471084</text:p>
          </table:table-cell>
          <table:table-cell table:formula="of:=ABS([.D689]-[.C689])" office:value-type="float" office:value="0.154047108416667">
            <text:p>0,1540471084</text:p>
          </table:table-cell>
          <table:table-cell table:formula="of:=ABS([.D689]-[.C688])" office:value-type="float" office:value="0.155047108416667">
            <text:p>0,1550471084</text:p>
          </table:table-cell>
        </table:table-row>
        <table:table-row table:style-name="ro1">
          <table:table-cell office:value-type="float" office:value="8.34373675462">
            <text:p>8,3437367546</text:p>
          </table:table-cell>
          <table:table-cell office:value-type="float" office:value="7.07979216716">
            <text:p>7,0797921672</text:p>
          </table:table-cell>
          <table:table-cell table:formula="of:=FREQUENCY([.B$14:.B$1013];[.B690])/1000" office:value-type="float" office:value="0.677">
            <text:p>0,677</text:p>
          </table:table-cell>
          <table:table-cell table:formula="of:=IF(AND([.F$5]&lt;[.B690];[.B690]&lt;=[.F$6]);([.A690]-[.F$5])/([.F$6]-[.F$5]);1)" office:value-type="float" office:value="0.890622792436667">
            <text:p>0,8906227924</text:p>
          </table:table-cell>
          <table:table-cell table:formula="of:=ABS([.D690]-[.C690])" office:value-type="float" office:value="0.213622792436667">
            <text:p>0,2136227924</text:p>
          </table:table-cell>
          <table:table-cell table:formula="of:=ABS([.D690]-[.C689])" office:value-type="float" office:value="0.214622792436667">
            <text:p>0,2146227924</text:p>
          </table:table-cell>
        </table:table-row>
        <table:table-row table:style-name="ro1">
          <table:table-cell office:value-type="float" office:value="7.73569177623">
            <text:p>7,7356917762</text:p>
          </table:table-cell>
          <table:table-cell office:value-type="float" office:value="7.09428893396">
            <text:p>7,094288934</text:p>
          </table:table-cell>
          <table:table-cell table:formula="of:=FREQUENCY([.B$14:.B$1013];[.B691])/1000" office:value-type="float" office:value="0.678">
            <text:p>0,678</text:p>
          </table:table-cell>
          <table:table-cell table:formula="of:=IF(AND([.F$5]&lt;[.B691];[.B691]&lt;=[.F$6]);([.A691]-[.F$5])/([.F$6]-[.F$5]);1)" office:value-type="float" office:value="0.789281962705">
            <text:p>0,7892819627</text:p>
          </table:table-cell>
          <table:table-cell table:formula="of:=ABS([.D691]-[.C691])" office:value-type="float" office:value="0.111281962705">
            <text:p>0,1112819627</text:p>
          </table:table-cell>
          <table:table-cell table:formula="of:=ABS([.D691]-[.C690])" office:value-type="float" office:value="0.112281962705">
            <text:p>0,1122819627</text:p>
          </table:table-cell>
        </table:table-row>
        <table:table-row table:style-name="ro1">
          <table:table-cell office:value-type="float" office:value="6.20820258769">
            <text:p>6,2082025877</text:p>
          </table:table-cell>
          <table:table-cell office:value-type="float" office:value="7.0944117159">
            <text:p>7,0944117159</text:p>
          </table:table-cell>
          <table:table-cell table:formula="of:=FREQUENCY([.B$14:.B$1013];[.B692])/1000" office:value-type="float" office:value="0.679">
            <text:p>0,679</text:p>
          </table:table-cell>
          <table:table-cell table:formula="of:=IF(AND([.F$5]&lt;[.B692];[.B692]&lt;=[.F$6]);([.A692]-[.F$5])/([.F$6]-[.F$5]);1)" office:value-type="float" office:value="0.534700431281667">
            <text:p>0,5347004313</text:p>
          </table:table-cell>
          <table:table-cell table:formula="of:=ABS([.D692]-[.C692])" office:value-type="float" office:value="0.144299568718333">
            <text:p>0,1442995687</text:p>
          </table:table-cell>
          <table:table-cell table:formula="of:=ABS([.D692]-[.C691])" office:value-type="float" office:value="0.143299568718333">
            <text:p>0,1432995687</text:p>
          </table:table-cell>
        </table:table-row>
        <table:table-row table:style-name="ro1">
          <table:table-cell office:value-type="float" office:value="5.68852882729">
            <text:p>5,6885288273</text:p>
          </table:table-cell>
          <table:table-cell office:value-type="float" office:value="7.09860543206">
            <text:p>7,0986054321</text:p>
          </table:table-cell>
          <table:table-cell table:formula="of:=FREQUENCY([.B$14:.B$1013];[.B693])/1000" office:value-type="float" office:value="0.68">
            <text:p>0,68</text:p>
          </table:table-cell>
          <table:table-cell table:formula="of:=IF(AND([.F$5]&lt;[.B693];[.B693]&lt;=[.F$6]);([.A693]-[.F$5])/([.F$6]-[.F$5]);1)" office:value-type="float" office:value="0.448088137881667">
            <text:p>0,4480881379</text:p>
          </table:table-cell>
          <table:table-cell table:formula="of:=ABS([.D693]-[.C693])" office:value-type="float" office:value="0.231911862118333">
            <text:p>0,2319118621</text:p>
          </table:table-cell>
          <table:table-cell table:formula="of:=ABS([.D693]-[.C692])" office:value-type="float" office:value="0.230911862118333">
            <text:p>0,2309118621</text:p>
          </table:table-cell>
        </table:table-row>
        <table:table-row table:style-name="ro1">
          <table:table-cell office:value-type="float" office:value="6.00817715643">
            <text:p>6,0081771564</text:p>
          </table:table-cell>
          <table:table-cell office:value-type="float" office:value="7.11409061526">
            <text:p>7,1140906153</text:p>
          </table:table-cell>
          <table:table-cell table:formula="of:=FREQUENCY([.B$14:.B$1013];[.B694])/1000" office:value-type="float" office:value="0.681">
            <text:p>0,681</text:p>
          </table:table-cell>
          <table:table-cell table:formula="of:=IF(AND([.F$5]&lt;[.B694];[.B694]&lt;=[.F$6]);([.A694]-[.F$5])/([.F$6]-[.F$5]);1)" office:value-type="float" office:value="0.501362859405">
            <text:p>0,5013628594</text:p>
          </table:table-cell>
          <table:table-cell table:formula="of:=ABS([.D694]-[.C694])" office:value-type="float" office:value="0.179637140595">
            <text:p>0,1796371406</text:p>
          </table:table-cell>
          <table:table-cell table:formula="of:=ABS([.D694]-[.C693])" office:value-type="float" office:value="0.178637140595">
            <text:p>0,1786371406</text:p>
          </table:table-cell>
        </table:table-row>
        <table:table-row table:style-name="ro1">
          <table:table-cell office:value-type="float" office:value="5.39912991787">
            <text:p>5,3991299179</text:p>
          </table:table-cell>
          <table:table-cell office:value-type="float" office:value="7.1153919953">
            <text:p>7,1153919953</text:p>
          </table:table-cell>
          <table:table-cell table:formula="of:=FREQUENCY([.B$14:.B$1013];[.B695])/1000" office:value-type="float" office:value="0.682">
            <text:p>0,682</text:p>
          </table:table-cell>
          <table:table-cell table:formula="of:=IF(AND([.F$5]&lt;[.B695];[.B695]&lt;=[.F$6]);([.A695]-[.F$5])/([.F$6]-[.F$5]);1)" office:value-type="float" office:value="0.399854986311667">
            <text:p>0,3998549863</text:p>
          </table:table-cell>
          <table:table-cell table:formula="of:=ABS([.D695]-[.C695])" office:value-type="float" office:value="0.282145013688333">
            <text:p>0,2821450137</text:p>
          </table:table-cell>
          <table:table-cell table:formula="of:=ABS([.D695]-[.C694])" office:value-type="float" office:value="0.281145013688333">
            <text:p>0,2811450137</text:p>
          </table:table-cell>
        </table:table-row>
        <table:table-row table:style-name="ro1">
          <table:table-cell office:value-type="float" office:value="4.97369510122">
            <text:p>4,9736951012</text:p>
          </table:table-cell>
          <table:table-cell office:value-type="float" office:value="7.13251886438">
            <text:p>7,1325188644</text:p>
          </table:table-cell>
          <table:table-cell table:formula="of:=FREQUENCY([.B$14:.B$1013];[.B696])/1000" office:value-type="float" office:value="0.683">
            <text:p>0,683</text:p>
          </table:table-cell>
          <table:table-cell table:formula="of:=IF(AND([.F$5]&lt;[.B696];[.B696]&lt;=[.F$6]);([.A696]-[.F$5])/([.F$6]-[.F$5]);1)" office:value-type="float" office:value="0.328949183536667">
            <text:p>0,3289491835</text:p>
          </table:table-cell>
          <table:table-cell table:formula="of:=ABS([.D696]-[.C696])" office:value-type="float" office:value="0.354050816463333">
            <text:p>0,3540508165</text:p>
          </table:table-cell>
          <table:table-cell table:formula="of:=ABS([.D696]-[.C695])" office:value-type="float" office:value="0.353050816463333">
            <text:p>0,3530508165</text:p>
          </table:table-cell>
        </table:table-row>
        <table:table-row table:style-name="ro1">
          <table:table-cell office:value-type="float" office:value="5.93505205165">
            <text:p>5,9350520517</text:p>
          </table:table-cell>
          <table:table-cell office:value-type="float" office:value="7.14279118662">
            <text:p>7,1427911866</text:p>
          </table:table-cell>
          <table:table-cell table:formula="of:=FREQUENCY([.B$14:.B$1013];[.B697])/1000" office:value-type="float" office:value="0.684">
            <text:p>0,684</text:p>
          </table:table-cell>
          <table:table-cell table:formula="of:=IF(AND([.F$5]&lt;[.B697];[.B697]&lt;=[.F$6]);([.A697]-[.F$5])/([.F$6]-[.F$5]);1)" office:value-type="float" office:value="0.489175341941667">
            <text:p>0,4891753419</text:p>
          </table:table-cell>
          <table:table-cell table:formula="of:=ABS([.D697]-[.C697])" office:value-type="float" office:value="0.194824658058333">
            <text:p>0,1948246581</text:p>
          </table:table-cell>
          <table:table-cell table:formula="of:=ABS([.D697]-[.C696])" office:value-type="float" office:value="0.193824658058333">
            <text:p>0,1938246581</text:p>
          </table:table-cell>
        </table:table-row>
        <table:table-row table:style-name="ro1">
          <table:table-cell office:value-type="float" office:value="8.00925879103">
            <text:p>8,009258791</text:p>
          </table:table-cell>
          <table:table-cell office:value-type="float" office:value="7.1510432361">
            <text:p>7,1510432361</text:p>
          </table:table-cell>
          <table:table-cell table:formula="of:=FREQUENCY([.B$14:.B$1013];[.B698])/1000" office:value-type="float" office:value="0.685">
            <text:p>0,685</text:p>
          </table:table-cell>
          <table:table-cell table:formula="of:=IF(AND([.F$5]&lt;[.B698];[.B698]&lt;=[.F$6]);([.A698]-[.F$5])/([.F$6]-[.F$5]);1)" office:value-type="float" office:value="0.834876465171667">
            <text:p>0,8348764652</text:p>
          </table:table-cell>
          <table:table-cell table:formula="of:=ABS([.D698]-[.C698])" office:value-type="float" office:value="0.149876465171667">
            <text:p>0,1498764652</text:p>
          </table:table-cell>
          <table:table-cell table:formula="of:=ABS([.D698]-[.C697])" office:value-type="float" office:value="0.150876465171667">
            <text:p>0,1508764652</text:p>
          </table:table-cell>
        </table:table-row>
        <table:table-row table:style-name="ro1">
          <table:table-cell office:value-type="float" office:value="8.97557653563">
            <text:p>8,9755765356</text:p>
          </table:table-cell>
          <table:table-cell office:value-type="float" office:value="7.15497608593">
            <text:p>7,1549760859</text:p>
          </table:table-cell>
          <table:table-cell table:formula="of:=FREQUENCY([.B$14:.B$1013];[.B699])/1000" office:value-type="float" office:value="0.686">
            <text:p>0,686</text:p>
          </table:table-cell>
          <table:table-cell table:formula="of:=IF(AND([.F$5]&lt;[.B699];[.B699]&lt;=[.F$6]);([.A699]-[.F$5])/([.F$6]-[.F$5]);1)" office:value-type="float" office:value="0.995929422605">
            <text:p>0,9959294226</text:p>
          </table:table-cell>
          <table:table-cell table:formula="of:=ABS([.D699]-[.C699])" office:value-type="float" office:value="0.309929422605">
            <text:p>0,3099294226</text:p>
          </table:table-cell>
          <table:table-cell table:formula="of:=ABS([.D699]-[.C698])" office:value-type="float" office:value="0.310929422605">
            <text:p>0,3109294226</text:p>
          </table:table-cell>
        </table:table-row>
        <table:table-row table:style-name="ro1">
          <table:table-cell office:value-type="float" office:value="4.84872796926">
            <text:p>4,8487279693</text:p>
          </table:table-cell>
          <table:table-cell office:value-type="float" office:value="7.15600185355">
            <text:p>7,1560018536</text:p>
          </table:table-cell>
          <table:table-cell table:formula="of:=FREQUENCY([.B$14:.B$1013];[.B700])/1000" office:value-type="float" office:value="0.687">
            <text:p>0,687</text:p>
          </table:table-cell>
          <table:table-cell table:formula="of:=IF(AND([.F$5]&lt;[.B700];[.B700]&lt;=[.F$6]);([.A700]-[.F$5])/([.F$6]-[.F$5]);1)" office:value-type="float" office:value="0.30812132821">
            <text:p>0,3081213282</text:p>
          </table:table-cell>
          <table:table-cell table:formula="of:=ABS([.D700]-[.C700])" office:value-type="float" office:value="0.37887867179">
            <text:p>0,3788786718</text:p>
          </table:table-cell>
          <table:table-cell table:formula="of:=ABS([.D700]-[.C699])" office:value-type="float" office:value="0.37787867179">
            <text:p>0,3778786718</text:p>
          </table:table-cell>
        </table:table-row>
        <table:table-row table:style-name="ro1">
          <table:table-cell office:value-type="float" office:value="6.95491633424">
            <text:p>6,9549163342</text:p>
          </table:table-cell>
          <table:table-cell office:value-type="float" office:value="7.1696537617">
            <text:p>7,1696537617</text:p>
          </table:table-cell>
          <table:table-cell table:formula="of:=FREQUENCY([.B$14:.B$1013];[.B701])/1000" office:value-type="float" office:value="0.688">
            <text:p>0,688</text:p>
          </table:table-cell>
          <table:table-cell table:formula="of:=IF(AND([.F$5]&lt;[.B701];[.B701]&lt;=[.F$6]);([.A701]-[.F$5])/([.F$6]-[.F$5]);1)" office:value-type="float" office:value="0.659152722373333">
            <text:p>0,6591527224</text:p>
          </table:table-cell>
          <table:table-cell table:formula="of:=ABS([.D701]-[.C701])" office:value-type="float" office:value="0.0288472776266666">
            <text:p>0,0288472776</text:p>
          </table:table-cell>
          <table:table-cell table:formula="of:=ABS([.D701]-[.C700])" office:value-type="float" office:value="0.0278472776266667">
            <text:p>0,0278472776</text:p>
          </table:table-cell>
        </table:table-row>
        <table:table-row table:style-name="ro1">
          <table:table-cell office:value-type="float" office:value="7.72305426369">
            <text:p>7,7230542637</text:p>
          </table:table-cell>
          <table:table-cell office:value-type="float" office:value="7.17915363103">
            <text:p>7,179153631</text:p>
          </table:table-cell>
          <table:table-cell table:formula="of:=FREQUENCY([.B$14:.B$1013];[.B702])/1000" office:value-type="float" office:value="0.689">
            <text:p>0,689</text:p>
          </table:table-cell>
          <table:table-cell table:formula="of:=IF(AND([.F$5]&lt;[.B702];[.B702]&lt;=[.F$6]);([.A702]-[.F$5])/([.F$6]-[.F$5]);1)" office:value-type="float" office:value="0.787175710615">
            <text:p>0,7871757106</text:p>
          </table:table-cell>
          <table:table-cell table:formula="of:=ABS([.D702]-[.C702])" office:value-type="float" office:value="0.0981757106150001">
            <text:p>0,0981757106</text:p>
          </table:table-cell>
          <table:table-cell table:formula="of:=ABS([.D702]-[.C701])" office:value-type="float" office:value="0.0991757106150001">
            <text:p>0,0991757106</text:p>
          </table:table-cell>
        </table:table-row>
        <table:table-row table:style-name="ro1">
          <table:table-cell office:value-type="float" office:value="8.87934032727">
            <text:p>8,8793403273</text:p>
          </table:table-cell>
          <table:table-cell office:value-type="float" office:value="7.18679133782">
            <text:p>7,1867913378</text:p>
          </table:table-cell>
          <table:table-cell table:formula="of:=FREQUENCY([.B$14:.B$1013];[.B703])/1000" office:value-type="float" office:value="0.69">
            <text:p>0,69</text:p>
          </table:table-cell>
          <table:table-cell table:formula="of:=IF(AND([.F$5]&lt;[.B703];[.B703]&lt;=[.F$6]);([.A703]-[.F$5])/([.F$6]-[.F$5]);1)" office:value-type="float" office:value="0.979890054545">
            <text:p>0,9798900545</text:p>
          </table:table-cell>
          <table:table-cell table:formula="of:=ABS([.D703]-[.C703])" office:value-type="float" office:value="0.289890054545">
            <text:p>0,2898900545</text:p>
          </table:table-cell>
          <table:table-cell table:formula="of:=ABS([.D703]-[.C702])" office:value-type="float" office:value="0.290890054545">
            <text:p>0,2908900545</text:p>
          </table:table-cell>
        </table:table-row>
        <table:table-row table:style-name="ro1">
          <table:table-cell office:value-type="float" office:value="8.61217068513">
            <text:p>8,6121706851</text:p>
          </table:table-cell>
          <table:table-cell office:value-type="float" office:value="7.1881345061">
            <text:p>7,1881345061</text:p>
          </table:table-cell>
          <table:table-cell table:formula="of:=FREQUENCY([.B$14:.B$1013];[.B704])/1000" office:value-type="float" office:value="0.691">
            <text:p>0,691</text:p>
          </table:table-cell>
          <table:table-cell table:formula="of:=IF(AND([.F$5]&lt;[.B704];[.B704]&lt;=[.F$6]);([.A704]-[.F$5])/([.F$6]-[.F$5]);1)" office:value-type="float" office:value="0.935361780855">
            <text:p>0,9353617809</text:p>
          </table:table-cell>
          <table:table-cell table:formula="of:=ABS([.D704]-[.C704])" office:value-type="float" office:value="0.244361780855">
            <text:p>0,2443617809</text:p>
          </table:table-cell>
          <table:table-cell table:formula="of:=ABS([.D704]-[.C703])" office:value-type="float" office:value="0.245361780855">
            <text:p>0,2453617809</text:p>
          </table:table-cell>
        </table:table-row>
        <table:table-row table:style-name="ro1">
          <table:table-cell office:value-type="float" office:value="3.21230974669">
            <text:p>3,2123097467</text:p>
          </table:table-cell>
          <table:table-cell office:value-type="float" office:value="7.18910984858">
            <text:p>7,1891098486</text:p>
          </table:table-cell>
          <table:table-cell table:formula="of:=FREQUENCY([.B$14:.B$1013];[.B705])/1000" office:value-type="float" office:value="0.692">
            <text:p>0,692</text:p>
          </table:table-cell>
          <table:table-cell table:formula="of:=IF(AND([.F$5]&lt;[.B705];[.B705]&lt;=[.F$6]);([.A705]-[.F$5])/([.F$6]-[.F$5]);1)" office:value-type="float" office:value="0.0353849577816666">
            <text:p>0,0353849578</text:p>
          </table:table-cell>
          <table:table-cell table:formula="of:=ABS([.D705]-[.C705])" office:value-type="float" office:value="0.656615042218333">
            <text:p>0,6566150422</text:p>
          </table:table-cell>
          <table:table-cell table:formula="of:=ABS([.D705]-[.C704])" office:value-type="float" office:value="0.655615042218333">
            <text:p>0,6556150422</text:p>
          </table:table-cell>
        </table:table-row>
        <table:table-row table:style-name="ro1">
          <table:table-cell office:value-type="float" office:value="5.88801786657">
            <text:p>5,8880178666</text:p>
          </table:table-cell>
          <table:table-cell office:value-type="float" office:value="7.1895769516">
            <text:p>7,1895769516</text:p>
          </table:table-cell>
          <table:table-cell table:formula="of:=FREQUENCY([.B$14:.B$1013];[.B706])/1000" office:value-type="float" office:value="0.693">
            <text:p>0,693</text:p>
          </table:table-cell>
          <table:table-cell table:formula="of:=IF(AND([.F$5]&lt;[.B706];[.B706]&lt;=[.F$6]);([.A706]-[.F$5])/([.F$6]-[.F$5]);1)" office:value-type="float" office:value="0.481336311095">
            <text:p>0,4813363111</text:p>
          </table:table-cell>
          <table:table-cell table:formula="of:=ABS([.D706]-[.C706])" office:value-type="float" office:value="0.211663688905">
            <text:p>0,2116636889</text:p>
          </table:table-cell>
          <table:table-cell table:formula="of:=ABS([.D706]-[.C705])" office:value-type="float" office:value="0.210663688905">
            <text:p>0,2106636889</text:p>
          </table:table-cell>
        </table:table-row>
        <table:table-row table:style-name="ro1">
          <table:table-cell office:value-type="float" office:value="6.34267688976">
            <text:p>6,3426768898</text:p>
          </table:table-cell>
          <table:table-cell office:value-type="float" office:value="7.1908666497">
            <text:p>7,1908666497</text:p>
          </table:table-cell>
          <table:table-cell table:formula="of:=FREQUENCY([.B$14:.B$1013];[.B707])/1000" office:value-type="float" office:value="0.694">
            <text:p>0,694</text:p>
          </table:table-cell>
          <table:table-cell table:formula="of:=IF(AND([.F$5]&lt;[.B707];[.B707]&lt;=[.F$6]);([.A707]-[.F$5])/([.F$6]-[.F$5]);1)" office:value-type="float" office:value="0.55711281496">
            <text:p>0,557112815</text:p>
          </table:table-cell>
          <table:table-cell table:formula="of:=ABS([.D707]-[.C707])" office:value-type="float" office:value="0.13688718504">
            <text:p>0,136887185</text:p>
          </table:table-cell>
          <table:table-cell table:formula="of:=ABS([.D707]-[.C706])" office:value-type="float" office:value="0.13588718504">
            <text:p>0,135887185</text:p>
          </table:table-cell>
        </table:table-row>
        <table:table-row table:style-name="ro1">
          <table:table-cell office:value-type="float" office:value="5.63656384757">
            <text:p>5,6365638476</text:p>
          </table:table-cell>
          <table:table-cell office:value-type="float" office:value="7.19592144433">
            <text:p>7,1959214443</text:p>
          </table:table-cell>
          <table:table-cell table:formula="of:=FREQUENCY([.B$14:.B$1013];[.B708])/1000" office:value-type="float" office:value="0.695">
            <text:p>0,695</text:p>
          </table:table-cell>
          <table:table-cell table:formula="of:=IF(AND([.F$5]&lt;[.B708];[.B708]&lt;=[.F$6]);([.A708]-[.F$5])/([.F$6]-[.F$5]);1)" office:value-type="float" office:value="0.439427307928333">
            <text:p>0,4394273079</text:p>
          </table:table-cell>
          <table:table-cell table:formula="of:=ABS([.D708]-[.C708])" office:value-type="float" office:value="0.255572692071667">
            <text:p>0,2555726921</text:p>
          </table:table-cell>
          <table:table-cell table:formula="of:=ABS([.D708]-[.C707])" office:value-type="float" office:value="0.254572692071667">
            <text:p>0,2545726921</text:p>
          </table:table-cell>
        </table:table-row>
        <table:table-row table:style-name="ro1">
          <table:table-cell office:value-type="float" office:value="4.82308474625">
            <text:p>4,8230847463</text:p>
          </table:table-cell>
          <table:table-cell office:value-type="float" office:value="7.20514780855">
            <text:p>7,2051478086</text:p>
          </table:table-cell>
          <table:table-cell table:formula="of:=FREQUENCY([.B$14:.B$1013];[.B709])/1000" office:value-type="float" office:value="0.696">
            <text:p>0,696</text:p>
          </table:table-cell>
          <table:table-cell table:formula="of:=IF(AND([.F$5]&lt;[.B709];[.B709]&lt;=[.F$6]);([.A709]-[.F$5])/([.F$6]-[.F$5]);1)" office:value-type="float" office:value="0.303847457708333">
            <text:p>0,3038474577</text:p>
          </table:table-cell>
          <table:table-cell table:formula="of:=ABS([.D709]-[.C709])" office:value-type="float" office:value="0.392152542291667">
            <text:p>0,3921525423</text:p>
          </table:table-cell>
          <table:table-cell table:formula="of:=ABS([.D709]-[.C708])" office:value-type="float" office:value="0.391152542291667">
            <text:p>0,3911525423</text:p>
          </table:table-cell>
        </table:table-row>
        <table:table-row table:style-name="ro1">
          <table:table-cell office:value-type="float" office:value="6.80196544344">
            <text:p>6,8019654434</text:p>
          </table:table-cell>
          <table:table-cell office:value-type="float" office:value="7.20591375088">
            <text:p>7,2059137509</text:p>
          </table:table-cell>
          <table:table-cell table:formula="of:=FREQUENCY([.B$14:.B$1013];[.B710])/1000" office:value-type="float" office:value="0.697">
            <text:p>0,697</text:p>
          </table:table-cell>
          <table:table-cell table:formula="of:=IF(AND([.F$5]&lt;[.B710];[.B710]&lt;=[.F$6]);([.A710]-[.F$5])/([.F$6]-[.F$5]);1)" office:value-type="float" office:value="0.63366090724">
            <text:p>0,6336609072</text:p>
          </table:table-cell>
          <table:table-cell table:formula="of:=ABS([.D710]-[.C710])" office:value-type="float" office:value="0.0633390927599999">
            <text:p>0,0633390928</text:p>
          </table:table-cell>
          <table:table-cell table:formula="of:=ABS([.D710]-[.C709])" office:value-type="float" office:value="0.0623390927599999">
            <text:p>0,0623390928</text:p>
          </table:table-cell>
        </table:table-row>
        <table:table-row table:style-name="ro1">
          <table:table-cell office:value-type="float" office:value="5.4071077905">
            <text:p>5,4071077905</text:p>
          </table:table-cell>
          <table:table-cell office:value-type="float" office:value="7.2077180479">
            <text:p>7,2077180479</text:p>
          </table:table-cell>
          <table:table-cell table:formula="of:=FREQUENCY([.B$14:.B$1013];[.B711])/1000" office:value-type="float" office:value="0.698">
            <text:p>0,698</text:p>
          </table:table-cell>
          <table:table-cell table:formula="of:=IF(AND([.F$5]&lt;[.B711];[.B711]&lt;=[.F$6]);([.A711]-[.F$5])/([.F$6]-[.F$5]);1)" office:value-type="float" office:value="0.40118463175">
            <text:p>0,4011846318</text:p>
          </table:table-cell>
          <table:table-cell table:formula="of:=ABS([.D711]-[.C711])" office:value-type="float" office:value="0.29681536825">
            <text:p>0,2968153683</text:p>
          </table:table-cell>
          <table:table-cell table:formula="of:=ABS([.D711]-[.C710])" office:value-type="float" office:value="0.29581536825">
            <text:p>0,2958153683</text:p>
          </table:table-cell>
        </table:table-row>
        <table:table-row table:style-name="ro1">
          <table:table-cell office:value-type="float" office:value="8.49800832254">
            <text:p>8,4980083225</text:p>
          </table:table-cell>
          <table:table-cell office:value-type="float" office:value="7.21044770837">
            <text:p>7,2104477084</text:p>
          </table:table-cell>
          <table:table-cell table:formula="of:=FREQUENCY([.B$14:.B$1013];[.B712])/1000" office:value-type="float" office:value="0.699">
            <text:p>0,699</text:p>
          </table:table-cell>
          <table:table-cell table:formula="of:=IF(AND([.F$5]&lt;[.B712];[.B712]&lt;=[.F$6]);([.A712]-[.F$5])/([.F$6]-[.F$5]);1)" office:value-type="float" office:value="0.916334720423333">
            <text:p>0,9163347204</text:p>
          </table:table-cell>
          <table:table-cell table:formula="of:=ABS([.D712]-[.C712])" office:value-type="float" office:value="0.217334720423333">
            <text:p>0,2173347204</text:p>
          </table:table-cell>
          <table:table-cell table:formula="of:=ABS([.D712]-[.C711])" office:value-type="float" office:value="0.218334720423333">
            <text:p>0,2183347204</text:p>
          </table:table-cell>
        </table:table-row>
        <table:table-row table:style-name="ro1">
          <table:table-cell office:value-type="float" office:value="5.16277809901">
            <text:p>5,162778099</text:p>
          </table:table-cell>
          <table:table-cell office:value-type="float" office:value="7.2285399848">
            <text:p>7,2285399848</text:p>
          </table:table-cell>
          <table:table-cell table:formula="of:=FREQUENCY([.B$14:.B$1013];[.B713])/1000" office:value-type="float" office:value="0.7">
            <text:p>0,7</text:p>
          </table:table-cell>
          <table:table-cell table:formula="of:=IF(AND([.F$5]&lt;[.B713];[.B713]&lt;=[.F$6]);([.A713]-[.F$5])/([.F$6]-[.F$5]);1)" office:value-type="float" office:value="0.360463016501667">
            <text:p>0,3604630165</text:p>
          </table:table-cell>
          <table:table-cell table:formula="of:=ABS([.D713]-[.C713])" office:value-type="float" office:value="0.339536983498333">
            <text:p>0,3395369835</text:p>
          </table:table-cell>
          <table:table-cell table:formula="of:=ABS([.D713]-[.C712])" office:value-type="float" office:value="0.338536983498333">
            <text:p>0,3385369835</text:p>
          </table:table-cell>
        </table:table-row>
        <table:table-row table:style-name="ro1">
          <table:table-cell office:value-type="float" office:value="5.94947450279">
            <text:p>5,9494745028</text:p>
          </table:table-cell>
          <table:table-cell office:value-type="float" office:value="7.23386834354">
            <text:p>7,2338683435</text:p>
          </table:table-cell>
          <table:table-cell table:formula="of:=FREQUENCY([.B$14:.B$1013];[.B714])/1000" office:value-type="float" office:value="0.701">
            <text:p>0,701</text:p>
          </table:table-cell>
          <table:table-cell table:formula="of:=IF(AND([.F$5]&lt;[.B714];[.B714]&lt;=[.F$6]);([.A714]-[.F$5])/([.F$6]-[.F$5]);1)" office:value-type="float" office:value="0.491579083798333">
            <text:p>0,4915790838</text:p>
          </table:table-cell>
          <table:table-cell table:formula="of:=ABS([.D714]-[.C714])" office:value-type="float" office:value="0.209420916201667">
            <text:p>0,2094209162</text:p>
          </table:table-cell>
          <table:table-cell table:formula="of:=ABS([.D714]-[.C713])" office:value-type="float" office:value="0.208420916201667">
            <text:p>0,2084209162</text:p>
          </table:table-cell>
        </table:table-row>
        <table:table-row table:style-name="ro1">
          <table:table-cell office:value-type="float" office:value="3.96786424338">
            <text:p>3,9678642434</text:p>
          </table:table-cell>
          <table:table-cell office:value-type="float" office:value="7.23609141651">
            <text:p>7,2360914165</text:p>
          </table:table-cell>
          <table:table-cell table:formula="of:=FREQUENCY([.B$14:.B$1013];[.B715])/1000" office:value-type="float" office:value="0.702">
            <text:p>0,702</text:p>
          </table:table-cell>
          <table:table-cell table:formula="of:=IF(AND([.F$5]&lt;[.B715];[.B715]&lt;=[.F$6]);([.A715]-[.F$5])/([.F$6]-[.F$5]);1)" office:value-type="float" office:value="0.16131070723">
            <text:p>0,1613107072</text:p>
          </table:table-cell>
          <table:table-cell table:formula="of:=ABS([.D715]-[.C715])" office:value-type="float" office:value="0.54068929277">
            <text:p>0,5406892928</text:p>
          </table:table-cell>
          <table:table-cell table:formula="of:=ABS([.D715]-[.C714])" office:value-type="float" office:value="0.53968929277">
            <text:p>0,5396892928</text:p>
          </table:table-cell>
        </table:table-row>
        <table:table-row table:style-name="ro1">
          <table:table-cell office:value-type="float" office:value="7.75131810082">
            <text:p>7,7513181008</text:p>
          </table:table-cell>
          <table:table-cell office:value-type="float" office:value="7.24072408122">
            <text:p>7,2407240812</text:p>
          </table:table-cell>
          <table:table-cell table:formula="of:=FREQUENCY([.B$14:.B$1013];[.B716])/1000" office:value-type="float" office:value="0.703">
            <text:p>0,703</text:p>
          </table:table-cell>
          <table:table-cell table:formula="of:=IF(AND([.F$5]&lt;[.B716];[.B716]&lt;=[.F$6]);([.A716]-[.F$5])/([.F$6]-[.F$5]);1)" office:value-type="float" office:value="0.791886350136667">
            <text:p>0,7918863501</text:p>
          </table:table-cell>
          <table:table-cell table:formula="of:=ABS([.D716]-[.C716])" office:value-type="float" office:value="0.0888863501366667">
            <text:p>0,0888863501</text:p>
          </table:table-cell>
          <table:table-cell table:formula="of:=ABS([.D716]-[.C715])" office:value-type="float" office:value="0.0898863501366667">
            <text:p>0,0898863501</text:p>
          </table:table-cell>
        </table:table-row>
        <table:table-row table:style-name="ro1">
          <table:table-cell office:value-type="float" office:value="5.15113608746">
            <text:p>5,1511360875</text:p>
          </table:table-cell>
          <table:table-cell office:value-type="float" office:value="7.2416555007">
            <text:p>7,2416555007</text:p>
          </table:table-cell>
          <table:table-cell table:formula="of:=FREQUENCY([.B$14:.B$1013];[.B717])/1000" office:value-type="float" office:value="0.704">
            <text:p>0,704</text:p>
          </table:table-cell>
          <table:table-cell table:formula="of:=IF(AND([.F$5]&lt;[.B717];[.B717]&lt;=[.F$6]);([.A717]-[.F$5])/([.F$6]-[.F$5]);1)" office:value-type="float" office:value="0.358522681243333">
            <text:p>0,3585226812</text:p>
          </table:table-cell>
          <table:table-cell table:formula="of:=ABS([.D717]-[.C717])" office:value-type="float" office:value="0.345477318756667">
            <text:p>0,3454773188</text:p>
          </table:table-cell>
          <table:table-cell table:formula="of:=ABS([.D717]-[.C716])" office:value-type="float" office:value="0.344477318756667">
            <text:p>0,3444773188</text:p>
          </table:table-cell>
        </table:table-row>
        <table:table-row table:style-name="ro1">
          <table:table-cell office:value-type="float" office:value="5.86894677135">
            <text:p>5,8689467714</text:p>
          </table:table-cell>
          <table:table-cell office:value-type="float" office:value="7.24922096853">
            <text:p>7,2492209685</text:p>
          </table:table-cell>
          <table:table-cell table:formula="of:=FREQUENCY([.B$14:.B$1013];[.B718])/1000" office:value-type="float" office:value="0.705">
            <text:p>0,705</text:p>
          </table:table-cell>
          <table:table-cell table:formula="of:=IF(AND([.F$5]&lt;[.B718];[.B718]&lt;=[.F$6]);([.A718]-[.F$5])/([.F$6]-[.F$5]);1)" office:value-type="float" office:value="0.478157795225">
            <text:p>0,4781577952</text:p>
          </table:table-cell>
          <table:table-cell table:formula="of:=ABS([.D718]-[.C718])" office:value-type="float" office:value="0.226842204775">
            <text:p>0,2268422048</text:p>
          </table:table-cell>
          <table:table-cell table:formula="of:=ABS([.D718]-[.C717])" office:value-type="float" office:value="0.225842204775">
            <text:p>0,2258422048</text:p>
          </table:table-cell>
        </table:table-row>
        <table:table-row table:style-name="ro1">
          <table:table-cell office:value-type="float" office:value="4.89825166159">
            <text:p>4,8982516616</text:p>
          </table:table-cell>
          <table:table-cell office:value-type="float" office:value="7.25055369502">
            <text:p>7,250553695</text:p>
          </table:table-cell>
          <table:table-cell table:formula="of:=FREQUENCY([.B$14:.B$1013];[.B719])/1000" office:value-type="float" office:value="0.706">
            <text:p>0,706</text:p>
          </table:table-cell>
          <table:table-cell table:formula="of:=IF(AND([.F$5]&lt;[.B719];[.B719]&lt;=[.F$6]);([.A719]-[.F$5])/([.F$6]-[.F$5]);1)" office:value-type="float" office:value="0.316375276931667">
            <text:p>0,3163752769</text:p>
          </table:table-cell>
          <table:table-cell table:formula="of:=ABS([.D719]-[.C719])" office:value-type="float" office:value="0.389624723068333">
            <text:p>0,3896247231</text:p>
          </table:table-cell>
          <table:table-cell table:formula="of:=ABS([.D719]-[.C718])" office:value-type="float" office:value="0.388624723068333">
            <text:p>0,3886247231</text:p>
          </table:table-cell>
        </table:table-row>
        <table:table-row table:style-name="ro1">
          <table:table-cell office:value-type="float" office:value="5.36677716494">
            <text:p>5,3667771649</text:p>
          </table:table-cell>
          <table:table-cell office:value-type="float" office:value="7.25332929443">
            <text:p>7,2533292944</text:p>
          </table:table-cell>
          <table:table-cell table:formula="of:=FREQUENCY([.B$14:.B$1013];[.B720])/1000" office:value-type="float" office:value="0.707">
            <text:p>0,707</text:p>
          </table:table-cell>
          <table:table-cell table:formula="of:=IF(AND([.F$5]&lt;[.B720];[.B720]&lt;=[.F$6]);([.A720]-[.F$5])/([.F$6]-[.F$5]);1)" office:value-type="float" office:value="0.394462860823333">
            <text:p>0,3944628608</text:p>
          </table:table-cell>
          <table:table-cell table:formula="of:=ABS([.D720]-[.C720])" office:value-type="float" office:value="0.312537139176667">
            <text:p>0,3125371392</text:p>
          </table:table-cell>
          <table:table-cell table:formula="of:=ABS([.D720]-[.C719])" office:value-type="float" office:value="0.311537139176667">
            <text:p>0,3115371392</text:p>
          </table:table-cell>
        </table:table-row>
        <table:table-row table:style-name="ro1">
          <table:table-cell office:value-type="float" office:value="6.52043997345">
            <text:p>6,5204399735</text:p>
          </table:table-cell>
          <table:table-cell office:value-type="float" office:value="7.25872792676">
            <text:p>7,2587279268</text:p>
          </table:table-cell>
          <table:table-cell table:formula="of:=FREQUENCY([.B$14:.B$1013];[.B721])/1000" office:value-type="float" office:value="0.708">
            <text:p>0,708</text:p>
          </table:table-cell>
          <table:table-cell table:formula="of:=IF(AND([.F$5]&lt;[.B721];[.B721]&lt;=[.F$6]);([.A721]-[.F$5])/([.F$6]-[.F$5]);1)" office:value-type="float" office:value="0.586739995575">
            <text:p>0,5867399956</text:p>
          </table:table-cell>
          <table:table-cell table:formula="of:=ABS([.D721]-[.C721])" office:value-type="float" office:value="0.121260004425">
            <text:p>0,1212600044</text:p>
          </table:table-cell>
          <table:table-cell table:formula="of:=ABS([.D721]-[.C720])" office:value-type="float" office:value="0.120260004425">
            <text:p>0,1202600044</text:p>
          </table:table-cell>
        </table:table-row>
        <table:table-row table:style-name="ro1">
          <table:table-cell office:value-type="float" office:value="7.1895769516">
            <text:p>7,1895769516</text:p>
          </table:table-cell>
          <table:table-cell office:value-type="float" office:value="7.25949203218">
            <text:p>7,2594920322</text:p>
          </table:table-cell>
          <table:table-cell table:formula="of:=FREQUENCY([.B$14:.B$1013];[.B722])/1000" office:value-type="float" office:value="0.709">
            <text:p>0,709</text:p>
          </table:table-cell>
          <table:table-cell table:formula="of:=IF(AND([.F$5]&lt;[.B722];[.B722]&lt;=[.F$6]);([.A722]-[.F$5])/([.F$6]-[.F$5]);1)" office:value-type="float" office:value="0.698262825266667">
            <text:p>0,6982628253</text:p>
          </table:table-cell>
          <table:table-cell table:formula="of:=ABS([.D722]-[.C722])" office:value-type="float" office:value="0.0107371747333332">
            <text:p>0,0107371747</text:p>
          </table:table-cell>
          <table:table-cell table:formula="of:=ABS([.D722]-[.C721])" office:value-type="float" office:value="0.00973717473333324">
            <text:p>0,0097371747</text:p>
          </table:table-cell>
        </table:table-row>
        <table:table-row table:style-name="ro1">
          <table:table-cell office:value-type="float" office:value="6.87908491632">
            <text:p>6,8790849163</text:p>
          </table:table-cell>
          <table:table-cell office:value-type="float" office:value="7.26331383921">
            <text:p>7,2633138392</text:p>
          </table:table-cell>
          <table:table-cell table:formula="of:=FREQUENCY([.B$14:.B$1013];[.B723])/1000" office:value-type="float" office:value="0.71">
            <text:p>0,71</text:p>
          </table:table-cell>
          <table:table-cell table:formula="of:=IF(AND([.F$5]&lt;[.B723];[.B723]&lt;=[.F$6]);([.A723]-[.F$5])/([.F$6]-[.F$5]);1)" office:value-type="float" office:value="0.64651415272">
            <text:p>0,6465141527</text:p>
          </table:table-cell>
          <table:table-cell table:formula="of:=ABS([.D723]-[.C723])" office:value-type="float" office:value="0.06348584728">
            <text:p>0,0634858473</text:p>
          </table:table-cell>
          <table:table-cell table:formula="of:=ABS([.D723]-[.C722])" office:value-type="float" office:value="0.0624858472799999">
            <text:p>0,0624858473</text:p>
          </table:table-cell>
        </table:table-row>
        <table:table-row table:style-name="ro1">
          <table:table-cell office:value-type="float" office:value="6.11160004592">
            <text:p>6,1116000459</text:p>
          </table:table-cell>
          <table:table-cell office:value-type="float" office:value="7.2691258383">
            <text:p>7,2691258383</text:p>
          </table:table-cell>
          <table:table-cell table:formula="of:=FREQUENCY([.B$14:.B$1013];[.B724])/1000" office:value-type="float" office:value="0.711">
            <text:p>0,711</text:p>
          </table:table-cell>
          <table:table-cell table:formula="of:=IF(AND([.F$5]&lt;[.B724];[.B724]&lt;=[.F$6]);([.A724]-[.F$5])/([.F$6]-[.F$5]);1)" office:value-type="float" office:value="0.518600007653333">
            <text:p>0,5186000077</text:p>
          </table:table-cell>
          <table:table-cell table:formula="of:=ABS([.D724]-[.C724])" office:value-type="float" office:value="0.192399992346667">
            <text:p>0,1923999923</text:p>
          </table:table-cell>
          <table:table-cell table:formula="of:=ABS([.D724]-[.C723])" office:value-type="float" office:value="0.191399992346667">
            <text:p>0,1913999923</text:p>
          </table:table-cell>
        </table:table-row>
        <table:table-row table:style-name="ro1">
          <table:table-cell office:value-type="float" office:value="4.36403352106">
            <text:p>4,3640335211</text:p>
          </table:table-cell>
          <table:table-cell office:value-type="float" office:value="7.27040844179">
            <text:p>7,2704084418</text:p>
          </table:table-cell>
          <table:table-cell table:formula="of:=FREQUENCY([.B$14:.B$1013];[.B725])/1000" office:value-type="float" office:value="0.712">
            <text:p>0,712</text:p>
          </table:table-cell>
          <table:table-cell table:formula="of:=IF(AND([.F$5]&lt;[.B725];[.B725]&lt;=[.F$6]);([.A725]-[.F$5])/([.F$6]-[.F$5]);1)" office:value-type="float" office:value="0.227338920176667">
            <text:p>0,2273389202</text:p>
          </table:table-cell>
          <table:table-cell table:formula="of:=ABS([.D725]-[.C725])" office:value-type="float" office:value="0.484661079823333">
            <text:p>0,4846610798</text:p>
          </table:table-cell>
          <table:table-cell table:formula="of:=ABS([.D725]-[.C724])" office:value-type="float" office:value="0.483661079823333">
            <text:p>0,4836610798</text:p>
          </table:table-cell>
        </table:table-row>
        <table:table-row table:style-name="ro1">
          <table:table-cell office:value-type="float" office:value="8.4037473954">
            <text:p>8,4037473954</text:p>
          </table:table-cell>
          <table:table-cell office:value-type="float" office:value="7.27106496446">
            <text:p>7,2710649645</text:p>
          </table:table-cell>
          <table:table-cell table:formula="of:=FREQUENCY([.B$14:.B$1013];[.B726])/1000" office:value-type="float" office:value="0.713">
            <text:p>0,713</text:p>
          </table:table-cell>
          <table:table-cell table:formula="of:=IF(AND([.F$5]&lt;[.B726];[.B726]&lt;=[.F$6]);([.A726]-[.F$5])/([.F$6]-[.F$5]);1)" office:value-type="float" office:value="0.9006245659">
            <text:p>0,9006245659</text:p>
          </table:table-cell>
          <table:table-cell table:formula="of:=ABS([.D726]-[.C726])" office:value-type="float" office:value="0.1876245659">
            <text:p>0,1876245659</text:p>
          </table:table-cell>
          <table:table-cell table:formula="of:=ABS([.D726]-[.C725])" office:value-type="float" office:value="0.1886245659">
            <text:p>0,1886245659</text:p>
          </table:table-cell>
        </table:table-row>
        <table:table-row table:style-name="ro1">
          <table:table-cell office:value-type="float" office:value="8.95776629218">
            <text:p>8,9577662922</text:p>
          </table:table-cell>
          <table:table-cell office:value-type="float" office:value="7.27784820627">
            <text:p>7,2778482063</text:p>
          </table:table-cell>
          <table:table-cell table:formula="of:=FREQUENCY([.B$14:.B$1013];[.B727])/1000" office:value-type="float" office:value="0.714">
            <text:p>0,714</text:p>
          </table:table-cell>
          <table:table-cell table:formula="of:=IF(AND([.F$5]&lt;[.B727];[.B727]&lt;=[.F$6]);([.A727]-[.F$5])/([.F$6]-[.F$5]);1)" office:value-type="float" office:value="0.992961048696667">
            <text:p>0,9929610487</text:p>
          </table:table-cell>
          <table:table-cell table:formula="of:=ABS([.D727]-[.C727])" office:value-type="float" office:value="0.278961048696667">
            <text:p>0,2789610487</text:p>
          </table:table-cell>
          <table:table-cell table:formula="of:=ABS([.D727]-[.C726])" office:value-type="float" office:value="0.279961048696667">
            <text:p>0,2799610487</text:p>
          </table:table-cell>
        </table:table-row>
        <table:table-row table:style-name="ro1">
          <table:table-cell office:value-type="float" office:value="4.8314715888">
            <text:p>4,8314715888</text:p>
          </table:table-cell>
          <table:table-cell office:value-type="float" office:value="7.27949440607">
            <text:p>7,2794944061</text:p>
          </table:table-cell>
          <table:table-cell table:formula="of:=FREQUENCY([.B$14:.B$1013];[.B728])/1000" office:value-type="float" office:value="0.715">
            <text:p>0,715</text:p>
          </table:table-cell>
          <table:table-cell table:formula="of:=IF(AND([.F$5]&lt;[.B728];[.B728]&lt;=[.F$6]);([.A728]-[.F$5])/([.F$6]-[.F$5]);1)" office:value-type="float" office:value="0.3052452648">
            <text:p>0,3052452648</text:p>
          </table:table-cell>
          <table:table-cell table:formula="of:=ABS([.D728]-[.C728])" office:value-type="float" office:value="0.4097547352">
            <text:p>0,4097547352</text:p>
          </table:table-cell>
          <table:table-cell table:formula="of:=ABS([.D728]-[.C727])" office:value-type="float" office:value="0.4087547352">
            <text:p>0,4087547352</text:p>
          </table:table-cell>
        </table:table-row>
        <table:table-row table:style-name="ro1">
          <table:table-cell office:value-type="float" office:value="8.59609129716">
            <text:p>8,5960912972</text:p>
          </table:table-cell>
          <table:table-cell office:value-type="float" office:value="7.28040294548">
            <text:p>7,2804029455</text:p>
          </table:table-cell>
          <table:table-cell table:formula="of:=FREQUENCY([.B$14:.B$1013];[.B729])/1000" office:value-type="float" office:value="0.716">
            <text:p>0,716</text:p>
          </table:table-cell>
          <table:table-cell table:formula="of:=IF(AND([.F$5]&lt;[.B729];[.B729]&lt;=[.F$6]);([.A729]-[.F$5])/([.F$6]-[.F$5]);1)" office:value-type="float" office:value="0.93268188286">
            <text:p>0,9326818829</text:p>
          </table:table-cell>
          <table:table-cell table:formula="of:=ABS([.D729]-[.C729])" office:value-type="float" office:value="0.21668188286">
            <text:p>0,2166818829</text:p>
          </table:table-cell>
          <table:table-cell table:formula="of:=ABS([.D729]-[.C728])" office:value-type="float" office:value="0.21768188286">
            <text:p>0,2176818829</text:p>
          </table:table-cell>
        </table:table-row>
        <table:table-row table:style-name="ro1">
          <table:table-cell office:value-type="float" office:value="6.81197484677">
            <text:p>6,8119748468</text:p>
          </table:table-cell>
          <table:table-cell office:value-type="float" office:value="7.28863128068">
            <text:p>7,2886312807</text:p>
          </table:table-cell>
          <table:table-cell table:formula="of:=FREQUENCY([.B$14:.B$1013];[.B730])/1000" office:value-type="float" office:value="0.717">
            <text:p>0,717</text:p>
          </table:table-cell>
          <table:table-cell table:formula="of:=IF(AND([.F$5]&lt;[.B730];[.B730]&lt;=[.F$6]);([.A730]-[.F$5])/([.F$6]-[.F$5]);1)" office:value-type="float" office:value="0.635329141128333">
            <text:p>0,6353291411</text:p>
          </table:table-cell>
          <table:table-cell table:formula="of:=ABS([.D730]-[.C730])" office:value-type="float" office:value="0.0816708588716666">
            <text:p>0,0816708589</text:p>
          </table:table-cell>
          <table:table-cell table:formula="of:=ABS([.D730]-[.C729])" office:value-type="float" office:value="0.0806708588716666">
            <text:p>0,0806708589</text:p>
          </table:table-cell>
        </table:table-row>
        <table:table-row table:style-name="ro1">
          <table:table-cell office:value-type="float" office:value="5.90494883092">
            <text:p>5,9049488309</text:p>
          </table:table-cell>
          <table:table-cell office:value-type="float" office:value="7.28952852233">
            <text:p>7,2895285223</text:p>
          </table:table-cell>
          <table:table-cell table:formula="of:=FREQUENCY([.B$14:.B$1013];[.B731])/1000" office:value-type="float" office:value="0.718">
            <text:p>0,718</text:p>
          </table:table-cell>
          <table:table-cell table:formula="of:=IF(AND([.F$5]&lt;[.B731];[.B731]&lt;=[.F$6]);([.A731]-[.F$5])/([.F$6]-[.F$5]);1)" office:value-type="float" office:value="0.484158138486667">
            <text:p>0,4841581385</text:p>
          </table:table-cell>
          <table:table-cell table:formula="of:=ABS([.D731]-[.C731])" office:value-type="float" office:value="0.233841861513333">
            <text:p>0,2338418615</text:p>
          </table:table-cell>
          <table:table-cell table:formula="of:=ABS([.D731]-[.C730])" office:value-type="float" office:value="0.232841861513333">
            <text:p>0,2328418615</text:p>
          </table:table-cell>
        </table:table-row>
        <table:table-row table:style-name="ro1">
          <table:table-cell office:value-type="float" office:value="7.15497608593">
            <text:p>7,1549760859</text:p>
          </table:table-cell>
          <table:table-cell office:value-type="float" office:value="7.28956001493">
            <text:p>7,2895600149</text:p>
          </table:table-cell>
          <table:table-cell table:formula="of:=FREQUENCY([.B$14:.B$1013];[.B732])/1000" office:value-type="float" office:value="0.719">
            <text:p>0,719</text:p>
          </table:table-cell>
          <table:table-cell table:formula="of:=IF(AND([.F$5]&lt;[.B732];[.B732]&lt;=[.F$6]);([.A732]-[.F$5])/([.F$6]-[.F$5]);1)" office:value-type="float" office:value="0.692496014321667">
            <text:p>0,6924960143</text:p>
          </table:table-cell>
          <table:table-cell table:formula="of:=ABS([.D732]-[.C732])" office:value-type="float" office:value="0.0265039856783333">
            <text:p>0,0265039857</text:p>
          </table:table-cell>
          <table:table-cell table:formula="of:=ABS([.D732]-[.C731])" office:value-type="float" office:value="0.0255039856783333">
            <text:p>0,0255039857</text:p>
          </table:table-cell>
        </table:table-row>
        <table:table-row table:style-name="ro1">
          <table:table-cell office:value-type="float" office:value="6.34997184765">
            <text:p>6,3499718477</text:p>
          </table:table-cell>
          <table:table-cell office:value-type="float" office:value="7.29066793964">
            <text:p>7,2906679396</text:p>
          </table:table-cell>
          <table:table-cell table:formula="of:=FREQUENCY([.B$14:.B$1013];[.B733])/1000" office:value-type="float" office:value="0.72">
            <text:p>0,72</text:p>
          </table:table-cell>
          <table:table-cell table:formula="of:=IF(AND([.F$5]&lt;[.B733];[.B733]&lt;=[.F$6]);([.A733]-[.F$5])/([.F$6]-[.F$5]);1)" office:value-type="float" office:value="0.558328641275">
            <text:p>0,5583286413</text:p>
          </table:table-cell>
          <table:table-cell table:formula="of:=ABS([.D733]-[.C733])" office:value-type="float" office:value="0.161671358725">
            <text:p>0,1616713587</text:p>
          </table:table-cell>
          <table:table-cell table:formula="of:=ABS([.D733]-[.C732])" office:value-type="float" office:value="0.160671358725">
            <text:p>0,1606713587</text:p>
          </table:table-cell>
        </table:table-row>
        <table:table-row table:style-name="ro1">
          <table:table-cell office:value-type="float" office:value="8.82374869701">
            <text:p>8,823748697</text:p>
          </table:table-cell>
          <table:table-cell office:value-type="float" office:value="7.29192177344">
            <text:p>7,2919217734</text:p>
          </table:table-cell>
          <table:table-cell table:formula="of:=FREQUENCY([.B$14:.B$1013];[.B734])/1000" office:value-type="float" office:value="0.721">
            <text:p>0,721</text:p>
          </table:table-cell>
          <table:table-cell table:formula="of:=IF(AND([.F$5]&lt;[.B734];[.B734]&lt;=[.F$6]);([.A734]-[.F$5])/([.F$6]-[.F$5]);1)" office:value-type="float" office:value="0.970624782835">
            <text:p>0,9706247828</text:p>
          </table:table-cell>
          <table:table-cell table:formula="of:=ABS([.D734]-[.C734])" office:value-type="float" office:value="0.249624782835">
            <text:p>0,2496247828</text:p>
          </table:table-cell>
          <table:table-cell table:formula="of:=ABS([.D734]-[.C733])" office:value-type="float" office:value="0.250624782835">
            <text:p>0,2506247828</text:p>
          </table:table-cell>
        </table:table-row>
        <table:table-row table:style-name="ro1">
          <table:table-cell office:value-type="float" office:value="6.45710201641">
            <text:p>6,4571020164</text:p>
          </table:table-cell>
          <table:table-cell office:value-type="float" office:value="7.29318214323">
            <text:p>7,2931821432</text:p>
          </table:table-cell>
          <table:table-cell table:formula="of:=FREQUENCY([.B$14:.B$1013];[.B735])/1000" office:value-type="float" office:value="0.722">
            <text:p>0,722</text:p>
          </table:table-cell>
          <table:table-cell table:formula="of:=IF(AND([.F$5]&lt;[.B735];[.B735]&lt;=[.F$6]);([.A735]-[.F$5])/([.F$6]-[.F$5]);1)" office:value-type="float" office:value="0.576183669401667">
            <text:p>0,5761836694</text:p>
          </table:table-cell>
          <table:table-cell table:formula="of:=ABS([.D735]-[.C735])" office:value-type="float" office:value="0.145816330598333">
            <text:p>0,1458163306</text:p>
          </table:table-cell>
          <table:table-cell table:formula="of:=ABS([.D735]-[.C734])" office:value-type="float" office:value="0.144816330598333">
            <text:p>0,1448163306</text:p>
          </table:table-cell>
        </table:table-row>
        <table:table-row table:style-name="ro1">
          <table:table-cell office:value-type="float" office:value="3.46643446543">
            <text:p>3,4664344654</text:p>
          </table:table-cell>
          <table:table-cell office:value-type="float" office:value="7.29820872892">
            <text:p>7,2982087289</text:p>
          </table:table-cell>
          <table:table-cell table:formula="of:=FREQUENCY([.B$14:.B$1013];[.B736])/1000" office:value-type="float" office:value="0.723">
            <text:p>0,723</text:p>
          </table:table-cell>
          <table:table-cell table:formula="of:=IF(AND([.F$5]&lt;[.B736];[.B736]&lt;=[.F$6]);([.A736]-[.F$5])/([.F$6]-[.F$5]);1)" office:value-type="float" office:value="0.0777390775716667">
            <text:p>0,0777390776</text:p>
          </table:table-cell>
          <table:table-cell table:formula="of:=ABS([.D736]-[.C736])" office:value-type="float" office:value="0.645260922428333">
            <text:p>0,6452609224</text:p>
          </table:table-cell>
          <table:table-cell table:formula="of:=ABS([.D736]-[.C735])" office:value-type="float" office:value="0.644260922428333">
            <text:p>0,6442609224</text:p>
          </table:table-cell>
        </table:table-row>
        <table:table-row table:style-name="ro1">
          <table:table-cell office:value-type="float" office:value="7.77692788249">
            <text:p>7,7769278825</text:p>
          </table:table-cell>
          <table:table-cell office:value-type="float" office:value="7.29967972997">
            <text:p>7,29967973</text:p>
          </table:table-cell>
          <table:table-cell table:formula="of:=FREQUENCY([.B$14:.B$1013];[.B737])/1000" office:value-type="float" office:value="0.724">
            <text:p>0,724</text:p>
          </table:table-cell>
          <table:table-cell table:formula="of:=IF(AND([.F$5]&lt;[.B737];[.B737]&lt;=[.F$6]);([.A737]-[.F$5])/([.F$6]-[.F$5]);1)" office:value-type="float" office:value="0.796154647081667">
            <text:p>0,7961546471</text:p>
          </table:table-cell>
          <table:table-cell table:formula="of:=ABS([.D737]-[.C737])" office:value-type="float" office:value="0.0721546470816666">
            <text:p>0,0721546471</text:p>
          </table:table-cell>
          <table:table-cell table:formula="of:=ABS([.D737]-[.C736])" office:value-type="float" office:value="0.0731546470816666">
            <text:p>0,0731546471</text:p>
          </table:table-cell>
        </table:table-row>
        <table:table-row table:style-name="ro1">
          <table:table-cell office:value-type="float" office:value="4.76997208093">
            <text:p>4,7699720809</text:p>
          </table:table-cell>
          <table:table-cell office:value-type="float" office:value="7.30057772979">
            <text:p>7,3005777298</text:p>
          </table:table-cell>
          <table:table-cell table:formula="of:=FREQUENCY([.B$14:.B$1013];[.B738])/1000" office:value-type="float" office:value="0.725">
            <text:p>0,725</text:p>
          </table:table-cell>
          <table:table-cell table:formula="of:=IF(AND([.F$5]&lt;[.B738];[.B738]&lt;=[.F$6]);([.A738]-[.F$5])/([.F$6]-[.F$5]);1)" office:value-type="float" office:value="0.294995346821667">
            <text:p>0,2949953468</text:p>
          </table:table-cell>
          <table:table-cell table:formula="of:=ABS([.D738]-[.C738])" office:value-type="float" office:value="0.430004653178333">
            <text:p>0,4300046532</text:p>
          </table:table-cell>
          <table:table-cell table:formula="of:=ABS([.D738]-[.C737])" office:value-type="float" office:value="0.429004653178333">
            <text:p>0,4290046532</text:p>
          </table:table-cell>
        </table:table-row>
        <table:table-row table:style-name="ro1">
          <table:table-cell office:value-type="float" office:value="8.86140738377">
            <text:p>8,8614073838</text:p>
          </table:table-cell>
          <table:table-cell office:value-type="float" office:value="7.30641133802">
            <text:p>7,306411338</text:p>
          </table:table-cell>
          <table:table-cell table:formula="of:=FREQUENCY([.B$14:.B$1013];[.B739])/1000" office:value-type="float" office:value="0.726">
            <text:p>0,726</text:p>
          </table:table-cell>
          <table:table-cell table:formula="of:=IF(AND([.F$5]&lt;[.B739];[.B739]&lt;=[.F$6]);([.A739]-[.F$5])/([.F$6]-[.F$5]);1)" office:value-type="float" office:value="0.976901230628334">
            <text:p>0,9769012306</text:p>
          </table:table-cell>
          <table:table-cell table:formula="of:=ABS([.D739]-[.C739])" office:value-type="float" office:value="0.250901230628333">
            <text:p>0,2509012306</text:p>
          </table:table-cell>
          <table:table-cell table:formula="of:=ABS([.D739]-[.C738])" office:value-type="float" office:value="0.251901230628333">
            <text:p>0,2519012306</text:p>
          </table:table-cell>
        </table:table-row>
        <table:table-row table:style-name="ro1">
          <table:table-cell office:value-type="float" office:value="5.42169936657">
            <text:p>5,4216993666</text:p>
          </table:table-cell>
          <table:table-cell office:value-type="float" office:value="7.31116057431">
            <text:p>7,3111605743</text:p>
          </table:table-cell>
          <table:table-cell table:formula="of:=FREQUENCY([.B$14:.B$1013];[.B740])/1000" office:value-type="float" office:value="0.727">
            <text:p>0,727</text:p>
          </table:table-cell>
          <table:table-cell table:formula="of:=IF(AND([.F$5]&lt;[.B740];[.B740]&lt;=[.F$6]);([.A740]-[.F$5])/([.F$6]-[.F$5]);1)" office:value-type="float" office:value="0.403616561095">
            <text:p>0,4036165611</text:p>
          </table:table-cell>
          <table:table-cell table:formula="of:=ABS([.D740]-[.C740])" office:value-type="float" office:value="0.323383438905">
            <text:p>0,3233834389</text:p>
          </table:table-cell>
          <table:table-cell table:formula="of:=ABS([.D740]-[.C739])" office:value-type="float" office:value="0.322383438905">
            <text:p>0,3223834389</text:p>
          </table:table-cell>
        </table:table-row>
        <table:table-row table:style-name="ro1">
          <table:table-cell office:value-type="float" office:value="5.64649814692">
            <text:p>5,6464981469</text:p>
          </table:table-cell>
          <table:table-cell office:value-type="float" office:value="7.31135496241">
            <text:p>7,3113549624</text:p>
          </table:table-cell>
          <table:table-cell table:formula="of:=FREQUENCY([.B$14:.B$1013];[.B741])/1000" office:value-type="float" office:value="0.728">
            <text:p>0,728</text:p>
          </table:table-cell>
          <table:table-cell table:formula="of:=IF(AND([.F$5]&lt;[.B741];[.B741]&lt;=[.F$6]);([.A741]-[.F$5])/([.F$6]-[.F$5]);1)" office:value-type="float" office:value="0.441083024486667">
            <text:p>0,4410830245</text:p>
          </table:table-cell>
          <table:table-cell table:formula="of:=ABS([.D741]-[.C741])" office:value-type="float" office:value="0.286916975513333">
            <text:p>0,2869169755</text:p>
          </table:table-cell>
          <table:table-cell table:formula="of:=ABS([.D741]-[.C740])" office:value-type="float" office:value="0.285916975513333">
            <text:p>0,2859169755</text:p>
          </table:table-cell>
        </table:table-row>
        <table:table-row table:style-name="ro1">
          <table:table-cell office:value-type="float" office:value="3.06446408442">
            <text:p>3,0644640844</text:p>
          </table:table-cell>
          <table:table-cell office:value-type="float" office:value="7.31524573316">
            <text:p>7,3152457332</text:p>
          </table:table-cell>
          <table:table-cell table:formula="of:=FREQUENCY([.B$14:.B$1013];[.B742])/1000" office:value-type="float" office:value="0.729">
            <text:p>0,729</text:p>
          </table:table-cell>
          <table:table-cell table:formula="of:=IF(AND([.F$5]&lt;[.B742];[.B742]&lt;=[.F$6]);([.A742]-[.F$5])/([.F$6]-[.F$5]);1)" office:value-type="float" office:value="0.01074401407">
            <text:p>0,0107440141</text:p>
          </table:table-cell>
          <table:table-cell table:formula="of:=ABS([.D742]-[.C742])" office:value-type="float" office:value="0.71825598593">
            <text:p>0,7182559859</text:p>
          </table:table-cell>
          <table:table-cell table:formula="of:=ABS([.D742]-[.C741])" office:value-type="float" office:value="0.71725598593">
            <text:p>0,7172559859</text:p>
          </table:table-cell>
        </table:table-row>
        <table:table-row table:style-name="ro1">
          <table:table-cell office:value-type="float" office:value="5.60388503675">
            <text:p>5,6038850368</text:p>
          </table:table-cell>
          <table:table-cell office:value-type="float" office:value="7.32316917397">
            <text:p>7,323169174</text:p>
          </table:table-cell>
          <table:table-cell table:formula="of:=FREQUENCY([.B$14:.B$1013];[.B743])/1000" office:value-type="float" office:value="0.73">
            <text:p>0,73</text:p>
          </table:table-cell>
          <table:table-cell table:formula="of:=IF(AND([.F$5]&lt;[.B743];[.B743]&lt;=[.F$6]);([.A743]-[.F$5])/([.F$6]-[.F$5]);1)" office:value-type="float" office:value="0.433980839458333">
            <text:p>0,4339808395</text:p>
          </table:table-cell>
          <table:table-cell table:formula="of:=ABS([.D743]-[.C743])" office:value-type="float" office:value="0.296019160541667">
            <text:p>0,2960191605</text:p>
          </table:table-cell>
          <table:table-cell table:formula="of:=ABS([.D743]-[.C742])" office:value-type="float" office:value="0.295019160541667">
            <text:p>0,2950191605</text:p>
          </table:table-cell>
        </table:table-row>
        <table:table-row table:style-name="ro1">
          <table:table-cell office:value-type="float" office:value="3.75744782628">
            <text:p>3,7574478263</text:p>
          </table:table-cell>
          <table:table-cell office:value-type="float" office:value="7.32677544398">
            <text:p>7,326775444</text:p>
          </table:table-cell>
          <table:table-cell table:formula="of:=FREQUENCY([.B$14:.B$1013];[.B744])/1000" office:value-type="float" office:value="0.731">
            <text:p>0,731</text:p>
          </table:table-cell>
          <table:table-cell table:formula="of:=IF(AND([.F$5]&lt;[.B744];[.B744]&lt;=[.F$6]);([.A744]-[.F$5])/([.F$6]-[.F$5]);1)" office:value-type="float" office:value="0.12624130438">
            <text:p>0,1262413044</text:p>
          </table:table-cell>
          <table:table-cell table:formula="of:=ABS([.D744]-[.C744])" office:value-type="float" office:value="0.60475869562">
            <text:p>0,6047586956</text:p>
          </table:table-cell>
          <table:table-cell table:formula="of:=ABS([.D744]-[.C743])" office:value-type="float" office:value="0.60375869562">
            <text:p>0,6037586956</text:p>
          </table:table-cell>
        </table:table-row>
        <table:table-row table:style-name="ro1">
          <table:table-cell office:value-type="float" office:value="5.06683360297">
            <text:p>5,066833603</text:p>
          </table:table-cell>
          <table:table-cell office:value-type="float" office:value="7.33291601312">
            <text:p>7,3329160131</text:p>
          </table:table-cell>
          <table:table-cell table:formula="of:=FREQUENCY([.B$14:.B$1013];[.B745])/1000" office:value-type="float" office:value="0.732">
            <text:p>0,732</text:p>
          </table:table-cell>
          <table:table-cell table:formula="of:=IF(AND([.F$5]&lt;[.B745];[.B745]&lt;=[.F$6]);([.A745]-[.F$5])/([.F$6]-[.F$5]);1)" office:value-type="float" office:value="0.344472267161667">
            <text:p>0,3444722672</text:p>
          </table:table-cell>
          <table:table-cell table:formula="of:=ABS([.D745]-[.C745])" office:value-type="float" office:value="0.387527732838333">
            <text:p>0,3875277328</text:p>
          </table:table-cell>
          <table:table-cell table:formula="of:=ABS([.D745]-[.C744])" office:value-type="float" office:value="0.386527732838333">
            <text:p>0,3865277328</text:p>
          </table:table-cell>
        </table:table-row>
        <table:table-row table:style-name="ro1">
          <table:table-cell office:value-type="float" office:value="8.86636208106">
            <text:p>8,8663620811</text:p>
          </table:table-cell>
          <table:table-cell office:value-type="float" office:value="7.33393587837">
            <text:p>7,3339358784</text:p>
          </table:table-cell>
          <table:table-cell table:formula="of:=FREQUENCY([.B$14:.B$1013];[.B746])/1000" office:value-type="float" office:value="0.733">
            <text:p>0,733</text:p>
          </table:table-cell>
          <table:table-cell table:formula="of:=IF(AND([.F$5]&lt;[.B746];[.B746]&lt;=[.F$6]);([.A746]-[.F$5])/([.F$6]-[.F$5]);1)" office:value-type="float" office:value="0.97772701351">
            <text:p>0,9777270135</text:p>
          </table:table-cell>
          <table:table-cell table:formula="of:=ABS([.D746]-[.C746])" office:value-type="float" office:value="0.24472701351">
            <text:p>0,2447270135</text:p>
          </table:table-cell>
          <table:table-cell table:formula="of:=ABS([.D746]-[.C745])" office:value-type="float" office:value="0.24572701351">
            <text:p>0,2457270135</text:p>
          </table:table-cell>
        </table:table-row>
        <table:table-row table:style-name="ro1">
          <table:table-cell office:value-type="float" office:value="7.94239504869">
            <text:p>7,9423950487</text:p>
          </table:table-cell>
          <table:table-cell office:value-type="float" office:value="7.33701378548">
            <text:p>7,3370137855</text:p>
          </table:table-cell>
          <table:table-cell table:formula="of:=FREQUENCY([.B$14:.B$1013];[.B747])/1000" office:value-type="float" office:value="0.734">
            <text:p>0,734</text:p>
          </table:table-cell>
          <table:table-cell table:formula="of:=IF(AND([.F$5]&lt;[.B747];[.B747]&lt;=[.F$6]);([.A747]-[.F$5])/([.F$6]-[.F$5]);1)" office:value-type="float" office:value="0.823732508115">
            <text:p>0,8237325081</text:p>
          </table:table-cell>
          <table:table-cell table:formula="of:=ABS([.D747]-[.C747])" office:value-type="float" office:value="0.089732508115">
            <text:p>0,0897325081</text:p>
          </table:table-cell>
          <table:table-cell table:formula="of:=ABS([.D747]-[.C746])" office:value-type="float" office:value="0.090732508115">
            <text:p>0,0907325081</text:p>
          </table:table-cell>
        </table:table-row>
        <table:table-row table:style-name="ro1">
          <table:table-cell office:value-type="float" office:value="4.28999213845">
            <text:p>4,2899921385</text:p>
          </table:table-cell>
          <table:table-cell office:value-type="float" office:value="7.33713629846">
            <text:p>7,3371362985</text:p>
          </table:table-cell>
          <table:table-cell table:formula="of:=FREQUENCY([.B$14:.B$1013];[.B748])/1000" office:value-type="float" office:value="0.735">
            <text:p>0,735</text:p>
          </table:table-cell>
          <table:table-cell table:formula="of:=IF(AND([.F$5]&lt;[.B748];[.B748]&lt;=[.F$6]);([.A748]-[.F$5])/([.F$6]-[.F$5]);1)" office:value-type="float" office:value="0.214998689741667">
            <text:p>0,2149986897</text:p>
          </table:table-cell>
          <table:table-cell table:formula="of:=ABS([.D748]-[.C748])" office:value-type="float" office:value="0.520001310258333">
            <text:p>0,5200013103</text:p>
          </table:table-cell>
          <table:table-cell table:formula="of:=ABS([.D748]-[.C747])" office:value-type="float" office:value="0.519001310258333">
            <text:p>0,5190013103</text:p>
          </table:table-cell>
        </table:table-row>
        <table:table-row table:style-name="ro1">
          <table:table-cell office:value-type="float" office:value="5.63660454709">
            <text:p>5,6366045471</text:p>
          </table:table-cell>
          <table:table-cell office:value-type="float" office:value="7.34464652461">
            <text:p>7,3446465246</text:p>
          </table:table-cell>
          <table:table-cell table:formula="of:=FREQUENCY([.B$14:.B$1013];[.B749])/1000" office:value-type="float" office:value="0.736">
            <text:p>0,736</text:p>
          </table:table-cell>
          <table:table-cell table:formula="of:=IF(AND([.F$5]&lt;[.B749];[.B749]&lt;=[.F$6]);([.A749]-[.F$5])/([.F$6]-[.F$5]);1)" office:value-type="float" office:value="0.439434091181667">
            <text:p>0,4394340912</text:p>
          </table:table-cell>
          <table:table-cell table:formula="of:=ABS([.D749]-[.C749])" office:value-type="float" office:value="0.296565908818333">
            <text:p>0,2965659088</text:p>
          </table:table-cell>
          <table:table-cell table:formula="of:=ABS([.D749]-[.C748])" office:value-type="float" office:value="0.295565908818333">
            <text:p>0,2955659088</text:p>
          </table:table-cell>
        </table:table-row>
        <table:table-row table:style-name="ro1">
          <table:table-cell office:value-type="float" office:value="7.1696537617">
            <text:p>7,1696537617</text:p>
          </table:table-cell>
          <table:table-cell office:value-type="float" office:value="7.35254196176">
            <text:p>7,3525419618</text:p>
          </table:table-cell>
          <table:table-cell table:formula="of:=FREQUENCY([.B$14:.B$1013];[.B750])/1000" office:value-type="float" office:value="0.737">
            <text:p>0,737</text:p>
          </table:table-cell>
          <table:table-cell table:formula="of:=IF(AND([.F$5]&lt;[.B750];[.B750]&lt;=[.F$6]);([.A750]-[.F$5])/([.F$6]-[.F$5]);1)" office:value-type="float" office:value="0.694942293616667">
            <text:p>0,6949422936</text:p>
          </table:table-cell>
          <table:table-cell table:formula="of:=ABS([.D750]-[.C750])" office:value-type="float" office:value="0.0420577063833333">
            <text:p>0,0420577064</text:p>
          </table:table-cell>
          <table:table-cell table:formula="of:=ABS([.D750]-[.C749])" office:value-type="float" office:value="0.0410577063833333">
            <text:p>0,0410577064</text:p>
          </table:table-cell>
        </table:table-row>
        <table:table-row table:style-name="ro1">
          <table:table-cell office:value-type="float" office:value="3.58527367523">
            <text:p>3,5852736752</text:p>
          </table:table-cell>
          <table:table-cell office:value-type="float" office:value="7.35673455776">
            <text:p>7,3567345578</text:p>
          </table:table-cell>
          <table:table-cell table:formula="of:=FREQUENCY([.B$14:.B$1013];[.B751])/1000" office:value-type="float" office:value="0.738">
            <text:p>0,738</text:p>
          </table:table-cell>
          <table:table-cell table:formula="of:=IF(AND([.F$5]&lt;[.B751];[.B751]&lt;=[.F$6]);([.A751]-[.F$5])/([.F$6]-[.F$5]);1)" office:value-type="float" office:value="0.0975456125383333">
            <text:p>0,0975456125</text:p>
          </table:table-cell>
          <table:table-cell table:formula="of:=ABS([.D751]-[.C751])" office:value-type="float" office:value="0.640454387461667">
            <text:p>0,6404543875</text:p>
          </table:table-cell>
          <table:table-cell table:formula="of:=ABS([.D751]-[.C750])" office:value-type="float" office:value="0.639454387461667">
            <text:p>0,6394543875</text:p>
          </table:table-cell>
        </table:table-row>
        <table:table-row table:style-name="ro1">
          <table:table-cell office:value-type="float" office:value="3.48229584638">
            <text:p>3,4822958464</text:p>
          </table:table-cell>
          <table:table-cell office:value-type="float" office:value="7.35697666652">
            <text:p>7,3569766665</text:p>
          </table:table-cell>
          <table:table-cell table:formula="of:=FREQUENCY([.B$14:.B$1013];[.B752])/1000" office:value-type="float" office:value="0.739">
            <text:p>0,739</text:p>
          </table:table-cell>
          <table:table-cell table:formula="of:=IF(AND([.F$5]&lt;[.B752];[.B752]&lt;=[.F$6]);([.A752]-[.F$5])/([.F$6]-[.F$5]);1)" office:value-type="float" office:value="0.0803826410633333">
            <text:p>0,0803826411</text:p>
          </table:table-cell>
          <table:table-cell table:formula="of:=ABS([.D752]-[.C752])" office:value-type="float" office:value="0.658617358936667">
            <text:p>0,6586173589</text:p>
          </table:table-cell>
          <table:table-cell table:formula="of:=ABS([.D752]-[.C751])" office:value-type="float" office:value="0.657617358936667">
            <text:p>0,6576173589</text:p>
          </table:table-cell>
        </table:table-row>
        <table:table-row table:style-name="ro1">
          <table:table-cell office:value-type="float" office:value="3.24226640137">
            <text:p>3,2422664014</text:p>
          </table:table-cell>
          <table:table-cell office:value-type="float" office:value="7.35738934704">
            <text:p>7,357389347</text:p>
          </table:table-cell>
          <table:table-cell table:formula="of:=FREQUENCY([.B$14:.B$1013];[.B753])/1000" office:value-type="float" office:value="0.74">
            <text:p>0,74</text:p>
          </table:table-cell>
          <table:table-cell table:formula="of:=IF(AND([.F$5]&lt;[.B753];[.B753]&lt;=[.F$6]);([.A753]-[.F$5])/([.F$6]-[.F$5]);1)" office:value-type="float" office:value="0.0403777335616667">
            <text:p>0,0403777336</text:p>
          </table:table-cell>
          <table:table-cell table:formula="of:=ABS([.D753]-[.C753])" office:value-type="float" office:value="0.699622266438333">
            <text:p>0,6996222664</text:p>
          </table:table-cell>
          <table:table-cell table:formula="of:=ABS([.D753]-[.C752])" office:value-type="float" office:value="0.698622266438333">
            <text:p>0,6986222664</text:p>
          </table:table-cell>
        </table:table-row>
        <table:table-row table:style-name="ro1">
          <table:table-cell office:value-type="float" office:value="7.5616515259">
            <text:p>7,5616515259</text:p>
          </table:table-cell>
          <table:table-cell office:value-type="float" office:value="7.38115445659">
            <text:p>7,3811544566</text:p>
          </table:table-cell>
          <table:table-cell table:formula="of:=FREQUENCY([.B$14:.B$1013];[.B754])/1000" office:value-type="float" office:value="0.741">
            <text:p>0,741</text:p>
          </table:table-cell>
          <table:table-cell table:formula="of:=IF(AND([.F$5]&lt;[.B754];[.B754]&lt;=[.F$6]);([.A754]-[.F$5])/([.F$6]-[.F$5]);1)" office:value-type="float" office:value="0.760275254316667">
            <text:p>0,7602752543</text:p>
          </table:table-cell>
          <table:table-cell table:formula="of:=ABS([.D754]-[.C754])" office:value-type="float" office:value="0.0192752543166668">
            <text:p>0,0192752543</text:p>
          </table:table-cell>
          <table:table-cell table:formula="of:=ABS([.D754]-[.C753])" office:value-type="float" office:value="0.0202752543166668">
            <text:p>0,0202752543</text:p>
          </table:table-cell>
        </table:table-row>
        <table:table-row table:style-name="ro1">
          <table:table-cell office:value-type="float" office:value="5.86970779725">
            <text:p>5,8697077973</text:p>
          </table:table-cell>
          <table:table-cell office:value-type="float" office:value="7.38125546862">
            <text:p>7,3812554686</text:p>
          </table:table-cell>
          <table:table-cell table:formula="of:=FREQUENCY([.B$14:.B$1013];[.B755])/1000" office:value-type="float" office:value="0.742">
            <text:p>0,742</text:p>
          </table:table-cell>
          <table:table-cell table:formula="of:=IF(AND([.F$5]&lt;[.B755];[.B755]&lt;=[.F$6]);([.A755]-[.F$5])/([.F$6]-[.F$5]);1)" office:value-type="float" office:value="0.478284632875">
            <text:p>0,4782846329</text:p>
          </table:table-cell>
          <table:table-cell table:formula="of:=ABS([.D755]-[.C755])" office:value-type="float" office:value="0.263715367125">
            <text:p>0,2637153671</text:p>
          </table:table-cell>
          <table:table-cell table:formula="of:=ABS([.D755]-[.C754])" office:value-type="float" office:value="0.262715367125">
            <text:p>0,2627153671</text:p>
          </table:table-cell>
        </table:table-row>
        <table:table-row table:style-name="ro1">
          <table:table-cell office:value-type="float" office:value="5.15639275252">
            <text:p>5,1563927525</text:p>
          </table:table-cell>
          <table:table-cell office:value-type="float" office:value="7.38462819557">
            <text:p>7,3846281956</text:p>
          </table:table-cell>
          <table:table-cell table:formula="of:=FREQUENCY([.B$14:.B$1013];[.B756])/1000" office:value-type="float" office:value="0.743">
            <text:p>0,743</text:p>
          </table:table-cell>
          <table:table-cell table:formula="of:=IF(AND([.F$5]&lt;[.B756];[.B756]&lt;=[.F$6]);([.A756]-[.F$5])/([.F$6]-[.F$5]);1)" office:value-type="float" office:value="0.359398792086667">
            <text:p>0,3593987921</text:p>
          </table:table-cell>
          <table:table-cell table:formula="of:=ABS([.D756]-[.C756])" office:value-type="float" office:value="0.383601207913333">
            <text:p>0,3836012079</text:p>
          </table:table-cell>
          <table:table-cell table:formula="of:=ABS([.D756]-[.C755])" office:value-type="float" office:value="0.382601207913333">
            <text:p>0,3826012079</text:p>
          </table:table-cell>
        </table:table-row>
        <table:table-row table:style-name="ro1">
          <table:table-cell office:value-type="float" office:value="4.77263455687">
            <text:p>4,7726345569</text:p>
          </table:table-cell>
          <table:table-cell office:value-type="float" office:value="7.38825573843">
            <text:p>7,3882557384</text:p>
          </table:table-cell>
          <table:table-cell table:formula="of:=FREQUENCY([.B$14:.B$1013];[.B757])/1000" office:value-type="float" office:value="0.744">
            <text:p>0,744</text:p>
          </table:table-cell>
          <table:table-cell table:formula="of:=IF(AND([.F$5]&lt;[.B757];[.B757]&lt;=[.F$6]);([.A757]-[.F$5])/([.F$6]-[.F$5]);1)" office:value-type="float" office:value="0.295439092811667">
            <text:p>0,2954390928</text:p>
          </table:table-cell>
          <table:table-cell table:formula="of:=ABS([.D757]-[.C757])" office:value-type="float" office:value="0.448560907188333">
            <text:p>0,4485609072</text:p>
          </table:table-cell>
          <table:table-cell table:formula="of:=ABS([.D757]-[.C756])" office:value-type="float" office:value="0.447560907188333">
            <text:p>0,4475609072</text:p>
          </table:table-cell>
        </table:table-row>
        <table:table-row table:style-name="ro1">
          <table:table-cell office:value-type="float" office:value="5.47310038623">
            <text:p>5,4731003862</text:p>
          </table:table-cell>
          <table:table-cell office:value-type="float" office:value="7.39777547799">
            <text:p>7,397775478</text:p>
          </table:table-cell>
          <table:table-cell table:formula="of:=FREQUENCY([.B$14:.B$1013];[.B758])/1000" office:value-type="float" office:value="0.745">
            <text:p>0,745</text:p>
          </table:table-cell>
          <table:table-cell table:formula="of:=IF(AND([.F$5]&lt;[.B758];[.B758]&lt;=[.F$6]);([.A758]-[.F$5])/([.F$6]-[.F$5]);1)" office:value-type="float" office:value="0.412183397705">
            <text:p>0,4121833977</text:p>
          </table:table-cell>
          <table:table-cell table:formula="of:=ABS([.D758]-[.C758])" office:value-type="float" office:value="0.332816602295">
            <text:p>0,3328166023</text:p>
          </table:table-cell>
          <table:table-cell table:formula="of:=ABS([.D758]-[.C757])" office:value-type="float" office:value="0.331816602295">
            <text:p>0,3318166023</text:p>
          </table:table-cell>
        </table:table-row>
        <table:table-row table:style-name="ro1">
          <table:table-cell office:value-type="float" office:value="6.99075849363">
            <text:p>6,9907584936</text:p>
          </table:table-cell>
          <table:table-cell office:value-type="float" office:value="7.40792233641">
            <text:p>7,4079223364</text:p>
          </table:table-cell>
          <table:table-cell table:formula="of:=FREQUENCY([.B$14:.B$1013];[.B759])/1000" office:value-type="float" office:value="0.746">
            <text:p>0,746</text:p>
          </table:table-cell>
          <table:table-cell table:formula="of:=IF(AND([.F$5]&lt;[.B759];[.B759]&lt;=[.F$6]);([.A759]-[.F$5])/([.F$6]-[.F$5]);1)" office:value-type="float" office:value="0.665126415605">
            <text:p>0,6651264156</text:p>
          </table:table-cell>
          <table:table-cell table:formula="of:=ABS([.D759]-[.C759])" office:value-type="float" office:value="0.080873584395">
            <text:p>0,0808735844</text:p>
          </table:table-cell>
          <table:table-cell table:formula="of:=ABS([.D759]-[.C758])" office:value-type="float" office:value="0.079873584395">
            <text:p>0,0798735844</text:p>
          </table:table-cell>
        </table:table-row>
        <table:table-row table:style-name="ro1">
          <table:table-cell office:value-type="float" office:value="7.51944462774">
            <text:p>7,5194446277</text:p>
          </table:table-cell>
          <table:table-cell office:value-type="float" office:value="7.41785617014">
            <text:p>7,4178561701</text:p>
          </table:table-cell>
          <table:table-cell table:formula="of:=FREQUENCY([.B$14:.B$1013];[.B760])/1000" office:value-type="float" office:value="0.747">
            <text:p>0,747</text:p>
          </table:table-cell>
          <table:table-cell table:formula="of:=IF(AND([.F$5]&lt;[.B760];[.B760]&lt;=[.F$6]);([.A760]-[.F$5])/([.F$6]-[.F$5]);1)" office:value-type="float" office:value="0.75324077129">
            <text:p>0,7532407713</text:p>
          </table:table-cell>
          <table:table-cell table:formula="of:=ABS([.D760]-[.C760])" office:value-type="float" office:value="0.00624077129000011">
            <text:p>0,0062407713</text:p>
          </table:table-cell>
          <table:table-cell table:formula="of:=ABS([.D760]-[.C759])" office:value-type="float" office:value="0.00724077129000011">
            <text:p>0,0072407713</text:p>
          </table:table-cell>
        </table:table-row>
        <table:table-row table:style-name="ro1">
          <table:table-cell office:value-type="float" office:value="5.41972285293">
            <text:p>5,4197228529</text:p>
          </table:table-cell>
          <table:table-cell office:value-type="float" office:value="7.41949285689">
            <text:p>7,4194928569</text:p>
          </table:table-cell>
          <table:table-cell table:formula="of:=FREQUENCY([.B$14:.B$1013];[.B761])/1000" office:value-type="float" office:value="0.748">
            <text:p>0,748</text:p>
          </table:table-cell>
          <table:table-cell table:formula="of:=IF(AND([.F$5]&lt;[.B761];[.B761]&lt;=[.F$6]);([.A761]-[.F$5])/([.F$6]-[.F$5]);1)" office:value-type="float" office:value="0.403287142155">
            <text:p>0,4032871422</text:p>
          </table:table-cell>
          <table:table-cell table:formula="of:=ABS([.D761]-[.C761])" office:value-type="float" office:value="0.344712857845">
            <text:p>0,3447128578</text:p>
          </table:table-cell>
          <table:table-cell table:formula="of:=ABS([.D761]-[.C760])" office:value-type="float" office:value="0.343712857845">
            <text:p>0,3437128578</text:p>
          </table:table-cell>
        </table:table-row>
        <table:table-row table:style-name="ro1">
          <table:table-cell office:value-type="float" office:value="4.8615645695">
            <text:p>4,8615645695</text:p>
          </table:table-cell>
          <table:table-cell office:value-type="float" office:value="7.43361812236">
            <text:p>7,4336181224</text:p>
          </table:table-cell>
          <table:table-cell table:formula="of:=FREQUENCY([.B$14:.B$1013];[.B762])/1000" office:value-type="float" office:value="0.749">
            <text:p>0,749</text:p>
          </table:table-cell>
          <table:table-cell table:formula="of:=IF(AND([.F$5]&lt;[.B762];[.B762]&lt;=[.F$6]);([.A762]-[.F$5])/([.F$6]-[.F$5]);1)" office:value-type="float" office:value="0.310260761583333">
            <text:p>0,3102607616</text:p>
          </table:table-cell>
          <table:table-cell table:formula="of:=ABS([.D762]-[.C762])" office:value-type="float" office:value="0.438739238416667">
            <text:p>0,4387392384</text:p>
          </table:table-cell>
          <table:table-cell table:formula="of:=ABS([.D762]-[.C761])" office:value-type="float" office:value="0.437739238416667">
            <text:p>0,4377392384</text:p>
          </table:table-cell>
        </table:table-row>
        <table:table-row table:style-name="ro1">
          <table:table-cell office:value-type="float" office:value="4.80096266099">
            <text:p>4,800962661</text:p>
          </table:table-cell>
          <table:table-cell office:value-type="float" office:value="7.43507792382">
            <text:p>7,4350779238</text:p>
          </table:table-cell>
          <table:table-cell table:formula="of:=FREQUENCY([.B$14:.B$1013];[.B763])/1000" office:value-type="float" office:value="0.75">
            <text:p>0,75</text:p>
          </table:table-cell>
          <table:table-cell table:formula="of:=IF(AND([.F$5]&lt;[.B763];[.B763]&lt;=[.F$6]);([.A763]-[.F$5])/([.F$6]-[.F$5]);1)" office:value-type="float" office:value="0.300160443498333">
            <text:p>0,3001604435</text:p>
          </table:table-cell>
          <table:table-cell table:formula="of:=ABS([.D763]-[.C763])" office:value-type="float" office:value="0.449839556501667">
            <text:p>0,4498395565</text:p>
          </table:table-cell>
          <table:table-cell table:formula="of:=ABS([.D763]-[.C762])" office:value-type="float" office:value="0.448839556501667">
            <text:p>0,4488395565</text:p>
          </table:table-cell>
        </table:table-row>
        <table:table-row table:style-name="ro1">
          <table:table-cell office:value-type="float" office:value="8.52599740855">
            <text:p>8,5259974086</text:p>
          </table:table-cell>
          <table:table-cell office:value-type="float" office:value="7.43669400753">
            <text:p>7,4366940075</text:p>
          </table:table-cell>
          <table:table-cell table:formula="of:=FREQUENCY([.B$14:.B$1013];[.B764])/1000" office:value-type="float" office:value="0.751">
            <text:p>0,751</text:p>
          </table:table-cell>
          <table:table-cell table:formula="of:=IF(AND([.F$5]&lt;[.B764];[.B764]&lt;=[.F$6]);([.A764]-[.F$5])/([.F$6]-[.F$5]);1)" office:value-type="float" office:value="0.920999568091667">
            <text:p>0,9209995681</text:p>
          </table:table-cell>
          <table:table-cell table:formula="of:=ABS([.D764]-[.C764])" office:value-type="float" office:value="0.169999568091667">
            <text:p>0,1699995681</text:p>
          </table:table-cell>
          <table:table-cell table:formula="of:=ABS([.D764]-[.C763])" office:value-type="float" office:value="0.170999568091667">
            <text:p>0,1709995681</text:p>
          </table:table-cell>
        </table:table-row>
        <table:table-row table:style-name="ro1">
          <table:table-cell office:value-type="float" office:value="4.28483756214">
            <text:p>4,2848375621</text:p>
          </table:table-cell>
          <table:table-cell office:value-type="float" office:value="7.44152561144">
            <text:p>7,4415256114</text:p>
          </table:table-cell>
          <table:table-cell table:formula="of:=FREQUENCY([.B$14:.B$1013];[.B765])/1000" office:value-type="float" office:value="0.752">
            <text:p>0,752</text:p>
          </table:table-cell>
          <table:table-cell table:formula="of:=IF(AND([.F$5]&lt;[.B765];[.B765]&lt;=[.F$6]);([.A765]-[.F$5])/([.F$6]-[.F$5]);1)" office:value-type="float" office:value="0.21413959369">
            <text:p>0,2141395937</text:p>
          </table:table-cell>
          <table:table-cell table:formula="of:=ABS([.D765]-[.C765])" office:value-type="float" office:value="0.53786040631">
            <text:p>0,5378604063</text:p>
          </table:table-cell>
          <table:table-cell table:formula="of:=ABS([.D765]-[.C764])" office:value-type="float" office:value="0.53686040631">
            <text:p>0,5368604063</text:p>
          </table:table-cell>
        </table:table-row>
        <table:table-row table:style-name="ro1">
          <table:table-cell office:value-type="float" office:value="7.73734458875">
            <text:p>7,7373445888</text:p>
          </table:table-cell>
          <table:table-cell office:value-type="float" office:value="7.44939813492">
            <text:p>7,4493981349</text:p>
          </table:table-cell>
          <table:table-cell table:formula="of:=FREQUENCY([.B$14:.B$1013];[.B766])/1000" office:value-type="float" office:value="0.753">
            <text:p>0,753</text:p>
          </table:table-cell>
          <table:table-cell table:formula="of:=IF(AND([.F$5]&lt;[.B766];[.B766]&lt;=[.F$6]);([.A766]-[.F$5])/([.F$6]-[.F$5]);1)" office:value-type="float" office:value="0.789557431458333">
            <text:p>0,7895574315</text:p>
          </table:table-cell>
          <table:table-cell table:formula="of:=ABS([.D766]-[.C766])" office:value-type="float" office:value="0.0365574314583333">
            <text:p>0,0365574315</text:p>
          </table:table-cell>
          <table:table-cell table:formula="of:=ABS([.D766]-[.C765])" office:value-type="float" office:value="0.0375574314583333">
            <text:p>0,0375574315</text:p>
          </table:table-cell>
        </table:table-row>
        <table:table-row table:style-name="ro1">
          <table:table-cell office:value-type="float" office:value="5.67652209027">
            <text:p>5,6765220903</text:p>
          </table:table-cell>
          <table:table-cell office:value-type="float" office:value="7.45939455785">
            <text:p>7,4593945579</text:p>
          </table:table-cell>
          <table:table-cell table:formula="of:=FREQUENCY([.B$14:.B$1013];[.B767])/1000" office:value-type="float" office:value="0.754">
            <text:p>0,754</text:p>
          </table:table-cell>
          <table:table-cell table:formula="of:=IF(AND([.F$5]&lt;[.B767];[.B767]&lt;=[.F$6]);([.A767]-[.F$5])/([.F$6]-[.F$5]);1)" office:value-type="float" office:value="0.446087015045">
            <text:p>0,446087015</text:p>
          </table:table-cell>
          <table:table-cell table:formula="of:=ABS([.D767]-[.C767])" office:value-type="float" office:value="0.307912984955">
            <text:p>0,307912985</text:p>
          </table:table-cell>
          <table:table-cell table:formula="of:=ABS([.D767]-[.C766])" office:value-type="float" office:value="0.306912984955">
            <text:p>0,306912985</text:p>
          </table:table-cell>
        </table:table-row>
        <table:table-row table:style-name="ro1">
          <table:table-cell office:value-type="float" office:value="7.33393587837">
            <text:p>7,3339358784</text:p>
          </table:table-cell>
          <table:table-cell office:value-type="float" office:value="7.4639759857">
            <text:p>7,4639759857</text:p>
          </table:table-cell>
          <table:table-cell table:formula="of:=FREQUENCY([.B$14:.B$1013];[.B768])/1000" office:value-type="float" office:value="0.755">
            <text:p>0,755</text:p>
          </table:table-cell>
          <table:table-cell table:formula="of:=IF(AND([.F$5]&lt;[.B768];[.B768]&lt;=[.F$6]);([.A768]-[.F$5])/([.F$6]-[.F$5]);1)" office:value-type="float" office:value="0.722322646395">
            <text:p>0,7223226464</text:p>
          </table:table-cell>
          <table:table-cell table:formula="of:=ABS([.D768]-[.C768])" office:value-type="float" office:value="0.032677353605">
            <text:p>0,0326773536</text:p>
          </table:table-cell>
          <table:table-cell table:formula="of:=ABS([.D768]-[.C767])" office:value-type="float" office:value="0.031677353605">
            <text:p>0,0316773536</text:p>
          </table:table-cell>
        </table:table-row>
        <table:table-row table:style-name="ro1">
          <table:table-cell office:value-type="float" office:value="6.18371744446">
            <text:p>6,1837174445</text:p>
          </table:table-cell>
          <table:table-cell office:value-type="float" office:value="7.47197967331">
            <text:p>7,4719796733</text:p>
          </table:table-cell>
          <table:table-cell table:formula="of:=FREQUENCY([.B$14:.B$1013];[.B769])/1000" office:value-type="float" office:value="0.756">
            <text:p>0,756</text:p>
          </table:table-cell>
          <table:table-cell table:formula="of:=IF(AND([.F$5]&lt;[.B769];[.B769]&lt;=[.F$6]);([.A769]-[.F$5])/([.F$6]-[.F$5]);1)" office:value-type="float" office:value="0.530619574076667">
            <text:p>0,5306195741</text:p>
          </table:table-cell>
          <table:table-cell table:formula="of:=ABS([.D769]-[.C769])" office:value-type="float" office:value="0.225380425923333">
            <text:p>0,2253804259</text:p>
          </table:table-cell>
          <table:table-cell table:formula="of:=ABS([.D769]-[.C768])" office:value-type="float" office:value="0.224380425923333">
            <text:p>0,2243804259</text:p>
          </table:table-cell>
        </table:table-row>
        <table:table-row table:style-name="ro1">
          <table:table-cell office:value-type="float" office:value="3.52960380763">
            <text:p>3,5296038076</text:p>
          </table:table-cell>
          <table:table-cell office:value-type="float" office:value="7.48113308703">
            <text:p>7,481133087</text:p>
          </table:table-cell>
          <table:table-cell table:formula="of:=FREQUENCY([.B$14:.B$1013];[.B770])/1000" office:value-type="float" office:value="0.757">
            <text:p>0,757</text:p>
          </table:table-cell>
          <table:table-cell table:formula="of:=IF(AND([.F$5]&lt;[.B770];[.B770]&lt;=[.F$6]);([.A770]-[.F$5])/([.F$6]-[.F$5]);1)" office:value-type="float" office:value="0.0882673012716667">
            <text:p>0,0882673013</text:p>
          </table:table-cell>
          <table:table-cell table:formula="of:=ABS([.D770]-[.C770])" office:value-type="float" office:value="0.668732698728333">
            <text:p>0,6687326987</text:p>
          </table:table-cell>
          <table:table-cell table:formula="of:=ABS([.D770]-[.C769])" office:value-type="float" office:value="0.667732698728333">
            <text:p>0,6677326987</text:p>
          </table:table-cell>
        </table:table-row>
        <table:table-row table:style-name="ro1">
          <table:table-cell office:value-type="float" office:value="5.41649840263">
            <text:p>5,4164984026</text:p>
          </table:table-cell>
          <table:table-cell office:value-type="float" office:value="7.48221820112">
            <text:p>7,4822182011</text:p>
          </table:table-cell>
          <table:table-cell table:formula="of:=FREQUENCY([.B$14:.B$1013];[.B771])/1000" office:value-type="float" office:value="0.758">
            <text:p>0,758</text:p>
          </table:table-cell>
          <table:table-cell table:formula="of:=IF(AND([.F$5]&lt;[.B771];[.B771]&lt;=[.F$6]);([.A771]-[.F$5])/([.F$6]-[.F$5]);1)" office:value-type="float" office:value="0.402749733771667">
            <text:p>0,4027497338</text:p>
          </table:table-cell>
          <table:table-cell table:formula="of:=ABS([.D771]-[.C771])" office:value-type="float" office:value="0.355250266228333">
            <text:p>0,3552502662</text:p>
          </table:table-cell>
          <table:table-cell table:formula="of:=ABS([.D771]-[.C770])" office:value-type="float" office:value="0.354250266228333">
            <text:p>0,3542502662</text:p>
          </table:table-cell>
        </table:table-row>
        <table:table-row table:style-name="ro1">
          <table:table-cell office:value-type="float" office:value="5.5513406835">
            <text:p>5,5513406835</text:p>
          </table:table-cell>
          <table:table-cell office:value-type="float" office:value="7.48733978906">
            <text:p>7,4873397891</text:p>
          </table:table-cell>
          <table:table-cell table:formula="of:=FREQUENCY([.B$14:.B$1013];[.B772])/1000" office:value-type="float" office:value="0.759">
            <text:p>0,759</text:p>
          </table:table-cell>
          <table:table-cell table:formula="of:=IF(AND([.F$5]&lt;[.B772];[.B772]&lt;=[.F$6]);([.A772]-[.F$5])/([.F$6]-[.F$5]);1)" office:value-type="float" office:value="0.42522344725">
            <text:p>0,4252234473</text:p>
          </table:table-cell>
          <table:table-cell table:formula="of:=ABS([.D772]-[.C772])" office:value-type="float" office:value="0.33377655275">
            <text:p>0,3337765528</text:p>
          </table:table-cell>
          <table:table-cell table:formula="of:=ABS([.D772]-[.C771])" office:value-type="float" office:value="0.33277655275">
            <text:p>0,3327765528</text:p>
          </table:table-cell>
        </table:table-row>
        <table:table-row table:style-name="ro1">
          <table:table-cell office:value-type="float" office:value="6.34412851264">
            <text:p>6,3441285126</text:p>
          </table:table-cell>
          <table:table-cell office:value-type="float" office:value="7.48866633954">
            <text:p>7,4886663395</text:p>
          </table:table-cell>
          <table:table-cell table:formula="of:=FREQUENCY([.B$14:.B$1013];[.B773])/1000" office:value-type="float" office:value="0.76">
            <text:p>0,76</text:p>
          </table:table-cell>
          <table:table-cell table:formula="of:=IF(AND([.F$5]&lt;[.B773];[.B773]&lt;=[.F$6]);([.A773]-[.F$5])/([.F$6]-[.F$5]);1)" office:value-type="float" office:value="0.557354752106667">
            <text:p>0,5573547521</text:p>
          </table:table-cell>
          <table:table-cell table:formula="of:=ABS([.D773]-[.C773])" office:value-type="float" office:value="0.202645247893333">
            <text:p>0,2026452479</text:p>
          </table:table-cell>
          <table:table-cell table:formula="of:=ABS([.D773]-[.C772])" office:value-type="float" office:value="0.201645247893333">
            <text:p>0,2016452479</text:p>
          </table:table-cell>
        </table:table-row>
        <table:table-row table:style-name="ro1">
          <table:table-cell office:value-type="float" office:value="6.92723722738">
            <text:p>6,9272372274</text:p>
          </table:table-cell>
          <table:table-cell office:value-type="float" office:value="7.49104252156">
            <text:p>7,4910425216</text:p>
          </table:table-cell>
          <table:table-cell table:formula="of:=FREQUENCY([.B$14:.B$1013];[.B774])/1000" office:value-type="float" office:value="0.761">
            <text:p>0,761</text:p>
          </table:table-cell>
          <table:table-cell table:formula="of:=IF(AND([.F$5]&lt;[.B774];[.B774]&lt;=[.F$6]);([.A774]-[.F$5])/([.F$6]-[.F$5]);1)" office:value-type="float" office:value="0.654539537896667">
            <text:p>0,6545395379</text:p>
          </table:table-cell>
          <table:table-cell table:formula="of:=ABS([.D774]-[.C774])" office:value-type="float" office:value="0.106460462103333">
            <text:p>0,1064604621</text:p>
          </table:table-cell>
          <table:table-cell table:formula="of:=ABS([.D774]-[.C773])" office:value-type="float" office:value="0.105460462103333">
            <text:p>0,1054604621</text:p>
          </table:table-cell>
        </table:table-row>
        <table:table-row table:style-name="ro1">
          <table:table-cell office:value-type="float" office:value="6.98379382258">
            <text:p>6,9837938226</text:p>
          </table:table-cell>
          <table:table-cell office:value-type="float" office:value="7.49991901922">
            <text:p>7,4999190192</text:p>
          </table:table-cell>
          <table:table-cell table:formula="of:=FREQUENCY([.B$14:.B$1013];[.B775])/1000" office:value-type="float" office:value="0.762">
            <text:p>0,762</text:p>
          </table:table-cell>
          <table:table-cell table:formula="of:=IF(AND([.F$5]&lt;[.B775];[.B775]&lt;=[.F$6]);([.A775]-[.F$5])/([.F$6]-[.F$5]);1)" office:value-type="float" office:value="0.663965637096667">
            <text:p>0,6639656371</text:p>
          </table:table-cell>
          <table:table-cell table:formula="of:=ABS([.D775]-[.C775])" office:value-type="float" office:value="0.0980343629033333">
            <text:p>0,0980343629</text:p>
          </table:table-cell>
          <table:table-cell table:formula="of:=ABS([.D775]-[.C774])" office:value-type="float" office:value="0.0970343629033333">
            <text:p>0,0970343629</text:p>
          </table:table-cell>
        </table:table-row>
        <table:table-row table:style-name="ro1">
          <table:table-cell office:value-type="float" office:value="3.57839332807">
            <text:p>3,5783933281</text:p>
          </table:table-cell>
          <table:table-cell office:value-type="float" office:value="7.5029681288">
            <text:p>7,5029681288</text:p>
          </table:table-cell>
          <table:table-cell table:formula="of:=FREQUENCY([.B$14:.B$1013];[.B776])/1000" office:value-type="float" office:value="0.763">
            <text:p>0,763</text:p>
          </table:table-cell>
          <table:table-cell table:formula="of:=IF(AND([.F$5]&lt;[.B776];[.B776]&lt;=[.F$6]);([.A776]-[.F$5])/([.F$6]-[.F$5]);1)" office:value-type="float" office:value="0.0963988880116666">
            <text:p>0,096398888</text:p>
          </table:table-cell>
          <table:table-cell table:formula="of:=ABS([.D776]-[.C776])" office:value-type="float" office:value="0.666601111988333">
            <text:p>0,666601112</text:p>
          </table:table-cell>
          <table:table-cell table:formula="of:=ABS([.D776]-[.C775])" office:value-type="float" office:value="0.665601111988333">
            <text:p>0,665601112</text:p>
          </table:table-cell>
        </table:table-row>
        <table:table-row table:style-name="ro1">
          <table:table-cell office:value-type="float" office:value="4.72180013524">
            <text:p>4,7218001352</text:p>
          </table:table-cell>
          <table:table-cell office:value-type="float" office:value="7.50394680152">
            <text:p>7,5039468015</text:p>
          </table:table-cell>
          <table:table-cell table:formula="of:=FREQUENCY([.B$14:.B$1013];[.B777])/1000" office:value-type="float" office:value="0.764">
            <text:p>0,764</text:p>
          </table:table-cell>
          <table:table-cell table:formula="of:=IF(AND([.F$5]&lt;[.B777];[.B777]&lt;=[.F$6]);([.A777]-[.F$5])/([.F$6]-[.F$5]);1)" office:value-type="float" office:value="0.286966689206667">
            <text:p>0,2869666892</text:p>
          </table:table-cell>
          <table:table-cell table:formula="of:=ABS([.D777]-[.C777])" office:value-type="float" office:value="0.477033310793333">
            <text:p>0,4770333108</text:p>
          </table:table-cell>
          <table:table-cell table:formula="of:=ABS([.D777]-[.C776])" office:value-type="float" office:value="0.476033310793333">
            <text:p>0,4760333108</text:p>
          </table:table-cell>
        </table:table-row>
        <table:table-row table:style-name="ro1">
          <table:table-cell office:value-type="float" office:value="5.84088127509">
            <text:p>5,8408812751</text:p>
          </table:table-cell>
          <table:table-cell office:value-type="float" office:value="7.51944462774">
            <text:p>7,5194446277</text:p>
          </table:table-cell>
          <table:table-cell table:formula="of:=FREQUENCY([.B$14:.B$1013];[.B778])/1000" office:value-type="float" office:value="0.765">
            <text:p>0,765</text:p>
          </table:table-cell>
          <table:table-cell table:formula="of:=IF(AND([.F$5]&lt;[.B778];[.B778]&lt;=[.F$6]);([.A778]-[.F$5])/([.F$6]-[.F$5]);1)" office:value-type="float" office:value="0.473480212515">
            <text:p>0,4734802125</text:p>
          </table:table-cell>
          <table:table-cell table:formula="of:=ABS([.D778]-[.C778])" office:value-type="float" office:value="0.291519787485">
            <text:p>0,2915197875</text:p>
          </table:table-cell>
          <table:table-cell table:formula="of:=ABS([.D778]-[.C777])" office:value-type="float" office:value="0.290519787485">
            <text:p>0,2905197875</text:p>
          </table:table-cell>
        </table:table-row>
        <table:table-row table:style-name="ro1">
          <table:table-cell office:value-type="float" office:value="8.69234287691">
            <text:p>8,6923428769</text:p>
          </table:table-cell>
          <table:table-cell office:value-type="float" office:value="7.53449854313">
            <text:p>7,5344985431</text:p>
          </table:table-cell>
          <table:table-cell table:formula="of:=FREQUENCY([.B$14:.B$1013];[.B779])/1000" office:value-type="float" office:value="0.766">
            <text:p>0,766</text:p>
          </table:table-cell>
          <table:table-cell table:formula="of:=IF(AND([.F$5]&lt;[.B779];[.B779]&lt;=[.F$6]);([.A779]-[.F$5])/([.F$6]-[.F$5]);1)" office:value-type="float" office:value="0.948723812818333">
            <text:p>0,9487238128</text:p>
          </table:table-cell>
          <table:table-cell table:formula="of:=ABS([.D779]-[.C779])" office:value-type="float" office:value="0.182723812818333">
            <text:p>0,1827238128</text:p>
          </table:table-cell>
          <table:table-cell table:formula="of:=ABS([.D779]-[.C778])" office:value-type="float" office:value="0.183723812818333">
            <text:p>0,1837238128</text:p>
          </table:table-cell>
        </table:table-row>
        <table:table-row table:style-name="ro1">
          <table:table-cell office:value-type="float" office:value="3.31393024459">
            <text:p>3,3139302446</text:p>
          </table:table-cell>
          <table:table-cell office:value-type="float" office:value="7.53867897993">
            <text:p>7,5386789799</text:p>
          </table:table-cell>
          <table:table-cell table:formula="of:=FREQUENCY([.B$14:.B$1013];[.B780])/1000" office:value-type="float" office:value="0.767">
            <text:p>0,767</text:p>
          </table:table-cell>
          <table:table-cell table:formula="of:=IF(AND([.F$5]&lt;[.B780];[.B780]&lt;=[.F$6]);([.A780]-[.F$5])/([.F$6]-[.F$5]);1)" office:value-type="float" office:value="0.0523217074316666">
            <text:p>0,0523217074</text:p>
          </table:table-cell>
          <table:table-cell table:formula="of:=ABS([.D780]-[.C780])" office:value-type="float" office:value="0.714678292568333">
            <text:p>0,7146782926</text:p>
          </table:table-cell>
          <table:table-cell table:formula="of:=ABS([.D780]-[.C779])" office:value-type="float" office:value="0.713678292568333">
            <text:p>0,7136782926</text:p>
          </table:table-cell>
        </table:table-row>
        <table:table-row table:style-name="ro1">
          <table:table-cell office:value-type="float" office:value="6.56117439842">
            <text:p>6,5611743984</text:p>
          </table:table-cell>
          <table:table-cell office:value-type="float" office:value="7.54079873959">
            <text:p>7,5407987396</text:p>
          </table:table-cell>
          <table:table-cell table:formula="of:=FREQUENCY([.B$14:.B$1013];[.B781])/1000" office:value-type="float" office:value="0.768">
            <text:p>0,768</text:p>
          </table:table-cell>
          <table:table-cell table:formula="of:=IF(AND([.F$5]&lt;[.B781];[.B781]&lt;=[.F$6]);([.A781]-[.F$5])/([.F$6]-[.F$5]);1)" office:value-type="float" office:value="0.593529066403333">
            <text:p>0,5935290664</text:p>
          </table:table-cell>
          <table:table-cell table:formula="of:=ABS([.D781]-[.C781])" office:value-type="float" office:value="0.174470933596667">
            <text:p>0,1744709336</text:p>
          </table:table-cell>
          <table:table-cell table:formula="of:=ABS([.D781]-[.C780])" office:value-type="float" office:value="0.173470933596667">
            <text:p>0,1734709336</text:p>
          </table:table-cell>
        </table:table-row>
        <table:table-row table:style-name="ro1">
          <table:table-cell office:value-type="float" office:value="5.19213890717">
            <text:p>5,1921389072</text:p>
          </table:table-cell>
          <table:table-cell office:value-type="float" office:value="7.54312624868">
            <text:p>7,5431262487</text:p>
          </table:table-cell>
          <table:table-cell table:formula="of:=FREQUENCY([.B$14:.B$1013];[.B782])/1000" office:value-type="float" office:value="0.769">
            <text:p>0,769</text:p>
          </table:table-cell>
          <table:table-cell table:formula="of:=IF(AND([.F$5]&lt;[.B782];[.B782]&lt;=[.F$6]);([.A782]-[.F$5])/([.F$6]-[.F$5]);1)" office:value-type="float" office:value="0.365356484528333">
            <text:p>0,3653564845</text:p>
          </table:table-cell>
          <table:table-cell table:formula="of:=ABS([.D782]-[.C782])" office:value-type="float" office:value="0.403643515471667">
            <text:p>0,4036435155</text:p>
          </table:table-cell>
          <table:table-cell table:formula="of:=ABS([.D782]-[.C781])" office:value-type="float" office:value="0.402643515471667">
            <text:p>0,4026435155</text:p>
          </table:table-cell>
        </table:table-row>
        <table:table-row table:style-name="ro1">
          <table:table-cell office:value-type="float" office:value="8.20388235805">
            <text:p>8,2038823581</text:p>
          </table:table-cell>
          <table:table-cell office:value-type="float" office:value="7.5468544684">
            <text:p>7,5468544684</text:p>
          </table:table-cell>
          <table:table-cell table:formula="of:=FREQUENCY([.B$14:.B$1013];[.B783])/1000" office:value-type="float" office:value="0.77">
            <text:p>0,77</text:p>
          </table:table-cell>
          <table:table-cell table:formula="of:=IF(AND([.F$5]&lt;[.B783];[.B783]&lt;=[.F$6]);([.A783]-[.F$5])/([.F$6]-[.F$5]);1)" office:value-type="float" office:value="0.867313726341667">
            <text:p>0,8673137263</text:p>
          </table:table-cell>
          <table:table-cell table:formula="of:=ABS([.D783]-[.C783])" office:value-type="float" office:value="0.0973137263416667">
            <text:p>0,0973137263</text:p>
          </table:table-cell>
          <table:table-cell table:formula="of:=ABS([.D783]-[.C782])" office:value-type="float" office:value="0.0983137263416667">
            <text:p>0,0983137263</text:p>
          </table:table-cell>
        </table:table-row>
        <table:table-row table:style-name="ro1">
          <table:table-cell office:value-type="float" office:value="6.352550696">
            <text:p>6,352550696</text:p>
          </table:table-cell>
          <table:table-cell office:value-type="float" office:value="7.5616515259">
            <text:p>7,5616515259</text:p>
          </table:table-cell>
          <table:table-cell table:formula="of:=FREQUENCY([.B$14:.B$1013];[.B784])/1000" office:value-type="float" office:value="0.771">
            <text:p>0,771</text:p>
          </table:table-cell>
          <table:table-cell table:formula="of:=IF(AND([.F$5]&lt;[.B784];[.B784]&lt;=[.F$6]);([.A784]-[.F$5])/([.F$6]-[.F$5]);1)" office:value-type="float" office:value="0.558758449333333">
            <text:p>0,5587584493</text:p>
          </table:table-cell>
          <table:table-cell table:formula="of:=ABS([.D784]-[.C784])" office:value-type="float" office:value="0.212241550666667">
            <text:p>0,2122415507</text:p>
          </table:table-cell>
          <table:table-cell table:formula="of:=ABS([.D784]-[.C783])" office:value-type="float" office:value="0.211241550666667">
            <text:p>0,2112415507</text:p>
          </table:table-cell>
        </table:table-row>
        <table:table-row table:style-name="ro1">
          <table:table-cell office:value-type="float" office:value="4.54605854739">
            <text:p>4,5460585474</text:p>
          </table:table-cell>
          <table:table-cell office:value-type="float" office:value="7.56692855823">
            <text:p>7,5669285582</text:p>
          </table:table-cell>
          <table:table-cell table:formula="of:=FREQUENCY([.B$14:.B$1013];[.B785])/1000" office:value-type="float" office:value="0.772">
            <text:p>0,772</text:p>
          </table:table-cell>
          <table:table-cell table:formula="of:=IF(AND([.F$5]&lt;[.B785];[.B785]&lt;=[.F$6]);([.A785]-[.F$5])/([.F$6]-[.F$5]);1)" office:value-type="float" office:value="0.257676424565">
            <text:p>0,2576764246</text:p>
          </table:table-cell>
          <table:table-cell table:formula="of:=ABS([.D785]-[.C785])" office:value-type="float" office:value="0.514323575435">
            <text:p>0,5143235754</text:p>
          </table:table-cell>
          <table:table-cell table:formula="of:=ABS([.D785]-[.C784])" office:value-type="float" office:value="0.513323575435">
            <text:p>0,5133235754</text:p>
          </table:table-cell>
        </table:table-row>
        <table:table-row table:style-name="ro1">
          <table:table-cell office:value-type="float" office:value="8.90328036665">
            <text:p>8,9032803667</text:p>
          </table:table-cell>
          <table:table-cell office:value-type="float" office:value="7.58553657745">
            <text:p>7,5855365775</text:p>
          </table:table-cell>
          <table:table-cell table:formula="of:=FREQUENCY([.B$14:.B$1013];[.B786])/1000" office:value-type="float" office:value="0.773">
            <text:p>0,773</text:p>
          </table:table-cell>
          <table:table-cell table:formula="of:=IF(AND([.F$5]&lt;[.B786];[.B786]&lt;=[.F$6]);([.A786]-[.F$5])/([.F$6]-[.F$5]);1)" office:value-type="float" office:value="0.983880061108333">
            <text:p>0,9838800611</text:p>
          </table:table-cell>
          <table:table-cell table:formula="of:=ABS([.D786]-[.C786])" office:value-type="float" office:value="0.210880061108333">
            <text:p>0,2108800611</text:p>
          </table:table-cell>
          <table:table-cell table:formula="of:=ABS([.D786]-[.C785])" office:value-type="float" office:value="0.211880061108333">
            <text:p>0,2118800611</text:p>
          </table:table-cell>
        </table:table-row>
        <table:table-row table:style-name="ro1">
          <table:table-cell office:value-type="float" office:value="7.65523145327">
            <text:p>7,6552314533</text:p>
          </table:table-cell>
          <table:table-cell office:value-type="float" office:value="7.59528919345">
            <text:p>7,5952891935</text:p>
          </table:table-cell>
          <table:table-cell table:formula="of:=FREQUENCY([.B$14:.B$1013];[.B787])/1000" office:value-type="float" office:value="0.774">
            <text:p>0,774</text:p>
          </table:table-cell>
          <table:table-cell table:formula="of:=IF(AND([.F$5]&lt;[.B787];[.B787]&lt;=[.F$6]);([.A787]-[.F$5])/([.F$6]-[.F$5]);1)" office:value-type="float" office:value="0.775871908878333">
            <text:p>0,7758719089</text:p>
          </table:table-cell>
          <table:table-cell table:formula="of:=ABS([.D787]-[.C787])" office:value-type="float" office:value="0.00187190887833333">
            <text:p>0,0018719089</text:p>
          </table:table-cell>
          <table:table-cell table:formula="of:=ABS([.D787]-[.C786])" office:value-type="float" office:value="0.00287190887833333">
            <text:p>0,0028719089</text:p>
          </table:table-cell>
        </table:table-row>
        <table:table-row table:style-name="ro1">
          <table:table-cell office:value-type="float" office:value="7.15600185355">
            <text:p>7,1560018536</text:p>
          </table:table-cell>
          <table:table-cell office:value-type="float" office:value="7.59827355735">
            <text:p>7,5982735574</text:p>
          </table:table-cell>
          <table:table-cell table:formula="of:=FREQUENCY([.B$14:.B$1013];[.B788])/1000" office:value-type="float" office:value="0.775">
            <text:p>0,775</text:p>
          </table:table-cell>
          <table:table-cell table:formula="of:=IF(AND([.F$5]&lt;[.B788];[.B788]&lt;=[.F$6]);([.A788]-[.F$5])/([.F$6]-[.F$5]);1)" office:value-type="float" office:value="0.692666975591667">
            <text:p>0,6926669756</text:p>
          </table:table-cell>
          <table:table-cell table:formula="of:=ABS([.D788]-[.C788])" office:value-type="float" office:value="0.0823330244083333">
            <text:p>0,0823330244</text:p>
          </table:table-cell>
          <table:table-cell table:formula="of:=ABS([.D788]-[.C787])" office:value-type="float" office:value="0.0813330244083334">
            <text:p>0,0813330244</text:p>
          </table:table-cell>
        </table:table-row>
        <table:table-row table:style-name="ro1">
          <table:table-cell office:value-type="float" office:value="4.20615109092">
            <text:p>4,2061510909</text:p>
          </table:table-cell>
          <table:table-cell office:value-type="float" office:value="7.60131173621">
            <text:p>7,6013117362</text:p>
          </table:table-cell>
          <table:table-cell table:formula="of:=FREQUENCY([.B$14:.B$1013];[.B789])/1000" office:value-type="float" office:value="0.776">
            <text:p>0,776</text:p>
          </table:table-cell>
          <table:table-cell table:formula="of:=IF(AND([.F$5]&lt;[.B789];[.B789]&lt;=[.F$6]);([.A789]-[.F$5])/([.F$6]-[.F$5]);1)" office:value-type="float" office:value="0.20102518182">
            <text:p>0,2010251818</text:p>
          </table:table-cell>
          <table:table-cell table:formula="of:=ABS([.D789]-[.C789])" office:value-type="float" office:value="0.57497481818">
            <text:p>0,5749748182</text:p>
          </table:table-cell>
          <table:table-cell table:formula="of:=ABS([.D789]-[.C788])" office:value-type="float" office:value="0.57397481818">
            <text:p>0,5739748182</text:p>
          </table:table-cell>
        </table:table-row>
        <table:table-row table:style-name="ro1">
          <table:table-cell office:value-type="float" office:value="7.6496467454">
            <text:p>7,6496467454</text:p>
          </table:table-cell>
          <table:table-cell office:value-type="float" office:value="7.60905600434">
            <text:p>7,6090560043</text:p>
          </table:table-cell>
          <table:table-cell table:formula="of:=FREQUENCY([.B$14:.B$1013];[.B790])/1000" office:value-type="float" office:value="0.777">
            <text:p>0,777</text:p>
          </table:table-cell>
          <table:table-cell table:formula="of:=IF(AND([.F$5]&lt;[.B790];[.B790]&lt;=[.F$6]);([.A790]-[.F$5])/([.F$6]-[.F$5]);1)" office:value-type="float" office:value="0.774941124233333">
            <text:p>0,7749411242</text:p>
          </table:table-cell>
          <table:table-cell table:formula="of:=ABS([.D790]-[.C790])" office:value-type="float" office:value="0.00205887576666663">
            <text:p>0,0020588758</text:p>
          </table:table-cell>
          <table:table-cell table:formula="of:=ABS([.D790]-[.C789])" office:value-type="float" office:value="0.00105887576666663">
            <text:p>0,0010588758</text:p>
          </table:table-cell>
        </table:table-row>
        <table:table-row table:style-name="ro1">
          <table:table-cell office:value-type="float" office:value="8.95044202754">
            <text:p>8,9504420275</text:p>
          </table:table-cell>
          <table:table-cell office:value-type="float" office:value="7.63984116278">
            <text:p>7,6398411628</text:p>
          </table:table-cell>
          <table:table-cell table:formula="of:=FREQUENCY([.B$14:.B$1013];[.B791])/1000" office:value-type="float" office:value="0.778">
            <text:p>0,778</text:p>
          </table:table-cell>
          <table:table-cell table:formula="of:=IF(AND([.F$5]&lt;[.B791];[.B791]&lt;=[.F$6]);([.A791]-[.F$5])/([.F$6]-[.F$5]);1)" office:value-type="float" office:value="0.991740337923333">
            <text:p>0,9917403379</text:p>
          </table:table-cell>
          <table:table-cell table:formula="of:=ABS([.D791]-[.C791])" office:value-type="float" office:value="0.213740337923333">
            <text:p>0,2137403379</text:p>
          </table:table-cell>
          <table:table-cell table:formula="of:=ABS([.D791]-[.C790])" office:value-type="float" office:value="0.214740337923333">
            <text:p>0,2147403379</text:p>
          </table:table-cell>
        </table:table-row>
        <table:table-row table:style-name="ro1">
          <table:table-cell office:value-type="float" office:value="8.7329744233">
            <text:p>8,7329744233</text:p>
          </table:table-cell>
          <table:table-cell office:value-type="float" office:value="7.6404815872">
            <text:p>7,6404815872</text:p>
          </table:table-cell>
          <table:table-cell table:formula="of:=FREQUENCY([.B$14:.B$1013];[.B792])/1000" office:value-type="float" office:value="0.779">
            <text:p>0,779</text:p>
          </table:table-cell>
          <table:table-cell table:formula="of:=IF(AND([.F$5]&lt;[.B792];[.B792]&lt;=[.F$6]);([.A792]-[.F$5])/([.F$6]-[.F$5]);1)" office:value-type="float" office:value="0.955495737216667">
            <text:p>0,9554957372</text:p>
          </table:table-cell>
          <table:table-cell table:formula="of:=ABS([.D792]-[.C792])" office:value-type="float" office:value="0.176495737216667">
            <text:p>0,1764957372</text:p>
          </table:table-cell>
          <table:table-cell table:formula="of:=ABS([.D792]-[.C791])" office:value-type="float" office:value="0.177495737216667">
            <text:p>0,1774957372</text:p>
          </table:table-cell>
        </table:table-row>
        <table:table-row table:style-name="ro1">
          <table:table-cell office:value-type="float" office:value="4.13607017674">
            <text:p>4,1360701767</text:p>
          </table:table-cell>
          <table:table-cell office:value-type="float" office:value="7.64840531692">
            <text:p>7,6484053169</text:p>
          </table:table-cell>
          <table:table-cell table:formula="of:=FREQUENCY([.B$14:.B$1013];[.B793])/1000" office:value-type="float" office:value="0.78">
            <text:p>0,78</text:p>
          </table:table-cell>
          <table:table-cell table:formula="of:=IF(AND([.F$5]&lt;[.B793];[.B793]&lt;=[.F$6]);([.A793]-[.F$5])/([.F$6]-[.F$5]);1)" office:value-type="float" office:value="0.189345029456667">
            <text:p>0,1893450295</text:p>
          </table:table-cell>
          <table:table-cell table:formula="of:=ABS([.D793]-[.C793])" office:value-type="float" office:value="0.590654970543333">
            <text:p>0,5906549705</text:p>
          </table:table-cell>
          <table:table-cell table:formula="of:=ABS([.D793]-[.C792])" office:value-type="float" office:value="0.589654970543333">
            <text:p>0,5896549705</text:p>
          </table:table-cell>
        </table:table-row>
        <table:table-row table:style-name="ro1">
          <table:table-cell office:value-type="float" office:value="8.94963588833">
            <text:p>8,9496358883</text:p>
          </table:table-cell>
          <table:table-cell office:value-type="float" office:value="7.6496467454">
            <text:p>7,6496467454</text:p>
          </table:table-cell>
          <table:table-cell table:formula="of:=FREQUENCY([.B$14:.B$1013];[.B794])/1000" office:value-type="float" office:value="0.781">
            <text:p>0,781</text:p>
          </table:table-cell>
          <table:table-cell table:formula="of:=IF(AND([.F$5]&lt;[.B794];[.B794]&lt;=[.F$6]);([.A794]-[.F$5])/([.F$6]-[.F$5]);1)" office:value-type="float" office:value="0.991605981388334">
            <text:p>0,9916059814</text:p>
          </table:table-cell>
          <table:table-cell table:formula="of:=ABS([.D794]-[.C794])" office:value-type="float" office:value="0.210605981388333">
            <text:p>0,2106059814</text:p>
          </table:table-cell>
          <table:table-cell table:formula="of:=ABS([.D794]-[.C793])" office:value-type="float" office:value="0.211605981388333">
            <text:p>0,2116059814</text:p>
          </table:table-cell>
        </table:table-row>
        <table:table-row table:style-name="ro1">
          <table:table-cell office:value-type="float" office:value="6.97201021881">
            <text:p>6,9720102188</text:p>
          </table:table-cell>
          <table:table-cell office:value-type="float" office:value="7.65167337131">
            <text:p>7,6516733713</text:p>
          </table:table-cell>
          <table:table-cell table:formula="of:=FREQUENCY([.B$14:.B$1013];[.B795])/1000" office:value-type="float" office:value="0.782">
            <text:p>0,782</text:p>
          </table:table-cell>
          <table:table-cell table:formula="of:=IF(AND([.F$5]&lt;[.B795];[.B795]&lt;=[.F$6]);([.A795]-[.F$5])/([.F$6]-[.F$5]);1)" office:value-type="float" office:value="0.662001703135">
            <text:p>0,6620017031</text:p>
          </table:table-cell>
          <table:table-cell table:formula="of:=ABS([.D795]-[.C795])" office:value-type="float" office:value="0.119998296865">
            <text:p>0,1199982969</text:p>
          </table:table-cell>
          <table:table-cell table:formula="of:=ABS([.D795]-[.C794])" office:value-type="float" office:value="0.118998296865">
            <text:p>0,1189982969</text:p>
          </table:table-cell>
        </table:table-row>
        <table:table-row table:style-name="ro1">
          <table:table-cell office:value-type="float" office:value="3.81630562578">
            <text:p>3,8163056258</text:p>
          </table:table-cell>
          <table:table-cell office:value-type="float" office:value="7.65523145327">
            <text:p>7,6552314533</text:p>
          </table:table-cell>
          <table:table-cell table:formula="of:=FREQUENCY([.B$14:.B$1013];[.B796])/1000" office:value-type="float" office:value="0.783">
            <text:p>0,783</text:p>
          </table:table-cell>
          <table:table-cell table:formula="of:=IF(AND([.F$5]&lt;[.B796];[.B796]&lt;=[.F$6]);([.A796]-[.F$5])/([.F$6]-[.F$5]);1)" office:value-type="float" office:value="0.13605093763">
            <text:p>0,1360509376</text:p>
          </table:table-cell>
          <table:table-cell table:formula="of:=ABS([.D796]-[.C796])" office:value-type="float" office:value="0.64694906237">
            <text:p>0,6469490624</text:p>
          </table:table-cell>
          <table:table-cell table:formula="of:=ABS([.D796]-[.C795])" office:value-type="float" office:value="0.64594906237">
            <text:p>0,6459490624</text:p>
          </table:table-cell>
        </table:table-row>
        <table:table-row table:style-name="ro1">
          <table:table-cell office:value-type="float" office:value="8.60668488484">
            <text:p>8,6066848848</text:p>
          </table:table-cell>
          <table:table-cell office:value-type="float" office:value="7.66989761219">
            <text:p>7,6698976122</text:p>
          </table:table-cell>
          <table:table-cell table:formula="of:=FREQUENCY([.B$14:.B$1013];[.B797])/1000" office:value-type="float" office:value="0.784">
            <text:p>0,784</text:p>
          </table:table-cell>
          <table:table-cell table:formula="of:=IF(AND([.F$5]&lt;[.B797];[.B797]&lt;=[.F$6]);([.A797]-[.F$5])/([.F$6]-[.F$5]);1)" office:value-type="float" office:value="0.934447480806667">
            <text:p>0,9344474808</text:p>
          </table:table-cell>
          <table:table-cell table:formula="of:=ABS([.D797]-[.C797])" office:value-type="float" office:value="0.150447480806667">
            <text:p>0,1504474808</text:p>
          </table:table-cell>
          <table:table-cell table:formula="of:=ABS([.D797]-[.C796])" office:value-type="float" office:value="0.151447480806667">
            <text:p>0,1514474808</text:p>
          </table:table-cell>
        </table:table-row>
        <table:table-row table:style-name="ro1">
          <table:table-cell office:value-type="float" office:value="3.22417380107">
            <text:p>3,2241738011</text:p>
          </table:table-cell>
          <table:table-cell office:value-type="float" office:value="7.67186211861">
            <text:p>7,6718621186</text:p>
          </table:table-cell>
          <table:table-cell table:formula="of:=FREQUENCY([.B$14:.B$1013];[.B798])/1000" office:value-type="float" office:value="0.785">
            <text:p>0,785</text:p>
          </table:table-cell>
          <table:table-cell table:formula="of:=IF(AND([.F$5]&lt;[.B798];[.B798]&lt;=[.F$6]);([.A798]-[.F$5])/([.F$6]-[.F$5]);1)" office:value-type="float" office:value="0.0373623001783333">
            <text:p>0,0373623002</text:p>
          </table:table-cell>
          <table:table-cell table:formula="of:=ABS([.D798]-[.C798])" office:value-type="float" office:value="0.747637699821667">
            <text:p>0,7476376998</text:p>
          </table:table-cell>
          <table:table-cell table:formula="of:=ABS([.D798]-[.C797])" office:value-type="float" office:value="0.746637699821667">
            <text:p>0,7466376998</text:p>
          </table:table-cell>
        </table:table-row>
        <table:table-row table:style-name="ro1">
          <table:table-cell office:value-type="float" office:value="4.4789510219">
            <text:p>4,4789510219</text:p>
          </table:table-cell>
          <table:table-cell office:value-type="float" office:value="7.68280701098">
            <text:p>7,682807011</text:p>
          </table:table-cell>
          <table:table-cell table:formula="of:=FREQUENCY([.B$14:.B$1013];[.B799])/1000" office:value-type="float" office:value="0.786">
            <text:p>0,786</text:p>
          </table:table-cell>
          <table:table-cell table:formula="of:=IF(AND([.F$5]&lt;[.B799];[.B799]&lt;=[.F$6]);([.A799]-[.F$5])/([.F$6]-[.F$5]);1)" office:value-type="float" office:value="0.246491836983333">
            <text:p>0,246491837</text:p>
          </table:table-cell>
          <table:table-cell table:formula="of:=ABS([.D799]-[.C799])" office:value-type="float" office:value="0.539508163016667">
            <text:p>0,539508163</text:p>
          </table:table-cell>
          <table:table-cell table:formula="of:=ABS([.D799]-[.C798])" office:value-type="float" office:value="0.538508163016667">
            <text:p>0,538508163</text:p>
          </table:table-cell>
        </table:table-row>
        <table:table-row table:style-name="ro1">
          <table:table-cell office:value-type="float" office:value="4.21034388628">
            <text:p>4,2103438863</text:p>
          </table:table-cell>
          <table:table-cell office:value-type="float" office:value="7.68368284506">
            <text:p>7,6836828451</text:p>
          </table:table-cell>
          <table:table-cell table:formula="of:=FREQUENCY([.B$14:.B$1013];[.B800])/1000" office:value-type="float" office:value="0.787">
            <text:p>0,787</text:p>
          </table:table-cell>
          <table:table-cell table:formula="of:=IF(AND([.F$5]&lt;[.B800];[.B800]&lt;=[.F$6]);([.A800]-[.F$5])/([.F$6]-[.F$5]);1)" office:value-type="float" office:value="0.201723981046667">
            <text:p>0,201723981</text:p>
          </table:table-cell>
          <table:table-cell table:formula="of:=ABS([.D800]-[.C800])" office:value-type="float" office:value="0.585276018953334">
            <text:p>0,585276019</text:p>
          </table:table-cell>
          <table:table-cell table:formula="of:=ABS([.D800]-[.C799])" office:value-type="float" office:value="0.584276018953333">
            <text:p>0,584276019</text:p>
          </table:table-cell>
        </table:table-row>
        <table:table-row table:style-name="ro1">
          <table:table-cell office:value-type="float" office:value="6.36488861237">
            <text:p>6,3648886124</text:p>
          </table:table-cell>
          <table:table-cell office:value-type="float" office:value="7.68572885838">
            <text:p>7,6857288584</text:p>
          </table:table-cell>
          <table:table-cell table:formula="of:=FREQUENCY([.B$14:.B$1013];[.B801])/1000" office:value-type="float" office:value="0.788">
            <text:p>0,788</text:p>
          </table:table-cell>
          <table:table-cell table:formula="of:=IF(AND([.F$5]&lt;[.B801];[.B801]&lt;=[.F$6]);([.A801]-[.F$5])/([.F$6]-[.F$5]);1)" office:value-type="float" office:value="0.560814768728333">
            <text:p>0,5608147687</text:p>
          </table:table-cell>
          <table:table-cell table:formula="of:=ABS([.D801]-[.C801])" office:value-type="float" office:value="0.227185231271667">
            <text:p>0,2271852313</text:p>
          </table:table-cell>
          <table:table-cell table:formula="of:=ABS([.D801]-[.C800])" office:value-type="float" office:value="0.226185231271667">
            <text:p>0,2261852313</text:p>
          </table:table-cell>
        </table:table-row>
        <table:table-row table:style-name="ro1">
          <table:table-cell office:value-type="float" office:value="3.02441418203">
            <text:p>3,024414182</text:p>
          </table:table-cell>
          <table:table-cell office:value-type="float" office:value="7.69053385604">
            <text:p>7,690533856</text:p>
          </table:table-cell>
          <table:table-cell table:formula="of:=FREQUENCY([.B$14:.B$1013];[.B802])/1000" office:value-type="float" office:value="0.789">
            <text:p>0,789</text:p>
          </table:table-cell>
          <table:table-cell table:formula="of:=IF(AND([.F$5]&lt;[.B802];[.B802]&lt;=[.F$6]);([.A802]-[.F$5])/([.F$6]-[.F$5]);1)" office:value-type="float" office:value="0.00406903033833335">
            <text:p>0,0040690303</text:p>
          </table:table-cell>
          <table:table-cell table:formula="of:=ABS([.D802]-[.C802])" office:value-type="float" office:value="0.784930969661667">
            <text:p>0,7849309697</text:p>
          </table:table-cell>
          <table:table-cell table:formula="of:=ABS([.D802]-[.C801])" office:value-type="float" office:value="0.783930969661667">
            <text:p>0,7839309697</text:p>
          </table:table-cell>
        </table:table-row>
        <table:table-row table:style-name="ro1">
          <table:table-cell office:value-type="float" office:value="8.00479136666">
            <text:p>8,0047913667</text:p>
          </table:table-cell>
          <table:table-cell office:value-type="float" office:value="7.69474718534">
            <text:p>7,6947471853</text:p>
          </table:table-cell>
          <table:table-cell table:formula="of:=FREQUENCY([.B$14:.B$1013];[.B803])/1000" office:value-type="float" office:value="0.79">
            <text:p>0,79</text:p>
          </table:table-cell>
          <table:table-cell table:formula="of:=IF(AND([.F$5]&lt;[.B803];[.B803]&lt;=[.F$6]);([.A803]-[.F$5])/([.F$6]-[.F$5]);1)" office:value-type="float" office:value="0.834131894443333">
            <text:p>0,8341318944</text:p>
          </table:table-cell>
          <table:table-cell table:formula="of:=ABS([.D803]-[.C803])" office:value-type="float" office:value="0.0441318944433332">
            <text:p>0,0441318944</text:p>
          </table:table-cell>
          <table:table-cell table:formula="of:=ABS([.D803]-[.C802])" office:value-type="float" office:value="0.0451318944433332">
            <text:p>0,0451318944</text:p>
          </table:table-cell>
        </table:table-row>
        <table:table-row table:style-name="ro1">
          <table:table-cell office:value-type="float" office:value="6.35697648165">
            <text:p>6,3569764817</text:p>
          </table:table-cell>
          <table:table-cell office:value-type="float" office:value="7.69567260777">
            <text:p>7,6956726078</text:p>
          </table:table-cell>
          <table:table-cell table:formula="of:=FREQUENCY([.B$14:.B$1013];[.B804])/1000" office:value-type="float" office:value="0.791">
            <text:p>0,791</text:p>
          </table:table-cell>
          <table:table-cell table:formula="of:=IF(AND([.F$5]&lt;[.B804];[.B804]&lt;=[.F$6]);([.A804]-[.F$5])/([.F$6]-[.F$5]);1)" office:value-type="float" office:value="0.559496080275">
            <text:p>0,5594960803</text:p>
          </table:table-cell>
          <table:table-cell table:formula="of:=ABS([.D804]-[.C804])" office:value-type="float" office:value="0.231503919725">
            <text:p>0,2315039197</text:p>
          </table:table-cell>
          <table:table-cell table:formula="of:=ABS([.D804]-[.C803])" office:value-type="float" office:value="0.230503919725">
            <text:p>0,2305039197</text:p>
          </table:table-cell>
        </table:table-row>
        <table:table-row table:style-name="ro1">
          <table:table-cell office:value-type="float" office:value="5.49401395294">
            <text:p>5,4940139529</text:p>
          </table:table-cell>
          <table:table-cell office:value-type="float" office:value="7.6969903773">
            <text:p>7,6969903773</text:p>
          </table:table-cell>
          <table:table-cell table:formula="of:=FREQUENCY([.B$14:.B$1013];[.B805])/1000" office:value-type="float" office:value="0.792">
            <text:p>0,792</text:p>
          </table:table-cell>
          <table:table-cell table:formula="of:=IF(AND([.F$5]&lt;[.B805];[.B805]&lt;=[.F$6]);([.A805]-[.F$5])/([.F$6]-[.F$5]);1)" office:value-type="float" office:value="0.415668992156667">
            <text:p>0,4156689922</text:p>
          </table:table-cell>
          <table:table-cell table:formula="of:=ABS([.D805]-[.C805])" office:value-type="float" office:value="0.376331007843333">
            <text:p>0,3763310078</text:p>
          </table:table-cell>
          <table:table-cell table:formula="of:=ABS([.D805]-[.C804])" office:value-type="float" office:value="0.375331007843333">
            <text:p>0,3753310078</text:p>
          </table:table-cell>
        </table:table-row>
        <table:table-row table:style-name="ro1">
          <table:table-cell office:value-type="float" office:value="8.17439349304">
            <text:p>8,174393493</text:p>
          </table:table-cell>
          <table:table-cell office:value-type="float" office:value="7.69780730813">
            <text:p>7,6978073081</text:p>
          </table:table-cell>
          <table:table-cell table:formula="of:=FREQUENCY([.B$14:.B$1013];[.B806])/1000" office:value-type="float" office:value="0.793">
            <text:p>0,793</text:p>
          </table:table-cell>
          <table:table-cell table:formula="of:=IF(AND([.F$5]&lt;[.B806];[.B806]&lt;=[.F$6]);([.A806]-[.F$5])/([.F$6]-[.F$5]);1)" office:value-type="float" office:value="0.862398915506667">
            <text:p>0,8623989155</text:p>
          </table:table-cell>
          <table:table-cell table:formula="of:=ABS([.D806]-[.C806])" office:value-type="float" office:value="0.0693989155066667">
            <text:p>0,0693989155</text:p>
          </table:table-cell>
          <table:table-cell table:formula="of:=ABS([.D806]-[.C805])" office:value-type="float" office:value="0.0703989155066667">
            <text:p>0,0703989155</text:p>
          </table:table-cell>
        </table:table-row>
        <table:table-row table:style-name="ro1">
          <table:table-cell office:value-type="float" office:value="4.06670625158">
            <text:p>4,0667062516</text:p>
          </table:table-cell>
          <table:table-cell office:value-type="float" office:value="7.70981072037">
            <text:p>7,7098107204</text:p>
          </table:table-cell>
          <table:table-cell table:formula="of:=FREQUENCY([.B$14:.B$1013];[.B807])/1000" office:value-type="float" office:value="0.794">
            <text:p>0,794</text:p>
          </table:table-cell>
          <table:table-cell table:formula="of:=IF(AND([.F$5]&lt;[.B807];[.B807]&lt;=[.F$6]);([.A807]-[.F$5])/([.F$6]-[.F$5]);1)" office:value-type="float" office:value="0.177784375263333">
            <text:p>0,1777843753</text:p>
          </table:table-cell>
          <table:table-cell table:formula="of:=ABS([.D807]-[.C807])" office:value-type="float" office:value="0.616215624736667">
            <text:p>0,6162156247</text:p>
          </table:table-cell>
          <table:table-cell table:formula="of:=ABS([.D807]-[.C806])" office:value-type="float" office:value="0.615215624736667">
            <text:p>0,6152156247</text:p>
          </table:table-cell>
        </table:table-row>
        <table:table-row table:style-name="ro1">
          <table:table-cell office:value-type="float" office:value="8.79462050245">
            <text:p>8,7946205025</text:p>
          </table:table-cell>
          <table:table-cell office:value-type="float" office:value="7.71169597463">
            <text:p>7,7116959746</text:p>
          </table:table-cell>
          <table:table-cell table:formula="of:=FREQUENCY([.B$14:.B$1013];[.B808])/1000" office:value-type="float" office:value="0.795">
            <text:p>0,795</text:p>
          </table:table-cell>
          <table:table-cell table:formula="of:=IF(AND([.F$5]&lt;[.B808];[.B808]&lt;=[.F$6]);([.A808]-[.F$5])/([.F$6]-[.F$5]);1)" office:value-type="float" office:value="0.965770083741667">
            <text:p>0,9657700837</text:p>
          </table:table-cell>
          <table:table-cell table:formula="of:=ABS([.D808]-[.C808])" office:value-type="float" office:value="0.170770083741667">
            <text:p>0,1707700837</text:p>
          </table:table-cell>
          <table:table-cell table:formula="of:=ABS([.D808]-[.C807])" office:value-type="float" office:value="0.171770083741667">
            <text:p>0,1717700837</text:p>
          </table:table-cell>
        </table:table-row>
        <table:table-row table:style-name="ro1">
          <table:table-cell office:value-type="float" office:value="8.68519994018">
            <text:p>8,6851999402</text:p>
          </table:table-cell>
          <table:table-cell office:value-type="float" office:value="7.72305426369">
            <text:p>7,7230542637</text:p>
          </table:table-cell>
          <table:table-cell table:formula="of:=FREQUENCY([.B$14:.B$1013];[.B809])/1000" office:value-type="float" office:value="0.796">
            <text:p>0,796</text:p>
          </table:table-cell>
          <table:table-cell table:formula="of:=IF(AND([.F$5]&lt;[.B809];[.B809]&lt;=[.F$6]);([.A809]-[.F$5])/([.F$6]-[.F$5]);1)" office:value-type="float" office:value="0.947533323363333">
            <text:p>0,9475333234</text:p>
          </table:table-cell>
          <table:table-cell table:formula="of:=ABS([.D809]-[.C809])" office:value-type="float" office:value="0.151533323363333">
            <text:p>0,1515333234</text:p>
          </table:table-cell>
          <table:table-cell table:formula="of:=ABS([.D809]-[.C808])" office:value-type="float" office:value="0.152533323363333">
            <text:p>0,1525333234</text:p>
          </table:table-cell>
        </table:table-row>
        <table:table-row table:style-name="ro1">
          <table:table-cell office:value-type="float" office:value="5.26967031035">
            <text:p>5,2696703104</text:p>
          </table:table-cell>
          <table:table-cell office:value-type="float" office:value="7.72461057278">
            <text:p>7,7246105728</text:p>
          </table:table-cell>
          <table:table-cell table:formula="of:=FREQUENCY([.B$14:.B$1013];[.B810])/1000" office:value-type="float" office:value="0.797">
            <text:p>0,797</text:p>
          </table:table-cell>
          <table:table-cell table:formula="of:=IF(AND([.F$5]&lt;[.B810];[.B810]&lt;=[.F$6]);([.A810]-[.F$5])/([.F$6]-[.F$5]);1)" office:value-type="float" office:value="0.378278385058333">
            <text:p>0,3782783851</text:p>
          </table:table-cell>
          <table:table-cell table:formula="of:=ABS([.D810]-[.C810])" office:value-type="float" office:value="0.418721614941667">
            <text:p>0,4187216149</text:p>
          </table:table-cell>
          <table:table-cell table:formula="of:=ABS([.D810]-[.C809])" office:value-type="float" office:value="0.417721614941667">
            <text:p>0,4177216149</text:p>
          </table:table-cell>
        </table:table-row>
        <table:table-row table:style-name="ro1">
          <table:table-cell office:value-type="float" office:value="8.6519341097">
            <text:p>8,6519341097</text:p>
          </table:table-cell>
          <table:table-cell office:value-type="float" office:value="7.7345378745">
            <text:p>7,7345378745</text:p>
          </table:table-cell>
          <table:table-cell table:formula="of:=FREQUENCY([.B$14:.B$1013];[.B811])/1000" office:value-type="float" office:value="0.798">
            <text:p>0,798</text:p>
          </table:table-cell>
          <table:table-cell table:formula="of:=IF(AND([.F$5]&lt;[.B811];[.B811]&lt;=[.F$6]);([.A811]-[.F$5])/([.F$6]-[.F$5]);1)" office:value-type="float" office:value="0.941989018283334">
            <text:p>0,9419890183</text:p>
          </table:table-cell>
          <table:table-cell table:formula="of:=ABS([.D811]-[.C811])" office:value-type="float" office:value="0.143989018283333">
            <text:p>0,1439890183</text:p>
          </table:table-cell>
          <table:table-cell table:formula="of:=ABS([.D811]-[.C810])" office:value-type="float" office:value="0.144989018283333">
            <text:p>0,1449890183</text:p>
          </table:table-cell>
        </table:table-row>
        <table:table-row table:style-name="ro1">
          <table:table-cell office:value-type="float" office:value="4.81971582853">
            <text:p>4,8197158285</text:p>
          </table:table-cell>
          <table:table-cell office:value-type="float" office:value="7.73569177623">
            <text:p>7,7356917762</text:p>
          </table:table-cell>
          <table:table-cell table:formula="of:=FREQUENCY([.B$14:.B$1013];[.B812])/1000" office:value-type="float" office:value="0.799">
            <text:p>0,799</text:p>
          </table:table-cell>
          <table:table-cell table:formula="of:=IF(AND([.F$5]&lt;[.B812];[.B812]&lt;=[.F$6]);([.A812]-[.F$5])/([.F$6]-[.F$5]);1)" office:value-type="float" office:value="0.303285971421667">
            <text:p>0,3032859714</text:p>
          </table:table-cell>
          <table:table-cell table:formula="of:=ABS([.D812]-[.C812])" office:value-type="float" office:value="0.495714028578333">
            <text:p>0,4957140286</text:p>
          </table:table-cell>
          <table:table-cell table:formula="of:=ABS([.D812]-[.C811])" office:value-type="float" office:value="0.494714028578333">
            <text:p>0,4947140286</text:p>
          </table:table-cell>
        </table:table-row>
        <table:table-row table:style-name="ro1">
          <table:table-cell office:value-type="float" office:value="7.35673455776">
            <text:p>7,3567345578</text:p>
          </table:table-cell>
          <table:table-cell office:value-type="float" office:value="7.73734458875">
            <text:p>7,7373445888</text:p>
          </table:table-cell>
          <table:table-cell table:formula="of:=FREQUENCY([.B$14:.B$1013];[.B813])/1000" office:value-type="float" office:value="0.8">
            <text:p>0,8</text:p>
          </table:table-cell>
          <table:table-cell table:formula="of:=IF(AND([.F$5]&lt;[.B813];[.B813]&lt;=[.F$6]);([.A813]-[.F$5])/([.F$6]-[.F$5]);1)" office:value-type="float" office:value="0.726122426293333">
            <text:p>0,7261224263</text:p>
          </table:table-cell>
          <table:table-cell table:formula="of:=ABS([.D813]-[.C813])" office:value-type="float" office:value="0.0738775737066667">
            <text:p>0,0738775737</text:p>
          </table:table-cell>
          <table:table-cell table:formula="of:=ABS([.D813]-[.C812])" office:value-type="float" office:value="0.0728775737066667">
            <text:p>0,0728775737</text:p>
          </table:table-cell>
        </table:table-row>
        <table:table-row table:style-name="ro1">
          <table:table-cell office:value-type="float" office:value="7.92524210278">
            <text:p>7,9252421028</text:p>
          </table:table-cell>
          <table:table-cell office:value-type="float" office:value="7.74320798164">
            <text:p>7,7432079816</text:p>
          </table:table-cell>
          <table:table-cell table:formula="of:=FREQUENCY([.B$14:.B$1013];[.B814])/1000" office:value-type="float" office:value="0.801">
            <text:p>0,801</text:p>
          </table:table-cell>
          <table:table-cell table:formula="of:=IF(AND([.F$5]&lt;[.B814];[.B814]&lt;=[.F$6]);([.A814]-[.F$5])/([.F$6]-[.F$5]);1)" office:value-type="float" office:value="0.820873683796667">
            <text:p>0,8208736838</text:p>
          </table:table-cell>
          <table:table-cell table:formula="of:=ABS([.D814]-[.C814])" office:value-type="float" office:value="0.0198736837966667">
            <text:p>0,0198736838</text:p>
          </table:table-cell>
          <table:table-cell table:formula="of:=ABS([.D814]-[.C813])" office:value-type="float" office:value="0.0208736837966667">
            <text:p>0,0208736838</text:p>
          </table:table-cell>
        </table:table-row>
        <table:table-row table:style-name="ro1">
          <table:table-cell office:value-type="float" office:value="5.06555886003">
            <text:p>5,06555886</text:p>
          </table:table-cell>
          <table:table-cell office:value-type="float" office:value="7.75131810082">
            <text:p>7,7513181008</text:p>
          </table:table-cell>
          <table:table-cell table:formula="of:=FREQUENCY([.B$14:.B$1013];[.B815])/1000" office:value-type="float" office:value="0.802">
            <text:p>0,802</text:p>
          </table:table-cell>
          <table:table-cell table:formula="of:=IF(AND([.F$5]&lt;[.B815];[.B815]&lt;=[.F$6]);([.A815]-[.F$5])/([.F$6]-[.F$5]);1)" office:value-type="float" office:value="0.344259810005">
            <text:p>0,34425981</text:p>
          </table:table-cell>
          <table:table-cell table:formula="of:=ABS([.D815]-[.C815])" office:value-type="float" office:value="0.457740189995">
            <text:p>0,45774019</text:p>
          </table:table-cell>
          <table:table-cell table:formula="of:=ABS([.D815]-[.C814])" office:value-type="float" office:value="0.456740189995">
            <text:p>0,45674019</text:p>
          </table:table-cell>
        </table:table-row>
        <table:table-row table:style-name="ro1">
          <table:table-cell office:value-type="float" office:value="6.82122446951">
            <text:p>6,8212244695</text:p>
          </table:table-cell>
          <table:table-cell office:value-type="float" office:value="7.7529367047">
            <text:p>7,7529367047</text:p>
          </table:table-cell>
          <table:table-cell table:formula="of:=FREQUENCY([.B$14:.B$1013];[.B816])/1000" office:value-type="float" office:value="0.803">
            <text:p>0,803</text:p>
          </table:table-cell>
          <table:table-cell table:formula="of:=IF(AND([.F$5]&lt;[.B816];[.B816]&lt;=[.F$6]);([.A816]-[.F$5])/([.F$6]-[.F$5]);1)" office:value-type="float" office:value="0.636870744918333">
            <text:p>0,6368707449</text:p>
          </table:table-cell>
          <table:table-cell table:formula="of:=ABS([.D816]-[.C816])" office:value-type="float" office:value="0.166129255081667">
            <text:p>0,1661292551</text:p>
          </table:table-cell>
          <table:table-cell table:formula="of:=ABS([.D816]-[.C815])" office:value-type="float" office:value="0.165129255081667">
            <text:p>0,1651292551</text:p>
          </table:table-cell>
        </table:table-row>
        <table:table-row table:style-name="ro1">
          <table:table-cell office:value-type="float" office:value="4.32028918783">
            <text:p>4,3202891878</text:p>
          </table:table-cell>
          <table:table-cell office:value-type="float" office:value="7.75640265979">
            <text:p>7,7564026598</text:p>
          </table:table-cell>
          <table:table-cell table:formula="of:=FREQUENCY([.B$14:.B$1013];[.B817])/1000" office:value-type="float" office:value="0.804">
            <text:p>0,804</text:p>
          </table:table-cell>
          <table:table-cell table:formula="of:=IF(AND([.F$5]&lt;[.B817];[.B817]&lt;=[.F$6]);([.A817]-[.F$5])/([.F$6]-[.F$5]);1)" office:value-type="float" office:value="0.220048197971667">
            <text:p>0,220048198</text:p>
          </table:table-cell>
          <table:table-cell table:formula="of:=ABS([.D817]-[.C817])" office:value-type="float" office:value="0.583951802028333">
            <text:p>0,583951802</text:p>
          </table:table-cell>
          <table:table-cell table:formula="of:=ABS([.D817]-[.C816])" office:value-type="float" office:value="0.582951802028333">
            <text:p>0,582951802</text:p>
          </table:table-cell>
        </table:table-row>
        <table:table-row table:style-name="ro1">
          <table:table-cell office:value-type="float" office:value="6.78911255097">
            <text:p>6,789112551</text:p>
          </table:table-cell>
          <table:table-cell office:value-type="float" office:value="7.76851064583">
            <text:p>7,7685106458</text:p>
          </table:table-cell>
          <table:table-cell table:formula="of:=FREQUENCY([.B$14:.B$1013];[.B818])/1000" office:value-type="float" office:value="0.805">
            <text:p>0,805</text:p>
          </table:table-cell>
          <table:table-cell table:formula="of:=IF(AND([.F$5]&lt;[.B818];[.B818]&lt;=[.F$6]);([.A818]-[.F$5])/([.F$6]-[.F$5]);1)" office:value-type="float" office:value="0.631518758495">
            <text:p>0,6315187585</text:p>
          </table:table-cell>
          <table:table-cell table:formula="of:=ABS([.D818]-[.C818])" office:value-type="float" office:value="0.173481241505">
            <text:p>0,1734812415</text:p>
          </table:table-cell>
          <table:table-cell table:formula="of:=ABS([.D818]-[.C817])" office:value-type="float" office:value="0.172481241505">
            <text:p>0,1724812415</text:p>
          </table:table-cell>
        </table:table-row>
        <table:table-row table:style-name="ro1">
          <table:table-cell office:value-type="float" office:value="8.48321643778">
            <text:p>8,4832164378</text:p>
          </table:table-cell>
          <table:table-cell office:value-type="float" office:value="7.77692788249">
            <text:p>7,7769278825</text:p>
          </table:table-cell>
          <table:table-cell table:formula="of:=FREQUENCY([.B$14:.B$1013];[.B819])/1000" office:value-type="float" office:value="0.806">
            <text:p>0,806</text:p>
          </table:table-cell>
          <table:table-cell table:formula="of:=IF(AND([.F$5]&lt;[.B819];[.B819]&lt;=[.F$6]);([.A819]-[.F$5])/([.F$6]-[.F$5]);1)" office:value-type="float" office:value="0.913869406296667">
            <text:p>0,9138694063</text:p>
          </table:table-cell>
          <table:table-cell table:formula="of:=ABS([.D819]-[.C819])" office:value-type="float" office:value="0.107869406296667">
            <text:p>0,1078694063</text:p>
          </table:table-cell>
          <table:table-cell table:formula="of:=ABS([.D819]-[.C818])" office:value-type="float" office:value="0.108869406296667">
            <text:p>0,1088694063</text:p>
          </table:table-cell>
        </table:table-row>
        <table:table-row table:style-name="ro1">
          <table:table-cell office:value-type="float" office:value="8.31397869757">
            <text:p>8,3139786976</text:p>
          </table:table-cell>
          <table:table-cell office:value-type="float" office:value="7.78358684191">
            <text:p>7,7835868419</text:p>
          </table:table-cell>
          <table:table-cell table:formula="of:=FREQUENCY([.B$14:.B$1013];[.B820])/1000" office:value-type="float" office:value="0.807">
            <text:p>0,807</text:p>
          </table:table-cell>
          <table:table-cell table:formula="of:=IF(AND([.F$5]&lt;[.B820];[.B820]&lt;=[.F$6]);([.A820]-[.F$5])/([.F$6]-[.F$5]);1)" office:value-type="float" office:value="0.885663116261667">
            <text:p>0,8856631163</text:p>
          </table:table-cell>
          <table:table-cell table:formula="of:=ABS([.D820]-[.C820])" office:value-type="float" office:value="0.0786631162616667">
            <text:p>0,0786631163</text:p>
          </table:table-cell>
          <table:table-cell table:formula="of:=ABS([.D820]-[.C819])" office:value-type="float" office:value="0.0796631162616667">
            <text:p>0,0796631163</text:p>
          </table:table-cell>
        </table:table-row>
        <table:table-row table:style-name="ro1">
          <table:table-cell office:value-type="float" office:value="4.3652512898">
            <text:p>4,3652512898</text:p>
          </table:table-cell>
          <table:table-cell office:value-type="float" office:value="7.7891843959">
            <text:p>7,7891843959</text:p>
          </table:table-cell>
          <table:table-cell table:formula="of:=FREQUENCY([.B$14:.B$1013];[.B821])/1000" office:value-type="float" office:value="0.808">
            <text:p>0,808</text:p>
          </table:table-cell>
          <table:table-cell table:formula="of:=IF(AND([.F$5]&lt;[.B821];[.B821]&lt;=[.F$6]);([.A821]-[.F$5])/([.F$6]-[.F$5]);1)" office:value-type="float" office:value="0.227541881633333">
            <text:p>0,2275418816</text:p>
          </table:table-cell>
          <table:table-cell table:formula="of:=ABS([.D821]-[.C821])" office:value-type="float" office:value="0.580458118366667">
            <text:p>0,5804581184</text:p>
          </table:table-cell>
          <table:table-cell table:formula="of:=ABS([.D821]-[.C820])" office:value-type="float" office:value="0.579458118366667">
            <text:p>0,5794581184</text:p>
          </table:table-cell>
        </table:table-row>
        <table:table-row table:style-name="ro1">
          <table:table-cell office:value-type="float" office:value="7.41949285689">
            <text:p>7,4194928569</text:p>
          </table:table-cell>
          <table:table-cell office:value-type="float" office:value="7.80484129764">
            <text:p>7,8048412976</text:p>
          </table:table-cell>
          <table:table-cell table:formula="of:=FREQUENCY([.B$14:.B$1013];[.B822])/1000" office:value-type="float" office:value="0.809">
            <text:p>0,809</text:p>
          </table:table-cell>
          <table:table-cell table:formula="of:=IF(AND([.F$5]&lt;[.B822];[.B822]&lt;=[.F$6]);([.A822]-[.F$5])/([.F$6]-[.F$5]);1)" office:value-type="float" office:value="0.736582142815">
            <text:p>0,7365821428</text:p>
          </table:table-cell>
          <table:table-cell table:formula="of:=ABS([.D822]-[.C822])" office:value-type="float" office:value="0.072417857185">
            <text:p>0,0724178572</text:p>
          </table:table-cell>
          <table:table-cell table:formula="of:=ABS([.D822]-[.C821])" office:value-type="float" office:value="0.071417857185">
            <text:p>0,0714178572</text:p>
          </table:table-cell>
        </table:table-row>
        <table:table-row table:style-name="ro1">
          <table:table-cell office:value-type="float" office:value="7.96790435968">
            <text:p>7,9679043597</text:p>
          </table:table-cell>
          <table:table-cell office:value-type="float" office:value="7.80826484709">
            <text:p>7,8082648471</text:p>
          </table:table-cell>
          <table:table-cell table:formula="of:=FREQUENCY([.B$14:.B$1013];[.B823])/1000" office:value-type="float" office:value="0.81">
            <text:p>0,81</text:p>
          </table:table-cell>
          <table:table-cell table:formula="of:=IF(AND([.F$5]&lt;[.B823];[.B823]&lt;=[.F$6]);([.A823]-[.F$5])/([.F$6]-[.F$5]);1)" office:value-type="float" office:value="0.827984059946667">
            <text:p>0,8279840599</text:p>
          </table:table-cell>
          <table:table-cell table:formula="of:=ABS([.D823]-[.C823])" office:value-type="float" office:value="0.0179840599466666">
            <text:p>0,0179840599</text:p>
          </table:table-cell>
          <table:table-cell table:formula="of:=ABS([.D823]-[.C822])" office:value-type="float" office:value="0.0189840599466666">
            <text:p>0,0189840599</text:p>
          </table:table-cell>
        </table:table-row>
        <table:table-row table:style-name="ro1">
          <table:table-cell office:value-type="float" office:value="4.80111995632">
            <text:p>4,8011199563</text:p>
          </table:table-cell>
          <table:table-cell office:value-type="float" office:value="7.80912958243">
            <text:p>7,8091295824</text:p>
          </table:table-cell>
          <table:table-cell table:formula="of:=FREQUENCY([.B$14:.B$1013];[.B824])/1000" office:value-type="float" office:value="0.811">
            <text:p>0,811</text:p>
          </table:table-cell>
          <table:table-cell table:formula="of:=IF(AND([.F$5]&lt;[.B824];[.B824]&lt;=[.F$6]);([.A824]-[.F$5])/([.F$6]-[.F$5]);1)" office:value-type="float" office:value="0.300186659386667">
            <text:p>0,3001866594</text:p>
          </table:table-cell>
          <table:table-cell table:formula="of:=ABS([.D824]-[.C824])" office:value-type="float" office:value="0.510813340613333">
            <text:p>0,5108133406</text:p>
          </table:table-cell>
          <table:table-cell table:formula="of:=ABS([.D824]-[.C823])" office:value-type="float" office:value="0.509813340613333">
            <text:p>0,5098133406</text:p>
          </table:table-cell>
        </table:table-row>
        <table:table-row table:style-name="ro1">
          <table:table-cell office:value-type="float" office:value="8.0454053611">
            <text:p>8,0454053611</text:p>
          </table:table-cell>
          <table:table-cell office:value-type="float" office:value="7.80937933669">
            <text:p>7,8093793367</text:p>
          </table:table-cell>
          <table:table-cell table:formula="of:=FREQUENCY([.B$14:.B$1013];[.B825])/1000" office:value-type="float" office:value="0.812">
            <text:p>0,812</text:p>
          </table:table-cell>
          <table:table-cell table:formula="of:=IF(AND([.F$5]&lt;[.B825];[.B825]&lt;=[.F$6]);([.A825]-[.F$5])/([.F$6]-[.F$5]);1)" office:value-type="float" office:value="0.840900893516667">
            <text:p>0,8409008935</text:p>
          </table:table-cell>
          <table:table-cell table:formula="of:=ABS([.D825]-[.C825])" office:value-type="float" office:value="0.0289008935166667">
            <text:p>0,0289008935</text:p>
          </table:table-cell>
          <table:table-cell table:formula="of:=ABS([.D825]-[.C824])" office:value-type="float" office:value="0.0299008935166667">
            <text:p>0,0299008935</text:p>
          </table:table-cell>
        </table:table-row>
        <table:table-row table:style-name="ro1">
          <table:table-cell office:value-type="float" office:value="5.33728047711">
            <text:p>5,3372804771</text:p>
          </table:table-cell>
          <table:table-cell office:value-type="float" office:value="7.82044422996">
            <text:p>7,82044423</text:p>
          </table:table-cell>
          <table:table-cell table:formula="of:=FREQUENCY([.B$14:.B$1013];[.B826])/1000" office:value-type="float" office:value="0.813">
            <text:p>0,813</text:p>
          </table:table-cell>
          <table:table-cell table:formula="of:=IF(AND([.F$5]&lt;[.B826];[.B826]&lt;=[.F$6]);([.A826]-[.F$5])/([.F$6]-[.F$5]);1)" office:value-type="float" office:value="0.389546746185">
            <text:p>0,3895467462</text:p>
          </table:table-cell>
          <table:table-cell table:formula="of:=ABS([.D826]-[.C826])" office:value-type="float" office:value="0.423453253815">
            <text:p>0,4234532538</text:p>
          </table:table-cell>
          <table:table-cell table:formula="of:=ABS([.D826]-[.C825])" office:value-type="float" office:value="0.422453253815">
            <text:p>0,4224532538</text:p>
          </table:table-cell>
        </table:table-row>
        <table:table-row table:style-name="ro1">
          <table:table-cell office:value-type="float" office:value="8.53121555934">
            <text:p>8,5312155593</text:p>
          </table:table-cell>
          <table:table-cell office:value-type="float" office:value="7.82126419519">
            <text:p>7,8212641952</text:p>
          </table:table-cell>
          <table:table-cell table:formula="of:=FREQUENCY([.B$14:.B$1013];[.B827])/1000" office:value-type="float" office:value="0.814">
            <text:p>0,814</text:p>
          </table:table-cell>
          <table:table-cell table:formula="of:=IF(AND([.F$5]&lt;[.B827];[.B827]&lt;=[.F$6]);([.A827]-[.F$5])/([.F$6]-[.F$5]);1)" office:value-type="float" office:value="0.92186925989">
            <text:p>0,9218692599</text:p>
          </table:table-cell>
          <table:table-cell table:formula="of:=ABS([.D827]-[.C827])" office:value-type="float" office:value="0.10786925989">
            <text:p>0,1078692599</text:p>
          </table:table-cell>
          <table:table-cell table:formula="of:=ABS([.D827]-[.C826])" office:value-type="float" office:value="0.10886925989">
            <text:p>0,1088692599</text:p>
          </table:table-cell>
        </table:table-row>
        <table:table-row table:style-name="ro1">
          <table:table-cell office:value-type="float" office:value="7.35254196176">
            <text:p>7,3525419618</text:p>
          </table:table-cell>
          <table:table-cell office:value-type="float" office:value="7.82448722607">
            <text:p>7,8244872261</text:p>
          </table:table-cell>
          <table:table-cell table:formula="of:=FREQUENCY([.B$14:.B$1013];[.B828])/1000" office:value-type="float" office:value="0.815">
            <text:p>0,815</text:p>
          </table:table-cell>
          <table:table-cell table:formula="of:=IF(AND([.F$5]&lt;[.B828];[.B828]&lt;=[.F$6]);([.A828]-[.F$5])/([.F$6]-[.F$5]);1)" office:value-type="float" office:value="0.725423660293333">
            <text:p>0,7254236603</text:p>
          </table:table-cell>
          <table:table-cell table:formula="of:=ABS([.D828]-[.C828])" office:value-type="float" office:value="0.0895763397066666">
            <text:p>0,0895763397</text:p>
          </table:table-cell>
          <table:table-cell table:formula="of:=ABS([.D828]-[.C827])" office:value-type="float" office:value="0.0885763397066666">
            <text:p>0,0885763397</text:p>
          </table:table-cell>
        </table:table-row>
        <table:table-row table:style-name="ro1">
          <table:table-cell office:value-type="float" office:value="3.02628680988">
            <text:p>3,0262868099</text:p>
          </table:table-cell>
          <table:table-cell office:value-type="float" office:value="7.8254849601">
            <text:p>7,8254849601</text:p>
          </table:table-cell>
          <table:table-cell table:formula="of:=FREQUENCY([.B$14:.B$1013];[.B829])/1000" office:value-type="float" office:value="0.816">
            <text:p>0,816</text:p>
          </table:table-cell>
          <table:table-cell table:formula="of:=IF(AND([.F$5]&lt;[.B829];[.B829]&lt;=[.F$6]);([.A829]-[.F$5])/([.F$6]-[.F$5]);1)" office:value-type="float" office:value="0.00438113498000003">
            <text:p>0,004381135</text:p>
          </table:table-cell>
          <table:table-cell table:formula="of:=ABS([.D829]-[.C829])" office:value-type="float" office:value="0.81161886502">
            <text:p>0,811618865</text:p>
          </table:table-cell>
          <table:table-cell table:formula="of:=ABS([.D829]-[.C828])" office:value-type="float" office:value="0.81061886502">
            <text:p>0,810618865</text:p>
          </table:table-cell>
        </table:table-row>
        <table:table-row table:style-name="ro1">
          <table:table-cell office:value-type="float" office:value="7.4639759857">
            <text:p>7,4639759857</text:p>
          </table:table-cell>
          <table:table-cell office:value-type="float" office:value="7.8318507766">
            <text:p>7,8318507766</text:p>
          </table:table-cell>
          <table:table-cell table:formula="of:=FREQUENCY([.B$14:.B$1013];[.B830])/1000" office:value-type="float" office:value="0.817">
            <text:p>0,817</text:p>
          </table:table-cell>
          <table:table-cell table:formula="of:=IF(AND([.F$5]&lt;[.B830];[.B830]&lt;=[.F$6]);([.A830]-[.F$5])/([.F$6]-[.F$5]);1)" office:value-type="float" office:value="0.743995997616667">
            <text:p>0,7439959976</text:p>
          </table:table-cell>
          <table:table-cell table:formula="of:=ABS([.D830]-[.C830])" office:value-type="float" office:value="0.0730040023833333">
            <text:p>0,0730040024</text:p>
          </table:table-cell>
          <table:table-cell table:formula="of:=ABS([.D830]-[.C829])" office:value-type="float" office:value="0.0720040023833333">
            <text:p>0,0720040024</text:p>
          </table:table-cell>
        </table:table-row>
        <table:table-row table:style-name="ro1">
          <table:table-cell office:value-type="float" office:value="4.61315457811">
            <text:p>4,6131545781</text:p>
          </table:table-cell>
          <table:table-cell office:value-type="float" office:value="7.83802482737">
            <text:p>7,8380248274</text:p>
          </table:table-cell>
          <table:table-cell table:formula="of:=FREQUENCY([.B$14:.B$1013];[.B831])/1000" office:value-type="float" office:value="0.818">
            <text:p>0,818</text:p>
          </table:table-cell>
          <table:table-cell table:formula="of:=IF(AND([.F$5]&lt;[.B831];[.B831]&lt;=[.F$6]);([.A831]-[.F$5])/([.F$6]-[.F$5]);1)" office:value-type="float" office:value="0.268859096351667">
            <text:p>0,2688590964</text:p>
          </table:table-cell>
          <table:table-cell table:formula="of:=ABS([.D831]-[.C831])" office:value-type="float" office:value="0.549140903648333">
            <text:p>0,5491409036</text:p>
          </table:table-cell>
          <table:table-cell table:formula="of:=ABS([.D831]-[.C830])" office:value-type="float" office:value="0.548140903648333">
            <text:p>0,5481409036</text:p>
          </table:table-cell>
        </table:table-row>
        <table:table-row table:style-name="ro1">
          <table:table-cell office:value-type="float" office:value="6.79547368025">
            <text:p>6,7954736803</text:p>
          </table:table-cell>
          <table:table-cell office:value-type="float" office:value="7.84391854658">
            <text:p>7,8439185466</text:p>
          </table:table-cell>
          <table:table-cell table:formula="of:=FREQUENCY([.B$14:.B$1013];[.B832])/1000" office:value-type="float" office:value="0.819">
            <text:p>0,819</text:p>
          </table:table-cell>
          <table:table-cell table:formula="of:=IF(AND([.F$5]&lt;[.B832];[.B832]&lt;=[.F$6]);([.A832]-[.F$5])/([.F$6]-[.F$5]);1)" office:value-type="float" office:value="0.632578946708333">
            <text:p>0,6325789467</text:p>
          </table:table-cell>
          <table:table-cell table:formula="of:=ABS([.D832]-[.C832])" office:value-type="float" office:value="0.186421053291667">
            <text:p>0,1864210533</text:p>
          </table:table-cell>
          <table:table-cell table:formula="of:=ABS([.D832]-[.C831])" office:value-type="float" office:value="0.185421053291667">
            <text:p>0,1854210533</text:p>
          </table:table-cell>
        </table:table-row>
        <table:table-row table:style-name="ro1">
          <table:table-cell office:value-type="float" office:value="7.69474718534">
            <text:p>7,6947471853</text:p>
          </table:table-cell>
          <table:table-cell office:value-type="float" office:value="7.84432526907">
            <text:p>7,8443252691</text:p>
          </table:table-cell>
          <table:table-cell table:formula="of:=FREQUENCY([.B$14:.B$1013];[.B833])/1000" office:value-type="float" office:value="0.82">
            <text:p>0,82</text:p>
          </table:table-cell>
          <table:table-cell table:formula="of:=IF(AND([.F$5]&lt;[.B833];[.B833]&lt;=[.F$6]);([.A833]-[.F$5])/([.F$6]-[.F$5]);1)" office:value-type="float" office:value="0.782457864223333">
            <text:p>0,7824578642</text:p>
          </table:table-cell>
          <table:table-cell table:formula="of:=ABS([.D833]-[.C833])" office:value-type="float" office:value="0.0375421357766667">
            <text:p>0,0375421358</text:p>
          </table:table-cell>
          <table:table-cell table:formula="of:=ABS([.D833]-[.C832])" office:value-type="float" office:value="0.0365421357766666">
            <text:p>0,0365421358</text:p>
          </table:table-cell>
        </table:table-row>
        <table:table-row table:style-name="ro1">
          <table:table-cell office:value-type="float" office:value="5.1251677686">
            <text:p>5,1251677686</text:p>
          </table:table-cell>
          <table:table-cell office:value-type="float" office:value="7.84529222022">
            <text:p>7,8452922202</text:p>
          </table:table-cell>
          <table:table-cell table:formula="of:=FREQUENCY([.B$14:.B$1013];[.B834])/1000" office:value-type="float" office:value="0.821">
            <text:p>0,821</text:p>
          </table:table-cell>
          <table:table-cell table:formula="of:=IF(AND([.F$5]&lt;[.B834];[.B834]&lt;=[.F$6]);([.A834]-[.F$5])/([.F$6]-[.F$5]);1)" office:value-type="float" office:value="0.3541946281">
            <text:p>0,3541946281</text:p>
          </table:table-cell>
          <table:table-cell table:formula="of:=ABS([.D834]-[.C834])" office:value-type="float" office:value="0.4668053719">
            <text:p>0,4668053719</text:p>
          </table:table-cell>
          <table:table-cell table:formula="of:=ABS([.D834]-[.C833])" office:value-type="float" office:value="0.4658053719">
            <text:p>0,4658053719</text:p>
          </table:table-cell>
        </table:table-row>
        <table:table-row table:style-name="ro1">
          <table:table-cell office:value-type="float" office:value="3.78243102278">
            <text:p>3,7824310228</text:p>
          </table:table-cell>
          <table:table-cell office:value-type="float" office:value="7.87923214265">
            <text:p>7,8792321427</text:p>
          </table:table-cell>
          <table:table-cell table:formula="of:=FREQUENCY([.B$14:.B$1013];[.B835])/1000" office:value-type="float" office:value="0.822">
            <text:p>0,822</text:p>
          </table:table-cell>
          <table:table-cell table:formula="of:=IF(AND([.F$5]&lt;[.B835];[.B835]&lt;=[.F$6]);([.A835]-[.F$5])/([.F$6]-[.F$5]);1)" office:value-type="float" office:value="0.130405170463333">
            <text:p>0,1304051705</text:p>
          </table:table-cell>
          <table:table-cell table:formula="of:=ABS([.D835]-[.C835])" office:value-type="float" office:value="0.691594829536667">
            <text:p>0,6915948295</text:p>
          </table:table-cell>
          <table:table-cell table:formula="of:=ABS([.D835]-[.C834])" office:value-type="float" office:value="0.690594829536667">
            <text:p>0,6905948295</text:p>
          </table:table-cell>
        </table:table-row>
        <table:table-row table:style-name="ro1">
          <table:table-cell office:value-type="float" office:value="3.27745673553">
            <text:p>3,2774567355</text:p>
          </table:table-cell>
          <table:table-cell office:value-type="float" office:value="7.88380817737">
            <text:p>7,8838081774</text:p>
          </table:table-cell>
          <table:table-cell table:formula="of:=FREQUENCY([.B$14:.B$1013];[.B836])/1000" office:value-type="float" office:value="0.823">
            <text:p>0,823</text:p>
          </table:table-cell>
          <table:table-cell table:formula="of:=IF(AND([.F$5]&lt;[.B836];[.B836]&lt;=[.F$6]);([.A836]-[.F$5])/([.F$6]-[.F$5]);1)" office:value-type="float" office:value="0.046242789255">
            <text:p>0,0462427893</text:p>
          </table:table-cell>
          <table:table-cell table:formula="of:=ABS([.D836]-[.C836])" office:value-type="float" office:value="0.776757210745">
            <text:p>0,7767572107</text:p>
          </table:table-cell>
          <table:table-cell table:formula="of:=ABS([.D836]-[.C835])" office:value-type="float" office:value="0.775757210745">
            <text:p>0,7757572107</text:p>
          </table:table-cell>
        </table:table-row>
        <table:table-row table:style-name="ro1">
          <table:table-cell office:value-type="float" office:value="7.1510432361">
            <text:p>7,1510432361</text:p>
          </table:table-cell>
          <table:table-cell office:value-type="float" office:value="7.88686399184">
            <text:p>7,8868639918</text:p>
          </table:table-cell>
          <table:table-cell table:formula="of:=FREQUENCY([.B$14:.B$1013];[.B837])/1000" office:value-type="float" office:value="0.824">
            <text:p>0,824</text:p>
          </table:table-cell>
          <table:table-cell table:formula="of:=IF(AND([.F$5]&lt;[.B837];[.B837]&lt;=[.F$6]);([.A837]-[.F$5])/([.F$6]-[.F$5]);1)" office:value-type="float" office:value="0.69184053935">
            <text:p>0,6918405394</text:p>
          </table:table-cell>
          <table:table-cell table:formula="of:=ABS([.D837]-[.C837])" office:value-type="float" office:value="0.13215946065">
            <text:p>0,1321594607</text:p>
          </table:table-cell>
          <table:table-cell table:formula="of:=ABS([.D837]-[.C836])" office:value-type="float" office:value="0.13115946065">
            <text:p>0,1311594607</text:p>
          </table:table-cell>
        </table:table-row>
        <table:table-row table:style-name="ro1">
          <table:table-cell office:value-type="float" office:value="6.07985987459">
            <text:p>6,0798598746</text:p>
          </table:table-cell>
          <table:table-cell office:value-type="float" office:value="7.9100240319">
            <text:p>7,9100240319</text:p>
          </table:table-cell>
          <table:table-cell table:formula="of:=FREQUENCY([.B$14:.B$1013];[.B838])/1000" office:value-type="float" office:value="0.825">
            <text:p>0,825</text:p>
          </table:table-cell>
          <table:table-cell table:formula="of:=IF(AND([.F$5]&lt;[.B838];[.B838]&lt;=[.F$6]);([.A838]-[.F$5])/([.F$6]-[.F$5]);1)" office:value-type="float" office:value="0.513309979098333">
            <text:p>0,5133099791</text:p>
          </table:table-cell>
          <table:table-cell table:formula="of:=ABS([.D838]-[.C838])" office:value-type="float" office:value="0.311690020901666">
            <text:p>0,3116900209</text:p>
          </table:table-cell>
          <table:table-cell table:formula="of:=ABS([.D838]-[.C837])" office:value-type="float" office:value="0.310690020901667">
            <text:p>0,3106900209</text:p>
          </table:table-cell>
        </table:table-row>
        <table:table-row table:style-name="ro1">
          <table:table-cell office:value-type="float" office:value="8.13264870018">
            <text:p>8,1326487002</text:p>
          </table:table-cell>
          <table:table-cell office:value-type="float" office:value="7.91938229489">
            <text:p>7,9193822949</text:p>
          </table:table-cell>
          <table:table-cell table:formula="of:=FREQUENCY([.B$14:.B$1013];[.B839])/1000" office:value-type="float" office:value="0.826">
            <text:p>0,826</text:p>
          </table:table-cell>
          <table:table-cell table:formula="of:=IF(AND([.F$5]&lt;[.B839];[.B839]&lt;=[.F$6]);([.A839]-[.F$5])/([.F$6]-[.F$5]);1)" office:value-type="float" office:value="0.85544145003">
            <text:p>0,85544145</text:p>
          </table:table-cell>
          <table:table-cell table:formula="of:=ABS([.D839]-[.C839])" office:value-type="float" office:value="0.0294414500300002">
            <text:p>0,02944145</text:p>
          </table:table-cell>
          <table:table-cell table:formula="of:=ABS([.D839]-[.C838])" office:value-type="float" office:value="0.0304414500300002">
            <text:p>0,03044145</text:p>
          </table:table-cell>
        </table:table-row>
        <table:table-row table:style-name="ro1">
          <table:table-cell office:value-type="float" office:value="5.58072914754">
            <text:p>5,5807291475</text:p>
          </table:table-cell>
          <table:table-cell office:value-type="float" office:value="7.92524210278">
            <text:p>7,9252421028</text:p>
          </table:table-cell>
          <table:table-cell table:formula="of:=FREQUENCY([.B$14:.B$1013];[.B840])/1000" office:value-type="float" office:value="0.827">
            <text:p>0,827</text:p>
          </table:table-cell>
          <table:table-cell table:formula="of:=IF(AND([.F$5]&lt;[.B840];[.B840]&lt;=[.F$6]);([.A840]-[.F$5])/([.F$6]-[.F$5]);1)" office:value-type="float" office:value="0.43012152459">
            <text:p>0,4301215246</text:p>
          </table:table-cell>
          <table:table-cell table:formula="of:=ABS([.D840]-[.C840])" office:value-type="float" office:value="0.39687847541">
            <text:p>0,3968784754</text:p>
          </table:table-cell>
          <table:table-cell table:formula="of:=ABS([.D840]-[.C839])" office:value-type="float" office:value="0.39587847541">
            <text:p>0,3958784754</text:p>
          </table:table-cell>
        </table:table-row>
        <table:table-row table:style-name="ro1">
          <table:table-cell office:value-type="float" office:value="3.61875221993">
            <text:p>3,6187522199</text:p>
          </table:table-cell>
          <table:table-cell office:value-type="float" office:value="7.92903538692">
            <text:p>7,9290353869</text:p>
          </table:table-cell>
          <table:table-cell table:formula="of:=FREQUENCY([.B$14:.B$1013];[.B841])/1000" office:value-type="float" office:value="0.828">
            <text:p>0,828</text:p>
          </table:table-cell>
          <table:table-cell table:formula="of:=IF(AND([.F$5]&lt;[.B841];[.B841]&lt;=[.F$6]);([.A841]-[.F$5])/([.F$6]-[.F$5]);1)" office:value-type="float" office:value="0.103125369988333">
            <text:p>0,10312537</text:p>
          </table:table-cell>
          <table:table-cell table:formula="of:=ABS([.D841]-[.C841])" office:value-type="float" office:value="0.724874630011667">
            <text:p>0,72487463</text:p>
          </table:table-cell>
          <table:table-cell table:formula="of:=ABS([.D841]-[.C840])" office:value-type="float" office:value="0.723874630011667">
            <text:p>0,72387463</text:p>
          </table:table-cell>
        </table:table-row>
        <table:table-row table:style-name="ro1">
          <table:table-cell office:value-type="float" office:value="3.76141541016">
            <text:p>3,7614154102</text:p>
          </table:table-cell>
          <table:table-cell office:value-type="float" office:value="7.92905407463">
            <text:p>7,9290540746</text:p>
          </table:table-cell>
          <table:table-cell table:formula="of:=FREQUENCY([.B$14:.B$1013];[.B842])/1000" office:value-type="float" office:value="0.829">
            <text:p>0,829</text:p>
          </table:table-cell>
          <table:table-cell table:formula="of:=IF(AND([.F$5]&lt;[.B842];[.B842]&lt;=[.F$6]);([.A842]-[.F$5])/([.F$6]-[.F$5]);1)" office:value-type="float" office:value="0.12690256836">
            <text:p>0,1269025684</text:p>
          </table:table-cell>
          <table:table-cell table:formula="of:=ABS([.D842]-[.C842])" office:value-type="float" office:value="0.70209743164">
            <text:p>0,7020974316</text:p>
          </table:table-cell>
          <table:table-cell table:formula="of:=ABS([.D842]-[.C841])" office:value-type="float" office:value="0.70109743164">
            <text:p>0,7010974316</text:p>
          </table:table-cell>
        </table:table-row>
        <table:table-row table:style-name="ro1">
          <table:table-cell office:value-type="float" office:value="8.24065680664">
            <text:p>8,2406568066</text:p>
          </table:table-cell>
          <table:table-cell office:value-type="float" office:value="7.92991857423">
            <text:p>7,9299185742</text:p>
          </table:table-cell>
          <table:table-cell table:formula="of:=FREQUENCY([.B$14:.B$1013];[.B843])/1000" office:value-type="float" office:value="0.83">
            <text:p>0,83</text:p>
          </table:table-cell>
          <table:table-cell table:formula="of:=IF(AND([.F$5]&lt;[.B843];[.B843]&lt;=[.F$6]);([.A843]-[.F$5])/([.F$6]-[.F$5]);1)" office:value-type="float" office:value="0.873442801106667">
            <text:p>0,8734428011</text:p>
          </table:table-cell>
          <table:table-cell table:formula="of:=ABS([.D843]-[.C843])" office:value-type="float" office:value="0.0434428011066668">
            <text:p>0,0434428011</text:p>
          </table:table-cell>
          <table:table-cell table:formula="of:=ABS([.D843]-[.C842])" office:value-type="float" office:value="0.0444428011066668">
            <text:p>0,0444428011</text:p>
          </table:table-cell>
        </table:table-row>
        <table:table-row table:style-name="ro1">
          <table:table-cell office:value-type="float" office:value="3.0253961967">
            <text:p>3,0253961967</text:p>
          </table:table-cell>
          <table:table-cell office:value-type="float" office:value="7.94239504869">
            <text:p>7,9423950487</text:p>
          </table:table-cell>
          <table:table-cell table:formula="of:=FREQUENCY([.B$14:.B$1013];[.B844])/1000" office:value-type="float" office:value="0.831">
            <text:p>0,831</text:p>
          </table:table-cell>
          <table:table-cell table:formula="of:=IF(AND([.F$5]&lt;[.B844];[.B844]&lt;=[.F$6]);([.A844]-[.F$5])/([.F$6]-[.F$5]);1)" office:value-type="float" office:value="0.00423269945000001">
            <text:p>0,0042326995</text:p>
          </table:table-cell>
          <table:table-cell table:formula="of:=ABS([.D844]-[.C844])" office:value-type="float" office:value="0.82676730055">
            <text:p>0,8267673006</text:p>
          </table:table-cell>
          <table:table-cell table:formula="of:=ABS([.D844]-[.C843])" office:value-type="float" office:value="0.82576730055">
            <text:p>0,8257673006</text:p>
          </table:table-cell>
        </table:table-row>
        <table:table-row table:style-name="ro1">
          <table:table-cell office:value-type="float" office:value="7.2285399848">
            <text:p>7,2285399848</text:p>
          </table:table-cell>
          <table:table-cell office:value-type="float" office:value="7.94545619994">
            <text:p>7,9454561999</text:p>
          </table:table-cell>
          <table:table-cell table:formula="of:=FREQUENCY([.B$14:.B$1013];[.B845])/1000" office:value-type="float" office:value="0.832">
            <text:p>0,832</text:p>
          </table:table-cell>
          <table:table-cell table:formula="of:=IF(AND([.F$5]&lt;[.B845];[.B845]&lt;=[.F$6]);([.A845]-[.F$5])/([.F$6]-[.F$5]);1)" office:value-type="float" office:value="0.704756664133333">
            <text:p>0,7047566641</text:p>
          </table:table-cell>
          <table:table-cell table:formula="of:=ABS([.D845]-[.C845])" office:value-type="float" office:value="0.127243335866667">
            <text:p>0,1272433359</text:p>
          </table:table-cell>
          <table:table-cell table:formula="of:=ABS([.D845]-[.C844])" office:value-type="float" office:value="0.126243335866667">
            <text:p>0,1262433359</text:p>
          </table:table-cell>
        </table:table-row>
        <table:table-row table:style-name="ro1">
          <table:table-cell office:value-type="float" office:value="6.60161624373">
            <text:p>6,6016162437</text:p>
          </table:table-cell>
          <table:table-cell office:value-type="float" office:value="7.94969423973">
            <text:p>7,9496942397</text:p>
          </table:table-cell>
          <table:table-cell table:formula="of:=FREQUENCY([.B$14:.B$1013];[.B846])/1000" office:value-type="float" office:value="0.833">
            <text:p>0,833</text:p>
          </table:table-cell>
          <table:table-cell table:formula="of:=IF(AND([.F$5]&lt;[.B846];[.B846]&lt;=[.F$6]);([.A846]-[.F$5])/([.F$6]-[.F$5]);1)" office:value-type="float" office:value="0.600269373955">
            <text:p>0,600269374</text:p>
          </table:table-cell>
          <table:table-cell table:formula="of:=ABS([.D846]-[.C846])" office:value-type="float" office:value="0.232730626045">
            <text:p>0,232730626</text:p>
          </table:table-cell>
          <table:table-cell table:formula="of:=ABS([.D846]-[.C845])" office:value-type="float" office:value="0.231730626045">
            <text:p>0,231730626</text:p>
          </table:table-cell>
        </table:table-row>
        <table:table-row table:style-name="ro1">
          <table:table-cell office:value-type="float" office:value="6.18739621053">
            <text:p>6,1873962105</text:p>
          </table:table-cell>
          <table:table-cell office:value-type="float" office:value="7.95821873305">
            <text:p>7,9582187331</text:p>
          </table:table-cell>
          <table:table-cell table:formula="of:=FREQUENCY([.B$14:.B$1013];[.B847])/1000" office:value-type="float" office:value="0.834">
            <text:p>0,834</text:p>
          </table:table-cell>
          <table:table-cell table:formula="of:=IF(AND([.F$5]&lt;[.B847];[.B847]&lt;=[.F$6]);([.A847]-[.F$5])/([.F$6]-[.F$5]);1)" office:value-type="float" office:value="0.531232701755">
            <text:p>0,5312327018</text:p>
          </table:table-cell>
          <table:table-cell table:formula="of:=ABS([.D847]-[.C847])" office:value-type="float" office:value="0.302767298245">
            <text:p>0,3027672982</text:p>
          </table:table-cell>
          <table:table-cell table:formula="of:=ABS([.D847]-[.C846])" office:value-type="float" office:value="0.301767298245">
            <text:p>0,3017672982</text:p>
          </table:table-cell>
        </table:table-row>
        <table:table-row table:style-name="ro1">
          <table:table-cell office:value-type="float" office:value="7.82044422996">
            <text:p>7,82044423</text:p>
          </table:table-cell>
          <table:table-cell office:value-type="float" office:value="7.95883341157">
            <text:p>7,9588334116</text:p>
          </table:table-cell>
          <table:table-cell table:formula="of:=FREQUENCY([.B$14:.B$1013];[.B848])/1000" office:value-type="float" office:value="0.835">
            <text:p>0,835</text:p>
          </table:table-cell>
          <table:table-cell table:formula="of:=IF(AND([.F$5]&lt;[.B848];[.B848]&lt;=[.F$6]);([.A848]-[.F$5])/([.F$6]-[.F$5]);1)" office:value-type="float" office:value="0.80340737166">
            <text:p>0,8034073717</text:p>
          </table:table-cell>
          <table:table-cell table:formula="of:=ABS([.D848]-[.C848])" office:value-type="float" office:value="0.03159262834">
            <text:p>0,0315926283</text:p>
          </table:table-cell>
          <table:table-cell table:formula="of:=ABS([.D848]-[.C847])" office:value-type="float" office:value="0.03059262834">
            <text:p>0,0305926283</text:p>
          </table:table-cell>
        </table:table-row>
        <table:table-row table:style-name="ro1">
          <table:table-cell office:value-type="float" office:value="4.78558934708">
            <text:p>4,7855893471</text:p>
          </table:table-cell>
          <table:table-cell office:value-type="float" office:value="7.9652773637">
            <text:p>7,9652773637</text:p>
          </table:table-cell>
          <table:table-cell table:formula="of:=FREQUENCY([.B$14:.B$1013];[.B849])/1000" office:value-type="float" office:value="0.836">
            <text:p>0,836</text:p>
          </table:table-cell>
          <table:table-cell table:formula="of:=IF(AND([.F$5]&lt;[.B849];[.B849]&lt;=[.F$6]);([.A849]-[.F$5])/([.F$6]-[.F$5]);1)" office:value-type="float" office:value="0.297598224513333">
            <text:p>0,2975982245</text:p>
          </table:table-cell>
          <table:table-cell table:formula="of:=ABS([.D849]-[.C849])" office:value-type="float" office:value="0.538401775486667">
            <text:p>0,5384017755</text:p>
          </table:table-cell>
          <table:table-cell table:formula="of:=ABS([.D849]-[.C848])" office:value-type="float" office:value="0.537401775486667">
            <text:p>0,5374017755</text:p>
          </table:table-cell>
        </table:table-row>
        <table:table-row table:style-name="ro1">
          <table:table-cell office:value-type="float" office:value="5.2247266466">
            <text:p>5,2247266466</text:p>
          </table:table-cell>
          <table:table-cell office:value-type="float" office:value="7.96527755061">
            <text:p>7,9652775506</text:p>
          </table:table-cell>
          <table:table-cell table:formula="of:=FREQUENCY([.B$14:.B$1013];[.B850])/1000" office:value-type="float" office:value="0.837">
            <text:p>0,837</text:p>
          </table:table-cell>
          <table:table-cell table:formula="of:=IF(AND([.F$5]&lt;[.B850];[.B850]&lt;=[.F$6]);([.A850]-[.F$5])/([.F$6]-[.F$5]);1)" office:value-type="float" office:value="0.370787774433333">
            <text:p>0,3707877744</text:p>
          </table:table-cell>
          <table:table-cell table:formula="of:=ABS([.D850]-[.C850])" office:value-type="float" office:value="0.466212225566667">
            <text:p>0,4662122256</text:p>
          </table:table-cell>
          <table:table-cell table:formula="of:=ABS([.D850]-[.C849])" office:value-type="float" office:value="0.465212225566667">
            <text:p>0,4652122256</text:p>
          </table:table-cell>
        </table:table-row>
        <table:table-row table:style-name="ro1">
          <table:table-cell office:value-type="float" office:value="3.16594496333">
            <text:p>3,1659449633</text:p>
          </table:table-cell>
          <table:table-cell office:value-type="float" office:value="7.96790435968">
            <text:p>7,9679043597</text:p>
          </table:table-cell>
          <table:table-cell table:formula="of:=FREQUENCY([.B$14:.B$1013];[.B851])/1000" office:value-type="float" office:value="0.838">
            <text:p>0,838</text:p>
          </table:table-cell>
          <table:table-cell table:formula="of:=IF(AND([.F$5]&lt;[.B851];[.B851]&lt;=[.F$6]);([.A851]-[.F$5])/([.F$6]-[.F$5]);1)" office:value-type="float" office:value="0.0276574938883333">
            <text:p>0,0276574939</text:p>
          </table:table-cell>
          <table:table-cell table:formula="of:=ABS([.D851]-[.C851])" office:value-type="float" office:value="0.810342506111667">
            <text:p>0,8103425061</text:p>
          </table:table-cell>
          <table:table-cell table:formula="of:=ABS([.D851]-[.C850])" office:value-type="float" office:value="0.809342506111667">
            <text:p>0,8093425061</text:p>
          </table:table-cell>
        </table:table-row>
        <table:table-row table:style-name="ro1">
          <table:table-cell office:value-type="float" office:value="8.40990494947">
            <text:p>8,4099049495</text:p>
          </table:table-cell>
          <table:table-cell office:value-type="float" office:value="7.97659360202">
            <text:p>7,976593602</text:p>
          </table:table-cell>
          <table:table-cell table:formula="of:=FREQUENCY([.B$14:.B$1013];[.B852])/1000" office:value-type="float" office:value="0.839">
            <text:p>0,839</text:p>
          </table:table-cell>
          <table:table-cell table:formula="of:=IF(AND([.F$5]&lt;[.B852];[.B852]&lt;=[.F$6]);([.A852]-[.F$5])/([.F$6]-[.F$5]);1)" office:value-type="float" office:value="0.901650824911667">
            <text:p>0,9016508249</text:p>
          </table:table-cell>
          <table:table-cell table:formula="of:=ABS([.D852]-[.C852])" office:value-type="float" office:value="0.0626508249116667">
            <text:p>0,0626508249</text:p>
          </table:table-cell>
          <table:table-cell table:formula="of:=ABS([.D852]-[.C851])" office:value-type="float" office:value="0.0636508249116667">
            <text:p>0,0636508249</text:p>
          </table:table-cell>
        </table:table-row>
        <table:table-row table:style-name="ro1">
          <table:table-cell office:value-type="float" office:value="7.33713629846">
            <text:p>7,3371362985</text:p>
          </table:table-cell>
          <table:table-cell office:value-type="float" office:value="7.97784080311">
            <text:p>7,9778408031</text:p>
          </table:table-cell>
          <table:table-cell table:formula="of:=FREQUENCY([.B$14:.B$1013];[.B853])/1000" office:value-type="float" office:value="0.84">
            <text:p>0,84</text:p>
          </table:table-cell>
          <table:table-cell table:formula="of:=IF(AND([.F$5]&lt;[.B853];[.B853]&lt;=[.F$6]);([.A853]-[.F$5])/([.F$6]-[.F$5]);1)" office:value-type="float" office:value="0.722856049743333">
            <text:p>0,7228560497</text:p>
          </table:table-cell>
          <table:table-cell table:formula="of:=ABS([.D853]-[.C853])" office:value-type="float" office:value="0.117143950256667">
            <text:p>0,1171439503</text:p>
          </table:table-cell>
          <table:table-cell table:formula="of:=ABS([.D853]-[.C852])" office:value-type="float" office:value="0.116143950256667">
            <text:p>0,1161439503</text:p>
          </table:table-cell>
        </table:table-row>
        <table:table-row table:style-name="ro1">
          <table:table-cell office:value-type="float" office:value="7.87923214265">
            <text:p>7,8792321427</text:p>
          </table:table-cell>
          <table:table-cell office:value-type="float" office:value="7.9802826505">
            <text:p>7,9802826505</text:p>
          </table:table-cell>
          <table:table-cell table:formula="of:=FREQUENCY([.B$14:.B$1013];[.B854])/1000" office:value-type="float" office:value="0.841">
            <text:p>0,841</text:p>
          </table:table-cell>
          <table:table-cell table:formula="of:=IF(AND([.F$5]&lt;[.B854];[.B854]&lt;=[.F$6]);([.A854]-[.F$5])/([.F$6]-[.F$5]);1)" office:value-type="float" office:value="0.813205357108333">
            <text:p>0,8132053571</text:p>
          </table:table-cell>
          <table:table-cell table:formula="of:=ABS([.D854]-[.C854])" office:value-type="float" office:value="0.0277946428916666">
            <text:p>0,0277946429</text:p>
          </table:table-cell>
          <table:table-cell table:formula="of:=ABS([.D854]-[.C853])" office:value-type="float" office:value="0.0267946428916666">
            <text:p>0,0267946429</text:p>
          </table:table-cell>
        </table:table-row>
        <table:table-row table:style-name="ro1">
          <table:table-cell office:value-type="float" office:value="4.74566423045">
            <text:p>4,7456642305</text:p>
          </table:table-cell>
          <table:table-cell office:value-type="float" office:value="7.98160441827">
            <text:p>7,9816044183</text:p>
          </table:table-cell>
          <table:table-cell table:formula="of:=FREQUENCY([.B$14:.B$1013];[.B855])/1000" office:value-type="float" office:value="0.842">
            <text:p>0,842</text:p>
          </table:table-cell>
          <table:table-cell table:formula="of:=IF(AND([.F$5]&lt;[.B855];[.B855]&lt;=[.F$6]);([.A855]-[.F$5])/([.F$6]-[.F$5]);1)" office:value-type="float" office:value="0.290944038408333">
            <text:p>0,2909440384</text:p>
          </table:table-cell>
          <table:table-cell table:formula="of:=ABS([.D855]-[.C855])" office:value-type="float" office:value="0.551055961591667">
            <text:p>0,5510559616</text:p>
          </table:table-cell>
          <table:table-cell table:formula="of:=ABS([.D855]-[.C854])" office:value-type="float" office:value="0.550055961591667">
            <text:p>0,5500559616</text:p>
          </table:table-cell>
        </table:table-row>
        <table:table-row table:style-name="ro1">
          <table:table-cell office:value-type="float" office:value="6.58508095661">
            <text:p>6,5850809566</text:p>
          </table:table-cell>
          <table:table-cell office:value-type="float" office:value="7.98634318858">
            <text:p>7,9863431886</text:p>
          </table:table-cell>
          <table:table-cell table:formula="of:=FREQUENCY([.B$14:.B$1013];[.B856])/1000" office:value-type="float" office:value="0.843">
            <text:p>0,843</text:p>
          </table:table-cell>
          <table:table-cell table:formula="of:=IF(AND([.F$5]&lt;[.B856];[.B856]&lt;=[.F$6]);([.A856]-[.F$5])/([.F$6]-[.F$5]);1)" office:value-type="float" office:value="0.597513492768333">
            <text:p>0,5975134928</text:p>
          </table:table-cell>
          <table:table-cell table:formula="of:=ABS([.D856]-[.C856])" office:value-type="float" office:value="0.245486507231667">
            <text:p>0,2454865072</text:p>
          </table:table-cell>
          <table:table-cell table:formula="of:=ABS([.D856]-[.C855])" office:value-type="float" office:value="0.244486507231667">
            <text:p>0,2444865072</text:p>
          </table:table-cell>
        </table:table-row>
        <table:table-row table:style-name="ro1">
          <table:table-cell office:value-type="float" office:value="7.25332929443">
            <text:p>7,2533292944</text:p>
          </table:table-cell>
          <table:table-cell office:value-type="float" office:value="7.98721010396">
            <text:p>7,987210104</text:p>
          </table:table-cell>
          <table:table-cell table:formula="of:=FREQUENCY([.B$14:.B$1013];[.B857])/1000" office:value-type="float" office:value="0.844">
            <text:p>0,844</text:p>
          </table:table-cell>
          <table:table-cell table:formula="of:=IF(AND([.F$5]&lt;[.B857];[.B857]&lt;=[.F$6]);([.A857]-[.F$5])/([.F$6]-[.F$5]);1)" office:value-type="float" office:value="0.708888215738333">
            <text:p>0,7088882157</text:p>
          </table:table-cell>
          <table:table-cell table:formula="of:=ABS([.D857]-[.C857])" office:value-type="float" office:value="0.135111784261667">
            <text:p>0,1351117843</text:p>
          </table:table-cell>
          <table:table-cell table:formula="of:=ABS([.D857]-[.C856])" office:value-type="float" office:value="0.134111784261667">
            <text:p>0,1341117843</text:p>
          </table:table-cell>
        </table:table-row>
        <table:table-row table:style-name="ro1">
          <table:table-cell office:value-type="float" office:value="5.46246011825">
            <text:p>5,4624601183</text:p>
          </table:table-cell>
          <table:table-cell office:value-type="float" office:value="7.98793153542">
            <text:p>7,9879315354</text:p>
          </table:table-cell>
          <table:table-cell table:formula="of:=FREQUENCY([.B$14:.B$1013];[.B858])/1000" office:value-type="float" office:value="0.845">
            <text:p>0,845</text:p>
          </table:table-cell>
          <table:table-cell table:formula="of:=IF(AND([.F$5]&lt;[.B858];[.B858]&lt;=[.F$6]);([.A858]-[.F$5])/([.F$6]-[.F$5]);1)" office:value-type="float" office:value="0.410410019708333">
            <text:p>0,4104100197</text:p>
          </table:table-cell>
          <table:table-cell table:formula="of:=ABS([.D858]-[.C858])" office:value-type="float" office:value="0.434589980291667">
            <text:p>0,4345899803</text:p>
          </table:table-cell>
          <table:table-cell table:formula="of:=ABS([.D858]-[.C857])" office:value-type="float" office:value="0.433589980291667">
            <text:p>0,4335899803</text:p>
          </table:table-cell>
        </table:table-row>
        <table:table-row table:style-name="ro1">
          <table:table-cell office:value-type="float" office:value="8.96616541608">
            <text:p>8,9661654161</text:p>
          </table:table-cell>
          <table:table-cell office:value-type="float" office:value="7.99642191991">
            <text:p>7,9964219199</text:p>
          </table:table-cell>
          <table:table-cell table:formula="of:=FREQUENCY([.B$14:.B$1013];[.B859])/1000" office:value-type="float" office:value="0.846">
            <text:p>0,846</text:p>
          </table:table-cell>
          <table:table-cell table:formula="of:=IF(AND([.F$5]&lt;[.B859];[.B859]&lt;=[.F$6]);([.A859]-[.F$5])/([.F$6]-[.F$5]);1)" office:value-type="float" office:value="0.99436090268">
            <text:p>0,9943609027</text:p>
          </table:table-cell>
          <table:table-cell table:formula="of:=ABS([.D859]-[.C859])" office:value-type="float" office:value="0.14836090268">
            <text:p>0,1483609027</text:p>
          </table:table-cell>
          <table:table-cell table:formula="of:=ABS([.D859]-[.C858])" office:value-type="float" office:value="0.14936090268">
            <text:p>0,1493609027</text:p>
          </table:table-cell>
        </table:table-row>
        <table:table-row table:style-name="ro1">
          <table:table-cell office:value-type="float" office:value="4.3146349403">
            <text:p>4,3146349403</text:p>
          </table:table-cell>
          <table:table-cell office:value-type="float" office:value="7.99720309911">
            <text:p>7,9972030991</text:p>
          </table:table-cell>
          <table:table-cell table:formula="of:=FREQUENCY([.B$14:.B$1013];[.B860])/1000" office:value-type="float" office:value="0.847">
            <text:p>0,847</text:p>
          </table:table-cell>
          <table:table-cell table:formula="of:=IF(AND([.F$5]&lt;[.B860];[.B860]&lt;=[.F$6]);([.A860]-[.F$5])/([.F$6]-[.F$5]);1)" office:value-type="float" office:value="0.219105823383333">
            <text:p>0,2191058234</text:p>
          </table:table-cell>
          <table:table-cell table:formula="of:=ABS([.D860]-[.C860])" office:value-type="float" office:value="0.627894176616667">
            <text:p>0,6278941766</text:p>
          </table:table-cell>
          <table:table-cell table:formula="of:=ABS([.D860]-[.C859])" office:value-type="float" office:value="0.626894176616667">
            <text:p>0,6268941766</text:p>
          </table:table-cell>
        </table:table-row>
        <table:table-row table:style-name="ro1">
          <table:table-cell office:value-type="float" office:value="6.52996941103">
            <text:p>6,529969411</text:p>
          </table:table-cell>
          <table:table-cell office:value-type="float" office:value="8.00327183191">
            <text:p>8,0032718319</text:p>
          </table:table-cell>
          <table:table-cell table:formula="of:=FREQUENCY([.B$14:.B$1013];[.B861])/1000" office:value-type="float" office:value="0.848">
            <text:p>0,848</text:p>
          </table:table-cell>
          <table:table-cell table:formula="of:=IF(AND([.F$5]&lt;[.B861];[.B861]&lt;=[.F$6]);([.A861]-[.F$5])/([.F$6]-[.F$5]);1)" office:value-type="float" office:value="0.588328235171667">
            <text:p>0,5883282352</text:p>
          </table:table-cell>
          <table:table-cell table:formula="of:=ABS([.D861]-[.C861])" office:value-type="float" office:value="0.259671764828333">
            <text:p>0,2596717648</text:p>
          </table:table-cell>
          <table:table-cell table:formula="of:=ABS([.D861]-[.C860])" office:value-type="float" office:value="0.258671764828333">
            <text:p>0,2586717648</text:p>
          </table:table-cell>
        </table:table-row>
        <table:table-row table:style-name="ro1">
          <table:table-cell office:value-type="float" office:value="3.57501318181">
            <text:p>3,5750131818</text:p>
          </table:table-cell>
          <table:table-cell office:value-type="float" office:value="8.00479136666">
            <text:p>8,0047913667</text:p>
          </table:table-cell>
          <table:table-cell table:formula="of:=FREQUENCY([.B$14:.B$1013];[.B862])/1000" office:value-type="float" office:value="0.849">
            <text:p>0,849</text:p>
          </table:table-cell>
          <table:table-cell table:formula="of:=IF(AND([.F$5]&lt;[.B862];[.B862]&lt;=[.F$6]);([.A862]-[.F$5])/([.F$6]-[.F$5]);1)" office:value-type="float" office:value="0.0958355303016667">
            <text:p>0,0958355303</text:p>
          </table:table-cell>
          <table:table-cell table:formula="of:=ABS([.D862]-[.C862])" office:value-type="float" office:value="0.753164469698333">
            <text:p>0,7531644697</text:p>
          </table:table-cell>
          <table:table-cell table:formula="of:=ABS([.D862]-[.C861])" office:value-type="float" office:value="0.752164469698333">
            <text:p>0,7521644697</text:p>
          </table:table-cell>
        </table:table-row>
        <table:table-row table:style-name="ro1">
          <table:table-cell office:value-type="float" office:value="3.44973775247">
            <text:p>3,4497377525</text:p>
          </table:table-cell>
          <table:table-cell office:value-type="float" office:value="8.00583512447">
            <text:p>8,0058351245</text:p>
          </table:table-cell>
          <table:table-cell table:formula="of:=FREQUENCY([.B$14:.B$1013];[.B863])/1000" office:value-type="float" office:value="0.85">
            <text:p>0,85</text:p>
          </table:table-cell>
          <table:table-cell table:formula="of:=IF(AND([.F$5]&lt;[.B863];[.B863]&lt;=[.F$6]);([.A863]-[.F$5])/([.F$6]-[.F$5]);1)" office:value-type="float" office:value="0.0749562920783333">
            <text:p>0,0749562921</text:p>
          </table:table-cell>
          <table:table-cell table:formula="of:=ABS([.D863]-[.C863])" office:value-type="float" office:value="0.775043707921667">
            <text:p>0,7750437079</text:p>
          </table:table-cell>
          <table:table-cell table:formula="of:=ABS([.D863]-[.C862])" office:value-type="float" office:value="0.774043707921667">
            <text:p>0,7740437079</text:p>
          </table:table-cell>
        </table:table-row>
        <table:table-row table:style-name="ro1">
          <table:table-cell office:value-type="float" office:value="7.54079873959">
            <text:p>7,5407987396</text:p>
          </table:table-cell>
          <table:table-cell office:value-type="float" office:value="8.00591294335">
            <text:p>8,0059129434</text:p>
          </table:table-cell>
          <table:table-cell table:formula="of:=FREQUENCY([.B$14:.B$1013];[.B864])/1000" office:value-type="float" office:value="0.851">
            <text:p>0,851</text:p>
          </table:table-cell>
          <table:table-cell table:formula="of:=IF(AND([.F$5]&lt;[.B864];[.B864]&lt;=[.F$6]);([.A864]-[.F$5])/([.F$6]-[.F$5]);1)" office:value-type="float" office:value="0.756799789931667">
            <text:p>0,7567997899</text:p>
          </table:table-cell>
          <table:table-cell table:formula="of:=ABS([.D864]-[.C864])" office:value-type="float" office:value="0.0942002100683332">
            <text:p>0,0942002101</text:p>
          </table:table-cell>
          <table:table-cell table:formula="of:=ABS([.D864]-[.C863])" office:value-type="float" office:value="0.0932002100683332">
            <text:p>0,0932002101</text:p>
          </table:table-cell>
        </table:table-row>
        <table:table-row table:style-name="ro1">
          <table:table-cell office:value-type="float" office:value="6.41936872906">
            <text:p>6,4193687291</text:p>
          </table:table-cell>
          <table:table-cell office:value-type="float" office:value="8.00925879103">
            <text:p>8,009258791</text:p>
          </table:table-cell>
          <table:table-cell table:formula="of:=FREQUENCY([.B$14:.B$1013];[.B865])/1000" office:value-type="float" office:value="0.852">
            <text:p>0,852</text:p>
          </table:table-cell>
          <table:table-cell table:formula="of:=IF(AND([.F$5]&lt;[.B865];[.B865]&lt;=[.F$6]);([.A865]-[.F$5])/([.F$6]-[.F$5]);1)" office:value-type="float" office:value="0.569894788176667">
            <text:p>0,5698947882</text:p>
          </table:table-cell>
          <table:table-cell table:formula="of:=ABS([.D865]-[.C865])" office:value-type="float" office:value="0.282105211823333">
            <text:p>0,2821052118</text:p>
          </table:table-cell>
          <table:table-cell table:formula="of:=ABS([.D865]-[.C864])" office:value-type="float" office:value="0.281105211823333">
            <text:p>0,2811052118</text:p>
          </table:table-cell>
        </table:table-row>
        <table:table-row table:style-name="ro1">
          <table:table-cell office:value-type="float" office:value="4.91499804896">
            <text:p>4,914998049</text:p>
          </table:table-cell>
          <table:table-cell office:value-type="float" office:value="8.01281634919">
            <text:p>8,0128163492</text:p>
          </table:table-cell>
          <table:table-cell table:formula="of:=FREQUENCY([.B$14:.B$1013];[.B866])/1000" office:value-type="float" office:value="0.853">
            <text:p>0,853</text:p>
          </table:table-cell>
          <table:table-cell table:formula="of:=IF(AND([.F$5]&lt;[.B866];[.B866]&lt;=[.F$6]);([.A866]-[.F$5])/([.F$6]-[.F$5]);1)" office:value-type="float" office:value="0.319166341493333">
            <text:p>0,3191663415</text:p>
          </table:table-cell>
          <table:table-cell table:formula="of:=ABS([.D866]-[.C866])" office:value-type="float" office:value="0.533833658506667">
            <text:p>0,5338336585</text:p>
          </table:table-cell>
          <table:table-cell table:formula="of:=ABS([.D866]-[.C865])" office:value-type="float" office:value="0.532833658506667">
            <text:p>0,5328336585</text:p>
          </table:table-cell>
        </table:table-row>
        <table:table-row table:style-name="ro1">
          <table:table-cell office:value-type="float" office:value="7.33291601312">
            <text:p>7,3329160131</text:p>
          </table:table-cell>
          <table:table-cell office:value-type="float" office:value="8.01396406848">
            <text:p>8,0139640685</text:p>
          </table:table-cell>
          <table:table-cell table:formula="of:=FREQUENCY([.B$14:.B$1013];[.B867])/1000" office:value-type="float" office:value="0.854">
            <text:p>0,854</text:p>
          </table:table-cell>
          <table:table-cell table:formula="of:=IF(AND([.F$5]&lt;[.B867];[.B867]&lt;=[.F$6]);([.A867]-[.F$5])/([.F$6]-[.F$5]);1)" office:value-type="float" office:value="0.722152668853333">
            <text:p>0,7221526689</text:p>
          </table:table-cell>
          <table:table-cell table:formula="of:=ABS([.D867]-[.C867])" office:value-type="float" office:value="0.131847331146667">
            <text:p>0,1318473311</text:p>
          </table:table-cell>
          <table:table-cell table:formula="of:=ABS([.D867]-[.C866])" office:value-type="float" office:value="0.130847331146667">
            <text:p>0,1308473311</text:p>
          </table:table-cell>
        </table:table-row>
        <table:table-row table:style-name="ro1">
          <table:table-cell office:value-type="float" office:value="4.97510548004">
            <text:p>4,97510548</text:p>
          </table:table-cell>
          <table:table-cell office:value-type="float" office:value="8.02133791408">
            <text:p>8,0213379141</text:p>
          </table:table-cell>
          <table:table-cell table:formula="of:=FREQUENCY([.B$14:.B$1013];[.B868])/1000" office:value-type="float" office:value="0.855">
            <text:p>0,855</text:p>
          </table:table-cell>
          <table:table-cell table:formula="of:=IF(AND([.F$5]&lt;[.B868];[.B868]&lt;=[.F$6]);([.A868]-[.F$5])/([.F$6]-[.F$5]);1)" office:value-type="float" office:value="0.329184246673333">
            <text:p>0,3291842467</text:p>
          </table:table-cell>
          <table:table-cell table:formula="of:=ABS([.D868]-[.C868])" office:value-type="float" office:value="0.525815753326667">
            <text:p>0,5258157533</text:p>
          </table:table-cell>
          <table:table-cell table:formula="of:=ABS([.D868]-[.C867])" office:value-type="float" office:value="0.524815753326667">
            <text:p>0,5248157533</text:p>
          </table:table-cell>
        </table:table-row>
        <table:table-row table:style-name="ro1">
          <table:table-cell office:value-type="float" office:value="3.54626641802">
            <text:p>3,546266418</text:p>
          </table:table-cell>
          <table:table-cell office:value-type="float" office:value="8.0265094266">
            <text:p>8,0265094266</text:p>
          </table:table-cell>
          <table:table-cell table:formula="of:=FREQUENCY([.B$14:.B$1013];[.B869])/1000" office:value-type="float" office:value="0.856">
            <text:p>0,856</text:p>
          </table:table-cell>
          <table:table-cell table:formula="of:=IF(AND([.F$5]&lt;[.B869];[.B869]&lt;=[.F$6]);([.A869]-[.F$5])/([.F$6]-[.F$5]);1)" office:value-type="float" office:value="0.0910444030033333">
            <text:p>0,091044403</text:p>
          </table:table-cell>
          <table:table-cell table:formula="of:=ABS([.D869]-[.C869])" office:value-type="float" office:value="0.764955596996667">
            <text:p>0,764955597</text:p>
          </table:table-cell>
          <table:table-cell table:formula="of:=ABS([.D869]-[.C868])" office:value-type="float" office:value="0.763955596996667">
            <text:p>0,763955597</text:p>
          </table:table-cell>
        </table:table-row>
        <table:table-row table:style-name="ro1">
          <table:table-cell office:value-type="float" office:value="5.28073331366">
            <text:p>5,2807333137</text:p>
          </table:table-cell>
          <table:table-cell office:value-type="float" office:value="8.0454053611">
            <text:p>8,0454053611</text:p>
          </table:table-cell>
          <table:table-cell table:formula="of:=FREQUENCY([.B$14:.B$1013];[.B870])/1000" office:value-type="float" office:value="0.857">
            <text:p>0,857</text:p>
          </table:table-cell>
          <table:table-cell table:formula="of:=IF(AND([.F$5]&lt;[.B870];[.B870]&lt;=[.F$6]);([.A870]-[.F$5])/([.F$6]-[.F$5]);1)" office:value-type="float" office:value="0.380122218943333">
            <text:p>0,3801222189</text:p>
          </table:table-cell>
          <table:table-cell table:formula="of:=ABS([.D870]-[.C870])" office:value-type="float" office:value="0.476877781056667">
            <text:p>0,4768777811</text:p>
          </table:table-cell>
          <table:table-cell table:formula="of:=ABS([.D870]-[.C869])" office:value-type="float" office:value="0.475877781056667">
            <text:p>0,4758777811</text:p>
          </table:table-cell>
        </table:table-row>
        <table:table-row table:style-name="ro1">
          <table:table-cell office:value-type="float" office:value="3.30121402821">
            <text:p>3,3012140282</text:p>
          </table:table-cell>
          <table:table-cell office:value-type="float" office:value="8.05422797507">
            <text:p>8,0542279751</text:p>
          </table:table-cell>
          <table:table-cell table:formula="of:=FREQUENCY([.B$14:.B$1013];[.B871])/1000" office:value-type="float" office:value="0.858">
            <text:p>0,858</text:p>
          </table:table-cell>
          <table:table-cell table:formula="of:=IF(AND([.F$5]&lt;[.B871];[.B871]&lt;=[.F$6]);([.A871]-[.F$5])/([.F$6]-[.F$5]);1)" office:value-type="float" office:value="0.050202338035">
            <text:p>0,050202338</text:p>
          </table:table-cell>
          <table:table-cell table:formula="of:=ABS([.D871]-[.C871])" office:value-type="float" office:value="0.807797661965">
            <text:p>0,807797662</text:p>
          </table:table-cell>
          <table:table-cell table:formula="of:=ABS([.D871]-[.C870])" office:value-type="float" office:value="0.806797661965">
            <text:p>0,806797662</text:p>
          </table:table-cell>
        </table:table-row>
        <table:table-row table:style-name="ro1">
          <table:table-cell office:value-type="float" office:value="6.04705948784">
            <text:p>6,0470594878</text:p>
          </table:table-cell>
          <table:table-cell office:value-type="float" office:value="8.09325031341">
            <text:p>8,0932503134</text:p>
          </table:table-cell>
          <table:table-cell table:formula="of:=FREQUENCY([.B$14:.B$1013];[.B872])/1000" office:value-type="float" office:value="0.859">
            <text:p>0,859</text:p>
          </table:table-cell>
          <table:table-cell table:formula="of:=IF(AND([.F$5]&lt;[.B872];[.B872]&lt;=[.F$6]);([.A872]-[.F$5])/([.F$6]-[.F$5]);1)" office:value-type="float" office:value="0.507843247973333">
            <text:p>0,507843248</text:p>
          </table:table-cell>
          <table:table-cell table:formula="of:=ABS([.D872]-[.C872])" office:value-type="float" office:value="0.351156752026667">
            <text:p>0,351156752</text:p>
          </table:table-cell>
          <table:table-cell table:formula="of:=ABS([.D872]-[.C871])" office:value-type="float" office:value="0.350156752026667">
            <text:p>0,350156752</text:p>
          </table:table-cell>
        </table:table-row>
        <table:table-row table:style-name="ro1">
          <table:table-cell office:value-type="float" office:value="4.17765386967">
            <text:p>4,1776538697</text:p>
          </table:table-cell>
          <table:table-cell office:value-type="float" office:value="8.09648419079">
            <text:p>8,0964841908</text:p>
          </table:table-cell>
          <table:table-cell table:formula="of:=FREQUENCY([.B$14:.B$1013];[.B873])/1000" office:value-type="float" office:value="0.86">
            <text:p>0,86</text:p>
          </table:table-cell>
          <table:table-cell table:formula="of:=IF(AND([.F$5]&lt;[.B873];[.B873]&lt;=[.F$6]);([.A873]-[.F$5])/([.F$6]-[.F$5]);1)" office:value-type="float" office:value="0.196275644945">
            <text:p>0,1962756449</text:p>
          </table:table-cell>
          <table:table-cell table:formula="of:=ABS([.D873]-[.C873])" office:value-type="float" office:value="0.663724355055">
            <text:p>0,6637243551</text:p>
          </table:table-cell>
          <table:table-cell table:formula="of:=ABS([.D873]-[.C872])" office:value-type="float" office:value="0.662724355055">
            <text:p>0,6627243551</text:p>
          </table:table-cell>
        </table:table-row>
        <table:table-row table:style-name="ro1">
          <table:table-cell office:value-type="float" office:value="8.53989806485">
            <text:p>8,5398980649</text:p>
          </table:table-cell>
          <table:table-cell office:value-type="float" office:value="8.10332520083">
            <text:p>8,1033252008</text:p>
          </table:table-cell>
          <table:table-cell table:formula="of:=FREQUENCY([.B$14:.B$1013];[.B874])/1000" office:value-type="float" office:value="0.861">
            <text:p>0,861</text:p>
          </table:table-cell>
          <table:table-cell table:formula="of:=IF(AND([.F$5]&lt;[.B874];[.B874]&lt;=[.F$6]);([.A874]-[.F$5])/([.F$6]-[.F$5]);1)" office:value-type="float" office:value="0.923316344141667">
            <text:p>0,9233163441</text:p>
          </table:table-cell>
          <table:table-cell table:formula="of:=ABS([.D874]-[.C874])" office:value-type="float" office:value="0.0623163441416666">
            <text:p>0,0623163441</text:p>
          </table:table-cell>
          <table:table-cell table:formula="of:=ABS([.D874]-[.C873])" office:value-type="float" office:value="0.0633163441416667">
            <text:p>0,0633163441</text:p>
          </table:table-cell>
        </table:table-row>
        <table:table-row table:style-name="ro1">
          <table:table-cell office:value-type="float" office:value="5.56800328436">
            <text:p>5,5680032844</text:p>
          </table:table-cell>
          <table:table-cell office:value-type="float" office:value="8.10371454723">
            <text:p>8,1037145472</text:p>
          </table:table-cell>
          <table:table-cell table:formula="of:=FREQUENCY([.B$14:.B$1013];[.B875])/1000" office:value-type="float" office:value="0.862">
            <text:p>0,862</text:p>
          </table:table-cell>
          <table:table-cell table:formula="of:=IF(AND([.F$5]&lt;[.B875];[.B875]&lt;=[.F$6]);([.A875]-[.F$5])/([.F$6]-[.F$5]);1)" office:value-type="float" office:value="0.428000547393333">
            <text:p>0,4280005474</text:p>
          </table:table-cell>
          <table:table-cell table:formula="of:=ABS([.D875]-[.C875])" office:value-type="float" office:value="0.433999452606667">
            <text:p>0,4339994526</text:p>
          </table:table-cell>
          <table:table-cell table:formula="of:=ABS([.D875]-[.C874])" office:value-type="float" office:value="0.432999452606667">
            <text:p>0,4329994526</text:p>
          </table:table-cell>
        </table:table-row>
        <table:table-row table:style-name="ro1">
          <table:table-cell office:value-type="float" office:value="5.19403210309">
            <text:p>5,1940321031</text:p>
          </table:table-cell>
          <table:table-cell office:value-type="float" office:value="8.13264870018">
            <text:p>8,1326487002</text:p>
          </table:table-cell>
          <table:table-cell table:formula="of:=FREQUENCY([.B$14:.B$1013];[.B876])/1000" office:value-type="float" office:value="0.863">
            <text:p>0,863</text:p>
          </table:table-cell>
          <table:table-cell table:formula="of:=IF(AND([.F$5]&lt;[.B876];[.B876]&lt;=[.F$6]);([.A876]-[.F$5])/([.F$6]-[.F$5]);1)" office:value-type="float" office:value="0.365672017181667">
            <text:p>0,3656720172</text:p>
          </table:table-cell>
          <table:table-cell table:formula="of:=ABS([.D876]-[.C876])" office:value-type="float" office:value="0.497327982818333">
            <text:p>0,4973279828</text:p>
          </table:table-cell>
          <table:table-cell table:formula="of:=ABS([.D876]-[.C875])" office:value-type="float" office:value="0.496327982818333">
            <text:p>0,4963279828</text:p>
          </table:table-cell>
        </table:table-row>
        <table:table-row table:style-name="ro1">
          <table:table-cell office:value-type="float" office:value="4.24824777898">
            <text:p>4,248247779</text:p>
          </table:table-cell>
          <table:table-cell office:value-type="float" office:value="8.13859121428">
            <text:p>8,1385912143</text:p>
          </table:table-cell>
          <table:table-cell table:formula="of:=FREQUENCY([.B$14:.B$1013];[.B877])/1000" office:value-type="float" office:value="0.864">
            <text:p>0,864</text:p>
          </table:table-cell>
          <table:table-cell table:formula="of:=IF(AND([.F$5]&lt;[.B877];[.B877]&lt;=[.F$6]);([.A877]-[.F$5])/([.F$6]-[.F$5]);1)" office:value-type="float" office:value="0.208041296496667">
            <text:p>0,2080412965</text:p>
          </table:table-cell>
          <table:table-cell table:formula="of:=ABS([.D877]-[.C877])" office:value-type="float" office:value="0.655958703503333">
            <text:p>0,6559587035</text:p>
          </table:table-cell>
          <table:table-cell table:formula="of:=ABS([.D877]-[.C876])" office:value-type="float" office:value="0.654958703503333">
            <text:p>0,6549587035</text:p>
          </table:table-cell>
        </table:table-row>
        <table:table-row table:style-name="ro1">
          <table:table-cell office:value-type="float" office:value="5.42957550141">
            <text:p>5,4295755014</text:p>
          </table:table-cell>
          <table:table-cell office:value-type="float" office:value="8.13868189997">
            <text:p>8,1386819</text:p>
          </table:table-cell>
          <table:table-cell table:formula="of:=FREQUENCY([.B$14:.B$1013];[.B878])/1000" office:value-type="float" office:value="0.865">
            <text:p>0,865</text:p>
          </table:table-cell>
          <table:table-cell table:formula="of:=IF(AND([.F$5]&lt;[.B878];[.B878]&lt;=[.F$6]);([.A878]-[.F$5])/([.F$6]-[.F$5]);1)" office:value-type="float" office:value="0.404929250235">
            <text:p>0,4049292502</text:p>
          </table:table-cell>
          <table:table-cell table:formula="of:=ABS([.D878]-[.C878])" office:value-type="float" office:value="0.460070749765">
            <text:p>0,4600707498</text:p>
          </table:table-cell>
          <table:table-cell table:formula="of:=ABS([.D878]-[.C877])" office:value-type="float" office:value="0.459070749765">
            <text:p>0,4590707498</text:p>
          </table:table-cell>
        </table:table-row>
        <table:table-row table:style-name="ro1">
          <table:table-cell office:value-type="float" office:value="3.62597540917">
            <text:p>3,6259754092</text:p>
          </table:table-cell>
          <table:table-cell office:value-type="float" office:value="8.13938517646">
            <text:p>8,1393851765</text:p>
          </table:table-cell>
          <table:table-cell table:formula="of:=FREQUENCY([.B$14:.B$1013];[.B879])/1000" office:value-type="float" office:value="0.866">
            <text:p>0,866</text:p>
          </table:table-cell>
          <table:table-cell table:formula="of:=IF(AND([.F$5]&lt;[.B879];[.B879]&lt;=[.F$6]);([.A879]-[.F$5])/([.F$6]-[.F$5]);1)" office:value-type="float" office:value="0.104329234861667">
            <text:p>0,1043292349</text:p>
          </table:table-cell>
          <table:table-cell table:formula="of:=ABS([.D879]-[.C879])" office:value-type="float" office:value="0.761670765138333">
            <text:p>0,7616707651</text:p>
          </table:table-cell>
          <table:table-cell table:formula="of:=ABS([.D879]-[.C878])" office:value-type="float" office:value="0.760670765138333">
            <text:p>0,7606707651</text:p>
          </table:table-cell>
        </table:table-row>
        <table:table-row table:style-name="ro1">
          <table:table-cell office:value-type="float" office:value="7.5468544684">
            <text:p>7,5468544684</text:p>
          </table:table-cell>
          <table:table-cell office:value-type="float" office:value="8.14201353223">
            <text:p>8,1420135322</text:p>
          </table:table-cell>
          <table:table-cell table:formula="of:=FREQUENCY([.B$14:.B$1013];[.B880])/1000" office:value-type="float" office:value="0.867">
            <text:p>0,867</text:p>
          </table:table-cell>
          <table:table-cell table:formula="of:=IF(AND([.F$5]&lt;[.B880];[.B880]&lt;=[.F$6]);([.A880]-[.F$5])/([.F$6]-[.F$5]);1)" office:value-type="float" office:value="0.757809078066667">
            <text:p>0,7578090781</text:p>
          </table:table-cell>
          <table:table-cell table:formula="of:=ABS([.D880]-[.C880])" office:value-type="float" office:value="0.109190921933333">
            <text:p>0,1091909219</text:p>
          </table:table-cell>
          <table:table-cell table:formula="of:=ABS([.D880]-[.C879])" office:value-type="float" office:value="0.108190921933333">
            <text:p>0,1081909219</text:p>
          </table:table-cell>
        </table:table-row>
        <table:table-row table:style-name="ro1">
          <table:table-cell office:value-type="float" office:value="8.52565093805">
            <text:p>8,5256509381</text:p>
          </table:table-cell>
          <table:table-cell office:value-type="float" office:value="8.1466625612">
            <text:p>8,1466625612</text:p>
          </table:table-cell>
          <table:table-cell table:formula="of:=FREQUENCY([.B$14:.B$1013];[.B881])/1000" office:value-type="float" office:value="0.868">
            <text:p>0,868</text:p>
          </table:table-cell>
          <table:table-cell table:formula="of:=IF(AND([.F$5]&lt;[.B881];[.B881]&lt;=[.F$6]);([.A881]-[.F$5])/([.F$6]-[.F$5]);1)" office:value-type="float" office:value="0.920941823008333">
            <text:p>0,920941823</text:p>
          </table:table-cell>
          <table:table-cell table:formula="of:=ABS([.D881]-[.C881])" office:value-type="float" office:value="0.0529418230083332">
            <text:p>0,052941823</text:p>
          </table:table-cell>
          <table:table-cell table:formula="of:=ABS([.D881]-[.C880])" office:value-type="float" office:value="0.0539418230083332">
            <text:p>0,053941823</text:p>
          </table:table-cell>
        </table:table-row>
        <table:table-row table:style-name="ro1">
          <table:table-cell office:value-type="float" office:value="6.43496459902">
            <text:p>6,434964599</text:p>
          </table:table-cell>
          <table:table-cell office:value-type="float" office:value="8.14925289565">
            <text:p>8,1492528957</text:p>
          </table:table-cell>
          <table:table-cell table:formula="of:=FREQUENCY([.B$14:.B$1013];[.B882])/1000" office:value-type="float" office:value="0.869">
            <text:p>0,869</text:p>
          </table:table-cell>
          <table:table-cell table:formula="of:=IF(AND([.F$5]&lt;[.B882];[.B882]&lt;=[.F$6]);([.A882]-[.F$5])/([.F$6]-[.F$5]);1)" office:value-type="float" office:value="0.572494099836667">
            <text:p>0,5724940998</text:p>
          </table:table-cell>
          <table:table-cell table:formula="of:=ABS([.D882]-[.C882])" office:value-type="float" office:value="0.296505900163333">
            <text:p>0,2965059002</text:p>
          </table:table-cell>
          <table:table-cell table:formula="of:=ABS([.D882]-[.C881])" office:value-type="float" office:value="0.295505900163333">
            <text:p>0,2955059002</text:p>
          </table:table-cell>
        </table:table-row>
        <table:table-row table:style-name="ro1">
          <table:table-cell office:value-type="float" office:value="6.51893732333">
            <text:p>6,5189373233</text:p>
          </table:table-cell>
          <table:table-cell office:value-type="float" office:value="8.15974546794">
            <text:p>8,1597454679</text:p>
          </table:table-cell>
          <table:table-cell table:formula="of:=FREQUENCY([.B$14:.B$1013];[.B883])/1000" office:value-type="float" office:value="0.87">
            <text:p>0,87</text:p>
          </table:table-cell>
          <table:table-cell table:formula="of:=IF(AND([.F$5]&lt;[.B883];[.B883]&lt;=[.F$6]);([.A883]-[.F$5])/([.F$6]-[.F$5]);1)" office:value-type="float" office:value="0.586489553888333">
            <text:p>0,5864895539</text:p>
          </table:table-cell>
          <table:table-cell table:formula="of:=ABS([.D883]-[.C883])" office:value-type="float" office:value="0.283510446111667">
            <text:p>0,2835104461</text:p>
          </table:table-cell>
          <table:table-cell table:formula="of:=ABS([.D883]-[.C882])" office:value-type="float" office:value="0.282510446111667">
            <text:p>0,2825104461</text:p>
          </table:table-cell>
        </table:table-row>
        <table:table-row table:style-name="ro1">
          <table:table-cell office:value-type="float" office:value="3.19413066887">
            <text:p>3,1941306689</text:p>
          </table:table-cell>
          <table:table-cell office:value-type="float" office:value="8.17137714648">
            <text:p>8,1713771465</text:p>
          </table:table-cell>
          <table:table-cell table:formula="of:=FREQUENCY([.B$14:.B$1013];[.B884])/1000" office:value-type="float" office:value="0.871">
            <text:p>0,871</text:p>
          </table:table-cell>
          <table:table-cell table:formula="of:=IF(AND([.F$5]&lt;[.B884];[.B884]&lt;=[.F$6]);([.A884]-[.F$5])/([.F$6]-[.F$5]);1)" office:value-type="float" office:value="0.0323551114783334">
            <text:p>0,0323551115</text:p>
          </table:table-cell>
          <table:table-cell table:formula="of:=ABS([.D884]-[.C884])" office:value-type="float" office:value="0.838644888521667">
            <text:p>0,8386448885</text:p>
          </table:table-cell>
          <table:table-cell table:formula="of:=ABS([.D884]-[.C883])" office:value-type="float" office:value="0.837644888521667">
            <text:p>0,8376448885</text:p>
          </table:table-cell>
        </table:table-row>
        <table:table-row table:style-name="ro1">
          <table:table-cell office:value-type="float" office:value="3.7003449074">
            <text:p>3,7003449074</text:p>
          </table:table-cell>
          <table:table-cell office:value-type="float" office:value="8.17439349304">
            <text:p>8,174393493</text:p>
          </table:table-cell>
          <table:table-cell table:formula="of:=FREQUENCY([.B$14:.B$1013];[.B885])/1000" office:value-type="float" office:value="0.872">
            <text:p>0,872</text:p>
          </table:table-cell>
          <table:table-cell table:formula="of:=IF(AND([.F$5]&lt;[.B885];[.B885]&lt;=[.F$6]);([.A885]-[.F$5])/([.F$6]-[.F$5]);1)" office:value-type="float" office:value="0.116724151233333">
            <text:p>0,1167241512</text:p>
          </table:table-cell>
          <table:table-cell table:formula="of:=ABS([.D885]-[.C885])" office:value-type="float" office:value="0.755275848766667">
            <text:p>0,7552758488</text:p>
          </table:table-cell>
          <table:table-cell table:formula="of:=ABS([.D885]-[.C884])" office:value-type="float" office:value="0.754275848766667">
            <text:p>0,7542758488</text:p>
          </table:table-cell>
        </table:table-row>
        <table:table-row table:style-name="ro1">
          <table:table-cell office:value-type="float" office:value="3.0567052458">
            <text:p>3,0567052458</text:p>
          </table:table-cell>
          <table:table-cell office:value-type="float" office:value="8.20388235805">
            <text:p>8,2038823581</text:p>
          </table:table-cell>
          <table:table-cell table:formula="of:=FREQUENCY([.B$14:.B$1013];[.B886])/1000" office:value-type="float" office:value="0.873">
            <text:p>0,873</text:p>
          </table:table-cell>
          <table:table-cell table:formula="of:=IF(AND([.F$5]&lt;[.B886];[.B886]&lt;=[.F$6]);([.A886]-[.F$5])/([.F$6]-[.F$5]);1)" office:value-type="float" office:value="0.00945087429999999">
            <text:p>0,0094508743</text:p>
          </table:table-cell>
          <table:table-cell table:formula="of:=ABS([.D886]-[.C886])" office:value-type="float" office:value="0.8635491257">
            <text:p>0,8635491257</text:p>
          </table:table-cell>
          <table:table-cell table:formula="of:=ABS([.D886]-[.C885])" office:value-type="float" office:value="0.8625491257">
            <text:p>0,8625491257</text:p>
          </table:table-cell>
        </table:table-row>
        <table:table-row table:style-name="ro1">
          <table:table-cell office:value-type="float" office:value="8.56381665549">
            <text:p>8,5638166555</text:p>
          </table:table-cell>
          <table:table-cell office:value-type="float" office:value="8.24065680664">
            <text:p>8,2406568066</text:p>
          </table:table-cell>
          <table:table-cell table:formula="of:=FREQUENCY([.B$14:.B$1013];[.B887])/1000" office:value-type="float" office:value="0.874">
            <text:p>0,874</text:p>
          </table:table-cell>
          <table:table-cell table:formula="of:=IF(AND([.F$5]&lt;[.B887];[.B887]&lt;=[.F$6]);([.A887]-[.F$5])/([.F$6]-[.F$5]);1)" office:value-type="float" office:value="0.927302775915">
            <text:p>0,9273027759</text:p>
          </table:table-cell>
          <table:table-cell table:formula="of:=ABS([.D887]-[.C887])" office:value-type="float" office:value="0.0533027759149999">
            <text:p>0,0533027759</text:p>
          </table:table-cell>
          <table:table-cell table:formula="of:=ABS([.D887]-[.C886])" office:value-type="float" office:value="0.0543027759149999">
            <text:p>0,0543027759</text:p>
          </table:table-cell>
        </table:table-row>
        <table:table-row table:style-name="ro1">
          <table:table-cell office:value-type="float" office:value="6.10718569293">
            <text:p>6,1071856929</text:p>
          </table:table-cell>
          <table:table-cell office:value-type="float" office:value="8.24476148337">
            <text:p>8,2447614834</text:p>
          </table:table-cell>
          <table:table-cell table:formula="of:=FREQUENCY([.B$14:.B$1013];[.B888])/1000" office:value-type="float" office:value="0.875">
            <text:p>0,875</text:p>
          </table:table-cell>
          <table:table-cell table:formula="of:=IF(AND([.F$5]&lt;[.B888];[.B888]&lt;=[.F$6]);([.A888]-[.F$5])/([.F$6]-[.F$5]);1)" office:value-type="float" office:value="0.517864282155">
            <text:p>0,5178642822</text:p>
          </table:table-cell>
          <table:table-cell table:formula="of:=ABS([.D888]-[.C888])" office:value-type="float" office:value="0.357135717845">
            <text:p>0,3571357178</text:p>
          </table:table-cell>
          <table:table-cell table:formula="of:=ABS([.D888]-[.C887])" office:value-type="float" office:value="0.356135717845">
            <text:p>0,3561357178</text:p>
          </table:table-cell>
        </table:table-row>
        <table:table-row table:style-name="ro1">
          <table:table-cell office:value-type="float" office:value="5.16367679299">
            <text:p>5,163676793</text:p>
          </table:table-cell>
          <table:table-cell office:value-type="float" office:value="8.25424292291">
            <text:p>8,2542429229</text:p>
          </table:table-cell>
          <table:table-cell table:formula="of:=FREQUENCY([.B$14:.B$1013];[.B889])/1000" office:value-type="float" office:value="0.876">
            <text:p>0,876</text:p>
          </table:table-cell>
          <table:table-cell table:formula="of:=IF(AND([.F$5]&lt;[.B889];[.B889]&lt;=[.F$6]);([.A889]-[.F$5])/([.F$6]-[.F$5]);1)" office:value-type="float" office:value="0.360612798831667">
            <text:p>0,3606127988</text:p>
          </table:table-cell>
          <table:table-cell table:formula="of:=ABS([.D889]-[.C889])" office:value-type="float" office:value="0.515387201168333">
            <text:p>0,5153872012</text:p>
          </table:table-cell>
          <table:table-cell table:formula="of:=ABS([.D889]-[.C888])" office:value-type="float" office:value="0.514387201168333">
            <text:p>0,5143872012</text:p>
          </table:table-cell>
        </table:table-row>
        <table:table-row table:style-name="ro1">
          <table:table-cell office:value-type="float" office:value="6.28131761121">
            <text:p>6,2813176112</text:p>
          </table:table-cell>
          <table:table-cell office:value-type="float" office:value="8.25666541738">
            <text:p>8,2566654174</text:p>
          </table:table-cell>
          <table:table-cell table:formula="of:=FREQUENCY([.B$14:.B$1013];[.B890])/1000" office:value-type="float" office:value="0.877">
            <text:p>0,877</text:p>
          </table:table-cell>
          <table:table-cell table:formula="of:=IF(AND([.F$5]&lt;[.B890];[.B890]&lt;=[.F$6]);([.A890]-[.F$5])/([.F$6]-[.F$5]);1)" office:value-type="float" office:value="0.546886268535">
            <text:p>0,5468862685</text:p>
          </table:table-cell>
          <table:table-cell table:formula="of:=ABS([.D890]-[.C890])" office:value-type="float" office:value="0.330113731465">
            <text:p>0,3301137315</text:p>
          </table:table-cell>
          <table:table-cell table:formula="of:=ABS([.D890]-[.C889])" office:value-type="float" office:value="0.329113731465">
            <text:p>0,3291137315</text:p>
          </table:table-cell>
        </table:table-row>
        <table:table-row table:style-name="ro1">
          <table:table-cell office:value-type="float" office:value="6.73013933075">
            <text:p>6,7301393308</text:p>
          </table:table-cell>
          <table:table-cell office:value-type="float" office:value="8.26412385377">
            <text:p>8,2641238538</text:p>
          </table:table-cell>
          <table:table-cell table:formula="of:=FREQUENCY([.B$14:.B$1013];[.B891])/1000" office:value-type="float" office:value="0.878">
            <text:p>0,878</text:p>
          </table:table-cell>
          <table:table-cell table:formula="of:=IF(AND([.F$5]&lt;[.B891];[.B891]&lt;=[.F$6]);([.A891]-[.F$5])/([.F$6]-[.F$5]);1)" office:value-type="float" office:value="0.621689888458333">
            <text:p>0,6216898885</text:p>
          </table:table-cell>
          <table:table-cell table:formula="of:=ABS([.D891]-[.C891])" office:value-type="float" office:value="0.256310111541667">
            <text:p>0,2563101115</text:p>
          </table:table-cell>
          <table:table-cell table:formula="of:=ABS([.D891]-[.C890])" office:value-type="float" office:value="0.255310111541667">
            <text:p>0,2553101115</text:p>
          </table:table-cell>
        </table:table-row>
        <table:table-row table:style-name="ro1">
          <table:table-cell office:value-type="float" office:value="8.3346150947">
            <text:p>8,3346150947</text:p>
          </table:table-cell>
          <table:table-cell office:value-type="float" office:value="8.2718580173">
            <text:p>8,2718580173</text:p>
          </table:table-cell>
          <table:table-cell table:formula="of:=FREQUENCY([.B$14:.B$1013];[.B892])/1000" office:value-type="float" office:value="0.879">
            <text:p>0,879</text:p>
          </table:table-cell>
          <table:table-cell table:formula="of:=IF(AND([.F$5]&lt;[.B892];[.B892]&lt;=[.F$6]);([.A892]-[.F$5])/([.F$6]-[.F$5]);1)" office:value-type="float" office:value="0.889102515783333">
            <text:p>0,8891025158</text:p>
          </table:table-cell>
          <table:table-cell table:formula="of:=ABS([.D892]-[.C892])" office:value-type="float" office:value="0.0101025157833333">
            <text:p>0,0101025158</text:p>
          </table:table-cell>
          <table:table-cell table:formula="of:=ABS([.D892]-[.C891])" office:value-type="float" office:value="0.0111025157833333">
            <text:p>0,0111025158</text:p>
          </table:table-cell>
        </table:table-row>
        <table:table-row table:style-name="ro1">
          <table:table-cell office:value-type="float" office:value="5.90425941861">
            <text:p>5,9042594186</text:p>
          </table:table-cell>
          <table:table-cell office:value-type="float" office:value="8.28434247574">
            <text:p>8,2843424757</text:p>
          </table:table-cell>
          <table:table-cell table:formula="of:=FREQUENCY([.B$14:.B$1013];[.B893])/1000" office:value-type="float" office:value="0.88">
            <text:p>0,88</text:p>
          </table:table-cell>
          <table:table-cell table:formula="of:=IF(AND([.F$5]&lt;[.B893];[.B893]&lt;=[.F$6]);([.A893]-[.F$5])/([.F$6]-[.F$5]);1)" office:value-type="float" office:value="0.484043236435">
            <text:p>0,4840432364</text:p>
          </table:table-cell>
          <table:table-cell table:formula="of:=ABS([.D893]-[.C893])" office:value-type="float" office:value="0.395956763565">
            <text:p>0,3959567636</text:p>
          </table:table-cell>
          <table:table-cell table:formula="of:=ABS([.D893]-[.C892])" office:value-type="float" office:value="0.394956763565">
            <text:p>0,3949567636</text:p>
          </table:table-cell>
        </table:table-row>
        <table:table-row table:style-name="ro1">
          <table:table-cell office:value-type="float" office:value="3.94543442558">
            <text:p>3,9454344256</text:p>
          </table:table-cell>
          <table:table-cell office:value-type="float" office:value="8.28925054315">
            <text:p>8,2892505432</text:p>
          </table:table-cell>
          <table:table-cell table:formula="of:=FREQUENCY([.B$14:.B$1013];[.B894])/1000" office:value-type="float" office:value="0.881">
            <text:p>0,881</text:p>
          </table:table-cell>
          <table:table-cell table:formula="of:=IF(AND([.F$5]&lt;[.B894];[.B894]&lt;=[.F$6]);([.A894]-[.F$5])/([.F$6]-[.F$5]);1)" office:value-type="float" office:value="0.157572404263333">
            <text:p>0,1575724043</text:p>
          </table:table-cell>
          <table:table-cell table:formula="of:=ABS([.D894]-[.C894])" office:value-type="float" office:value="0.723427595736667">
            <text:p>0,7234275957</text:p>
          </table:table-cell>
          <table:table-cell table:formula="of:=ABS([.D894]-[.C893])" office:value-type="float" office:value="0.722427595736667">
            <text:p>0,7224275957</text:p>
          </table:table-cell>
        </table:table-row>
        <table:table-row table:style-name="ro1">
          <table:table-cell office:value-type="float" office:value="3.23798139045">
            <text:p>3,2379813905</text:p>
          </table:table-cell>
          <table:table-cell office:value-type="float" office:value="8.30385960925">
            <text:p>8,3038596093</text:p>
          </table:table-cell>
          <table:table-cell table:formula="of:=FREQUENCY([.B$14:.B$1013];[.B895])/1000" office:value-type="float" office:value="0.882">
            <text:p>0,882</text:p>
          </table:table-cell>
          <table:table-cell table:formula="of:=IF(AND([.F$5]&lt;[.B895];[.B895]&lt;=[.F$6]);([.A895]-[.F$5])/([.F$6]-[.F$5]);1)" office:value-type="float" office:value="0.039663565075">
            <text:p>0,0396635651</text:p>
          </table:table-cell>
          <table:table-cell table:formula="of:=ABS([.D895]-[.C895])" office:value-type="float" office:value="0.842336434925">
            <text:p>0,8423364349</text:p>
          </table:table-cell>
          <table:table-cell table:formula="of:=ABS([.D895]-[.C894])" office:value-type="float" office:value="0.841336434925">
            <text:p>0,8413364349</text:p>
          </table:table-cell>
        </table:table-row>
        <table:table-row table:style-name="ro1">
          <table:table-cell office:value-type="float" office:value="8.60109616191">
            <text:p>8,6010961619</text:p>
          </table:table-cell>
          <table:table-cell office:value-type="float" office:value="8.30421387099">
            <text:p>8,304213871</text:p>
          </table:table-cell>
          <table:table-cell table:formula="of:=FREQUENCY([.B$14:.B$1013];[.B896])/1000" office:value-type="float" office:value="0.883">
            <text:p>0,883</text:p>
          </table:table-cell>
          <table:table-cell table:formula="of:=IF(AND([.F$5]&lt;[.B896];[.B896]&lt;=[.F$6]);([.A896]-[.F$5])/([.F$6]-[.F$5]);1)" office:value-type="float" office:value="0.933516026985">
            <text:p>0,933516027</text:p>
          </table:table-cell>
          <table:table-cell table:formula="of:=ABS([.D896]-[.C896])" office:value-type="float" office:value="0.050516026985">
            <text:p>0,050516027</text:p>
          </table:table-cell>
          <table:table-cell table:formula="of:=ABS([.D896]-[.C895])" office:value-type="float" office:value="0.051516026985">
            <text:p>0,051516027</text:p>
          </table:table-cell>
        </table:table-row>
        <table:table-row table:style-name="ro1">
          <table:table-cell office:value-type="float" office:value="4.17157143912">
            <text:p>4,1715714391</text:p>
          </table:table-cell>
          <table:table-cell office:value-type="float" office:value="8.31397869757">
            <text:p>8,3139786976</text:p>
          </table:table-cell>
          <table:table-cell table:formula="of:=FREQUENCY([.B$14:.B$1013];[.B897])/1000" office:value-type="float" office:value="0.884">
            <text:p>0,884</text:p>
          </table:table-cell>
          <table:table-cell table:formula="of:=IF(AND([.F$5]&lt;[.B897];[.B897]&lt;=[.F$6]);([.A897]-[.F$5])/([.F$6]-[.F$5]);1)" office:value-type="float" office:value="0.19526190652">
            <text:p>0,1952619065</text:p>
          </table:table-cell>
          <table:table-cell table:formula="of:=ABS([.D897]-[.C897])" office:value-type="float" office:value="0.68873809348">
            <text:p>0,6887380935</text:p>
          </table:table-cell>
          <table:table-cell table:formula="of:=ABS([.D897]-[.C896])" office:value-type="float" office:value="0.68773809348">
            <text:p>0,6877380935</text:p>
          </table:table-cell>
        </table:table-row>
        <table:table-row table:style-name="ro1">
          <table:table-cell office:value-type="float" office:value="6.16253250143">
            <text:p>6,1625325014</text:p>
          </table:table-cell>
          <table:table-cell office:value-type="float" office:value="8.31598020977">
            <text:p>8,3159802098</text:p>
          </table:table-cell>
          <table:table-cell table:formula="of:=FREQUENCY([.B$14:.B$1013];[.B898])/1000" office:value-type="float" office:value="0.885">
            <text:p>0,885</text:p>
          </table:table-cell>
          <table:table-cell table:formula="of:=IF(AND([.F$5]&lt;[.B898];[.B898]&lt;=[.F$6]);([.A898]-[.F$5])/([.F$6]-[.F$5]);1)" office:value-type="float" office:value="0.527088750238333">
            <text:p>0,5270887502</text:p>
          </table:table-cell>
          <table:table-cell table:formula="of:=ABS([.D898]-[.C898])" office:value-type="float" office:value="0.357911249761667">
            <text:p>0,3579112498</text:p>
          </table:table-cell>
          <table:table-cell table:formula="of:=ABS([.D898]-[.C897])" office:value-type="float" office:value="0.356911249761667">
            <text:p>0,3569112498</text:p>
          </table:table-cell>
        </table:table-row>
        <table:table-row table:style-name="ro1">
          <table:table-cell office:value-type="float" office:value="8.00583512447">
            <text:p>8,0058351245</text:p>
          </table:table-cell>
          <table:table-cell office:value-type="float" office:value="8.32878025017">
            <text:p>8,3287802502</text:p>
          </table:table-cell>
          <table:table-cell table:formula="of:=FREQUENCY([.B$14:.B$1013];[.B899])/1000" office:value-type="float" office:value="0.886">
            <text:p>0,886</text:p>
          </table:table-cell>
          <table:table-cell table:formula="of:=IF(AND([.F$5]&lt;[.B899];[.B899]&lt;=[.F$6]);([.A899]-[.F$5])/([.F$6]-[.F$5]);1)" office:value-type="float" office:value="0.834305854078333">
            <text:p>0,8343058541</text:p>
          </table:table-cell>
          <table:table-cell table:formula="of:=ABS([.D899]-[.C899])" office:value-type="float" office:value="0.0516941459216667">
            <text:p>0,0516941459</text:p>
          </table:table-cell>
          <table:table-cell table:formula="of:=ABS([.D899]-[.C898])" office:value-type="float" office:value="0.0506941459216667">
            <text:p>0,0506941459</text:p>
          </table:table-cell>
        </table:table-row>
        <table:table-row table:style-name="ro1">
          <table:table-cell office:value-type="float" office:value="3.0269798661">
            <text:p>3,0269798661</text:p>
          </table:table-cell>
          <table:table-cell office:value-type="float" office:value="8.3290987586">
            <text:p>8,3290987586</text:p>
          </table:table-cell>
          <table:table-cell table:formula="of:=FREQUENCY([.B$14:.B$1013];[.B900])/1000" office:value-type="float" office:value="0.887">
            <text:p>0,887</text:p>
          </table:table-cell>
          <table:table-cell table:formula="of:=IF(AND([.F$5]&lt;[.B900];[.B900]&lt;=[.F$6]);([.A900]-[.F$5])/([.F$6]-[.F$5]);1)" office:value-type="float" office:value="0.00449664435000001">
            <text:p>0,0044966444</text:p>
          </table:table-cell>
          <table:table-cell table:formula="of:=ABS([.D900]-[.C900])" office:value-type="float" office:value="0.88250335565">
            <text:p>0,8825033557</text:p>
          </table:table-cell>
          <table:table-cell table:formula="of:=ABS([.D900]-[.C899])" office:value-type="float" office:value="0.88150335565">
            <text:p>0,8815033557</text:p>
          </table:table-cell>
        </table:table-row>
        <table:table-row table:style-name="ro1">
          <table:table-cell office:value-type="float" office:value="7.0425799377">
            <text:p>7,0425799377</text:p>
          </table:table-cell>
          <table:table-cell office:value-type="float" office:value="8.3346150947">
            <text:p>8,3346150947</text:p>
          </table:table-cell>
          <table:table-cell table:formula="of:=FREQUENCY([.B$14:.B$1013];[.B901])/1000" office:value-type="float" office:value="0.888">
            <text:p>0,888</text:p>
          </table:table-cell>
          <table:table-cell table:formula="of:=IF(AND([.F$5]&lt;[.B901];[.B901]&lt;=[.F$6]);([.A901]-[.F$5])/([.F$6]-[.F$5]);1)" office:value-type="float" office:value="0.67376332295">
            <text:p>0,673763323</text:p>
          </table:table-cell>
          <table:table-cell table:formula="of:=ABS([.D901]-[.C901])" office:value-type="float" office:value="0.21423667705">
            <text:p>0,2142366771</text:p>
          </table:table-cell>
          <table:table-cell table:formula="of:=ABS([.D901]-[.C900])" office:value-type="float" office:value="0.21323667705">
            <text:p>0,2132366771</text:p>
          </table:table-cell>
        </table:table-row>
        <table:table-row table:style-name="ro1">
          <table:table-cell office:value-type="float" office:value="4.17387189527">
            <text:p>4,1738718953</text:p>
          </table:table-cell>
          <table:table-cell office:value-type="float" office:value="8.3362688408">
            <text:p>8,3362688408</text:p>
          </table:table-cell>
          <table:table-cell table:formula="of:=FREQUENCY([.B$14:.B$1013];[.B902])/1000" office:value-type="float" office:value="0.889">
            <text:p>0,889</text:p>
          </table:table-cell>
          <table:table-cell table:formula="of:=IF(AND([.F$5]&lt;[.B902];[.B902]&lt;=[.F$6]);([.A902]-[.F$5])/([.F$6]-[.F$5]);1)" office:value-type="float" office:value="0.195645315878333">
            <text:p>0,1956453159</text:p>
          </table:table-cell>
          <table:table-cell table:formula="of:=ABS([.D902]-[.C902])" office:value-type="float" office:value="0.693354684121667">
            <text:p>0,6933546841</text:p>
          </table:table-cell>
          <table:table-cell table:formula="of:=ABS([.D902]-[.C901])" office:value-type="float" office:value="0.692354684121667">
            <text:p>0,6923546841</text:p>
          </table:table-cell>
        </table:table-row>
        <table:table-row table:style-name="ro1">
          <table:table-cell office:value-type="float" office:value="6.55172841514">
            <text:p>6,5517284151</text:p>
          </table:table-cell>
          <table:table-cell office:value-type="float" office:value="8.34373675462">
            <text:p>8,3437367546</text:p>
          </table:table-cell>
          <table:table-cell table:formula="of:=FREQUENCY([.B$14:.B$1013];[.B903])/1000" office:value-type="float" office:value="0.89">
            <text:p>0,89</text:p>
          </table:table-cell>
          <table:table-cell table:formula="of:=IF(AND([.F$5]&lt;[.B903];[.B903]&lt;=[.F$6]);([.A903]-[.F$5])/([.F$6]-[.F$5]);1)" office:value-type="float" office:value="0.591954735856667">
            <text:p>0,5919547359</text:p>
          </table:table-cell>
          <table:table-cell table:formula="of:=ABS([.D903]-[.C903])" office:value-type="float" office:value="0.298045264143333">
            <text:p>0,2980452641</text:p>
          </table:table-cell>
          <table:table-cell table:formula="of:=ABS([.D903]-[.C902])" office:value-type="float" office:value="0.297045264143333">
            <text:p>0,2970452641</text:p>
          </table:table-cell>
        </table:table-row>
        <table:table-row table:style-name="ro1">
          <table:table-cell office:value-type="float" office:value="6.69025495494">
            <text:p>6,6902549549</text:p>
          </table:table-cell>
          <table:table-cell office:value-type="float" office:value="8.34749230319">
            <text:p>8,3474923032</text:p>
          </table:table-cell>
          <table:table-cell table:formula="of:=FREQUENCY([.B$14:.B$1013];[.B904])/1000" office:value-type="float" office:value="0.891">
            <text:p>0,891</text:p>
          </table:table-cell>
          <table:table-cell table:formula="of:=IF(AND([.F$5]&lt;[.B904];[.B904]&lt;=[.F$6]);([.A904]-[.F$5])/([.F$6]-[.F$5]);1)" office:value-type="float" office:value="0.61504249249">
            <text:p>0,6150424925</text:p>
          </table:table-cell>
          <table:table-cell table:formula="of:=ABS([.D904]-[.C904])" office:value-type="float" office:value="0.27595750751">
            <text:p>0,2759575075</text:p>
          </table:table-cell>
          <table:table-cell table:formula="of:=ABS([.D904]-[.C903])" office:value-type="float" office:value="0.27495750751">
            <text:p>0,2749575075</text:p>
          </table:table-cell>
        </table:table-row>
        <table:table-row table:style-name="ro1">
          <table:table-cell office:value-type="float" office:value="5.31722787905">
            <text:p>5,3172278791</text:p>
          </table:table-cell>
          <table:table-cell office:value-type="float" office:value="8.35708162553">
            <text:p>8,3570816255</text:p>
          </table:table-cell>
          <table:table-cell table:formula="of:=FREQUENCY([.B$14:.B$1013];[.B905])/1000" office:value-type="float" office:value="0.892">
            <text:p>0,892</text:p>
          </table:table-cell>
          <table:table-cell table:formula="of:=IF(AND([.F$5]&lt;[.B905];[.B905]&lt;=[.F$6]);([.A905]-[.F$5])/([.F$6]-[.F$5]);1)" office:value-type="float" office:value="0.386204646508333">
            <text:p>0,3862046465</text:p>
          </table:table-cell>
          <table:table-cell table:formula="of:=ABS([.D905]-[.C905])" office:value-type="float" office:value="0.505795353491667">
            <text:p>0,5057953535</text:p>
          </table:table-cell>
          <table:table-cell table:formula="of:=ABS([.D905]-[.C904])" office:value-type="float" office:value="0.504795353491667">
            <text:p>0,5047953535</text:p>
          </table:table-cell>
        </table:table-row>
        <table:table-row table:style-name="ro1">
          <table:table-cell office:value-type="float" office:value="8.0265094266">
            <text:p>8,0265094266</text:p>
          </table:table-cell>
          <table:table-cell office:value-type="float" office:value="8.3698411461">
            <text:p>8,3698411461</text:p>
          </table:table-cell>
          <table:table-cell table:formula="of:=FREQUENCY([.B$14:.B$1013];[.B906])/1000" office:value-type="float" office:value="0.893">
            <text:p>0,893</text:p>
          </table:table-cell>
          <table:table-cell table:formula="of:=IF(AND([.F$5]&lt;[.B906];[.B906]&lt;=[.F$6]);([.A906]-[.F$5])/([.F$6]-[.F$5]);1)" office:value-type="float" office:value="0.8377515711">
            <text:p>0,8377515711</text:p>
          </table:table-cell>
          <table:table-cell table:formula="of:=ABS([.D906]-[.C906])" office:value-type="float" office:value="0.0552484288999999">
            <text:p>0,0552484289</text:p>
          </table:table-cell>
          <table:table-cell table:formula="of:=ABS([.D906]-[.C905])" office:value-type="float" office:value="0.0542484288999999">
            <text:p>0,0542484289</text:p>
          </table:table-cell>
        </table:table-row>
        <table:table-row table:style-name="ro1">
          <table:table-cell office:value-type="float" office:value="4.16585422095">
            <text:p>4,165854221</text:p>
          </table:table-cell>
          <table:table-cell office:value-type="float" office:value="8.3859200954">
            <text:p>8,3859200954</text:p>
          </table:table-cell>
          <table:table-cell table:formula="of:=FREQUENCY([.B$14:.B$1013];[.B907])/1000" office:value-type="float" office:value="0.894">
            <text:p>0,894</text:p>
          </table:table-cell>
          <table:table-cell table:formula="of:=IF(AND([.F$5]&lt;[.B907];[.B907]&lt;=[.F$6]);([.A907]-[.F$5])/([.F$6]-[.F$5]);1)" office:value-type="float" office:value="0.194309036825">
            <text:p>0,1943090368</text:p>
          </table:table-cell>
          <table:table-cell table:formula="of:=ABS([.D907]-[.C907])" office:value-type="float" office:value="0.699690963175">
            <text:p>0,6996909632</text:p>
          </table:table-cell>
          <table:table-cell table:formula="of:=ABS([.D907]-[.C906])" office:value-type="float" office:value="0.698690963175">
            <text:p>0,6986909632</text:p>
          </table:table-cell>
        </table:table-row>
        <table:table-row table:style-name="ro1">
          <table:table-cell office:value-type="float" office:value="5.91788168448">
            <text:p>5,9178816845</text:p>
          </table:table-cell>
          <table:table-cell office:value-type="float" office:value="8.38823173449">
            <text:p>8,3882317345</text:p>
          </table:table-cell>
          <table:table-cell table:formula="of:=FREQUENCY([.B$14:.B$1013];[.B908])/1000" office:value-type="float" office:value="0.895">
            <text:p>0,895</text:p>
          </table:table-cell>
          <table:table-cell table:formula="of:=IF(AND([.F$5]&lt;[.B908];[.B908]&lt;=[.F$6]);([.A908]-[.F$5])/([.F$6]-[.F$5]);1)" office:value-type="float" office:value="0.48631361408">
            <text:p>0,4863136141</text:p>
          </table:table-cell>
          <table:table-cell table:formula="of:=ABS([.D908]-[.C908])" office:value-type="float" office:value="0.40868638592">
            <text:p>0,4086863859</text:p>
          </table:table-cell>
          <table:table-cell table:formula="of:=ABS([.D908]-[.C907])" office:value-type="float" office:value="0.40768638592">
            <text:p>0,4076863859</text:p>
          </table:table-cell>
        </table:table-row>
        <table:table-row table:style-name="ro1">
          <table:table-cell office:value-type="float" office:value="3.92626905692">
            <text:p>3,9262690569</text:p>
          </table:table-cell>
          <table:table-cell office:value-type="float" office:value="8.38990967009">
            <text:p>8,3899096701</text:p>
          </table:table-cell>
          <table:table-cell table:formula="of:=FREQUENCY([.B$14:.B$1013];[.B909])/1000" office:value-type="float" office:value="0.896">
            <text:p>0,896</text:p>
          </table:table-cell>
          <table:table-cell table:formula="of:=IF(AND([.F$5]&lt;[.B909];[.B909]&lt;=[.F$6]);([.A909]-[.F$5])/([.F$6]-[.F$5]);1)" office:value-type="float" office:value="0.154378176153333">
            <text:p>0,1543781762</text:p>
          </table:table-cell>
          <table:table-cell table:formula="of:=ABS([.D909]-[.C909])" office:value-type="float" office:value="0.741621823846667">
            <text:p>0,7416218238</text:p>
          </table:table-cell>
          <table:table-cell table:formula="of:=ABS([.D909]-[.C908])" office:value-type="float" office:value="0.740621823846667">
            <text:p>0,7406218238</text:p>
          </table:table-cell>
        </table:table-row>
        <table:table-row table:style-name="ro1">
          <table:table-cell office:value-type="float" office:value="5.1580971461">
            <text:p>5,1580971461</text:p>
          </table:table-cell>
          <table:table-cell office:value-type="float" office:value="8.3945989749">
            <text:p>8,3945989749</text:p>
          </table:table-cell>
          <table:table-cell table:formula="of:=FREQUENCY([.B$14:.B$1013];[.B910])/1000" office:value-type="float" office:value="0.897">
            <text:p>0,897</text:p>
          </table:table-cell>
          <table:table-cell table:formula="of:=IF(AND([.F$5]&lt;[.B910];[.B910]&lt;=[.F$6]);([.A910]-[.F$5])/([.F$6]-[.F$5]);1)" office:value-type="float" office:value="0.359682857683333">
            <text:p>0,3596828577</text:p>
          </table:table-cell>
          <table:table-cell table:formula="of:=ABS([.D910]-[.C910])" office:value-type="float" office:value="0.537317142316667">
            <text:p>0,5373171423</text:p>
          </table:table-cell>
          <table:table-cell table:formula="of:=ABS([.D910]-[.C909])" office:value-type="float" office:value="0.536317142316667">
            <text:p>0,5363171423</text:p>
          </table:table-cell>
        </table:table-row>
        <table:table-row table:style-name="ro1">
          <table:table-cell office:value-type="float" office:value="7.43669400753">
            <text:p>7,4366940075</text:p>
          </table:table-cell>
          <table:table-cell office:value-type="float" office:value="8.40088893231">
            <text:p>8,4008889323</text:p>
          </table:table-cell>
          <table:table-cell table:formula="of:=FREQUENCY([.B$14:.B$1013];[.B911])/1000" office:value-type="float" office:value="0.898">
            <text:p>0,898</text:p>
          </table:table-cell>
          <table:table-cell table:formula="of:=IF(AND([.F$5]&lt;[.B911];[.B911]&lt;=[.F$6]);([.A911]-[.F$5])/([.F$6]-[.F$5]);1)" office:value-type="float" office:value="0.739449001255">
            <text:p>0,7394490013</text:p>
          </table:table-cell>
          <table:table-cell table:formula="of:=ABS([.D911]-[.C911])" office:value-type="float" office:value="0.158550998745">
            <text:p>0,1585509987</text:p>
          </table:table-cell>
          <table:table-cell table:formula="of:=ABS([.D911]-[.C910])" office:value-type="float" office:value="0.157550998745">
            <text:p>0,1575509987</text:p>
          </table:table-cell>
        </table:table-row>
        <table:table-row table:style-name="ro1">
          <table:table-cell office:value-type="float" office:value="3.97069998422">
            <text:p>3,9706999842</text:p>
          </table:table-cell>
          <table:table-cell office:value-type="float" office:value="8.40352223625">
            <text:p>8,4035222363</text:p>
          </table:table-cell>
          <table:table-cell table:formula="of:=FREQUENCY([.B$14:.B$1013];[.B912])/1000" office:value-type="float" office:value="0.899">
            <text:p>0,899</text:p>
          </table:table-cell>
          <table:table-cell table:formula="of:=IF(AND([.F$5]&lt;[.B912];[.B912]&lt;=[.F$6]);([.A912]-[.F$5])/([.F$6]-[.F$5]);1)" office:value-type="float" office:value="0.161783330703333">
            <text:p>0,1617833307</text:p>
          </table:table-cell>
          <table:table-cell table:formula="of:=ABS([.D912]-[.C912])" office:value-type="float" office:value="0.737216669296667">
            <text:p>0,7372166693</text:p>
          </table:table-cell>
          <table:table-cell table:formula="of:=ABS([.D912]-[.C911])" office:value-type="float" office:value="0.736216669296667">
            <text:p>0,7362166693</text:p>
          </table:table-cell>
        </table:table-row>
        <table:table-row table:style-name="ro1">
          <table:table-cell office:value-type="float" office:value="5.00716984748">
            <text:p>5,0071698475</text:p>
          </table:table-cell>
          <table:table-cell office:value-type="float" office:value="8.4037473954">
            <text:p>8,4037473954</text:p>
          </table:table-cell>
          <table:table-cell table:formula="of:=FREQUENCY([.B$14:.B$1013];[.B913])/1000" office:value-type="float" office:value="0.9">
            <text:p>0,9</text:p>
          </table:table-cell>
          <table:table-cell table:formula="of:=IF(AND([.F$5]&lt;[.B913];[.B913]&lt;=[.F$6]);([.A913]-[.F$5])/([.F$6]-[.F$5]);1)" office:value-type="float" office:value="0.334528307913333">
            <text:p>0,3345283079</text:p>
          </table:table-cell>
          <table:table-cell table:formula="of:=ABS([.D913]-[.C913])" office:value-type="float" office:value="0.565471692086667">
            <text:p>0,5654716921</text:p>
          </table:table-cell>
          <table:table-cell table:formula="of:=ABS([.D913]-[.C912])" office:value-type="float" office:value="0.564471692086667">
            <text:p>0,5644716921</text:p>
          </table:table-cell>
        </table:table-row>
        <table:table-row table:style-name="ro1">
          <table:table-cell office:value-type="float" office:value="5.16677101332">
            <text:p>5,1667710133</text:p>
          </table:table-cell>
          <table:table-cell office:value-type="float" office:value="8.40915020993">
            <text:p>8,4091502099</text:p>
          </table:table-cell>
          <table:table-cell table:formula="of:=FREQUENCY([.B$14:.B$1013];[.B914])/1000" office:value-type="float" office:value="0.901">
            <text:p>0,901</text:p>
          </table:table-cell>
          <table:table-cell table:formula="of:=IF(AND([.F$5]&lt;[.B914];[.B914]&lt;=[.F$6]);([.A914]-[.F$5])/([.F$6]-[.F$5]);1)" office:value-type="float" office:value="0.36112850222">
            <text:p>0,3611285022</text:p>
          </table:table-cell>
          <table:table-cell table:formula="of:=ABS([.D914]-[.C914])" office:value-type="float" office:value="0.53987149778">
            <text:p>0,5398714978</text:p>
          </table:table-cell>
          <table:table-cell table:formula="of:=ABS([.D914]-[.C913])" office:value-type="float" office:value="0.53887149778">
            <text:p>0,5388714978</text:p>
          </table:table-cell>
        </table:table-row>
        <table:table-row table:style-name="ro1">
          <table:table-cell office:value-type="float" office:value="4.37651397728">
            <text:p>4,3765139773</text:p>
          </table:table-cell>
          <table:table-cell office:value-type="float" office:value="8.40990494947">
            <text:p>8,4099049495</text:p>
          </table:table-cell>
          <table:table-cell table:formula="of:=FREQUENCY([.B$14:.B$1013];[.B915])/1000" office:value-type="float" office:value="0.902">
            <text:p>0,902</text:p>
          </table:table-cell>
          <table:table-cell table:formula="of:=IF(AND([.F$5]&lt;[.B915];[.B915]&lt;=[.F$6]);([.A915]-[.F$5])/([.F$6]-[.F$5]);1)" office:value-type="float" office:value="0.229418996213333">
            <text:p>0,2294189962</text:p>
          </table:table-cell>
          <table:table-cell table:formula="of:=ABS([.D915]-[.C915])" office:value-type="float" office:value="0.672581003786667">
            <text:p>0,6725810038</text:p>
          </table:table-cell>
          <table:table-cell table:formula="of:=ABS([.D915]-[.C914])" office:value-type="float" office:value="0.671581003786667">
            <text:p>0,6715810038</text:p>
          </table:table-cell>
        </table:table-row>
        <table:table-row table:style-name="ro1">
          <table:table-cell office:value-type="float" office:value="3.39019120486">
            <text:p>3,3901912049</text:p>
          </table:table-cell>
          <table:table-cell office:value-type="float" office:value="8.4108929645">
            <text:p>8,4108929645</text:p>
          </table:table-cell>
          <table:table-cell table:formula="of:=FREQUENCY([.B$14:.B$1013];[.B916])/1000" office:value-type="float" office:value="0.903">
            <text:p>0,903</text:p>
          </table:table-cell>
          <table:table-cell table:formula="of:=IF(AND([.F$5]&lt;[.B916];[.B916]&lt;=[.F$6]);([.A916]-[.F$5])/([.F$6]-[.F$5]);1)" office:value-type="float" office:value="0.0650318674766666">
            <text:p>0,0650318675</text:p>
          </table:table-cell>
          <table:table-cell table:formula="of:=ABS([.D916]-[.C916])" office:value-type="float" office:value="0.837968132523333">
            <text:p>0,8379681325</text:p>
          </table:table-cell>
          <table:table-cell table:formula="of:=ABS([.D916]-[.C915])" office:value-type="float" office:value="0.836968132523333">
            <text:p>0,8369681325</text:p>
          </table:table-cell>
        </table:table-row>
        <table:table-row table:style-name="ro1">
          <table:table-cell office:value-type="float" office:value="6.1328336071">
            <text:p>6,1328336071</text:p>
          </table:table-cell>
          <table:table-cell office:value-type="float" office:value="8.41545129633">
            <text:p>8,4154512963</text:p>
          </table:table-cell>
          <table:table-cell table:formula="of:=FREQUENCY([.B$14:.B$1013];[.B917])/1000" office:value-type="float" office:value="0.904">
            <text:p>0,904</text:p>
          </table:table-cell>
          <table:table-cell table:formula="of:=IF(AND([.F$5]&lt;[.B917];[.B917]&lt;=[.F$6]);([.A917]-[.F$5])/([.F$6]-[.F$5]);1)" office:value-type="float" office:value="0.522138934516667">
            <text:p>0,5221389345</text:p>
          </table:table-cell>
          <table:table-cell table:formula="of:=ABS([.D917]-[.C917])" office:value-type="float" office:value="0.381861065483333">
            <text:p>0,3818610655</text:p>
          </table:table-cell>
          <table:table-cell table:formula="of:=ABS([.D917]-[.C916])" office:value-type="float" office:value="0.380861065483333">
            <text:p>0,3808610655</text:p>
          </table:table-cell>
        </table:table-row>
        <table:table-row table:style-name="ro1">
          <table:table-cell office:value-type="float" office:value="6.03085825303">
            <text:p>6,030858253</text:p>
          </table:table-cell>
          <table:table-cell office:value-type="float" office:value="8.42180300489">
            <text:p>8,4218030049</text:p>
          </table:table-cell>
          <table:table-cell table:formula="of:=FREQUENCY([.B$14:.B$1013];[.B918])/1000" office:value-type="float" office:value="0.905">
            <text:p>0,905</text:p>
          </table:table-cell>
          <table:table-cell table:formula="of:=IF(AND([.F$5]&lt;[.B918];[.B918]&lt;=[.F$6]);([.A918]-[.F$5])/([.F$6]-[.F$5]);1)" office:value-type="float" office:value="0.505143042171667">
            <text:p>0,5051430422</text:p>
          </table:table-cell>
          <table:table-cell table:formula="of:=ABS([.D918]-[.C918])" office:value-type="float" office:value="0.399856957828333">
            <text:p>0,3998569578</text:p>
          </table:table-cell>
          <table:table-cell table:formula="of:=ABS([.D918]-[.C917])" office:value-type="float" office:value="0.398856957828333">
            <text:p>0,3988569578</text:p>
          </table:table-cell>
        </table:table-row>
        <table:table-row table:style-name="ro1">
          <table:table-cell office:value-type="float" office:value="6.1964627968">
            <text:p>6,1964627968</text:p>
          </table:table-cell>
          <table:table-cell office:value-type="float" office:value="8.4313029386">
            <text:p>8,4313029386</text:p>
          </table:table-cell>
          <table:table-cell table:formula="of:=FREQUENCY([.B$14:.B$1013];[.B919])/1000" office:value-type="float" office:value="0.906">
            <text:p>0,906</text:p>
          </table:table-cell>
          <table:table-cell table:formula="of:=IF(AND([.F$5]&lt;[.B919];[.B919]&lt;=[.F$6]);([.A919]-[.F$5])/([.F$6]-[.F$5]);1)" office:value-type="float" office:value="0.532743799466667">
            <text:p>0,5327437995</text:p>
          </table:table-cell>
          <table:table-cell table:formula="of:=ABS([.D919]-[.C919])" office:value-type="float" office:value="0.373256200533333">
            <text:p>0,3732562005</text:p>
          </table:table-cell>
          <table:table-cell table:formula="of:=ABS([.D919]-[.C918])" office:value-type="float" office:value="0.372256200533333">
            <text:p>0,3722562005</text:p>
          </table:table-cell>
        </table:table-row>
        <table:table-row table:style-name="ro1">
          <table:table-cell office:value-type="float" office:value="5.42232111132">
            <text:p>5,4223211113</text:p>
          </table:table-cell>
          <table:table-cell office:value-type="float" office:value="8.43895637005">
            <text:p>8,4389563701</text:p>
          </table:table-cell>
          <table:table-cell table:formula="of:=FREQUENCY([.B$14:.B$1013];[.B920])/1000" office:value-type="float" office:value="0.907">
            <text:p>0,907</text:p>
          </table:table-cell>
          <table:table-cell table:formula="of:=IF(AND([.F$5]&lt;[.B920];[.B920]&lt;=[.F$6]);([.A920]-[.F$5])/([.F$6]-[.F$5]);1)" office:value-type="float" office:value="0.40372018522">
            <text:p>0,4037201852</text:p>
          </table:table-cell>
          <table:table-cell table:formula="of:=ABS([.D920]-[.C920])" office:value-type="float" office:value="0.50327981478">
            <text:p>0,5032798148</text:p>
          </table:table-cell>
          <table:table-cell table:formula="of:=ABS([.D920]-[.C919])" office:value-type="float" office:value="0.50227981478">
            <text:p>0,5022798148</text:p>
          </table:table-cell>
        </table:table-row>
        <table:table-row table:style-name="ro1">
          <table:table-cell office:value-type="float" office:value="4.18793077088">
            <text:p>4,1879307709</text:p>
          </table:table-cell>
          <table:table-cell office:value-type="float" office:value="8.45854403604">
            <text:p>8,458544036</text:p>
          </table:table-cell>
          <table:table-cell table:formula="of:=FREQUENCY([.B$14:.B$1013];[.B921])/1000" office:value-type="float" office:value="0.908">
            <text:p>0,908</text:p>
          </table:table-cell>
          <table:table-cell table:formula="of:=IF(AND([.F$5]&lt;[.B921];[.B921]&lt;=[.F$6]);([.A921]-[.F$5])/([.F$6]-[.F$5]);1)" office:value-type="float" office:value="0.197988461813333">
            <text:p>0,1979884618</text:p>
          </table:table-cell>
          <table:table-cell table:formula="of:=ABS([.D921]-[.C921])" office:value-type="float" office:value="0.710011538186667">
            <text:p>0,7100115382</text:p>
          </table:table-cell>
          <table:table-cell table:formula="of:=ABS([.D921]-[.C920])" office:value-type="float" office:value="0.709011538186667">
            <text:p>0,7090115382</text:p>
          </table:table-cell>
        </table:table-row>
        <table:table-row table:style-name="ro1">
          <table:table-cell office:value-type="float" office:value="7.82448722607">
            <text:p>7,8244872261</text:p>
          </table:table-cell>
          <table:table-cell office:value-type="float" office:value="8.478231418">
            <text:p>8,478231418</text:p>
          </table:table-cell>
          <table:table-cell table:formula="of:=FREQUENCY([.B$14:.B$1013];[.B922])/1000" office:value-type="float" office:value="0.909">
            <text:p>0,909</text:p>
          </table:table-cell>
          <table:table-cell table:formula="of:=IF(AND([.F$5]&lt;[.B922];[.B922]&lt;=[.F$6]);([.A922]-[.F$5])/([.F$6]-[.F$5]);1)" office:value-type="float" office:value="0.804081204345">
            <text:p>0,8040812043</text:p>
          </table:table-cell>
          <table:table-cell table:formula="of:=ABS([.D922]-[.C922])" office:value-type="float" office:value="0.104918795655">
            <text:p>0,1049187957</text:p>
          </table:table-cell>
          <table:table-cell table:formula="of:=ABS([.D922]-[.C921])" office:value-type="float" office:value="0.103918795655">
            <text:p>0,1039187957</text:p>
          </table:table-cell>
        </table:table-row>
        <table:table-row table:style-name="ro1">
          <table:table-cell office:value-type="float" office:value="7.84529222022">
            <text:p>7,8452922202</text:p>
          </table:table-cell>
          <table:table-cell office:value-type="float" office:value="8.48321643778">
            <text:p>8,4832164378</text:p>
          </table:table-cell>
          <table:table-cell table:formula="of:=FREQUENCY([.B$14:.B$1013];[.B923])/1000" office:value-type="float" office:value="0.91">
            <text:p>0,91</text:p>
          </table:table-cell>
          <table:table-cell table:formula="of:=IF(AND([.F$5]&lt;[.B923];[.B923]&lt;=[.F$6]);([.A923]-[.F$5])/([.F$6]-[.F$5]);1)" office:value-type="float" office:value="0.80754870337">
            <text:p>0,8075487034</text:p>
          </table:table-cell>
          <table:table-cell table:formula="of:=ABS([.D923]-[.C923])" office:value-type="float" office:value="0.10245129663">
            <text:p>0,1024512966</text:p>
          </table:table-cell>
          <table:table-cell table:formula="of:=ABS([.D923]-[.C922])" office:value-type="float" office:value="0.10145129663">
            <text:p>0,1014512966</text:p>
          </table:table-cell>
        </table:table-row>
        <table:table-row table:style-name="ro1">
          <table:table-cell office:value-type="float" office:value="4.4709890638">
            <text:p>4,4709890638</text:p>
          </table:table-cell>
          <table:table-cell office:value-type="float" office:value="8.4947524921">
            <text:p>8,4947524921</text:p>
          </table:table-cell>
          <table:table-cell table:formula="of:=FREQUENCY([.B$14:.B$1013];[.B924])/1000" office:value-type="float" office:value="0.911">
            <text:p>0,911</text:p>
          </table:table-cell>
          <table:table-cell table:formula="of:=IF(AND([.F$5]&lt;[.B924];[.B924]&lt;=[.F$6]);([.A924]-[.F$5])/([.F$6]-[.F$5]);1)" office:value-type="float" office:value="0.245164843966667">
            <text:p>0,245164844</text:p>
          </table:table-cell>
          <table:table-cell table:formula="of:=ABS([.D924]-[.C924])" office:value-type="float" office:value="0.665835156033333">
            <text:p>0,665835156</text:p>
          </table:table-cell>
          <table:table-cell table:formula="of:=ABS([.D924]-[.C923])" office:value-type="float" office:value="0.664835156033333">
            <text:p>0,664835156</text:p>
          </table:table-cell>
        </table:table-row>
        <table:table-row table:style-name="ro1">
          <table:table-cell office:value-type="float" office:value="4.59999842751">
            <text:p>4,5999984275</text:p>
          </table:table-cell>
          <table:table-cell office:value-type="float" office:value="8.49800832254">
            <text:p>8,4980083225</text:p>
          </table:table-cell>
          <table:table-cell table:formula="of:=FREQUENCY([.B$14:.B$1013];[.B925])/1000" office:value-type="float" office:value="0.912">
            <text:p>0,912</text:p>
          </table:table-cell>
          <table:table-cell table:formula="of:=IF(AND([.F$5]&lt;[.B925];[.B925]&lt;=[.F$6]);([.A925]-[.F$5])/([.F$6]-[.F$5]);1)" office:value-type="float" office:value="0.266666404585">
            <text:p>0,2666664046</text:p>
          </table:table-cell>
          <table:table-cell table:formula="of:=ABS([.D925]-[.C925])" office:value-type="float" office:value="0.645333595415">
            <text:p>0,6453335954</text:p>
          </table:table-cell>
          <table:table-cell table:formula="of:=ABS([.D925]-[.C924])" office:value-type="float" office:value="0.644333595415">
            <text:p>0,6443335954</text:p>
          </table:table-cell>
        </table:table-row>
        <table:table-row table:style-name="ro1">
          <table:table-cell office:value-type="float" office:value="5.52860723201">
            <text:p>5,528607232</text:p>
          </table:table-cell>
          <table:table-cell office:value-type="float" office:value="8.51316565189">
            <text:p>8,5131656519</text:p>
          </table:table-cell>
          <table:table-cell table:formula="of:=FREQUENCY([.B$14:.B$1013];[.B926])/1000" office:value-type="float" office:value="0.913">
            <text:p>0,913</text:p>
          </table:table-cell>
          <table:table-cell table:formula="of:=IF(AND([.F$5]&lt;[.B926];[.B926]&lt;=[.F$6]);([.A926]-[.F$5])/([.F$6]-[.F$5]);1)" office:value-type="float" office:value="0.421434538668333">
            <text:p>0,4214345387</text:p>
          </table:table-cell>
          <table:table-cell table:formula="of:=ABS([.D926]-[.C926])" office:value-type="float" office:value="0.491565461331667">
            <text:p>0,4915654613</text:p>
          </table:table-cell>
          <table:table-cell table:formula="of:=ABS([.D926]-[.C925])" office:value-type="float" office:value="0.490565461331667">
            <text:p>0,4905654613</text:p>
          </table:table-cell>
        </table:table-row>
        <table:table-row table:style-name="ro1">
          <table:table-cell office:value-type="float" office:value="7.99642191991">
            <text:p>7,9964219199</text:p>
          </table:table-cell>
          <table:table-cell office:value-type="float" office:value="8.52565093805">
            <text:p>8,5256509381</text:p>
          </table:table-cell>
          <table:table-cell table:formula="of:=FREQUENCY([.B$14:.B$1013];[.B927])/1000" office:value-type="float" office:value="0.914">
            <text:p>0,914</text:p>
          </table:table-cell>
          <table:table-cell table:formula="of:=IF(AND([.F$5]&lt;[.B927];[.B927]&lt;=[.F$6]);([.A927]-[.F$5])/([.F$6]-[.F$5]);1)" office:value-type="float" office:value="0.832736986651667">
            <text:p>0,8327369867</text:p>
          </table:table-cell>
          <table:table-cell table:formula="of:=ABS([.D927]-[.C927])" office:value-type="float" office:value="0.0812630133483333">
            <text:p>0,0812630133</text:p>
          </table:table-cell>
          <table:table-cell table:formula="of:=ABS([.D927]-[.C926])" office:value-type="float" office:value="0.0802630133483333">
            <text:p>0,0802630133</text:p>
          </table:table-cell>
        </table:table-row>
        <table:table-row table:style-name="ro1">
          <table:table-cell office:value-type="float" office:value="6.51617784444">
            <text:p>6,5161778444</text:p>
          </table:table-cell>
          <table:table-cell office:value-type="float" office:value="8.52599740855">
            <text:p>8,5259974086</text:p>
          </table:table-cell>
          <table:table-cell table:formula="of:=FREQUENCY([.B$14:.B$1013];[.B928])/1000" office:value-type="float" office:value="0.915">
            <text:p>0,915</text:p>
          </table:table-cell>
          <table:table-cell table:formula="of:=IF(AND([.F$5]&lt;[.B928];[.B928]&lt;=[.F$6]);([.A928]-[.F$5])/([.F$6]-[.F$5]);1)" office:value-type="float" office:value="0.58602964074">
            <text:p>0,5860296407</text:p>
          </table:table-cell>
          <table:table-cell table:formula="of:=ABS([.D928]-[.C928])" office:value-type="float" office:value="0.32897035926">
            <text:p>0,3289703593</text:p>
          </table:table-cell>
          <table:table-cell table:formula="of:=ABS([.D928]-[.C927])" office:value-type="float" office:value="0.32797035926">
            <text:p>0,3279703593</text:p>
          </table:table-cell>
        </table:table-row>
        <table:table-row table:style-name="ro1">
          <table:table-cell office:value-type="float" office:value="4.02949758649">
            <text:p>4,0294975865</text:p>
          </table:table-cell>
          <table:table-cell office:value-type="float" office:value="8.52745685012">
            <text:p>8,5274568501</text:p>
          </table:table-cell>
          <table:table-cell table:formula="of:=FREQUENCY([.B$14:.B$1013];[.B929])/1000" office:value-type="float" office:value="0.916">
            <text:p>0,916</text:p>
          </table:table-cell>
          <table:table-cell table:formula="of:=IF(AND([.F$5]&lt;[.B929];[.B929]&lt;=[.F$6]);([.A929]-[.F$5])/([.F$6]-[.F$5]);1)" office:value-type="float" office:value="0.171582931081667">
            <text:p>0,1715829311</text:p>
          </table:table-cell>
          <table:table-cell table:formula="of:=ABS([.D929]-[.C929])" office:value-type="float" office:value="0.744417068918333">
            <text:p>0,7444170689</text:p>
          </table:table-cell>
          <table:table-cell table:formula="of:=ABS([.D929]-[.C928])" office:value-type="float" office:value="0.743417068918333">
            <text:p>0,7434170689</text:p>
          </table:table-cell>
        </table:table-row>
        <table:table-row table:style-name="ro1">
          <table:table-cell office:value-type="float" office:value="5.55045812309">
            <text:p>5,5504581231</text:p>
          </table:table-cell>
          <table:table-cell office:value-type="float" office:value="8.53121555934">
            <text:p>8,5312155593</text:p>
          </table:table-cell>
          <table:table-cell table:formula="of:=FREQUENCY([.B$14:.B$1013];[.B930])/1000" office:value-type="float" office:value="0.917">
            <text:p>0,917</text:p>
          </table:table-cell>
          <table:table-cell table:formula="of:=IF(AND([.F$5]&lt;[.B930];[.B930]&lt;=[.F$6]);([.A930]-[.F$5])/([.F$6]-[.F$5]);1)" office:value-type="float" office:value="0.425076353848333">
            <text:p>0,4250763538</text:p>
          </table:table-cell>
          <table:table-cell table:formula="of:=ABS([.D930]-[.C930])" office:value-type="float" office:value="0.491923646151667">
            <text:p>0,4919236462</text:p>
          </table:table-cell>
          <table:table-cell table:formula="of:=ABS([.D930]-[.C929])" office:value-type="float" office:value="0.490923646151667">
            <text:p>0,4909236462</text:p>
          </table:table-cell>
        </table:table-row>
        <table:table-row table:style-name="ro1">
          <table:table-cell office:value-type="float" office:value="3.0766772951">
            <text:p>3,0766772951</text:p>
          </table:table-cell>
          <table:table-cell office:value-type="float" office:value="8.53327183046">
            <text:p>8,5332718305</text:p>
          </table:table-cell>
          <table:table-cell table:formula="of:=FREQUENCY([.B$14:.B$1013];[.B931])/1000" office:value-type="float" office:value="0.918">
            <text:p>0,918</text:p>
          </table:table-cell>
          <table:table-cell table:formula="of:=IF(AND([.F$5]&lt;[.B931];[.B931]&lt;=[.F$6]);([.A931]-[.F$5])/([.F$6]-[.F$5]);1)" office:value-type="float" office:value="0.0127795491833334">
            <text:p>0,0127795492</text:p>
          </table:table-cell>
          <table:table-cell table:formula="of:=ABS([.D931]-[.C931])" office:value-type="float" office:value="0.905220450816667">
            <text:p>0,9052204508</text:p>
          </table:table-cell>
          <table:table-cell table:formula="of:=ABS([.D931]-[.C930])" office:value-type="float" office:value="0.904220450816667">
            <text:p>0,9042204508</text:p>
          </table:table-cell>
        </table:table-row>
        <table:table-row table:style-name="ro1">
          <table:table-cell office:value-type="float" office:value="8.38990967009">
            <text:p>8,3899096701</text:p>
          </table:table-cell>
          <table:table-cell office:value-type="float" office:value="8.53628581349">
            <text:p>8,5362858135</text:p>
          </table:table-cell>
          <table:table-cell table:formula="of:=FREQUENCY([.B$14:.B$1013];[.B932])/1000" office:value-type="float" office:value="0.919">
            <text:p>0,919</text:p>
          </table:table-cell>
          <table:table-cell table:formula="of:=IF(AND([.F$5]&lt;[.B932];[.B932]&lt;=[.F$6]);([.A932]-[.F$5])/([.F$6]-[.F$5]);1)" office:value-type="float" office:value="0.898318278348333">
            <text:p>0,8983182783</text:p>
          </table:table-cell>
          <table:table-cell table:formula="of:=ABS([.D932]-[.C932])" office:value-type="float" office:value="0.0206817216516666">
            <text:p>0,0206817217</text:p>
          </table:table-cell>
          <table:table-cell table:formula="of:=ABS([.D932]-[.C931])" office:value-type="float" office:value="0.0196817216516666">
            <text:p>0,0196817217</text:p>
          </table:table-cell>
        </table:table-row>
        <table:table-row table:style-name="ro1">
          <table:table-cell office:value-type="float" office:value="3.54002174903">
            <text:p>3,540021749</text:p>
          </table:table-cell>
          <table:table-cell office:value-type="float" office:value="8.53989806485">
            <text:p>8,5398980649</text:p>
          </table:table-cell>
          <table:table-cell table:formula="of:=FREQUENCY([.B$14:.B$1013];[.B933])/1000" office:value-type="float" office:value="0.92">
            <text:p>0,92</text:p>
          </table:table-cell>
          <table:table-cell table:formula="of:=IF(AND([.F$5]&lt;[.B933];[.B933]&lt;=[.F$6]);([.A933]-[.F$5])/([.F$6]-[.F$5]);1)" office:value-type="float" office:value="0.0900036248383334">
            <text:p>0,0900036248</text:p>
          </table:table-cell>
          <table:table-cell table:formula="of:=ABS([.D933]-[.C933])" office:value-type="float" office:value="0.829996375161667">
            <text:p>0,8299963752</text:p>
          </table:table-cell>
          <table:table-cell table:formula="of:=ABS([.D933]-[.C932])" office:value-type="float" office:value="0.828996375161667">
            <text:p>0,8289963752</text:p>
          </table:table-cell>
        </table:table-row>
        <table:table-row table:style-name="ro1">
          <table:table-cell office:value-type="float" office:value="3.16998535771">
            <text:p>3,1699853577</text:p>
          </table:table-cell>
          <table:table-cell office:value-type="float" office:value="8.5514619875">
            <text:p>8,5514619875</text:p>
          </table:table-cell>
          <table:table-cell table:formula="of:=FREQUENCY([.B$14:.B$1013];[.B934])/1000" office:value-type="float" office:value="0.921">
            <text:p>0,921</text:p>
          </table:table-cell>
          <table:table-cell table:formula="of:=IF(AND([.F$5]&lt;[.B934];[.B934]&lt;=[.F$6]);([.A934]-[.F$5])/([.F$6]-[.F$5]);1)" office:value-type="float" office:value="0.0283308929516666">
            <text:p>0,028330893</text:p>
          </table:table-cell>
          <table:table-cell table:formula="of:=ABS([.D934]-[.C934])" office:value-type="float" office:value="0.892669107048333">
            <text:p>0,892669107</text:p>
          </table:table-cell>
          <table:table-cell table:formula="of:=ABS([.D934]-[.C933])" office:value-type="float" office:value="0.891669107048333">
            <text:p>0,891669107</text:p>
          </table:table-cell>
        </table:table-row>
        <table:table-row table:style-name="ro1">
          <table:table-cell office:value-type="float" office:value="7.84432526907">
            <text:p>7,8443252691</text:p>
          </table:table-cell>
          <table:table-cell office:value-type="float" office:value="8.56381665549">
            <text:p>8,5638166555</text:p>
          </table:table-cell>
          <table:table-cell table:formula="of:=FREQUENCY([.B$14:.B$1013];[.B935])/1000" office:value-type="float" office:value="0.922">
            <text:p>0,922</text:p>
          </table:table-cell>
          <table:table-cell table:formula="of:=IF(AND([.F$5]&lt;[.B935];[.B935]&lt;=[.F$6]);([.A935]-[.F$5])/([.F$6]-[.F$5]);1)" office:value-type="float" office:value="0.807387544845">
            <text:p>0,8073875448</text:p>
          </table:table-cell>
          <table:table-cell table:formula="of:=ABS([.D935]-[.C935])" office:value-type="float" office:value="0.114612455155">
            <text:p>0,1146124552</text:p>
          </table:table-cell>
          <table:table-cell table:formula="of:=ABS([.D935]-[.C934])" office:value-type="float" office:value="0.113612455155">
            <text:p>0,1136124552</text:p>
          </table:table-cell>
        </table:table-row>
        <table:table-row table:style-name="ro1">
          <table:table-cell office:value-type="float" office:value="4.36308152197">
            <text:p>4,363081522</text:p>
          </table:table-cell>
          <table:table-cell office:value-type="float" office:value="8.57034463977">
            <text:p>8,5703446398</text:p>
          </table:table-cell>
          <table:table-cell table:formula="of:=FREQUENCY([.B$14:.B$1013];[.B936])/1000" office:value-type="float" office:value="0.923">
            <text:p>0,923</text:p>
          </table:table-cell>
          <table:table-cell table:formula="of:=IF(AND([.F$5]&lt;[.B936];[.B936]&lt;=[.F$6]);([.A936]-[.F$5])/([.F$6]-[.F$5]);1)" office:value-type="float" office:value="0.227180253661667">
            <text:p>0,2271802537</text:p>
          </table:table-cell>
          <table:table-cell table:formula="of:=ABS([.D936]-[.C936])" office:value-type="float" office:value="0.695819746338333">
            <text:p>0,6958197463</text:p>
          </table:table-cell>
          <table:table-cell table:formula="of:=ABS([.D936]-[.C935])" office:value-type="float" office:value="0.694819746338333">
            <text:p>0,6948197463</text:p>
          </table:table-cell>
        </table:table-row>
        <table:table-row table:style-name="ro1">
          <table:table-cell office:value-type="float" office:value="7.88380817737">
            <text:p>7,8838081774</text:p>
          </table:table-cell>
          <table:table-cell office:value-type="float" office:value="8.57087273375">
            <text:p>8,5708727338</text:p>
          </table:table-cell>
          <table:table-cell table:formula="of:=FREQUENCY([.B$14:.B$1013];[.B937])/1000" office:value-type="float" office:value="0.924">
            <text:p>0,924</text:p>
          </table:table-cell>
          <table:table-cell table:formula="of:=IF(AND([.F$5]&lt;[.B937];[.B937]&lt;=[.F$6]);([.A937]-[.F$5])/([.F$6]-[.F$5]);1)" office:value-type="float" office:value="0.813968029561667">
            <text:p>0,8139680296</text:p>
          </table:table-cell>
          <table:table-cell table:formula="of:=ABS([.D937]-[.C937])" office:value-type="float" office:value="0.110031970438333">
            <text:p>0,1100319704</text:p>
          </table:table-cell>
          <table:table-cell table:formula="of:=ABS([.D937]-[.C936])" office:value-type="float" office:value="0.109031970438333">
            <text:p>0,1090319704</text:p>
          </table:table-cell>
        </table:table-row>
        <table:table-row table:style-name="ro1">
          <table:table-cell office:value-type="float" office:value="6.46033256606">
            <text:p>6,4603325661</text:p>
          </table:table-cell>
          <table:table-cell office:value-type="float" office:value="8.57164007017">
            <text:p>8,5716400702</text:p>
          </table:table-cell>
          <table:table-cell table:formula="of:=FREQUENCY([.B$14:.B$1013];[.B938])/1000" office:value-type="float" office:value="0.925">
            <text:p>0,925</text:p>
          </table:table-cell>
          <table:table-cell table:formula="of:=IF(AND([.F$5]&lt;[.B938];[.B938]&lt;=[.F$6]);([.A938]-[.F$5])/([.F$6]-[.F$5]);1)" office:value-type="float" office:value="0.576722094343333">
            <text:p>0,5767220943</text:p>
          </table:table-cell>
          <table:table-cell table:formula="of:=ABS([.D938]-[.C938])" office:value-type="float" office:value="0.348277905656667">
            <text:p>0,3482779057</text:p>
          </table:table-cell>
          <table:table-cell table:formula="of:=ABS([.D938]-[.C937])" office:value-type="float" office:value="0.347277905656667">
            <text:p>0,3472779057</text:p>
          </table:table-cell>
        </table:table-row>
        <table:table-row table:style-name="ro1">
          <table:table-cell office:value-type="float" office:value="7.29967972997">
            <text:p>7,29967973</text:p>
          </table:table-cell>
          <table:table-cell office:value-type="float" office:value="8.58319981198">
            <text:p>8,583199812</text:p>
          </table:table-cell>
          <table:table-cell table:formula="of:=FREQUENCY([.B$14:.B$1013];[.B939])/1000" office:value-type="float" office:value="0.926">
            <text:p>0,926</text:p>
          </table:table-cell>
          <table:table-cell table:formula="of:=IF(AND([.F$5]&lt;[.B939];[.B939]&lt;=[.F$6]);([.A939]-[.F$5])/([.F$6]-[.F$5]);1)" office:value-type="float" office:value="0.716613288328333">
            <text:p>0,7166132883</text:p>
          </table:table-cell>
          <table:table-cell table:formula="of:=ABS([.D939]-[.C939])" office:value-type="float" office:value="0.209386711671667">
            <text:p>0,2093867117</text:p>
          </table:table-cell>
          <table:table-cell table:formula="of:=ABS([.D939]-[.C938])" office:value-type="float" office:value="0.208386711671667">
            <text:p>0,2083867117</text:p>
          </table:table-cell>
        </table:table-row>
        <table:table-row table:style-name="ro1">
          <table:table-cell office:value-type="float" office:value="7.80826484709">
            <text:p>7,8082648471</text:p>
          </table:table-cell>
          <table:table-cell office:value-type="float" office:value="8.58387794508">
            <text:p>8,5838779451</text:p>
          </table:table-cell>
          <table:table-cell table:formula="of:=FREQUENCY([.B$14:.B$1013];[.B940])/1000" office:value-type="float" office:value="0.927">
            <text:p>0,927</text:p>
          </table:table-cell>
          <table:table-cell table:formula="of:=IF(AND([.F$5]&lt;[.B940];[.B940]&lt;=[.F$6]);([.A940]-[.F$5])/([.F$6]-[.F$5]);1)" office:value-type="float" office:value="0.801377474515">
            <text:p>0,8013774745</text:p>
          </table:table-cell>
          <table:table-cell table:formula="of:=ABS([.D940]-[.C940])" office:value-type="float" office:value="0.125622525485">
            <text:p>0,1256225255</text:p>
          </table:table-cell>
          <table:table-cell table:formula="of:=ABS([.D940]-[.C939])" office:value-type="float" office:value="0.124622525485">
            <text:p>0,1246225255</text:p>
          </table:table-cell>
        </table:table-row>
        <table:table-row table:style-name="ro1">
          <table:table-cell office:value-type="float" office:value="6.87317020672">
            <text:p>6,8731702067</text:p>
          </table:table-cell>
          <table:table-cell office:value-type="float" office:value="8.59609129716">
            <text:p>8,5960912972</text:p>
          </table:table-cell>
          <table:table-cell table:formula="of:=FREQUENCY([.B$14:.B$1013];[.B941])/1000" office:value-type="float" office:value="0.928">
            <text:p>0,928</text:p>
          </table:table-cell>
          <table:table-cell table:formula="of:=IF(AND([.F$5]&lt;[.B941];[.B941]&lt;=[.F$6]);([.A941]-[.F$5])/([.F$6]-[.F$5]);1)" office:value-type="float" office:value="0.645528367786667">
            <text:p>0,6455283678</text:p>
          </table:table-cell>
          <table:table-cell table:formula="of:=ABS([.D941]-[.C941])" office:value-type="float" office:value="0.282471632213333">
            <text:p>0,2824716322</text:p>
          </table:table-cell>
          <table:table-cell table:formula="of:=ABS([.D941]-[.C940])" office:value-type="float" office:value="0.281471632213333">
            <text:p>0,2814716322</text:p>
          </table:table-cell>
        </table:table-row>
        <table:table-row table:style-name="ro1">
          <table:table-cell office:value-type="float" office:value="3.41418868015">
            <text:p>3,4141886802</text:p>
          </table:table-cell>
          <table:table-cell office:value-type="float" office:value="8.60105123031">
            <text:p>8,6010512303</text:p>
          </table:table-cell>
          <table:table-cell table:formula="of:=FREQUENCY([.B$14:.B$1013];[.B942])/1000" office:value-type="float" office:value="0.929">
            <text:p>0,929</text:p>
          </table:table-cell>
          <table:table-cell table:formula="of:=IF(AND([.F$5]&lt;[.B942];[.B942]&lt;=[.F$6]);([.A942]-[.F$5])/([.F$6]-[.F$5]);1)" office:value-type="float" office:value="0.0690314466916667">
            <text:p>0,0690314467</text:p>
          </table:table-cell>
          <table:table-cell table:formula="of:=ABS([.D942]-[.C942])" office:value-type="float" office:value="0.859968553308333">
            <text:p>0,8599685533</text:p>
          </table:table-cell>
          <table:table-cell table:formula="of:=ABS([.D942]-[.C941])" office:value-type="float" office:value="0.858968553308333">
            <text:p>0,8589685533</text:p>
          </table:table-cell>
        </table:table-row>
        <table:table-row table:style-name="ro1">
          <table:table-cell office:value-type="float" office:value="8.60202427277">
            <text:p>8,6020242728</text:p>
          </table:table-cell>
          <table:table-cell office:value-type="float" office:value="8.60109616191">
            <text:p>8,6010961619</text:p>
          </table:table-cell>
          <table:table-cell table:formula="of:=FREQUENCY([.B$14:.B$1013];[.B943])/1000" office:value-type="float" office:value="0.93">
            <text:p>0,93</text:p>
          </table:table-cell>
          <table:table-cell table:formula="of:=IF(AND([.F$5]&lt;[.B943];[.B943]&lt;=[.F$6]);([.A943]-[.F$5])/([.F$6]-[.F$5]);1)" office:value-type="float" office:value="0.933670712128333">
            <text:p>0,9336707121</text:p>
          </table:table-cell>
          <table:table-cell table:formula="of:=ABS([.D943]-[.C943])" office:value-type="float" office:value="0.00367071212833336">
            <text:p>0,0036707121</text:p>
          </table:table-cell>
          <table:table-cell table:formula="of:=ABS([.D943]-[.C942])" office:value-type="float" office:value="0.00467071212833337">
            <text:p>0,0046707121</text:p>
          </table:table-cell>
        </table:table-row>
        <table:table-row table:style-name="ro1">
          <table:table-cell office:value-type="float" office:value="3.78492674816">
            <text:p>3,7849267482</text:p>
          </table:table-cell>
          <table:table-cell office:value-type="float" office:value="8.60202427277">
            <text:p>8,6020242728</text:p>
          </table:table-cell>
          <table:table-cell table:formula="of:=FREQUENCY([.B$14:.B$1013];[.B944])/1000" office:value-type="float" office:value="0.931">
            <text:p>0,931</text:p>
          </table:table-cell>
          <table:table-cell table:formula="of:=IF(AND([.F$5]&lt;[.B944];[.B944]&lt;=[.F$6]);([.A944]-[.F$5])/([.F$6]-[.F$5]);1)" office:value-type="float" office:value="0.130821124693333">
            <text:p>0,1308211247</text:p>
          </table:table-cell>
          <table:table-cell table:formula="of:=ABS([.D944]-[.C944])" office:value-type="float" office:value="0.800178875306667">
            <text:p>0,8001788753</text:p>
          </table:table-cell>
          <table:table-cell table:formula="of:=ABS([.D944]-[.C943])" office:value-type="float" office:value="0.799178875306667">
            <text:p>0,7991788753</text:p>
          </table:table-cell>
        </table:table-row>
        <table:table-row table:style-name="ro1">
          <table:table-cell office:value-type="float" office:value="7.78358684191">
            <text:p>7,7835868419</text:p>
          </table:table-cell>
          <table:table-cell office:value-type="float" office:value="8.60668488484">
            <text:p>8,6066848848</text:p>
          </table:table-cell>
          <table:table-cell table:formula="of:=FREQUENCY([.B$14:.B$1013];[.B945])/1000" office:value-type="float" office:value="0.932">
            <text:p>0,932</text:p>
          </table:table-cell>
          <table:table-cell table:formula="of:=IF(AND([.F$5]&lt;[.B945];[.B945]&lt;=[.F$6]);([.A945]-[.F$5])/([.F$6]-[.F$5]);1)" office:value-type="float" office:value="0.797264473651667">
            <text:p>0,7972644737</text:p>
          </table:table-cell>
          <table:table-cell table:formula="of:=ABS([.D945]-[.C945])" office:value-type="float" office:value="0.134735526348333">
            <text:p>0,1347355263</text:p>
          </table:table-cell>
          <table:table-cell table:formula="of:=ABS([.D945]-[.C944])" office:value-type="float" office:value="0.133735526348333">
            <text:p>0,1337355263</text:p>
          </table:table-cell>
        </table:table-row>
        <table:table-row table:style-name="ro1">
          <table:table-cell office:value-type="float" office:value="8.14925289565">
            <text:p>8,1492528957</text:p>
          </table:table-cell>
          <table:table-cell office:value-type="float" office:value="8.60749002479">
            <text:p>8,6074900248</text:p>
          </table:table-cell>
          <table:table-cell table:formula="of:=FREQUENCY([.B$14:.B$1013];[.B946])/1000" office:value-type="float" office:value="0.933">
            <text:p>0,933</text:p>
          </table:table-cell>
          <table:table-cell table:formula="of:=IF(AND([.F$5]&lt;[.B946];[.B946]&lt;=[.F$6]);([.A946]-[.F$5])/([.F$6]-[.F$5]);1)" office:value-type="float" office:value="0.858208815941667">
            <text:p>0,8582088159</text:p>
          </table:table-cell>
          <table:table-cell table:formula="of:=ABS([.D946]-[.C946])" office:value-type="float" office:value="0.0747911840583335">
            <text:p>0,0747911841</text:p>
          </table:table-cell>
          <table:table-cell table:formula="of:=ABS([.D946]-[.C945])" office:value-type="float" office:value="0.0737911840583335">
            <text:p>0,0737911841</text:p>
          </table:table-cell>
        </table:table-row>
        <table:table-row table:style-name="ro1">
          <table:table-cell office:value-type="float" office:value="4.53606447434">
            <text:p>4,5360644743</text:p>
          </table:table-cell>
          <table:table-cell office:value-type="float" office:value="8.61217068513">
            <text:p>8,6121706851</text:p>
          </table:table-cell>
          <table:table-cell table:formula="of:=FREQUENCY([.B$14:.B$1013];[.B947])/1000" office:value-type="float" office:value="0.934">
            <text:p>0,934</text:p>
          </table:table-cell>
          <table:table-cell table:formula="of:=IF(AND([.F$5]&lt;[.B947];[.B947]&lt;=[.F$6]);([.A947]-[.F$5])/([.F$6]-[.F$5]);1)" office:value-type="float" office:value="0.256010745723333">
            <text:p>0,2560107457</text:p>
          </table:table-cell>
          <table:table-cell table:formula="of:=ABS([.D947]-[.C947])" office:value-type="float" office:value="0.677989254276667">
            <text:p>0,6779892543</text:p>
          </table:table-cell>
          <table:table-cell table:formula="of:=ABS([.D947]-[.C946])" office:value-type="float" office:value="0.676989254276667">
            <text:p>0,6769892543</text:p>
          </table:table-cell>
        </table:table-row>
        <table:table-row table:style-name="ro1">
          <table:table-cell office:value-type="float" office:value="7.50394680152">
            <text:p>7,5039468015</text:p>
          </table:table-cell>
          <table:table-cell office:value-type="float" office:value="8.62364443426">
            <text:p>8,6236444343</text:p>
          </table:table-cell>
          <table:table-cell table:formula="of:=FREQUENCY([.B$14:.B$1013];[.B948])/1000" office:value-type="float" office:value="0.935">
            <text:p>0,935</text:p>
          </table:table-cell>
          <table:table-cell table:formula="of:=IF(AND([.F$5]&lt;[.B948];[.B948]&lt;=[.F$6]);([.A948]-[.F$5])/([.F$6]-[.F$5]);1)" office:value-type="float" office:value="0.750657800253333">
            <text:p>0,7506578003</text:p>
          </table:table-cell>
          <table:table-cell table:formula="of:=ABS([.D948]-[.C948])" office:value-type="float" office:value="0.184342199746667">
            <text:p>0,1843421997</text:p>
          </table:table-cell>
          <table:table-cell table:formula="of:=ABS([.D948]-[.C947])" office:value-type="float" office:value="0.183342199746667">
            <text:p>0,1833421997</text:p>
          </table:table-cell>
        </table:table-row>
        <table:table-row table:style-name="ro1">
          <table:table-cell office:value-type="float" office:value="6.68597365243">
            <text:p>6,6859736524</text:p>
          </table:table-cell>
          <table:table-cell office:value-type="float" office:value="8.63278732907">
            <text:p>8,6327873291</text:p>
          </table:table-cell>
          <table:table-cell table:formula="of:=FREQUENCY([.B$14:.B$1013];[.B949])/1000" office:value-type="float" office:value="0.936">
            <text:p>0,936</text:p>
          </table:table-cell>
          <table:table-cell table:formula="of:=IF(AND([.F$5]&lt;[.B949];[.B949]&lt;=[.F$6]);([.A949]-[.F$5])/([.F$6]-[.F$5]);1)" office:value-type="float" office:value="0.614328942071667">
            <text:p>0,6143289421</text:p>
          </table:table-cell>
          <table:table-cell table:formula="of:=ABS([.D949]-[.C949])" office:value-type="float" office:value="0.321671057928333">
            <text:p>0,3216710579</text:p>
          </table:table-cell>
          <table:table-cell table:formula="of:=ABS([.D949]-[.C948])" office:value-type="float" office:value="0.320671057928333">
            <text:p>0,3206710579</text:p>
          </table:table-cell>
        </table:table-row>
        <table:table-row table:style-name="ro1">
          <table:table-cell office:value-type="float" office:value="7.05419523996">
            <text:p>7,05419524</text:p>
          </table:table-cell>
          <table:table-cell office:value-type="float" office:value="8.6519341097">
            <text:p>8,6519341097</text:p>
          </table:table-cell>
          <table:table-cell table:formula="of:=FREQUENCY([.B$14:.B$1013];[.B950])/1000" office:value-type="float" office:value="0.937">
            <text:p>0,937</text:p>
          </table:table-cell>
          <table:table-cell table:formula="of:=IF(AND([.F$5]&lt;[.B950];[.B950]&lt;=[.F$6]);([.A950]-[.F$5])/([.F$6]-[.F$5]);1)" office:value-type="float" office:value="0.67569920666">
            <text:p>0,6756992067</text:p>
          </table:table-cell>
          <table:table-cell table:formula="of:=ABS([.D950]-[.C950])" office:value-type="float" office:value="0.26130079334">
            <text:p>0,2613007933</text:p>
          </table:table-cell>
          <table:table-cell table:formula="of:=ABS([.D950]-[.C949])" office:value-type="float" office:value="0.26030079334">
            <text:p>0,2603007933</text:p>
          </table:table-cell>
        </table:table-row>
        <table:table-row table:style-name="ro1">
          <table:table-cell office:value-type="float" office:value="5.63841512937">
            <text:p>5,6384151294</text:p>
          </table:table-cell>
          <table:table-cell office:value-type="float" office:value="8.65258914097">
            <text:p>8,652589141</text:p>
          </table:table-cell>
          <table:table-cell table:formula="of:=FREQUENCY([.B$14:.B$1013];[.B951])/1000" office:value-type="float" office:value="0.938">
            <text:p>0,938</text:p>
          </table:table-cell>
          <table:table-cell table:formula="of:=IF(AND([.F$5]&lt;[.B951];[.B951]&lt;=[.F$6]);([.A951]-[.F$5])/([.F$6]-[.F$5]);1)" office:value-type="float" office:value="0.439735854895">
            <text:p>0,4397358549</text:p>
          </table:table-cell>
          <table:table-cell table:formula="of:=ABS([.D951]-[.C951])" office:value-type="float" office:value="0.498264145105">
            <text:p>0,4982641451</text:p>
          </table:table-cell>
          <table:table-cell table:formula="of:=ABS([.D951]-[.C950])" office:value-type="float" office:value="0.497264145105">
            <text:p>0,4972641451</text:p>
          </table:table-cell>
        </table:table-row>
        <table:table-row table:style-name="ro1">
          <table:table-cell office:value-type="float" office:value="6.61742748886">
            <text:p>6,6174274889</text:p>
          </table:table-cell>
          <table:table-cell office:value-type="float" office:value="8.66335276423">
            <text:p>8,6633527642</text:p>
          </table:table-cell>
          <table:table-cell table:formula="of:=FREQUENCY([.B$14:.B$1013];[.B952])/1000" office:value-type="float" office:value="0.939">
            <text:p>0,939</text:p>
          </table:table-cell>
          <table:table-cell table:formula="of:=IF(AND([.F$5]&lt;[.B952];[.B952]&lt;=[.F$6]);([.A952]-[.F$5])/([.F$6]-[.F$5]);1)" office:value-type="float" office:value="0.602904581476667">
            <text:p>0,6029045815</text:p>
          </table:table-cell>
          <table:table-cell table:formula="of:=ABS([.D952]-[.C952])" office:value-type="float" office:value="0.336095418523333">
            <text:p>0,3360954185</text:p>
          </table:table-cell>
          <table:table-cell table:formula="of:=ABS([.D952]-[.C951])" office:value-type="float" office:value="0.335095418523333">
            <text:p>0,3350954185</text:p>
          </table:table-cell>
        </table:table-row>
        <table:table-row table:style-name="ro1">
          <table:table-cell office:value-type="float" office:value="5.24214660249">
            <text:p>5,2421466025</text:p>
          </table:table-cell>
          <table:table-cell office:value-type="float" office:value="8.68324674205">
            <text:p>8,6832467421</text:p>
          </table:table-cell>
          <table:table-cell table:formula="of:=FREQUENCY([.B$14:.B$1013];[.B953])/1000" office:value-type="float" office:value="0.94">
            <text:p>0,94</text:p>
          </table:table-cell>
          <table:table-cell table:formula="of:=IF(AND([.F$5]&lt;[.B953];[.B953]&lt;=[.F$6]);([.A953]-[.F$5])/([.F$6]-[.F$5]);1)" office:value-type="float" office:value="0.373691100415">
            <text:p>0,3736911004</text:p>
          </table:table-cell>
          <table:table-cell table:formula="of:=ABS([.D953]-[.C953])" office:value-type="float" office:value="0.566308899585">
            <text:p>0,5663088996</text:p>
          </table:table-cell>
          <table:table-cell table:formula="of:=ABS([.D953]-[.C952])" office:value-type="float" office:value="0.565308899585">
            <text:p>0,5653088996</text:p>
          </table:table-cell>
        </table:table-row>
        <table:table-row table:style-name="ro1">
          <table:table-cell office:value-type="float" office:value="6.07870178005">
            <text:p>6,0787017801</text:p>
          </table:table-cell>
          <table:table-cell office:value-type="float" office:value="8.68519994018">
            <text:p>8,6851999402</text:p>
          </table:table-cell>
          <table:table-cell table:formula="of:=FREQUENCY([.B$14:.B$1013];[.B954])/1000" office:value-type="float" office:value="0.941">
            <text:p>0,941</text:p>
          </table:table-cell>
          <table:table-cell table:formula="of:=IF(AND([.F$5]&lt;[.B954];[.B954]&lt;=[.F$6]);([.A954]-[.F$5])/([.F$6]-[.F$5]);1)" office:value-type="float" office:value="0.513116963341667">
            <text:p>0,5131169633</text:p>
          </table:table-cell>
          <table:table-cell table:formula="of:=ABS([.D954]-[.C954])" office:value-type="float" office:value="0.427883036658333">
            <text:p>0,4278830367</text:p>
          </table:table-cell>
          <table:table-cell table:formula="of:=ABS([.D954]-[.C953])" office:value-type="float" office:value="0.426883036658333">
            <text:p>0,4268830367</text:p>
          </table:table-cell>
        </table:table-row>
        <table:table-row table:style-name="ro1">
          <table:table-cell office:value-type="float" office:value="3.38749282067">
            <text:p>3,3874928207</text:p>
          </table:table-cell>
          <table:table-cell office:value-type="float" office:value="8.68939301514">
            <text:p>8,6893930151</text:p>
          </table:table-cell>
          <table:table-cell table:formula="of:=FREQUENCY([.B$14:.B$1013];[.B955])/1000" office:value-type="float" office:value="0.942">
            <text:p>0,942</text:p>
          </table:table-cell>
          <table:table-cell table:formula="of:=IF(AND([.F$5]&lt;[.B955];[.B955]&lt;=[.F$6]);([.A955]-[.F$5])/([.F$6]-[.F$5]);1)" office:value-type="float" office:value="0.0645821367783333">
            <text:p>0,0645821368</text:p>
          </table:table-cell>
          <table:table-cell table:formula="of:=ABS([.D955]-[.C955])" office:value-type="float" office:value="0.877417863221667">
            <text:p>0,8774178632</text:p>
          </table:table-cell>
          <table:table-cell table:formula="of:=ABS([.D955]-[.C954])" office:value-type="float" office:value="0.876417863221667">
            <text:p>0,8764178632</text:p>
          </table:table-cell>
        </table:table-row>
        <table:table-row table:style-name="ro1">
          <table:table-cell office:value-type="float" office:value="8.13938517646">
            <text:p>8,1393851765</text:p>
          </table:table-cell>
          <table:table-cell office:value-type="float" office:value="8.6900601749">
            <text:p>8,6900601749</text:p>
          </table:table-cell>
          <table:table-cell table:formula="of:=FREQUENCY([.B$14:.B$1013];[.B956])/1000" office:value-type="float" office:value="0.943">
            <text:p>0,943</text:p>
          </table:table-cell>
          <table:table-cell table:formula="of:=IF(AND([.F$5]&lt;[.B956];[.B956]&lt;=[.F$6]);([.A956]-[.F$5])/([.F$6]-[.F$5]);1)" office:value-type="float" office:value="0.856564196076667">
            <text:p>0,8565641961</text:p>
          </table:table-cell>
          <table:table-cell table:formula="of:=ABS([.D956]-[.C956])" office:value-type="float" office:value="0.0864358039233334">
            <text:p>0,0864358039</text:p>
          </table:table-cell>
          <table:table-cell table:formula="of:=ABS([.D956]-[.C955])" office:value-type="float" office:value="0.0854358039233334">
            <text:p>0,0854358039</text:p>
          </table:table-cell>
        </table:table-row>
        <table:table-row table:style-name="ro1">
          <table:table-cell office:value-type="float" office:value="8.87358533691">
            <text:p>8,8735853369</text:p>
          </table:table-cell>
          <table:table-cell office:value-type="float" office:value="8.69234287691">
            <text:p>8,6923428769</text:p>
          </table:table-cell>
          <table:table-cell table:formula="of:=FREQUENCY([.B$14:.B$1013];[.B957])/1000" office:value-type="float" office:value="0.944">
            <text:p>0,944</text:p>
          </table:table-cell>
          <table:table-cell table:formula="of:=IF(AND([.F$5]&lt;[.B957];[.B957]&lt;=[.F$6]);([.A957]-[.F$5])/([.F$6]-[.F$5]);1)" office:value-type="float" office:value="0.978930889485">
            <text:p>0,9789308895</text:p>
          </table:table-cell>
          <table:table-cell table:formula="of:=ABS([.D957]-[.C957])" office:value-type="float" office:value="0.0349308894850001">
            <text:p>0,0349308895</text:p>
          </table:table-cell>
          <table:table-cell table:formula="of:=ABS([.D957]-[.C956])" office:value-type="float" office:value="0.0359308894850001">
            <text:p>0,0359308895</text:p>
          </table:table-cell>
        </table:table-row>
        <table:table-row table:style-name="ro1">
          <table:table-cell office:value-type="float" office:value="3.83178504624">
            <text:p>3,8317850462</text:p>
          </table:table-cell>
          <table:table-cell office:value-type="float" office:value="8.7094579067">
            <text:p>8,7094579067</text:p>
          </table:table-cell>
          <table:table-cell table:formula="of:=FREQUENCY([.B$14:.B$1013];[.B958])/1000" office:value-type="float" office:value="0.945">
            <text:p>0,945</text:p>
          </table:table-cell>
          <table:table-cell table:formula="of:=IF(AND([.F$5]&lt;[.B958];[.B958]&lt;=[.F$6]);([.A958]-[.F$5])/([.F$6]-[.F$5]);1)" office:value-type="float" office:value="0.13863084104">
            <text:p>0,138630841</text:p>
          </table:table-cell>
          <table:table-cell table:formula="of:=ABS([.D958]-[.C958])" office:value-type="float" office:value="0.80636915896">
            <text:p>0,806369159</text:p>
          </table:table-cell>
          <table:table-cell table:formula="of:=ABS([.D958]-[.C957])" office:value-type="float" office:value="0.80536915896">
            <text:p>0,805369159</text:p>
          </table:table-cell>
        </table:table-row>
        <table:table-row table:style-name="ro1">
          <table:table-cell office:value-type="float" office:value="4.64182643736">
            <text:p>4,6418264374</text:p>
          </table:table-cell>
          <table:table-cell office:value-type="float" office:value="8.71584962978">
            <text:p>8,7158496298</text:p>
          </table:table-cell>
          <table:table-cell table:formula="of:=FREQUENCY([.B$14:.B$1013];[.B959])/1000" office:value-type="float" office:value="0.946">
            <text:p>0,946</text:p>
          </table:table-cell>
          <table:table-cell table:formula="of:=IF(AND([.F$5]&lt;[.B959];[.B959]&lt;=[.F$6]);([.A959]-[.F$5])/([.F$6]-[.F$5]);1)" office:value-type="float" office:value="0.27363773956">
            <text:p>0,2736377396</text:p>
          </table:table-cell>
          <table:table-cell table:formula="of:=ABS([.D959]-[.C959])" office:value-type="float" office:value="0.67236226044">
            <text:p>0,6723622604</text:p>
          </table:table-cell>
          <table:table-cell table:formula="of:=ABS([.D959]-[.C958])" office:value-type="float" office:value="0.67136226044">
            <text:p>0,6713622604</text:p>
          </table:table-cell>
        </table:table-row>
        <table:table-row table:style-name="ro1">
          <table:table-cell office:value-type="float" office:value="7.60131173621">
            <text:p>7,6013117362</text:p>
          </table:table-cell>
          <table:table-cell office:value-type="float" office:value="8.71639936658">
            <text:p>8,7163993666</text:p>
          </table:table-cell>
          <table:table-cell table:formula="of:=FREQUENCY([.B$14:.B$1013];[.B960])/1000" office:value-type="float" office:value="0.947">
            <text:p>0,947</text:p>
          </table:table-cell>
          <table:table-cell table:formula="of:=IF(AND([.F$5]&lt;[.B960];[.B960]&lt;=[.F$6]);([.A960]-[.F$5])/([.F$6]-[.F$5]);1)" office:value-type="float" office:value="0.766885289368333">
            <text:p>0,7668852894</text:p>
          </table:table-cell>
          <table:table-cell table:formula="of:=ABS([.D960]-[.C960])" office:value-type="float" office:value="0.180114710631667">
            <text:p>0,1801147106</text:p>
          </table:table-cell>
          <table:table-cell table:formula="of:=ABS([.D960]-[.C959])" office:value-type="float" office:value="0.179114710631667">
            <text:p>0,1791147106</text:p>
          </table:table-cell>
        </table:table-row>
        <table:table-row table:style-name="ro1">
          <table:table-cell office:value-type="float" office:value="3.74211730972">
            <text:p>3,7421173097</text:p>
          </table:table-cell>
          <table:table-cell office:value-type="float" office:value="8.72428041632">
            <text:p>8,7242804163</text:p>
          </table:table-cell>
          <table:table-cell table:formula="of:=FREQUENCY([.B$14:.B$1013];[.B961])/1000" office:value-type="float" office:value="0.948">
            <text:p>0,948</text:p>
          </table:table-cell>
          <table:table-cell table:formula="of:=IF(AND([.F$5]&lt;[.B961];[.B961]&lt;=[.F$6]);([.A961]-[.F$5])/([.F$6]-[.F$5]);1)" office:value-type="float" office:value="0.123686218286667">
            <text:p>0,1236862183</text:p>
          </table:table-cell>
          <table:table-cell table:formula="of:=ABS([.D961]-[.C961])" office:value-type="float" office:value="0.824313781713333">
            <text:p>0,8243137817</text:p>
          </table:table-cell>
          <table:table-cell table:formula="of:=ABS([.D961]-[.C960])" office:value-type="float" office:value="0.823313781713333">
            <text:p>0,8233137817</text:p>
          </table:table-cell>
        </table:table-row>
        <table:table-row table:style-name="ro1">
          <table:table-cell office:value-type="float" office:value="6.99371625196">
            <text:p>6,993716252</text:p>
          </table:table-cell>
          <table:table-cell office:value-type="float" office:value="8.72447143188">
            <text:p>8,7244714319</text:p>
          </table:table-cell>
          <table:table-cell table:formula="of:=FREQUENCY([.B$14:.B$1013];[.B962])/1000" office:value-type="float" office:value="0.949">
            <text:p>0,949</text:p>
          </table:table-cell>
          <table:table-cell table:formula="of:=IF(AND([.F$5]&lt;[.B962];[.B962]&lt;=[.F$6]);([.A962]-[.F$5])/([.F$6]-[.F$5]);1)" office:value-type="float" office:value="0.665619375326667">
            <text:p>0,6656193753</text:p>
          </table:table-cell>
          <table:table-cell table:formula="of:=ABS([.D962]-[.C962])" office:value-type="float" office:value="0.283380624673333">
            <text:p>0,2833806247</text:p>
          </table:table-cell>
          <table:table-cell table:formula="of:=ABS([.D962]-[.C961])" office:value-type="float" office:value="0.282380624673333">
            <text:p>0,2823806247</text:p>
          </table:table-cell>
        </table:table-row>
        <table:table-row table:style-name="ro1">
          <table:table-cell office:value-type="float" office:value="6.23268768249">
            <text:p>6,2326876825</text:p>
          </table:table-cell>
          <table:table-cell office:value-type="float" office:value="8.73289038375">
            <text:p>8,7328903838</text:p>
          </table:table-cell>
          <table:table-cell table:formula="of:=FREQUENCY([.B$14:.B$1013];[.B963])/1000" office:value-type="float" office:value="0.95">
            <text:p>0,95</text:p>
          </table:table-cell>
          <table:table-cell table:formula="of:=IF(AND([.F$5]&lt;[.B963];[.B963]&lt;=[.F$6]);([.A963]-[.F$5])/([.F$6]-[.F$5]);1)" office:value-type="float" office:value="0.538781280415">
            <text:p>0,5387812804</text:p>
          </table:table-cell>
          <table:table-cell table:formula="of:=ABS([.D963]-[.C963])" office:value-type="float" office:value="0.411218719585">
            <text:p>0,4112187196</text:p>
          </table:table-cell>
          <table:table-cell table:formula="of:=ABS([.D963]-[.C962])" office:value-type="float" office:value="0.410218719585">
            <text:p>0,4102187196</text:p>
          </table:table-cell>
        </table:table-row>
        <table:table-row table:style-name="ro1">
          <table:table-cell office:value-type="float" office:value="6.41473492914">
            <text:p>6,4147349291</text:p>
          </table:table-cell>
          <table:table-cell office:value-type="float" office:value="8.7329744233">
            <text:p>8,7329744233</text:p>
          </table:table-cell>
          <table:table-cell table:formula="of:=FREQUENCY([.B$14:.B$1013];[.B964])/1000" office:value-type="float" office:value="0.951">
            <text:p>0,951</text:p>
          </table:table-cell>
          <table:table-cell table:formula="of:=IF(AND([.F$5]&lt;[.B964];[.B964]&lt;=[.F$6]);([.A964]-[.F$5])/([.F$6]-[.F$5]);1)" office:value-type="float" office:value="0.56912248819">
            <text:p>0,5691224882</text:p>
          </table:table-cell>
          <table:table-cell table:formula="of:=ABS([.D964]-[.C964])" office:value-type="float" office:value="0.38187751181">
            <text:p>0,3818775118</text:p>
          </table:table-cell>
          <table:table-cell table:formula="of:=ABS([.D964]-[.C963])" office:value-type="float" office:value="0.38087751181">
            <text:p>0,3808775118</text:p>
          </table:table-cell>
        </table:table-row>
        <table:table-row table:style-name="ro1">
          <table:table-cell office:value-type="float" office:value="7.01383113126">
            <text:p>7,0138311313</text:p>
          </table:table-cell>
          <table:table-cell office:value-type="float" office:value="8.73654008228">
            <text:p>8,7365400823</text:p>
          </table:table-cell>
          <table:table-cell table:formula="of:=FREQUENCY([.B$14:.B$1013];[.B965])/1000" office:value-type="float" office:value="0.952">
            <text:p>0,952</text:p>
          </table:table-cell>
          <table:table-cell table:formula="of:=IF(AND([.F$5]&lt;[.B965];[.B965]&lt;=[.F$6]);([.A965]-[.F$5])/([.F$6]-[.F$5]);1)" office:value-type="float" office:value="0.66897185521">
            <text:p>0,6689718552</text:p>
          </table:table-cell>
          <table:table-cell table:formula="of:=ABS([.D965]-[.C965])" office:value-type="float" office:value="0.28302814479">
            <text:p>0,2830281448</text:p>
          </table:table-cell>
          <table:table-cell table:formula="of:=ABS([.D965]-[.C964])" office:value-type="float" office:value="0.28202814479">
            <text:p>0,2820281448</text:p>
          </table:table-cell>
        </table:table-row>
        <table:table-row table:style-name="ro1">
          <table:table-cell office:value-type="float" office:value="6.02253500935">
            <text:p>6,0225350094</text:p>
          </table:table-cell>
          <table:table-cell office:value-type="float" office:value="8.75112871304">
            <text:p>8,751128713</text:p>
          </table:table-cell>
          <table:table-cell table:formula="of:=FREQUENCY([.B$14:.B$1013];[.B966])/1000" office:value-type="float" office:value="0.953">
            <text:p>0,953</text:p>
          </table:table-cell>
          <table:table-cell table:formula="of:=IF(AND([.F$5]&lt;[.B966];[.B966]&lt;=[.F$6]);([.A966]-[.F$5])/([.F$6]-[.F$5]);1)" office:value-type="float" office:value="0.503755834891667">
            <text:p>0,5037558349</text:p>
          </table:table-cell>
          <table:table-cell table:formula="of:=ABS([.D966]-[.C966])" office:value-type="float" office:value="0.449244165108333">
            <text:p>0,4492441651</text:p>
          </table:table-cell>
          <table:table-cell table:formula="of:=ABS([.D966]-[.C965])" office:value-type="float" office:value="0.448244165108333">
            <text:p>0,4482441651</text:p>
          </table:table-cell>
        </table:table-row>
        <table:table-row table:style-name="ro1">
          <table:table-cell office:value-type="float" office:value="4.42922711818">
            <text:p>4,4292271182</text:p>
          </table:table-cell>
          <table:table-cell office:value-type="float" office:value="8.76307738467">
            <text:p>8,7630773847</text:p>
          </table:table-cell>
          <table:table-cell table:formula="of:=FREQUENCY([.B$14:.B$1013];[.B967])/1000" office:value-type="float" office:value="0.954">
            <text:p>0,954</text:p>
          </table:table-cell>
          <table:table-cell table:formula="of:=IF(AND([.F$5]&lt;[.B967];[.B967]&lt;=[.F$6]);([.A967]-[.F$5])/([.F$6]-[.F$5]);1)" office:value-type="float" office:value="0.238204519696667">
            <text:p>0,2382045197</text:p>
          </table:table-cell>
          <table:table-cell table:formula="of:=ABS([.D967]-[.C967])" office:value-type="float" office:value="0.715795480303333">
            <text:p>0,7157954803</text:p>
          </table:table-cell>
          <table:table-cell table:formula="of:=ABS([.D967]-[.C966])" office:value-type="float" office:value="0.714795480303333">
            <text:p>0,7147954803</text:p>
          </table:table-cell>
        </table:table-row>
        <table:table-row table:style-name="ro1">
          <table:table-cell office:value-type="float" office:value="4.10387146872">
            <text:p>4,1038714687</text:p>
          </table:table-cell>
          <table:table-cell office:value-type="float" office:value="8.76915899603">
            <text:p>8,769158996</text:p>
          </table:table-cell>
          <table:table-cell table:formula="of:=FREQUENCY([.B$14:.B$1013];[.B968])/1000" office:value-type="float" office:value="0.955">
            <text:p>0,955</text:p>
          </table:table-cell>
          <table:table-cell table:formula="of:=IF(AND([.F$5]&lt;[.B968];[.B968]&lt;=[.F$6]);([.A968]-[.F$5])/([.F$6]-[.F$5]);1)" office:value-type="float" office:value="0.18397857812">
            <text:p>0,1839785781</text:p>
          </table:table-cell>
          <table:table-cell table:formula="of:=ABS([.D968]-[.C968])" office:value-type="float" office:value="0.77102142188">
            <text:p>0,7710214219</text:p>
          </table:table-cell>
          <table:table-cell table:formula="of:=ABS([.D968]-[.C967])" office:value-type="float" office:value="0.77002142188">
            <text:p>0,7700214219</text:p>
          </table:table-cell>
        </table:table-row>
        <table:table-row table:style-name="ro1">
          <table:table-cell office:value-type="float" office:value="5.18904302506">
            <text:p>5,1890430251</text:p>
          </table:table-cell>
          <table:table-cell office:value-type="float" office:value="8.77402563289">
            <text:p>8,7740256329</text:p>
          </table:table-cell>
          <table:table-cell table:formula="of:=FREQUENCY([.B$14:.B$1013];[.B969])/1000" office:value-type="float" office:value="0.956">
            <text:p>0,956</text:p>
          </table:table-cell>
          <table:table-cell table:formula="of:=IF(AND([.F$5]&lt;[.B969];[.B969]&lt;=[.F$6]);([.A969]-[.F$5])/([.F$6]-[.F$5]);1)" office:value-type="float" office:value="0.364840504176667">
            <text:p>0,3648405042</text:p>
          </table:table-cell>
          <table:table-cell table:formula="of:=ABS([.D969]-[.C969])" office:value-type="float" office:value="0.591159495823333">
            <text:p>0,5911594958</text:p>
          </table:table-cell>
          <table:table-cell table:formula="of:=ABS([.D969]-[.C968])" office:value-type="float" office:value="0.590159495823333">
            <text:p>0,5901594958</text:p>
          </table:table-cell>
        </table:table-row>
        <table:table-row table:style-name="ro1">
          <table:table-cell office:value-type="float" office:value="7.68368284506">
            <text:p>7,6836828451</text:p>
          </table:table-cell>
          <table:table-cell office:value-type="float" office:value="8.77593188329">
            <text:p>8,7759318833</text:p>
          </table:table-cell>
          <table:table-cell table:formula="of:=FREQUENCY([.B$14:.B$1013];[.B970])/1000" office:value-type="float" office:value="0.957">
            <text:p>0,957</text:p>
          </table:table-cell>
          <table:table-cell table:formula="of:=IF(AND([.F$5]&lt;[.B970];[.B970]&lt;=[.F$6]);([.A970]-[.F$5])/([.F$6]-[.F$5]);1)" office:value-type="float" office:value="0.78061380751">
            <text:p>0,7806138075</text:p>
          </table:table-cell>
          <table:table-cell table:formula="of:=ABS([.D970]-[.C970])" office:value-type="float" office:value="0.17638619249">
            <text:p>0,1763861925</text:p>
          </table:table-cell>
          <table:table-cell table:formula="of:=ABS([.D970]-[.C969])" office:value-type="float" office:value="0.17538619249">
            <text:p>0,1753861925</text:p>
          </table:table-cell>
        </table:table-row>
        <table:table-row table:style-name="ro1">
          <table:table-cell office:value-type="float" office:value="8.87949913831">
            <text:p>8,8794991383</text:p>
          </table:table-cell>
          <table:table-cell office:value-type="float" office:value="8.77738227811">
            <text:p>8,7773822781</text:p>
          </table:table-cell>
          <table:table-cell table:formula="of:=FREQUENCY([.B$14:.B$1013];[.B971])/1000" office:value-type="float" office:value="0.958">
            <text:p>0,958</text:p>
          </table:table-cell>
          <table:table-cell table:formula="of:=IF(AND([.F$5]&lt;[.B971];[.B971]&lt;=[.F$6]);([.A971]-[.F$5])/([.F$6]-[.F$5]);1)" office:value-type="float" office:value="0.979916523051667">
            <text:p>0,9799165231</text:p>
          </table:table-cell>
          <table:table-cell table:formula="of:=ABS([.D971]-[.C971])" office:value-type="float" office:value="0.0219165230516666">
            <text:p>0,0219165231</text:p>
          </table:table-cell>
          <table:table-cell table:formula="of:=ABS([.D971]-[.C970])" office:value-type="float" office:value="0.0229165230516666">
            <text:p>0,0229165231</text:p>
          </table:table-cell>
        </table:table-row>
        <table:table-row table:style-name="ro1">
          <table:table-cell office:value-type="float" office:value="8.91547276819">
            <text:p>8,9154727682</text:p>
          </table:table-cell>
          <table:table-cell office:value-type="float" office:value="8.77889579611">
            <text:p>8,7788957961</text:p>
          </table:table-cell>
          <table:table-cell table:formula="of:=FREQUENCY([.B$14:.B$1013];[.B972])/1000" office:value-type="float" office:value="0.959">
            <text:p>0,959</text:p>
          </table:table-cell>
          <table:table-cell table:formula="of:=IF(AND([.F$5]&lt;[.B972];[.B972]&lt;=[.F$6]);([.A972]-[.F$5])/([.F$6]-[.F$5]);1)" office:value-type="float" office:value="0.985912128031667">
            <text:p>0,985912128</text:p>
          </table:table-cell>
          <table:table-cell table:formula="of:=ABS([.D972]-[.C972])" office:value-type="float" office:value="0.0269121280316666">
            <text:p>0,026912128</text:p>
          </table:table-cell>
          <table:table-cell table:formula="of:=ABS([.D972]-[.C971])" office:value-type="float" office:value="0.0279121280316666">
            <text:p>0,027912128</text:p>
          </table:table-cell>
        </table:table-row>
        <table:table-row table:style-name="ro1">
          <table:table-cell office:value-type="float" office:value="4.31960015985">
            <text:p>4,3196001599</text:p>
          </table:table-cell>
          <table:table-cell office:value-type="float" office:value="8.79462050245">
            <text:p>8,7946205025</text:p>
          </table:table-cell>
          <table:table-cell table:formula="of:=FREQUENCY([.B$14:.B$1013];[.B973])/1000" office:value-type="float" office:value="0.96">
            <text:p>0,96</text:p>
          </table:table-cell>
          <table:table-cell table:formula="of:=IF(AND([.F$5]&lt;[.B973];[.B973]&lt;=[.F$6]);([.A973]-[.F$5])/([.F$6]-[.F$5]);1)" office:value-type="float" office:value="0.219933359975">
            <text:p>0,21993336</text:p>
          </table:table-cell>
          <table:table-cell table:formula="of:=ABS([.D973]-[.C973])" office:value-type="float" office:value="0.740066640025">
            <text:p>0,74006664</text:p>
          </table:table-cell>
          <table:table-cell table:formula="of:=ABS([.D973]-[.C972])" office:value-type="float" office:value="0.739066640025">
            <text:p>0,73906664</text:p>
          </table:table-cell>
        </table:table-row>
        <table:table-row table:style-name="ro1">
          <table:table-cell office:value-type="float" office:value="4.65783239848">
            <text:p>4,6578323985</text:p>
          </table:table-cell>
          <table:table-cell office:value-type="float" office:value="8.79919648981">
            <text:p>8,7991964898</text:p>
          </table:table-cell>
          <table:table-cell table:formula="of:=FREQUENCY([.B$14:.B$1013];[.B974])/1000" office:value-type="float" office:value="0.961">
            <text:p>0,961</text:p>
          </table:table-cell>
          <table:table-cell table:formula="of:=IF(AND([.F$5]&lt;[.B974];[.B974]&lt;=[.F$6]);([.A974]-[.F$5])/([.F$6]-[.F$5]);1)" office:value-type="float" office:value="0.276305399746667">
            <text:p>0,2763053997</text:p>
          </table:table-cell>
          <table:table-cell table:formula="of:=ABS([.D974]-[.C974])" office:value-type="float" office:value="0.684694600253333">
            <text:p>0,6846946003</text:p>
          </table:table-cell>
          <table:table-cell table:formula="of:=ABS([.D974]-[.C973])" office:value-type="float" office:value="0.683694600253333">
            <text:p>0,6836946003</text:p>
          </table:table-cell>
        </table:table-row>
        <table:table-row table:style-name="ro1">
          <table:table-cell office:value-type="float" office:value="5.17365529139">
            <text:p>5,1736552914</text:p>
          </table:table-cell>
          <table:table-cell office:value-type="float" office:value="8.81202303405">
            <text:p>8,8120230341</text:p>
          </table:table-cell>
          <table:table-cell table:formula="of:=FREQUENCY([.B$14:.B$1013];[.B975])/1000" office:value-type="float" office:value="0.962">
            <text:p>0,962</text:p>
          </table:table-cell>
          <table:table-cell table:formula="of:=IF(AND([.F$5]&lt;[.B975];[.B975]&lt;=[.F$6]);([.A975]-[.F$5])/([.F$6]-[.F$5]);1)" office:value-type="float" office:value="0.362275881898333">
            <text:p>0,3622758819</text:p>
          </table:table-cell>
          <table:table-cell table:formula="of:=ABS([.D975]-[.C975])" office:value-type="float" office:value="0.599724118101667">
            <text:p>0,5997241181</text:p>
          </table:table-cell>
          <table:table-cell table:formula="of:=ABS([.D975]-[.C974])" office:value-type="float" office:value="0.598724118101667">
            <text:p>0,5987241181</text:p>
          </table:table-cell>
        </table:table-row>
        <table:table-row table:style-name="ro1">
          <table:table-cell office:value-type="float" office:value="4.35540743485">
            <text:p>4,3554074349</text:p>
          </table:table-cell>
          <table:table-cell office:value-type="float" office:value="8.81412704145">
            <text:p>8,8141270415</text:p>
          </table:table-cell>
          <table:table-cell table:formula="of:=FREQUENCY([.B$14:.B$1013];[.B976])/1000" office:value-type="float" office:value="0.963">
            <text:p>0,963</text:p>
          </table:table-cell>
          <table:table-cell table:formula="of:=IF(AND([.F$5]&lt;[.B976];[.B976]&lt;=[.F$6]);([.A976]-[.F$5])/([.F$6]-[.F$5]);1)" office:value-type="float" office:value="0.225901239141667">
            <text:p>0,2259012391</text:p>
          </table:table-cell>
          <table:table-cell table:formula="of:=ABS([.D976]-[.C976])" office:value-type="float" office:value="0.737098760858333">
            <text:p>0,7370987609</text:p>
          </table:table-cell>
          <table:table-cell table:formula="of:=ABS([.D976]-[.C975])" office:value-type="float" office:value="0.736098760858333">
            <text:p>0,7360987609</text:p>
          </table:table-cell>
        </table:table-row>
        <table:table-row table:style-name="ro1">
          <table:table-cell office:value-type="float" office:value="8.35708162553">
            <text:p>8,3570816255</text:p>
          </table:table-cell>
          <table:table-cell office:value-type="float" office:value="8.8156951644">
            <text:p>8,8156951644</text:p>
          </table:table-cell>
          <table:table-cell table:formula="of:=FREQUENCY([.B$14:.B$1013];[.B977])/1000" office:value-type="float" office:value="0.964">
            <text:p>0,964</text:p>
          </table:table-cell>
          <table:table-cell table:formula="of:=IF(AND([.F$5]&lt;[.B977];[.B977]&lt;=[.F$6]);([.A977]-[.F$5])/([.F$6]-[.F$5]);1)" office:value-type="float" office:value="0.892846937588333">
            <text:p>0,8928469376</text:p>
          </table:table-cell>
          <table:table-cell table:formula="of:=ABS([.D977]-[.C977])" office:value-type="float" office:value="0.0711530624116666">
            <text:p>0,0711530624</text:p>
          </table:table-cell>
          <table:table-cell table:formula="of:=ABS([.D977]-[.C976])" office:value-type="float" office:value="0.0701530624116666">
            <text:p>0,0701530624</text:p>
          </table:table-cell>
        </table:table-row>
        <table:table-row table:style-name="ro1">
          <table:table-cell office:value-type="float" office:value="5.29847578432">
            <text:p>5,2984757843</text:p>
          </table:table-cell>
          <table:table-cell office:value-type="float" office:value="8.81833320882">
            <text:p>8,8183332088</text:p>
          </table:table-cell>
          <table:table-cell table:formula="of:=FREQUENCY([.B$14:.B$1013];[.B978])/1000" office:value-type="float" office:value="0.965">
            <text:p>0,965</text:p>
          </table:table-cell>
          <table:table-cell table:formula="of:=IF(AND([.F$5]&lt;[.B978];[.B978]&lt;=[.F$6]);([.A978]-[.F$5])/([.F$6]-[.F$5]);1)" office:value-type="float" office:value="0.383079297386667">
            <text:p>0,3830792974</text:p>
          </table:table-cell>
          <table:table-cell table:formula="of:=ABS([.D978]-[.C978])" office:value-type="float" office:value="0.581920702613333">
            <text:p>0,5819207026</text:p>
          </table:table-cell>
          <table:table-cell table:formula="of:=ABS([.D978]-[.C977])" office:value-type="float" office:value="0.580920702613333">
            <text:p>0,5809207026</text:p>
          </table:table-cell>
        </table:table-row>
        <table:table-row table:style-name="ro1">
          <table:table-cell office:value-type="float" office:value="5.06314171873">
            <text:p>5,0631417187</text:p>
          </table:table-cell>
          <table:table-cell office:value-type="float" office:value="8.82374869701">
            <text:p>8,823748697</text:p>
          </table:table-cell>
          <table:table-cell table:formula="of:=FREQUENCY([.B$14:.B$1013];[.B979])/1000" office:value-type="float" office:value="0.966">
            <text:p>0,966</text:p>
          </table:table-cell>
          <table:table-cell table:formula="of:=IF(AND([.F$5]&lt;[.B979];[.B979]&lt;=[.F$6]);([.A979]-[.F$5])/([.F$6]-[.F$5]);1)" office:value-type="float" office:value="0.343856953121667">
            <text:p>0,3438569531</text:p>
          </table:table-cell>
          <table:table-cell table:formula="of:=ABS([.D979]-[.C979])" office:value-type="float" office:value="0.622143046878333">
            <text:p>0,6221430469</text:p>
          </table:table-cell>
          <table:table-cell table:formula="of:=ABS([.D979]-[.C978])" office:value-type="float" office:value="0.621143046878333">
            <text:p>0,6211430469</text:p>
          </table:table-cell>
        </table:table-row>
        <table:table-row table:style-name="ro1">
          <table:table-cell office:value-type="float" office:value="8.77402563289">
            <text:p>8,7740256329</text:p>
          </table:table-cell>
          <table:table-cell office:value-type="float" office:value="8.82553967549">
            <text:p>8,8255396755</text:p>
          </table:table-cell>
          <table:table-cell table:formula="of:=FREQUENCY([.B$14:.B$1013];[.B980])/1000" office:value-type="float" office:value="0.967">
            <text:p>0,967</text:p>
          </table:table-cell>
          <table:table-cell table:formula="of:=IF(AND([.F$5]&lt;[.B980];[.B980]&lt;=[.F$6]);([.A980]-[.F$5])/([.F$6]-[.F$5]);1)" office:value-type="float" office:value="0.962337605481667">
            <text:p>0,9623376055</text:p>
          </table:table-cell>
          <table:table-cell table:formula="of:=ABS([.D980]-[.C980])" office:value-type="float" office:value="0.00466239451833328">
            <text:p>0,0046623945</text:p>
          </table:table-cell>
          <table:table-cell table:formula="of:=ABS([.D980]-[.C979])" office:value-type="float" office:value="0.00366239451833328">
            <text:p>0,0036623945</text:p>
          </table:table-cell>
        </table:table-row>
        <table:table-row table:style-name="ro1">
          <table:table-cell office:value-type="float" office:value="6.27098705431">
            <text:p>6,2709870543</text:p>
          </table:table-cell>
          <table:table-cell office:value-type="float" office:value="8.83044991965">
            <text:p>8,8304499197</text:p>
          </table:table-cell>
          <table:table-cell table:formula="of:=FREQUENCY([.B$14:.B$1013];[.B981])/1000" office:value-type="float" office:value="0.968">
            <text:p>0,968</text:p>
          </table:table-cell>
          <table:table-cell table:formula="of:=IF(AND([.F$5]&lt;[.B981];[.B981]&lt;=[.F$6]);([.A981]-[.F$5])/([.F$6]-[.F$5]);1)" office:value-type="float" office:value="0.545164509051667">
            <text:p>0,5451645091</text:p>
          </table:table-cell>
          <table:table-cell table:formula="of:=ABS([.D981]-[.C981])" office:value-type="float" office:value="0.422835490948333">
            <text:p>0,4228354909</text:p>
          </table:table-cell>
          <table:table-cell table:formula="of:=ABS([.D981]-[.C980])" office:value-type="float" office:value="0.421835490948333">
            <text:p>0,4218354909</text:p>
          </table:table-cell>
        </table:table-row>
        <table:table-row table:style-name="ro1">
          <table:table-cell office:value-type="float" office:value="6.96959973324">
            <text:p>6,9695997332</text:p>
          </table:table-cell>
          <table:table-cell office:value-type="float" office:value="8.84485796093">
            <text:p>8,8448579609</text:p>
          </table:table-cell>
          <table:table-cell table:formula="of:=FREQUENCY([.B$14:.B$1013];[.B982])/1000" office:value-type="float" office:value="0.969">
            <text:p>0,969</text:p>
          </table:table-cell>
          <table:table-cell table:formula="of:=IF(AND([.F$5]&lt;[.B982];[.B982]&lt;=[.F$6]);([.A982]-[.F$5])/([.F$6]-[.F$5]);1)" office:value-type="float" office:value="0.66159995554">
            <text:p>0,6615999555</text:p>
          </table:table-cell>
          <table:table-cell table:formula="of:=ABS([.D982]-[.C982])" office:value-type="float" office:value="0.30740004446">
            <text:p>0,3074000445</text:p>
          </table:table-cell>
          <table:table-cell table:formula="of:=ABS([.D982]-[.C981])" office:value-type="float" office:value="0.30640004446">
            <text:p>0,3064000445</text:p>
          </table:table-cell>
        </table:table-row>
        <table:table-row table:style-name="ro1">
          <table:table-cell office:value-type="float" office:value="7.41785617014">
            <text:p>7,4178561701</text:p>
          </table:table-cell>
          <table:table-cell office:value-type="float" office:value="8.86030295691">
            <text:p>8,8603029569</text:p>
          </table:table-cell>
          <table:table-cell table:formula="of:=FREQUENCY([.B$14:.B$1013];[.B983])/1000" office:value-type="float" office:value="0.97">
            <text:p>0,97</text:p>
          </table:table-cell>
          <table:table-cell table:formula="of:=IF(AND([.F$5]&lt;[.B983];[.B983]&lt;=[.F$6]);([.A983]-[.F$5])/([.F$6]-[.F$5]);1)" office:value-type="float" office:value="0.73630936169">
            <text:p>0,7363093617</text:p>
          </table:table-cell>
          <table:table-cell table:formula="of:=ABS([.D983]-[.C983])" office:value-type="float" office:value="0.23369063831">
            <text:p>0,2336906383</text:p>
          </table:table-cell>
          <table:table-cell table:formula="of:=ABS([.D983]-[.C982])" office:value-type="float" office:value="0.23269063831">
            <text:p>0,2326906383</text:p>
          </table:table-cell>
        </table:table-row>
        <table:table-row table:style-name="ro1">
          <table:table-cell office:value-type="float" office:value="3.52002162654">
            <text:p>3,5200216265</text:p>
          </table:table-cell>
          <table:table-cell office:value-type="float" office:value="8.86140738377">
            <text:p>8,8614073838</text:p>
          </table:table-cell>
          <table:table-cell table:formula="of:=FREQUENCY([.B$14:.B$1013];[.B984])/1000" office:value-type="float" office:value="0.971">
            <text:p>0,971</text:p>
          </table:table-cell>
          <table:table-cell table:formula="of:=IF(AND([.F$5]&lt;[.B984];[.B984]&lt;=[.F$6]);([.A984]-[.F$5])/([.F$6]-[.F$5]);1)" office:value-type="float" office:value="0.08667027109">
            <text:p>0,0866702711</text:p>
          </table:table-cell>
          <table:table-cell table:formula="of:=ABS([.D984]-[.C984])" office:value-type="float" office:value="0.88432972891">
            <text:p>0,8843297289</text:p>
          </table:table-cell>
          <table:table-cell table:formula="of:=ABS([.D984]-[.C983])" office:value-type="float" office:value="0.88332972891">
            <text:p>0,8833297289</text:p>
          </table:table-cell>
        </table:table-row>
        <table:table-row table:style-name="ro1">
          <table:table-cell office:value-type="float" office:value="3.48447227971">
            <text:p>3,4844722797</text:p>
          </table:table-cell>
          <table:table-cell office:value-type="float" office:value="8.86449020471">
            <text:p>8,8644902047</text:p>
          </table:table-cell>
          <table:table-cell table:formula="of:=FREQUENCY([.B$14:.B$1013];[.B985])/1000" office:value-type="float" office:value="0.972">
            <text:p>0,972</text:p>
          </table:table-cell>
          <table:table-cell table:formula="of:=IF(AND([.F$5]&lt;[.B985];[.B985]&lt;=[.F$6]);([.A985]-[.F$5])/([.F$6]-[.F$5]);1)" office:value-type="float" office:value="0.0807453799516666">
            <text:p>0,08074538</text:p>
          </table:table-cell>
          <table:table-cell table:formula="of:=ABS([.D985]-[.C985])" office:value-type="float" office:value="0.891254620048333">
            <text:p>0,89125462</text:p>
          </table:table-cell>
          <table:table-cell table:formula="of:=ABS([.D985]-[.C984])" office:value-type="float" office:value="0.890254620048333">
            <text:p>0,89025462</text:p>
          </table:table-cell>
        </table:table-row>
        <table:table-row table:style-name="ro1">
          <table:table-cell office:value-type="float" office:value="7.33701378548">
            <text:p>7,3370137855</text:p>
          </table:table-cell>
          <table:table-cell office:value-type="float" office:value="8.86636208106">
            <text:p>8,8663620811</text:p>
          </table:table-cell>
          <table:table-cell table:formula="of:=FREQUENCY([.B$14:.B$1013];[.B986])/1000" office:value-type="float" office:value="0.973">
            <text:p>0,973</text:p>
          </table:table-cell>
          <table:table-cell table:formula="of:=IF(AND([.F$5]&lt;[.B986];[.B986]&lt;=[.F$6]);([.A986]-[.F$5])/([.F$6]-[.F$5]);1)" office:value-type="float" office:value="0.722835630913333">
            <text:p>0,7228356309</text:p>
          </table:table-cell>
          <table:table-cell table:formula="of:=ABS([.D986]-[.C986])" office:value-type="float" office:value="0.250164369086667">
            <text:p>0,2501643691</text:p>
          </table:table-cell>
          <table:table-cell table:formula="of:=ABS([.D986]-[.C985])" office:value-type="float" office:value="0.249164369086667">
            <text:p>0,2491643691</text:p>
          </table:table-cell>
        </table:table-row>
        <table:table-row table:style-name="ro1">
          <table:table-cell office:value-type="float" office:value="5.09990110345">
            <text:p>5,0999011035</text:p>
          </table:table-cell>
          <table:table-cell office:value-type="float" office:value="8.86809240266">
            <text:p>8,8680924027</text:p>
          </table:table-cell>
          <table:table-cell table:formula="of:=FREQUENCY([.B$14:.B$1013];[.B987])/1000" office:value-type="float" office:value="0.974">
            <text:p>0,974</text:p>
          </table:table-cell>
          <table:table-cell table:formula="of:=IF(AND([.F$5]&lt;[.B987];[.B987]&lt;=[.F$6]);([.A987]-[.F$5])/([.F$6]-[.F$5]);1)" office:value-type="float" office:value="0.349983517241667">
            <text:p>0,3499835172</text:p>
          </table:table-cell>
          <table:table-cell table:formula="of:=ABS([.D987]-[.C987])" office:value-type="float" office:value="0.624016482758333">
            <text:p>0,6240164828</text:p>
          </table:table-cell>
          <table:table-cell table:formula="of:=ABS([.D987]-[.C986])" office:value-type="float" office:value="0.623016482758333">
            <text:p>0,6230164828</text:p>
          </table:table-cell>
        </table:table-row>
        <table:table-row table:style-name="ro1">
          <table:table-cell office:value-type="float" office:value="8.09325031341">
            <text:p>8,0932503134</text:p>
          </table:table-cell>
          <table:table-cell office:value-type="float" office:value="8.87358533691">
            <text:p>8,8735853369</text:p>
          </table:table-cell>
          <table:table-cell table:formula="of:=FREQUENCY([.B$14:.B$1013];[.B988])/1000" office:value-type="float" office:value="0.975">
            <text:p>0,975</text:p>
          </table:table-cell>
          <table:table-cell table:formula="of:=IF(AND([.F$5]&lt;[.B988];[.B988]&lt;=[.F$6]);([.A988]-[.F$5])/([.F$6]-[.F$5]);1)" office:value-type="float" office:value="0.848875052235">
            <text:p>0,8488750522</text:p>
          </table:table-cell>
          <table:table-cell table:formula="of:=ABS([.D988]-[.C988])" office:value-type="float" office:value="0.126124947765">
            <text:p>0,1261249478</text:p>
          </table:table-cell>
          <table:table-cell table:formula="of:=ABS([.D988]-[.C987])" office:value-type="float" office:value="0.125124947765">
            <text:p>0,1251249478</text:p>
          </table:table-cell>
        </table:table-row>
        <table:table-row table:style-name="ro1">
          <table:table-cell office:value-type="float" office:value="5.77167030531">
            <text:p>5,7716703053</text:p>
          </table:table-cell>
          <table:table-cell office:value-type="float" office:value="8.87878382586">
            <text:p>8,8787838259</text:p>
          </table:table-cell>
          <table:table-cell table:formula="of:=FREQUENCY([.B$14:.B$1013];[.B989])/1000" office:value-type="float" office:value="0.976">
            <text:p>0,976</text:p>
          </table:table-cell>
          <table:table-cell table:formula="of:=IF(AND([.F$5]&lt;[.B989];[.B989]&lt;=[.F$6]);([.A989]-[.F$5])/([.F$6]-[.F$5]);1)" office:value-type="float" office:value="0.461945050885">
            <text:p>0,4619450509</text:p>
          </table:table-cell>
          <table:table-cell table:formula="of:=ABS([.D989]-[.C989])" office:value-type="float" office:value="0.514054949115">
            <text:p>0,5140549491</text:p>
          </table:table-cell>
          <table:table-cell table:formula="of:=ABS([.D989]-[.C988])" office:value-type="float" office:value="0.513054949115">
            <text:p>0,5130549491</text:p>
          </table:table-cell>
        </table:table-row>
        <table:table-row table:style-name="ro1">
          <table:table-cell office:value-type="float" office:value="7.59827355735">
            <text:p>7,5982735574</text:p>
          </table:table-cell>
          <table:table-cell office:value-type="float" office:value="8.87934032727">
            <text:p>8,8793403273</text:p>
          </table:table-cell>
          <table:table-cell table:formula="of:=FREQUENCY([.B$14:.B$1013];[.B990])/1000" office:value-type="float" office:value="0.977">
            <text:p>0,977</text:p>
          </table:table-cell>
          <table:table-cell table:formula="of:=IF(AND([.F$5]&lt;[.B990];[.B990]&lt;=[.F$6]);([.A990]-[.F$5])/([.F$6]-[.F$5]);1)" office:value-type="float" office:value="0.766378926225">
            <text:p>0,7663789262</text:p>
          </table:table-cell>
          <table:table-cell table:formula="of:=ABS([.D990]-[.C990])" office:value-type="float" office:value="0.210621073775">
            <text:p>0,2106210738</text:p>
          </table:table-cell>
          <table:table-cell table:formula="of:=ABS([.D990]-[.C989])" office:value-type="float" office:value="0.209621073775">
            <text:p>0,2096210738</text:p>
          </table:table-cell>
        </table:table-row>
        <table:table-row table:style-name="ro1">
          <table:table-cell office:value-type="float" office:value="6.07458917274">
            <text:p>6,0745891727</text:p>
          </table:table-cell>
          <table:table-cell office:value-type="float" office:value="8.87949913831">
            <text:p>8,8794991383</text:p>
          </table:table-cell>
          <table:table-cell table:formula="of:=FREQUENCY([.B$14:.B$1013];[.B991])/1000" office:value-type="float" office:value="0.978">
            <text:p>0,978</text:p>
          </table:table-cell>
          <table:table-cell table:formula="of:=IF(AND([.F$5]&lt;[.B991];[.B991]&lt;=[.F$6]);([.A991]-[.F$5])/([.F$6]-[.F$5]);1)" office:value-type="float" office:value="0.51243152879">
            <text:p>0,5124315288</text:p>
          </table:table-cell>
          <table:table-cell table:formula="of:=ABS([.D991]-[.C991])" office:value-type="float" office:value="0.46556847121">
            <text:p>0,4655684712</text:p>
          </table:table-cell>
          <table:table-cell table:formula="of:=ABS([.D991]-[.C990])" office:value-type="float" office:value="0.46456847121">
            <text:p>0,4645684712</text:p>
          </table:table-cell>
        </table:table-row>
        <table:table-row table:style-name="ro1">
          <table:table-cell office:value-type="float" office:value="5.65683440686">
            <text:p>5,6568344069</text:p>
          </table:table-cell>
          <table:table-cell office:value-type="float" office:value="8.88135230095">
            <text:p>8,881352301</text:p>
          </table:table-cell>
          <table:table-cell table:formula="of:=FREQUENCY([.B$14:.B$1013];[.B992])/1000" office:value-type="float" office:value="0.979">
            <text:p>0,979</text:p>
          </table:table-cell>
          <table:table-cell table:formula="of:=IF(AND([.F$5]&lt;[.B992];[.B992]&lt;=[.F$6]);([.A992]-[.F$5])/([.F$6]-[.F$5]);1)" office:value-type="float" office:value="0.442805734476667">
            <text:p>0,4428057345</text:p>
          </table:table-cell>
          <table:table-cell table:formula="of:=ABS([.D992]-[.C992])" office:value-type="float" office:value="0.536194265523333">
            <text:p>0,5361942655</text:p>
          </table:table-cell>
          <table:table-cell table:formula="of:=ABS([.D992]-[.C991])" office:value-type="float" office:value="0.535194265523333">
            <text:p>0,5351942655</text:p>
          </table:table-cell>
        </table:table-row>
        <table:table-row table:style-name="ro1">
          <table:table-cell office:value-type="float" office:value="6.07032395118">
            <text:p>6,0703239512</text:p>
          </table:table-cell>
          <table:table-cell office:value-type="float" office:value="8.8829005186">
            <text:p>8,8829005186</text:p>
          </table:table-cell>
          <table:table-cell table:formula="of:=FREQUENCY([.B$14:.B$1013];[.B993])/1000" office:value-type="float" office:value="0.98">
            <text:p>0,98</text:p>
          </table:table-cell>
          <table:table-cell table:formula="of:=IF(AND([.F$5]&lt;[.B993];[.B993]&lt;=[.F$6]);([.A993]-[.F$5])/([.F$6]-[.F$5]);1)" office:value-type="float" office:value="0.51172065853">
            <text:p>0,5117206585</text:p>
          </table:table-cell>
          <table:table-cell table:formula="of:=ABS([.D993]-[.C993])" office:value-type="float" office:value="0.46827934147">
            <text:p>0,4682793415</text:p>
          </table:table-cell>
          <table:table-cell table:formula="of:=ABS([.D993]-[.C992])" office:value-type="float" office:value="0.46727934147">
            <text:p>0,4672793415</text:p>
          </table:table-cell>
        </table:table-row>
        <table:table-row table:style-name="ro1">
          <table:table-cell office:value-type="float" office:value="7.17915363103">
            <text:p>7,179153631</text:p>
          </table:table-cell>
          <table:table-cell office:value-type="float" office:value="8.88973151628">
            <text:p>8,8897315163</text:p>
          </table:table-cell>
          <table:table-cell table:formula="of:=FREQUENCY([.B$14:.B$1013];[.B994])/1000" office:value-type="float" office:value="0.981">
            <text:p>0,981</text:p>
          </table:table-cell>
          <table:table-cell table:formula="of:=IF(AND([.F$5]&lt;[.B994];[.B994]&lt;=[.F$6]);([.A994]-[.F$5])/([.F$6]-[.F$5]);1)" office:value-type="float" office:value="0.696525605171667">
            <text:p>0,6965256052</text:p>
          </table:table-cell>
          <table:table-cell table:formula="of:=ABS([.D994]-[.C994])" office:value-type="float" office:value="0.284474394828333">
            <text:p>0,2844743948</text:p>
          </table:table-cell>
          <table:table-cell table:formula="of:=ABS([.D994]-[.C993])" office:value-type="float" office:value="0.283474394828333">
            <text:p>0,2834743948</text:p>
          </table:table-cell>
        </table:table-row>
        <table:table-row table:style-name="ro1">
          <table:table-cell office:value-type="float" office:value="3.61777242284">
            <text:p>3,6177724228</text:p>
          </table:table-cell>
          <table:table-cell office:value-type="float" office:value="8.89333807882">
            <text:p>8,8933380788</text:p>
          </table:table-cell>
          <table:table-cell table:formula="of:=FREQUENCY([.B$14:.B$1013];[.B995])/1000" office:value-type="float" office:value="0.982">
            <text:p>0,982</text:p>
          </table:table-cell>
          <table:table-cell table:formula="of:=IF(AND([.F$5]&lt;[.B995];[.B995]&lt;=[.F$6]);([.A995]-[.F$5])/([.F$6]-[.F$5]);1)" office:value-type="float" office:value="0.102962070473333">
            <text:p>0,1029620705</text:p>
          </table:table-cell>
          <table:table-cell table:formula="of:=ABS([.D995]-[.C995])" office:value-type="float" office:value="0.879037929526667">
            <text:p>0,8790379295</text:p>
          </table:table-cell>
          <table:table-cell table:formula="of:=ABS([.D995]-[.C994])" office:value-type="float" office:value="0.878037929526667">
            <text:p>0,8780379295</text:p>
          </table:table-cell>
        </table:table-row>
        <table:table-row table:style-name="ro1">
          <table:table-cell office:value-type="float" office:value="3.05097241497">
            <text:p>3,050972415</text:p>
          </table:table-cell>
          <table:table-cell office:value-type="float" office:value="8.90328036665">
            <text:p>8,9032803667</text:p>
          </table:table-cell>
          <table:table-cell table:formula="of:=FREQUENCY([.B$14:.B$1013];[.B996])/1000" office:value-type="float" office:value="0.983">
            <text:p>0,983</text:p>
          </table:table-cell>
          <table:table-cell table:formula="of:=IF(AND([.F$5]&lt;[.B996];[.B996]&lt;=[.F$6]);([.A996]-[.F$5])/([.F$6]-[.F$5]);1)" office:value-type="float" office:value="0.00849540249499999">
            <text:p>0,0084954025</text:p>
          </table:table-cell>
          <table:table-cell table:formula="of:=ABS([.D996]-[.C996])" office:value-type="float" office:value="0.974504597505">
            <text:p>0,9745045975</text:p>
          </table:table-cell>
          <table:table-cell table:formula="of:=ABS([.D996]-[.C995])" office:value-type="float" office:value="0.973504597505">
            <text:p>0,9735045975</text:p>
          </table:table-cell>
        </table:table-row>
        <table:table-row table:style-name="ro1">
          <table:table-cell office:value-type="float" office:value="3.08582474797">
            <text:p>3,085824748</text:p>
          </table:table-cell>
          <table:table-cell office:value-type="float" office:value="8.91294103493">
            <text:p>8,9129410349</text:p>
          </table:table-cell>
          <table:table-cell table:formula="of:=FREQUENCY([.B$14:.B$1013];[.B997])/1000" office:value-type="float" office:value="0.984">
            <text:p>0,984</text:p>
          </table:table-cell>
          <table:table-cell table:formula="of:=IF(AND([.F$5]&lt;[.B997];[.B997]&lt;=[.F$6]);([.A997]-[.F$5])/([.F$6]-[.F$5]);1)" office:value-type="float" office:value="0.0143041246616666">
            <text:p>0,0143041247</text:p>
          </table:table-cell>
          <table:table-cell table:formula="of:=ABS([.D997]-[.C997])" office:value-type="float" office:value="0.969695875338333">
            <text:p>0,9696958753</text:p>
          </table:table-cell>
          <table:table-cell table:formula="of:=ABS([.D997]-[.C996])" office:value-type="float" office:value="0.968695875338333">
            <text:p>0,9686958753</text:p>
          </table:table-cell>
        </table:table-row>
        <table:table-row table:style-name="ro1">
          <table:table-cell office:value-type="float" office:value="6.31267977089">
            <text:p>6,3126797709</text:p>
          </table:table-cell>
          <table:table-cell office:value-type="float" office:value="8.91547276819">
            <text:p>8,9154727682</text:p>
          </table:table-cell>
          <table:table-cell table:formula="of:=FREQUENCY([.B$14:.B$1013];[.B998])/1000" office:value-type="float" office:value="0.985">
            <text:p>0,985</text:p>
          </table:table-cell>
          <table:table-cell table:formula="of:=IF(AND([.F$5]&lt;[.B998];[.B998]&lt;=[.F$6]);([.A998]-[.F$5])/([.F$6]-[.F$5]);1)" office:value-type="float" office:value="0.552113295148333">
            <text:p>0,5521132951</text:p>
          </table:table-cell>
          <table:table-cell table:formula="of:=ABS([.D998]-[.C998])" office:value-type="float" office:value="0.432886704851667">
            <text:p>0,4328867049</text:p>
          </table:table-cell>
          <table:table-cell table:formula="of:=ABS([.D998]-[.C997])" office:value-type="float" office:value="0.431886704851667">
            <text:p>0,4318867049</text:p>
          </table:table-cell>
        </table:table-row>
        <table:table-row table:style-name="ro1">
          <table:table-cell office:value-type="float" office:value="4.17454168965">
            <text:p>4,1745416897</text:p>
          </table:table-cell>
          <table:table-cell office:value-type="float" office:value="8.92171589023">
            <text:p>8,9217158902</text:p>
          </table:table-cell>
          <table:table-cell table:formula="of:=FREQUENCY([.B$14:.B$1013];[.B999])/1000" office:value-type="float" office:value="0.986">
            <text:p>0,986</text:p>
          </table:table-cell>
          <table:table-cell table:formula="of:=IF(AND([.F$5]&lt;[.B999];[.B999]&lt;=[.F$6]);([.A999]-[.F$5])/([.F$6]-[.F$5]);1)" office:value-type="float" office:value="0.195756948275">
            <text:p>0,1957569483</text:p>
          </table:table-cell>
          <table:table-cell table:formula="of:=ABS([.D999]-[.C999])" office:value-type="float" office:value="0.790243051725">
            <text:p>0,7902430517</text:p>
          </table:table-cell>
          <table:table-cell table:formula="of:=ABS([.D999]-[.C998])" office:value-type="float" office:value="0.789243051725">
            <text:p>0,7892430517</text:p>
          </table:table-cell>
        </table:table-row>
        <table:table-row table:style-name="ro1">
          <table:table-cell office:value-type="float" office:value="7.0944117159">
            <text:p>7,0944117159</text:p>
          </table:table-cell>
          <table:table-cell office:value-type="float" office:value="8.92278655382">
            <text:p>8,9227865538</text:p>
          </table:table-cell>
          <table:table-cell table:formula="of:=FREQUENCY([.B$14:.B$1013];[.B1000])/1000" office:value-type="float" office:value="0.987">
            <text:p>0,987</text:p>
          </table:table-cell>
          <table:table-cell table:formula="of:=IF(AND([.F$5]&lt;[.B1000];[.B1000]&lt;=[.F$6]);([.A1000]-[.F$5])/([.F$6]-[.F$5]);1)" office:value-type="float" office:value="0.68240195265">
            <text:p>0,6824019527</text:p>
          </table:table-cell>
          <table:table-cell table:formula="of:=ABS([.D1000]-[.C1000])" office:value-type="float" office:value="0.30459804735">
            <text:p>0,3045980474</text:p>
          </table:table-cell>
          <table:table-cell table:formula="of:=ABS([.D1000]-[.C999])" office:value-type="float" office:value="0.30359804735">
            <text:p>0,3035980474</text:p>
          </table:table-cell>
        </table:table-row>
        <table:table-row table:style-name="ro1">
          <table:table-cell office:value-type="float" office:value="7.24922096853">
            <text:p>7,2492209685</text:p>
          </table:table-cell>
          <table:table-cell office:value-type="float" office:value="8.9265763259">
            <text:p>8,9265763259</text:p>
          </table:table-cell>
          <table:table-cell table:formula="of:=FREQUENCY([.B$14:.B$1013];[.B1001])/1000" office:value-type="float" office:value="0.988">
            <text:p>0,988</text:p>
          </table:table-cell>
          <table:table-cell table:formula="of:=IF(AND([.F$5]&lt;[.B1001];[.B1001]&lt;=[.F$6]);([.A1001]-[.F$5])/([.F$6]-[.F$5]);1)" office:value-type="float" office:value="0.708203494755">
            <text:p>0,7082034948</text:p>
          </table:table-cell>
          <table:table-cell table:formula="of:=ABS([.D1001]-[.C1001])" office:value-type="float" office:value="0.279796505245">
            <text:p>0,2797965052</text:p>
          </table:table-cell>
          <table:table-cell table:formula="of:=ABS([.D1001]-[.C1000])" office:value-type="float" office:value="0.278796505245">
            <text:p>0,2787965052</text:p>
          </table:table-cell>
        </table:table-row>
        <table:table-row table:style-name="ro1">
          <table:table-cell office:value-type="float" office:value="4.40554878011">
            <text:p>4,4055487801</text:p>
          </table:table-cell>
          <table:table-cell office:value-type="float" office:value="8.92981932691">
            <text:p>8,9298193269</text:p>
          </table:table-cell>
          <table:table-cell table:formula="of:=FREQUENCY([.B$14:.B$1013];[.B1002])/1000" office:value-type="float" office:value="0.989">
            <text:p>0,989</text:p>
          </table:table-cell>
          <table:table-cell table:formula="of:=IF(AND([.F$5]&lt;[.B1002];[.B1002]&lt;=[.F$6]);([.A1002]-[.F$5])/([.F$6]-[.F$5]);1)" office:value-type="float" office:value="0.234258130018333">
            <text:p>0,23425813</text:p>
          </table:table-cell>
          <table:table-cell table:formula="of:=ABS([.D1002]-[.C1002])" office:value-type="float" office:value="0.754741869981667">
            <text:p>0,75474187</text:p>
          </table:table-cell>
          <table:table-cell table:formula="of:=ABS([.D1002]-[.C1001])" office:value-type="float" office:value="0.753741869981667">
            <text:p>0,75374187</text:p>
          </table:table-cell>
        </table:table-row>
        <table:table-row table:style-name="ro1">
          <table:table-cell office:value-type="float" office:value="3.24434871805">
            <text:p>3,2443487181</text:p>
          </table:table-cell>
          <table:table-cell office:value-type="float" office:value="8.93600589761">
            <text:p>8,9360058976</text:p>
          </table:table-cell>
          <table:table-cell table:formula="of:=FREQUENCY([.B$14:.B$1013];[.B1003])/1000" office:value-type="float" office:value="0.99">
            <text:p>0,99</text:p>
          </table:table-cell>
          <table:table-cell table:formula="of:=IF(AND([.F$5]&lt;[.B1003];[.B1003]&lt;=[.F$6]);([.A1003]-[.F$5])/([.F$6]-[.F$5]);1)" office:value-type="float" office:value="0.0407247863416667">
            <text:p>0,0407247863</text:p>
          </table:table-cell>
          <table:table-cell table:formula="of:=ABS([.D1003]-[.C1003])" office:value-type="float" office:value="0.949275213658333">
            <text:p>0,9492752137</text:p>
          </table:table-cell>
          <table:table-cell table:formula="of:=ABS([.D1003]-[.C1002])" office:value-type="float" office:value="0.948275213658333">
            <text:p>0,9482752137</text:p>
          </table:table-cell>
        </table:table-row>
        <table:table-row table:style-name="ro1">
          <table:table-cell office:value-type="float" office:value="3.5099975014">
            <text:p>3,5099975014</text:p>
          </table:table-cell>
          <table:table-cell office:value-type="float" office:value="8.93788111066">
            <text:p>8,9378811107</text:p>
          </table:table-cell>
          <table:table-cell table:formula="of:=FREQUENCY([.B$14:.B$1013];[.B1004])/1000" office:value-type="float" office:value="0.991">
            <text:p>0,991</text:p>
          </table:table-cell>
          <table:table-cell table:formula="of:=IF(AND([.F$5]&lt;[.B1004];[.B1004]&lt;=[.F$6]);([.A1004]-[.F$5])/([.F$6]-[.F$5]);1)" office:value-type="float" office:value="0.0849995835666667">
            <text:p>0,0849995836</text:p>
          </table:table-cell>
          <table:table-cell table:formula="of:=ABS([.D1004]-[.C1004])" office:value-type="float" office:value="0.906000416433333">
            <text:p>0,9060004164</text:p>
          </table:table-cell>
          <table:table-cell table:formula="of:=ABS([.D1004]-[.C1003])" office:value-type="float" office:value="0.905000416433333">
            <text:p>0,9050004164</text:p>
          </table:table-cell>
        </table:table-row>
        <table:table-row table:style-name="ro1">
          <table:table-cell office:value-type="float" office:value="5.07140611676">
            <text:p>5,0714061168</text:p>
          </table:table-cell>
          <table:table-cell office:value-type="float" office:value="8.93802909746">
            <text:p>8,9380290975</text:p>
          </table:table-cell>
          <table:table-cell table:formula="of:=FREQUENCY([.B$14:.B$1013];[.B1005])/1000" office:value-type="float" office:value="0.992">
            <text:p>0,992</text:p>
          </table:table-cell>
          <table:table-cell table:formula="of:=IF(AND([.F$5]&lt;[.B1005];[.B1005]&lt;=[.F$6]);([.A1005]-[.F$5])/([.F$6]-[.F$5]);1)" office:value-type="float" office:value="0.345234352793333">
            <text:p>0,3452343528</text:p>
          </table:table-cell>
          <table:table-cell table:formula="of:=ABS([.D1005]-[.C1005])" office:value-type="float" office:value="0.646765647206667">
            <text:p>0,6467656472</text:p>
          </table:table-cell>
          <table:table-cell table:formula="of:=ABS([.D1005]-[.C1004])" office:value-type="float" office:value="0.645765647206667">
            <text:p>0,6457656472</text:p>
          </table:table-cell>
        </table:table-row>
        <table:table-row table:style-name="ro1">
          <table:table-cell office:value-type="float" office:value="5.00003106712">
            <text:p>5,0000310671</text:p>
          </table:table-cell>
          <table:table-cell office:value-type="float" office:value="8.94963588833">
            <text:p>8,9496358883</text:p>
          </table:table-cell>
          <table:table-cell table:formula="of:=FREQUENCY([.B$14:.B$1013];[.B1006])/1000" office:value-type="float" office:value="0.993">
            <text:p>0,993</text:p>
          </table:table-cell>
          <table:table-cell table:formula="of:=IF(AND([.F$5]&lt;[.B1006];[.B1006]&lt;=[.F$6]);([.A1006]-[.F$5])/([.F$6]-[.F$5]);1)" office:value-type="float" office:value="0.333338511186667">
            <text:p>0,3333385112</text:p>
          </table:table-cell>
          <table:table-cell table:formula="of:=ABS([.D1006]-[.C1006])" office:value-type="float" office:value="0.659661488813333">
            <text:p>0,6596614888</text:p>
          </table:table-cell>
          <table:table-cell table:formula="of:=ABS([.D1006]-[.C1005])" office:value-type="float" office:value="0.658661488813333">
            <text:p>0,6586614888</text:p>
          </table:table-cell>
        </table:table-row>
        <table:table-row table:style-name="ro1">
          <table:table-cell office:value-type="float" office:value="3.87428073915">
            <text:p>3,8742807392</text:p>
          </table:table-cell>
          <table:table-cell office:value-type="float" office:value="8.95044202754">
            <text:p>8,9504420275</text:p>
          </table:table-cell>
          <table:table-cell table:formula="of:=FREQUENCY([.B$14:.B$1013];[.B1007])/1000" office:value-type="float" office:value="0.994">
            <text:p>0,994</text:p>
          </table:table-cell>
          <table:table-cell table:formula="of:=IF(AND([.F$5]&lt;[.B1007];[.B1007]&lt;=[.F$6]);([.A1007]-[.F$5])/([.F$6]-[.F$5]);1)" office:value-type="float" office:value="0.145713456525">
            <text:p>0,1457134565</text:p>
          </table:table-cell>
          <table:table-cell table:formula="of:=ABS([.D1007]-[.C1007])" office:value-type="float" office:value="0.848286543475">
            <text:p>0,8482865435</text:p>
          </table:table-cell>
          <table:table-cell table:formula="of:=ABS([.D1007]-[.C1006])" office:value-type="float" office:value="0.847286543475">
            <text:p>0,8472865435</text:p>
          </table:table-cell>
        </table:table-row>
        <table:table-row table:style-name="ro1">
          <table:table-cell office:value-type="float" office:value="5.2457390275">
            <text:p>5,2457390275</text:p>
          </table:table-cell>
          <table:table-cell office:value-type="float" office:value="8.95409643185">
            <text:p>8,9540964319</text:p>
          </table:table-cell>
          <table:table-cell table:formula="of:=FREQUENCY([.B$14:.B$1013];[.B1008])/1000" office:value-type="float" office:value="0.995">
            <text:p>0,995</text:p>
          </table:table-cell>
          <table:table-cell table:formula="of:=IF(AND([.F$5]&lt;[.B1008];[.B1008]&lt;=[.F$6]);([.A1008]-[.F$5])/([.F$6]-[.F$5]);1)" office:value-type="float" office:value="0.374289837916667">
            <text:p>0,3742898379</text:p>
          </table:table-cell>
          <table:table-cell table:formula="of:=ABS([.D1008]-[.C1008])" office:value-type="float" office:value="0.620710162083333">
            <text:p>0,6207101621</text:p>
          </table:table-cell>
          <table:table-cell table:formula="of:=ABS([.D1008]-[.C1007])" office:value-type="float" office:value="0.619710162083333">
            <text:p>0,6197101621</text:p>
          </table:table-cell>
        </table:table-row>
        <table:table-row table:style-name="ro1">
          <table:table-cell office:value-type="float" office:value="7.92903538692">
            <text:p>7,9290353869</text:p>
          </table:table-cell>
          <table:table-cell office:value-type="float" office:value="8.95776629218">
            <text:p>8,9577662922</text:p>
          </table:table-cell>
          <table:table-cell table:formula="of:=FREQUENCY([.B$14:.B$1013];[.B1009])/1000" office:value-type="float" office:value="0.996">
            <text:p>0,996</text:p>
          </table:table-cell>
          <table:table-cell table:formula="of:=IF(AND([.F$5]&lt;[.B1009];[.B1009]&lt;=[.F$6]);([.A1009]-[.F$5])/([.F$6]-[.F$5]);1)" office:value-type="float" office:value="0.82150589782">
            <text:p>0,8215058978</text:p>
          </table:table-cell>
          <table:table-cell table:formula="of:=ABS([.D1009]-[.C1009])" office:value-type="float" office:value="0.17449410218">
            <text:p>0,1744941022</text:p>
          </table:table-cell>
          <table:table-cell table:formula="of:=ABS([.D1009]-[.C1008])" office:value-type="float" office:value="0.17349410218">
            <text:p>0,1734941022</text:p>
          </table:table-cell>
        </table:table-row>
        <table:table-row table:style-name="ro1">
          <table:table-cell office:value-type="float" office:value="8.3698411461">
            <text:p>8,3698411461</text:p>
          </table:table-cell>
          <table:table-cell office:value-type="float" office:value="8.96616541608">
            <text:p>8,9661654161</text:p>
          </table:table-cell>
          <table:table-cell table:formula="of:=FREQUENCY([.B$14:.B$1013];[.B1010])/1000" office:value-type="float" office:value="0.997">
            <text:p>0,997</text:p>
          </table:table-cell>
          <table:table-cell table:formula="of:=IF(AND([.F$5]&lt;[.B1010];[.B1010]&lt;=[.F$6]);([.A1010]-[.F$5])/([.F$6]-[.F$5]);1)" office:value-type="float" office:value="0.89497352435">
            <text:p>0,8949735244</text:p>
          </table:table-cell>
          <table:table-cell table:formula="of:=ABS([.D1010]-[.C1010])" office:value-type="float" office:value="0.10202647565">
            <text:p>0,1020264757</text:p>
          </table:table-cell>
          <table:table-cell table:formula="of:=ABS([.D1010]-[.C1009])" office:value-type="float" office:value="0.10102647565">
            <text:p>0,1010264757</text:p>
          </table:table-cell>
        </table:table-row>
        <table:table-row table:style-name="ro1">
          <table:table-cell office:value-type="float" office:value="7.28956001493">
            <text:p>7,2895600149</text:p>
          </table:table-cell>
          <table:table-cell office:value-type="float" office:value="8.96830507585">
            <text:p>8,9683050759</text:p>
          </table:table-cell>
          <table:table-cell table:formula="of:=FREQUENCY([.B$14:.B$1013];[.B1011])/1000" office:value-type="float" office:value="0.998">
            <text:p>0,998</text:p>
          </table:table-cell>
          <table:table-cell table:formula="of:=IF(AND([.F$5]&lt;[.B1011];[.B1011]&lt;=[.F$6]);([.A1011]-[.F$5])/([.F$6]-[.F$5]);1)" office:value-type="float" office:value="0.714926669155">
            <text:p>0,7149266692</text:p>
          </table:table-cell>
          <table:table-cell table:formula="of:=ABS([.D1011]-[.C1011])" office:value-type="float" office:value="0.283073330845">
            <text:p>0,2830733308</text:p>
          </table:table-cell>
          <table:table-cell table:formula="of:=ABS([.D1011]-[.C1010])" office:value-type="float" office:value="0.282073330845">
            <text:p>0,2820733308</text:p>
          </table:table-cell>
        </table:table-row>
        <table:table-row table:style-name="ro1">
          <table:table-cell office:value-type="float" office:value="5.91971390898">
            <text:p>5,919713909</text:p>
          </table:table-cell>
          <table:table-cell office:value-type="float" office:value="8.97557653563">
            <text:p>8,9755765356</text:p>
          </table:table-cell>
          <table:table-cell table:formula="of:=FREQUENCY([.B$14:.B$1013];[.B1012])/1000" office:value-type="float" office:value="0.999">
            <text:p>0,999</text:p>
          </table:table-cell>
          <table:table-cell table:formula="of:=IF(AND([.F$5]&lt;[.B1012];[.B1012]&lt;=[.F$6]);([.A1012]-[.F$5])/([.F$6]-[.F$5]);1)" office:value-type="float" office:value="0.48661898483">
            <text:p>0,4866189848</text:p>
          </table:table-cell>
          <table:table-cell table:formula="of:=ABS([.D1012]-[.C1012])" office:value-type="float" office:value="0.51238101517">
            <text:p>0,5123810152</text:p>
          </table:table-cell>
          <table:table-cell table:formula="of:=ABS([.D1012]-[.C1011])" office:value-type="float" office:value="0.51138101517">
            <text:p>0,5113810152</text:p>
          </table:table-cell>
        </table:table-row>
        <table:table-row table:style-name="ro1">
          <table:table-cell office:value-type="float" office:value="8.57164007017">
            <text:p>8,5716400702</text:p>
          </table:table-cell>
          <table:table-cell office:value-type="float" office:value="8.99884717077">
            <text:p>8,9988471708</text:p>
          </table:table-cell>
          <table:table-cell table:formula="of:=FREQUENCY([.B$14:.B$1013];[.B1013])/1000" office:value-type="float" office:value="1">
            <text:p>1</text:p>
          </table:table-cell>
          <table:table-cell table:formula="of:=IF(AND([.F$5]&lt;[.B1013];[.B1013]&lt;=[.F$6]);([.A1013]-[.F$5])/([.F$6]-[.F$5]);1)" office:value-type="float" office:value="0.928606678361667">
            <text:p>0,9286066784</text:p>
          </table:table-cell>
          <table:table-cell table:formula="of:=ABS([.D1013]-[.C1013])" office:value-type="float" office:value="0.0713933216383333">
            <text:p>0,0713933216</text:p>
          </table:table-cell>
          <table:table-cell table:formula="of:=ABS([.D1013]-[.C1012])" office:value-type="float" office:value="0.0703933216383333">
            <text:p>0,0703933216</text:p>
          </table:table-cell>
        </table:table-row>
        <table:table-row table:style-name="ro1">
          <table:table-cell table:number-columns-repeated="4"/>
          <table:table-cell table:formula="of:=MAX([.E$14:.E$1013])" office:value-type="float" office:value="0.979349405308333">
            <text:p>0,9793494053</text:p>
          </table:table-cell>
          <table:table-cell table:formula="of:=MAX([.F$14:.F$1013])" office:value-type="float" office:value="0.980349405308333">
            <text:p>0,9803494053</text:p>
          </table:table-cell>
        </table:table-row>
        <table:table-row table:style-name="ro1">
          <table:table-cell table:number-columns-repeated="4"/>
          <table:table-cell table:formula="of:=MAX([.E1014:.F1014])" office:value-type="float" office:value="0.980349405308333">
            <text:p>0,9803494053</text:p>
          </table:table-cell>
          <table:table-cell/>
        </table:table-row>
      </table:table>
      <table:named-expressions/>
      <table:database-ranges>
        <table:database-range table:name="__Anonymous_Sheet_DB__0" table:target-range-address="Hoja1.B14:Hoja1.B10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18T18:08:15</dc:date>
    <dc:creator>Maria </dc:creator>
    <meta:generator>LibreOffice/3.5$Linux_X86_64 LibreOffice_project/350m1$Build-202</meta:generator>
    <meta:editing-duration>PT1M18S</meta:editing-duration>
    <meta:editing-cycles>2</meta:editing-cycles>
    <meta:document-statistic meta:table-count="1" meta:cell-count="6026" meta:object-count="0"/>
  </office:meta>
</office:document-meta>
</file>